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Avdiivka Directio Rusian军队炮击了Donetsk Reo的Avdiivka，Pervomaisk和Karlovka ...</text:span>
</text:h>
      <text:p text:style-name="P4">
作者: liveuamap (Language: en)</text:p>
      <text:p text:style-name="P4">
时间: 2023-06-03T-29:18:00</text:p>
      <text:p text:style-name="P4">
地点: Donetsk (Latitude:48.09666 Longtitude:37.5844)</text:p>
      <text:p text:style-name="P4">
视频: []</text:p>
      <text:p text:style-name="P4">
图片: []</text:p>
      <text:p text:style-name="P4">
标签: ["Russia"]</text:p>
      <text:p text:style-name="P4">
Id: 22567346</text:p>
      <!--METADATA-->
      <text:p text:style-name="P4">
在Avdiyivka的方向，俄罗斯军队炮击了顿涅茨克地区的Pervomayske和Karlivka Avdiyivka。 俄罗斯航空在乌克兰武装部队的武装部队中说，俄罗斯航空在早晨的报告中进行了空袭。</text:p>
      <text:p text:style-name="P4">
新闻集链接：<text:a xlink:type="simple" xlink:href="https://liveuamap.com/en/2023/3-june-at-avdiyivka-direction-russian-army-shelled-avdiyivka" text:style-name="Internet_20_link" text:visited-style-name="Visited_20_Internet_20_Link">
https://liveuamap.com/en/2023/3-june-at-avdiyivka-direction-russian-army-army-shelled-avdiyivka</text:a>
</text:p>
      <text:p text:style-name="P4">
News Source: <text:a xlink:type="simple" xlink:href="https://t.me/lumsrc/4978" text:style-name="Internet_20_link" text:visited-style-name="Visited_20_Internet_20_Link">
https://t.me/lumsrc/4978</text:a>
</text:p>
      <!--NEWS-->
      <text:h text:style-name="P10" text:outline-level="1">
<text:span text:style-name="T4">
军队的JSC Marinka Directio Rusian炮击Krasnogorivka，St. George，胜利Anda Novomikhai ...</text:span>
</text:h>
      <text:p text:style-name="P4">
作者: liveuamap (Language: en)</text:p>
      <text:p text:style-name="P4">
时间: 2023-06-03T-31:18:00</text:p>
      <text:p text:style-name="P4">
地点: Donetsk (Latitude:47.87307 Longtitude:37.34631)</text:p>
      <text:p text:style-name="P4">
视频: []</text:p>
      <text:p text:style-name="P4">
图片: []</text:p>
      <text:p text:style-name="P4">
标签: ["Russia"]</text:p>
      <text:p text:style-name="P4">
Id: 22567345</text:p>
      <!--METADATA-->
      <text:p text:style-name="P4">
在玛丽卡(Maryinka)的方向，俄罗斯军队炮击了克拉斯诺夫卡(Krasnohorivka)，Heorhiyivka，Donetsk地区的Pobyedaand Novomykhaylivka。 俄罗斯航空进行了Airstrikesat Maryinka和Katerynivka，乌克兰武装部队的总参谋部在早晨报告中说</text:p>
      <text:p text:style-name="P4">
新闻集链接：<text:a xlink:type="simple" xlink:href="https://liveuamap.com/en/2023/3-june-at-maryinka-direction-russian-army-shelled-krasnohorivka" text:style-name="Internet_20_link" text:visited-style-name="Visited_20_Internet_20_Link">
https://liveuamap.com/en/2023/3-june-at-maryinka-direction-russian-army-shelled-krasnohorivka</text:a>
</text:p>
      <text:p text:style-name="P4">
News Source: <text:a xlink:type="simple" xlink:href="https://t.me/lumsrc/4979" text:style-name="Internet_20_link" text:visited-style-name="Visited_20_Internet_20_Link">
https://t.me/lumsrc/4979</text:a>
</text:p>
      <!--NEWS-->
      <text:h text:style-name="P10" text:outline-level="1">
<text:span text:style-name="T4">
在沙克塔克（Shakhtarske）的方向，俄罗斯军队炮击了Vuhledar，Prechystivka和Novoukrayinka。 俄罗斯...</text:span>
</text:h>
      <text:p text:style-name="P4">
作者: liveuamap (Language: en)</text:p>
      <text:p text:style-name="P4">
时间: 2023-06-03T-33:18:00</text:p>
      <text:p text:style-name="P4">
地点: Zaporizhzhia (Latitude:47.77839 Longtitude:37.07482)</text:p>
      <text:p text:style-name="P4">
视频: []</text:p>
      <text:p text:style-name="P4">
图片: []</text:p>
      <text:p text:style-name="P4">
标签: ["Russia"]</text:p>
      <text:p text:style-name="P4">
Id: 22567344</text:p>
      <!--METADATA-->
      <text:p text:style-name="P4">
在沙赫塔尔塔克(Shakhtarske)的指示，俄罗斯军队炮击了Vuhledar，Prechystivka和Novoukrayinka。 俄罗斯航空在Prechystivka进行了空袭 - 乌克兰武装部队的将军在早晨的报告中说</text:p>
      <text:p text:style-name="P4">
新闻集链接：<text:a xlink:type="simple" xlink:href="https://liveuamap.com/en/2023/3-june-at-shakhtarske-direction-russian-army-shelled-vuhledar" text:style-name="Internet_20_link" text:visited-style-name="Visited_20_Internet_20_Link">
https://liveuamap.com/en/2023/3-june-at-shakhtarske-direction-direction-russian-army-army-shelled-vuhledar</text:a>
</text:p>
      <text:p text:style-name="P4">
News Source: <text:a xlink:type="simple" xlink:href="https://t.me/lumsrc/4980" text:style-name="Internet_20_link" text:visited-style-name="Visited_20_Internet_20_Link">
https://t.me/lumsrc/4980</text:a>
</text:p>
      <!--NEWS-->
      <text:h text:style-name="P10" text:outline-level="1">
<text:span text:style-name="T4">
在赫尔森地区，种族主义者被保留在亲乌克兰公民的地窖里</text:span>
</text:h>
      <text:p text:style-name="P4">
作者: ['АРМІЯINFORM']</text:p>
      <text:p text:style-name="P4">
时间: 2023-06-03T93:00:00-04:00</text:p>
      <text:p text:style-name="P4">
描述: RosiSking pytnkiyin Es visska，Chiniti Vindi在Gromyan乌克兰Ta Vyushuvati上...与乌克兰2022年的战争，与乌克兰的最新新闻，今天与乌克兰与乌克兰2022年的新闻战争，今天，乌克兰和俄罗斯之间的战争将在他们在2022年与乌克兰有一年</text:p>
      <text:p text:style-name="P4">
图片: ['<text:a xlink:type="simple" xlink:href="https://armyinform.com.ua/wp-content/uploads/2023/06/zkkyc4-zcri3lc7mscosmbo2mdlibjagi4li2ro.png" text:style-name="Internet_20_link" text:visited-style-name="Visited_20_Internet_20_Link">
zkkyc4-zcri3lc7mscosmbo2mdlibjagi4li2ro.png</text:a>
']</text:p>
      <text:p text:style-name="P4">
标签: ['STOPRUSSIA', 'АГРЕСІЯ РФ', 'ВТОРГНЕННЯ РФ', 'ГШ ЗСУ']</text:p>
      <text:p text:style-name="P4">
类别: News</text:p>
      <!--METADATA-->
      <text:p text:style-name="P4">
<draw:frame draw:style-name="fr1" draw:name="Image2" text:anchor-type="as-char" svg:width="6.9236in" svg:height="4.615733in" draw:z-index="0">
<draw:image xlink:href="../Images/AРМІЯINFORM/2023-06-03T93-00-00-04-00/zkkyc4-zcri3lc7mscosmbo2mdlibjagi4li2ro.png" xlink:type="simple" xlink:show="embed" xlink:actuate="onLoad" draw:mime-type="image/png"/>
</draw:frame>
照片说明性</text:p>
      <text:p text:style-name="P4">
<text:span text:style-name="T4">
<text:span text:style-name="T5">
*🔥俄罗斯入侵的情况</text:span>
</text:span>
*</text:p>
      <text:p text:style-name="P4">
俄罗斯占领部队继续向乌克兰公民施加压力，要求在临时捕获的领土上说话者人权。</text:p>
      <text:p text:style-name="P4">
关于它<text:a xlink:type="simple" xlink:href="https://www.facebook.com/GeneralStaff.ua/posts/pfbid02R2MYRrZRBdC4rSxUU35ANfLUHn9Wmdvxf2aE5U1AZnLdJi5vCHqQ94zbgQoL7FDml" text:style-name="Internet_20_link" text:visited-style-name="Visited_20_Internet_20_Link">
报告</text:a>
乌克兰武装部队的总参谋部。</text:p>
      <ul>
        <li>
在Genichesk Kherson地区，在以前的税收检查的地下室地下室，乌克兰的公民被强行拘留， - 排名读书。</li>
      </ul>
      <text:p text:style-name="P4">
同时，俄罗斯入侵者继续使用基础结构的定居点向其士兵提供医疗援助。 最近，在幼儿园的Skadovskchherson地区定居下，入侵者安排了一家警察医院，那里有50多名入侵者受伤的严重程度。</text:p>
      <text:p text:style-name="P4">
News Source: <text:a xlink:type="simple" xlink:href="https://armyinform.com.ua/2023/06/03/na-hersonshhyni-rashysty-trymayut-u-pidvalah-proukrayinskyh-gromadyan/" text:style-name="Internet_20_link" text:visited-style-name="Visited_20_Internet_20_Link">
https://armyinform.com.ua/2023/06/03/na-hersonshhyni-rashysty-trymayut-u-pidvalah-proukrayinskyh-gromadyan/</text:a>
</text:p>
      <!--NEWS-->
      <text:h text:style-name="P10" text:outline-level="1">
<text:span text:style-name="T4">
potton部分，没有列表，一切可能都被扔掉了 - 古尔的拦截</text:span>
</text:h>
      <text:p text:style-name="P4">
作者: ['АРМІЯINFORM']</text:p>
      <text:p text:style-name="P4">
时间: 2023-06-03T95:00:00-04:00</text:p>
      <text:p text:style-name="P4">
描述: 俄罗斯联合会的Viiskovovovovovovovovovovovovovovovovovovovovovovovovovovovovovovovovev要求他对Vishoskovo检察官的暴行……与乌克兰2022年的战争，与乌克兰的最新新闻，与乌克兰的新闻，与乌克兰2022的最新新闻进行战争，今天，乌克兰和俄罗斯和俄罗斯之间的战争将会发生。他们说，当2022年与乌克兰的战争将在2022年举行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ur-1.jpg" text:style-name="Internet_20_link" text:visited-style-name="Visited_20_Internet_20_Link">
gur-1.jpg</text:a>
']</text:p>
      <text:p text:style-name="P4">
标签: ['STOPRUSSIA', 'АГРЕСІЯ РФ', 'ВТОРГНЕННЯ РФ', 'ГУР МОУ']</text:p>
      <text:p text:style-name="P4">
类别: News</text:p>
      <!--METADATA-->
      <text:p text:style-name="P4">
<draw:frame draw:style-name="fr1" draw:name="Image3" text:anchor-type="as-char" svg:width="6.9236in" svg:height="3.894525in" draw:z-index="0">
<draw:image xlink:href="../Images/AРМІЯINFORM/2023-06-03T95-00-00-04-00/gur-1.jpg" xlink:type="simple" xlink:show="embed" xlink:actuate="onLoad" draw:mime-type="image/jpeg"/>
</draw:frame>
说明性照片</text:p>
      <text:p text:style-name="P4">
这位俄罗斯军人要求他的妻子联系军事检察官办公室，并向士兵讲述管理层的不人道态度。</text:p>
      <text:p text:style-name="P4">
<text:span text:style-name="T4">
来源：</text:span>
 <text:a xlink:type="simple" xlink:href="https://gur.gov.ua/content/nu-a-chem-navredyt-chem-ubiut-menia.html" text:style-name="Internet_20_link" text:visited-style-name="Visited_20_Internet_20_Link">
_gur mou__</text:a>
</text:p>
      <text:p text:style-name="P4">
News Source: <text:a xlink:type="simple" xlink:href="https://armyinform.com.ua/2023/06/03/konchena-chastyna-tam-nemaye-niyakyh-spyskiv-vse-vzhe-mabut-vykynuly-perehoplennya-gur/" text:style-name="Internet_20_link" text:visited-style-name="Visited_20_Internet_20_Link">
https://armyinform.com.ua/2023/06/03/konchena-chastyna-tam-nemaye-niyakyh-spyskiv-vse-vzhe-mabut-vykynuly-perehoplennya-gur/</text:a>
</text:p>
      <!--NEWS-->
      <text:h text:style-name="P10" text:outline-level="1">
<text:span text:style-name="T4">
由于对Dniep​​er的攻击，一座两层建筑被摧毁</text:span>
</text:h>
      <text:p text:style-name="P4">
作者: ['АРМІЯINFORM']</text:p>
      <text:p text:style-name="P4">
时间: 2023-06-03T96:00:00-04:00</text:p>
      <text:p text:style-name="P4">
描述: 乌克兰总统Volodimir Zelensky Rospovyv关于Dnipro的蠕虫攻击层。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ОЛОДИМИР ЗЕЛЕНСЬКИЙ', 'ВТОРГНЕННЯ РФ', 'ДНІПРО']</text:p>
      <text:p text:style-name="P4">
类别: News</text:p>
      <!--METADATA-->
      <text:p text:style-name="P4">
乌克兰沃迪米尔·泽伦斯基总统谈到了纳德尼普罗的另一项袭击的后果。</text:p>
      <text:p text:style-name="P4">
他[发布]的相应视频(https://t.me/V_Zelenskiy_official/6461)我会拿电报。</text:p>
      <text:p text:style-name="P4">
«dnipro。 俄罗斯人袭击了这座城市。 他们在两座两座建筑物之间被击中。 不幸的是，瓦砾下面有人。 所有服务工作。</text:p>
      <text:p text:style-name="P4">
俄罗斯再次证明这是恐怖主义的国家存在。 对于国家和人民的所有反对，俄罗斯人将负责。”</text:p>
      <text:p text:style-name="P4">
News Source: <text:a xlink:type="simple" xlink:href="https://armyinform.com.ua/2023/06/03/vnaslidok-ataky-na-dnipro-zrujnovano-dvopoverhovyj-budynok/" text:style-name="Internet_20_link" text:visited-style-name="Visited_20_Internet_20_Link">
https://armyinform.com.ua/2023/06/03/vnaslidok-ataky-na-dnipro-zrujnovano-dvopoverhovyj-budynok/</text:a>
</text:p>
      <!--NEWS-->
      <text:h text:style-name="P10" text:outline-level="1">
<text:span text:style-name="T4">
JSU Bakhmut Directio Rusian军队炮击了Vasukivka，Orikhovo-Vasylivka，Yar时代，斯拉夫人...</text:span>
</text:h>
      <text:p text:style-name="P4">
作者: liveuamap (Language: en)</text:p>
      <text:p text:style-name="P4">
时间: 2023-06-04T-11:09:00</text:p>
      <text:p text:style-name="P4">
地点: New York, Donetsk Oblast (Latitude:48.32883 Longtitude:37.83646)</text:p>
      <text:p text:style-name="P4">
视频: []</text:p>
      <text:p text:style-name="P4">
图片: []</text:p>
      <text:p text:style-name="P4">
标签: ["Russia"]</text:p>
      <text:p text:style-name="P4">
Id: 22567401</text:p>
      <!--METADATA-->
      <text:p text:style-name="P4">
在巴赫穆特方向，俄罗斯军队炮击了Vasukivka，Orikhovo-Vasylivka，Chasiv Yar，Slovyansk，Ivanivske，Predtechyne，Bila Hora，New York和Shevchenko的Donetsk地区。 俄罗斯航空进行了空袭的Atkurdumivka和Donetsk地区的Bila Hora， - 武装部队的武装部队在早晨的报告中说</text:p>
      <text:p text:style-name="P4">
新闻集链接：<text:a xlink:type="simple" xlink:href="https://liveuamap.com/en/2023/4-june-at-bakhmut-direction-russian-army-shelled-vasukivka" text:style-name="Internet_20_link" text:visited-style-name="Visited_20_Internet_20_Link">
https://liveuamap.com/en/2023/4-june-at-bakhmut-direction-russian-army-shelled-vasukivka</text:a>
</text:p>
      <text:p text:style-name="P4">
News Source: <text:a xlink:type="simple" xlink:href="https://t.me/lumsrc/4986" text:style-name="Internet_20_link" text:visited-style-name="Visited_20_Internet_20_Link">
https://t.me/lumsrc/4986</text:a>
</text:p>
      <!--NEWS-->
      <text:h text:style-name="P10" text:outline-level="1">
<text:span text:style-name="T4">
罗兰·哈罗斯（Rolan Harros）四分之一决赛的著名的斯维托利纳竞争对手</text:span>
</text:h>
      <text:p text:style-name="P4">
作者: Ukrinform (Person)</text:p>
      <text:p text:style-name="P4">
出版商: Укринформ (Organization)</text:p>
      <text:p text:style-name="P4">
出版时间: 2023-06-04T-11:17:29+03:00</text:p>
      <text:p text:style-name="P4">
修改时间: 2023-06-04T23:17:29+03:00</text:p>
      <text:p text:style-name="P4">
描述: 乌克兰人将与白俄罗斯的索金条一起玩。  - 乌克林。</text:p>
      <text:p text:style-name="P4">
图片: ['<text:a xlink:type="simple" xlink:href="https://static.ukrinform.com/photos/2023_06/thumb_files/630_360_1685909784-542.jpg" text:style-name="Internet_20_link" text:visited-style-name="Visited_20_Internet_20_Link">
630_360_16859...</text:a>
']</text:p>
      <text:p text:style-name="P4">
标签: ['Світоліна', 'Теніс']</text:p>
      <text:p text:style-name="P4">
类型: Article</text:p>
      <!--METADATA-->
      <text:p text:style-name="P4">
<draw:frame draw:style-name="fr1" draw:name="Image4" text:anchor-type="as-char" svg:width="6.9236in" svg:height="3.956343in" draw:z-index="0">
<draw:image xlink:href="../Images/yкринформ/2023-06-04T-11-17-29-03-00/630_360_1685909784-542.jpg" xlink:type="simple" xlink:show="embed" xlink:actuate="onLoad" draw:mime-type="image/jpeg"/>
</draw:frame>
白俄罗斯sobolenko的乌克兰经理。</text:p>
      <text:p text:style-name="P4">
据报道，乌克兰网球运动员埃利娜·斯维托利纳(Elina Svitolina)在公开赛冠军的四分之一决赛中将与世界第二个阿里纳·索博伦科(Arina Sobolenko)的球拍相遇。</text:p>
      <text:p text:style-name="P4">
白俄罗斯人在1/8的决赛“罗兰·哈罗斯”(Rolan Harros)中击败了美国史蒂文斯(American Stevens) -  7：6，6：4。赛程持续了1小时43分钟。</text:p>
      <text:p text:style-name="P4">
Svitolina- Sobolenko的比赛将于6月6日星期二举行。</text:p>
      <text:p text:style-name="P4">
<text:span text:style-name="T4">
另请阅读：</text:span>
 <text:a xlink:type="simple" xlink:href="https://www.ukrinform.ua/rubric-sports/3718232-svitolina-zigrae-u-cvertfinali-rolan-garros.html" text:style-name="Internet_20_link" text:visited-style-name="Visited_20_Internet_20_Link">
<text:span text:style-name="T4">
 lowel </text:span>
 ina进入四分之一决赛的“ Rolan Harros”</text:a>
Svitolina和Sobolenko以前曾参加过两场比赛，分数相等。</text:p>
      <text:p text:style-name="P4">
照片：盖蒂图像</text:p>
      <text:p text:style-name="P4">
News Source: <text:a xlink:type="simple" xlink:href="https://www.ukrinform.ua/rubric-sports/3718263-vidoma-supernica-svitolinoi-v-cvertfinali-rolan-garros.html" text:style-name="Internet_20_link" text:visited-style-name="Visited_20_Internet_20_Link">
https://www.ukrinform.ua/rubric-sports/3718263-vidoma-supernica-svitolinoi-v-cvertfinali-rolan-garros.html</text:a>
</text:p>
      <!--NEWS-->
      <text:h text:style-name="P10" text:outline-level="1">
<text:span text:style-name="T4">
入侵者再次开火了哈尔基夫地区</text:span>
</text:h>
      <text:p text:style-name="P4">
作者: Ukrinform (Person)</text:p>
      <text:p text:style-name="P4">
出版商: Укринформ (Organization)</text:p>
      <text:p text:style-name="P4">
出版时间: 2023-06-04T-13:09:00+03:00</text:p>
      <text:p text:style-name="P4">
修改时间: 2023-06-04T23:09:00+03:00</text:p>
      <text:p text:style-name="P4">
描述: 俄罗斯军方于6月4日星期日晚上开除了Chuguev Kharkiv地区。  - 乌克林。</text:p>
      <text:p text:style-name="P4">
图片: ['<text:a xlink:type="simple" xlink:href="https://static.ukrinform.com/photos/2022_07/thumb_files/630_360_1658762398-494.jpg" text:style-name="Internet_20_link" text:visited-style-name="Visited_20_Internet_20_Link">
630_360_16587...</text:a>
']</text:p>
      <text:p text:style-name="P4">
标签: ['Обстріл', 'Харківщина', 'Війна з Росією']</text:p>
      <text:p text:style-name="P4">
类型: Article</text:p>
      <!--METADATA-->
      <text:p text:style-name="P4">
<draw:frame draw:style-name="fr1" draw:name="Image5" text:anchor-type="as-char" svg:width="6.9236in" svg:height="3.956343in" draw:z-index="0">
<draw:image xlink:href="../Images/yкринформ/2023-06-04T-13-09-00-03-00/630_360_1658762398-494.jpg" xlink:type="simple" xlink:show="embed" xlink:actuate="onLoad" draw:mime-type="image/jpeg"/>
</draw:frame>
 Російськівійськові обстріляли Чугуїв Харківської області в неділю ввечері, 4 червня.</text:p>
      <text:p text:style-name="P4">
Про це заявив начальник Чугуївської РВА Сергій Лободенко, передає Укрінформ ізпосиланням на <text:a xlink:type="simple" xlink:href="https://suspilne.media/496285-u-harkovi-bulo-cuti-vibuhi-so-vidomo-pro-ataku-rf/" text:style-name="Internet_20_link" text:visited-style-name="Visited_20_Internet_20_Link">
 Суспільне </text:a>
。</text:p>
      <text:p text:style-name="P4">
据他说，在Chuguev中至少听到了五次爆炸声，每个人都从城市外面出去。</text:p>
      <text:p text:style-name="P4">
Lobodenko说：“俄罗斯联邦袭击了Chuguev，有关此分钟袭击后果的信息。”</text:p>
      <text:p text:style-name="P4">
<text:span text:style-name="T4">
另请阅读：</text:span>
 <text:span text:style-name="T4">
 <text:a xlink:type="simple" xlink:href="https://www.ukrinform.ua/rubric-ato/3718185-zagarbniki-obstrilali-gromadu-na-harkivsini-dvoe-poranenih.html" text:style-name="Internet_20_link" text:visited-style-name="Visited_20_Internet_20_Link">
入侵者在哈尔基夫地区的社区开火，两个加热</text:a>
</text:span>
</text:p>
      <text:p text:style-name="P4">
警方敦促哈尔基夫和该地区的居民留在庇护所中。 要求贝壳，破坏和受伤的规定向特殊线102报告。</text:p>
      <text:p text:style-name="P4">
正如乌克林福姆报道的，俄罗斯军队于6月4日上午从直升机大量的直升机<text:span text:style-name="T4">
 <text:a xlink:type="simple" xlink:href="https://www.ukrinform.ua/tag-obstril" text:style-name="Internet_20_link" text:visited-style-name="Visited_20_Internet_20_Link">
解雇</text:a>
</text:span>
哈尔基夫地区Chuguev和Bohodukhiv地区的定居点。</text:p>
      <text:p text:style-name="P4">
<text:span text:style-name="T5">
照片说明性</text:span>
</text:p>
      <text:p text:style-name="P4">
News Source: <text:a xlink:type="simple" xlink:href="https://www.ukrinform.ua/rubric-ato/3718264-zagarbniki-znovu-obstrilali-harkivsinu.html" text:style-name="Internet_20_link" text:visited-style-name="Visited_20_Internet_20_Link">
https://www.ukrinform.ua/rubric-ato/3718264-zagarbniki-znovu-obstrilali-harkivsinu.html</text:a>
</text:p>
      <!--NEWS-->
      <text:h text:style-name="P10" text:outline-level="1">
<text:span text:style-name="T4">
军队的JSC Avdiivka Directio Rusian炮击了Avdiivka，Pervomaisko，Nevelsk，Don的Karlovka ...</text:span>
</text:h>
      <text:p text:style-name="P4">
作者: liveuamap (Language: en)</text:p>
      <text:p text:style-name="P4">
时间: 2023-06-04T-13:09:00</text:p>
      <text:p text:style-name="P4">
地点: Donetsk Oblast (Latitude:48.10789 Longtitude:37.4893)</text:p>
      <text:p text:style-name="P4">
视频: []</text:p>
      <text:p text:style-name="P4">
图片: []</text:p>
      <text:p text:style-name="P4">
标签: ["Russia"]</text:p>
      <text:p text:style-name="P4">
Id: 22567400</text:p>
      <!--METADATA-->
      <text:p text:style-name="P4">
在Avdiyivka方向，俄罗斯军队炮击了Avdiyivka，Pervomayske，Nevelske，Nevelske，Donetsk地区的Karlivka。 俄罗斯航空在乌克兰武装部队的武装部队中说，俄罗斯航空在早晨的报告中进行了空袭。</text:p>
      <text:p text:style-name="P4">
新闻集链接：<text:a xlink:type="simple" xlink:href="https://liveuamap.com/en/2023/4-june-at-avdiyivka-direction-russian-army-shelled-avdiyivka" text:style-name="Internet_20_link" text:visited-style-name="Visited_20_Internet_20_Link">
https://liveuamap.com/en/2023/4-june-at-avdiyivka-direction-russian-army-army-shelled-avdiyivka</text:a>
</text:p>
      <text:p text:style-name="P4">
News Source: <text:a xlink:type="simple" xlink:href="https://t.me/lumsrc/4987" text:style-name="Internet_20_link" text:visited-style-name="Visited_20_Internet_20_Link">
https://t.me/lumsrc/4987</text:a>
</text:p>
      <!--NEWS-->
      <text:h text:style-name="P10" text:outline-level="1">
<text:span text:style-name="T4">
俄罗斯在沙克塔尔（Shakhtarske）指示俄罗斯军队炮击了Vuhledar，Prechystivka和Don的Novoukrayinka ...</text:span>
</text:h>
      <text:p text:style-name="P4">
作者: liveuamap (Language: en)</text:p>
      <text:p text:style-name="P4">
时间: 2023-06-04T-15:09:00</text:p>
      <text:p text:style-name="P4">
地点: Vuhledar, Donetsk Oblast (Latitude:47.77764 Longtitude:37.23953)</text:p>
      <text:p text:style-name="P4">
视频: []</text:p>
      <text:p text:style-name="P4">
图片: []</text:p>
      <text:p text:style-name="P4">
标签: ["Russia"]</text:p>
      <text:p text:style-name="P4">
Id: 22567398</text:p>
      <!--METADATA-->
      <text:p text:style-name="P4">
在沙克塔克(Shakhtarske)的指示下，俄罗斯军队炮击了Vuhledar，Donetsk地区的Prechystivka和Novoukrayinka。 俄罗斯航空进行了Airstrikes Atvuhledar和Donetsk地区的Prechystivka，乌克兰武装部队的总参谋部在早晨的报告中说</text:p>
      <text:p text:style-name="P4">
新闻集链接：<text:a xlink:type="simple" xlink:href="https://liveuamap.com/en/2023/4-june-at-shakhtarske-direction-russian-army-shelled-vuhledar" text:style-name="Internet_20_link" text:visited-style-name="Visited_20_Internet_20_Link">
https://liveuamap.com/en/2023/4-june-at-shakhtarske-direction-russian-army-army-shelled-vuhledar</text:a>
</text:p>
      <text:p text:style-name="P4">
News Source: <text:a xlink:type="simple" xlink:href="https://t.me/lumsrc/4989" text:style-name="Internet_20_link" text:visited-style-name="Visited_20_Internet_20_Link">
https://t.me/lumsrc/4989</text:a>
</text:p>
      <!--NEWS-->
      <text:h text:style-name="P10" text:outline-level="1">
<text:span text:style-name="T4">
Ingulets释放了Kovalets的主教练</text:span>
</text:h>
      <text:p text:style-name="P4">
作者: Ukrinform (Person)</text:p>
      <text:p text:style-name="P4">
出版商: Укринформ (Organization)</text:p>
      <text:p text:style-name="P4">
出版时间: 2023-06-04T-16:56:00+03:00</text:p>
      <text:p text:style-name="P4">
修改时间: 2023-06-04T22:56:00+03:00</text:p>
      <text:p text:style-name="P4">
描述: 在关节中将表演 导师。  - 乌克林。</text:p>
      <text:p text:style-name="P4">
图片: ['<text:a xlink:type="simple" xlink:href="https://static.ukrinform.com/photos/2023_06/thumb_files/630_360_1685908941-867.jpg" text:style-name="Internet_20_link" text:visited-style-name="Visited_20_Internet_20_Link">
630_360_16859...</text:a>
']</text:p>
      <text:p text:style-name="P4">
标签: ['Футбол', 'Інгулець']</text:p>
      <text:p text:style-name="P4">
类型: Article</text:p>
      <!--METADATA-->
      <text:p text:style-name="P4">
<draw:frame draw:style-name="fr1" draw:name="Image6" text:anchor-type="as-char" svg:width="6.9236in" svg:height="3.956343in" draw:z-index="0">
<draw:image xlink:href="../Images/yкринформ/2023-06-04T-16-56-00-03-00/630_360_1685908941-867.jpg" xlink:type="simple" xlink:show="embed" xlink:actuate="onLoad" draw:mime-type="image/jpeg"/>
</draw:frame>
在关节中将是V.O. 导师。</text:p>
      <text:p text:style-name="P4">
在“ Veres”的UPL最后一轮失败后，“ Ingulets”在“ Ingulets”(0：1)<text:a xlink:type="simple" xlink:href="https://inhulets.com/fk-ingulets-diakuie-sergiiu-kovaltsiu-za-spivpratsiu" text:style-name="Internet_20_link" text:visited-style-name="Visited_20_Internet_20_Link">
宣布</text:a>
乌克林福姆报道，与团队塞吉姆科夫利特队的总教练合作以及弗拉迪斯拉夫·卢帕什卡(Vladislav Lupashka)任命他的职责。</text:p>
      <text:p text:style-name="P4">
36岁 - 年 - 卢帕什科(Lupashko)是彼得罗夫(Petrov)的俱乐部足球运动员，最近是科瓦特(Kovalets)。 他将为球队与LNZ的过渡比赛做好准备，以在下个赛季参加UPL。 他们将于6月10日至14日通过。</text:p>
      <text:p text:style-name="P4">
这位54岁的科瓦特(Koaltets)于2022年12月29日领导着插入术。</text:p>
      <text:p text:style-name="P4">
在Kovalets Ingulets的领导下，他在UPL中度过了16场比赛：5场胜利，3年和8场失利，总得分为10:16。 特别是，由Kovaletscomand领导(2：0).</text:p>
      <text:p text:style-name="P4">
<text:span text:style-name="T4">
Читайте також:</text:span>
 <text:a xlink:type="simple" xlink:href="https://www.ukrinform.ua/rubric-sports/3718191-sahtar-postupivsa-vorskli-v-upl.html" text:style-name="Internet_20_link" text:visited-style-name="Visited_20_Internet_20_Link">
 «Шахтар» поступився «Ворсклі» в УПЛ</text:a>
2022/23摄入赛季在积分榜上排名第14。 命令31分。</text:p>
      <text:p text:style-name="P4">
照片：inhulets.com</text:p>
      <text:p text:style-name="P4">
News Source: <text:a xlink:type="simple" xlink:href="https://www.ukrinform.ua/rubric-sports/3718261-ingulec-zvilniv-golovnogo-trenera-kovalca.html" text:style-name="Internet_20_link" text:visited-style-name="Visited_20_Internet_20_Link">
https://www.ukrinform.ua/rubric-sports/3718261-ingulec-zvilniv-golovnogo-trenera-kovalca.html</text:a>
</text:p>
      <!--NEWS-->
      <text:h text:style-name="P10" text:outline-level="1">
<text:span text:style-name="T4">
在Zaporizhzhia和Kherson的指示，俄罗斯军队炮击了Donetsk的Zelene Pole的Vremivka ...</text:span>
</text:h>
      <text:p text:style-name="P4">
作者: liveuamap (Language: en)</text:p>
      <text:p text:style-name="P4">
时间: 2023-06-04T-17:09:00</text:p>
      <text:p text:style-name="P4">
地点: Zaporizhiye (Latitude:47.66423 Longtitude:36.25282)</text:p>
      <text:p text:style-name="P4">
视频: []</text:p>
      <text:p text:style-name="P4">
图片: []</text:p>
      <text:p text:style-name="P4">
标签: ["Russia"]</text:p>
      <text:p text:style-name="P4">
Id: 22567397</text:p>
      <!--METADATA-->
      <text:p text:style-name="P4">
在Zaporizhzhia和Kherson的指示，俄罗斯军队炮击了Donetsk地区的Zelenepole Vremivka； Burlatske, Malynivka, Bilohirya, Mala Tokmachka, Novodanylivka, Novoandriyivka, Kamyanske, Lukyanivske and Komyshuvakha OFZAPORIZHIA RED Balka, ZMIYIVKA, BERYSLAV, Burhunka, Ivanivka, Dachi, Zymivnyk, Bilozerka, Dniprovske, Kizomys of Kherson Regionand Kherson City. Zaporizhzhia地区Poltavka Andhuliaipole的俄罗斯航空诱导了空袭 - 乌克兰的武装福里人在早晨的报告中</text:p>
      <text:p text:style-name="P4">
新闻集链接：<text:a xlink:type="simple" xlink:href="https://liveuamap.com/en/2023/4-june-at-zaporizhzhia-and-kherson-directions-russian-army" text:style-name="Internet_20_link" text:visited-style-name="Visited_20_Internet_20_Link">
https://liveuamap.com/en/2023/4-june-t-zaporizhia-kherson-directions-russian-rhmy</text:a>
</text:p>
      <text:p text:style-name="P4">
News Source: <text:a xlink:type="simple" xlink:href="https://t.me/lumsrc/4990" text:style-name="Internet_20_link" text:visited-style-name="Visited_20_Internet_20_Link">
https://t.me/lumsrc/4990</text:a>
</text:p>
      <!--NEWS-->
      <text:h text:style-name="P10" text:outline-level="1">
<text:span text:style-name="T4">
塞尔维亚总理宣布愿意辞职</text:span>
</text:h>
      <text:p text:style-name="P4">
作者: Ukrinform (Person)</text:p>
      <text:p text:style-name="P4">
出版商: Укринформ (Organization)</text:p>
      <text:p text:style-name="P4">
出版时间: 2023-06-04T-18:44:00+03:00</text:p>
      <text:p text:style-name="P4">
修改时间: 2023-06-04T22:44:00+03:00</text:p>
      <text:p text:style-name="P4">
描述: 总理塞尔维亚·安娜·布纳比奇宣布愿意辞职。  - 乌克林。</text:p>
      <text:p text:style-name="P4">
图片: ['<text:a xlink:type="simple" xlink:href="https://static.ukrinform.com/photos/2019_04/thumb_files/630_360_1556488496-572.jpeg" text:style-name="Internet_20_link" text:visited-style-name="Visited_20_Internet_20_Link">
630_360_15564...</text:a>
']</text:p>
      <text:p text:style-name="P4">
标签: ['Протест', 'Сербія', 'Відставка']</text:p>
      <text:p text:style-name="P4">
类型: Article</text:p>
      <!--METADATA-->
      <text:p text:style-name="P4">
<draw:frame draw:style-name="fr1" draw:name="Image7" text:anchor-type="as-char" svg:width="6.9236in" svg:height="3.956343in" draw:z-index="0">
<draw:image xlink:href="../Images/yкринформ/2023-06-04T-18-44-00-03-00/630_360_1556488496-572.jpeg" xlink:type="simple" xlink:show="embed" xlink:actuate="onLoad" draw:mime-type="image/jpeg"/>
</draw:frame>
总理塞尔维亚·安娜·布纳比奇宣布愿意辞职。</text:p>
      <text:p text:style-name="P4">
关于它<text:a xlink:type="simple" xlink:href="https://twitter.com/anabrnabic/status/1665370072259362818" text:style-name="Internet_20_link" text:visited-style-name="Visited_20_Internet_20_Link">
写</text:a>
在Twitter中，乌克林福姆报道。</text:p>
      <text:p text:style-name="P4">
布纳比奇说：“鉴于寡头媒体是写了的事实，这简直就是清楚：在任何时候，我准备辞职，塞尔维亚总统很紧张，但他仍然拒绝。他可能会改变主意。” 。</text:p>
      <text:p text:style-name="P4">
<text:span text:style-name="T4">
另请阅读：</text:span>
 <text:span text:style-name="T4">
 <text:a xlink:type="simple" xlink:href="https://www.ukrinform.ua/rubric-world/3717936-es-zaklikav-serbiu-ta-kosovo-do-deeskalacii-konfliktu-ta-prigroziv-negativnimi-naslidkami.html" text:style-name="Internet_20_link" text:visited-style-name="Visited_20_Internet_20_Link">
欧盟在冲突降级之前称为塞尔维亚和科索沃威胁着“负面后果”</text:a>
</text:span>
</text:p>
      <text:p text:style-name="P4">
她还补充说，她已经准备好在2022年春季任职 - 最后一次，“对塞尔维亚·塔利克斯·沃基奇(Serbia Talexander Vuchich)保持忠实。”</text:p>
      <text:p text:style-name="Quotations">

<text:p text:style-name="P4">
obzirom na pisanja tajkunskih medija，samo da da bude jasno -u svakom trenutku&gt;
 sam spremna da，kao pv，podnesem ostavku i to [@predsednikrs&gt;
]](https://twitter.com/predsednikrs?ref_src=twsrc%5Etfw)他知道，现在，&gt;
拒绝。 也许他们改变了主意。 您想选择 - 没问题，我们始终做出选择。 我当然忠于塞尔维亚和<text:a xlink:type="simple" xlink:href="https://twitter.com/avucic" text:style-name="Internet_20_link" text:visited-style-name="Visited_20_Internet_20_Link">
@avucic&gt;
</text:a>
。&gt;
&gt;
  -  ana brnabic(@anabrnabic)<text:a xlink:type="simple" xlink:href="https://twitter.com/anabrnabic/status/1665370072259362818" text:style-name="Internet_20_link" text:visited-style-name="Visited_20_Internet_20_Link">
2023年6月4日&gt;
</text:a>
据报道，在科索沃，当地警察在股份股东之间发生冲突，抗议市长的到来 - 阿尔巴尼人在塞尔维亚人口居住的地区。</text:p>

</text:p>
      <text:p text:style-name="P4">
据报道，据报道，有25名北约维和人员，他们在科索沃的抗议者报告中受苦。 这是给出的(https://www.ukrinform.ua/rubric-world/3715843-u-sutickah-v-kosovo-postrazdali-dva-desatki-mirotvorciv-nato.html)** _</text:p>
      <text:p text:style-name="P4">
<text:span text:style-name="T4">
另请阅读：</text:span>
 <text:span text:style-name="T4">
 <text:a xlink:type="simple" xlink:href="https://www.ukrinform.ua/rubric-world/3716465-suticki-u-kosovo-premer-zvinuvativ-fasistski-bandi-aki-kontrolue-serbia.html" text:style-name="Internet_20_link" text:visited-style-name="Visited_20_Internet_20_Link">
在科索沃发生冲突：总理指控法西斯乐队，由塞尔维亚控制</text:a>
</text:span>
</text:p>
      <text:p text:style-name="P4">
2008年，科索沃宣布脱离塞尔维亚，但贝尔格莱德不认识她。 2013年<text:span text:style-name="T4">
 <text:a xlink:type="simple" xlink:href="https://www.ukrinform.ua/tag-serbia" text:style-name="Internet_20_link" text:visited-style-name="Visited_20_Internet_20_Link">
塞尔维亚</text:a>
</text:span>
科索沃在布鲁塞尔签署了一项关于通过欧盟关系正常化的协议。</text:p>
      <text:p text:style-name="P4">
News Source: <text:a xlink:type="simple" xlink:href="https://www.ukrinform.ua/rubric-world/3718259-premerka-serbii-zaavila-pro-gotovnist-piti-u-vidstavku.html" text:style-name="Internet_20_link" text:visited-style-name="Visited_20_Internet_20_Link">
https://www.ukrinform.ua/rubric-world/3718259-premerka-serbii-zaavila-pro-gotovnist-piti-u-vidstavku.html</text:a>
</text:p>
      <!--NEWS-->
      <text:h text:style-name="P10" text:outline-level="1">
<text:span text:style-name="T4">
乌克兰的难民庇护所发生了大火，有受害者 - 德国大使</text:span>
</text:h>
      <text:p text:style-name="P4">
作者: Ukrinform (Person)</text:p>
      <text:p text:style-name="P4">
出版商: Укринформ (Organization)</text:p>
      <text:p text:style-name="P4">
出版时间: 2023-06-04T-20:24:00+03:00</text:p>
      <text:p text:style-name="P4">
修改时间: 2023-06-04T22:24:00+03:00</text:p>
      <text:p text:style-name="P4">
描述: 乌克兰难民的庇护所，位于尤尔特林的联邦土地上，有一场大火，有受害者。  - 乌克林。</text:p>
      <text:p text:style-name="P4">
图片: ['<text:a xlink:type="simple" xlink:href="https://static.ukrinform.com/photos/2023_06/thumb_files/630_360_1685906315-297.jpg" text:style-name="Internet_20_link" text:visited-style-name="Visited_20_Internet_20_Link">
630_360_16859...</text:a>
']</text:p>
      <text:p text:style-name="P4">
标签: ['Німеччина', 'Посол', 'Біженці']</text:p>
      <text:p text:style-name="P4">
类型: Article</text:p>
      <!--METADATA-->
      <text:p text:style-name="P4">
<draw:frame draw:style-name="fr1" draw:name="Image8" text:anchor-type="as-char" svg:width="6.9236in" svg:height="3.949462in" draw:z-index="0">
<draw:image xlink:href="../Images/yкринформ/2023-06-04T-20-24-00-03-00/630_360_1685906315-297.jpg" xlink:type="simple" xlink:show="embed" xlink:actuate="onLoad" draw:mime-type="image/jpeg"/>
</draw:frame>
火灾是乌克兰难民的大火，该难民位于联邦earth，那里有受害者。</text:p>
      <text:p text:style-name="P4">
正如Ukrinform报道的那样，在[Facebook]中(https://www.facebook.com/oleksii.makeiev/posts/pfbid02HZZANgYa4JQK8WFR7Q7kbA2nkKGLkB5Xw53PLMFJ9MRChbHUHC8KeJPwbHPE3ANcl)乌克兰驻德国Alexei Makeev的大使写道。</text:p>
      <text:p text:style-name="P4">
“今天，我宣布了一个可悲的消息，即在其中一所房屋中，乌克兰联邦联邦癫痫发作在杜松子酒的联邦土地上起了出现。</text:p>
      <text:p text:style-name="P4">
<text:span text:style-name="T4">
另请阅读：</text:span>
 <text:a xlink:type="simple" xlink:href="https://www.ukrinform.ua/rubric-diaspora/3716268-prezident-sku-v-berlini-obgovoriv-potrebu-vikladanna-ukrainskoi-movi-v-skolah-nimeccini.html" text:style-name="Internet_20_link" text:visited-style-name="Visited_20_Internet_20_Link">
柏林UWC总裁讨论了在德国学校教乌克兰语言的必要性</text:a>
据他介绍，调查正在进行中，并且没有披露细节。</text:p>
      <text:p text:style-name="P4">
“我们早上与居住在该地区的乌克兰公民接触时，我们的领事正在不断地进行简报，以及德国执法机构。我们正在等待更多信息，此后我将更加不同，” Makeev总结说。”向上。</text:p>
      <text:p text:style-name="P4">
正如乌克林福姆报道的那样，早期已经知道<text:a xlink:type="simple" xlink:href="https://www.ukrinform.ua/rubric-society/3716318-ponad-60-ukrainciv-u-polsi-planuut-povernutisa-dodomu.html" text:style-name="Internet_20_link" text:visited-style-name="Visited_20_Internet_20_Link">
超过60％的乌克兰人计划返回家乡</text:a>
。</text:p>
      <text:p text:style-name="P4">
照片：DPA</text:p>
      <text:p text:style-name="P4">
News Source: <text:a xlink:type="simple" xlink:href="https://www.ukrinform.ua/rubric-society/3718257-u-pritulku-dla-bizenciv-z-ukraini-vinikla-pozeza-e-postrazdali-posol-v-nimeccini.html" text:style-name="Internet_20_link" text:visited-style-name="Visited_20_Internet_20_Link">
https://www.ukrinform.ua/rubric-society/3718257-u-pritulku-dla-bizenciv-z-ukraini-vinikla-pozeza-e-postrazdali-posol-v-nimeccini.html</text:a>
</text:p>
      <!--NEWS-->
      <text:h text:style-name="P10" text:outline-level="1">
<text:span text:style-name="T4">
Kostyuk在四分之一决赛的“ Rolan Harros”中出现在哨子中</text:span>
</text:h>
      <text:p text:style-name="P4">
作者: Ukrinform (Person)</text:p>
      <text:p text:style-name="P4">
出版商: Укринформ (Organization)</text:p>
      <text:p text:style-name="P4">
出版时间: 2023-06-04T-22:17:00+03:00</text:p>
      <text:p text:style-name="P4">
修改时间: 2023-06-04T22:17:00+03:00</text:p>
      <text:p text:style-name="P4">
描述: 这位乌克兰妇女与萨尔瓦多人马塞洛·阿里亚洛（Marcelo Arealo）配对。  - 乌克林。</text:p>
      <text:p text:style-name="P4">
图片: ['<text:a xlink:type="simple" xlink:href="https://static.ukrinform.com/photos/2023_06/thumb_files/630_360_1685906183-365.jpg" text:style-name="Internet_20_link" text:visited-style-name="Visited_20_Internet_20_Link">
630_360_16859...</text:a>
']</text:p>
      <text:p text:style-name="P4">
标签: ['Теніс', 'Марта Костюк']</text:p>
      <text:p text:style-name="P4">
类型: Article</text:p>
      <!--METADATA-->
      <text:p text:style-name="P4">
<draw:frame draw:style-name="fr1" draw:name="Image9" text:anchor-type="as-char" svg:width="6.9236in" svg:height="3.956343in" draw:z-index="0">
<draw:image xlink:href="../Images/yкринформ/2023-06-04T-22-17-00-03-00/630_360_1685906183-365.jpg" xlink:type="simple" xlink:show="embed" xlink:actuate="onLoad" draw:mime-type="image/jpeg"/>
</draw:frame>
乌克兰与萨尔瓦多特人Marcelo Arealo配对。</text:p>
      <text:p text:style-name="P4">
乌克林福姆报道，乌克兰网球运动员玛塔·科斯蒂克(Marta Kostyuk)与萨尔瓦多·马塞洛·阿雷瓦斯洛夫洛夫(Salvadorz Marcelo Arevaslovlov)搭配了四分之一决赛的“罗兰·哈罗斯(Rolan Harros)”。</text:p>
      <text:p text:style-name="P4">
在1/8的决赛中，科斯蒂克(Kostyuk)和阿雷洛夫(Arealov)击败了澳大利亚人风暴猎人和约翰·皮尔斯(John Pierce-Hunter)-6：4，5：7，12-10。</text:p>
      <text:p text:style-name="P4">
比赛持续了1小时33分钟。 玛莎(Martha)和马塞洛(Marselo)提交了4次，犯了5个双重错误，并造成了3/6的突破点。</text:p>
      <text:p text:style-name="P4">
在Kostyuk和Arealo比赛的下一轮比赛中，对阵Bianca Andreesk(加拿大)和迈克尔·维纳斯(Michael Vinus)(新西兰).</text:p>
      <text:p text:style-name="P4">
<text:span text:style-name="T4">
Читайте також:</text:span>
 <text:a xlink:type="simple" xlink:href="https://www.ukrinform.ua/rubric-sports/3718238-kostuk-ta-ruse-zaversili-vistup-v-18-finalu-parnogo-rozradu-rolan-garros.html" text:style-name="Internet_20_link" text:visited-style-name="Visited_20_Internet_20_Link">
 <text:span text:style-name="T4">
Костюк</text:span>
 та Русе завершили виступ в 1/8 фіналу парногорозряду «Ролан Гаррос» </text:a>
正如乌克林福姆报道的那样，在一开始，科斯蒂克(Kostyuk)在1/8的决赛中飞行了一个网格。</text:p>
      <text:p text:style-name="P4">
照片：btu.org.ua</text:p>
      <text:p text:style-name="P4">
News Source: <text:a xlink:type="simple" xlink:href="https://www.ukrinform.ua/rubric-sports/3718256-kostuk-vijsla-u-cvertfinal-rolan-garros-u-miksti.html" text:style-name="Internet_20_link" text:visited-style-name="Visited_20_Internet_20_Link">
https://www.ukrinform.ua/rubric-sports/3718256-kostuk-vijsla-u-cvertfinal-rolan-garros-u-miksti.html</text:a>
</text:p>
      <!--NEWS-->
      <text:h text:style-name="P10" text:outline-level="1">
<text:span text:style-name="T4">
Gironi无法获得欧元杯的资格</text:span>
</text:h>
      <text:p text:style-name="P4">
作者: Ukrinform (Person)</text:p>
      <text:p text:style-name="P4">
出版商: Укринформ (Organization)</text:p>
      <text:p text:style-name="P4">
出版时间: 2023-06-04T-24:14:03+03:00</text:p>
      <text:p text:style-name="P4">
修改时间: 2023-06-04T22:14:03+03:00</text:p>
      <text:p text:style-name="P4">
描述: 吉隆（Giron）在奥萨苏尼（Osasuni）出口中输了。  - 乌克林。</text:p>
      <text:p text:style-name="P4">
图片: ['<text:a xlink:type="simple" xlink:href="https://static.ukrinform.com/photos/2023_06/thumb_files/630_360_1685905972-443.jpg" text:style-name="Internet_20_link" text:visited-style-name="Visited_20_Internet_20_Link">
630_360_16859...</text:a>
']</text:p>
      <text:p text:style-name="P4">
标签: ['Футбол', 'Віктор Циганков']</text:p>
      <text:p text:style-name="P4">
类型: Article</text:p>
      <!--METADATA-->
      <text:p text:style-name="P4">
<draw:frame draw:style-name="fr1" draw:name="Image10" text:anchor-type="as-char" svg:width="6.9236in" svg:height="3.956343in" draw:z-index="0">
<draw:image xlink:href="../Images/yкринформ/2023-06-04T-24-14-03-03-00/630_360_1685905972-443.jpg" xlink:type="simple" xlink:show="embed" xlink:actuate="onLoad" draw:mime-type="image/jpeg"/>
</draw:frame>
吉隆(Giron)在奥萨苏尼(Osasuni)出口中输了。</text:p>
      <text:p text:style-name="P4">
据报道，在洛杉矶联盟的最后一场巡回演出中，“吉罗纳”被“ Osasuni”  -  1：2，报道。</text:p>
      <text:p text:style-name="P4">
上半场没有得分。 休息后，店主的胜利带来了双重赌注布迪米尔。 在会议结束时，客人能够扮演Rhinier的一面，后者在助理Viktor Tsygankov之后出名。</text:p>
      <text:p text:style-name="P4">
乌克兰中场球员“吉罗里”(Gironi)出现在他的球队的首发线上，并在整个比赛领域占了上风。 他以Zapanean团队的第六次有效转移而着称。</text:p>
      <text:p text:style-name="P4">
Girona在洛杉矶联赛的积分榜上排名第十，在本赛季没有排名。 奥萨森(Osasun)获得53分，获得第七名，并将在联盟中参加会议。</text:p>
      <text:p text:style-name="P4">
<text:span text:style-name="T4">
另请阅读：</text:span>
 <text:a xlink:type="simple" xlink:href="https://www.ukrinform.ua/rubric-sports/3707010-zmi-buskets-pokine-barselonu-pisla-zaversenna-sezonu.html" text:style-name="Internet_20_link" text:visited-style-name="Visited_20_Internet_20_Link">
媒体：Buschetts将在赛季完成后离开“ <text:span text:style-name="T4">
巴塞罗那</text:span>
”</text:a>
根据乌克林福姆的说法，巴塞罗那自2019年以来首次赢得了西班牙冠军。</text:p>
      <text:p text:style-name="P4">
照片：盖蒂图像</text:p>
      <text:p text:style-name="P4">
News Source: <text:a xlink:type="simple" xlink:href="https://www.ukrinform.ua/rubric-sports/3718255-zironi-ne-vdalos-kvalifikuvatis-do-evrokubkiv.html" text:style-name="Internet_20_link" text:visited-style-name="Visited_20_Internet_20_Link">
https://www.ukrinform.ua/rubric-sports/3718255-zironi-ne-vdalos-kvalifikuvatis-do-evrokubkiv.html</text:a>
</text:p>
      <!--NEWS-->
      <text:h text:style-name="P10" text:outline-level="1">
<text:span text:style-name="T4">
军团“俄罗斯的自由”和RDC表示，他们转移到了Belgorod地区的乌克兰囚犯</text:span>
</text:h>
      <text:p text:style-name="P4">
作者: Ukrinform (Person)</text:p>
      <text:p text:style-name="P4">
出版商: Укринформ (Organization)</text:p>
      <text:p text:style-name="P4">
出版时间: 2023-06-04T-26:01:00+03:00</text:p>
      <text:p text:style-name="P4">
修改时间: 2023-06-04T22:01:00+03:00</text:p>
      <text:p text:style-name="P4">
描述: 在军团中，“俄罗斯自由”表示，他们被转移到俄罗斯军队士兵的贝尔戈罗德地区俘虏的乌克兰。  - 乌克林。</text:p>
      <text:p text:style-name="P4">
图片: ['<text:a xlink:type="simple" xlink:href="https://static.ukrinform.com/photos/2023_05/thumb_files/630_360_1684938991-585.jpg" text:style-name="Internet_20_link" text:visited-style-name="Visited_20_Internet_20_Link">
630_360_16849...</text:a>
']</text:p>
      <text:p text:style-name="P4">
标签: ['Полонені', 'Війна з Росією', 'Легіон «Свобода Росії» ', 'РДК']</text:p>
      <text:p text:style-name="P4">
类型: Article</text:p>
      <!--METADATA-->
      <text:p text:style-name="P4">
<draw:frame draw:style-name="fr1" draw:name="Image11" text:anchor-type="as-char" svg:width="6.9236in" svg:height="3.956343in" draw:z-index="0">
<draw:image xlink:href="../Images/yкринформ/2023-06-04T-26-01-00-03-00/630_360_1684938991-585.jpg" xlink:type="simple" xlink:show="embed" xlink:actuate="onLoad" draw:mime-type="image/jpeg"/>
</draw:frame>
在军团中，“俄罗斯自由”表示，他们被俄罗斯军队士兵的乌尔戈罗德地区俘虏到乌克兰。</text:p>
      <text:p text:style-name="P4">
根据乌克林福姆的说法，这在[Telegram Channelulione]中说明了这一点(https://t.me/legionoffreedom/854)。</text:p>
      <text:p text:style-name="P4">
“囚犯(俄罗斯士兵 -  ed。)我们转移到乌克兰页面交换基金。”</text:p>
      <text:p text:style-name="P4">
<text:span text:style-name="T4">
另请阅读：</text:span>
 <text:a xlink:type="simple" xlink:href="https://www.ukrinform.ua/rubric-ato/3718146-legion-svoboda-rosii-ta-rdk-zaavili-so-vzali-v-polon-rosijskih-soldativ-u-belgorodskij-oblasti.html" text:style-name="Internet_20_link" text:visited-style-name="Visited_20_Internet_20_Link">
军团“俄罗斯的自由”和<text:span text:style-name="T4">
 rdc </text:span>
指出，他们将士兵带到了Belgorod地区</text:a>
军团补充说，贝尔戈罗德地区的州长格拉德科夫没有到达囚犯。</text:p>
      <text:p text:style-name="P4">
州长格拉德科夫(Gladkov)人的“独角兽”中的所有权力都受到了恐惧，伊维达(Ivida)在舒适的办公室里，使他们的人民被囚禁。 现在，他们终于意识到腐烂和怯ward的掌舵方式是毫无意义的。 正如他们所说，无聊的人。”证词写道。</text:p>
      <text:p text:style-name="P4">
正如乌克林福姆报道的那样，6月1日，军团的“俄罗斯自由”和“俄罗斯志愿军”宣布了在贝尔戈罗德地区进行的新突袭。</text:p>
      <text:p text:style-name="P4">
<text:span text:style-name="T4">
另请阅读：</text:span>
 <text:a xlink:type="simple" xlink:href="https://www.ukrinform.ua/rubric-ato/3718091-legion-svoboda-rosii-ta-rdk-zaavili-so-uvijsli-do-peredmista-sebekina.html" text:style-name="Internet_20_link" text:visited-style-name="Visited_20_Internet_20_Link">
军团“俄罗斯的自由”和<text:span text:style-name="T4">
 rdc </text:span>
指出，包括希贝金的前痕迹</text:a>
俄罗斯当局要与游击队作战，转移到了贝尔戈罗德地区的边界定居点，这是特殊目的的精英队，以及对该领土的起点。</text:p>
      <text:p text:style-name="P4">
军团的“俄罗斯自由”向俄罗斯联邦贝尔戈罗德地区的居民提供了俄罗斯军队的炮击，以撤离乌克兰。</text:p>
      <text:p text:style-name="P4">
6月4日，俄罗斯志愿军团和军团“俄罗斯自由”宣布通往俄罗斯联合会Belgorod地区Shebekin的郊区。</text:p>
      <text:p text:style-name="P4">
News Source: <text:a xlink:type="simple" xlink:href="https://www.ukrinform.ua/rubric-ato/3718253-legion-svoboda-rosii-ta-rdk-zaavili-so-peredaut-ukraini-polonenih-soldativ-iz-belgorodskij-oblasti.html" text:style-name="Internet_20_link" text:visited-style-name="Visited_20_Internet_20_Link">
https://www.ukrinform.ua/rubric-ato/3718253-legion-svoboda-rosii-ta-rdk-zaavili-so-peredaut-ukraini-polonenih-soldativ-iz-belgorodskij-oblasti.html</text:a>
</text:p>
      <!--NEWS-->
      <text:h text:style-name="P10" text:outline-level="1">
<text:span text:style-name="T4">
乌克兰与合作伙伴一起应结束绕开俄罗斯联邦制裁的机会-Zelensky -Zelensky</text:span>
</text:h>
      <text:p text:style-name="P4">
作者: Ukrinform (Person)</text:p>
      <text:p text:style-name="P4">
出版商: Укринформ (Organization)</text:p>
      <text:p text:style-name="P4">
出版时间: 2023-06-04T-29:55:00+03:00</text:p>
      <text:p text:style-name="P4">
修改时间: 2023-06-04T21:55:00+03:00</text:p>
      <text:p text:style-name="P4">
描述: 乌克兰沃罗迪米尔·泽伦斯基（Ukraine Volodymyr Zelensky）主席举行了一次特别会议，主席，政府，外国情报局和总统办公室的主要局长，以防止俄罗斯实施制裁情况。  - 乌克林。</text:p>
      <text:p text:style-name="P4">
图片: ['<text:a xlink:type="simple" xlink:href="https://static.ukrinform.com/photos/2022_08/thumb_files/630_360_1659353300-361.jpeg" text:style-name="Internet_20_link" text:visited-style-name="Visited_20_Internet_20_Link">
630_360_16593...</text:a>
']</text:p>
      <text:p text:style-name="P4">
标签: ['Антиросійські санкції', 'Економіка', 'Зеленський', 'Війна з Росією']</text:p>
      <text:p text:style-name="P4">
类型: Article</text:p>
      <!--METADATA-->
      <text:p text:style-name="P4">
<draw:frame draw:style-name="fr1" draw:name="Image12" text:anchor-type="as-char" svg:width="6.9236in" svg:height="3.956343in" draw:z-index="0">
<draw:image xlink:href="../Images/yкринформ/2023-06-04T-29-55-00-03-00/630_360_1659353300-361.jpeg" xlink:type="simple" xlink:show="embed" xlink:actuate="onLoad" draw:mime-type="image/jpeg"/>
</draw:frame>
乌克兰沃迪米尔·泽伦斯基(Ukraine Volodymyr Zelensky)主席举行了一次特别会议，由情报，政府，外国情报服务和办公室参与 - 以防止俄罗斯制裁的情况。</text:p>
      <text:p text:style-name="P4">
国家元首在[上诉]中报告了这一点(https://www.youtube.com/watch?v=XSc0W0w6sHQ)报道说，在战争的第466天结束时。</text:p>
      <text:p text:style-name="P4">
“今天举行了有关制裁的特别会议。GUR，外部侦察服务，政府，办公室(总裁 - 命令。). Дуже детально проаналізували, якРосія обходить санкції та хто їй допомагає... Ми бачимо кожен напрямок обходунаявних санкцій, кожну країну, чия територія або юрисдикція, чиї громадянивикористовуються Росією для продовження терору. І ми маємо закрити всі такінапрямки – разом із партнерами, – щоб не було в російських ракетах, уросійській зброї продукції вільного світу. Необхідні кроки будуть", -підкреслив Зеленський.</text:p>
      <text:p text:style-name="P4">
<text:span text:style-name="T4">
Читайте також:</text:span>
 <text:span text:style-name="T4">
<text:a xlink:type="simple" xlink:href="https://www.ukrinform.ua/rubric-polytics/3717238-posilenna-ppo-ta-novi-sankcii-proti-rosii-zelenskij-proviv-zustric-iz-solcom.html" text:style-name="Internet_20_link" text:visited-style-name="Visited_20_Internet_20_Link">
 Посилення ППО та нові санкції проти Росії: Зеленськийпровів зустріч із Шольцом </text:a>
</text:span>
</text:p>
      <text:p text:style-name="P4">
他还指出，俄罗斯会产生恐怖，例如火箭，在不同国家的不同公司分类。 据他说，恐怖分子目前能够通过网络供应商使用世界技术，并绕过国际制裁。 同时，他指出<text:span text:style-name="T4">
 <text:a xlink:type="simple" xlink:href="https://www.ukrinform.ua/tag-antirossijskie-sankcii" text:style-name="Internet_20_link" text:visited-style-name="Visited_20_Internet_20_Link">
制裁</text:a>
</text:span>
对俄罗斯施加的是侵略者对罪行的责任的必备部分。 制裁也应限于最大恐怖。</text:p>
      <text:p text:style-name="P4">
<text:span text:style-name="T4">
另请阅读：</text:span>
 <text:span text:style-name="T4">
 [Zelensky可以开始公开与能够绕过俄罗斯的人打架(https://www.ukrinform.ua/rubric-ato/3717510-zelenskij-moze-pocati-publicno-borotisa-z-timi-hto-dae-mozlivist-obhoditi-rosii-sankcii.html)</text:span>
</text:p>
      <text:p text:style-name="P4">
正如乌克林福姆报道的那样，Verkhovna Rada批准了国家安全与国防委员会对使用部门特种经济和其他限制性措施的决定(制裁)反对伊朗伊斯兰共和国。</text:p>
      <text:p text:style-name="P4">
News Source: <text:a xlink:type="simple" xlink:href="https://www.ukrinform.ua/rubric-polytics/3718252-ukraina-razom-iz-partnerami-mae-zakriti-mozlivosti-dla-obhodu-sankcij-z-boku-rf-zelenskij.html" text:style-name="Internet_20_link" text:visited-style-name="Visited_20_Internet_20_Link">
https://www.ukrinform.ua/rubric-polytics/3718252-ukraina-razom-iz-partnerami-mae-zakriti-mozlivosti-dla-obhodu-sankcij-z-boku-rf-zelenskij.html</text:a>
</text:p>
      <!--NEWS-->
      <text:h text:style-name="P10" text:outline-level="1">
<text:span text:style-name="T4">
白天，俄罗斯人对Sumy地区边界进行了22炮击</text:span>
</text:h>
      <text:p text:style-name="P4">
作者: Ukrinform (Person)</text:p>
      <text:p text:style-name="P4">
出版商: Укринформ (Organization)</text:p>
      <text:p text:style-name="P4">
出版时间: 2023-06-04T-31:53:00+03:00</text:p>
      <text:p text:style-name="P4">
修改时间: 2023-06-04T21:53:00+03:00</text:p>
      <text:p text:style-name="P4">
描述: 6月4日星期日，俄罗斯军队对苏米地区的边境社区进行了22次炮击。  - 乌克林。</text:p>
      <text:p text:style-name="P4">
图片: ['<text:a xlink:type="simple" xlink:href="https://static.ukrinform.com/photos/2023_06/thumb_files/630_360_1685904776-936.jpg" text:style-name="Internet_20_link" text:visited-style-name="Visited_20_Internet_20_Link">
630_360_16859...</text:a>
']</text:p>
      <text:p text:style-name="P4">
标签: ['Обстріл', 'Сумщина', 'Війна з Росією']</text:p>
      <text:p text:style-name="P4">
类型: Article</text:p>
      <!--METADATA-->
      <text:p text:style-name="P4">
<draw:frame draw:style-name="fr1" draw:name="Image13" text:anchor-type="as-char" svg:width="6.9236in" svg:height="3.952746in" draw:z-index="0">
<draw:image xlink:href="../Images/yкринформ/2023-06-04T-31-53-00-03-00/630_360_1685904776-936.jpg" xlink:type="simple" xlink:show="embed" xlink:actuate="onLoad" draw:mime-type="image/jpeg"/>
</draw:frame>
6月4日，星期日，鲁斯基夫斯卡(Ruskivska)庇护了22个Sumy地区边境社区的炮击。</text:p>
      <text:p text:style-name="P4">
根据乌克林福姆的说法，<text:a xlink:type="simple" xlink:href="https://t.me/Sumy_news_ODA/16697" text:style-name="Internet_20_link" text:visited-style-name="Visited_20_Internet_20_Link">
电报</text:a>
。</text:p>
      <text:p text:style-name="P4">
“白天，俄罗斯人进行了22次炮击。 记录了104起爆炸。 Bilopolskaya，Velikopysarevskaya，Glukhiv，Znob -Novgorod，Krasnopil，Miropil，Novoslobidskaya，Shaliginsk，Shaliginsk，Yunakovsky等级，”已解雇。</text:p>
      <text:p text:style-name="P4">
*!(https://www.ukrinform.ua/rubric-regions/3718223-prokuratura-rozpocala-dosudovi-rozsliduvanna-za-faktom-sogodnisnogo-obstrilu-harkivsini.html)Belopil社区已与Sau Firing一起录制(8爆炸)和砂浆炮击(2爆炸).</text:p>
      <text:p text:style-name="P4">
По Великописарівській громаді ворог здійснив обстріл із артилерії (18爆炸)和来自迫击炮(3爆炸). Унаслідок одного з мінометних обстрілів пошкодженоприватний будинок, гараж з автомобілем та газову трубу.</text:p>
      <text:p text:style-name="P4">
По Глухівській громаді російські війська здійснили артилерійський обстріл (9叶片).</text:p>
      <text:p text:style-name="P4">
<text:span text:style-name="T4">
Читайте також:</text:span>
 <text:a xlink:type="simple" xlink:href="https://www.ukrinform.ua/rubric-ato/3718221-za-dobu-sili-oboroni-vsi-vorozi-ataki-na-shodi.html" text:style-name="Internet_20_link" text:visited-style-name="Visited_20_Internet_20_Link">
 За добу Сили оборони відбили всі ворожі атаки на сході</text:a>
敌人从Znob-Novgorod社区中的炮兵跳动(28爆炸). Пошкодженосім приватних будинків, лінію електропередач, церкву, пожежно-рятувальнучастину. Двоє людей дістали поранення.</text:p>
      <text:p text:style-name="P4">
По Краснопільській громаді був мінометний обстріл (6爆炸).</text:p>
      <text:p text:style-name="P4">
Крім того, по Миропільській громаді росіяни били з артилерії (2爆炸)坦明仪(4爆炸).</text:p>
      <text:p text:style-name="P4">
<text:span text:style-name="T4">
Читайте також:</text:span>
 <text:a xlink:type="simple" xlink:href="https://www.ukrinform.ua/rubric-ato/3718194-vorog-cotiri-razi-uprodovz-dna-biv-po-prikordonnu-sumsini-ta-cernigivsini.html" text:style-name="Internet_20_link" text:visited-style-name="Visited_20_Internet_20_Link">
 Ворог чотири рази упродовж дня бив по прикордонню Сумщинита Чернігівщини </text:a>
敌人还将9个矿山投入了Novoslobid社区的领土。</text:p>
      <text:p text:style-name="P4">
在沙利金社区，俄罗斯人施加了迫击炮(5爆炸).</text:p>
      <text:p text:style-name="P4">
По Юнаківській громаді були обстріли з САУ (10爆炸).</text:p>
      <text:p text:style-name="P4">
Як повідомляв Укрінформ, уночі 4 червня в Чернігівській та Сумській областяхприкордонники знищили два ворожі безпілотники типу Shahed, ще один знешкодили.</text:p>
      <text:p text:style-name="P4">
Фото ілюстративне</text:p>
      <text:p text:style-name="P4">
News Source: <text:a xlink:type="simple" xlink:href="https://www.ukrinform.ua/rubric-ato/3718251-protagom-dna-rosiani-zdijsnili-22-obstrili-prikordonna-sumsini.html" text:style-name="Internet_20_link" text:visited-style-name="Visited_20_Internet_20_Link">
https://www.ukrinform.ua/rubric-ato/3718251-protagom-dna-rosiani-zdijsnili-22-obstrili-prikordonna-sumsini.html</text:a>
</text:p>
      <!--NEWS-->
      <text:h text:style-name="P10" text:outline-level="1">
<text:span text:style-name="T4">
乌克兰国家队在艺术游泳的警察超级决赛中赢得了金牌</text:span>
</text:h>
      <text:p text:style-name="P4">
作者: Ukrinform (Person)</text:p>
      <text:p text:style-name="P4">
出版商: Укринформ (Organization)</text:p>
      <text:p text:style-name="P4">
出版时间: 2023-06-04T-33:39:00+03:00</text:p>
      <text:p text:style-name="P4">
修改时间: 2023-06-04T21:39:00+03:00</text:p>
      <text:p text:style-name="P4">
描述: 乌克兰人在杂技团体中并不平等。  - 乌克林。</text:p>
      <text:p text:style-name="P4">
图片: ['<text:a xlink:type="simple" xlink:href="https://static.ukrinform.com/photos/2023_06/thumb_files/630_360_1685902981-103.jpg" text:style-name="Internet_20_link" text:visited-style-name="Visited_20_Internet_20_Link">
630_360_16859...</text:a>
']</text:p>
      <text:p text:style-name="P4">
标签: ['синхронне плавання']</text:p>
      <text:p text:style-name="P4">
类型: Article</text:p>
      <!--METADATA-->
      <text:p text:style-name="P4">
<draw:frame draw:style-name="fr1" draw:name="Image14" text:anchor-type="as-char" svg:width="6.9236in" svg:height="3.956343in" draw:z-index="0">
<draw:image xlink:href="../Images/yкринформ/2023-06-04T-33-39-00-03-00/630_360_1685902981-103.jpg" xlink:type="simple" xlink:show="embed" xlink:actuate="onLoad" draw:mime-type="image/jpeg"/>
</draw:frame>
乌克兰的石头在杂技集团中是平等的。</text:p>
      <text:p text:style-name="P4">
乌克林福姆报道，乌克兰国家队在世界艺术流动的超级决赛中赢得了黄金，这是在西班牙奥维多举行的。</text:p>
      <text:p text:style-name="P4">
杂技团体的冠军是玛丽娜(Marina)和弗拉迪斯拉夫·亚历克西亚(Vladislav Alexia)，玛塔菲丁(Martafedin)，维罗妮卡·格里斯科(Veronica Grishko)，索非亚·马特西耶夫斯卡雅(Sofia Matsiyevskaya)，达里亚·莫申斯克(Darya Moshinsk)，安吉丽娜·奥维奇尼科夫(Angelina Ovchinnikov)和Valery Tishchenko。</text:p>
      <text:p text:style-name="P4">
乌克兰国家队为216.6701年级，提前0.5801。 对于乌克兰队来说，该奖项成为库布卡斯维塔(Kubcasvita)超级领域的第四奖，以艺术游泳。</text:p>
      <text:p text:style-name="P4">
*!(https://www.ukrinform.ua/rubric-sports/3718131-sestri-aleksiivi-zdobuli-sriblo-u-superfinali-kubka-svitu-z-artisticnogo-plavanna.html)正如乌克林福姆报道的那样，Aleksia的姐妹在一项任意计划的比赛中排名第二。 弗拉迪斯拉夫(Vladislav)和玛丽娜(Marina)也成为二重奏技术计划的青铜前代。 Alexey姐妹在小组比赛中的技术计划中赢得了银牌。</text:p>
      <text:p text:style-name="P4">
照片：盖蒂图像</text:p>
      <text:p text:style-name="P4">
News Source: <text:a xlink:type="simple" xlink:href="https://www.ukrinform.ua/rubric-sports/3718247-zbirna-ukraini-zdobula-zoloto-u-superfinali-ks-z-artisticnogo-plavanna.html" text:style-name="Internet_20_link" text:visited-style-name="Visited_20_Internet_20_Link">
https://www.ukrinform.ua/rubric-sports/3718247-zbirna-ukraini-zdobula-zoloto-u-superfinali-ks-z-artisticnogo-plavanna.html</text:a>
</text:p>
      <!--NEWS-->
      <text:h text:style-name="P10" text:outline-level="1">
<text:span text:style-name="T4">
俄罗斯人在乌克兰杀死了485名儿童，但这些数据不是最终的-Zelensky</text:span>
</text:h>
      <text:p text:style-name="P4">
作者: Ukrinform (Person)</text:p>
      <text:p text:style-name="P4">
出版商: Укринформ (Organization)</text:p>
      <text:p text:style-name="P4">
出版时间: 2023-06-04T-35:35:00+03:00</text:p>
      <text:p text:style-name="P4">
修改时间: 2023-06-04T21:35:00+03:00</text:p>
      <text:p text:style-name="P4">
描述: 自全面战争开始以来，有485名儿童以485的去世而闻名，但真正的数字更大 - 在坟墓中占领领土之后，发现了包括儿童在内的俄罗斯侵略的受害者在坟墓中。  - 乌克林。</text:p>
      <text:p text:style-name="P4">
图片: ['<text:a xlink:type="simple" xlink:href="https://static.ukrinform.com/photos/2023_06/thumb_files/630_360_1685897423-7491.jpeg" text:style-name="Internet_20_link" text:visited-style-name="Visited_20_Internet_20_Link">
630_360_16858...</text:a>
']</text:p>
      <text:p text:style-name="P4">
标签: ['Діти', 'Агресія РФ', 'Зеленський', 'Війна з Росією']</text:p>
      <text:p text:style-name="P4">
类型: Article</text:p>
      <!--METADATA-->
      <text:p text:style-name="P4">
<draw:frame draw:style-name="fr1" draw:name="Image15" text:anchor-type="as-char" svg:width="6.9236in" svg:height="3.956343in" draw:z-index="0">
<draw:image xlink:href="../Images/yкринформ/2023-06-04T-35-35-00-03-00/630_360_1685897423-7491.jpeg" xlink:type="simple" xlink:show="embed" xlink:actuate="onLoad" draw:mime-type="image/jpeg"/>
</draw:frame>
在第一次，关于485名儿童死亡的全面战争是众所周知的，同一人物更大 - 在坟墓中该领土的占领之后，发现了包括儿童在内的侵略性受害者。</text:p>
      <text:p text:style-name="P4">
国家元首<text:a xlink:type="simple" xlink:href="https://www.youtube.com/watch" text:style-name="Internet_20_link" text:visited-style-name="Visited_20_Internet_20_Link">
报告</text:a>
乌克林福姆报道，在第466战争结束时。</text:p>
      <text:p text:style-name="P4">
总统强调，从一场全面战争开始，有485名儿童因死亡而闻名。</text:p>
      <text:p text:style-name="P4">
“这是我们可以正式确认知道每个孩子数据的数字。 不幸的是，实际数字更多。 每当我们解放出发芽入侵者的土地时，我们都会学习有关职业的可怕真理。 在这场战争的莫吉尔(Mogilets)中，有多少人，有多少个孩子在被占领领土的埋葬中，这种侵略。 总统强调说：“还有俄罗斯炸毁的乌克兰城市和村庄的废墟下仍有多少人。”</text:p>
      <text:p text:style-name="P4">
<text:span text:style-name="T4">
另请阅读：</text:span>
 <text:span text:style-name="T4">
 <text:a xlink:type="simple" xlink:href="https://www.ukrinform.ua/rubric-ato/3718237-nastane-cas-koli-diti-v-ukraini-budut-zahiseni-vid-rosijskogo-zla-zelenskij.html" text:style-name="Internet_20_link" text:visited-style-name="Visited_20_Internet_20_Link">
乌克兰的孩子将受到ED俄罗斯邪恶的保护-Zelensky</text:a>
</text:span>
</text:p>
      <text:p text:style-name="P4">
乌克兰领导人指出，目前尚无有关数十万名被驱逐出俄罗斯的儿童的完整信息。</text:p>
      <text:p text:style-name="P4">
“截至今天，由于各种努力，它已经能够将371名儿童从驱逐出境中返回到乌克兰。 尽管我们意识到至少有19个505年的乌克兰儿童，但这只是我们仍在敌人中的所有小乌克兰和乌克兰妇女的一部分。 我们必须归还所有人，”总统说。</text:p>
      <text:p text:style-name="P4">
正如乌克林福姆报道的，《国际无辜的日子》 <text:span text:style-name="T4">
 <text:a xlink:type="simple" xlink:href="https://www.ukrinform.ua/tag-diti" text:style-name="Internet_20_link" text:visited-style-name="Visited_20_Internet_20_Link">
儿童</text:a>
</text:span>
 \  - 哈尔基夫侵略的受害者发现了乌克兰儿童的纪念碑，他们因俄罗斯的武装侵略而死亡。</text:p>
      <text:p text:style-name="P4">
News Source: <text:a xlink:type="simple" xlink:href="https://www.ukrinform.ua/rubric-ato/3718249-rosiani-vbili-v-ukraini-vze-485-ditej-prote-ci-dani-ne-e-ostatocnimi-zelenskij.html" text:style-name="Internet_20_link" text:visited-style-name="Visited_20_Internet_20_Link">
https://www.ukrinform.ua/rubric-ato/3718249-rosiani-vbili-v-ukraini-vze-485-ditej-prote-ci-dani-ne-e-ostatocnimi-zelenskij.html</text:a>
</text:p>
      <!--NEWS-->
      <text:h text:style-name="P10" text:outline-level="1">
<text:span text:style-name="T4">
比利时总理在骑自行车摔倒后在医院里过夜</text:span>
</text:h>
      <text:p text:style-name="P4">
作者: Ukrinform (Person)</text:p>
      <text:p text:style-name="P4">
出版商: Укринформ (Organization)</text:p>
      <text:p text:style-name="P4">
出版时间: 2023-06-04T-37:22:00+03:00</text:p>
      <text:p text:style-name="P4">
修改时间: 2023-06-04T21:22:00+03:00</text:p>
      <text:p text:style-name="P4">
描述: 比利时政府的负责人亚历山大·德·克鲁（Alexander de Croo）在一天前在医院度过了整个晚上，于周日返回家中。  - 乌克林。</text:p>
      <text:p text:style-name="P4">
图片: ['<text:a xlink:type="simple" xlink:href="https://static.ukrinform.com/photos/2022_09/thumb_files/630_360_1662347981-555.jpg" text:style-name="Internet_20_link" text:visited-style-name="Visited_20_Internet_20_Link">
630_360_16623...</text:a>
']</text:p>
      <text:p text:style-name="P4">
标签: ['Бельгія', "Прем'єр", 'Велосипед']</text:p>
      <text:p text:style-name="P4">
类型: Article</text:p>
      <!--METADATA-->
      <text:p text:style-name="P4">
<draw:frame draw:style-name="fr1" draw:name="Image16" text:anchor-type="as-char" svg:width="6.9236in" svg:height="3.956343in" draw:z-index="0">
<draw:image xlink:href="../Images/yкринформ/2023-06-04T-37-22-00-03-00/630_360_1662347981-555.jpg" xlink:type="simple" xlink:show="embed" xlink:actuate="onLoad" draw:mime-type="image/jpeg"/>
</draw:frame>
比利时亚历山大·德·克鲁(Alexander de Croo)的负责人在一天前骑自行车摔倒在医院里，周日返回家中。</text:p>
      <text:p text:style-name="P4">
正如乌克林福姆报道的那样，它报告了<text:a xlink:type="simple" xlink:href="https://www.vrt.be/vrtnws/nl/2023/06/03/premier-de-croo-in-het-ziekenhuis-na-val-met-de-fiets/" text:style-name="Internet_20_link" text:visited-style-name="Visited_20_Internet_20_Link">
VRT</text:a>
。</text:p>
      <text:p text:style-name="P4">
在昨天的自行车和儿子一起骑自行车时，德·克鲁(De Croo)摔倒了，撞到了头，并在短时间内失去了意识。</text:p>
      <text:p text:style-name="P4">
<text:span text:style-name="T4">
另请阅读：</text:span>
 <text:a xlink:type="simple" xlink:href="https://www.ukrinform.ua/rubric-diaspora/3714447-ukrainska-gromada-belgii-zustrilasa-z-golovou-zakarpatskoi-oda.html" text:style-name="Internet_20_link" text:visited-style-name="Visited_20_Internet_20_Link">
比利时乌克兰社区与Zakarpattya地区政府主管会面</text:a>
比利时总理在6月4日星期日的简短录像中说：“幸运的是，我是头盔，我的儿子叫救护车。”</text:p>
      <text:p text:style-name="P4">
值得注意的是，该事件发生在周六在骑自行车的漫游中，他在米歇尔贝克的房屋附近有一个快门。</text:p>
      <text:p text:style-name="P4">
总理的父亲说他的儿子从今天起就回家了。</text:p>
      <text:p text:style-name="P4">
<text:span text:style-name="T4">
另请阅读：</text:span>
 <text:a xlink:type="simple" xlink:href="https://www.ukrinform.ua/rubric-ato/3710282-belgia-zaavila-pro-gotovnist-navcati-ukrainskih-pilotiv-na-f16.html" text:style-name="Internet_20_link" text:visited-style-name="Visited_20_Internet_20_Link">
比利时宣布准备在F-16上教乌克兰飞行员</text:a>
此外，比利时政府的负责人强调，这一事件对于下周计划的DE Croo计划无可及。</text:p>
      <text:p text:style-name="P4">
正如几天前乌克林福姆报道的那样，美国总统在国际科罗拉多州空军学院开设的阶段就落在了文凭的阶段。</text:p>
      <text:p text:style-name="P4">
News Source: <text:a xlink:type="simple" xlink:href="https://www.ukrinform.ua/rubric-world/3718184-premer-belgii-proviv-nic-u-likarni-pisla-padinna-z-velosipeda.html" text:style-name="Internet_20_link" text:visited-style-name="Visited_20_Internet_20_Link">
https://www.ukrinform.ua/rubric-world/3718184-premer-belgii-proviv-nic-u-likarni-pisla-padinna-z-velosipeda.html</text:a>
</text:p>
      <!--NEWS-->
      <text:h text:style-name="P10" text:outline-level="1">
<text:span text:style-name="T4">
Maguchi在荷兰赢得了比赛</text:span>
</text:h>
      <text:p text:style-name="P4">
作者: Ukrinform (Person)</text:p>
      <text:p text:style-name="P4">
出版商: Укринформ (Organization)</text:p>
      <text:p text:style-name="P4">
出版时间: 2023-06-04T-39:17:26+03:00</text:p>
      <text:p text:style-name="P4">
修改时间: 2023-06-04T21:17:26+03:00</text:p>
      <text:p text:style-name="P4">
描述: Irina Gerashchenko是朋友。  - 乌克林。</text:p>
      <text:p text:style-name="P4">
图片: ['<text:a xlink:type="simple" xlink:href="https://static.ukrinform.com/photos/2023_06/thumb_files/630_360_1685902568-456.jpg" text:style-name="Internet_20_link" text:visited-style-name="Visited_20_Internet_20_Link">
630_360_16859...</text:a>
']</text:p>
      <text:p text:style-name="P4">
标签: ['Легка атлетика', 'Ярослава Магучіх']</text:p>
      <text:p text:style-name="P4">
类型: Article</text:p>
      <!--METADATA-->
      <text:p text:style-name="P4">
<draw:frame draw:style-name="fr1" draw:name="Image17" text:anchor-type="as-char" svg:width="6.9236in" svg:height="3.956343in" draw:z-index="0">
<draw:image xlink:href="../Images/yкринформ/2023-06-04T-39-17-26-03-00/630_360_1685902568-456.jpg" xlink:type="simple" xlink:show="embed" xlink:actuate="onLoad" draw:mime-type="image/jpeg"/>
</draw:frame>
Irinagerashchenko是朋友。</text:p>
      <text:p text:style-name="P4">
据报道，FBK游戏的大陆黄金之旅在荷兰举行。</text:p>
      <text:p text:style-name="P4">
在高高的跳跃领域，乌克兰由3名运动员 -  Yaroslawamagukich，Irina Gerashchenko和Yulia Levchenko代表。</text:p>
      <text:p text:style-name="P4">
Maguchikh赢得了200厘米的结果，她从第一部作品中获得了这一高度。 205厘米的表带不服从乌克兰人。 雅罗斯拉夫本赛季赢得了三场比赛的第三场比赛。</text:p>
      <text:p text:style-name="P4">
Gerashchenko拥有本赛季的个人记录，即193厘米，成为了第二个。 尤利娅·勒夫琴科塔(Yulia Levchenkota)也创造了本赛季最好的个人纪录-190厘米，成为本次比赛的夜晚，让位于尝试数量的第三名。</text:p>
      <text:p text:style-name="P4">
<text:span text:style-name="T4">
另请阅读：</text:span>
 <text:a xlink:type="simple" xlink:href="https://www.ukrinform.ua/rubric-sports/3715353-ukrainka-magucih-persa-na-etapi-diamantovoi-ligi.html" text:style-name="Internet_20_link" text:visited-style-name="Visited_20_Internet_20_Link">
乌克兰人<text:span text:style-name="T4">
 Maguchi </text:span>
 X-首先在钻石联赛舞台上</text:a>
正如乌克林福姆报道的那样，在摩洛哥Maguchihchihhhhhhhhhhhhhhkhchi的钻石联盟阶段，创建了本赛季的新记录-201厘米。</text:p>
      <text:p text:style-name="P4">
照片：Diamondleague.com</text:p>
      <text:p text:style-name="P4">
News Source: <text:a xlink:type="simple" xlink:href="https://www.ukrinform.ua/rubric-sports/3718246-magucih-zdobula-peremogu-na-turniri-v-niderlandah.html" text:style-name="Internet_20_link" text:visited-style-name="Visited_20_Internet_20_Link">
https://www.ukrinform.ua/rubric-sports/3718246-magucih-zdobula-peremogu-na-turniri-v-niderlandah.html</text:a>
</text:p>
      <!--NEWS-->
      <text:h text:style-name="P10" text:outline-level="1">
<text:span text:style-name="T4">
全世界都在努力将俄罗斯联邦司法公正，以谋杀乌克兰的儿童 - 总统</text:span>
</text:h>
      <text:p text:style-name="P4">
作者: Ukrinform (Person)</text:p>
      <text:p text:style-name="P4">
出版商: Укринформ (Organization)</text:p>
      <text:p text:style-name="P4">
出版时间: 2023-06-04T-41:03:00+03:00</text:p>
      <text:p text:style-name="P4">
修改时间: 2023-06-04T21:03:00+03:00</text:p>
      <text:p text:style-name="P4">
描述: 沃迪米尔总统Zelenskyy向Dnipropetrovsk的Pidgorodne市的俄罗斯侵略受害者表示慰问，并保证，俄罗斯更高的领导人将因谋杀乌克兰儿童而受到惩罚。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Діти', 'Воєнні злочини', 'Зеленський', 'Війна з Росією']</text:p>
      <text:p text:style-name="P4">
类型: Article</text:p>
      <!--METADATA-->
      <text:p text:style-name="P4">
<draw:frame draw:style-name="fr1" draw:name="Image18" text:anchor-type="as-char" svg:width="6.9236in" svg:height="3.956343in" draw:z-index="0">
<draw:image xlink:href="../Images/yкринформ/2023-06-04T-41-03-00-03-00/630_360_1685119271-129.jpeg" xlink:type="simple" xlink:show="embed" xlink:actuate="onLoad" draw:mime-type="image/jpeg"/>
</draw:frame>
沃罗迪米尔·泽伦斯基总统向俄罗斯侵略的受害者表示哀悼，在德尼普罗佩特罗夫斯克的皮德戈罗德市的受害者，并保证，俄罗斯更高领导人将因谋杀乌克兰儿童而受到惩罚。</text:p>
      <text:p text:style-name="P4">
国家元首在晚上报告了这一点[上诉]。(https://t.me/V_Zelenskiy_official/6464)“在Dniep​​er地区的Pidhorodne市进行了救援行动，已经结束，Derosian导弹摧毁了房屋。有25人受伤，其中5人是孩子。大卫，他今年6岁 - 一个严重的状况，一个人是一个人，一个人是个孩子住院。丹尼斯(Denis)，他11岁，住院。亚历山大(Alexander)，15岁，也是Tyzhnya状况。丽莎(Lisa)，17岁的门诊治疗。基拉(Kira)，她10岁。</text:p>
      <text:p text:style-name="P4">
总统强调，从一场全面战争开始，有485名儿童因死亡而闻名。 他指出，这是乌克兰可以确认的数​​字，知道每个孩子的数据。</text:p>
      <text:p text:style-name="P4">
<text:span text:style-name="T4">
另请阅读：</text:span>
 <text:a xlink:type="simple" xlink:href="https://www.ukrinform.ua/rubric-ato/3718004-rosijska-armia-vbila-v-ukraini-vze-485-ditej-se-1005-poranila.html" text:style-name="Internet_20_link" text:visited-style-name="Visited_20_Internet_20_Link">
俄罗斯军队杀死485 <text:span text:style-name="T4">
儿童</text:span>
，另外1005人受伤</text:a>
根据国家元首的说法，真正的数字更大 - 在该领土的占领之后，坟墓找到了包括儿童在内的俄罗斯侵略的受害者。 同时，至少有19个505的儿童正在等待从俄罗斯返回。</text:p>
      <text:p text:style-name="P4">
“今天在我国是纪念因俄罗斯侵略而死亡的孩子的日子。自14岁以来。统治民族的命运。这些土匪将被定罪。我毫无疑问。</text:p>
      <text:p text:style-name="P4">
Zelensky感谢世界上所有人，他们帮助国际刑事法院对乌克兰的俄罗斯犯罪进行调查，以及参与组织有关侵略性侵略犯罪的俄罗斯犯罪的调查 - “最初的犯罪 - ”这赋予了这场战争的所有其他恐怖。”_foto：op _</text:p>
      <text:p text:style-name="P4">
News Source: <text:a xlink:type="simple" xlink:href="https://www.ukrinform.ua/rubric-ato/3718245-uves-svit-pracue-nad-pritagnennam-rf-do-vidpovidalnosti-za-vbivstva-ditej-v-ukraini-prezident.html" text:style-name="Internet_20_link" text:visited-style-name="Visited_20_Internet_20_Link">
https://www.ukrinform.ua/rubric-ato/3718245-uves-svit-pracue-nad-pritagnennam-rf-do-vidpovidalnosti-za-vbivstva-ditej-v-ukraini-prezident.html</text:a>
</text:p>
      <!--NEWS-->
      <text:h text:style-name="P10" text:outline-level="1">
<text:span text:style-name="T4">
Svitolina：希望我能继续获胜，我在接下来的比赛中很有动力</text:span>
</text:h>
      <text:p text:style-name="P4">
作者: Ukrinform (Person)</text:p>
      <text:p text:style-name="P4">
出版商: Укринформ (Organization)</text:p>
      <text:p text:style-name="P4">
出版时间: 2023-06-04T-44:50:00+03:00</text:p>
      <text:p text:style-name="P4">
修改时间: 2023-06-04T20:50:00+03:00</text:p>
      <text:p text:style-name="P4">
描述: 乌克兰人将参加法国公开冠军的四分之一决赛。  - 乌克林。</text:p>
      <text:p text:style-name="P4">
图片: ['<text:a xlink:type="simple" xlink:href="https://static.ukrinform.com/photos/2023_06/thumb_files/630_360_1685900934-828.jpg" text:style-name="Internet_20_link" text:visited-style-name="Visited_20_Internet_20_Link">
630_360_16859...</text:a>
']</text:p>
      <text:p text:style-name="P4">
标签: ['Світоліна', 'Теніс']</text:p>
      <text:p text:style-name="P4">
类型: Article</text:p>
      <!--METADATA-->
      <text:p text:style-name="P4">
<draw:frame draw:style-name="fr1" draw:name="Image19" text:anchor-type="as-char" svg:width="6.9236in" svg:height="3.956343in" draw:z-index="0">
<draw:image xlink:href="../Images/yкринформ/2023-06-04T-44-50-00-03-00/630_360_1685900934-828.jpg" xlink:type="simple" xlink:show="embed" xlink:actuate="onLoad" draw:mime-type="image/jpeg"/>
</draw:frame>
乌克兰人一直在法国公开锦标赛的四分之一决赛中踢球。</text:p>
      <text:p text:style-name="P4">
乌克兰网球运动员Elina Svitolina在Matsu Vlaener的Flash-Interview中(https://twitter.com/rolandgarros/status/1665404036361625601?ref_src=twsrc%5Etfw%7Ctwcamp%5Etweetembed%7Ctwterm%5E1665404036361625601%7Ctwgr%5E7b08407b5579edabc54e3847da6acfc6b8472e73%7Ctwcon%5Es1_&amp;ref_url=https%3A%2F%2Fsport.ua%2Fuk%2Fnews%2F628939-elina-svitolina-rada-shcho-zmogla-zakinchiti-match-u-dvoh-setah)据报道，达里亚·卡萨特基纳(Daria Kasatkina)在第四轮“ Rolan Garros-2023”中取得了胜利。</text:p>
      <text:p text:style-name="P4">
“我非常感谢您的支持。 现在，我知道盖尔(Gael)感到所有的特色菜，我非常感谢所有法国人的支持。 去年10月分娩时，我梦见了这些胜利。 我可以参加比赛并进入四分之一决赛真是令人难以置信。 这是一种特殊的感觉。 希望我会继续，在下一场比赛中我很有动力。</text:p>
      <text:p text:style-name="P4">
达里亚(Daria)具有独特的游戏风格。 我试图修改游戏，昨天田径场采取了战术，这有所帮助。 第二盘对我们俩来说都是紧张的，这是正常的，这是一场出色的头盔锦标赛。 选择，我很高兴能够在两盘比赛中完成比赛。</text:p>
      <text:p text:style-name="P4">
<text:span text:style-name="T4">
另请阅读：</text:span>
 <text:a xlink:type="simple" xlink:href="https://www.ukrinform.ua/rubric-sports/3718232-svitolina-zigrae-u-cvertfinali-rolan-garros.html" text:style-name="Internet_20_link" text:visited-style-name="Visited_20_Internet_20_Link">
<text:span text:style-name="T4">
 Svitolina </text:span>
在四分之一决赛“ Rolan Harros”中出现</text:a>
在锦标赛的四分之一决赛中，斯维托林将与史蒂文斯对的冠军 - 萨巴伦科(Sabalenko)对抗。</text:p>
      <text:p text:style-name="P4">
照片：btu.org.ua</text:p>
      <text:p text:style-name="P4">
News Source: <text:a xlink:type="simple" xlink:href="https://www.ukrinform.ua/rubric-sports/3718243-svitolina-spodivausa-a-budu-prodovzuvati-peremagati-a-duze-motivovana-na-nastupni-matci.html" text:style-name="Internet_20_link" text:visited-style-name="Visited_20_Internet_20_Link">
https://www.ukrinform.ua/rubric-sports/3718243-svitolina-spodivausa-a-budu-prodovzuvati-peremagati-a-duze-motivovana-na-nastupni-matci.html</text:a>
</text:p>
      <!--NEWS-->
      <text:h text:style-name="P10" text:outline-level="1">
<text:span text:style-name="T4">
坐标报告说，指挥官应在士兵失踪的情况下做</text:span>
</text:h>
      <text:p text:style-name="P4">
作者: Ukrinform (Person)</text:p>
      <text:p text:style-name="P4">
出版商: Укринформ (Organization)</text:p>
      <text:p text:style-name="P4">
出版时间: 2023-06-04T-46:29:00+03:00</text:p>
      <text:p text:style-name="P4">
修改时间: 2023-06-04T20:29:00+03:00</text:p>
      <text:p text:style-name="P4">
描述: 如果服务员失踪，指挥官必须在24小时内通知人员会计的更改。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Списки полонених', 'Зниклі безвісти', 'Війна з Росією']</text:p>
      <text:p text:style-name="P4">
类型: Article</text:p>
      <!--METADATA-->
      <text:p text:style-name="P4">
<draw:frame draw:style-name="fr1" draw:name="Image20" text:anchor-type="as-char" svg:width="6.9236in" svg:height="3.956343in" draw:z-index="0">
<draw:image xlink:href="../Images/yкринформ/2023-06-04T-46-29-00-03-00/630_360_1680170436-658.jpg" xlink:type="simple" xlink:show="embed" xlink:actuate="onLoad" draw:mime-type="image/jpeg"/>
</draw:frame>
在服务人员的分发中，指挥官必须在24小时内通知人员会计。</text:p>
      <text:p text:style-name="P4">
根据乌克林福姆的说法，[电报]中报道了关于温暖持有的行为的协调总部(https://t.me/Koord_shtab/1170).</text:p>
      <text:p text:style-name="P4">
У Центральному регіональному центрі Координаційного штабу з питань поводженняз військовополоненими відбулась зустріч із родинами військовополоненихоборонців.</text:p>
      <text:p text:style-name="P4">
<text:span text:style-name="T4">
Читайте також:</text:span>
 <text:a xlink:type="simple" xlink:href="https://www.ukrinform.ua/rubric-ato/3717682-obminnogo-fondu-dostatno-dla-roboti-nad-vizvolennam-ukrainciv-z-polonu-koordstab.html" text:style-name="Internet_20_link" text:visited-style-name="Visited_20_Internet_20_Link">
 Обмінного фонду достатньо для роботи над визволеннямукраїнців з полону - <text:span text:style-name="T4">
Коордштаб</text:span>
 </text:a>
协调的代表，乌克兰的安全局和乌克兰国民警卫队回答了亲人的问题。</text:p>
      <text:p text:style-name="P4">
工作人员代表指出，如果军人失踪，则在人员核算人员会计后24小时内通知指挥官。 根据调查的结果，指挥官发布了命令，Avikov部分将相关文件发送给复杂和社会支持的领土中心。</text:p>
      <text:p text:style-name="P4">
除其他事项外，各方提出了返回堕落后卫的尸体的问题。</text:p>
      <text:p text:style-name="P4">
<text:span text:style-name="T4">
另请阅读：</text:span>
 [关于囚犯解放的谈判与受试者进行(https://www.ukrinform.ua/rubric-ato/3714955-peregovori-pro-vizvolenna-polonenih-vedutsa-z-subektami-u-rf-i-na-tot-ukraini-koordstab.html)注意到，在某些情况下，由于特定地点的战斗状况，无法捡起死去的兄弟的尸体。 这些职能的执行委托给了失踪人员的专员办公室。 相关群体采取了两种指定领土的搜索措施，并正在就侵略者的身体交换进行谈判。</text:p>
      <text:p text:style-name="P4">
此外，协调总部律师向亲人通报了塔夫普拉斯(Tavprace)给捍卫者和捍卫者家属的特权，以及家人的现金支付。</text:p>
      <text:p text:style-name="P4">
正如乌克林福姆报道的那样，在领土国防军的指挥下指出，<text:a xlink:type="simple" xlink:href="https://www.ukrinform.ua/rubric-ato/3715083-vijskovi-castini-ne-vedut-rozsuku-zniklih-bijciv-komanduvanna-sil-teroboroni.html" text:style-name="Internet_20_link" text:visited-style-name="Visited_20_Internet_20_Link">
军事部队不进行操作搜索活动</text:a>
关于失踪人员。</text:p>
      <text:p text:style-name="P4">
News Source: <text:a xlink:type="simple" xlink:href="https://www.ukrinform.ua/rubric-ato/3718226-u-koordstabi-povidomili-so-povinen-robiti-komandir-u-razi-zniknenna-soldata.html" text:style-name="Internet_20_link" text:visited-style-name="Visited_20_Internet_20_Link">
https://www.ukrinform.ua/rubric-ato/3718226-u-koordstabi-povidomili-so-povinen-robiti-komandir-u-razi-zniknenna-soldata.html</text:a>
</text:p>
      <!--NEWS-->
      <text:h text:style-name="P10" text:outline-level="1">
<text:span text:style-name="T4">
Kostyuk和Ruse完成了1/8决赛的表现</text:span>
</text:h>
      <text:p text:style-name="P4">
作者: Ukrinform (Person)</text:p>
      <text:p text:style-name="P4">
出版商: Укринформ (Organization)</text:p>
      <text:p text:style-name="P4">
出版时间: 2023-06-04T-48:25:21+03:00</text:p>
      <text:p text:style-name="P4">
修改时间: 2023-06-04T20:25:21+03:00</text:p>
      <text:p text:style-name="P4">
描述: 乌克兰罗马尼亚二人组取代了美国的科里·高夫（Cory Gauff）和杰西卡·佩古利（Jessica Peguli）。  - 乌克林。</text:p>
      <text:p text:style-name="P4">
图片: ['<text:a xlink:type="simple" xlink:href="https://static.ukrinform.com/photos/2023_06/thumb_files/630_360_1685899456-159.jpg" text:style-name="Internet_20_link" text:visited-style-name="Visited_20_Internet_20_Link">
630_360_16858...</text:a>
']</text:p>
      <text:p text:style-name="P4">
标签: ['Теніс', 'Марта Костюк']</text:p>
      <text:p text:style-name="P4">
类型: Article</text:p>
      <!--METADATA-->
      <text:p text:style-name="P4">
<draw:frame draw:style-name="fr1" draw:name="Image21" text:anchor-type="as-char" svg:width="6.9236in" svg:height="3.956343in" draw:z-index="0">
<draw:image xlink:href="../Images/yкринформ/2023-06-04T-48-25-21-03-00/630_360_1685899456-159.jpg" xlink:type="simple" xlink:show="embed" xlink:actuate="onLoad" draw:mime-type="image/jpeg"/>
</draw:frame>
乌克兰罗马尼亚人的二人组取代了美国的科里·高夫(Cory Gauff)和杰西普格利(Jessipeguli)。</text:p>
      <text:p text:style-name="P4">
乌克林福姆报道，乌克兰网球运动员玛塔·科斯蒂克(Marta Kostyuk)和罗马尼亚人埃琳娜·加布里埃尔(Elena-Gabriel Ruse)失去了法国公开赛冠军的B1/8决赛。</text:p>
      <text:p text:style-name="P4">
Kostyuk和Ruse输给了美国Cory Gauff和Jessica Peguli -7：6，4：6,2：6。</text:p>
      <text:p text:style-name="P4">
比赛持续了2小时23分钟。 乌克兰和罗马尼亚人售出了2次2次，犯了5个双重错误，并卖出了4/11兄弟。</text:p>
      <text:p text:style-name="P4">
回想一下，在一个类别中，科斯蒂克在比赛开始时完成了表演，失去了白俄罗斯·阿里尼·索博伦科。</text:p>
      <text:p text:style-name="P4">
<text:span text:style-name="T4">
另请阅读：</text:span>
 <text:a xlink:type="simple" xlink:href="https://www.ukrinform.ua/rubric-sports/3718232-svitolina-zigrae-u-cvertfinali-rolan-garros.html" text:style-name="Internet_20_link" text:visited-style-name="Visited_20_Internet_20_Link">
<text:span text:style-name="T4">
 Svitolina </text:span>
在四分之一决赛“ Rolan Harros”中出现</text:a>
根据乌克林福姆的说法，艾琳娜·斯维托利纳(Elina Svitolina)赢得了达里乌斯·卡萨特(Darius Kasatkin)，并将扮演罗兰·哈罗斯(Rolan Harros)的学生。</text:p>
      <text:p text:style-name="P4">
照片：btu.org.ua</text:p>
      <text:p text:style-name="P4">
News Source: <text:a xlink:type="simple" xlink:href="https://www.ukrinform.ua/rubric-sports/3718238-kostuk-ta-ruse-zaversili-vistup-v-18-finalu-parnogo-rozradu-rolan-garros.html" text:style-name="Internet_20_link" text:visited-style-name="Visited_20_Internet_20_Link">
https://www.ukrinform.ua/rubric-sports/3718238-kostuk-ta-ruse-zaversili-vistup-v-18-finalu-parnogo-rozradu-rolan-garros.html</text:a>
</text:p>
      <!--NEWS-->
      <text:h text:style-name="P10" text:outline-level="1">
<text:span text:style-name="T4">
乌克兰的孩子将受到俄罗斯邪恶的保护是时候到了。Zelensky</text:span>
</text:h>
      <text:p text:style-name="P4">
作者: Ukrinform (Person)</text:p>
      <text:p text:style-name="P4">
出版商: Укринформ (Organization)</text:p>
      <text:p text:style-name="P4">
出版时间: 2023-06-04T-50:10:00+03:00</text:p>
      <text:p text:style-name="P4">
修改时间: 2023-06-04T20:10:00+03:00</text:p>
      <text:p text:style-name="P4">
描述: 曾经将有一段时间，包括乌克兰在内的儿童将受到保护，免受俄罗斯等邪恶的侵害。  - 乌克林。</text:p>
      <text:p text:style-name="P4">
图片: ['<text:a xlink:type="simple" xlink:href="https://static.ukrinform.com/photos/2023_06/thumb_files/630_360_1685898899-448.png" text:style-name="Internet_20_link" text:visited-style-name="Visited_20_Internet_20_Link">
630_360_16858...</text:a>
']</text:p>
      <text:p text:style-name="P4">
标签: ['Діти', 'Звернення', 'Зеленський', 'Війна з Росією']</text:p>
      <text:p text:style-name="P4">
类型: Article</text:p>
      <!--METADATA-->
      <text:p text:style-name="P4">
<draw:frame draw:style-name="fr1" draw:name="Image22" text:anchor-type="as-char" svg:width="6.9236in" svg:height="3.956343in" draw:z-index="0">
<draw:image xlink:href="../Images/yкринформ/2023-06-04T-50-10-00-03-00/630_360_1685898899-448.png" xlink:type="simple" xlink:show="embed" xlink:actuate="onLoad" draw:mime-type="image/png"/>
</draw:frame>
是时候在包括乌克兰在内的地球上的孩子将受到邪恶的保护，例如俄罗斯人。</text:p>
      <text:p text:style-name="P4">
在您的传统[晚上地址]中(https://t.me/V_Zelenskiy_official/6464)乌克兰弗拉基米尔塞尔斯基总统说。</text:p>
      <text:p text:style-name="P4">
视频：作品</text:p>
      <text:p text:style-name="P4">
_ <text:span text:style-name="T4">
亲爱的乌克兰人和乌克兰人!</text:span>
 _</text:p>
      <text:p text:style-name="P4">
Dniep​​er地区Pidhorodne市的救援行动已经结束，Derosian火箭摧毁了房屋。</text:p>
      <text:p text:style-name="P4">
25人受伤，其中5人受伤。 大卫，他今年6岁 - 大量住院。 丹尼斯(Denis)今年11岁 - 也是一个严重的病情，住院。 15岁的亚历山大(Alexander)也是一个严重的状况。 17岁的丽莎(Lisa)是一种门诊治疗。 她10岁的基拉(Kira)是一种矿山外伤，是修道院的治疗。 看到这样的报告很痛苦。</text:p>
      <text:p text:style-name="P4">
丽莎(Lisa)，2岁，被这只俄罗斯火箭杀死。 可能是Iskander。 我对家人和亲人的慰问...</text:p>
      <text:p text:style-name="P4">
俄罗斯恐怖夺走了我们数百个孩子的生命，仅在2月24日，在一场全面的战争中才以485名儿童去世而闻名。 首席执行官，我们可以正式确认知道每个孩子的数据。</text:p>
      <text:p text:style-name="P4">
不幸的是，实际数字更大。 每当我们解放出发芽入侵者的土地时，我们都会学习有关职业的可怕真理。 在这场战争的莫吉尔(Mogilets)中，有多少人，有多少个孩子在被占领领土的埋葬中，这种侵略。 以及俄罗斯乌克兰城市和村庄的废墟下仍有多少人。</text:p>
      <text:p text:style-name="P4">
不幸的是，我们没有关于数十万被驱逐到俄罗斯的儿童的完整信息。 截至今天，由于各种努力，有371名被驱逐出境的儿童设法来到了乌克兰。 尽管我们意识到至少有19 505名被驱逐出境的乌克兰儿童，而这只是我们仍在敌人中的所有小乌克兰人和乌克兰妇女的一部分。 我们必须返回。</text:p>
      <text:p text:style-name="P4">
今天，在我国，有一天对俄罗斯侵略的儿童死亡的日子。 从14岁起。 如果莫斯科克里姆林宫里的库培派人在据称必须统治民族的命运的领导人中，那些还活着的孩子。</text:p>
      <text:p text:style-name="P4">
这些土匪中的每一个都将被定罪。 我毫不怀疑。 所有必要的法律机构都可以治愈。</text:p>
      <text:p text:style-name="P4">
今天，在这个记忆日，我要感谢世界上为正义而受到支持的每个人。 为了惩罚任何带来恐怖之地的人，每个杀害和驱逐孩子和成人的人。让他们在码头上听到的种族主义者的句子是法律和公正的句子 - 将证明世界仍然会夺走生命并挽救文明。 然而，曾经有一段时间，乌克兰和其他任何地方的孩子都会受到俄罗斯邪恶和这种侵略性的保护。</text:p>
      <text:p text:style-name="P4">
这就是为什么如此重要的是，正义的力量，责任的力量有力地提及被邪恶的俄罗斯带走的每一生。</text:p>
      <text:p text:style-name="P4">
这项责任的一部分是当今司机的强制性部分。 对世界的制裁迫使俄罗斯为自己的工作付出代价。</text:p>
      <text:p text:style-name="P4">
他今天举行了一次有关制裁的特别会议。 GUR，外部情报服务，政府，办公室。 他们非常详细地分析了俄罗斯如何绕过制裁并为她提供帮助。 不同的国家，没有俄罗斯的不同公司无法否认包括火箭在内的恐怖。 不幸的是，恐怖国家设法通过供应商网络使用世界技术，可以进入国际制裁制度。</text:p>
      <text:p text:style-name="P4">
我们看到绕过现有制裁的每个方向，每个国家的领土或管辖权的公民被俄罗斯用来继续恐怖。我们必须与伙伴一起关闭所有这些指示 - 以便没有俄罗斯的武器，自由世界。 必要的是。</text:p>
      <text:p text:style-name="P4">
感谢所有帮助我们战斗侵略的人!</text:p>
      <text:p text:style-name="P4">
荣耀我们所有的士兵!并感谢您今天处于最前沿。</text:p>
      <text:p text:style-name="P4">
荣耀乌克兰!</text:p>
      <text:p text:style-name="P4">
照片：作品</text:p>
      <text:p text:style-name="P4">
News Source: <text:a xlink:type="simple" xlink:href="https://www.ukrinform.ua/rubric-ato/3718237-nastane-cas-koli-diti-v-ukraini-budut-zahiseni-vid-rosijskogo-zla-zelenskij.html" text:style-name="Internet_20_link" text:visited-style-name="Visited_20_Internet_20_Link">
https://www.ukrinform.ua/rubric-ato/3718237-nastane-cas-koli-diti-v-ukraini-budut-zahiseni-vid-rosijskogo-zla-zelenskij.html</text:a>
</text:p>
      <!--NEWS-->
      <text:h text:style-name="P10" text:outline-level="1">
<text:span text:style-name="T4">
现在是时候谈论乌克兰在北约成员资格问题的具体细节 - 马克罗夫</text:span>
</text:h>
      <text:p text:style-name="P4">
作者: Ukrinform (Person)</text:p>
      <text:p text:style-name="P4">
出版商: Укринформ (Organization)</text:p>
      <text:p text:style-name="P4">
出版时间: 2023-06-04T-52:00:00+03:00</text:p>
      <text:p text:style-name="P4">
修改时间: 2023-06-04T20:00:00+03:00</text:p>
      <text:p text:style-name="P4">
描述: 现在是时候开始讨论乌克兰在北大西洋联盟的成员的正确步骤了。  - 乌克林。</text:p>
      <text:p text:style-name="P4">
图片: ['<text:a xlink:type="simple" xlink:href="https://static.ukrinform.com/photos/2021_05/thumb_files/630_360_1620965417-738.jpg" text:style-name="Internet_20_link" text:visited-style-name="Visited_20_Internet_20_Link">
630_360_16209...</text:a>
']</text:p>
      <text:p text:style-name="P4">
标签: ['НАТО', 'Україна', 'Маркарова']</text:p>
      <text:p text:style-name="P4">
类型: Article</text:p>
      <!--METADATA-->
      <text:p text:style-name="P4">
<draw:frame draw:style-name="fr1" draw:name="Image23" text:anchor-type="as-char" svg:width="6.9236in" svg:height="3.956343in" draw:z-index="0">
<draw:image xlink:href="../Images/yкринформ/2023-06-04T-52-00-00-03-00/630_360_1620965417-738.jpg" xlink:type="simple" xlink:show="embed" xlink:actuate="onLoad" draw:mime-type="image/jpeg"/>
</draw:frame>
现在是时候开始讨论有关乌克兰教育联盟成员的正确步骤了。</text:p>
      <text:p text:style-name="P4">
根据乌克林福姆的说法，这是电视频道的国家<text:a xlink:type="simple" xlink:href="https://twitter.com/FaceTheNation/status/1665389238076993538" text:style-name="Internet_20_link" text:visited-style-name="Visited_20_Internet_20_Link">
CBS新闻</text:a>
Oksana Markarova在美国大使说。</text:p>
      <text:p text:style-name="P4">
“我们期待峰会(北约 - 订购。). Україна має прагнення щодовступу в НАТО. Трансатлантичні прагнення закріплені в наших серцях, в нашійКонституції і більшість людей підтримує їх. Ми вважаємо, що настав часрозпочати обговорювати коректні кроки в цьому питанні», - сказала вона.</text:p>
      <text:p text:style-name="P4">
За словами Маркарової, українська сторона розуміє поточні обмеження щодовступу в <text:a xlink:type="simple" xlink:href="https://www.ukrinform.ua/tag-nato" text:style-name="Internet_20_link" text:visited-style-name="Visited_20_Internet_20_Link">
 НАТО </text:a>
在继续战争的背景下。</text:p>
      <text:p text:style-name="P4">
“但是，我相信，在俄罗斯不属于北约的一部分时，俄罗斯袭击我们而没有被激怒以及在芬兰和瑞典的历史决定之后，目前，在俄罗斯袭击我们之后。对邪恶的好处，我们需要北约静态，北约需要多少乌克兰，因为我们有很多北约。”她说。</text:p>
      <text:p text:style-name="P4">
<text:span text:style-name="T4">
另请阅读：</text:span>
 <text:a xlink:type="simple" xlink:href="https://www.ukrinform.ua/rubric-polytics/3718210-pisla-peremogi-proces-priednanna-ukraini-do-nato-bude-svidkim-zastupnik-ministra-oboroni.html" text:style-name="Internet_20_link" text:visited-style-name="Visited_20_Internet_20_Link">
在乌克兰加入<text:span text:style-name="T4">
北约的胜利过程之后</text:span>
将很快 - 国防部副部长</text:a>
正如乌克林福姆(Ukrinform)报道的那样，沃迪米尔·泽伦斯基(Volodymyr Zelenskyy)总统说，乌克兰预计在维尔纽斯(Vilnius)的北约峰会(Nato Summit)会邀请政治邀请。</text:p>
      <text:p text:style-name="P4">
他还强调，乌克兰应该为北约获得有效的安全保证。</text:p>
      <text:p text:style-name="P4">
News Source: <text:a xlink:type="simple" xlink:href="https://www.ukrinform.ua/rubric-polytics/3718233-nastav-cas-pogovoriti-pro-konkretiku-v-pitanni-clenstva-ukraini-v-nato-markarova.html" text:style-name="Internet_20_link" text:visited-style-name="Visited_20_Internet_20_Link">
https://www.ukrinform.ua/rubric-polytics/3718233-nastav-cas-pogovoriti-pro-konkretiku-v-pitanni-clenstva-ukraini-v-nato-markarova.html</text:a>
</text:p>
      <!--NEWS-->
      <text:h text:style-name="P10" text:outline-level="1">
<text:span text:style-name="T4">
Svitolina在四分之一决赛的“ Rolan Harros”中出现</text:span>
</text:h>
      <text:p text:style-name="P4">
作者: Ukrinform (Person)</text:p>
      <text:p text:style-name="P4">
出版商: Укринформ (Organization)</text:p>
      <text:p text:style-name="P4">
出版时间: 2023-06-04T-55:58:00+03:00</text:p>
      <text:p text:style-name="P4">
修改时间: 2023-06-04T19:58:00+03:00</text:p>
      <text:p text:style-name="P4">
描述: 在1/8的决赛中，乌克兰击败了俄罗斯卡萨特金。  - 乌克林。</text:p>
      <text:p text:style-name="P4">
图片: ['<text:a xlink:type="simple" xlink:href="https://static.ukrinform.com/photos/2023_06/thumb_files/630_360_1685897047-869.jpg" text:style-name="Internet_20_link" text:visited-style-name="Visited_20_Internet_20_Link">
630_360_16858...</text:a>
']</text:p>
      <text:p text:style-name="P4">
标签: ['Світоліна', 'Теніс']</text:p>
      <text:p text:style-name="P4">
类型: Article</text:p>
      <!--METADATA-->
      <text:p text:style-name="P4">
<draw:frame draw:style-name="fr1" draw:name="Image24" text:anchor-type="as-char" svg:width="6.9236in" svg:height="3.956343in" draw:z-index="0">
<draw:image xlink:href="../Images/yкринформ/2023-06-04T-55-58-00-03-00/630_360_1685897047-869.jpg" xlink:type="simple" xlink:show="embed" xlink:actuate="onLoad" draw:mime-type="image/jpeg"/>
</draw:frame>
在1/8决赛中，乌克兰击败了俄罗斯卡萨特金。</text:p>
      <text:p text:style-name="P4">
乌克林福姆报道，乌克兰网球运动员埃琳娜·斯维托利纳(Elina Svitolina)赢得了法国公开赛室的1/8决赛。</text:p>
      <text:p text:style-name="P4">
乌克兰人比世界第九个球拍更强大，俄罗斯俄罗斯·达里乌斯·卡萨特金–6：4，7：6(7：5). Матч тривав 1 годину 59 хвилин.</text:p>
      <text:p text:style-name="P4">
Світоліна вчетверте в кар’єрі зіграє у чвертьфіналі «Ролан Гаррос». Суперницеюукраїнки стане переможниця пари Стівенс – Сабаленко.</text:p>
      <text:p text:style-name="P4">
<text:span text:style-name="T4">
Читайте також:</text:span>
 <text:a xlink:type="simple" xlink:href="https://www.ukrinform.ua/rubric-sports/3717920-curenko-zdobula-peremogu-v-tretomu-raundi-rolan-garros.html" text:style-name="Internet_20_link" text:visited-style-name="Visited_20_Internet_20_Link">
 <text:span text:style-name="T4">
Цуренко</text:span>
 здобула перемогу в третьому раунді «РоланГаррос» </text:a>
正如乌克林福姆(Ukrinform)报道的那样，明天，6月5日，Tsurenko将抵抗世界上第一位牧师Polya Igy Schwontek在法国公开冠军的1/8决赛中。</text:p>
      <text:p text:style-name="P4">
照片：盖蒂图像</text:p>
      <text:p text:style-name="P4">
News Source: <text:a xlink:type="simple" xlink:href="https://www.ukrinform.ua/rubric-sports/3718232-svitolina-zigrae-u-cvertfinali-rolan-garros.html" text:style-name="Internet_20_link" text:visited-style-name="Visited_20_Internet_20_Link">
https://www.ukrinform.ua/rubric-sports/3718232-svitolina-zigrae-u-cvertfinali-rolan-garros.html</text:a>
</text:p>
      <!--NEWS-->
      <text:h text:style-name="P10" text:outline-level="1">
<text:span text:style-name="T4">
美国相信乌克兰的反性 - 拜登顾问的成功</text:span>
</text:h>
      <text:p text:style-name="P4">
作者: Ukrinform (Person)</text:p>
      <text:p text:style-name="P4">
出版商: Укринформ (Organization)</text:p>
      <text:p text:style-name="P4">
出版时间: 2023-06-04T-57:53:00+03:00</text:p>
      <text:p text:style-name="P4">
修改时间: 2023-06-04T19:53:00+03:00</text:p>
      <text:p text:style-name="P4">
描述: 美国认为，已久的乌克兰反性官员将取得成功，并将返回一个具有战略意义的领土。  - 乌克林。</text:p>
      <text:p text:style-name="P4">
图片: ['<text:a xlink:type="simple" xlink:href="https://static.ukrinform.com/photos/2023_05/thumb_files/630_360_1684691970-341.jpg" text:style-name="Internet_20_link" text:visited-style-name="Visited_20_Internet_20_Link">
630_360_16846...</text:a>
']</text:p>
      <text:p text:style-name="P4">
标签: ['США', 'Війна з Росією', 'Контрнаступ']</text:p>
      <text:p text:style-name="P4">
类型: Article</text:p>
      <!--METADATA-->
      <text:p text:style-name="P4">
<draw:frame draw:style-name="fr1" draw:name="Image25" text:anchor-type="as-char" svg:width="6.9236in" svg:height="3.956343in" draw:z-index="0">
<draw:image xlink:href="../Images/yкринформ/2023-06-04T-57-53-00-03-00/630_360_1684691970-341.jpg" xlink:type="simple" xlink:show="embed" xlink:actuate="onLoad" draw:mime-type="image/jpeg"/>
</draw:frame>
值得一提的是，已久的乌克兰反性官员将取得成功并减少战略性重要的领土的回归。</text:p>
      <text:p text:style-name="P4">
根据乌克林福姆的说法，这是在接受频道[CNN]的采访中(https://edition.cnn.com/2023/06/04/politics/biden-xi-jinping-china-ukraine-cnntv/index.html)美国国家安全总统顾问沙利文说。</text:p>
      <text:p text:style-name="P4">
“当乌克兰人开始反对这一反对意见时，它将取决于到底发生的事件的发展。 但是我们认为，在这一同行中，乌克兰人将取得成功。”他说。</text:p>
      <text:p text:style-name="P4">
他补充说，美国认为长期已久的乌克兰<text:a xlink:type="simple" xlink:href="https://www.ukrinform.ua/tag-kontrnastup" text:style-name="Internet_20_link" text:visited-style-name="Visited_20_Internet_20_Link">
反官方</text:a>
将导致“战略上重要的领土”的回归。</text:p>
      <text:p text:style-name="P4">
据他说，战场上事件的发展将对任何非物质谈判产生“巨大影响”。</text:p>
      <text:p text:style-name="P4">
沙利文说：“但是我会这么说：泽伦斯基总统本人说这场战争最终是一种外交方式。”</text:p>
      <text:p text:style-name="P4">
*!(https://www.ukrinform.ua/rubric-ato/3717973-kontrnastup-zsu-bude-vrazaucim-eksdirektor-cru.html)早些时候，中央情报局的前导演戴维·彼得雷斯(David Petreus)表示，乌克兰军队的同行将引人注目，并将在头三到四天内达到高潮。</text:p>
      <text:p text:style-name="P4">
正如乌克兰总统乌克林福姆(Ukrinform(https://www.ukrinform.ua/rubric-ato/3717842-zelenskij-mi-gotovi-do-kontrnastupu.html)同时强调此过程将需要一些时间并具有很高的价格。</text:p>
      <text:p text:style-name="P4">
<text:span text:style-name="T5">
foto：konstantin liber</text:span>
</text:p>
      <text:p text:style-name="P4">
News Source: <text:a xlink:type="simple" xlink:href="https://www.ukrinform.ua/rubric-ato/3718231-ssa-virat-v-uspih-kontrnastupu-ukraini-radnik-bajdena.html" text:style-name="Internet_20_link" text:visited-style-name="Visited_20_Internet_20_Link">
https://www.ukrinform.ua/rubric-ato/3718231-ssa-virat-v-uspih-kontrnastupu-ukraini-radnik-bajdena.html</text:a>
</text:p>
      <!--NEWS-->
      <text:h text:style-name="P10" text:outline-level="1">
<text:span text:style-name="T4">
克里奇科检查了首都Holosiivskyi区的庇护所</text:span>
</text:h>
      <text:p text:style-name="P4">
作者: Ukrinform (Person)</text:p>
      <text:p text:style-name="P4">
出版商: Укринформ (Organization)</text:p>
      <text:p text:style-name="P4">
出版时间: 2023-06-04T-59:46:38+03:00</text:p>
      <text:p text:style-name="P4">
修改时间: 2023-06-04T19:46:38+03:00</text:p>
      <text:p text:style-name="P4">
描述: 检查基辅Holosiivskyi区的庇护所表明，某些地下室是私人拥有或租赁的，有些地下室在晚上没有装备或关闭。  - 乌克林。</text:p>
      <text:p text:style-name="P4">
图片: ['<text:a xlink:type="simple" xlink:href="https://static.ukrinform.com/photos/2022_03/thumb_files/630_360_1647199663-397.jpg" text:style-name="Internet_20_link" text:visited-style-name="Visited_20_Internet_20_Link">
630_360_16471...</text:a>
']</text:p>
      <text:p text:style-name="P4">
标签: ['Віталій Кличко', 'Київ', 'Укриття', 'Камишін']</text:p>
      <text:p text:style-name="P4">
类型: Article</text:p>
      <!--METADATA-->
      <text:p text:style-name="P4">
<draw:frame draw:style-name="fr1" draw:name="Image26" text:anchor-type="as-char" svg:width="6.9236in" svg:height="3.956343in" draw:z-index="0">
<draw:image xlink:href="../Images/yкринформ/2023-06-04T-59-46-38-03-00/630_360_1647199663-397.jpg" xlink:type="simple" xlink:show="embed" xlink:actuate="onLoad" draw:mime-type="image/jpeg"/>
</draw:frame>
基辅Holosiivskyi区的跳棋作证说，地下室的一部分是私人拥有或租赁的，有些是不装备或晚上的。</text:p>
      <text:p text:style-name="P4">
基辅维塔利·克里奇科(Klitschko)的市长在<text:a xlink:type="simple" xlink:href="https://t.me/vitaliy_klitschko/2070" text:style-name="Internet_20_link" text:visited-style-name="Visited_20_Internet_20_Link">
Telegram</text:a>
，报道乌克林福姆。</text:p>
      <text:p text:style-name="P4">
“第二天，我们与大臣亚历山大·卡米辛一起去(战略工业部长)我们看庇护所。 今天是创新的地区...避难所有问题。 特别是在Holosiiv中。私人手或租赁的酒窖的一部分。 有些人没有装备，在教育机构中的某个地方有配备，但是在晚上，它们被关闭了。”他说。</text:p>
      <text:p text:style-name="P4">
<text:span text:style-name="T4">
另请阅读：</text:span>
 <text:a xlink:type="simple" xlink:href="https://www.ukrinform.ua/rubric-kyiv/3718171-v-op-zaklikali-vladu-kieva-aknajsvidse-rozrobiti-algoritm-roboti-ukrittiv.html" text:style-name="Internet_20_link" text:visited-style-name="Visited_20_Internet_20_Link">
在OPP中，请尽快呼吁基辅权力发展算法，<text:span text:style-name="T4">
 shelter </text:span>
 tiv</text:a>
同时，克里奇科强调，他们的平衡器和地区负责人负责板块的布置和操作。 据他说，分配了地区政府的资金。 首都市长指出，检查小组的并发症“再次代表了基辅城市冠军管理局的代表”。</text:p>
      <text:p text:style-name="P4">
据乌克林福姆(Ukrinform)报道，总统办公室呼吁基辅当局尽快开发庇护所算法。</text:p>
      <text:p text:style-name="P4">
<text:span text:style-name="T4">
另请阅读：</text:span>
 <text:a xlink:type="simple" xlink:href="https://www.ukrinform.ua/rubric-kyiv/3718089-u-kievi-perevirili-ponad-tisacu-ukrittiv-polovina-z-nih-nepridatna-do-vikoristanna.html" text:style-name="Internet_20_link" text:visited-style-name="Visited_20_Internet_20_Link">
对于京凡人的人们推出了一个自我评估的聊天机器人<text:span text:style-name="T4">
隐藏</text:span>
(https://www.ukrinform.ua/rubric-kyiv/3718104-dla-kian-zapustili-catbot-dla-samostijnoi-ocinki-stanu-ukritta.html)战略工业部长亚历山大·卡米辛(Alexander Kamyshin)表示，迄今为止，在首都已经检查了1078个庇护所</text:a>
，一半的覆盖范围处于不满意的状态 - 不适合使用或佣金无法打开它们。</text:p>
      <text:p text:style-name="P4">
对于基辅的居民(https://www.ukrinform.ua/rubric-kyiv/3718104-dla-kian-zapustili-catbot-dla-samostijnoi-ocinki-stanu-ukritta.html)这使您可以自己评估存储设施。</text:p>
      <text:p text:style-name="P4">
News Source: <text:a xlink:type="simple" xlink:href="https://www.ukrinform.ua/rubric-kyiv/3718229-klicko-pereviriv-ukritta-u-golosiivskomu-rajoni-stolici.html" text:style-name="Internet_20_link" text:visited-style-name="Visited_20_Internet_20_Link">
https://www.ukrinform.ua/rubric-kyiv/3718229-klicko-pereviriv-ukritta-u-golosiivskomu-rajoni-stolici.html</text:a>
</text:p>
      <!--NEWS-->
      <text:h text:style-name="P10" text:outline-level="1">
<text:span text:style-name="T4">
检察官办公室已经开始对当今哈尔基夫地区的炮击进行预审</text:span>
</text:h>
      <text:p text:style-name="P4">
作者: Ukrinform (Person)</text:p>
      <text:p text:style-name="P4">
出版商: Укринформ (Organization)</text:p>
      <text:p text:style-name="P4">
出版时间: 2023-06-04T-61:26:00+03:00</text:p>
      <text:p text:style-name="P4">
修改时间: 2023-06-04T19:26:00+03:00</text:p>
      <text:p text:style-name="P4">
描述: Chuguevskaya，Kupyansk和Bogodukhiv地区检察官Kharkiv地区的检察官开始进行预审调查，该调查就侵犯俄罗斯联合会违反法律和战争习俗的事实进行了调查。  - 乌克林。</text:p>
      <text:p text:style-name="P4">
图片: ['<text:a xlink:type="simple" xlink:href="https://static.ukrinform.com/photos/2023_06/thumb_files/630_360_1685896300-603.jpeg" text:style-name="Internet_20_link" text:visited-style-name="Visited_20_Internet_20_Link">
630_360_16858...</text:a>
']</text:p>
      <text:p text:style-name="P4">
标签: ['Обстріл', 'Прокуратура', 'Харківщина', 'Війна з Росією']</text:p>
      <text:p text:style-name="P4">
类型: Article</text:p>
      <!--METADATA-->
      <text:p text:style-name="P4">
<draw:frame draw:style-name="fr1" draw:name="Image27" text:anchor-type="as-char" svg:width="6.9236in" svg:height="3.956343in" draw:z-index="0">
<draw:image xlink:href="../Images/yкринформ/2023-06-04T-61-26-00-03-00/630_360_1685896300-603.jpeg" xlink:type="simple" xlink:show="embed" xlink:actuate="onLoad" draw:mime-type="image/jpeg"/>
</draw:frame>
Chuguevskaya，Kupyansk和Bogodukhiv地区检察官Kharkiv地区的检察官开始了关于违反俄罗斯联合会战争骨盆法律的事实的预审调查。</text:p>
      <text:p text:style-name="P4">
正如乌克林福姆报道的那样，在[电报]中(https://t.me/pgo_gov_ua/12873)通知总检察长的新闻服务。</text:p>
      <text:p text:style-name="P4">
“根据Chuguev，Kupyansk和Bogodukhiv检察官办公室的程序指导，开始了预审前调查(艺术。 乌克兰《刑法》的438)“， - 证词读。</text:p>
      <text:p text:style-name="P4">
值得注意的是，根据调查，6月4日，俄罗斯军方<text:a xlink:type="simple" xlink:href="https://www.ukrinform.ua/tag-obstril" text:style-name="Internet_20_link" text:visited-style-name="Visited_20_Internet_20_Link">
被解雇</text:a>
Vovchansk。 由于敌对行为，两名平民同意。 地区住宅受到损害。 俄罗斯联邦武装部队的南部 - 大流浪者袭击了Peschane Kupyansk村，导致当地居民。</text:p>
      <text:p text:style-name="P4">
</text:p>
      <text:p text:style-name="P4">
<text:span text:style-name="T4">
另请阅读：</text:span>
 <text:a xlink:type="simple" xlink:href="https://www.ukrinform.ua/rubric-ato/3718185-zagarbniki-obstrilali-gromadu-na-harkivsini-dvoe-poranenih.html" text:style-name="Internet_20_link" text:visited-style-name="Visited_20_Internet_20_Link">
入侵者在哈尔基夫地区的社区开枪，两个人</text:a>
同时，大约在下午2:30，在Zolochiv Bohodukhiv区殴打俄罗斯入侵者。 根据初步数据，炮击是由炮兵制成的。 儿童和青少年创造力的故乡受到了损害。 两个人受伤。 警察的检察官记录了俄罗斯联邦武装侵略的后果。</text:p>
      <text:p text:style-name="P4">
</text:p>
      <text:p text:style-name="P4">
正如乌克林福姆报道的，<text:a xlink:type="simple" xlink:href="https://www.ukrinform.ua/rubric-regions/3718075-zagarbniki-za-dobu-obstrilali-120-naselenih-punktiv-ta-92-obekta-infrastrukturi.html" text:style-name="Internet_20_link" text:visited-style-name="Visited_20_Internet_20_Link">
最后一天的俄罗斯军队以1,120个定居点开火</text:a>
在92个基础设施中，有6名平民在6名平民中丧生，32名平民受伤。</text:p>
      <text:p text:style-name="P4">
<text:span text:style-name="T5">
foto：Kharkiv地区检察官办公室</text:span>
</text:p>
      <text:p text:style-name="P4">
News Source: <text:a xlink:type="simple" xlink:href="https://www.ukrinform.ua/rubric-regions/3718223-prokuratura-rozpocala-dosudovi-rozsliduvanna-za-faktom-sogodnisnogo-obstrilu-harkivsini.html" text:style-name="Internet_20_link" text:visited-style-name="Visited_20_Internet_20_Link">
https://www.ukrinform.ua/rubric-regions/3718223-prokuratura-rozpocala-dosudovi-rozsliduvanna-za-faktom-sogodnisnogo-obstrilu-harkivsini.html</text:a>
</text:p>
      <!--NEWS-->
      <text:h text:style-name="P10" text:outline-level="1">
<text:span text:style-name="T4">
在Kupiansk方向，俄罗斯军队炮击Masutivka，Lyman Pershyy，Kyslivka，Tabayivka，Ber ...</text:span>
</text:h>
      <text:p text:style-name="P4">
作者: liveuamap (Language: en)</text:p>
      <text:p text:style-name="P4">
时间: 2023-06-04T-7:09:00</text:p>
      <text:p text:style-name="P4">
地点: Lyman (Latitude:49.36046 Longtitude:37.95467)</text:p>
      <text:p text:style-name="P4">
视频: []</text:p>
      <text:p text:style-name="P4">
图片: []</text:p>
      <text:p text:style-name="P4">
标签: ["Russia"]</text:p>
      <text:p text:style-name="P4">
Id: 22567403</text:p>
      <!--METADATA-->
      <text:p text:style-name="P4">
在Kupiansk的指示，俄罗斯军队炮击了Masutivka，Lyman Pershyy，Kyslivka，Tabayivka，Kharkiv地区的Berestove和Luhansk地区的Novoselivske。</text:p>
      <text:p text:style-name="P4">
新闻集链接：<text:a xlink:type="simple" xlink:href="https://liveuamap.com/en/2023/4-june-at-kupiansk-direction-russian-army-shelled-masutivka" text:style-name="Internet_20_link" text:visited-style-name="Visited_20_Internet_20_Link">
https://liveuamap.com/en/2023/4-june-at-kupiansk-direction-russian-army-shelled-masutivka</text:a>
</text:p>
      <text:p text:style-name="P4">
News Source: <text:a xlink:type="simple" xlink:href="https://t.me/lumsrc/4984" text:style-name="Internet_20_link" text:visited-style-name="Visited_20_Internet_20_Link">
https://t.me/lumsrc/4984</text:a>
</text:p>
      <!--NEWS-->
      <text:h text:style-name="P10" text:outline-level="1">
<text:span text:style-name="T4">
由于来自乌克兰的德国难民之家发生了大火，一个孩子被杀</text:span>
</text:h>
      <text:p text:style-name="P4">
作者: Ukrinform (Person)</text:p>
      <text:p text:style-name="P4">
出版商: Укринформ (Organization)</text:p>
      <text:p text:style-name="P4">
出版时间: 2023-06-04T-7:50:00+03:00</text:p>
      <text:p text:style-name="P4">
修改时间: 2023-06-04T23:50:00+03:00</text:p>
      <text:p text:style-name="P4">
描述: 在德国城市阿波达（Apolda）的大火中，来自乌克兰的难民居住的房屋中，一个孩子被杀。  - 乌克林。</text:p>
      <text:p text:style-name="P4">
图片: ['<text:a xlink:type="simple" xlink:href="https://static.ukrinform.com/photos/2023_05/thumb_files/630_360_1684216466-149.jpg" text:style-name="Internet_20_link" text:visited-style-name="Visited_20_Internet_20_Link">
630_360_16842...</text:a>
']</text:p>
      <text:p text:style-name="P4">
标签: ['Діти', 'Німеччина', 'Пожежа', 'Смерть', 'Україна', 'Біженці']</text:p>
      <text:p text:style-name="P4">
类型: Article</text:p>
      <!--METADATA-->
      <text:p text:style-name="P4">
<draw:frame draw:style-name="fr1" draw:name="Image32" text:anchor-type="as-char" svg:width="6.9236in" svg:height="3.956343in" draw:z-index="0">
<draw:image xlink:href="../Images/yкринформ/2023-06-04T-7-50-00-03-00/630_360_1684216466-149.jpg" xlink:type="simple" xlink:show="embed" xlink:actuate="onLoad" draw:mime-type="image/jpeg"/>
</draw:frame>
在德国城市阿波尔德(Apoldd)的那段时间里，来自乌克兰难民居住的房屋中，一个孩子被杀。</text:p>
      <text:p text:style-name="P4">
乌克林福姆报道，该地区内政部负责人在Twitter上报道了这一点。</text:p>
      <text:p text:style-name="P4">
主席说：“今天，一个孩子在阿波尔达被杀，阿波尔达和他的家人一起寻求对普京炸弹的辩护。”</text:p>
      <text:p text:style-name="P4">
他还说，他会尽力找出大火的原因。</text:p>
      <text:p text:style-name="Quotations">

<text:p text:style-name="P4">
在[#apolda&gt;
]中(https://twitter.com/hashtag/Apolda?src=hash&amp;ref_src=twsrc%5Etfw)今天去世&gt;
今天，一个孩子正在寻找与家人一起保护普京炸弹的孩子。 在这样的日子里，一个人可能会感到绝望。 我将竭尽所能&gt;
告知火灾的原因。 它必须在这里占上风&gt;
完全清晰。&gt;
&gt;
  -  georg_maier(@georgmaier8)<text:a xlink:type="simple" xlink:href="https://twitter.com/GeorgMaier8/status/1665405580440207361" text:style-name="Internet_20_link" text:visited-style-name="Visited_20_Internet_20_Link">
2023年6月4日&gt;
</text:a>
我们将提醒：早些时候，乌克兰驻德国Alexei Makeev的大使报道说<text:span text:style-name="T4">
 _ <text:a xlink:type="simple" xlink:href="https://www.ukrinform.ua/rubric-society/3718257-u-pritulku-dla-bizenciv-z-ukraini-vinikla-pozeza-e-postrazdali-posol-v-nimeccini.html" text:style-name="Internet_20_link" text:visited-style-name="Visited_20_Internet_20_Link">
根据初步信息，大火的结果是有受害者。</text:a>
_ </text:span>
</text:p>

</text:p>
      <text:p text:style-name="P4">
<text:span text:style-name="T5">
照片说明性</text:span>
</text:p>
      <text:p text:style-name="P4">
News Source: <text:a xlink:type="simple" xlink:href="https://www.ukrinform.ua/rubric-world/3718265-vnaslidok-pozezi-u-nimeckomu-budinku-dla-bizenciv-z-ukraini-zaginula-ditina.html" text:style-name="Internet_20_link" text:visited-style-name="Visited_20_Internet_20_Link">
https://www.ukrinform.ua/rubric-world/3718265-vnaslidok-pozezi-u-nimeckomu-budinku-dla-bizenciv-z-ukraini-zaginula-ditina.html</text:a>
</text:p>
      <!--NEWS-->
      <text:h text:style-name="P10" text:outline-level="1">
<text:span text:style-name="T4">
在莱曼（Lyman）的指示，俄罗斯军队炮击Makiyivka，Nevske，Luhansk地区的Bilohorivka和...</text:span>
</text:h>
      <text:p text:style-name="P4">
作者: liveuamap (Language: en)</text:p>
      <text:p text:style-name="P4">
时间: 2023-06-04T-9:09:00</text:p>
      <text:p text:style-name="P4">
地点: Siversk (Latitude:48.87239 Longtitude:38.09372)</text:p>
      <text:p text:style-name="P4">
视频: []</text:p>
      <text:p text:style-name="P4">
图片: []</text:p>
      <text:p text:style-name="P4">
标签: ["Russia"]</text:p>
      <text:p text:style-name="P4">
Id: 22567402</text:p>
      <!--METADATA-->
      <text:p text:style-name="P4">
在莱曼(Lyman)的方向上，俄罗斯军队炮击了Makiyivka，Nevske，Bilohorivka Ofluhansk地区和Donetskregion的Verkhnokamyanske，Torske，Spirne和Rozdolivka。 俄罗斯航空在乌克兰武装部队的武装部队总参谋长中在卢汉斯克地区的Bilohorivka进行了空袭</text:p>
      <text:p text:style-name="P4">
新闻集链接：<text:a xlink:type="simple" xlink:href="https://liveuamap.com/en/2023/4-june-at-lyman-direction-russian-army-shelled-makiyivka" text:style-name="Internet_20_link" text:visited-style-name="Visited_20_Internet_20_Link">
https://liveuamap.com/en/2023/4-june-at-yman-direction-russian-army-shelled-makiyivka</text:a>
</text:p>
      <text:p text:style-name="P4">
News Source: <text:a xlink:type="simple" xlink:href="https://t.me/lumsrc/4985" text:style-name="Internet_20_link" text:visited-style-name="Visited_20_Internet_20_Link">
https://t.me/lumsrc/4985</text:a>
</text:p>
      <!--NEWS-->
      <text:h text:style-name="P10" text:outline-level="1">
<text:span text:style-name="T4">
士兵在边境射击：以色列要求埃及在恐怖袭击调查中合作</text:span>
</text:h>
      <text:p text:style-name="P4">
作者: Ukrinform (Person)</text:p>
      <text:p text:style-name="P4">
出版商: Укринформ (Organization)</text:p>
      <text:p text:style-name="P4">
出版时间: 2023-06-04T-9:33:00+03:00</text:p>
      <text:p text:style-name="P4">
修改时间: 2023-06-04T23:33:00+03:00</text:p>
      <text:p text:style-name="P4">
描述: 以色列总理本杰明·内塔尼亚加（Benjamin Netanyaga）于6月4日星期日在一天前在与埃及边境的一次政府会议上发表评论，这导致三名沙特哈尔士兵死亡。  - 乌克林。</text:p>
      <text:p text:style-name="P4">
图片: ['<text:a xlink:type="simple" xlink:href="https://static.ukrinform.com/photos/2023_06/thumb_files/630_360_1685798592-438.jpg" text:style-name="Internet_20_link" text:visited-style-name="Visited_20_Internet_20_Link">
630_360_16857...</text:a>
']</text:p>
      <text:p text:style-name="P4">
标签: ['Єгипет', 'Ізраїль', 'Теракт', 'Кордон', 'Розстріл']</text:p>
      <text:p text:style-name="P4">
类型: Article</text:p>
      <!--METADATA-->
      <text:p text:style-name="P4">
<draw:frame draw:style-name="fr1" draw:name="Image33" text:anchor-type="as-char" svg:width="6.9236in" svg:height="3.956343in" draw:z-index="0">
<draw:image xlink:href="../Images/yкринформ/2023-06-04T-9-33-00-03-00/630_360_1685798592-438.jpg" xlink:type="simple" xlink:show="embed" xlink:actuate="onLoad" draw:mime-type="image/jpeg"/>
</draw:frame>
以色列总理本杰明·内塔尼亚加(Benjamin Netanyaga)于6月4日星期日发表在一天前遭受恐怖袭击与埃及边境的恐怖袭击，这导致了三名沙赫尔士兵。</text:p>
      <text:p text:style-name="P4">
根据乌克林福姆的报道，它报告了<text:a xlink:type="simple" xlink:href="https://www.vesty.co.il/main/article/hk1mvyqih#autoplay" text:style-name="Internet_20_link" text:visited-style-name="Visited_20_Internet_20_Link">
vesty.co.il。</text:a>
“与埃及边界的事件是严重和非凡的。 将进行彻底的检查。 <text:span text:style-name="T4">
 <text:a xlink:type="simple" xlink:href="https://www.ukrinform.ua/tag-izrail" text:style-name="Internet_20_link" text:visited-style-name="Visited_20_Internet_20_Link">
以色列</text:a>
</text:span>
他告诉埃及领导人，他希望对该活动进行彻底的联合分析。 这是我们在安全领域共同重要合作的一部分。” Netanyag说。</text:p>
      <text:p text:style-name="P4">
他还向堕落士兵的家属表示哀悼。</text:p>
      <text:p text:style-name="P4">
之后，总理承诺，政府将得出有关边境地区的所有适当结论，在那里，走私者仍在运作，并不时地恐怖分子袭击以色列士兵。</text:p>
      <text:p text:style-name="P4">
<text:span text:style-name="T4">
另请阅读：</text:span>
 <text:span text:style-name="T4">
 <text:a xlink:type="simple" xlink:href="https://www.ukrinform.ua/rubric-world/3716247-v-izraili-palestinski-bojoviki-rozstrilali-colovika-v-avto.html" text:style-name="Internet_20_link" text:visited-style-name="Visited_20_Internet_20_Link">
在以色列的巴勒斯坦武装分子射击了一个瓦托的人</text:a>
</text:span>
</text:p>
      <text:p text:style-name="P4">
内塔尼亚格说：“我们将尽一切努力使这种悲惨的事件更加独特。”</text:p>
      <text:p text:style-name="P4">
如_ <text:span text:style-name="T4">
 <text:a xlink:type="simple" xlink:href="https://www.ukrinform.ua/rubric-world/3717867-egipetskij-policejskij-zastreliv-troh-izrailskih-vijskovih-na-kordoni-zmi.html" text:style-name="Internet_20_link" text:visited-style-name="Visited_20_Internet_20_Link">
报告</text:a>
</text:span>
埃及警察开枪射击了两名以色列士兵，在周六早上在边界的边界上是质量。 几个小时后，第二家Surfront商店被以色列武装部队的朝圣士兵杀害。</text:p>
      <text:p text:style-name="P4">
News Source: <text:a xlink:type="simple" xlink:href="https://www.ukrinform.ua/rubric-world/3718219-rozstril-soldativ-na-kordoni-izrail-vimagae-vid-egiptu-spivpracuvati-u-rozsliduvanni-teraktu.html" text:style-name="Internet_20_link" text:visited-style-name="Visited_20_Internet_20_Link">
https://www.ukrinform.ua/rubric-world/3718219-rozstril-soldativ-na-kordoni-izrail-vimagae-vid-egiptu-spivpracuvati-u-rozsliduvanni-teraktu.html</text:a>
</text:p>
      <!--NEWS-->
      <text:h text:style-name="P10" text:outline-level="1">
<text:span text:style-name="T4">
2岁的孩子因dnipropetrovsk的Pidhorodnie在俄罗斯导弹罢工而丧生...</text:span>
</text:h>
      <text:p text:style-name="P4">
作者: liveuamap (Language: en)</text:p>
      <text:p text:style-name="P4">
时间: 2023-06-04T01:24:19</text:p>
      <text:p text:style-name="P4">
地点: Dnipro (Latitude:48.56729 Longtitude:35.09892)</text:p>
      <text:p text:style-name="P4">
视频: []</text:p>
      <text:p text:style-name="P4">
图片: ["<text:a xlink:type="simple" xlink:href="https://liveuamap.com/pics/2023/06/04/22567388_0.jpg" text:style-name="Internet_20_link" text:visited-style-name="Visited_20_Internet_20_Link">
22567388_0.jpg</text:a>
", "<text:a xlink:type="simple" xlink:href="https://liveuamap.com/pics/2023/06/04/22567388_1.jpg" text:style-name="Internet_20_link" text:visited-style-name="Visited_20_Internet_20_Link">
22567388_1.jpg</text:a>
", "<text:a xlink:type="simple" xlink:href="https://liveuamap.com/pics/2023/06/04/22567388_2.jpg" text:style-name="Internet_20_link" text:visited-style-name="Visited_20_Internet_20_Link">
22567388_2.jpg</text:a>
", "<text:a xlink:type="simple" xlink:href="https://liveuamap.com/pics/2023/06/04/22567388_3.jpg" text:style-name="Internet_20_link" text:visited-style-name="Visited_20_Internet_20_Link">
22567388_3.jpg</text:a>
", "<text:a xlink:type="simple" xlink:href="https://liveuamap.com/pics/2023/06/04/22567388_4.jpg" text:style-name="Internet_20_link" text:visited-style-name="Visited_20_Internet_20_Link">
22567388_4.jpg</text:a>
"]</text:p>
      <text:p text:style-name="P4">
标签: []</text:p>
      <text:p text:style-name="P4">
Id: 22567388</text:p>
      <!--METADATA-->
      <text:p text:style-name="P4">
2岁儿童因俄罗斯导弹罢工而在Dnipropetrovsk地区的Pidhorodne杀害，22人受伤  <draw:frame draw:style-name="fr1" draw:name="Image34" text:anchor-type="as-char" svg:width="6.9236in" svg:height="5.210009in" draw:z-index="0">
<draw:image xlink:href="../Images/liveuamap/2023-06-04T01-24-19/22567388_0.jpg" xlink:type="simple" xlink:show="embed" xlink:actuate="onLoad" draw:mime-type="image/jpeg"/>
</draw:frame>
<draw:frame draw:style-name="fr1" draw:name="Image35" text:anchor-type="as-char" svg:width="6.9236in" svg:height="4.967683in" draw:z-index="0">
<draw:image xlink:href="../Images/liveuamap/2023-06-04T01-24-19/22567388_1.jpg" xlink:type="simple" xlink:show="embed" xlink:actuate="onLoad" draw:mime-type="image/jpeg"/>
</draw:frame>
<draw:frame draw:style-name="fr1" draw:name="Image36" text:anchor-type="as-char" svg:width="6.9236in" svg:height="5.210009in" draw:z-index="0">
<draw:image xlink:href="../Images/liveuamap/2023-06-04T01-24-19/22567388_2.jpg" xlink:type="simple" xlink:show="embed" xlink:actuate="onLoad" draw:mime-type="image/jpeg"/>
</draw:frame>
<draw:frame draw:style-name="fr1" draw:name="Image37" text:anchor-type="as-char" svg:width="6.9236in" svg:height="4.716703in" draw:z-index="0">
<draw:image xlink:href="../Images/liveuamap/2023-06-04T01-24-19/22567388_3.jpg" xlink:type="simple" xlink:show="embed" xlink:actuate="onLoad" draw:mime-type="image/jpeg"/>
</draw:frame>
<draw:frame draw:style-name="fr1" draw:name="Image38" text:anchor-type="as-char" svg:width="6.9236in" svg:height="5.210009in" draw:z-index="0">
<draw:image xlink:href="../Images/liveuamap/2023-06-04T01-24-19/22567388_4.jpg" xlink:type="simple" xlink:show="embed" xlink:actuate="onLoad" draw:mime-type="image/jpeg"/>
</draw:frame>
新闻集链接：[https://liveuamap.com/en/2023/4-june-2年2岁 -  Child-Child-kill-as-result-of俄罗斯 - 俄罗斯 - 俄罗斯 - 俄罗斯 - 俄罗斯 - 俄罗斯人]](https://liveuamap.com/en/2023/4-june-2-years-old-child-killed-as-result-of-russian-missile)</text:p>
      <text:p text:style-name="P4">
News Source: <text:a xlink:type="simple" xlink:href="https://t.me/hyevuy_dnepr/53601" text:style-name="Internet_20_link" text:visited-style-name="Visited_20_Internet_20_Link">
https://t.me/hyevuy_dnepr/53601</text:a>
</text:p>
      <!--NEWS-->
      <text:h text:style-name="P10" text:outline-level="1">
<text:span text:style-name="T4">
6枚巡航导弹中有4枚和5架5架无人机中的3枚被击落</text:span>
</text:h>
      <text:p text:style-name="P4">
作者: liveuamap (Language: en)</text:p>
      <text:p text:style-name="P4">
时间: 2023-06-04T01:26:25</text:p>
      <text:p text:style-name="P4">
地点: Ukraine (Latitude:48.68733 Longtitude:32.15149)</text:p>
      <text:p text:style-name="P4">
视频: []</text:p>
      <text:p text:style-name="P4">
图片: ["<text:a xlink:type="simple" xlink:href="https://liveuamap.com/pics/2023/06/04/22567389_0.jpg" text:style-name="Internet_20_link" text:visited-style-name="Visited_20_Internet_20_Link">
22567389_0.jpg</text:a>
"]</text:p>
      <text:p text:style-name="P4">
标签: []</text:p>
      <text:p text:style-name="P4">
Id: 22567389</text:p>
      <!--METADATA-->
      <text:p text:style-name="P4">
6枚巡航导弹中有4枚和5架5架无人机中的3枚被击落</text:p>
      <text:p text:style-name="P4">
<draw:frame draw:style-name="fr1" draw:name="Image39" text:anchor-type="as-char" svg:width="6.9236in" svg:height="6.9236in" draw:z-index="0">
<draw:image xlink:href="../Images/liveuamap/2023-06-04T01-26-25/22567389_0.jpg" xlink:type="simple" xlink:show="embed" xlink:actuate="onLoad" draw:mime-type="image/jpeg"/>
</draw:frame>
新闻集链接：<text:a xlink:type="simple" xlink:href="https://liveuamap.com/en/2023/4-june-4-of-6-cruise-missiles-and-3-of-5-drones-were-shot" text:style-name="Internet_20_link" text:visited-style-name="Visited_20_Internet_20_Link">
https://liveuamap.com/en/2023/4-june-4-june-4-june-6-cruise-missiles-missiles-and-3-of-5-drones-where-shot</text:a>
</text:p>
      <text:p text:style-name="P4">
News Source: <text:a xlink:type="simple" xlink:href="https://t.me/kpszsu/2553" text:style-name="Internet_20_link" text:visited-style-name="Visited_20_Internet_20_Link">
https://t.me/kpszsu/2553</text:a>
</text:p>
      <!--NEWS-->
      <text:h text:style-name="P10" text:outline-level="1">
<text:span text:style-name="T4">
尼科波尔的损失是俄罗斯炮击的结果</text:span>
</text:h>
      <text:p text:style-name="P4">
作者: liveuamap (Language: en)</text:p>
      <text:p text:style-name="P4">
时间: 2023-06-04T01:29:48</text:p>
      <text:p text:style-name="P4">
地点: Zaporizhia (Latitude:47.56471 Longtitude:34.39219)</text:p>
      <text:p text:style-name="P4">
视频: []</text:p>
      <text:p text:style-name="P4">
图片: ["<text:a xlink:type="simple" xlink:href="https://liveuamap.com/pics/2023/06/04/22567390_0.jpg" text:style-name="Internet_20_link" text:visited-style-name="Visited_20_Internet_20_Link">
22567390_0.jpg</text:a>
", "<text:a xlink:type="simple" xlink:href="https://liveuamap.com/pics/2023/06/04/22567390_1.jpg" text:style-name="Internet_20_link" text:visited-style-name="Visited_20_Internet_20_Link">
22567390_1.jpg</text:a>
", "<text:a xlink:type="simple" xlink:href="https://liveuamap.com/pics/2023/06/04/22567390_2.jpg" text:style-name="Internet_20_link" text:visited-style-name="Visited_20_Internet_20_Link">
22567390_2.jpg</text:a>
"]</text:p>
      <text:p text:style-name="P4">
标签: ["Europe", "Central and Eastern Europe"]</text:p>
      <text:p text:style-name="P4">
Id: 22567390</text:p>
      <!--METADATA-->
      <text:p text:style-name="P4">
尼科波尔的损失是俄罗斯炮击的结果</text:p>
      <text:p text:style-name="P4">
<draw:frame draw:style-name="fr1" draw:name="Image40" text:anchor-type="as-char" svg:width="6.9236in" svg:height="5.1927in" draw:z-index="0">
<draw:image xlink:href="../Images/liveuamap/2023-06-04T01-29-48/22567390_0.jpg" xlink:type="simple" xlink:show="embed" xlink:actuate="onLoad" draw:mime-type="image/jpeg"/>
</draw:frame>
<draw:frame draw:style-name="fr1" draw:name="Image41" text:anchor-type="as-char" svg:width="6.9236in" svg:height="5.1927in" draw:z-index="0">
<draw:image xlink:href="../Images/liveuamap/2023-06-04T01-29-48/22567390_1.jpg" xlink:type="simple" xlink:show="embed" xlink:actuate="onLoad" draw:mime-type="image/jpeg"/>
</draw:frame>
<draw:frame draw:style-name="fr1" draw:name="Image42" text:anchor-type="as-char" svg:width="6.9236in" svg:height="5.1927in" draw:z-index="0">
<draw:image xlink:href="../Images/liveuamap/2023-06-04T01-29-48/22567390_2.jpg" xlink:type="simple" xlink:show="embed" xlink:actuate="onLoad" draw:mime-type="image/jpeg"/>
</draw:frame>
新闻集链接：<text:a xlink:type="simple" xlink:href="https://liveuamap.com/en/2023/4-june-damage-in-nikopol-as-result-of-russian-artillery-shelling" text:style-name="Internet_20_link" text:visited-style-name="Visited_20_Internet_20_Link">
https://liveuamap.com/en/2023/4-june-damage-in-nikopol-as-as-result-us-oussian-russian-artillery sheller</text:a>
</text:p>
      <text:p text:style-name="P4">
News Source: <text:a xlink:type="simple" xlink:href="https://t.me/dneproperatyv/64568" text:style-name="Internet_20_link" text:visited-style-name="Visited_20_Internet_20_Link">
https://t.me/dneproperatyv/64568</text:a>
</text:p>
      <!--NEWS-->
      <text:h text:style-name="P10" text:outline-level="1">
<text:span text:style-name="T4">
根据职业当局的说法，一架无人机在Dzhankoi被击落</text:span>
</text:h>
      <text:p text:style-name="P4">
作者: liveuamap (Language: en)</text:p>
      <text:p text:style-name="P4">
时间: 2023-06-04T02:21:55</text:p>
      <text:p text:style-name="P4">
地点: Armiansk, (Latitude:45.70642 Longtitude:34.41914)</text:p>
      <text:p text:style-name="P4">
视频: []</text:p>
      <text:p text:style-name="P4">
图片: []</text:p>
      <text:p text:style-name="P4">
标签: ["Europe", "Central and Eastern Europe"]</text:p>
      <text:p text:style-name="P4">
Id: 22567392</text:p>
      <!--METADATA-->
      <text:p text:style-name="P4">
根据职业当局的说法，一架无人机在Dzhankoi被击落</text:p>
      <text:p text:style-name="P4">
新闻集链接：<text:a xlink:type="simple" xlink:href="https://liveuamap.com/en/2023/4-june-a-drone-was-shot-down-in-dzhankoi-according-to-occupational" text:style-name="Internet_20_link" text:visited-style-name="Visited_20_Internet_20_Link">
https://liveuamap.com/en/2023/4-june-a-drone-was-was-shot-hot-down-in-dzhankoi-cording-to-copcortation</text:a>
</text:p>
      <text:p text:style-name="P4">
News Source: <text:a xlink:type="simple" xlink:href="https://t.me/rusbrief/122980" text:style-name="Internet_20_link" text:visited-style-name="Visited_20_Internet_20_Link">
https://t.me/rusbrief/122980</text:a>
</text:p>
      <!--NEWS-->
      <text:h text:style-name="P10" text:outline-level="1">
<text:span text:style-name="T4">
在贝尔戈罗德地区的穆罗姆村报道的炮击</text:span>
</text:h>
      <text:p text:style-name="P4">
作者: liveuamap (Language: en)</text:p>
      <text:p text:style-name="P4">
时间: 2023-06-04T02:43:28</text:p>
      <text:p text:style-name="P4">
地点: Belgorod (Latitude:50.30293 Longtitude:36.70944)</text:p>
      <text:p text:style-name="P4">
视频: []</text:p>
      <text:p text:style-name="P4">
图片: []</text:p>
      <text:p text:style-name="P4">
标签: []</text:p>
      <text:p text:style-name="P4">
Id: 22567394</text:p>
      <!--METADATA-->
      <text:p text:style-name="P4">
在贝尔戈罗德地区的穆罗姆村报道的炮击</text:p>
      <text:p text:style-name="P4">
新闻集链接：<text:a xlink:type="simple" xlink:href="https://liveuamap.com/en/2023/4-june-shelling-reported-in-murom-village-of-belgorod-region" text:style-name="Internet_20_link" text:visited-style-name="Visited_20_Internet_20_Link">
https://liveuamap.com/en/2023/4-june-shelling-reported-in-murom-village-of-belgorod-rigion</text:a>
</text:p>
      <text:p text:style-name="P4">
News Source: <text:a xlink:type="simple" xlink:href="https://t.me/bbbreaking/156991" text:style-name="Internet_20_link" text:visited-style-name="Visited_20_Internet_20_Link">
https://t.me/bbbreaking/156991</text:a>
</text:p>
      <!--NEWS-->
      <text:h text:style-name="P10" text:outline-level="1">
<text:span text:style-name="T4">
5个无人机被防空击落，另外4个无人机被电子战拦截...</text:span>
</text:h>
      <text:p text:style-name="P4">
作者: liveuamap (Language: en)</text:p>
      <text:p text:style-name="P4">
时间: 2023-06-04T02:59:37</text:p>
      <text:p text:style-name="P4">
地点: Armiansk, (Latitude:45.69935 Longtitude:34.41896)</text:p>
      <text:p text:style-name="P4">
视频: []</text:p>
      <text:p text:style-name="P4">
图片: []</text:p>
      <text:p text:style-name="P4">
标签: ["Europe"]</text:p>
      <text:p text:style-name="P4">
Id: 22567395</text:p>
      <!--METADATA-->
      <text:p text:style-name="P4">
5架无人机被防空击落，在克里米亚，又有4个无人机被拦截</text:p>
      <text:p text:style-name="P4">
新闻集链接：<text:a xlink:type="simple" xlink:href="https://liveuamap.com/en/2023/4-june-5-drones-were-shot-down-by-air-defense-4-more-drones" text:style-name="Internet_20_link" text:visited-style-name="Visited_20_Internet_20_Link">
https://liveuamap.com/en/2023/4-june-5-drones-were-were-here-shot-down-down-by-air-defense-4-more-rones-rones</text:a>
</text:p>
      <text:p text:style-name="P4">
News Source: <text:a xlink:type="simple" xlink:href="https://t.me/shot_shot/52377" text:style-name="Internet_20_link" text:visited-style-name="Visited_20_Internet_20_Link">
https://t.me/shot_shot/52377</text:a>
</text:p>
      <!--NEWS-->
      <text:h text:style-name="P10" text:outline-level="1">
<text:span text:style-name="T4">
在Sivershchyna和Slobozhanschyna的指示俄罗斯军队炮击Hremyach，Hay，Dmytrivka ...</text:span>
</text:h>
      <text:p text:style-name="P4">
作者: liveuamap (Language: en)</text:p>
      <text:p text:style-name="P4">
时间: 2023-06-04T03:09:00</text:p>
      <text:p text:style-name="P4">
地点: Vovchansk (Latitude:50.18014 Longtitude:37.61272)</text:p>
      <text:p text:style-name="P4">
视频: []</text:p>
      <text:p text:style-name="P4">
图片: []</text:p>
      <text:p text:style-name="P4">
标签: ["Russia"]</text:p>
      <text:p text:style-name="P4">
Id: 22567404</text:p>
      <!--METADATA-->
      <text:p text:style-name="P4">
在Sivershchyna和Slbozhanschyna的指示，俄罗斯军队炮击了Chernihiv地区的Hay，Hay，Dmytrivka； Atynske，Bezsalivka，Oleksandrivka，Yunakivka，Mohrytstst，Stepok，Sumy地区的Velyka Pysarivka，Ivashky，Udy，udy，veteryacacacacacacacacacacacacacaca。 Ove，Kharkiv地区的Budarkyand Chuhunivka。 俄罗斯航空公司Arttrike Attysche，乌克兰武装部队的总参谋部在晨报中说</text:p>
      <text:p text:style-name="P4">
新闻集链接：(https://liveuamap.com/en/2023/4-june-at-sivershchyna-and-slobozhanschyna-directions-russian)</text:p>
      <text:p text:style-name="P4">
News Source: <text:a xlink:type="simple" xlink:href="https://t.me/lumsrc/4983" text:style-name="Internet_20_link" text:visited-style-name="Visited_20_Internet_20_Link">
https://t.me/lumsrc/4983</text:a>
</text:p>
      <!--NEWS-->
      <text:h text:style-name="P10" text:outline-level="1">
<text:span text:style-name="T4">
俄罗斯部队在顿涅茨克和卢汉斯克地区采取进攻行动。 乌克兰军事...</text:span>
</text:h>
      <text:p text:style-name="P4">
作者: liveuamap (Language: en)</text:p>
      <text:p text:style-name="P4">
时间: 2023-06-04T03:14:32</text:p>
      <text:p text:style-name="P4">
地点: Marinka, Donetsk Oblast (Latitude:47.93682 Longtitude:37.49908)</text:p>
      <text:p text:style-name="P4">
视频: []</text:p>
      <text:p text:style-name="P4">
图片: []</text:p>
      <text:p text:style-name="P4">
标签: ["Russia"]</text:p>
      <text:p text:style-name="P4">
Id: 22567396</text:p>
      <!--METADATA-->
      <text:p text:style-name="P4">
俄罗斯部队在顿涅茨克和卢汉斯克地区进行进攻行动。乌克兰军队与卢汉斯克地区，卢汉斯克地区的诺夫斯克斯克附近的俄罗斯军队进行了23次战斗，卢汉斯克地区的比洛诺夫卡和斯皮尔内斯克地区，伊瓦尼维斯克·霍拉(Ivanivske and Maryinka of Maryinka of Maryinka of consecte) 早晨报告</text:p>
      <text:p text:style-name="P4">
新闻集链接：<text:a xlink:type="simple" xlink:href="https://liveuamap.com/en/2023/4-june-russian-forces-conducting-offensive-actions-in-donetsk" text:style-name="Internet_20_link" text:visited-style-name="Visited_20_Internet_20_Link">
https://liveuamap.com/en/2023/4-june-russian-forces-conducting-conductions-condermistion-actions-in-in-donetsk</text:a>
</text:p>
      <text:p text:style-name="P4">
News Source: <text:a xlink:type="simple" xlink:href="https://t.me/lumsrc/4991" text:style-name="Internet_20_link" text:visited-style-name="Visited_20_Internet_20_Link">
https://t.me/lumsrc/4991</text:a>
</text:p>
      <!--NEWS-->
      <text:h text:style-name="P10" text:outline-level="1">
<text:span text:style-name="T4">
炮击在穆伦（Murom</text:span>
</text:h>
      <text:p text:style-name="P4">
作者: liveuamap (Language: en)</text:p>
      <text:p text:style-name="P4">
时间: 2023-06-04T06:46:36</text:p>
      <text:p text:style-name="P4">
地点: Belgorod (Latitude:50.41442 Longtitude:36.88877)</text:p>
      <text:p text:style-name="P4">
视频: []</text:p>
      <text:p text:style-name="P4">
图片: []</text:p>
      <text:p text:style-name="P4">
标签: ["Russia", "Central and Eastern Europe"]</text:p>
      <text:p text:style-name="P4">
Id: 22567487</text:p>
      <!--METADATA-->
      <text:p text:style-name="P4">
炮击报道在穆罗姆(Murom)，诺瓦亚·塔沃尔尔尔尔济巴(Novaya Tavolzhanka)村庄，Schebekyne Town ofbelgorod地区</text:p>
      <text:p text:style-name="P4">
新闻集链接：<text:a xlink:type="simple" xlink:href="https://liveuamap.com/en/2023/4-june-shelling-reported-in-murom-novaya-tavolzhanka-villages" text:style-name="Internet_20_link" text:visited-style-name="Visited_20_Internet_20_Link">
https://liveuamap.com/en/2023/4-june-shelling-reported-in-murom-novaya-tavolzhanka-villages</text:a>
</text:p>
      <text:p text:style-name="P4">
News Source: <text:a xlink:type="simple" xlink:href="https://t.me/zhest_belgorod/27791" text:style-name="Internet_20_link" text:visited-style-name="Visited_20_Internet_20_Link">
https://t.me/zhest_belgorod/27791</text:a>
</text:p>
      <!--NEWS-->
      <text:h text:style-name="P10" text:outline-level="1">
<text:span text:style-name="T4">
中国军舰几乎面对台湾海峡的美国驱逐舰</text:span>
</text:h>
      <text:p text:style-name="P4">
作者: Ukrinform (Person)</text:p>
      <text:p text:style-name="P4">
出版商: Укринформ (Organization)</text:p>
      <text:p text:style-name="P4">
出版时间: 2023-06-04T09:36:57+03:00</text:p>
      <text:p text:style-name="P4">
修改时间: 2023-06-04T09:36:57+03:00</text:p>
      <text:p text:style-name="P4">
描述: 中国军舰在直接和危险的亲密关系中两次进行，在台湾海峡的美国驱逐舰钟声附近进行了危险的动作，几乎没有失败。  - 乌克林。</text:p>
      <text:p text:style-name="P4">
图片: ['<text:a xlink:type="simple" xlink:href="https://static.ukrinform.com/photos/2023_06/thumb_files/630_360_1685860596-935.jpg" text:style-name="Internet_20_link" text:visited-style-name="Visited_20_Internet_20_Link">
630_360_16858...</text:a>
']</text:p>
      <text:p text:style-name="P4">
标签: ['Китай', 'США', 'Тайвань', 'Корабель']</text:p>
      <text:p text:style-name="P4">
类型: Article</text:p>
      <!--METADATA-->
      <text:p text:style-name="P4">
<draw:frame draw:style-name="fr1" draw:name="Image43" text:anchor-type="as-char" svg:width="6.9236in" svg:height="3.959503in" draw:z-index="0">
<draw:image xlink:href="../Images/yкринформ/2023-06-04T09-36-57-03-00/630_360_1685860596-935.jpg" xlink:type="simple" xlink:show="embed" xlink:actuate="onLoad" draw:mime-type="image/jpeg"/>
</draw:frame>
Luyanh III中国船在直接和危险的直接和危险中，紧密体现的危险演习在美国驱逐舰钟阳附近，海峡的海峡几乎没有任何过失。</text:p>
      <text:p text:style-name="P4">
关于它<text:a xlink:type="simple" xlink:href="https://www.pacom.mil/Media/News/News-Article-View/Article/3415952/usindopacom-statement-on-unsafe-maritime-interaction/" text:style-name="Internet_20_link" text:visited-style-name="Visited_20_Internet_20_Link">
报告</text:a>
报道说，美国武装部队的印度太平洋指挥官报道。</text:p>
      <text:p text:style-name="P4">
值得注意的是，美国驱逐舰(DDG 93)与Kankad Fregate HMCS蒙特利尔一起(FFH 336)6月3日，他们制作了计划的短暂尼克<text:a xlink:type="simple" xlink:href="https://www.ukrinform.ua/tag-tajvan" text:style-name="Internet_20_link" text:visited-style-name="Visited_20_Internet_20_Link">
台湾</text:a>
水域中的海峡，航行自由和跨度死亡。 此时，中国驱逐舰Luyanh IIIDDG 132(Prc ly 132)他在Destmintsys附近以危险的方式进行了演习。</text:p>
      <text:p text:style-name="P4">
根据声明，卢扬三世在左侧赶上了春勋，并以150码的距离进行了表演(137米)，因此美国船将速度降低至10节，以避免碰撞。 之后，中国的边界重复了动作，但在2000码的距离处(1828 метрів).</text:p>
      <text:p text:style-name="P4">
Канадське видання Global Times, журналісти якого були на борту HMCS Montreal,<text:a xlink:type="simple" xlink:href="https://globalnews.ca/news/9743650/china-warship-nearly-hits-us-destroyer-taiwan-strait/" text:style-name="Internet_20_link" text:visited-style-name="Visited_20_Internet_20_Link">
 зафільмувало </text:a>
事件。</text:p>
      <text:p text:style-name="P4">
印度太平洋司令部强调，中国船的行动已将海洋“交通规则”分开，以安全地通过国际水域。</text:p>
      <text:p text:style-name="P4">
加拿大护卫舰的队长保罗·芒特福德(Paul Mountford)称这一事件“被中国人明确挑起”。</text:p>
      <text:p text:style-name="P4">
在《全球新闻声明》中，中国驻加拿大大使馆的发言人说：“各自的国家故意在台湾原始原子造成问题和风险，恶意破坏了地区和平与稳定，并向台湾独立部队发送正确的信号。</text:p>
      <text:p text:style-name="P4">
<text:span text:style-name="T4">
另请阅读：</text:span>
 <text:a xlink:type="simple" xlink:href="https://www.ukrinform.ua/rubric-world/3717989-li-sanfu-kitaj-i-ssa-maut-znajti-tocki-dotiku-dla-zberezenna-stabilnosti-u-sviti.html" text:style-name="Internet_20_link" text:visited-style-name="Visited_20_Internet_20_Link">
Lee Shangfu：<text:span text:style-name="T4">
中国</text:span>
和美国必须找到世界上稳定性保护的接触点</text:a>
据他介绍，中国将采取所有必要步骤“巩固所有威胁和挑衅”。照片：NationalNewswatch.com</text:p>
      <text:p text:style-name="P4">
News Source: <text:a xlink:type="simple" xlink:href="https://www.ukrinform.ua/rubric-world/3718021-kitajskij-vijskovij-korabel-led-ne-zistovhnuvsa-z-esmincem-ssa-u-tajvanskij-protoci.html" text:style-name="Internet_20_link" text:visited-style-name="Visited_20_Internet_20_Link">
https://www.ukrinform.ua/rubric-world/3718021-kitajskij-vijskovij-korabel-led-ne-zistovhnuvsa-z-esmincem-ssa-u-tajvanskij-protoci.html</text:a>
</text:p>
      <!--NEWS-->
      <text:h text:style-name="P10" text:outline-level="1">
<text:span text:style-name="T4">
俄罗斯军队早上在哈尔基夫遭到袭击 - 受损的房屋和文化机构</text:span>
</text:h>
      <text:p text:style-name="P4">
作者: Ukrinform (Person)</text:p>
      <text:p text:style-name="P4">
出版商: Укринформ (Organization)</text:p>
      <text:p text:style-name="P4">
出版时间: 2023-06-04T09:41:00+03:00</text:p>
      <text:p text:style-name="P4">
修改时间: 2023-06-04T09:41:00+03:00</text:p>
      <text:p text:style-name="P4">
描述: 6月4日上午，俄罗斯军队在哈尔基夫地区的Chuguev和Bohodukhiv地区的定居点大规模开火的直升机和坦克。  - 乌克林。</text:p>
      <text:p text:style-name="P4">
图片: ['<text:a xlink:type="simple" xlink:href="https://static.ukrinform.com/photos/2023_05/thumb_files/630_360_1684422878-707.jpg" text:style-name="Internet_20_link" text:visited-style-name="Visited_20_Internet_20_Link">
630_360_16844...</text:a>
']</text:p>
      <text:p text:style-name="P4">
标签: ['Обстріл', 'Харківщина', 'Війна з Росією']</text:p>
      <text:p text:style-name="P4">
类型: Article</text:p>
      <!--METADATA-->
      <text:p text:style-name="P4">
<draw:frame draw:style-name="fr1" draw:name="Image44" text:anchor-type="as-char" svg:width="6.9236in" svg:height="3.956343in" draw:z-index="0">
<draw:image xlink:href="../Images/yкринформ/2023-06-04T09-41-00-03-00/630_360_1684422878-707.jpg" xlink:type="simple" xlink:show="embed" xlink:actuate="onLoad" draw:mime-type="image/jpeg"/>
</draw:frame>
6月4日上午，俄罗斯军队从直升机和坦克向哈尔基夫地区的Chuguev和Bohodukhiv地区大规模开火。</text:p>
      <text:p text:style-name="P4">
根据乌克林福姆的说法，他在[电报]中报道了这一点(https://t.me/synegubov/6327?fbclid=IwAR03V8wmIudwv8fkk10TMSQY-Hzv9B5Iuo0DO1wbL8PF_oZ3xyy1mgpVDDA)哈尔基夫地区军事行政部门负责人奥利格·辛格布夫(Oleg Synigubov)。</text:p>
      <text:p text:style-name="P4">
据他说：“今天早上，敌人再次向Volchanskchuhuye区大规模开火。 该市损坏了行政大楼，有2个房屋和附属建筑被部分安排。”</text:p>
      <text:p text:style-name="P4">
此外，早晨的俄罗斯人来自直升机<text:a xlink:type="simple" xlink:href="https://www.ukrinform.ua/tag-obstril" text:style-name="Internet_20_link" text:visited-style-name="Visited_20_Internet_20_Link">
被解雇</text:a>
Bohodukhiv地区的Ivashki村。它没有大规模的破坏和受害者。</text:p>
      <text:p text:style-name="P4">
OVA负责人说：“由于北坦克(Guriev)村庄的凌晨坦克炮击，博霍杜克(Bohodukhiv)区的科萨乔克(Kozachok)被记录在文化之屋的建筑物中，受到了重大破坏。”</text:p>
      <text:p text:style-name="P4">
<text:span text:style-name="T4">
另请阅读：</text:span>
 <text:a xlink:type="simple" xlink:href="https://www.ukrinform.ua/rubric-regions/3718018-vorog-obstrilav-ponad-20-naselenih-punktiv-na-zaporizzi-e-rujnuvanna.html" text:style-name="Internet_20_link" text:visited-style-name="Visited_20_Internet_20_Link">
敌人<text:span text:style-name="T4">
炮击</text:span>
 YA在Zaporozhye展示22个定居点，饮食</text:a>
正如Synigubov所指出的那样，在最后一天，6月3日，敌人继续在该地区的Kharkiv，Kupyansk，Chuguev，Bohodukhiv和Izium区的边界和边境定居点统计。</text:p>
      <text:p text:style-name="P4">
因此，在Petropavka Kupyansk区的村庄中，民用行业的对象，私人房屋和附属建筑遭到损害。</text:p>
      <text:p text:style-name="P4">
在波霍杜克(Bohodukhiv)区的伊瓦什基(Ivashki)村，农场建筑物损坏了。</text:p>
      <text:p text:style-name="P4">
此外，Vovchansk损害了两个私人住宅的教育机构。</text:p>
      <text:p text:style-name="P4">
由于对Pershotravneve村的炮击，Izium区，一所私人房屋被损坏，一名74岁的妇女受伤。</text:p>
      <text:p text:style-name="P4">
根据Sinegubov的说法，在哈尔基夫的最后一天，没有固定炮击。</text:p>
      <text:p text:style-name="P4">
正如乌克林福姆报道的那样，<text:a xlink:type="simple" xlink:href="https://www.ukrinform.ua/rubric-regions/3717729-na-harkivsini-vorog-masovano-obstriluvav-prifrontovi-naseleni-punkti-ta-prikordonna.html" text:style-name="Internet_20_link" text:visited-style-name="Visited_20_Internet_20_Link">
在6月2日在哈尔基夫地区，敌人被按摩边境和边境定居点</text:a>
Kharkiv，Kupyansky，Chuguev和Bohodukhiv地区。</text:p>
      <text:p text:style-name="P4">
<text:span text:style-name="T5">
opto说明性oleg synigubov</text:span>
</text:p>
      <text:p text:style-name="P4">
News Source: <text:a xlink:type="simple" xlink:href="https://www.ukrinform.ua/rubric-ato/3718023-vijska-rf-zranku-vdarili-po-harkivsini-poskodzeni-budinki-i-zaklad-kulturi.html" text:style-name="Internet_20_link" text:visited-style-name="Visited_20_Internet_20_Link">
https://www.ukrinform.ua/rubric-ato/3718023-vijska-rf-zranku-vdarili-po-harkivsini-poskodzeni-budinki-i-zaklad-kulturi.html</text:a>
</text:p>
      <!--NEWS-->
      <text:h text:style-name="P10" text:outline-level="1">
<text:span text:style-name="T4">
武装部队摧毁了三个无人机和船只被俄罗斯人偷来的</text:span>
</text:h>
      <text:p text:style-name="P4">
作者: Ukrinform (Person)</text:p>
      <text:p text:style-name="P4">
出版商: Укринформ (Organization)</text:p>
      <text:p text:style-name="P4">
出版时间: 2023-06-04T09:44:00+03:00</text:p>
      <text:p text:style-name="P4">
修改时间: 2023-06-04T09:44:00+03:00</text:p>
      <text:p text:style-name="P4">
描述: 白天，敌人进行了54次乌克兰艺术。 国防军摧毁了7名俄罗斯军队，三架无人机和3艘被盗的船。  - 乌克林。</text:p>
      <text:p text:style-name="P4">
图片: ['<text:a xlink:type="simple" xlink:href="https://static.ukrinform.com/photos/2023_03/thumb_files/630_360_1678784562-840.jpg" text:style-name="Internet_20_link" text:visited-style-name="Visited_20_Internet_20_Link">
630_360_16787...</text:a>
']</text:p>
      <text:p text:style-name="P4">
标签: ['Безпілотник', 'ЗСУ', 'Війна з Росією']</text:p>
      <text:p text:style-name="P4">
类型: Article</text:p>
      <!--METADATA-->
      <text:p text:style-name="P4">
<draw:frame draw:style-name="fr1" draw:name="Image45" text:anchor-type="as-char" svg:width="6.9236in" svg:height="3.948262in" draw:z-index="0">
<draw:image xlink:href="../Images/yкринформ/2023-06-04T09-44-00-03-00/630_360_1678784562-840.jpg" xlink:type="simple" xlink:show="embed" xlink:actuate="onLoad" draw:mime-type="image/jpeg"/>
</draw:frame>
敌人在乌克兰南部进行了54种。 国防军摧毁了7名俄罗斯士兵，三个无人机和3艘被盗的船。</text:p>
      <text:p text:style-name="P4">
正如乌克林福姆(Ukrinform)报道的那样，[Facebook]上关于它(https://www.facebook.com/OperationalCommandSouth/?locale=ru_RU) <text:a xlink:type="simple" xlink:href="https://www.facebook.com/OperationalCommandSouth/" text:style-name="Internet_20_link" text:visited-style-name="Visited_20_Internet_20_Link">
</text:a>
报告提供服务的“南方”。</text:p>
      <text:p text:style-name="P4">
“白天，敌人使用265个单位进行了54炮弹炮击。 在炮击下是霍尔森，基佐米斯，萨德沃，泰根加，奥查科夫。俄罗斯人损坏并摧毁了几座住宅建筑，民用船，私人汽车和车库。 大火迅速出现。 没有人类损失的损失。”</text:p>
      <text:p text:style-name="P4">
正如所指出的那样，国防军的航空在敌人在卡科夫斯基地区的生命力的下一个区域遭到了袭击。 火箭艺术厂单位摧毁了7个敌人，120毫米迫击炮，3个<text:a xlink:type="simple" xlink:href="https://www.ukrinform.ua/tag-bezpilotnik" text:style-name="Internet_20_link" text:visited-style-name="Visited_20_Internet_20_Link">
无人机</text:a>
不同类型的侦察员，3个重写，从当地的民用船上移走，2辆汽车。</text:p>
      <text:p text:style-name="P4">
<text:span text:style-name="T4">
另请阅读：</text:span>
 <text:a xlink:type="simple" xlink:href="https://www.ukrinform.ua/rubric-ato/3717976-nicna-ataka-zagarbnikiv-na-kiiv-ppo-znisilo-raketi-na-dalnih-pidstupah.html" text:style-name="Internet_20_link" text:visited-style-name="Visited_20_Internet_20_Link">
侵略者在基辅的夜间攻击：<text:span text:style-name="T4">
防空</text:span>
摧毁了长期存在的方法</text:a>
</text:p>
      <text:p text:style-name="P4">
Як повідомляв Укрінформ, уночі 4 червня сили та засоби протиповітряної оборониПовітряних сил Збройних сил України <text:a xlink:type="simple" xlink:href="https://www.ukrinform.ua/rubric-ato/3717993-ppo-vnoci-zbila-cotiri-rosijski-krilati-raketi-ta-tri-udarni-droni.html" text:style-name="Internet_20_link" text:visited-style-name="Visited_20_Internet_20_Link">
 знищили чотири російські крилаті ракетиі три ударні дрони. </text:a>
照片：盖蒂图像</text:p>
      <text:p text:style-name="P4">
News Source: <text:a xlink:type="simple" xlink:href="https://www.ukrinform.ua/rubric-ato/3718024-zsu-znisili-na-pivdni-tri-bezpilotniki-ta-vkradeni-rosianami-covni.html" text:style-name="Internet_20_link" text:visited-style-name="Visited_20_Internet_20_Link">
https://www.ukrinform.ua/rubric-ato/3718024-zsu-znisili-na-pivdni-tri-bezpilotniki-ta-vkradeni-rosianami-covni.html</text:a>
</text:p>
      <!--NEWS-->
      <text:h text:style-name="P10" text:outline-level="1">
<text:span text:style-name="T4">
在Melitopol中报道的爆炸</text:span>
</text:h>
      <text:p text:style-name="P4">
作者: liveuamap (Language: en)</text:p>
      <text:p text:style-name="P4">
时间: 2023-06-04T09:54:23</text:p>
      <text:p text:style-name="P4">
地点: Melitopol (Latitude:46.88343 Longtitude:35.32774)</text:p>
      <text:p text:style-name="P4">
视频: []</text:p>
      <text:p text:style-name="P4">
图片: []</text:p>
      <text:p text:style-name="P4">
标签: []</text:p>
      <text:p text:style-name="P4">
Id: 22567507</text:p>
      <!--METADATA-->
      <text:p text:style-name="P4">
在Melitopol中报道的爆炸</text:p>
      <text:p text:style-name="P4">
新闻集链接：<text:a xlink:type="simple" xlink:href="https://liveuamap.com/en/2023/4-june-explosion-reported-in-melitopol-" text:style-name="Internet_20_link" text:visited-style-name="Visited_20_Internet_20_Link">
https://liveuamap.com/en/2023/4-june-explosion-reported-in-melitopol-</text:a>
</text:p>
      <text:p text:style-name="P4">
News Source: <text:a xlink:type="simple" xlink:href="https://t.me/dniprorudne_ukraine/2414" text:style-name="Internet_20_link" text:visited-style-name="Visited_20_Internet_20_Link">
https://t.me/dniprorudne_ukraine/2414</text:a>
</text:p>
      <!--NEWS-->
      <text:h text:style-name="P10" text:outline-level="1">
<text:span text:style-name="T4">
英国的情报宣布不确定性</text:span>
</text:h>
      <text:p text:style-name="P4">
作者: Ukrinform (Person)</text:p>
      <text:p text:style-name="P4">
出版商: Укринформ (Organization)</text:p>
      <text:p text:style-name="P4">
出版时间: 2023-06-04T09:55:00+03:00</text:p>
      <text:p text:style-name="P4">
修改时间: 2023-06-04T09:55:00+03:00</text:p>
      <text:p text:style-name="P4">
描述: 在俄罗斯，由于在乌克兰战争背景中表现出蓝色和黄色的任何象征意义的表现越来越多，这强调了俄罗斯官员之间的不确定性。  - 乌克林。</text:p>
      <text:p text:style-name="P4">
图片: ['<text:a xlink:type="simple" xlink:href="https://static.ukrinform.com/photos/2019_01/thumb_files/630_360_1547125894-659.jpg" text:style-name="Internet_20_link" text:visited-style-name="Visited_20_Internet_20_Link">
630_360_15471...</text:a>
']</text:p>
      <text:p text:style-name="P4">
标签: ['Арешт', 'Британія', 'Розвідка', 'Росія']</text:p>
      <text:p text:style-name="P4">
类型: Article</text:p>
      <!--METADATA-->
      <text:p text:style-name="P4">
<draw:frame draw:style-name="fr1" draw:name="Image46" text:anchor-type="as-char" svg:width="6.9236in" svg:height="3.956343in" draw:z-index="0">
<draw:image xlink:href="../Images/yкринформ/2023-06-04T09-55-00-03-00/630_360_1547125894-659.jpg" xlink:type="simple" xlink:show="embed" xlink:actuate="onLoad" draw:mime-type="image/jpeg"/>
</draw:frame>
在俄罗斯，镇压更频繁地发生，这表明了乌克兰战争背景的任何象征性的象征意义，这强调了俄罗斯官员之间的不确定性。</text:p>
      <text:p text:style-name="P4">
在[Twitter]中关于它(https://twitter.com/DefenceHQ/status/1665236216193613824)报道说，英国国防部参考了情报数据。</text:p>
      <text:p text:style-name="P4">
如前所述，一些当地的俄罗斯安全官员可能会解释“战时时间的龙立法，以便公开展示黄色的主题，因为这可能表明乌克兰的未注意到的支持。”</text:p>
      <text:p text:style-name="P4">
是的，5月9日，一名老人房屋的一名雇员因穿着蓝色和黄色外套而被捕。</text:p>
      <text:p text:style-name="P4">
最近几天，俄罗斯联邦国民警卫队的俄罗斯军队在圣彼得堡附近的沃尔科夫逮捕了一名22岁的男子，以示范蓝色和黄色劳动，事实证明，这是其旗帜自己的空间力量。</text:p>
      <text:p text:style-name="P4">
<text:span text:style-name="T4">
另请阅读：</text:span>
 <text:a xlink:type="simple" xlink:href="https://www.ukrinform.ua/rubric-crimea/3714609-zagarbniki-vikoristovuut-nacionalizaciu-v-krimu-dla-propagandi-cubarov.html" text:style-name="Internet_20_link" text:visited-style-name="Visited_20_Internet_20_Link">
入侵者在克里米亚使用“国有化”进行宣传-Chubarov</text:a>
“镇压强调了偏执的俄罗斯办公室对越来越多的极权主义体系中允许的允许的不确定性。对逮捕的批评是从超媒体主义者意外的，指导自由主义党的意外一面发出的。</text:p>
      <text:p text:style-name="P4">
正如乌克林福姆报道的，在初步摘要中<text:a xlink:type="simple" xlink:href="https://www.ukrinform.ua/rubric-ato/3717719-rosia-perekidae-u-bahmut-desantnikiv-zamist-pvk-vagner-britanska-rozvidka.html" text:style-name="Internet_20_link" text:visited-style-name="Visited_20_Internet_20_Link">
英国情报</text:a>
在巴赫穆特(Bakhmut)，空降部队的重要性过度(增值税)俄罗斯联邦在入侵乌克兰之前的“精英”身份相比，俄罗斯联邦已经大恶化。</text:p>
      <text:p text:style-name="P4">
News Source: <text:a xlink:type="simple" xlink:href="https://www.ukrinform.ua/rubric-ato/3718027-britanska-rozvidka-zaavila-pro-nevpevnenist-vladi-rf-na-tli-zrostanna-arestiv-za-sinozovtu-simvoliku.html" text:style-name="Internet_20_link" text:visited-style-name="Visited_20_Internet_20_Link">
https://www.ukrinform.ua/rubric-ato/3718027-britanska-rozvidka-zaavila-pro-nevpevnenist-vladi-rf-na-tli-zrostanna-arestiv-za-sinozovtu-simvoliku.html</text:a>
</text:p>
      <!--NEWS-->
      <text:h text:style-name="P10" text:outline-level="1">
<text:span text:style-name="T4">
国际儿童节的卢宾 - 侵略受害者敦促世界谴责</text:span>
</text:h>
      <text:p text:style-name="P4">
作者: Ukrinform (Person)</text:p>
      <text:p text:style-name="P4">
出版商: Укринформ (Organization)</text:p>
      <text:p text:style-name="P4">
出版时间: 2023-06-04T09:57:33+03:00</text:p>
      <text:p text:style-name="P4">
修改时间: 2023-06-04T09:57:33+03:00</text:p>
      <text:p text:style-name="P4">
描述: Verkhovna RadA人权委员Dmitry Lubinets在国际无辜儿童日 - 侵略的受害者呼吁世界谴责俄罗斯的行动并支持乌克兰和平公式。  - 乌克林。</text:p>
      <text:p text:style-name="P4">
图片: ['<text:a xlink:type="simple" xlink:href="https://static.ukrinform.com/photos/2023_02/thumb_files/630_360_1677395798-958.jpg" text:style-name="Internet_20_link" text:visited-style-name="Visited_20_Internet_20_Link">
630_360_16773...</text:a>
']</text:p>
      <text:p text:style-name="P4">
标签: ['Діти', 'Війна з Росією', 'Дмитро Лубінець']</text:p>
      <text:p text:style-name="P4">
类型: Article</text:p>
      <!--METADATA-->
      <text:p text:style-name="P4">
<draw:frame draw:style-name="fr1" draw:name="Image47" text:anchor-type="as-char" svg:width="6.9236in" svg:height="3.956343in" draw:z-index="0">
<draw:image xlink:href="../Images/yкринформ/2023-06-04T09-57-33-03-00/630_360_1677395798-958.jpg" xlink:type="simple" xlink:show="embed" xlink:actuate="onLoad" draw:mime-type="image/jpeg"/>
</draw:frame>
Verkhovna RadA人权委员Dmitry Lubinets在国际非宇宙儿童时期 - 侵略性的受害者，敦促世界谴责俄罗斯的行动并支持乌克兰和平公式。</text:p>
      <text:p text:style-name="P4">
根据乌克林福姆的说法，他在[电报]中写了有关它的文章。(https://t.me/dmytro_lubinetzs/2635)“今天，我们兑现了因对乌克兰的武装侵略而死亡的孩子的记忆。 自2014年以来，这是所有乌克兰人的特殊日期，当时我们穿着无辜的儿童在战争中死亡或受伤。 申诉专员说：“这给了我们的孩子痛苦的损失和痛苦经历。”</text:p>
      <text:p text:style-name="P4">
正如卢宾强调的那样，<text:a xlink:type="simple" xlink:href="https://www.ukrinform.ua/tag-vijna" text:style-name="Internet_20_link" text:visited-style-name="Visited_20_Internet_20_Link">
战争</text:a>
自2014年以来，乌克兰一直在进行。 “从那时到2022年2月24日，1522年被杀，146人受伤，自全面入侵战争以来，已经送出了485名儿童，一千多名年轻的乌克兰人受伤，处于不同的严重程度上，严重程度不同，专员说。</text:p>
      <text:p text:style-name="P4">
但是，他强调，这不是最终数据，因为在不断积极战斗的顿涅茨克·塔卢加斯克地区其他地区的玛丽upol受影响的儿童人数仍然是未知的。</text:p>
      <text:p text:style-name="P4">
监察员说，从全面入侵开始，俄罗斯在乌克兰领土上释放了5,000多枚导弹，并在乌克兰领土上发出了近35万个航空的打击，侵略者在上个月发布了五千多名IDRONOV导弹。</text:p>
      <text:p text:style-name="P4">
根据这一统计数据，他强调了小乌克兰人的故事，这些故事可以生活，欢喜，创造自己的家庭并建立一个和平的国家。最小的孩子死于Zaporizhzhibul的产妇医院，从Zaporizhzhibul出生后仅2天。</text:p>
      <text:p text:style-name="P4">
即使在国际儿童节，俄罗斯人也制作了一个大量的火箭发射器，一个9岁女孩被母亲杀死。 卢比尼特说：“侵略不了解我们的感受，他们正在与孩子作斗争。”</text:p>
      <text:p text:style-name="P4">
<text:span text:style-name="T4">
另请阅读：</text:span>
 <text:a xlink:type="simple" xlink:href="https://www.ukrinform.ua/rubric-ato/3718004-rosijska-armia-vbila-v-ukraini-vze-485-ditej-se-1005-poranila.html" text:style-name="Internet_20_link" text:visited-style-name="Visited_20_Internet_20_Link">
俄罗斯军队杀死485 <text:span text:style-name="T4">
儿童</text:span>
，另外1005人受伤</text:a>
据他说，俄罗斯剥夺了乌克兰儿童最昂贵的儿童 - 生命权，这是每个孩子根据《联合国儿童权利公约》所保证的。我们的国家，”  - 卢宾说。正如乌克林福姆报道的那样，在6月3日晚上，俄罗斯人[解雇了Dnipropetrovsk地区。 这是给出的(https://www.ukrinform.ua/rubric-ato/3717943-vorog-vluciv-u-budinok-na-dnipropetrovsini-sered-postrazdalih-ditina.html)一个2岁的女孩被从Zalovinomy House的下方移走。</text:p>
      <text:p text:style-name="P4">
News Source: <text:a xlink:type="simple" xlink:href="https://www.ukrinform.ua/rubric-society/3718028-lubinec-u-miznarodnij-den-ditej-zertv-agresii-zaklikav-svit-zasuditi-dii-rosii.html" text:style-name="Internet_20_link" text:visited-style-name="Visited_20_Internet_20_Link">
https://www.ukrinform.ua/rubric-society/3718028-lubinec-u-miznarodnij-den-ditej-zertv-agresii-zaklikav-svit-zasuditi-dii-rosii.html</text:a>
</text:p>
      <!--NEWS-->
      <text:h text:style-name="P10" text:outline-level="1">
<text:span text:style-name="T4">
乌克兰柔道郡在布拉格的欧洲杯上赢得了两个“铜牌”</text:span>
</text:h>
      <text:p text:style-name="P4">
作者: Ukrinform (Person)</text:p>
      <text:p text:style-name="P4">
出版商: Укринформ (Organization)</text:p>
      <text:p text:style-name="P4">
出版时间: 2023-06-04T10:05:56+03:00</text:p>
      <text:p text:style-name="P4">
修改时间: 2023-06-04T10:05:56+03:00</text:p>
      <text:p text:style-name="P4">
描述: 在布拉格（捷克共和国），欧洲杯的下一阶段与柔道的大三学生继续进行。  - 乌克林。</text:p>
      <text:p text:style-name="P4">
图片: ['<text:a xlink:type="simple" xlink:href="https://static.ukrinform.com/photos/2023_06/thumb_files/630_360_1685862313-685.jpg" text:style-name="Internet_20_link" text:visited-style-name="Visited_20_Internet_20_Link">
630_360_16858...</text:a>
']</text:p>
      <text:p text:style-name="P4">
标签: ['Дзюдо']</text:p>
      <text:p text:style-name="P4">
类型: Article</text:p>
      <!--METADATA-->
      <text:p text:style-name="P4">
<draw:frame draw:style-name="fr1" draw:name="Image48" text:anchor-type="as-char" svg:width="6.9236in" svg:height="3.956343in" draw:z-index="0">
<draw:image xlink:href="../Images/yкринформ/2023-06-04T10-05-56-03-00/630_360_1685862313-685.jpg" xlink:type="simple" xlink:show="embed" xlink:actuate="onLoad" draw:mime-type="image/jpeg"/>
</draw:frame>
在布拉格(捷克共和国)欧洲杯与柔道的下一个阶段继续进行。</text:p>
      <text:p text:style-name="P4">
据报道，第一天的竞争日为乌克兰队带来了两个奖项。</text:p>
      <text:p text:style-name="P4">
铜牌获得者成为爱丽丝·维尼夫(Alice Vienneev)(重量类别高达70公斤)塔玛加里塔·贝尔科夫(Tamargarita Belkov)(超过78公斤).</text:p>
      <text:p text:style-name="P4">
За крок від п'єдесталу зупинилися Денис Докторов (73公斤)和玛丽亚·赖特斯卡(Maria Rytska)(超过78公斤)，占据了第五位。</text:p>
      <text:p text:style-name="P4">
<text:span text:style-name="T4">
另请阅读：</text:span>
 <text:a xlink:type="simple" xlink:href="https://www.ukrinform.ua/rubric-sports/3717198-ucnivska-zbirna-ukraini-zdobula-216-nagorod-na-persih-evroigrah-z-edinoborstv.html" text:style-name="Internet_20_link" text:visited-style-name="Visited_20_Internet_20_Link">
乌克兰学生国家队在武术的第一届七个奖项中获得了216个奖项</text:a>
布拉格的比赛没有参加俄罗斯和白俄罗斯的代表。</text:p>
      <text:p text:style-name="P4">
照片：IJF。</text:p>
      <text:p text:style-name="P4">
News Source: <text:a xlink:type="simple" xlink:href="https://www.ukrinform.ua/rubric-sports/3718032-ukrainski-dzudoistki-zdobuli-dvi-bronzi-na-etapi-kubka-evropi-v-prazi.html" text:style-name="Internet_20_link" text:visited-style-name="Visited_20_Internet_20_Link">
https://www.ukrinform.ua/rubric-sports/3718032-ukrainski-dzudoistki-zdobuli-dvi-bronzi-na-etapi-kubka-evropi-v-prazi.html</text:a>
</text:p>
      <!--NEWS-->
      <text:h text:style-name="P10" text:outline-level="1">
<text:span text:style-name="T4">
佐治亚州总统建议在Saakashvili上戴上电子手镯</text:span>
</text:h>
      <text:p text:style-name="P4">
作者: Ukrinform (Person)</text:p>
      <text:p text:style-name="P4">
出版商: Укринформ (Organization)</text:p>
      <text:p text:style-name="P4">
出版时间: 2023-06-04T10:07:00+03:00</text:p>
      <text:p text:style-name="P4">
修改时间: 2023-06-04T10:07:00+03:00</text:p>
      <text:p text:style-name="P4">
描述: 佐治亚州总统萨洛姆·苏拉比什维利（Salome Zurabishvili）认为，被定罪的第三任总统米哈伊尔·萨卡什维利（Mikhail Saakashvili）考虑到他的健康状况，可以采用另一种惩罚形式，包括戴上电子手镯。  - 乌克林。</text:p>
      <text:p text:style-name="P4">
图片: ['<text:a xlink:type="simple" xlink:href="https://static.ukrinform.com/photos/2023_03/thumb_files/630_360_1678670749-879.jpg" text:style-name="Internet_20_link" text:visited-style-name="Visited_20_Internet_20_Link">
630_360_16786...</text:a>
']</text:p>
      <text:p text:style-name="P4">
标签: ['Грузія', 'Саакашвілі', "В'язниця", 'Електронний браслет', 'Зурабішвілі']</text:p>
      <text:p text:style-name="P4">
类型: Article</text:p>
      <!--METADATA-->
      <text:p text:style-name="P4">
<draw:frame draw:style-name="fr1" draw:name="Image49" text:anchor-type="as-char" svg:width="6.9236in" svg:height="3.956343in" draw:z-index="0">
<draw:image xlink:href="../Images/yкринформ/2023-06-04T10-07-00-03-00/630_360_1678670749-879.jpg" xlink:type="simple" xlink:show="embed" xlink:actuate="onLoad" draw:mime-type="image/jpeg"/>
</draw:frame>
佐治亚州总统萨洛姆·苏拉比什维利(Salome Zurabishvili)认为，考虑到他的健康状况，被定罪的第三名总统米哈伊尔·萨卡什维利(Mikheil Saakashvili)可以使用一种替代形式的惩罚形式，包括戴上电子手镯。</text:p>
      <text:p text:style-name="P4">
关于它报告了乌克林福姆，参考[SOVA]。(https://sova.news/2023/06/03/salome-zurabishvili-sleduet-horosho-obhoditsya-s-mihailom-saakashvili/)“我想和他在一起(Saakashvili- ed。)我们应该表现得很好，我说的声音 - 与世界各地的许多其他总统一样，他们被判处监禁。 我们知道，我们对其他形状的电子手镯更适合加入欧盟的国家。</text:p>
      <text:p text:style-name="P4">
同时，她避开了问题的答案，她是否支持赦免[saakashvili。 这是给出的(https://www.ukrinform.ua/tag-saakasvili)“他们(西方国家 -  ed。)强调所有这种情况都涉及西方佐治亚州的损失。 这让我和我做了很多事情，以使腔更容易。 但是损失是由政府和大赦的决定造成的(Saakashvili- ed。)实际上，这并不是要弥补这种危害的东西。”  - 说。</text:p>
      <text:p text:style-name="P4">
<text:span text:style-name="T4">
另请阅读：</text:span>
 [<text:span text:style-name="T4">
 saakashvili </text:span>
指出，俄罗斯的崩溃将以非洲高加索的身份开始(https://www.ukrinform.ua/rubric-world/3715845-saakasvili-zaaviv-so-rozpad-rosii-pocnetsa-z-pivnicnogo-kavkazu.html)据报道，萨卡什维利的公民于12021年10月在佐治亚州被拘留，当时他在八年后到达了家园。</text:p>
      <text:p text:style-name="P4">
佐治亚边境非法穿越的文章规定，最多五年监禁。</text:p>
      <text:p text:style-name="P4">
乌克兰在监狱不当的情况下已正式承认了萨卡什维利。</text:p>
      <text:p text:style-name="P4">
<text:span text:style-name="T4">
另请阅读：</text:span>
 <text:a xlink:type="simple" xlink:href="https://www.ukrinform.ua/rubric-polytics/3696046-zelenskij-zaklikav-zabezpeciti-saakasvili-nalezne-likuvanna.html" text:style-name="Internet_20_link" text:visited-style-name="Visited_20_Internet_20_Link">
<text:span text:style-name="T4">
 Zelensky </text:span>
 <text:span text:style-name="T4">
 </text:span>
敦促<text:span text:style-name="T4">
 </text:span>
 <text:span text:style-name="T4">
提供</text:span>
<text:span text:style-name="T4">
 saakashvili </text:span>
 <text:span text:style-name="T4">
 </text:span>
 <text:span text:style-name="T4">
 </text:span>
等级<text:span text:style-name="T4">
 </text:span>
 <text:span text:style-name="T4">
 </text:span>
治疗**</text:a>
2023年2月1日，在与奥地利总统亚历山大·贝伦(Alexanderomwan der Belllen)的新闻发布会上，乌克兰乌克兰弗拉基米尔·泽伦斯基(Ukraine Vladimir Zelensky)的总裁翻新了萨卡什维利(Saakashvili)的照片，并坚信格鲁吉亚当局正在酷刑和杀人。</text:p>
      <text:p text:style-name="P4">
News Source: <text:a xlink:type="simple" xlink:href="https://www.ukrinform.ua/rubric-world/3718033-prezidentka-gruzii-zaproponuvala-odagti-na-saakasvili-elektronnij-braslet.html" text:style-name="Internet_20_link" text:visited-style-name="Visited_20_Internet_20_Link">
https://www.ukrinform.ua/rubric-world/3718033-prezidentka-gruzii-zaproponuvala-odagti-na-saakasvili-elektronnij-braslet.html</text:a>
</text:p>
      <!--NEWS-->
      <text:h text:style-name="P10" text:outline-level="1">
<text:span text:style-name="T4">
Stefanchuk与Azovstal Defenders在土耳其见面</text:span>
</text:h>
      <text:p text:style-name="P4">
作者: Ukrinform (Person)</text:p>
      <text:p text:style-name="P4">
出版商: Укринформ (Organization)</text:p>
      <text:p text:style-name="P4">
出版时间: 2023-06-04T10:08:34+03:00</text:p>
      <text:p text:style-name="P4">
修改时间: 2023-06-04T10:08:34+03:00</text:p>
      <text:p text:style-name="P4">
描述: 乌克兰·鲁斯兰·斯特凡库克（Ukraine Ruslan Stefanchuk）的Verkhovna Rada主席代表乌克兰沃迪米尔·泽伦斯基（Ukraine Volodymyr Zelensky）主席，与阿佐夫斯塔利（Azovstali）军方在土耳其见面。  - 乌克林。</text:p>
      <text:p text:style-name="P4">
图片: ['<text:a xlink:type="simple" xlink:href="https://static.ukrinform.com/photos/2023_06/thumb_files/630_360_1685862395-932.jpg" text:style-name="Internet_20_link" text:visited-style-name="Visited_20_Internet_20_Link">
630_360_16858...</text:a>
']</text:p>
      <text:p text:style-name="P4">
标签: ['Азовсталь', 'Туреччина', 'Стефанчук', 'Війна з Росією']</text:p>
      <text:p text:style-name="P4">
类型: Article</text:p>
      <!--METADATA-->
      <text:p text:style-name="P4">
<draw:frame draw:style-name="fr1" draw:name="Image50" text:anchor-type="as-char" svg:width="6.9236in" svg:height="3.956343in" draw:z-index="0">
<draw:image xlink:href="../Images/yкринформ/2023-06-04T10-08-34-03-00/630_360_1685862395-932.jpg" xlink:type="simple" xlink:show="embed" xlink:actuate="onLoad" draw:mime-type="image/jpeg"/>
</draw:frame>
Ruslan Stefanchuk Ruslan Stefanchuk代表乌克兰总统会见了Zelensky，在土耳其与Azovstali军方见面。</text:p>
      <text:p text:style-name="P4">
根据乌克林福姆的说法，他在[Facebook]上进行了报告。(https://www.facebook.com/stefanchuk.official/posts/655293829750792)“应乌克兰沃迪米尔·泽伦斯基(Volodymyr Zelensky)总统的要求，他与阿佐夫斯塔尔(Azovstal)的军事捍卫者与英雄遇见了土耳其。 阿佐夫指挥官，乌克兰丹尼斯·普罗科本科的英雄(Redis)，他的副手Svyatoslav Palamar(«kalina»)，海军步兵谢尔盖·沃尔林斯基(Sergey Volynskyi)第36单独旅的代理指挥官(«Volina»)在交换条件下，来自乌克兰国民警卫队的Oleg Khomenko和Denis Sleg现在在土耳其。 我感谢土耳其Zadobom在我们的后卫返回中。” Stefanchuk说。</text:p>
      <text:p text:style-name="P4">
据他说，由总统办公室主管安德里米马克(Andriemiermak)领导的一支大型团队正在努力返回乌克兰战俘。</text:p>
      <text:p text:style-name="P4">
<text:span text:style-name="T4">
另请阅读：</text:span>
 [OP Head告诉指挥官设法用“ <text:span text:style-name="T4">
 Azovstal </text:span>
和”)验证指挥官的那一天(https://www.ukrinform.ua/rubric-ato/3717666-kerivnik-op-rozpoviv-pro-den-koli-z-polonu-vdalosa-povernuti-komandiriv-z-azovstali.html)“我们所有的捍卫者都决心继续奋斗并想回家。 我们所有英雄的全部支持是一个强制性国家。 我们必须归还所有人。 因为我们珍视每个人。”头部强调。</text:p>
      <text:p text:style-name="P4">
据乌克林福姆报道，2022年9月，有可能在交易所框架内发布215乌克兰辩护人，包括捍卫者的指挥官<text:a xlink:type="simple" xlink:href="https://www.ukrinform.ua/tag-azovstal" text:style-name="Internet_20_link" text:visited-style-name="Visited_20_Internet_20_Link">
Azovstal。</text:a>
从那以后，在土耳其总统泰伊普·埃尔多安(Taiip Erdogan)的保护和安全保证的情况下，五个亚齐夫斯(Azovs)燃料。</text:p>
      <text:p text:style-name="P4">
News Source: <text:a xlink:type="simple" xlink:href="https://www.ukrinform.ua/rubric-society/3718034-stefancuk-zustrivsa-u-tureccini-iz-zahisnikami-azovstali.html" text:style-name="Internet_20_link" text:visited-style-name="Visited_20_Internet_20_Link">
https://www.ukrinform.ua/rubric-society/3718034-stefancuk-zustrivsa-u-tureccini-iz-zahisnikami-azovstali.html</text:a>
</text:p>
      <!--NEWS-->
      <text:h text:style-name="P10" text:outline-level="1">
<text:span text:style-name="T4">
博雷尔在新加坡论坛的田野上与雷兹尼科夫会面</text:span>
</text:h>
      <text:p text:style-name="P4">
作者: Ukrinform (Person)</text:p>
      <text:p text:style-name="P4">
出版商: Укринформ (Organization)</text:p>
      <text:p text:style-name="P4">
出版时间: 2023-06-04T10:16:00+03:00</text:p>
      <text:p text:style-name="P4">
修改时间: 2023-06-04T10:16:00+03:00</text:p>
      <text:p text:style-name="P4">
描述: 欧盟在外交政策和安全政策上的高级代表约瑟夫·博雷尔（Josep Borrel）在新加坡的Shanngry-La对话论坛上会见了乌克兰Oleksiy Reznikov的国防部长Oleksiy Reznikov。  - 乌克林。</text:p>
      <text:p text:style-name="P4">
图片: ['<text:a xlink:type="simple" xlink:href="https://static.ukrinform.com/photos/2023_06/thumb_files/630_360_1685862854-223.jpeg" text:style-name="Internet_20_link" text:visited-style-name="Visited_20_Internet_20_Link">
630_360_16858...</text:a>
']</text:p>
      <text:p text:style-name="P4">
标签: ['Китай', 'Боррель', 'Резніков', 'Безпека']</text:p>
      <text:p text:style-name="P4">
类型: Article</text:p>
      <!--METADATA-->
      <text:p text:style-name="P4">
<draw:frame draw:style-name="fr1" draw:name="Image51" text:anchor-type="as-char" svg:width="6.9236in" svg:height="3.956343in" draw:z-index="0">
<draw:image xlink:href="../Images/yкринформ/2023-06-04T10-16-00-03-00/630_360_1685862854-223.jpeg" xlink:type="simple" xlink:show="embed" xlink:actuate="onLoad" draw:mime-type="image/jpeg"/>
</draw:frame>
欧盟高级外交政策和安全政策的代表约瑟夫·博雷尔祖斯特(Josep Borrelzust)与乌克兰·阿列克谢(Ukraine Alexei Reznikov)国防部长在新加坡的香格里拉对话论坛上。</text:p>
      <text:p text:style-name="P4">
博雷(Borrel)在[Twitter]中写了有关它的文章(https://twitter.com/JosepBorrellF/status/1665241764175724546)，报道乌克林福姆。</text:p>
      <text:p text:style-name="P4">
“无论我们在世界上遇到的任何地方，欧盟与乌克兰之间的联系都是不可侵犯的。 我们与欧盟的Alexei Reznikov及其同事一起强调了对乌克兰的团结和支持的必要性。 因为有共同的印刷，”帖子写道。</text:p>
      <text:p text:style-name="P4">
博雷尔还报告说，他会见了国防部长<text:a xlink:type="simple" xlink:href="https://www.ukrinform.ua/tag-kitaj" text:style-name="Internet_20_link" text:visited-style-name="Visited_20_Internet_20_Link">
中国</text:a>
Lee Shanfe并与他讨论了联合战略问题的问题，包括乌克兰战争。</text:p>
      <text:p text:style-name="P4">
博雷尔在[Twitter。]中写道：“与中国国防部长李·山(Lee Shanfe)在SLD23上有关联合战略问题的建设性讨论，包括俄罗斯针对乌克兰的战争，台湾，南中国海。”(https://twitter.com/JosepBorrellF/status/1665223019537764352)<text:span text:style-name="T4">
另请阅读：</text:span>
 <text:a xlink:type="simple" xlink:href="https://www.ukrinform.ua/rubric-world/3717989-li-sanfu-kitaj-i-ssa-maut-znajti-tocki-dotiku-dla-zberezenna-stabilnosti-u-sviti.html" text:style-name="Internet_20_link" text:visited-style-name="Visited_20_Internet_20_Link">
li <text:span text:style-name="T4">
 shanfe </text:span>
：中国和美国必须找到世界上保护稳定的接触点</text:a>
据乌克林福姆报道，6月2日至4日在新加坡举行了一个大规模的安全论坛“香格里拉对话”，俄罗斯反乌克兰战争是主要主题之一。</text:p>
      <text:p text:style-name="P4">
参与者包括我们，中国和欧盟代表，包括国防机构塔维斯地标的负责人，军事，外交官，安全武器的武器制造商。</text:p>
      <text:p text:style-name="P4">
<text:span text:style-name="T5">
foto：Twitter Josepa Borrel</text:span>
</text:p>
      <text:p text:style-name="P4">
News Source: <text:a xlink:type="simple" xlink:href="https://www.ukrinform.ua/rubric-polytics/3718037-borrel-zustrivsa-iz-reznikovim-na-polah-forumu-u-singapuri.html" text:style-name="Internet_20_link" text:visited-style-name="Visited_20_Internet_20_Link">
https://www.ukrinform.ua/rubric-polytics/3718037-borrel-zustrivsa-iz-reznikovim-na-polah-forumu-u-singapuri.html</text:a>
</text:p>
      <!--NEWS-->
      <text:h text:style-name="P10" text:outline-level="1">
<text:span text:style-name="T4">
白天，俄罗斯人袭击了乌克兰的九个地区 -  OVA的勃起</text:span>
</text:h>
      <text:p text:style-name="P4">
作者: Ukrinform (Person)</text:p>
      <text:p text:style-name="P4">
出版商: Укринформ (Organization)</text:p>
      <text:p text:style-name="P4">
出版时间: 2023-06-04T10:19:00+03:00</text:p>
      <text:p text:style-name="P4">
修改时间: 2023-06-04T10:19:00+03:00</text:p>
      <text:p text:style-name="P4">
描述: 每天俄罗斯军队袭击了乌克兰的九个地区。  - 乌克林。</text:p>
      <text:p text:style-name="P4">
图片: ['<text:a xlink:type="simple" xlink:href="https://static.ukrinform.com/photos/2023_06/thumb_files/630_360_1685859898-1977.jpeg" text:style-name="Internet_20_link" text:visited-style-name="Visited_20_Internet_20_Link">
630_360_16858...</text:a>
']</text:p>
      <text:p text:style-name="P4">
标签: ['Обстріл', 'Війна з Росією', 'Регіони']</text:p>
      <text:p text:style-name="P4">
类型: Article</text:p>
      <!--METADATA-->
      <text:p text:style-name="P4">
<draw:frame draw:style-name="fr1" draw:name="Image53" text:anchor-type="as-char" svg:width="6.9236in" svg:height="3.956343in" draw:z-index="0">
<draw:image xlink:href="../Images/yкринформ/2023-06-04T10-19-00-03-00/630_360_1685859898-1977.jpeg" xlink:type="simple" xlink:show="embed" xlink:actuate="onLoad" draw:mime-type="image/jpeg"/>
</draw:frame>
每天俄罗斯军队袭击了乌克兰的九个地区。</text:p>
      <text:p text:style-name="P4">
根据乌克林福姆的说法，截至6月4日星期日9:00，区域军事行政部门的合并信息中报道了这一点。</text:p>
      <text:p text:style-name="P4">
*!没有受害者和破坏。</text:p>
      <text:p text:style-name="P4">
<text:span text:style-name="T4">
 Sumy地区</text:span>
夜晚，早晨，俄罗斯人<text:a xlink:type="simple" xlink:href="https://www.ukrinform.ua/tag-obstril" text:style-name="Internet_20_link" text:visited-style-name="Visited_20_Internet_20_Link">
解雇</text:a>
9次记录了54起爆炸。</text:p>
      <text:p text:style-name="P4">
大火下是Mykolaiv，Shostkinskaya，Sverka，Secondary-Budsk，Yunakiv社区。</text:p>
      <text:p text:style-name="P4">
昨天，俄罗斯军队进行了10次炮击。 记录了87个刀片。</text:p>
      <text:p text:style-name="P4">
Belopilsk，Velikopysarivska，Krasnopil，Yunakovsky遭受了炮击。 基础设施有受伤和破坏。</text:p>
      <text:p text:style-name="P4">
俄罗斯军队开除了22个定居点** Zaporizhzhya地区89次：两次距离航空，两次来自无人机，8个-RSZV和77次文献。</text:p>
      <text:p text:style-name="P4">
在大火下是Gulyaipole，Orikhiv，Poltava，Magic，Temivka，Magic，Kamianske，Steppe和其他前线定居点。 单独的16个物体被摧毁。</text:p>
      <text:p text:style-name="P4">
<text:span text:style-name="T4">
另请阅读：</text:span>
 <text:a xlink:type="simple" xlink:href="https://www.ukrinform.ua/rubric-regions/3718018-vorog-obstrilav-ponad-20-naselenih-punktiv-na-zaporizzi-e-rujnuvanna.html" text:style-name="Internet_20_link" text:visited-style-name="Visited_20_Internet_20_Link">
敌人<text:span text:style-name="T4">
炮击</text:span>
 YA在Zaporozhye展示22个定居点，饮食</text:a>
<text:span text:style-name="T4">
在dnipropetrovsk地区</text:span>
由于Podgorodnudniprovsky地区的火箭袭击，2021年的女孩被杀，22人被杀(有5个孩子)做作的。 四人从瓦砾中救出。</text:p>
      <text:p text:style-name="P4">
两个两家房屋，私人会议损坏，商店，汽车，燃气管道被部分销毁。</text:p>
      <text:p text:style-name="P4">
大约凌晨2点，敌人从炮兵向尼科波尔开了枪。 这座9层高的建筑物和两座5层建筑遭到破坏。</text:p>
      <text:p text:style-name="P4">
到了晚上，在Dnipropetrovsk地区摧毁了两枚敌方翼火箭和一个街区。</text:p>
      <text:p text:style-name="P4">
<text:span text:style-name="T4">
在哈尔基夫地区</text:span>
早上，俄罗斯军队向Volchanskchuhuyevsky区开火。 乌克兰国家财政部的建设受到损害，两所房屋被部分摧毁。</text:p>
      <text:p text:style-name="P4">
<text:span text:style-name="T4">
另请阅读：</text:span>
 <text:a xlink:type="simple" xlink:href="https://www.ukrinform.ua/rubric-ato/3718023-vijska-rf-zranku-vdarili-po-harkivsini-poskodzeni-budinki-i-zaklad-kulturi.html" text:style-name="Internet_20_link" text:visited-style-name="Visited_20_Internet_20_Link">
早上俄罗斯军队袭击<text:span text:style-name="T4">
哈尔基夫地区</text:span>
 \  - 受损的建筑物和文化机构</text:a>
同样在早晨，直升机上的敌人在波霍杜克(Bohodukhiv)地区的伊瓦什基(Ivashki)村开火。最后一天，敌人至少在纳卡尔基夫地区的23个定居点中被按摩。</text:p>
      <text:p text:style-name="P4">
在俄罗斯军队的Slobozhansky方向上，该地区的航空罢工是在Ivashki，Udi，Udi，兽医，Kozachulopan，Heptovka，Heptovka，Heptovka，High Tier，Mastern，Mestiral，绿色，vesely，vesely，oggirtsa，ogirtsev，gatishch中开火的。</text:p>
      <text:p text:style-name="P4">
在库皮扬斯克(Kupyansk)的炮兵和迫击炮炮击方向上，沃德利夫卡(Vodlimutivka)，利曼(Liman First)，基斯利夫卡(Kislivka)，塔巴瓦卡(Tabaivka)，贝雷斯托沃(Berestovo)。</text:p>
      <text:p text:style-name="P4">
昨天，在沃尔尚斯克·楚古夫(Volchansk Chuguev)地区炮击损害了两个私人住宅。</text:p>
      <text:p text:style-name="P4">
*!(https://www.ukrinform.ua/rubric-regions/3718016-zagarbniki-obstrilali-z-aviacii-ta-artilerii-naseleni-punkti-lugansini.html)由于对Pershotravneve村的打击，Izium区，一所私人房屋被损坏，一名受伤的妇女，享年74岁。</text:p>
      <text:p text:style-name="P4">
<text:span text:style-name="T4">
在卢汉斯地区</text:span>
敌人在Novoselivsky Tabulogogovka附近未能成功袭击。</text:p>
      <text:p text:style-name="P4">
俄罗斯人从航空中击中了Sergiyivka和Bigorivka。</text:p>
      <text:p text:style-name="P4">
入侵者向Novoselivskyi，Makeevka，Nevsky和Bigorivka开了炮火。</text:p>
      <text:p text:style-name="P4">
白天，侵略者对卢汉斯地区进行了110壳(释放了413壳).</text:p>
      <text:p text:style-name="P4">
Минулої доби в <text:span text:style-name="T4">
Донецькій області</text:span>
 чотири людини загинули і восьмеро зазналипоранень.</text:p>
      <text:p text:style-name="P4">
Росіяни обстріляли 15 населених пунктів, серед яких Торецьк, Слов’янськ,Костянтинівка, Гірник, Авдіївка, Часів Яр, Сіверськ, Курахове, смт Нью-Йорк,село Карлівка та інші.</text:p>
      <text:p text:style-name="P4">
<text:span text:style-name="T4">
Читайте також:</text:span>
 <text:a xlink:type="simple" xlink:href="https://www.ukrinform.ua/rubric-regions/3717997-armia-rf-za-dobu-vbila-cotiroh-civilnih-na-doneccini.html" text:style-name="Internet_20_link" text:visited-style-name="Visited_20_Internet_20_Link">
 Армія РФ за добу вбила чотирьох цивільних на Донеччині</text:a>
36个物体损坏，包括18个房屋(一个区域)，两个文化屋，购物中心，商店，中学，工厂，医院，音乐学校，专业持有人。</text:p>
      <text:p text:style-name="P4">
*!傍晚和早晨，敌人开了奥查科夫。</text:p>
      <text:p text:style-name="P4">
<text:span text:style-name="T4">
在赫尔森地区</text:span>
每天入侵者每天进行56炮击(释放了287壳)，他们在赫尔森 - 七个炮击(39壳). Російськівійськові поцілили у райони 22 населених пунктів. Жертв та постраждалих немає.</text:p>
      <text:p text:style-name="P4">
News Source: <text:a xlink:type="simple" xlink:href="https://www.ukrinform.ua/rubric-regions/3718041-za-dobu-rosiani-atakuvali-devat-regioniv-ukraini-zvedenna-ova.html" text:style-name="Internet_20_link" text:visited-style-name="Visited_20_Internet_20_Link">
https://www.ukrinform.ua/rubric-regions/3718041-za-dobu-rosiani-atakuvali-devat-regioniv-ukraini-zvedenna-ova.html</text:a>
</text:p>
      <!--NEWS-->
      <text:h text:style-name="P10" text:outline-level="1">
<text:span text:style-name="T4">
NHL：拉斯维加斯在斯坦利杯决赛开始时击败佛罗里达</text:span>
</text:h>
      <text:p text:style-name="P4">
作者: Ukrinform (Person)</text:p>
      <text:p text:style-name="P4">
出版商: Укринформ (Organization)</text:p>
      <text:p text:style-name="P4">
出版时间: 2023-06-04T10:20:17+03:00</text:p>
      <text:p text:style-name="P4">
修改时间: 2023-06-04T10:20:17+03:00</text:p>
      <text:p text:style-name="P4">
描述: 在北美国家曲棍球联盟（NHL）中，斯坦利杯决赛的第一场比赛是举行的。  - 乌克林。</text:p>
      <text:p text:style-name="P4">
图片: ['<text:a xlink:type="simple" xlink:href="https://static.ukrinform.com/photos/2023_06/thumb_files/630_360_1685862828-836.jpg" text:style-name="Internet_20_link" text:visited-style-name="Visited_20_Internet_20_Link">
630_360_16858...</text:a>
']</text:p>
      <text:p text:style-name="P4">
标签: ['хокей', 'Кубок Стенлі', 'НХЛ']</text:p>
      <text:p text:style-name="P4">
类型: Article</text:p>
      <!--METADATA-->
      <text:p text:style-name="P4">
<draw:frame draw:style-name="fr1" draw:name="Image54" text:anchor-type="as-char" svg:width="6.9236in" svg:height="3.956343in" draw:z-index="0">
<draw:image xlink:href="../Images/yкринформ/2023-06-04T10-20-17-03-00/630_360_1685862828-836.jpg" xlink:type="simple" xlink:show="embed" xlink:actuate="onLoad" draw:mime-type="image/jpeg"/>
</draw:frame>
在北美国家曲棍球联盟(NHL)斯坦利杯的第一个马廷系列赛发生。</text:p>
      <text:p text:style-name="P4">
拉斯维加斯在他的网站上自信地玩佛罗里达-5：2(1：1，1：1：1,3：0)，报道乌克林福姆。</text:p>
      <text:p text:style-name="P4">
*!(https://www.ukrinform.ua/rubric-sports/3717043-hokeisti-kanadi-ocolili-rejting-iihf-zbirna-ukraini-zalisaetsa-27u.html)该系列的下一场比赛将于6月6日在拉斯维加斯举行。</text:p>
      <text:p text:style-name="P4">
照片：盖蒂图像。</text:p>
      <text:p text:style-name="P4">
News Source: <text:a xlink:type="simple" xlink:href="https://www.ukrinform.ua/rubric-sports/3718042-nhl-vegas-obigrav-floridu-na-starti-finalu-kubka-stenli.html" text:style-name="Internet_20_link" text:visited-style-name="Visited_20_Internet_20_Link">
https://www.ukrinform.ua/rubric-sports/3718042-nhl-vegas-obigrav-floridu-na-starti-finalu-kubka-stenli.html</text:a>
</text:p>
      <!--NEWS-->
      <text:h text:style-name="P10" text:outline-level="1">
<text:span text:style-name="T4">
Sport-2023。 六月主要事件的日历</text:span>
</text:h>
      <text:p text:style-name="P4">
作者: Ukrinform (Person)</text:p>
      <text:p text:style-name="P4">
出版商: Укринформ (Organization)</text:p>
      <text:p text:style-name="P4">
出版时间: 2023-06-04T10:31:38+03:00</text:p>
      <text:p text:style-name="P4">
修改时间: 2023-06-04T10:31:38+03:00</text:p>
      <text:p text:style-name="P4">
描述: 奥林匹克前一年的夏季部分开始了6月运动日历的比赛。  - 乌克林。</text:p>
      <text:p text:style-name="P4">
图片: ['<text:a xlink:type="simple" xlink:href="https://static.ukrinform.com/photos/2023_06/thumb_files/630_360_1685863860-835.jpeg" text:style-name="Internet_20_link" text:visited-style-name="Visited_20_Internet_20_Link">
630_360_16858...</text:a>
']</text:p>
      <text:p text:style-name="P4">
标签: ['Спорт']</text:p>
      <text:p text:style-name="P4">
类型: Article</text:p>
      <!--METADATA-->
      <text:p text:style-name="P4">
<draw:frame draw:style-name="fr1" draw:name="Image55" text:anchor-type="as-char" svg:width="6.9236in" svg:height="3.956343in" draw:z-index="0">
<draw:image xlink:href="../Images/yкринформ/2023-06-04T10-31-38-03-00/630_360_1685863860-835.jpeg" xlink:type="simple" xlink:show="embed" xlink:actuate="onLoad" draw:mime-type="image/jpeg"/>
</draw:frame>
奥林匹克前一年的夏季部分开始了6月运动日历的比赛。</text:p>
      <text:p text:style-name="P4">
Ukrinform介绍了夏季第一个月的顶级活动的时间表。</text:p>
      <text:p text:style-name="P4">
_ 6月至2023年的运动日历。</text:p>
      <text:p text:style-name="P4">
5月28日至6月11日：法国公开网球冠军“ Rolan Harros”(法国巴黎)6月1日至11日：欧洲台球冠军 - 游泳池(芬兰坦佩雷)6月2日至4日：艺术游泳世界杯超级决赛(西班牙奥维耶多)6月2日至4日：击剑世界杯，剑杆(佐治亚州第比利斯)6月2日：钻石联盟田径舞台(意大利佛罗伦萨)6月3日：来自排球的Golden Euroleiga，比利时男子 - 乌克兰</text:p>
      <text:p text:style-name="P4">
6月4日：一级方程式，西班牙大奖赛(西班牙巴塞罗那)6月7日：UEFA会议联赛决赛(捷克共和国布拉格的“ Sinobo Stadium”)6月9日：钻石联盟田径舞台(法国巴黎)6月10日：欧洲冠军联赛决赛(土耳其伊斯坦布尔的阿塔图尔克奥林匹克体育场)<text:span text:style-name="T4">
另请阅读：</text:span>
 <text:a xlink:type="simple" xlink:href="https://www.ukrinform.ua/rubric-sports/3717647-zbirna-ukraini-z-borotbi-zdobula-dvi-zoloti-medali-na-turniri-u-kirgizstani.html" text:style-name="Internet_20_link" text:visited-style-name="Visited_20_Internet_20_Link">
乌克兰国家队在吉尔吉斯斯坦赢得了两枚“黄金”奖牌</text:a>
6月11日：来自克罗地亚男子排球的黄金</text:p>
      <text:p text:style-name="P4">
6月13日至18日：卢克射击世界杯舞台(麦德林，哥伦比亚)6月14日：来自排球，乌克兰妇女 - 法国的黄金</text:p>
      <text:p text:style-name="P4">
6月14日至18日：UEFA联赛决赛(鹿特丹，纪念品；荷兰)6月14日：来自排球的黄金Euroleiga，乌克兰男子 - 比利时</text:p>
      <text:p text:style-name="P4">
6月15日：钻石联盟田径舞台(奥斯陆，挪威)6月15日至25日：女队中的欧洲篮球冠军(Ізраїль,Словенія)6月16日：欧洲锦标赛的资格-2024(小组与)，北部北部 - 乌克兰</text:p>
      <text:p text:style-name="P4">
6月17日至18日：与柔道的大奖赛系列舞台(斯洛文尼亚Podchethrek)6月18日。 排球的“黄金效果”，男子，马其顿北部-Ukraine。</text:p>
      <text:p text:style-name="P4">
6月18日：一级方程式，加拿大大奖赛(加拿大蒙特利尔)6月18日：排球的黄金，法国女人 - 乌克兰</text:p>
      <text:p text:style-name="P4">
6月19日：欧洲锦标赛的资格-2024(小组与)，乌克兰-Malta</text:p>
      <text:p text:style-name="P4">
6月21日：7月2日：III欧洲奥运会(波兰克拉科夫)6月21日至7月8日：欧洲足球锦标赛U21(罗马尼亚佐治亚州). Група В - Румунія, Іспанія, УКРАЇНА, Хорватія</text:p>
      <text:p text:style-name="P4">
30 червня: етап легкоатлетичної серії «Діамантова ліга» (瑞士Lozanne).</text:p>
      <text:p text:style-name="P4">
News Source: <text:a xlink:type="simple" xlink:href="https://www.ukrinform.ua/rubric-sports/3718045-sport2023-kalendar-golovnih-podij-cervna.html" text:style-name="Internet_20_link" text:visited-style-name="Visited_20_Internet_20_Link">
https://www.ukrinform.ua/rubric-sports/3718045-sport2023-kalendar-golovnih-podij-cervna.html</text:a>
</text:p>
      <!--NEWS-->
      <text:h text:style-name="P10" text:outline-level="1">
<text:span text:style-name="T4">
北约威胁俄罗斯的安全，而是俄罗斯帝国主义 - 爱沙尼亚总理</text:span>
</text:h>
      <text:p text:style-name="P4">
作者: Ukrinform (Person)</text:p>
      <text:p text:style-name="P4">
出版商: Укринформ (Organization)</text:p>
      <text:p text:style-name="P4">
出版时间: 2023-06-04T10:38:00+03:00</text:p>
      <text:p text:style-name="P4">
修改时间: 2023-06-04T10:38:00+03:00</text:p>
      <text:p text:style-name="P4">
描述: 爱沙尼亚总理卡亚·卡拉斯（Kaya Callas）否认了北约扩张的俄罗斯叙述，并指出联盟威胁着俄罗斯的安全，而是俄罗斯帝国主义。  - 乌克林。</text:p>
      <text:p text:style-name="P4">
图片: ['<text:a xlink:type="simple" xlink:href="https://static.ukrinform.com/photos/2023_06/thumb_files/630_360_1685864429-530.png" text:style-name="Internet_20_link" text:visited-style-name="Visited_20_Internet_20_Link">
630_360_16858...</text:a>
']</text:p>
      <text:p text:style-name="P4">
标签: ['Естонія', 'НАТО', 'Війна з Росією']</text:p>
      <text:p text:style-name="P4">
类型: Article</text:p>
      <!--METADATA-->
      <text:p text:style-name="P4">
<draw:frame draw:style-name="fr1" draw:name="Image56" text:anchor-type="as-char" svg:width="6.9236in" svg:height="3.956343in" draw:z-index="0">
<draw:image xlink:href="../Images/yкринформ/2023-06-04T10-38-00-03-00/630_360_1685864429-530.png" xlink:type="simple" xlink:show="embed" xlink:actuate="onLoad" draw:mime-type="image/png"/>
</draw:frame>
爱沙尼亚总理凯·卡拉斯(Kai Callas)否认俄罗斯关于扩张的叙述，称联盟不是受俄罗斯的安全，而是俄罗斯帝国主义的威胁。</text:p>
      <text:p text:style-name="P4">
她在一次采访中说了这一点<text:a xlink:type="simple" xlink:href="https://rus.err.ee/1608997795/kaja-kallas-v-singapure-nato-ugrozhaet-ne-bezopasnosti-rossii-a-rossijskomu-imperializmu" text:style-name="Internet_20_link" text:visited-style-name="Visited_20_Internet_20_Link">
err</text:a>
乌克林福尔报道，在乌辛加帕尔(Uzingapore)在Shanngry-La对话论坛上发表演讲。</text:p>
      <text:p text:style-name="P4">
“我演讲中最重要的参考文献与关于北约的叙述的反驳有关。 例如，我使用我的国家。 当我们成为我的职业时，我们已经做了一切，以免再发生。这意味着我们永远不应该孤单。”卡拉斯说。</text:p>
      <text:p text:style-name="P4">
据她说，爱沙尼亚进入<text:a xlink:type="simple" xlink:href="https://www.ukrinform.ua/tag-nato" text:style-name="Internet_20_link" text:visited-style-name="Visited_20_Internet_20_Link">
北约</text:a>
是自由选择的人，而不是强加于侧面。</text:p>
      <text:p text:style-name="P4">
“他们谈到北约扩张是与乌克兰意志无关的过程，但我驳斥了这一过程。 俄罗斯的行为是最后一个殖民地国家，实际上正在试图殖民和扩大其帝国。 总理补充说，这是一个可能在这里找到回应的话题。”总理补充说。</text:p>
      <text:p text:style-name="P4">
<text:span text:style-name="T4">
另请阅读：</text:span>
 [50艘船的Baltops培训<text:span text:style-name="T4">
北约</text:span>
]在爱沙尼亚开始(https://www.ukrinform.ua/rubric-world/3717923-v-estonii-pocalisa-navcanna-baltops-za-ucastu-50-korabliv-nato.html)她还指出，那些指责北约扩张和升级的人承认帝国主义的语言和俄罗斯促进的意识形态。 卡拉斯说：“纳托夫不是俄罗斯的安全，而是俄罗斯帝国主义。”</text:p>
      <text:p text:style-name="P4">
根据她的说法，她演讲的第三个重要话题涉及对战争的反应，而战争反过来又向世界发出了信号。</text:p>
      <text:p text:style-name="P4">
“如果使用侵略性作为工具，因为结果，UAC变成了更多或更多的资产，那么其他更强大的国家也将使用此工具。 在这种情况下，我们不是基于国际法，而是基于审计令，基于谁更强大。”卡拉斯强调。</text:p>
      <text:p text:style-name="P4">
这位政客还回忆起有必要与那些可以信任的人建立水龙头。 她认为，激活欧盟与国有亚洲协会国家之间的合作非常重要，以便为减少依恋伙伴的依赖而进行联合努力。据乌克林福姆报道，6月2日至4日在新加坡举行了一个大规模的安全论坛“香格里拉对话”，俄罗斯反乌克兰战争是主要主题之一。</text:p>
      <text:p text:style-name="P4">
参与者包括我们，中国和欧盟代表，包括国防机构塔维斯地标的负责人，军事，外交官，安全武器的武器制造商。</text:p>
      <text:p text:style-name="P4">
<text:span text:style-name="T5">
foto：valitsusepressibüroo / flickr</text:span>
</text:p>
      <text:p text:style-name="P4">
News Source: <text:a xlink:type="simple" xlink:href="https://www.ukrinform.ua/rubric-world/3718048-nato-zagrozue-ne-bezpeci-rosii-a-rosijskomu-imperializmu-premer-estonii.html" text:style-name="Internet_20_link" text:visited-style-name="Visited_20_Internet_20_Link">
https://www.ukrinform.ua/rubric-world/3718048-nato-zagrozue-ne-bezpeci-rosii-a-rosijskomu-imperializmu-premer-estonii.html</text:a>
</text:p>
      <!--NEWS-->
      <text:h text:style-name="P10" text:outline-level="1">
<text:span text:style-name="T4">
俄罗斯火箭击中了Kropyvnytskyi附近的飞机场</text:span>
</text:h>
      <text:p text:style-name="P4">
作者: Ukrinform (Person)</text:p>
      <text:p text:style-name="P4">
出版商: Укринформ (Organization)</text:p>
      <text:p text:style-name="P4">
出版时间: 2023-06-04T10:42:00+03:00</text:p>
      <text:p text:style-name="P4">
修改时间: 2023-06-04T10:42:00+03:00</text:p>
      <text:p text:style-name="P4">
描述: 6月4日晚上，两枚俄罗斯有翼的导弹遭到Kropyvnytskyi附近的一架运营机场的袭击。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Кропивницький', 'Обстріл', 'Аеродром', 'Війна з Росією', 'Ракетний удар', 'Єдині новини']</text:p>
      <text:p text:style-name="P4">
类型: Article</text:p>
      <!--METADATA-->
      <text:p text:style-name="P4">
<draw:frame draw:style-name="fr1" draw:name="Image57" text:anchor-type="as-char" svg:width="6.9236in" svg:height="3.954441in" draw:z-index="0">
<draw:image xlink:href="../Images/yкринформ/2023-06-04T10-42-00-03-00/630_360_1670260661-504.jpg" xlink:type="simple" xlink:show="embed" xlink:actuate="onLoad" draw:mime-type="image/jpeg"/>
</draw:frame>
6月4日晚上，两架俄罗斯翼的导弹被Kropyvnytskyi手术飞机场击中。</text:p>
      <text:p text:style-name="P4">
据乌克林福姆(Ukrinform)称，武装部队空军的发言人尤里·伊格纳特(Yuri Ignat)在全国性的泰特纳(Teleterna)“ unin”中报道了尤里·伊格纳(Yuri Ignat)。</text:p>
      <text:p text:style-name="P4">
“有翼火箭并没有摧毁全部，摧毁了六分之四的人。不幸的是，击中了保护<text:a xlink:type="simple" xlink:href="https://www.ukrinform.ua/tag-aerodrom" text:style-name="Internet_20_link" text:visited-style-name="Visited_20_Internet_20_Link">
机场</text:a>
伊格纳特说。</text:p>
      <text:p text:style-name="P4">
_viso：电信“统一新闻” _</text:p>
      <text:p text:style-name="P4">
同时，他指出，敌人不能每天积极进攻，俄罗斯人会降低更多的火箭，以增加炮击。</text:p>
      <text:p text:style-name="P4">
<text:span text:style-name="T4">
另请阅读：</text:span>
 <text:a xlink:type="simple" xlink:href="https://www.ukrinform.ua/rubric-ato/3717976-nicna-ataka-zagarbnikiv-na-kiiv-ppo-znisilo-raketi-na-dalnih-pidstupah.html" text:style-name="Internet_20_link" text:visited-style-name="Visited_20_Internet_20_Link">
侵略者在基辅的夜间袭击：防空摧毁了超级巨星的导弹</text:a>
“这会更多(火箭 -  ed。)相信我，超过100％和前列腺飞机场。 我们有数十个操作机场。 不幸的是，这是对敌人的班级作品，并没有给他们休息的乌克兰航空。 他们通常在消息中“销毁”它-5，有时每周有10架飞机。 当您最终“摧毁”所有军事航空时，八次。 航空我们有十几个运营机场。 过去一天，飞机仅由30多架飞机施加，并造成了10台飞机鞋。 当然，敌人不喜欢它。”发言人解释说。</text:p>
      <text:p text:style-name="P4">
Ignati保证，乌克兰航空抵消了拥有的组成中的敌人，一些西方武器已经适应了我们的战士。 Vinvkotre强调了需要多功能空中战斗机的必要性。</text:p>
      <text:p text:style-name="P4">
<text:span text:style-name="T4">
另请阅读：</text:span>
 <text:a xlink:type="simple" xlink:href="https://www.ukrinform.ua/rubric-ato/3717897-aviacia-sil-oboroni-za-dobu-zavdala-11-udariv-po-rosijskih-zagarbnikah.html" text:style-name="Internet_20_link" text:visited-style-name="Visited_20_Internet_20_Link">
<text:span text:style-name="T4">
航空</text:span>
国防军每天做出11次跳动的波罗西亚入侵者</text:a>
“我们需要了解，我们仍然需要一架多功能飞机，使敌人有机会至少靠近我们的边界，扔在陈述的安全气囊上，甚至更好地保护我们的国家免受空中的侵害。 与这些电路设施一起，我们需要一架现代的飞机，然后天空将在占领者的连字符恐怖主义的锁上结束，”他说。</text:p>
      <text:p text:style-name="P4">
News Source: <text:a xlink:type="simple" xlink:href="https://www.ukrinform.ua/rubric-ato/3718049-rosijski-raketi-vdarili-po-aerodromu-bila-kropivnickogo.html" text:style-name="Internet_20_link" text:visited-style-name="Visited_20_Internet_20_Link">
https://www.ukrinform.ua/rubric-ato/3718049-rosijski-raketi-vdarili-po-aerodromu-bila-kropivnickogo.html</text:a>
</text:p>
      <!--NEWS-->
      <text:h text:style-name="P10" text:outline-level="1">
<text:span text:style-name="T4">
20个领导情报的领导人在新加坡举行了一次秘密会议 - 路透社</text:span>
</text:h>
      <text:p text:style-name="P4">
作者: Ukrinform (Person)</text:p>
      <text:p text:style-name="P4">
出版商: Укринформ (Organization)</text:p>
      <text:p text:style-name="P4">
出版时间: 2023-06-04T10:54:57+03:00</text:p>
      <text:p text:style-name="P4">
修改时间: 2023-06-04T10:54:57+03:00</text:p>
      <text:p text:style-name="P4">
描述: 世界上大约二十个最大的情报机构的代表在本周末举行的Shanngry-L La对话中举行了一次秘密会议。  - 乌克林。</text:p>
      <text:p text:style-name="P4">
图片: ['<text:a xlink:type="simple" xlink:href="https://static.ukrinform.com/photos/2023_06/thumb_files/630_360_1685865276-667.jpg" text:style-name="Internet_20_link" text:visited-style-name="Visited_20_Internet_20_Link">
630_360_16858...</text:a>
']</text:p>
      <text:p text:style-name="P4">
标签: ['Розвідка', 'Сінгапур', 'Безпека']</text:p>
      <text:p text:style-name="P4">
类型: Article</text:p>
      <!--METADATA-->
      <text:p text:style-name="P4">
<draw:frame draw:style-name="fr1" draw:name="Image58" text:anchor-type="as-char" svg:width="6.9236in" svg:height="3.956343in" draw:z-index="0">
<draw:image xlink:href="../Images/yкринформ/2023-06-04T10-54-57-03-00/630_360_1685865276-667.jpg" xlink:type="simple" xlink:show="embed" xlink:actuate="onLoad" draw:mime-type="image/jpeg"/>
</draw:frame>
本周末，大约二十个最大情报机构的代表在Shanngry-La对话中举行了一次秘密会议。</text:p>
      <text:p text:style-name="P4">
关于它报告<text:a xlink:type="simple" xlink:href="https://www.reuters.com/world/worlds-spy-chiefs-meet-secret-conclave-singapore-2023-06-04/" text:style-name="Internet_20_link" text:visited-style-name="Visited_20_Internet_20_Link">
路透</text:a>
乌克林福姆报道，关于五个来源。</text:p>
      <text:p text:style-name="P4">
消息人士称，作为论坛的一部分，新加坡政府一直在举行类似的会议，但以前没有报道。</text:p>
      <text:p text:style-name="P4">
值得注意的是，美国尤其是由国家情报局艾维利·海因斯(Avril Heins)的主任代表。 还包括印度情报国外，研究与分析机翼萨曼索尔和中国情报代表的董事长。 据报道，俄罗斯没有代表在场。 该机构写道，乌克兰·哈夫里洛夫国防部副部长在论坛上，但说他不在探索会议上。</text:p>
      <text:p text:style-name="P4">
“会议是国际影子议程的重要事件。由于许多涉及的国家，这不是手工艺节，而是一种帮助对意图和结果更深入了解的方式。”</text:p>
      <text:p text:style-name="P4">
*!(https://www.ukrinform.ua/rubric-polytics/3718037-borrel-zustrivsa-iz-reznikovim-na-polah-forumu-u-singapuri.html)“情报服务之间有一个不言而喻的代码，即使他们难以进行更正式和开放的外交，也可以进行对话，这是紧张时期的一个非常重要的因素。 在新加坡举行的活动被提升。”路透社对话者说。</text:p>
      <text:p text:style-name="P4">
值得注意的是，关于议程的信息很少。 该机构只报告情报正在讨论俄罗斯 - 乌克兰人<text:a xlink:type="simple" xlink:href="https://www.ukrinform.ua/tag-vijna" text:style-name="Internet_20_link" text:visited-style-name="Visited_20_Internet_20_Link">
战争</text:a>
和跨国犯罪。</text:p>
      <text:p text:style-name="P4">
根据一个消息来源，会议的基调是合作的钥匙和非危机。</text:p>
      <text:p text:style-name="P4">
新加坡国防部证实，包括情报服务官员在内的Dialogusangri La的参与者有能力与同事合作。</text:p>
      <text:p text:style-name="P4">
<text:span text:style-name="T4">
另请阅读：</text:span>
 <text:a xlink:type="simple" xlink:href="https://www.ukrinform.ua/rubric-polytics/3717583-reznikov-u-singapuri-obgovoriv-iz-ministrami-oboroni-ssa-ta-kanadi-pidtrimku-ukraini.html" text:style-name="Internet_20_link" text:visited-style-name="Visited_20_Internet_20_Link">
Reznikov在<text:span text:style-name="T4">
唱歌</text:span>
 Puri与乌克兰国防部长和加拿大的支持进行了讨论</text:a>
</text:p>
      <text:p text:style-name="P4">
参与者包括我们，中国和欧盟代表，包括国防机构塔维斯地标的负责人，军事，外交官，安全武器的武器制造商。</text:p>
      <text:p text:style-name="P4">
News Source: <text:a xlink:type="simple" xlink:href="https://www.ukrinform.ua/rubric-polytics/3718053-kerivniki-20-providnih-rozvidok-proveli-sekretnu-zustric-v-singapuri-reuters.html" text:style-name="Internet_20_link" text:visited-style-name="Visited_20_Internet_20_Link">
https://www.ukrinform.ua/rubric-polytics/3718053-kerivniki-20-providnih-rozvidok-proveli-sekretnu-zustric-v-singapuri-reuters.html</text:a>
</text:p>
      <!--NEWS-->
      <text:h text:style-name="P10" text:outline-level="1">
<text:span text:style-name="T4">
中国Shanchzhou-15空间的船员的成员</text:span>
</text:h>
      <text:p text:style-name="P4">
作者: Ukrinform (Person)</text:p>
      <text:p text:style-name="P4">
出版商: Укринформ (Organization)</text:p>
      <text:p text:style-name="P4">
出版时间: 2023-06-04T10:56:00+03:00</text:p>
      <text:p text:style-name="P4">
修改时间: 2023-06-04T10:56:00+03:00</text:p>
      <text:p text:style-name="P4">
描述: 在空间站完成了为期六个月的任务后，周日成功返回地球，驾驶中国航天器“ Shenchzhou-15”的船员的成员成功地返回了地球。  - 乌克林。</text:p>
      <text:p text:style-name="P4">
图片: ['<text:a xlink:type="simple" xlink:href="https://static.ukrinform.com/photos/2023_06/thumb_files/630_360_1685865028-236.jpg" text:style-name="Internet_20_link" text:visited-style-name="Visited_20_Internet_20_Link">
630_360_16858...</text:a>
']</text:p>
      <text:p text:style-name="P4">
标签: ['Китай', 'Космос']</text:p>
      <text:p text:style-name="P4">
类型: Article</text:p>
      <!--METADATA-->
      <text:p text:style-name="P4">
<draw:frame draw:style-name="fr1" draw:name="Image59" text:anchor-type="as-char" svg:width="6.9236in" svg:height="3.956343in" draw:z-index="0">
<draw:image xlink:href="../Images/yкринформ/2023-06-04T10-56-00-03-00/630_360_1685865028-236.jpg" xlink:type="simple" xlink:show="embed" xlink:actuate="onLoad" draw:mime-type="image/jpeg"/>
</draw:frame>
试点中国航天器“ Shenchzhou-15”的成员在任务站六个月任务完成后，在周日成功转向地球。</text:p>
      <text:p text:style-name="P4">
关于它报告<text:a xlink:type="simple" xlink:href="https://russian.news.cn/20230604/18e9271e074440a996d5f47b4aea565f/c.html" text:style-name="Internet_20_link" text:visited-style-name="Visited_20_Internet_20_Link">
xinhua</text:a>
，报道乌克林福姆。</text:p>
      <text:p text:style-name="P4">
在周日上午6:33北京时代，试行的太空飞船“ Shenchzhou-15”的胶囊在其董事会上是Faye Junlun，Dancinmin和Zhang Lu的宇航员，降落在登陆平台“ Dunfen”登陆平台上。(kppk)中国。</text:p>
      <text:p text:style-name="P4">
土地服务的员工进行了宇航员，并将其放在前椅子上。 CPCC中说，他们所有人的身体状况都很好，这证明了飞行员任务“ Shenchzhou-15”的成功。</text:p>
      <text:p text:style-name="P4">
*!(https://www.ukrinform.ua/rubric-technology/3677288-tajkonavti-shenzhou15-zdijsnili-drugij-vihid-u-vidkritij-kosmos.html)“我们已经完成了所有任务，并且在纳巴特基施基纳(Nabatkivshyna)返回后感觉良好，”船员指挥官费伊·朱伦(Fayy Junlun)说，他还参加了2005年10月与Shenchzhou -6机组人员一起参加中国历史上的第二次太空飞行。</text:p>
      <text:p text:style-name="P4">
根据飞行命令，轨道胶囊在5:42被轨道胶囊隔开。</text:p>
      <text:p text:style-name="P4">
登陆后，土地搜索小组到达着陆点，进行了初步检查后，迪米奇人确保宇航员处于正常状态。</text:p>
      <text:p text:style-name="P4">
*!(https://www.ukrinform.ua/rubric-technology/3712855-kitaj-gotuetsa-vivesti-v-kosmos-pilotovanij-korabel-shenzhou-16.html)据报道，中国载人航天器“ Shenchzhou-15”的推出于2022年11月29日。 Shenchzhou-15的船员是宇航员中年最古老的中国，成功地制造了四个产量，这是所有飞行员空间中中国的新记录。据报道，在佛罗里达州的两名美国人中，两名美国人的宇航员私人船员完成了<text:a xlink:type="simple" xlink:href="https://www.ukrinform.ua/rubric-technology/3716494-privatna-komanda-astronavtiv-uspisno-povernulasa-z-miznarodnoi-kosmicnoi-stancii.html" text:style-name="Internet_20_link" text:visited-style-name="Visited_20_Internet_20_Link">
国际空间站的八天研究任务(MKS).</text:a>
<text:span text:style-name="T5">
phate：xinhu</text:span>
</text:p>
      <text:p text:style-name="P4">
News Source: <text:a xlink:type="simple" xlink:href="https://www.ukrinform.ua/rubric-technology/3718054-cleni-ekipazu-kitajskogo-kosmicnogo-korabla-senczou15-povernulisa-na-zemlu.html" text:style-name="Internet_20_link" text:visited-style-name="Visited_20_Internet_20_Link">
https://www.ukrinform.ua/rubric-technology/3718054-cleni-ekipazu-kitajskogo-kosmicnogo-korabla-senczou15-povernulisa-na-zemlu.html</text:a>
</text:p>
      <!--NEWS-->
      <text:h text:style-name="P10" text:outline-level="1">
<text:span text:style-name="T4">
Непохитна віра й рішучість обов’язково дарує мир: Зеленський привітав українців із Трійцею</text:span>
</text:h>
      <text:p text:style-name="P4">
作者: Ukrinform (Person)</text:p>
      <text:p text:style-name="P4">
出版商: Укринформ (Organization)</text:p>
      <text:p text:style-name="P4">
出版时间: 2023-06-04T11:02:00+03:00</text:p>
      <text:p text:style-name="P4">
修改时间: 2023-06-04T11:02:00+03:00</text:p>
      <text:p text:style-name="P4">
描述: 沃迪米尔总统Zelenskyy祝贺乌克兰人在三位一体的假期，并希望和平。  - 乌克林。</text:p>
      <text:p text:style-name="P4">
图片: ['<text:a xlink:type="simple" xlink:href="https://static.ukrinform.com/photos/2023_05/thumb_files/630_360_1685379837-541.png" text:style-name="Internet_20_link" text:visited-style-name="Visited_20_Internet_20_Link">
630_360_16853...</text:a>
']</text:p>
      <text:p text:style-name="P4">
标签: ['Свято Трійці', 'Зеленський', 'Війна з Росією']</text:p>
      <text:p text:style-name="P4">
类型: Article</text:p>
      <!--METADATA-->
      <text:p text:style-name="P4">
<draw:frame draw:style-name="fr1" draw:name="Image64" text:anchor-type="as-char" svg:width="6.9236in" svg:height="3.956343in" draw:z-index="0">
<draw:image xlink:href="../Images/yкринформ/2023-06-04T11-02-00-03-00/630_360_1685379837-541.png" xlink:type="simple" xlink:show="embed" xlink:actuate="onLoad" draw:mime-type="image/png"/>
</draw:frame>
总统洛尔迪尔·泽伦斯基(Lordir Zelensky)祝贺乌克兰人在三位一体假期中，并希望有正确的和平。</text:p>
      <text:p text:style-name="P4">
正如乌克林福姆报道的那样，它报告了<text:a xlink:type="simple" xlink:href="https://www.president.gov.ua/news/vitannya-prezidenta-hristiyanam-ukrayini-83381" text:style-name="Internet_20_link" text:visited-style-name="Visited_20_Internet_20_Link">
</text:a>
<text:a xlink:type="simple" xlink:href="https://www.president.gov.ua/news/vitannya-prezidenta-hristiyanam-ukrayini-83381" text:style-name="Internet_20_link" text:visited-style-name="Visited_20_Internet_20_Link">
国家元首总统</text:a>
 <text:a xlink:type="simple" xlink:href="https://www.president.gov.ua/news/vitannya-prezidenta-hristiyanam-ukrayini-83381" text:style-name="Internet_20_link" text:visited-style-name="Visited_20_Internet_20_Link">
 . </text:a>
“亲爱的乌克兰人!请接受我的衷心祝贺三位一体日 - 这个假期象征着生命力量的开花，爱与怜悯的胜利。”问候说。</text:p>
      <text:p text:style-name="P4">
如压力<text:a xlink:type="simple" xlink:href="https://www.ukrinform.ua/tag-zelenskij" text:style-name="Internet_20_link" text:visited-style-name="Visited_20_Internet_20_Link">
Zelensky</text:a>
，乌克兰人在与俄罗斯侵略者的英勇斗争中遇到了这个雄伟的假期，捍卫了自由居住地生活的权利。 总统说：“有些人勇敢地保护主权和自由在最前沿，使赢家的必然性无可避免，而另一些人则无私地保持了可靠的后方。”</text:p>
      <text:p text:style-name="P4">
Zelensky希望：“愿假期的香气必然给每个人提供诚挚的祈祷，以支持军队，欢乐和恩典，以及在某个地方的坚定信仰和决心 - 乌克兰公平的平静。”</text:p>
      <text:p text:style-name="P4">
<text:span text:style-name="T4">
另请阅读：</text:span>
 <text:a xlink:type="simple" xlink:href="https://www.ukrinform.ua/rubric-society/3718000-smigal-u-den-svatoi-trijci-pobazav-ukraincam-peremogi-ta-miru.html" text:style-name="Internet_20_link" text:visited-style-name="Visited_20_Internet_20_Link">
<text:span text:style-name="T4">
 shmig </text:span>
圣三一节希望乌克兰的赢家与和平</text:a>
据报道，今年6月4日庆祝的三位一体是一个假期，圣诞节和复活节被认为是最重要的乌克兰人之一。</text:p>
      <text:p text:style-name="P4">
News Source: <text:a xlink:type="simple" xlink:href="https://www.ukrinform.ua/rubric-society/3718055-nepohitna-vira-j-risucist-obovazkovo-darue-mir-zelenskij-privitav-ukrainciv-iz-trijceu.html" text:style-name="Internet_20_link" text:visited-style-name="Visited_20_Internet_20_Link">
https://www.ukrinform.ua/rubric-society/3718055-nepohitna-vira-j-risucist-obovazkovo-darue-mir-zelenskij-privitav-ukrainciv-iz-trijceu.html</text:a>
</text:p>
      <!--NEWS-->
      <text:h text:style-name="P10" text:outline-level="1">
<text:span text:style-name="T4">
俄罗斯将黑色和亚佐夫海的船只数量减少到7</text:span>
</text:h>
      <text:p text:style-name="P4">
作者: Ukrinform (Person)</text:p>
      <text:p text:style-name="P4">
出版商: Укринформ (Organization)</text:p>
      <text:p text:style-name="P4">
出版时间: 2023-06-04T11:05:00+03:00</text:p>
      <text:p text:style-name="P4">
修改时间: 2023-06-04T11:05:00+03:00</text:p>
      <text:p text:style-name="P4">
描述: 截至6月4日上午，黑海有6艘敌船。  - 乌克林。</text:p>
      <text:p text:style-name="P4">
图片: ['<text:a xlink:type="simple" xlink:href="https://static.ukrinform.com/photos/2017_01/thumb_files/630_360_1483511006-6498.jpg" text:style-name="Internet_20_link" text:visited-style-name="Visited_20_Internet_20_Link">
630_360_14835...</text:a>
']</text:p>
      <text:p text:style-name="P4">
标签: [' Чорне море', 'Азовське море', 'Росія', 'Корабель', 'Війна з Росією']</text:p>
      <text:p text:style-name="P4">
类型: Article</text:p>
      <!--METADATA-->
      <text:p text:style-name="P4">
<draw:frame draw:style-name="fr1" draw:name="Image65" text:anchor-type="as-char" svg:width="6.9236in" svg:height="3.956343in" draw:z-index="0">
<draw:image xlink:href="../Images/yкринформ/2023-06-04T11-05-00-03-00/630_360_1483511006-6498.jpg" xlink:type="simple" xlink:show="embed" xlink:actuate="onLoad" draw:mime-type="image/jpeg"/>
</draw:frame>
6月4日在战斗职责的黑海会议的状态是6个敌对的boobs。</text:p>
      <text:p text:style-name="P4">
根据乌克林福姆的说法，在[Facebook]上(https://www.facebook.com/navy.mil.gov.ua/posts/638212548346331)告知武装部队海军的命令。</text:p>
      <text:p text:style-name="P4">
消息说：“截至10:30 04.06.2023，黑海中有6艘敌方船只在亚佐夫海 -  1艘敌方船。”</text:p>
      <text:p text:style-name="P4">
值得注意的是，在白天，为了俄罗斯联邦的利益，制造了Kerch-Yenikharal海峡的通过：28艘船到Azov Sea，其中13艘延续了从石质杂磷的运动中。 到黑海-20艘船，其中6艘继续向螺旋圈的方向运动。</text:p>
      <text:p text:style-name="P4">
<text:span text:style-name="T4">
另请阅读：</text:span>
 <text:a xlink:type="simple" xlink:href="https://www.ukrinform.ua/rubric-ato/3716419-komanduvac-vms-nazvav-rosijski-morski-sudna-aki-znisili-sili-oboroni.html" text:style-name="Internet_20_link" text:visited-style-name="Visited_20_Internet_20_Link">
海军指挥官称为俄罗斯海船，被摧毁的防御</text:a>
正如乌克林福姆报道的那样，由于暴风雨天气[在黑色和亚齐夫海中，有12艘俄罗斯船只被不知所措]](https://www.ukrinform.ua/rubric-ato/3718007-rosia-trimae-u-cornomu-ta-azovskomu-morah-12-korabliv-raketonosiiv-sered-nih-nemae.html)，其中没有火箭发射器。</text:p>
      <text:p text:style-name="P4">
News Source: <text:a xlink:type="simple" xlink:href="https://www.ukrinform.ua/rubric-ato/3718057-rosia-zmensila-kilkist-korabliv-u-cornomu-ta-azovskomu-morah-do-7.html" text:style-name="Internet_20_link" text:visited-style-name="Visited_20_Internet_20_Link">
https://www.ukrinform.ua/rubric-ato/3718057-rosia-zmensila-kilkist-korabliv-u-cornomu-ta-azovskomu-morah-do-7.html</text:a>
</text:p>
      <!--NEWS-->
      <text:h text:style-name="P10" text:outline-level="1">
<text:span text:style-name="T4">
乌克兰运动员已成为欧洲杯，运行10000米</text:span>
</text:h>
      <text:p text:style-name="P4">
作者: Ukrinform (Person)</text:p>
      <text:p text:style-name="P4">
出版商: Укринформ (Organization)</text:p>
      <text:p text:style-name="P4">
出版时间: 2023-06-04T11:08:59+03:00</text:p>
      <text:p text:style-name="P4">
修改时间: 2023-06-04T11:08:59+03:00</text:p>
      <text:p text:style-name="P4">
描述: 乌克兰国家队在法国通行证中举行的欧洲杯10000米杯中获得了两个奖项。  - 乌克林。</text:p>
      <text:p text:style-name="P4">
图片: ['<text:a xlink:type="simple" xlink:href="https://static.ukrinform.com/photos/2023_06/thumb_files/630_360_1685865981-752.jpg" text:style-name="Internet_20_link" text:visited-style-name="Visited_20_Internet_20_Link">
630_360_16858...</text:a>
']</text:p>
      <text:p text:style-name="P4">
标签: ['Легка атлетика']</text:p>
      <text:p text:style-name="P4">
类型: Article</text:p>
      <!--METADATA-->
      <text:p text:style-name="P4">
<draw:frame draw:style-name="fr1" draw:name="Image66" text:anchor-type="as-char" svg:width="6.9236in" svg:height="3.956343in" draw:z-index="0">
<draw:image xlink:href="../Images/yкринформ/2023-06-04T11-08-59-03-00/630_360_1685865981-752.jpg" xlink:type="simple" xlink:show="embed" xlink:actuate="onLoad" draw:mime-type="image/jpeg"/>
</draw:frame>
国家队在10,000米的欧洲杯上获得了两个奖项，这是法国通行证的传球。</text:p>
      <text:p text:style-name="P4">
如报告<text:a xlink:type="simple" xlink:href="https://sport.ua/uk/news/628851-ukraina-vzyala-dvi-nagorodi-na-kubku-yevropi-z-bigu-na-10-000-metriv" text:style-name="Internet_20_link" text:visited-style-name="Visited_20_Internet_20_Link">
sport.ua</text:a>
，Valery Zinenko Positroug在个人积分榜上，结果为32分29.81秒，仅由德国Alina Rex做出反应(32.15,47)，报道乌克林福姆。</text:p>
      <text:p text:style-name="P4">
<text:span text:style-name="T4">
另请阅读：</text:span>
 <text:a xlink:type="simple" xlink:href="https://www.ukrinform.ua/rubric-sports/3717663-behromancuk-zdobula-bronzu-na-etapi-diamantovoi-ligi-v-italii.html" text:style-name="Internet_20_link" text:visited-style-name="Visited_20_Internet_20_Link">
<text:span text:style-name="T4">
 beh </text:span>
 \  -  <text:span text:style-name="T4">
 romanchuk </text:span>
在意大利钻石联赛舞台上赢得了“铜牌”</text:a>
Zinchenko还与Eugene Prokofieva，Victoria Kalyuzhnaya和Maria Mazurenko一起参加了团队冠军的第三阶段。</text:p>
      <text:p text:style-name="P4">
照片：欧洲田径运动。</text:p>
      <text:p text:style-name="P4">
News Source: <text:a xlink:type="simple" xlink:href="https://www.ukrinform.ua/rubric-sports/3718058-ukrainski-legkoatletki-stali-prizerkami-kubka-evropi-z-bigu-na-10000-metriv.html" text:style-name="Internet_20_link" text:visited-style-name="Visited_20_Internet_20_Link">
https://www.ukrinform.ua/rubric-sports/3718058-ukrainski-legkoatletki-stali-prizerkami-kubka-evropi-z-bigu-na-10000-metriv.html</text:a>
</text:p>
      <!--NEWS-->
      <text:h text:style-name="P10" text:outline-level="1">
<text:span text:style-name="T4">
Резніков розкритикував запропонований Індонезією «мирний план»</text:span>
</text:h>
      <text:p text:style-name="P4">
作者: Ukrinform (Person)</text:p>
      <text:p text:style-name="P4">
出版商: Укринформ (Organization)</text:p>
      <text:p text:style-name="P4">
出版时间: 2023-06-04T11:23:54+03:00</text:p>
      <text:p text:style-name="P4">
修改时间: 2023-06-04T11:23:54+03:00</text:p>
      <text:p text:style-name="P4">
描述: 乌克兰国防部长Alexei Reznikov拒绝了Mirny计划，该计划在新加坡的Shangri La对话对话论坛上提出了他的印尼同事Prabovo Subianto。  - 乌克林。</text:p>
      <text:p text:style-name="P4">
图片: ['<text:a xlink:type="simple" xlink:href="https://static.ukrinform.com/photos/2023_06/thumb_files/630_360_1685866864-576.png" text:style-name="Internet_20_link" text:visited-style-name="Visited_20_Internet_20_Link">
630_360_16858...</text:a>
']</text:p>
      <text:p text:style-name="P4">
标签: ['Індонезія', 'Мир', 'Резніков', 'Війна з Росією']</text:p>
      <text:p text:style-name="P4">
类型: Article</text:p>
      <!--METADATA-->
      <text:p text:style-name="P4">
<draw:frame draw:style-name="fr1" draw:name="Image67" text:anchor-type="as-char" svg:width="6.9236in" svg:height="3.956343in" draw:z-index="0">
<draw:image xlink:href="../Images/yкринформ/2023-06-04T11-23-54-03-00/630_360_1685866864-576.png" xlink:type="simple" xlink:show="embed" xlink:actuate="onLoad" draw:mime-type="image/png"/>
</draw:frame>
 Міністроборони України Олексій Резніков відхилив «мирний план», який запропонувавйого індонезійський колега Прабово Субіанто на безпековому форумі «ДіалогШангрі-Ла» в Сінгапурі.</text:p>
      <text:p text:style-name="P4">
Про це Резніков сказав на безпековому форумі Діалог Шангрі-Ла, що проходить уСінгапурі, передає Укрінформ з посиланням на <text:a xlink:type="simple" xlink:href="https://www.scmp.com/news/china/diplomacy/article/3222856/chinas-former-us-envoy-cui-tiankai-slams-europe-mismanaging-own-security-situation-points-asian" text:style-name="Internet_20_link" text:visited-style-name="Visited_20_Internet_20_Link">
 SCMP.</text:a>
“我会尽力而为。 它类似于俄罗斯计划，而不是纳因齐安(Na Indnezian)。(https://www.ukrinform.ua/tag-indonezia)没有人对他不合理的“奇怪计划”。</text:p>
      <text:p text:style-name="P4">
据乌克兰部长称，许多国家准备组织乌克兰和俄罗斯之间的和平实习生，但乌克兰人需要工具来结束战争。</text:p>
      <text:p text:style-name="P4">
在最后一句话中，雷兹尼科夫提出了这样的想法，即中国可能说服俄罗斯以莫斯科的“哥哥”结束战争，暗示苏联和前共产党集团。</text:p>
      <text:p text:style-name="P4">
<text:span text:style-name="T4">
另请阅读：</text:span>
 <text:a xlink:type="simple" xlink:href="https://www.ukrinform.ua/rubric-ato/3709051-budakij-plan-sodo-miru-mae-bazuvatisa-na-propoziciah-ukraini-prezident.html" text:style-name="Internet_20_link" text:visited-style-name="Visited_20_Internet_20_Link">
任何和平计划都应基于乌克兰的提议总统</text:a>
“我们现在不需要促进者。 我们的国家仍在领导战争。”他说。</text:p>
      <text:p text:style-name="P4">
正如乌克林福姆(Ukrinform)报道的，印度尼西亚国防部长普拉博沃·苏不明(Prabovo Subianto)<text:a xlink:type="simple" xlink:href="https://www.ukrinform.ua/rubric-world/3717733-v-indonezii-zaproponuvali-svij-mirnij-plan-dla-ukraini-demilitarizovana-zona-i-referendum.html" text:style-name="Internet_20_link" text:visited-style-name="Visited_20_Internet_20_Link">
建议他自己的“和平计划”</text:a>
对于乌克兰而言，乌克兰涉及沿着酒类碰撞的目前线的立即吸引火力和非军事区的创建。</text:p>
      <text:p text:style-name="P4">
乌克兰外交部解释了为什么拟议的印度尼西亚<text:a xlink:type="simple" xlink:href="https://www.ukrinform.ua/rubric-polytics/3717784-u-mzs-ukraini-zaavili-so-zaproponovanij-indonezieu-mirnij-plan-ne-spracue.html" text:style-name="Internet_20_link" text:visited-style-name="Visited_20_Internet_20_Link">
“ mirny计划”无效</text:a>
，并敦促该国加入乌克兰公式的体现。</text:p>
      <text:p text:style-name="P4">
_照片：ERA _</text:p>
      <text:p text:style-name="P4">
News Source: <text:a xlink:type="simple" xlink:href="https://www.ukrinform.ua/rubric-polytics/3718061-reznikov-rozkritikuvav-zaproponovanij-indonezieu-mirnij-plan.html" text:style-name="Internet_20_link" text:visited-style-name="Visited_20_Internet_20_Link">
https://www.ukrinform.ua/rubric-polytics/3718061-reznikov-rozkritikuvav-zaproponovanij-indonezieu-mirnij-plan.html</text:a>
</text:p>
      <!--NEWS-->
      <text:h text:style-name="P10" text:outline-level="1">
<text:span text:style-name="T4">
敌人用Droam-Kamikadze袭击了Sumy地区，这是一场破坏</text:span>
</text:h>
      <text:p text:style-name="P4">
作者: Ukrinform (Person)</text:p>
      <text:p text:style-name="P4">
出版商: Укринформ (Organization)</text:p>
      <text:p text:style-name="P4">
出版时间: 2023-06-04T11:31:33+03:00</text:p>
      <text:p text:style-name="P4">
修改时间: 2023-06-04T11:31:33+03:00</text:p>
      <text:p text:style-name="P4">
描述: 在6月4日的夜晚和早晨，俄罗斯人从迫击炮，手榴弹发射器和“ Shahaned”冲击无人机开火，记录了54起爆炸。  - 乌克林。</text:p>
      <text:p text:style-name="P4">
图片: ['<text:a xlink:type="simple" xlink:href="https://static.ukrinform.com/photos/2023_03/thumb_files/630_360_1680242099-410.jpg" text:style-name="Internet_20_link" text:visited-style-name="Visited_20_Internet_20_Link">
630_360_16802...</text:a>
']</text:p>
      <text:p text:style-name="P4">
标签: ['Безпілотник', 'Обстріл', 'Сумщина', 'Війна з Росією']</text:p>
      <text:p text:style-name="P4">
类型: Article</text:p>
      <!--METADATA-->
      <text:p text:style-name="P4">
<draw:frame draw:style-name="fr1" draw:name="Image68" text:anchor-type="as-char" svg:width="6.9236in" svg:height="3.956343in" draw:z-index="0">
<draw:image xlink:href="../Images/yкринформ/2023-06-04T11-31-33-03-00/630_360_1680242099-410.jpg" xlink:type="simple" xlink:show="embed" xlink:actuate="onLoad" draw:mime-type="image/jpeg"/>
</draw:frame>
 Вночі тавранці 4 червня росіяни обстріляли Сумську область із мінометів, гранатометівта ударних БПЛА "Шахед", зафіксовано 54 вибухи.</text:p>
      <text:p text:style-name="P4">
Про це повідомляє Сумська ОВА в <text:a xlink:type="simple" xlink:href="https://www.facebook.com/sumska.oda/posts/pfbid0g4qR8C35MtTEfmu2D1FAdAE5RHdaaCL1TdZNirufbCfG6N1CybDKsrLMF1vPEiQEl" text:style-name="Internet_20_link" text:visited-style-name="Visited_20_Internet_20_Link">
 Фейсбуці</text:a>
, передає Укрінформ.</text:p>
      <text:p text:style-name="P4">
"Середино-Будська громада: здійснено мінометний обстріл – 6 вибухів. Також бувобстріл БПЛА типу «Шахед»(1爆炸)农业公司，车间和两辆私人汽车的损失。</text:p>
      <text:p text:style-name="P4">
Nikolaev社区：有一个令人震惊的无人机类型的“ Shahaned”(4爆炸)由此产生的非住宅场所损坏。 ZRSV社区也开火-13次爆炸。</text:p>
      <text:p text:style-name="P4">
Shostkinsk社区：大火被开火<text:a xlink:type="simple" xlink:href="https://www.ukrinform.ua/tag-bezpilotnik" text:style-name="Internet_20_link" text:visited-style-name="Visited_20_Internet_20_Link">
无人机</text:a>
Shahaned类型(3爆炸)结果造成的城市公园领土遭到破坏。</text:p>
      <text:p text:style-name="P4">
<text:span text:style-name="T4">
另请阅读：</text:span>
 <text:a xlink:type="simple" xlink:href="https://www.ukrinform.ua/rubric-ato/3717993-ppo-vnoci-zbila-cotiri-rosijski-krilati-raketi-ta-tri-udarni-droni.html" text:style-name="Internet_20_link" text:visited-style-name="Visited_20_Internet_20_Link">
<text:span text:style-name="T4">
防空</text:span>
夜间敲打了四个俄罗斯翼火箭tatra无人机</text:a>
值得注意的是，在SED社区中，俄罗斯人放弃了一个矿山，乌克拉斯诺尼社区记录了手榴弹发射器射击(ths) -  20爆炸。社区是从迫击炮开火的 - 有6个矿山到达。</text:p>
      <text:p text:style-name="P4">
正如乌克林福姆报道的，6月3日晚上，俄罗斯军队[Atactovlaclas。 这是给出的(https://www.ukrinform.ua/rubric-ato/3717943-vorog-vluciv-u-budinok-na-dnipropetrovsini-sered-postrazdalih-ditina.html)火箭击中了一座两层建筑。</text:p>
      <text:p text:style-name="P4">
_foto：Getty Images _</text:p>
      <text:p text:style-name="P4">
News Source: <text:a xlink:type="simple" xlink:href="https://www.ukrinform.ua/rubric-regions/3718066-vorog-atakuvav-sumsinu-dronamikamikadze-e-rujnuvanna.html" text:style-name="Internet_20_link" text:visited-style-name="Visited_20_Internet_20_Link">
https://www.ukrinform.ua/rubric-regions/3718066-vorog-atakuvav-sumsinu-dronamikamikadze-e-rujnuvanna.html</text:a>
</text:p>
      <!--NEWS-->
      <text:h text:style-name="P10" text:outline-level="1">
<text:span text:style-name="T4">
在市场上的Zaporozhye出售在火下种植的蔬菜</text:span>
</text:h>
      <text:p text:style-name="P4">
作者: Ukrinform (Person)</text:p>
      <text:p text:style-name="P4">
出版商: Укринформ (Organization)</text:p>
      <text:p text:style-name="P4">
出版时间: 2023-06-04T11:35:15+03:00</text:p>
      <text:p text:style-name="P4">
修改时间: 2023-06-04T11:35:15+03:00</text:p>
      <text:p text:style-name="P4">
描述: 在Zaporizhhya今年，在Zaporizhzhya地区，Dnipropetrovsk甚至Donetsk地区的前线地区种植的市场上出售了蔬菜和浆果。  - 乌克林。</text:p>
      <text:p text:style-name="P4">
图片: ['<text:a xlink:type="simple" xlink:href="https://static.ukrinform.com/photos/2023_06/thumb_files/630_360_1685867284-3980.jpeg" text:style-name="Internet_20_link" text:visited-style-name="Visited_20_Internet_20_Link">
630_360_16858...</text:a>
']</text:p>
      <text:p text:style-name="P4">
标签: ['Запоріжжя', 'Ринок', 'Фрукти', 'Овочі']</text:p>
      <text:p text:style-name="P4">
类型: Article</text:p>
      <!--METADATA-->
      <text:p text:style-name="P4">
<draw:frame draw:style-name="fr1" draw:name="Image69" text:anchor-type="as-char" svg:width="6.9236in" svg:height="3.956343in" draw:z-index="0">
<draw:image xlink:href="../Images/yкринформ/2023-06-04T11-35-15-03-00/630_360_1685867284-3980.jpeg" xlink:type="simple" xlink:show="embed" xlink:actuate="onLoad" draw:mime-type="image/jpeg"/>
</draw:frame>
今年，Uzrozhzhi在Zaporizhzhya地区，Dnipropetrovsk甚至Donetsk地区都出售了在Zaporizhzhya地区的预先地区生长的蔬菜和浆果。</text:p>
      <text:p text:style-name="P4">
这是乌克利福通讯员的报道。</text:p>
      <text:p text:style-name="P4">
“收获人们在着火下成长和收获。我们需要工作，因为有必要生活。(https://www.ukrinform.ua/tag-obstril)。 从“冰雹”中，俄罗斯人被埋葬了。 我们听说我们开枪躲藏。 现在很难计划某件事，我们不知道明天市场是否要去Zaporozhye。” Marganese Olga的企业家说。</text:p>
      <text:p text:style-name="P4">
她交易草莓。 据她说，今年的浆果价格非常困难：天气和战争的干扰。 由于大雨，必须分割许多农作物。</text:p>
      <text:p text:style-name="P4">
今天要求50至75 Hryvnias的市场中每公斤草莓(取决于浆果的大小).</text:p>
      <text:p text:style-name="P4">
但是，据这位女士说，今年没有樱桃。</text:p>
      <text:p text:style-name="P4">
黄瓜，西红柿，白菜，土豆 - 所有这些都归Nikopol，Chervonohrigorivka，Dnipropetrovsk地区以及Donetsk地区的某些定居点。</text:p>
      <text:p text:style-name="P4">
据市政企业“ Erly Market” Kamran Tahmazov的负责人说，对于企业家来说，现在试图为贸易创造良好的条件。</text:p>
      <text:p text:style-name="P4">
他说：“我们尤其是在要求那些来自前线社区的人。他们每周2-3来到我们。有时候我们甚至没有为这个地方收费或享有特权。人们从炮击中来找我们。”</text:p>
      <text:p text:style-name="P4">
</text:p>
      <text:p text:style-name="P4">
他在市场上只有一个半月，但是在这段时间里，他有时间理解和解决一些痛苦的问题。 他说，首先，屋顶在中央肉馆修理，因为在雨天，在那里不可能在那里工作。</text:p>
      <text:p text:style-name="P4">
“我们有点能够恢复市场并转回企业家。(Kin连接了Zaporozhye的8个市场。)董事说：“以下问题无法解决。”</text:p>
      <text:p text:style-name="P4">
<text:span text:style-name="T4">
另请阅读：</text:span>
 <text:a xlink:type="simple" xlink:href="https://www.ukrinform.ua/rubric-regions/3718018-vorog-obstrilav-ponad-20-naselenih-punktiv-na-zaporizzi-e-rujnuvanna.html" text:style-name="Internet_20_link" text:visited-style-name="Visited_20_Internet_20_Link">
敌人在<text:span text:style-name="T4">
便秘解雇了22个定居点</text:span>
 izhi，进食</text:a>
市场中的企业家中有许多内部流离失所者，包括来自Zaporozhye地区。</text:p>
      <text:p text:style-name="P4">
News Source: <text:a xlink:type="simple" xlink:href="https://www.ukrinform.ua/rubric-regions/3718067-u-zaporizzi-na-rinkah-prodaut-gorodinu-virosenu-pid-obstrilami.html" text:style-name="Internet_20_link" text:visited-style-name="Visited_20_Internet_20_Link">
https://www.ukrinform.ua/rubric-regions/3718067-u-zaporizzi-na-rinkah-prodaut-gorodinu-virosenu-pid-obstrilami.html</text:a>
</text:p>
      <!--NEWS-->
      <text:h text:style-name="P10" text:outline-level="1">
<text:span text:style-name="T4">
“他们被俄罗斯武器和仇恨杀害”：泽伦斯基与孩子们一起放映了一段视频，他们的生命夺走了敌人</text:span>
</text:h>
      <text:p text:style-name="P4">
作者: Ukrinform (Person)</text:p>
      <text:p text:style-name="P4">
出版商: Укринформ (Organization)</text:p>
      <text:p text:style-name="P4">
出版时间: 2023-06-04T11:40:00+03:00</text:p>
      <text:p text:style-name="P4">
修改时间: 2023-06-04T11:40:00+03:00</text:p>
      <text:p text:style-name="P4">
描述: 乌克兰沃迪米尔Zelensky总统强调，俄罗斯武器和仇恨每天继续弥补并破坏乌克兰儿童的生活。  - 乌克林。</text:p>
      <text:p text:style-name="P4">
图片: ['<text:a xlink:type="simple" xlink:href="https://static.ukrinform.com/photos/2022_10/thumb_files/630_360_1665719857-744.png" text:style-name="Internet_20_link" text:visited-style-name="Visited_20_Internet_20_Link">
630_360_16657...</text:a>
']</text:p>
      <text:p text:style-name="P4">
标签: ['Діти', 'Зеленський', 'Війна з Росією']</text:p>
      <text:p text:style-name="P4">
类型: Article</text:p>
      <!--METADATA-->
      <text:p text:style-name="P4">
<draw:frame draw:style-name="fr1" draw:name="Image72" text:anchor-type="as-char" svg:width="6.9236in" svg:height="3.956343in" draw:z-index="0">
<draw:image xlink:href="../Images/yкринформ/2023-06-04T11-40-00-03-00/630_360_1665719857-744.png" xlink:type="simple" xlink:show="embed" xlink:actuate="onLoad" draw:mime-type="image/png"/>
</draw:frame>
乌克兰沃迪米尔·泽伦斯基总统强调，俄罗斯武器和仇恨每天都在夺走并破坏乌克兰儿童的生命。</text:p>
      <text:p text:style-name="P4">
根据乌克林福姆的说法，Zelensky在[Facebook]上写了有关它的文章(https://www.facebook.com/zelenskiy.official/videos/2370899293092122/)陶式展示了适当的视频。</text:p>
      <text:p text:style-name="P4">
“来自哈尔基夫(Kharkiv)的13岁的德米特里(Dmitry)，来自Vinnytsia的4岁丽莎(Lisa)，来自Novosolony的Sergiyko，他只有2天。 俄罗斯侵略的无辜儿童受害者名单已经至少有500名儿童。”泽伦斯基说。</text:p>
      <text:p text:style-name="P4">
<text:span text:style-name="T5">
video：vladimir Zelensky</text:span>
</text:p>
      <text:p text:style-name="P4">
据总统说，这些<text:a xlink:type="simple" xlink:href="https://www.ukrinform.ua/tag-diti" text:style-name="Internet_20_link" text:visited-style-name="Visited_20_Internet_20_Link">
孩子</text:a>
他们可能会成为著名的科学家，艺术家，体育冠军，以创造乌克兰历史，但他们被俄罗斯武器和仇恨杀害，这些武器和仇恨继续每天都能弥补并破坏乌克兰儿童的生活。</text:p>
      <text:p text:style-name="P4">
国家元首回忆说，无法通过俄罗斯军队积极战斗和夺取乌克兰领土来确定受影响儿童的确切人数。</text:p>
      <text:p text:style-name="P4">
<text:span text:style-name="T4">
另请阅读：</text:span>
 <text:a xlink:type="simple" xlink:href="https://www.ukrinform.ua/rubric-ato/3718004-rosijska-armia-vbila-v-ukraini-vze-485-ditej-se-1005-poranila.html" text:style-name="Internet_20_link" text:visited-style-name="Visited_20_Internet_20_Link">
俄罗斯军队杀死485 <text:span text:style-name="T4">
儿童</text:span>
，另外1005人受伤</text:a>
“为了保护生活，我们必须承受并赢得这场战争!总统强调。</text:p>
      <text:p text:style-name="P4">
据报道，2021年，乌克兰的Verkhovna Rada每年于6月4日通过一项决议，对俄罗斯联邦武装侵略而死亡的儿童的记忆。</text:p>
      <text:p text:style-name="P4">
News Source: <text:a xlink:type="simple" xlink:href="https://www.ukrinform.ua/rubric-ato/3718069-ih-ubili-rosijski-zbroa-ta-nenavist-zelenskij-pokazav-video-z-ditmi-cii-zitta-zabrav-vorog.html" text:style-name="Internet_20_link" text:visited-style-name="Visited_20_Internet_20_Link">
https://www.ukrinform.ua/rubric-ato/3718069-ih-ubili-rosijski-zbroa-ta-nenavist-zelenskij-pokazav-video-z-ditmi-cii-zitta-zabrav-vorog.html</text:a>
</text:p>
      <!--NEWS-->
      <text:h text:style-name="P10" text:outline-level="1">
<text:span text:style-name="T4">
诺瓦亚·塔沃尔山（Novaya Tavolzhanka）报道的街头战斗</text:span>
</text:h>
      <text:p text:style-name="P4">
作者: liveuamap (Language: en)</text:p>
      <text:p text:style-name="P4">
时间: 2023-06-04T11:41:00</text:p>
      <text:p text:style-name="P4">
地点: Belgorod, Belgorodskaya oblast' (Latitude:50.35291 Longtitude:36.82858)</text:p>
      <text:p text:style-name="P4">
视频: []</text:p>
      <text:p text:style-name="P4">
图片: []</text:p>
      <text:p text:style-name="P4">
标签: ["Russia", "Central and Eastern Europe"]</text:p>
      <text:p text:style-name="P4">
Id: 22567511</text:p>
      <!--METADATA-->
      <text:p text:style-name="P4">
诺瓦亚·塔沃尔山(Novaya Tavolzhanka)报道的街头战斗</text:p>
      <text:p text:style-name="P4">
新闻集链接：<text:a xlink:type="simple" xlink:href="https://liveuamap.com/en/2023/4-june-street-fighting-reported-in-novaya-tavolzhanka" text:style-name="Internet_20_link" text:visited-style-name="Visited_20_Internet_20_Link">
https://liveuamap.com/en/2023/4-june-street-fighting-reported-in-novaya-tavolzhanka</text:a>
</text:p>
      <text:p text:style-name="P4">
News Source: <text:a xlink:type="simple" xlink:href="https://t.me/vert_i_call/11406" text:style-name="Internet_20_link" text:visited-style-name="Visited_20_Internet_20_Link">
https://t.me/vert_i_call/11406</text:a>
</text:p>
      <!--NEWS-->
      <text:h text:style-name="P10" text:outline-level="1">
<text:span text:style-name="T4">
创建了一个独立的欧洲金字塔联合会</text:span>
</text:h>
      <text:p text:style-name="P4">
作者: Ukrinform (Person)</text:p>
      <text:p text:style-name="P4">
出版商: Укринформ (Organization)</text:p>
      <text:p text:style-name="P4">
出版时间: 2023-06-04T11:45:42+03:00</text:p>
      <text:p text:style-name="P4">
修改时间: 2023-06-04T11:45:42+03:00</text:p>
      <text:p text:style-name="P4">
描述: За ініціативи Грузії, Естонії, Латвії, Литви, Молдови, України створено незалежну  Європейську Федерацію Піраміди (EUROPEAN PYRAMID FEDERATION). — Укрінформ.</text:p>
      <text:p text:style-name="P4">
图片: ['<text:a xlink:type="simple" xlink:href="https://static.ukrinform.com/photos/2023_06/thumb_files/630_360_1685868227-655.jpg" text:style-name="Internet_20_link" text:visited-style-name="Visited_20_Internet_20_Link">
630_360_16858...</text:a>
']</text:p>
      <text:p text:style-name="P4">
标签: ['Спорт']</text:p>
      <text:p text:style-name="P4">
类型: Article</text:p>
      <!--METADATA-->
      <text:p text:style-name="P4">
<draw:frame draw:style-name="fr1" draw:name="Image73" text:anchor-type="as-char" svg:width="6.9236in" svg:height="3.956343in" draw:z-index="0">
<draw:image xlink:href="../Images/yкринформ/2023-06-04T11-45-42-03-00/630_360_1685868227-655.jpg" xlink:type="simple" xlink:show="embed" xlink:actuate="onLoad" draw:mime-type="image/jpeg"/>
</draw:frame>
佐治亚州，爱沙尼亚，拉脱维亚，立陶宛，摩尔多瓦，乌克兰创建了一个独立的欧洲金字塔联合会(欧洲金字塔联合会).</text:p>
      <text:p text:style-name="P4">
Як повідомляє Федерація спортивного більярду України (<text:a xlink:type="simple" xlink:href="http://billiard.net.ua/news/digest/16483-%D0%B2%D0%B0%D0%B6%D0%BB%D0%B8%D0%B2%D0%BE-03-06-23.html" text:style-name="Internet_20_link" text:visited-style-name="Visited_20_Internet_20_Link">
FSBU</text:a>
)，在卢兹尼台球联合会大会上(EPBF)乌克林福姆报道，大多数选票决定加入欧洲金字塔联合会前往EPBF。</text:p>
      <text:p text:style-name="P4">
欧洲金字塔联合会的竞争将在EPBF日历中输入。</text:p>
      <text:p text:style-name="P4">
*!(https://www.ukrinform.ua/rubric-sports/3716687-cetvero-ukrainskih-bilardistiv-startuut-na-ce2023-z-pulu.html)从现在开始，欧洲联邦将在欧洲正式举办金字塔台球运动比赛。</text:p>
      <text:p text:style-name="P4">
News Source: <text:a xlink:type="simple" xlink:href="https://www.ukrinform.ua/rubric-sports/3718070-stvoreno-nezaleznu-evropejsku-federaciu-piramidi.html" text:style-name="Internet_20_link" text:visited-style-name="Visited_20_Internet_20_Link">
https://www.ukrinform.ua/rubric-sports/3718070-stvoreno-nezaleznu-evropejsku-federaciu-piramidi.html</text:a>
</text:p>
      <!--NEWS-->
      <text:h text:style-name="P10" text:outline-level="1">
<text:span text:style-name="T4">
俄罗斯人宣布在克里米亚攻击无人机</text:span>
</text:h>
      <text:p text:style-name="P4">
作者: Ukrinform (Person)</text:p>
      <text:p text:style-name="P4">
出版商: Укринформ (Organization)</text:p>
      <text:p text:style-name="P4">
出版时间: 2023-06-04T11:46:34+03:00</text:p>
      <text:p text:style-name="P4">
修改时间: 2023-06-04T11:46:34+03:00</text:p>
      <text:p text:style-name="P4">
描述: 俄罗斯职业当局报告说，昨晚在克里亚亚，每晚被中和9架无人机。  - 乌克林。</text:p>
      <text:p text:style-name="P4">
图片: ['<text:a xlink:type="simple" xlink:href="https://static.ukrinform.com/photos/2021_06/thumb_files/630_360_1624149998-169.jpg" text:style-name="Internet_20_link" text:visited-style-name="Visited_20_Internet_20_Link">
630_360_16241...</text:a>
']</text:p>
      <text:p text:style-name="P4">
标签: ['Безпілотник', 'Крим', 'Війна з Росією']</text:p>
      <text:p text:style-name="P4">
类型: Article</text:p>
      <!--METADATA-->
      <text:p text:style-name="P4">
<draw:frame draw:style-name="fr1" draw:name="Image74" text:anchor-type="as-char" svg:width="6.9236in" svg:height="3.956343in" draw:z-index="0">
<draw:image xlink:href="../Images/yкринформ/2023-06-04T11-46-34-03-00/630_360_1624149998-169.jpg" xlink:type="simple" xlink:show="embed" xlink:actuate="onLoad" draw:mime-type="image/jpeg"/>
</draw:frame>
 Російськаокупаційна влада повідомляє, що минулої ночі в Криму були нейтралізованідев'ять безпілотників за ніч.</text:p>
      <text:p text:style-name="P4">
Як передає Укрінформ, про це повідомляється в <text:a xlink:type="simple" xlink:href="https://t.me/Aksenov82/2596" text:style-name="Internet_20_link" text:visited-style-name="Visited_20_Internet_20_Link">
 Телеграм-каналі</text:a>
 <text:a xlink:type="simple" xlink:href="https://t.me/Aksenov82/2596" text:style-name="Internet_20_link" text:visited-style-name="Visited_20_Internet_20_Link">
 </text:a>
Sergei Aksenov首席执行官负责人。</text:p>
      <text:p text:style-name="P4">
“昨晚，5个敌人<text:a xlink:type="simple" xlink:href="https://www.ukrinform.ua/tag-bezpilotnik" text:style-name="Internet_20_link" text:visited-style-name="Visited_20_Internet_20_Link">
无人机</text:a>
，另外4个 - 用EW溺水和种植。 由于其中一个无人机的倒塌，玻璃被撞倒在私营部门的三所房屋中，在詹卡市的两辆汽车中被撞倒。”阿克索诺夫写道。</text:p>
      <text:p text:style-name="P4">
他补充说，在私人房屋所有权的领土上发现了一条叶。 在脱离之前，有50人被蒸发。 据他说，没有伤亡和受害者。</text:p>
      <text:p text:style-name="P4">
<text:span text:style-name="T4">
另请阅读：</text:span>
 <text:a xlink:type="simple" xlink:href="https://www.ukrinform.ua/rubric-crimea/3717600-ukraina-moze-povernuti-krim-uze-cogo-roku-volles.html" text:style-name="Internet_20_link" text:visited-style-name="Visited_20_Internet_20_Link">
乌克兰可以返回<text:span text:style-name="T4">
克里米亚</text:span>
今年 - 华莱士</text:a>
据报道<text:a xlink:type="simple" xlink:href="https://www.ukrinform.ua/rubric-crimea/3717346-rosiani-zavezli-na-teritoriu-krimskogo-titanu-vibuhivku-i-minuut-teritoriu-ova.html" text:style-name="Internet_20_link" text:visited-style-name="Visited_20_Internet_20_Link">
俄罗斯人带来的</text:a>
化学厂“克里米亚泰坦”的领土由被占领的克里米亚炸药模拟，该领土发生了变化。</text:p>
      <text:p text:style-name="P4">
<text:span text:style-name="T5">
foto：aa</text:span>
</text:p>
      <text:p text:style-name="P4">
News Source: <text:a xlink:type="simple" xlink:href="https://www.ukrinform.ua/rubric-crimea/3718071-rosiani-zaavili-pro-ataku-bezpilotnikiv-u-krimu.html" text:style-name="Internet_20_link" text:visited-style-name="Visited_20_Internet_20_Link">
https://www.ukrinform.ua/rubric-crimea/3718071-rosiani-zaavili-pro-ataku-bezpilotnikiv-u-krimu.html</text:a>
</text:p>
      <!--NEWS-->
      <text:h text:style-name="P10" text:outline-level="1">
<text:span text:style-name="T4">
Pistorius呼吁印度太平洋地区的国家明确立场，以反对乌克兰的俄罗斯联邦战争</text:span>
</text:h>
      <text:p text:style-name="P4">
作者: Ukrinform (Person)</text:p>
      <text:p text:style-name="P4">
出版商: Укринформ (Organization)</text:p>
      <text:p text:style-name="P4">
出版时间: 2023-06-04T11:52:00+03:00</text:p>
      <text:p text:style-name="P4">
修改时间: 2023-06-04T11:52:00+03:00</text:p>
      <text:p text:style-name="P4">
描述: 德国部长鲍里斯·皮斯托里乌斯（Boris Pistorius）呼吁印度太平洋地区明确立场，以反对对国际安全建筑的攻击，包括俄罗斯对乌克兰的战争。  - 乌克林。</text:p>
      <text:p text:style-name="P4">
图片: ['<text:a xlink:type="simple" xlink:href="https://static.ukrinform.com/photos/2023_01/thumb_files/630_360_1674134284-897.jpg" text:style-name="Internet_20_link" text:visited-style-name="Visited_20_Internet_20_Link">
630_360_16741...</text:a>
']</text:p>
      <text:p text:style-name="P4">
标签: ['Німеччина', 'Війна з Росією', 'Борис Пісторіус']</text:p>
      <text:p text:style-name="P4">
类型: Article</text:p>
      <!--METADATA-->
      <text:p text:style-name="P4">
<draw:frame draw:style-name="fr1" draw:name="Image75" text:anchor-type="as-char" svg:width="6.9236in" svg:height="3.956343in" draw:z-index="0">
<draw:image xlink:href="../Images/yкринформ/2023-06-04T11-52-00-03-00/630_360_1674134284-897.jpg" xlink:type="simple" xlink:show="embed" xlink:actuate="onLoad" draw:mime-type="image/jpeg"/>
</draw:frame>
德国部鲍里斯·皮斯托里乌斯(Boris Pistorius)呼吁印度太平洋地区明确立场，以反对对国际安全建筑的攻击，包括俄罗斯对乌克兰的战争。</text:p>
      <text:p text:style-name="P4">
他于6月4日星期日在香格里拉对话的亚洲安全对话中提出了呼吁，乌克林福姆报道了<text:a xlink:type="simple" xlink:href="https://www.dw.com/uk/ministr-oboroni-nimeccini-zaklikav-40-krain-vistupiti-za-mir/a-65818761" text:style-name="Internet_20_link" text:visited-style-name="Visited_20_Internet_20_Link">
DW。</text:a>
“这对整个世界来说是非常危险的：如果俄罗斯获胜，世界上的信号区域力量将是侵略和非行使的军事力量是可以接受的并且可以成功的。](https://www.ukrinform.ua/tag-pistorius)同时，他感谢该地区的许多国家，该国家明确地说国际社会不接受这场战争。</text:p>
      <text:p text:style-name="P4">
部长在接受40多个州的讲话中指出，对于德国，俄罗斯总统弗拉基米尔·普京在欧洲中部的激进战争，这是其外国和安全政治的历史性转折点。”</text:p>
      <text:p text:style-name="P4">
<text:span text:style-name="T4">
另请阅读：</text:span>
 <text:a xlink:type="simple" xlink:href="https://www.ukrinform.ua/rubric-world/3713646-nimeccina-mae-dopomogti-ukraini-ta-podbati-pro-vlasnu-armiu-pistorius.html" text:style-name="Internet_20_link" text:visited-style-name="Visited_20_Internet_20_Link">
德国应帮助乌克兰并照顾自己的军队 -  <text:span text:style-name="T4">
 Pistorius </text:span>
</text:a>
皮斯托里乌斯说：“我们承担对盟友和伙伴安全的安全负责。”</text:p>
      <text:p text:style-name="P4">
据他介绍，这项义务尤其涉及重新思考武器出口政策，尤其是通过自卫法律法律支持伙伴国家。”</text:p>
      <text:p text:style-name="P4">
据乌克林福姆报道，6月2日至4日在新加坡举行了一个大规模的安全论坛“香格里拉对话”，俄罗斯反乌克兰战争是主要主题之一。</text:p>
      <text:p text:style-name="P4">
参与者包括我们，中国和欧盟代表，包括国防机构塔维斯地标的负责人，军事，外交官，安全武器的武器制造商。</text:p>
      <text:p text:style-name="P4">
<text:span text:style-name="T5">
foto：dw</text:span>
</text:p>
      <text:p text:style-name="P4">
News Source: <text:a xlink:type="simple" xlink:href="https://www.ukrinform.ua/rubric-ato/3718074-pistorius-zaklikav-kraini-indotihookeanskogo-regionu-zajnati-citku-poziciu-proti-vijni-rf-v-ukraini.html" text:style-name="Internet_20_link" text:visited-style-name="Visited_20_Internet_20_Link">
https://www.ukrinform.ua/rubric-ato/3718074-pistorius-zaklikav-kraini-indotihookeanskogo-regionu-zajnati-citku-poziciu-proti-vijni-rf-v-ukraini.html</text:a>
</text:p>
      <!--NEWS-->
      <text:h text:style-name="P10" text:outline-level="1">
<text:span text:style-name="T4">
每天入侵者开了120个定居点和92个基础设施</text:span>
</text:h>
      <text:p text:style-name="P4">
作者: Ukrinform (Person)</text:p>
      <text:p text:style-name="P4">
出版商: Укринформ (Organization)</text:p>
      <text:p text:style-name="P4">
出版时间: 2023-06-04T11:55:00+03:00</text:p>
      <text:p text:style-name="P4">
修改时间: 2023-06-04T11:55:00+03:00</text:p>
      <text:p text:style-name="P4">
描述: 过去一天，俄罗斯占领部队以120个定居点和92个基础设施开火，有32名因62名平民而受伤。  - 乌克林。</text:p>
      <text:p text:style-name="P4">
图片: ['<text:a xlink:type="simple" xlink:href="https://static.ukrinform.com/photos/2023_06/thumb_files/630_360_1685859898-1977.jpeg" text:style-name="Internet_20_link" text:visited-style-name="Visited_20_Internet_20_Link">
630_360_16858...</text:a>
']</text:p>
      <text:p text:style-name="P4">
标签: ['Міноборони', 'Обстріл', 'Війна з Росією']</text:p>
      <text:p text:style-name="P4">
类型: Article</text:p>
      <!--METADATA-->
      <text:p text:style-name="P4">
<draw:frame draw:style-name="fr1" draw:name="Image76" text:anchor-type="as-char" svg:width="6.9236in" svg:height="3.956343in" draw:z-index="0">
<draw:image xlink:href="../Images/yкринформ/2023-06-04T11-55-00-03-00/630_360_1685859898-1977.jpeg" xlink:type="simple" xlink:show="embed" xlink:actuate="onLoad" draw:mime-type="image/jpeg"/>
</draw:frame>
在过去的一天，俄罗斯占领军以120次居住的费用和92个基础设施开火，由于62名平民，有32名受伤。</text:p>
      <text:p text:style-name="P4">
根据乌克林福姆的说法，<text:a xlink:type="simple" xlink:href="https://t.me/militarymediacenter/2120" text:style-name="Internet_20_link" text:visited-style-name="Visited_20_Internet_20_Link">
电报</text:a>
 <text:a xlink:type="simple" xlink:href="https://t.me/militarymediacenter/2120" text:style-name="Internet_20_link" text:visited-style-name="Visited_20_Internet_20_Link">
</text:a>
通知军事媒体中心，转介乌克兰国防部的丹麦。</text:p>
      <text:p text:style-name="P4">
«根据乌克兰国防部信息部的情境中心，在最后一天，俄罗斯军队<text:a xlink:type="simple" xlink:href="https://www.ukrinform.ua/tag-obstril" text:style-name="Internet_20_link" text:visited-style-name="Visited_20_Internet_20_Link">
解雇</text:a>
乌克兰9个地区的领土。 遗体武器(迫击炮，坦克，炮兵，RSZV，OTRK，急诊室，战略和战术航空)120个定居点和92个基础设施被解雇。 消息说：“ 6名平民被杀，32人受伤。”</text:p>
      <text:p text:style-name="P4">
<text:span text:style-name="T4">
另请阅读：</text:span>
 <text:a xlink:type="simple" xlink:href="https://www.ukrinform.ua/rubric-ato/3717984-vijskovi-povidomili-pro-23-bojovih-zitknenna-ta-56-obstriliv-voroga-za-dobu.html" text:style-name="Internet_20_link" text:visited-style-name="Visited_20_Internet_20_Link">
军方每天报告23次战斗冲突和56个敌人炮击</text:a>
正如乌克林福姆(Ukrinform)报道的那样，6月4日，乌克兰武装部队空军的防空部队和手段[摧毁了四架俄罗斯翼火箭三架冲击无人机。 这是给出的(https://www.ukrinform.ua/rubric-ato/3717993-ppo-vnoci-zbila-cotiri-rosijski-krilati-raketi-ta-tri-udarni-droni.html)</text:p>
      <text:p text:style-name="P4">
News Source: <text:a xlink:type="simple" xlink:href="https://www.ukrinform.ua/rubric-regions/3718075-zagarbniki-za-dobu-obstrilali-120-naselenih-punktiv-ta-92-obekta-infrastrukturi.html" text:style-name="Internet_20_link" text:visited-style-name="Visited_20_Internet_20_Link">
https://www.ukrinform.ua/rubric-regions/3718075-zagarbniki-za-dobu-obstrilali-120-naselenih-punktiv-ta-92-obekta-infrastrukturi.html</text:a>
</text:p>
      <!--NEWS-->
      <text:h text:style-name="P10" text:outline-level="1">
<text:span text:style-name="T4">
Резніков обговорив із японським колегою співпрацю та запросив в Україну</text:span>
</text:h>
      <text:p text:style-name="P4">
作者: Ukrinform (Person)</text:p>
      <text:p text:style-name="P4">
出版商: Укринформ (Organization)</text:p>
      <text:p text:style-name="P4">
出版时间: 2023-06-04T12:00:00+03:00</text:p>
      <text:p text:style-name="P4">
修改时间: 2023-06-04T12:00:00+03:00</text:p>
      <text:p text:style-name="P4">
描述: 乌克兰Oleksiy Reznikov国防部长在新加坡与Yasukadz Hamada的日本同事举行的一次会议上讨论了两国之间的合作，并邀请他访问乌克兰。  - 乌克林。</text:p>
      <text:p text:style-name="P4">
图片: ['<text:a xlink:type="simple" xlink:href="https://static.ukrinform.com/photos/2023_06/thumb_files/630_360_1685868979-581.jpg" text:style-name="Internet_20_link" text:visited-style-name="Visited_20_Internet_20_Link">
630_360_16858...</text:a>
']</text:p>
      <text:p text:style-name="P4">
标签: ['Японія', 'Резніков']</text:p>
      <text:p text:style-name="P4">
类型: Article</text:p>
      <!--METADATA-->
      <text:p text:style-name="P4">
<draw:frame draw:style-name="fr1" draw:name="Image78" text:anchor-type="as-char" svg:width="6.9236in" svg:height="3.956343in" draw:z-index="0">
<draw:image xlink:href="../Images/yкринформ/2023-06-04T12-00-00-03-00/630_360_1685868979-581.jpg" xlink:type="simple" xlink:show="embed" xlink:actuate="onLoad" draw:mime-type="image/jpeg"/>
</draw:frame>
乌克兰Oleksiy Reznikov部在新加坡与日本Komukadz Hamada日本卡马达举行的一次会议上讨论了两国之间的合作，并邀请访问乌克兰。</text:p>
      <text:p text:style-name="P4">
Reznikov在[Twitter]中报道了这一点(https://twitter.com/oleksiireznikov/status/1665270400304009216)，报道乌克林福姆。</text:p>
      <text:p text:style-name="P4">
“我与日本国防部的Jasukadz Hamada的同事进行了精彩的交谈。 <text:a xlink:type="simple" xlink:href="https://www.ukrinform.ua/tag-aponia" text:style-name="Internet_20_link" text:visited-style-name="Visited_20_Internet_20_Link">
日本</text:a>
它支持乌克兰为争取自由和民主的斗争。 我们的友谊与合作将防止全球和平与稳定。 这是我们的第一次会议，并向我咨询我们的对话。 我邀请日本同事访问乌克兰，”雷兹尼科夫写道。</text:p>
      <text:p text:style-name="P4">
<text:span text:style-name="T4">
另请阅读：</text:span>
 <text:a xlink:type="simple" xlink:href="https://www.ukrinform.ua/rubric-polytics/3718037-borrel-zustrivsa-iz-reznikovim-na-polah-forumu-u-singapuri.html" text:style-name="Internet_20_link" text:visited-style-name="Visited_20_Internet_20_Link">
Borrel在Uzingapore论坛的田野上遇到<text:span text:style-name="T4">
 Reznikov </text:span>
 im</text:a>
正如乌克林福姆报道的那样，五月乌克兰沃迪米尔·泽伦斯基总统访问了日本，七组第48次峰会通过了。 根据Zelensky的说法，<text:a xlink:type="simple" xlink:href="https://www.ukrinform.ua/rubric-polytics/3712241-zelenskij-zustrivsa-z-premerom-aponii-govorili-pro-dopomogu-ta-situaciu-na-fronti.html" text:style-name="Internet_20_link" text:visited-style-name="Visited_20_Internet_20_Link">
他与日本总理举行了两次会议</text:a>
在时代，他们特别讨论了技术主题。</text:p>
      <text:p text:style-name="P4">
6月2日至4日，新加坡有一个大规模的安全论坛“ Shanngry-la对话”，在该论坛上，俄罗斯联邦对乌克兰的战争已经解决了主要主题之一。</text:p>
      <text:p text:style-name="P4">
News Source: <text:a xlink:type="simple" xlink:href="https://www.ukrinform.ua/rubric-polytics/3718076-reznikov-obgovoriv-iz-aponskim-kolegou-spivpracu-ta-zaprosiv-v-ukrainu.html" text:style-name="Internet_20_link" text:visited-style-name="Visited_20_Internet_20_Link">
https://www.ukrinform.ua/rubric-polytics/3718076-reznikov-obgovoriv-iz-aponskim-kolegou-spivpracu-ta-zaprosiv-v-ukrainu.html</text:a>
</text:p>
      <!--NEWS-->
      <text:h text:style-name="P10" text:outline-level="1">
<text:span text:style-name="T4">
俄罗斯将8个“口径”火箭发射器带到了黑海</text:span>
</text:h>
      <text:p text:style-name="P4">
作者: Ukrinform (Person)</text:p>
      <text:p text:style-name="P4">
出版商: Укринформ (Organization)</text:p>
      <text:p text:style-name="P4">
出版时间: 2023-06-04T12:05:00+03:00</text:p>
      <text:p text:style-name="P4">
修改时间: 2023-06-04T12:05:00+03:00</text:p>
      <text:p text:style-name="P4">
描述: 俄罗斯联邦带到了黑海一号地面火箭发射器，船上装有八枚有翼的机芯。  - 乌克林。</text:p>
      <text:p text:style-name="P4">
图片: ['<text:a xlink:type="simple" xlink:href="https://static.ukrinform.com/photos/2023_03/thumb_files/630_360_1678431971-142.jpeg" text:style-name="Internet_20_link" text:visited-style-name="Visited_20_Internet_20_Link">
630_360_16784...</text:a>
']</text:p>
      <text:p text:style-name="P4">
标签: ['Ракета', ' Чорне море', 'Корабель', 'Війна з Росією']</text:p>
      <text:p text:style-name="P4">
类型: Article</text:p>
      <!--METADATA-->
      <text:p text:style-name="P4">
<draw:frame draw:style-name="fr1" draw:name="Image79" text:anchor-type="as-char" svg:width="6.9236in" svg:height="3.956343in" draw:z-index="0">
<draw:image xlink:href="../Images/yкринформ/2023-06-04T12-05-00-03-00/630_360_1678431971-142.jpeg" xlink:type="simple" xlink:show="embed" xlink:actuate="onLoad" draw:mime-type="image/jpeg"/>
</draw:frame>
俄罗斯联邦带到了黑海一号地面火箭发射器，船上有八个有翼的机芯。</text:p>
      <text:p text:style-name="P4">
根据乌克林福姆的说法，运营命令“南”在[Facebook]上报告。(https://www.facebook.com/OperationalCommandSouth/posts/pfbid0xzdkYB6yQU5rHYkcaA4gKtUemBJvkhvinMn54t4vwnSywu3VcMSTAf3skHmHhjbcl)</text:p>
      <text:p text:style-name="P4">
“Ворог продовжує підвищувати градус напруження. У Чорне море на бойовечергування виведено надводний ракетоносій. Напоготові вісім "Калібрів”, -ідеться в повідомленні.</text:p>
      <text:p text:style-name="P4">
<text:span text:style-name="T4">
Читайте також:</text:span>
 <text:a xlink:type="simple" xlink:href="https://www.ukrinform.ua/rubric-ato/3717993-ppo-vnoci-zbila-cotiri-rosijski-krilati-raketi-ta-tri-udarni-droni.html" text:style-name="Internet_20_link" text:visited-style-name="Visited_20_Internet_20_Link">
 <text:span text:style-name="T4">
ППО</text:span>
 вночі збила чотири російські крилаті ракети татри ударні дрони </text:a>
正如乌克林福姆报道的那样，6月4日上午，在黑人和阿佐夫海军部队中，将12艘船保留在战斗义务中，后来减少到7艘，<text:a xlink:type="simple" xlink:href="https://www.ukrinform.ua/rubric-ato/3718057-rosia-zmensila-kilkist-korabliv-u-cornomu-ta-azovskomu-morah-do-7.html" text:style-name="Internet_20_link" text:visited-style-name="Visited_20_Internet_20_Link">
Racketnos不在那里。</text:a>
</text:p>
      <text:p text:style-name="P4">
News Source: <text:a xlink:type="simple" xlink:href="https://www.ukrinform.ua/rubric-ato/3718078-rosia-vivela-u-corne-more-raketonosij-iz-8-kalibrami.html" text:style-name="Internet_20_link" text:visited-style-name="Visited_20_Internet_20_Link">
https://www.ukrinform.ua/rubric-ato/3718078-rosia-vivela-u-corne-more-raketonosij-iz-8-kalibrami.html</text:a>
</text:p>
      <!--NEWS-->
      <text:h text:style-name="P10" text:outline-level="1">
<text:span text:style-name="T4">
雷兹尼科夫（Reznikov）在与柬埔寨副总理会面时感谢乌克兰的支持</text:span>
</text:h>
      <text:p text:style-name="P4">
作者: Ukrinform (Person)</text:p>
      <text:p text:style-name="P4">
出版商: Укринформ (Organization)</text:p>
      <text:p text:style-name="P4">
出版时间: 2023-06-04T12:07:31+03:00</text:p>
      <text:p text:style-name="P4">
修改时间: 2023-06-04T12:07:31+03:00</text:p>
      <text:p text:style-name="P4">
描述: 国防部长Oleksiy Reznikov与副总理和柬埔寨国防部长TA Ban会见了新加坡，并感谢她的支持。  - 乌克林。</text:p>
      <text:p text:style-name="P4">
图片: ['<text:a xlink:type="simple" xlink:href="https://static.ukrinform.com/photos/2023_06/thumb_files/630_360_1685869599-811.jpg" text:style-name="Internet_20_link" text:visited-style-name="Visited_20_Internet_20_Link">
630_360_16858...</text:a>
']</text:p>
      <text:p text:style-name="P4">
标签: ['Камбоджа', 'Резніков', 'Війна з Росією']</text:p>
      <text:p text:style-name="P4">
类型: Article</text:p>
      <!--METADATA-->
      <text:p text:style-name="P4">
<draw:frame draw:style-name="fr1" draw:name="Image80" text:anchor-type="as-char" svg:width="6.9236in" svg:height="3.956343in" draw:z-index="0">
<draw:image xlink:href="../Images/yкринформ/2023-06-04T12-07-31-03-00/630_360_1685869599-811.jpg" xlink:type="simple" xlink:show="embed" xlink:actuate="onLoad" draw:mime-type="image/jpeg"/>
</draw:frame>
部部部部部部与新加坡副总理与新加坡会面，并感谢她的支持。</text:p>
      <text:p text:style-name="P4">
Reznikov在[Twitter]中报道了这一点(https://twitter.com/oleksiireznikov/status/1665271712231960576)，报道乌克林福姆。</text:p>
      <text:p text:style-name="P4">
“柬埔寨谴责俄罗斯对乌克兰的侵略，并试图利用其在人道主义中的非人性化经验来帮助该州克服战争恐怖，尤其是在克服战争恐怖中。 我感谢柬埔寨的支持，我将在乌克兰接受我的同事。”他写道。</text:p>
      <text:p text:style-name="P4">
<text:span text:style-name="T4">
另请阅读：</text:span>
 <text:a xlink:type="simple" xlink:href="https://www.ukrinform.ua/rubric-polytics/3718076-reznikov-obgovoriv-iz-aponskim-kolegou-spivpracu-ta-zaprosiv-v-ukrainu.html" text:style-name="Internet_20_link" text:visited-style-name="Visited_20_Internet_20_Link">
<text:span text:style-name="T4">
 rennikov </text:span>
与日本同事合作讨论给乌克兰的合作</text:a>
正如乌克兰·乌克兰福姆(Ukrinform)报道的那样，乌克兰·沃迪米尔·泽伦斯基(Ukraine Volodymyr Zelenskyi)在5月份与柬埔寨总理匈奴的电话交谈，并表示继续在该国为乌克兰专家准备。</text:p>
      <text:p text:style-name="P4">
一月份，乌克兰救援人员掌握了柬埔寨的新阿利斯未成年人。</text:p>
      <text:p text:style-name="P4">
柬埔寨是联合国近100个成员国之一，谴责俄罗斯对乌克兰的侵略。</text:p>
      <text:p text:style-name="P4">
<text:span text:style-name="T4">
另请阅读：</text:span>
 <text:a xlink:type="simple" xlink:href="https://www.ukrinform.ua/rubric-polytics/3718061-reznikov-rozkritikuvav-zaproponovanij-indonezieu-mirnij-plan.html" text:style-name="Internet_20_link" text:visited-style-name="Visited_20_Internet_20_Link">
<text:span text:style-name="T4">
 reznikov </text:span>
批评拟议的印度尼西亚“ Mirny Plan”</text:a>
这个国家被认为是世界上战争已有近三十年并于1998年结束的世界上最替代的国家之一。 从那以后，已经处理了大量的矿山和其他弹药。柬埔寨sappers已成为世界上最有经验的专家之一，在过去的十年中，其中成千上万的人是在联合国主持下进行的，从事工作。非洲和中东。</text:p>
      <text:p text:style-name="P4">
6月2日至4日，新加坡有一个大规模的安全论坛“ Shanngry-la对话”，在该论坛上，俄罗斯联邦对乌克兰的战争已经解决了主要主题之一。</text:p>
      <text:p text:style-name="P4">
News Source: <text:a xlink:type="simple" xlink:href="https://www.ukrinform.ua/rubric-polytics/3718079-reznikov-pid-cas-zustrici-z-zastupnikom-premera-kambodzi-podakuvav-za-pidtrimku-ukraini.html" text:style-name="Internet_20_link" text:visited-style-name="Visited_20_Internet_20_Link">
https://www.ukrinform.ua/rubric-polytics/3718079-reznikov-pid-cas-zustrici-z-zastupnikom-premera-kambodzi-podakuvav-za-pidtrimku-ukraini.html</text:a>
</text:p>
      <!--NEWS-->
      <text:h text:style-name="P10" text:outline-level="1">
<text:span text:style-name="T4">
在乌克兰，有一个“钟声”行动来纪念死去的孩子</text:span>
</text:h>
      <text:p text:style-name="P4">
作者: Ukrinform (Person)</text:p>
      <text:p text:style-name="P4">
出版商: Укринформ (Organization)</text:p>
      <text:p text:style-name="P4">
出版时间: 2023-06-04T12:24:59+03:00</text:p>
      <text:p text:style-name="P4">
修改时间: 2023-06-04T12:24:59+03:00</text:p>
      <text:p text:style-name="P4">
描述: 在乌克兰，有一个动作“钟声”来纪念死去的儿童 - 乌克林福姆。</text:p>
      <text:p text:style-name="P4">
图片: ['<text:a xlink:type="simple" xlink:href="https://static.ukrinform.com/photos/2023_06/thumb_files/630_360_1685870527-771.jpg" text:style-name="Internet_20_link" text:visited-style-name="Visited_20_Internet_20_Link">
630_360_16858...</text:a>
']</text:p>
      <text:p text:style-name="P4">
标签: ['Діти', 'Акція', 'Війна з Росією']</text:p>
      <text:p text:style-name="P4">
类型: Article</text:p>
      <!--METADATA-->
      <text:p text:style-name="P4">
<draw:frame draw:style-name="fr1" draw:name="Image81" text:anchor-type="as-char" svg:width="6.9236in" svg:height="3.956343in" draw:z-index="0">
<draw:image xlink:href="../Images/yкринформ/2023-06-04T12-24-59-03-00/630_360_1685870527-771.jpg" xlink:type="simple" xlink:show="embed" xlink:actuate="onLoad" draw:mime-type="image/jpeg"/>
</draw:frame>
在乌克兰，“钟声”的行动即将纪念死去的孩子</text:p>
      <text:p text:style-name="P4">
正如Ukrinform报道的那样，它在[Telegram]中报告(https://t.me/minre_ua/3477?fbclid=IwAR0ZhswMYqCQkX-xRh56dQffFJqgL8pMiVdu2-0gj5sSq6SarVTFmR0Qm78)乌克兰暂时占领领土的重新融入部。</text:p>
      <text:p text:style-name="P4">
据该部称，第一夫人呼吁在树上悬挂铃铛，以纪念死去的乌克兰儿童。</text:p>
      <text:p text:style-name="P4">
每天，俄​​罗斯都会犯罪针对乌克兰最少的人口。 数字(https://www.ukrinform.ua/tag-vijna)儿童已经是当今的主要时代，在此期间继续进行全面的战争。</text:p>
      <text:p text:style-name="P4">
微小的人说：“俄罗斯联合会针对乌克兰儿童犯下的所有军事犯罪将被调查为种族灭绝罪，并补充说：“我们受到俄罗斯人的数量的惩罚，乌克兰儿童的生命被摧毁。 我们不会工作。”</text:p>
      <text:p text:style-name="P4">
<text:span text:style-name="T4">
另请阅读：</text:span>
 <text:a xlink:type="simple" xlink:href="https://www.ukrinform.ua/rubric-society/3718028-lubinec-u-miznarodnij-den-ditej-zertv-agresii-zaklikav-svit-zasuditi-dii-rosii.html" text:style-name="Internet_20_link" text:visited-style-name="Visited_20_Internet_20_Link">
<text:span text:style-name="T4">
 lubinets </text:span>
国际儿童节 - 侵略的受害者一直在谴责世界谴责俄罗斯的行动</text:a>
据报道，据报道，2021年6月1日，Verkhovna Rada批准了第5343号法令，以表彰因俄罗斯对俄罗斯对乌克兰联邦的武装侵略而死亡的儿童的记忆”。 这样，乌克兰正式团结起来庆祝国际无辜儿童日 - 联合国大会于1982年8月19日引入的侵略性受害者。</text:p>
      <text:p text:style-name="P4">
News Source: <text:a xlink:type="simple" xlink:href="https://www.ukrinform.ua/rubric-society/3718086-v-ukraini-prohodit-akcia-dzvinocki-iz-vsanuvanna-pamati-zagiblih-ditej.html" text:style-name="Internet_20_link" text:visited-style-name="Visited_20_Internet_20_Link">
https://www.ukrinform.ua/rubric-society/3718086-v-ukraini-prohodit-akcia-dzvinocki-iz-vsanuvanna-pamati-zagiblih-ditej.html</text:a>
</text:p>
      <!--NEWS-->
      <text:h text:style-name="P10" text:outline-level="1">
<text:span text:style-name="T4">
基辅检查了一千多个庇护所，其中一半不适合使用</text:span>
</text:h>
      <text:p text:style-name="P4">
作者: Ukrinform (Person)</text:p>
      <text:p text:style-name="P4">
出版商: Укринформ (Organization)</text:p>
      <text:p text:style-name="P4">
出版时间: 2023-06-04T12:28:00+03:00</text:p>
      <text:p text:style-name="P4">
修改时间: 2023-06-04T12:28:00+03:00</text:p>
      <text:p text:style-name="P4">
描述: 在基辅，有一天检查了1078个庇护所，其中一半还没有准备好使用，否则委员会无法打开它们。  - 乌克林。</text:p>
      <text:p text:style-name="P4">
图片: ['<text:a xlink:type="simple" xlink:href="https://static.ukrinform.com/photos/2018_12/thumb_files/630_360_1543929001-282.jpg" text:style-name="Internet_20_link" text:visited-style-name="Visited_20_Internet_20_Link">
630_360_15439...</text:a>
']</text:p>
      <text:p text:style-name="P4">
标签: ['Київ', 'Укриття', 'Камишін']</text:p>
      <text:p text:style-name="P4">
类型: Article</text:p>
      <!--METADATA-->
      <text:p text:style-name="P4">
<draw:frame draw:style-name="fr1" draw:name="Image82" text:anchor-type="as-char" svg:width="6.9236in" svg:height="3.956343in" draw:z-index="0">
<draw:image xlink:href="../Images/yкринформ/2023-06-04T12-28-00-03-00/630_360_1543929001-282.jpg" xlink:type="simple" xlink:show="embed" xlink:actuate="onLoad" draw:mime-type="image/jpeg"/>
</draw:frame>
在基辅，一天检查了1078个避难所，其中一半还没有准备好使用，否则委员会无法打开它们。</text:p>
      <text:p text:style-name="P4">
根据乌克林福姆的说法，亚历山大·卡米辛(Alexander Kamyshin)在[Telegram]中说了战略工业行业部长。(https://t.me/zalizni_zminy/1281?fbclid=IwAR3cRcoEiBqDLofDJ1sz_MiSyrsi-_M9fLfCgboiuI0Glb14ou0qCuJtuuA)“他听到了在审计[庇护所]上工作的结果(https://www.ukrinform.ua/tag-ukritta)基辅1天。 截至8日，今天已经检查了1078个物体。 其中，其中一半是不工作的 - 尚未准备就绪，或者委员会无法开放。”他写道。</text:p>
      <text:p text:style-name="P4">
根据Kamyshyn的说法，他不信任一半已经打开并准备好了。 “当我们与市长有选择地检查Wabolonskyi区的庇护所时，绝大多数收容所都关闭了。 当他们开放时，他们是无法使用的。”卡米辛说。</text:p>
      <text:p text:style-name="P4">
<text:span text:style-name="T4">
另请阅读：</text:span>
 <text:a xlink:type="simple" xlink:href="https://www.ukrinform.ua/rubric-kyiv/3717731-ukritta-v-kievi-perevirat-protagom-desati-dniv.html" text:style-name="Internet_20_link" text:visited-style-name="Visited_20_Internet_20_Link">
<text:span text:style-name="T4">
庇护所</text:span>
在基辅，将检查十天</text:a>
他还解释说，委员会解释了公开和准备的日子的很高比例的事实，即最验证的避难所在学校，儿童住宅和医院，情况比城市好一些。</text:p>
      <text:p text:style-name="P4">
正如乌克林福姆报道的那样，6月2日，乌克兰沃迪米尔·泽伦斯基总裁命令战略工业部长亚历山大行业[进行完整的审计(https://www.ukrinform.ua/rubric-ato/3717468-zelenskij-doruciv-provesti-povnu-reviziu-usih-zahisnih-sporud-ukraini.html)，以及内政部长克里姆森科(Klimenko) - 乌克兰的所有结构。</text:p>
      <text:p text:style-name="P4">
这是在6月1日晚上在基辅的悲剧发生后发生的，当时在下一个障碍中，人们无法进入庇护所。 从一只鞭打的俄罗斯火箭的残骸中<text:a xlink:type="simple" xlink:href="https://www.ukrinform.ua/rubric-kyiv/3716785-u-kvma-utocnili-vnaslidok-nicnoi-ataki-zaginula-ditina-dvoe-travmovani.html" text:style-name="Internet_20_link" text:visited-style-name="Visited_20_Internet_20_Link">
两个女人和一个9岁女孩被杀。</text:a>
</text:p>
      <text:p text:style-name="P4">
News Source: <text:a xlink:type="simple" xlink:href="https://www.ukrinform.ua/rubric-kyiv/3718089-u-kievi-perevirili-ponad-tisacu-ukrittiv-polovina-z-nih-nepridatna-do-vikoristanna.html" text:style-name="Internet_20_link" text:visited-style-name="Visited_20_Internet_20_Link">
https://www.ukrinform.ua/rubric-kyiv/3718089-u-kievi-perevirili-ponad-tisacu-ukrittiv-polovina-z-nih-nepridatna-do-vikoristanna.html</text:a>
</text:p>
      <!--NEWS-->
      <text:h text:style-name="P10" text:outline-level="1">
<text:span text:style-name="T4">
由于印度的铁路事故而导致的死亡人数超过300人</text:span>
</text:h>
      <text:p text:style-name="P4">
作者: Ukrinform (Person)</text:p>
      <text:p text:style-name="P4">
出版商: Укринформ (Organization)</text:p>
      <text:p text:style-name="P4">
出版时间: 2023-06-04T12:28:50+03:00</text:p>
      <text:p text:style-name="P4">
修改时间: 2023-06-04T12:28:50+03:00</text:p>
      <text:p text:style-name="P4">
描述: 在印度，由于奥迪什州东部的几列火车碰撞，被杀的人数超过300人。  - 乌克林。</text:p>
      <text:p text:style-name="P4">
图片: ['<text:a xlink:type="simple" xlink:href="https://static.ukrinform.com/photos/2023_06/thumb_files/630_360_1685870527-986.jpg" text:style-name="Internet_20_link" text:visited-style-name="Visited_20_Internet_20_Link">
630_360_16858...</text:a>
']</text:p>
      <text:p text:style-name="P4">
标签: ['Аварія', 'Індія', 'Залізниця']</text:p>
      <text:p text:style-name="P4">
类型: Article</text:p>
      <!--METADATA-->
      <text:p text:style-name="P4">
<draw:frame draw:style-name="fr1" draw:name="Image83" text:anchor-type="as-char" svg:width="6.9236in" svg:height="3.956343in" draw:z-index="0">
<draw:image xlink:href="../Images/yкринформ/2023-06-04T12-28-50-03-00/630_360_1685870527-986.jpg" xlink:type="simple" xlink:show="embed" xlink:actuate="onLoad" draw:mime-type="image/jpeg"/>
</draw:frame>
在印度，由于东部州基金的几列火车碰撞而丧生，超过300人。</text:p>
      <text:p text:style-name="P4">
关于它报告<text:a xlink:type="simple" xlink:href="https://www.arabnews.com/node/2315571/world" text:style-name="Internet_20_link" text:visited-style-name="Visited_20_Internet_20_Link">
阿拉伯新闻</text:a>
，报道乌克林福姆。</text:p>
      <text:p text:style-name="P4">
印度部长阿什维尼(Ashwini)周日表示，火车已经从铁路上脱离了电子信号系统，该系统迫使火车正确交换了轨道。</text:p>
      <text:p text:style-name="P4">
<text:span text:style-name="T4">
另请阅读：</text:span>
 <text:a xlink:type="simple" xlink:href="https://www.ukrinform.ua/rubric-world/3717734-zelenskij-visloviv-spivcutta-u-zvazku-iz-zagibellu-ludej-u-zaliznicnij-katastrofi-v-indii.html" text:style-name="Internet_20_link" text:visited-style-name="Visited_20_Internet_20_Link">
Zelensky表示与<text:span text:style-name="T4">
 Indie </text:span>
灾难的死亡有关的哀悼**</text:a>
“是谁这样做的以及调查将确定原因的原因，”  - 一位速度主义者。</text:p>
      <text:p text:style-name="P4">
初步调查表明，高速Cormandel Express的信号是通向主要轨道，但后来取消了信号，火车将这列火车留在附近的环线上，并在那里坠入负载。</text:p>
      <text:p text:style-name="P4">
碰撞的结果是，Coromandel Express货车倾覆了另一首曲目，这是从另一侧前进的Yesvantpur-Howrah Express的方式，它从轨道上脱颖而出。 这导致了三列火车的碰撞。</text:p>
      <text:p text:style-name="P4">
<text:span text:style-name="T4">
另请阅读：</text:span>
 <text:a xlink:type="simple" xlink:href="https://www.ukrinform.ua/rubric-world/3717704-v-indii-kilkist-zagiblih-unaslidok-zaliznicnoi-avarii-zrosla-do-288.html" text:style-name="Internet_20_link" text:visited-style-name="Visited_20_Internet_20_Link">
在<text:span text:style-name="T4">
 indie </text:span>
їavavaria的导致死亡人数增加到288</text:a>
总共有2296人乘坐旅客列车。</text:p>
      <text:p text:style-name="P4">
据报道，这场灾难发生在周五晚上，当时从孟加拉国前往孟加拉西部的豪拉(Haura)的Express Howrah与经营Colkutta -Cennay路线的Expressmcoromandel碰撞。</text:p>
      <text:p text:style-name="P4">
在巴拉索市的火车地点被召集了200多名救护车。 早些时候，报告了288人死亡和900人。</text:p>
      <text:p text:style-name="P4">
<text:span text:style-name="T4">
另请阅读：</text:span>
 <text:a xlink:type="simple" xlink:href="https://www.ukrinform.ua/rubric-world/3717664-zaliznicna-avaria-v-indii-pivsotni-zagiblih-ponad-300-poranenih.html" text:style-name="Internet_20_link" text:visited-style-name="Visited_20_Internet_20_Link">
<text:span text:style-name="T4">
 Indie </text:span>
 e：一百一百人死亡，300多人受伤</text:a>
印度铁路部对这一事件进行了调查。</text:p>
      <text:p text:style-name="P4">
照片：twitter.com/toibhubaneswar</text:p>
      <text:p text:style-name="P4">
News Source: <text:a xlink:type="simple" xlink:href="https://www.ukrinform.ua/rubric-world/3718087-kilkist-zagiblih-unaslidok-zaliznicnoi-avarii-v-indii-perevisila-300-osib.html" text:style-name="Internet_20_link" text:visited-style-name="Visited_20_Internet_20_Link">
https://www.ukrinform.ua/rubric-world/3718087-kilkist-zagiblih-unaslidok-zaliznicnoi-avarii-v-indii-perevisila-300-osib.html</text:a>
</text:p>
      <!--NEWS-->
      <text:h text:style-name="P10" text:outline-level="1">
<text:span text:style-name="T4">
“运动” U19获得了黄金奖和青年队冠军的冠军</text:span>
</text:h>
      <text:p text:style-name="P4">
作者: Ukrinform (Person)</text:p>
      <text:p text:style-name="P4">
出版商: Укринформ (Organization)</text:p>
      <text:p text:style-name="P4">
出版时间: 2023-06-04T12:38:40+03:00</text:p>
      <text:p text:style-name="P4">
修改时间: 2023-06-04T12:38:40+03:00</text:p>
      <text:p text:style-name="P4">
描述: 利维夫队（19岁以下的球员）成为乌克兰足球的第一名冠军。  - 乌克林。</text:p>
      <text:p text:style-name="P4">
图片: ['<text:a xlink:type="simple" xlink:href="https://static.ukrinform.com/photos/2023_06/thumb_files/630_360_1685871479-107.jpg" text:style-name="Internet_20_link" text:visited-style-name="Visited_20_Internet_20_Link">
630_360_16858...</text:a>
']</text:p>
      <text:p text:style-name="P4">
标签: ['Футбол', 'Рух Львів']</text:p>
      <text:p text:style-name="P4">
类型: Article</text:p>
      <!--METADATA-->
      <text:p text:style-name="P4">
<draw:frame draw:style-name="fr1" draw:name="Image84" text:anchor-type="as-char" svg:width="6.9236in" svg:height="3.956343in" draw:z-index="0">
<draw:image xlink:href="../Images/yкринформ/2023-06-04T12-38-40-03-00/630_360_1685871479-107.jpg" xlink:type="simple" xlink:show="embed" xlink:actuate="onLoad" draw:mime-type="image/jpeg"/>
</draw:frame>
LVIV命令(最多19岁的球员)她第一次成为乌克兰足球冠军。</text:p>
      <text:p text:style-name="P4">
根据乌克兰英超联赛(<text:a xlink:type="simple" xlink:href="https://upl.ua/ua/news/view/7428" text:style-name="Internet_20_link" text:visited-style-name="Visited_20_Internet_20_Link">
UPL</text:a>
 )在乌克兰U19的第30次涡轮冠军与亚历山大的比赛结束时乌克林福姆报告。</text:p>
      <text:p text:style-name="P4">
LVIV团队比最近的竞争对手领先八分(“发电机”)，赢得了最多的比赛(26)，没有失去任何(!)会议，得分最高(91河)，错过每个人的最少(17个进球).</text:p>
      <text:p text:style-name="P4">
Це перше чемпіонство, здобуте «Рухом» в чемпіонаті України U19. Рік томульвів’яни також були першими в турнірній таблиці після 18-ти матчів з 30-ти,але чемпіонський трофей сезону-2021/22 залишився нерозіграним черезповномасштабне вторгнення Росії в Україну.</text:p>
      <text:p text:style-name="P4">
<text:span text:style-name="T4">
Читайте також:</text:span>
 <text:a xlink:type="simple" xlink:href="https://www.ukrinform.ua/rubric-sports/3715677-ruh-vigrav-unackij-cempionat-ukraini-z-futbolu.html" text:style-name="Internet_20_link" text:visited-style-name="Visited_20_Internet_20_Link">
 « <text:span text:style-name="T4">
Рух</text:span>
 » виграв юнацький чемпіонат України з футболу</text:a>
在2023/24“运动”中，U19将代表乌克兰参加UEFA青年联盟。</text:p>
      <text:p text:style-name="P4">
FC“运动”媒体中心的照片。</text:p>
      <text:p text:style-name="P4">
News Source: <text:a xlink:type="simple" xlink:href="https://www.ukrinform.ua/rubric-sports/3718090-ruh-u19-otrimav-zoloti-nagorodi-ta-kubok-peremozca-cempionatu-unackih-komand.html" text:style-name="Internet_20_link" text:visited-style-name="Visited_20_Internet_20_Link">
https://www.ukrinform.ua/rubric-sports/3718090-ruh-u19-otrimav-zoloti-nagorodi-ta-kubok-peremozca-cempionatu-unackih-komand.html</text:a>
</text:p>
      <!--NEWS-->
      <text:h text:style-name="P10" text:outline-level="1">
<text:span text:style-name="T4">
军团“俄罗斯的自由”和RDC表示，他们进入了希贝金的郊区</text:span>
</text:h>
      <text:p text:style-name="P4">
作者: Ukrinform (Person)</text:p>
      <text:p text:style-name="P4">
出版商: Укринформ (Organization)</text:p>
      <text:p text:style-name="P4">
出版时间: 2023-06-04T12:40:04+03:00</text:p>
      <text:p text:style-name="P4">
修改时间: 2023-06-04T12:40:04+03:00</text:p>
      <text:p text:style-name="P4">
描述: 俄罗斯志愿军团和俄罗斯自由军团宣布进入俄罗斯联邦Belgorod地区Shebekin的郊区。  - 乌克林。</text:p>
      <text:p text:style-name="P4">
图片: ['<text:a xlink:type="simple" xlink:href="https://static.ukrinform.com/photos/2023_05/thumb_files/630_360_1684938991-585.jpg" text:style-name="Internet_20_link" text:visited-style-name="Visited_20_Internet_20_Link">
630_360_16849...</text:a>
']</text:p>
      <text:p text:style-name="P4">
标签: ['Війна з Росією', 'Легіон «Свобода Росії» ', 'РДК']</text:p>
      <text:p text:style-name="P4">
类型: Article</text:p>
      <!--METADATA-->
      <text:p text:style-name="P4">
<draw:frame draw:style-name="fr1" draw:name="Image85" text:anchor-type="as-char" svg:width="6.9236in" svg:height="3.956343in" draw:z-index="0">
<draw:image xlink:href="../Images/yкринформ/2023-06-04T12-40-04-03-00/630_360_1684938991-585.jpg" xlink:type="simple" xlink:show="embed" xlink:actuate="onLoad" draw:mime-type="image/jpeg"/>
</draw:frame>
俄罗斯志愿军团和军团“俄罗斯自由”宣布俄罗斯联邦贝尔戈罗德地区的谢贝金郊区。</text:p>
      <text:p text:style-name="P4">
这是在电报频道中报告的<text:a xlink:type="simple" xlink:href="https://t.me/russvolcorps/581" text:style-name="Internet_20_link" text:visited-style-name="Visited_20_Internet_20_Link">
RDC</text:a>
和<text:a xlink:type="simple" xlink:href="https://t.me/legionoffreedom/852" text:style-name="Internet_20_link" text:visited-style-name="Visited_20_Internet_20_Link">
LSR</text:a>
，报道乌克林福姆。</text:p>
      <text:p text:style-name="P4">
RDC报道说：“ RDC和LSR的高级突击小组与Shebekino郊区进行了战斗。”</text:p>
      <text:p text:style-name="P4">
<text:span text:style-name="T4">
另请阅读：</text:span>
 [“俄罗斯的自由”和“ <text:span text:style-name="T4">
 rdc </text:span>
”开始了对俄罗斯联邦Ubelgorod地区的新突袭(https://www.ukrinform.ua/rubric-ato/3716857-svoboda-rosii-ta-rdk-pocali-novij-rejd-u-belgorodsku-oblast-rf.html)正如乌克林福姆报道的那样，6月1日，军团的“俄罗斯自由”和“俄罗斯志愿军”宣布了在贝尔戈罗德地区进行的新突袭。</text:p>
      <text:p text:style-name="P4">
俄罗斯当局要与游击队作战，转移到了贝尔戈罗德地区的边界定居点，这是特殊目的的精英队，以及对该领土的起点。</text:p>
      <text:p text:style-name="P4">
<text:span text:style-name="T4">
另请阅读：</text:span>
 [LEGION“ <text:span text:style-name="T4">
 rdc </text:span>
”表示他的战士又来了(https://www.ukrinform.ua/rubric-ato/3715786-legion-rdk-zaaviv-so-jogo-bijci-znovu-zahodili-do-rosii.html)军团“俄罗斯自由” <text:a xlink:type="simple" xlink:href="https://www.ukrinform.ua/rubric-ato/3717763-legion-svoboda-rosii-zaproponuvav-zitelam-belgorodsini-evakuuvatisa-v-ukrainu.html" text:style-name="Internet_20_link" text:visited-style-name="Visited_20_Internet_20_Link">
向俄罗斯联邦贝尔戈罗德地区的居民建议</text:a>
遭受俄罗斯军队的炮击，撤离乌克兰。</text:p>
      <text:p text:style-name="P4">
News Source: <text:a xlink:type="simple" xlink:href="https://www.ukrinform.ua/rubric-ato/3718091-legion-svoboda-rosii-ta-rdk-zaavili-so-uvijsli-do-peredmista-sebekina.html" text:style-name="Internet_20_link" text:visited-style-name="Visited_20_Internet_20_Link">
https://www.ukrinform.ua/rubric-ato/3718091-legion-svoboda-rosii-ta-rdk-zaavili-so-uvijsli-do-peredmista-sebekina.html</text:a>
</text:p>
      <!--NEWS-->
      <text:h text:style-name="P10" text:outline-level="1">
<text:span text:style-name="T4">
诸如沉默之类的计划：国防部不会宣布反对意见的开始</text:span>
</text:h>
      <text:p text:style-name="P4">
作者: Ukrinform (Person)</text:p>
      <text:p text:style-name="P4">
出版商: Укринформ (Organization)</text:p>
      <text:p text:style-name="P4">
出版时间: 2023-06-04T12:45:36+03:00</text:p>
      <text:p text:style-name="P4">
修改时间: 2023-06-04T12:45:36+03:00</text:p>
      <text:p text:style-name="P4">
描述: 乌克兰国防部副部长安娜·马里亚尔（Anna Malyar）强调，将没有宣布反对意见的开始。  - 乌克林。</text:p>
      <text:p text:style-name="P4">
图片: ['<text:a xlink:type="simple" xlink:href="https://static.ukrinform.com/photos/2023_05/thumb_files/630_360_1684691970-341.jpg" text:style-name="Internet_20_link" text:visited-style-name="Visited_20_Internet_20_Link">
630_360_16846...</text:a>
']</text:p>
      <text:p text:style-name="P4">
标签: ['Міноборони', 'Війна з Росією', 'Ганна Маляр', 'Контрнаступ']</text:p>
      <text:p text:style-name="P4">
类型: Article</text:p>
      <!--METADATA-->
      <text:p text:style-name="P4">
<draw:frame draw:style-name="fr1" draw:name="Image86" text:anchor-type="as-char" svg:width="6.9236in" svg:height="3.956343in" draw:z-index="0">
<draw:image xlink:href="../Images/yкринформ/2023-06-04T12-45-36-03-00/630_360_1684691970-341.jpg" xlink:type="simple" xlink:show="embed" xlink:actuate="onLoad" draw:mime-type="image/jpeg"/>
</draw:frame>
乌克兰国防部副部长安娜·马里亚尔(Anna Malyar)强调，不会宣布对比的开始。</text:p>
      <text:p text:style-name="P4">
根据乌克林福姆的说法，她在[电报]中写了有关它的文章。(https://t.me/annamaliar/810)画家强调：“计划爱沉默。不会有开始广告。”</text:p>
      <text:p text:style-name="P4">
副部长还与乌克兰战斗机发布了一段视频，该视频正在沉默。</text:p>
      <text:p text:style-name="P4">
<text:span text:style-name="T4">
另请阅读：</text:span>
 <text:a xlink:type="simple" xlink:href="https://www.ukrinform.ua/rubric-ato/3717842-zelenskij-mi-gotovi-do-kontrnastupu.html" text:style-name="Internet_20_link" text:visited-style-name="Visited_20_Internet_20_Link">
Zelensky：我们准备好<text:span text:style-name="T4">
 Counter Crene </text:span>
 UPU</text:a>
正如乌克林福姆报道的那样，中央情报局专家戴维·皮特鲁斯(David Petreus)认为<text:a xlink:type="simple" xlink:href="https://www.ukrinform.ua/rubric-ato/3717973-kontrnastup-zsu-bude-vrazaucim-eksdirektor-cru.html" text:style-name="Internet_20_link" text:visited-style-name="Visited_20_Internet_20_Link">
</text:a>
<text:a xlink:type="simple" xlink:href="https://www.ukrinform.ua/rubric-ato/3717973-kontrnastup-zsu-bude-vrazaucim-eksdirektor-cru.html" text:style-name="Internet_20_link" text:visited-style-name="Visited_20_Internet_20_Link">
反乌克兰军队的辩论</text:a>
这将是惊人的，并将在前三到四天达到高潮。 据他说，乌克兰人“决心释放自己的国家”。</text:p>
      <text:p text:style-name="P4">
News Source: <text:a xlink:type="simple" xlink:href="https://www.ukrinform.ua/rubric-ato/3718092-plani-lublat-tisu-minoboroni-ne-ogolosuvatime-pro-pocatok-kontrnastupu.html" text:style-name="Internet_20_link" text:visited-style-name="Visited_20_Internet_20_Link">
https://www.ukrinform.ua/rubric-ato/3718092-plani-lublat-tisu-minoboroni-ne-ogolosuvatime-pro-pocatok-kontrnastupu.html</text:a>
</text:p>
      <!--NEWS-->
      <text:h text:style-name="P10" text:outline-level="1">
<text:span text:style-name="T4">
国防军朝着挥杆方向进行反击，向前迈进400米-Syrsky</text:span>
</text:h>
      <text:p text:style-name="P4">
作者: Ukrinform (Person)</text:p>
      <text:p text:style-name="P4">
出版商: Укринформ (Organization)</text:p>
      <text:p text:style-name="P4">
出版时间: 2023-06-04T12:50:00+03:00</text:p>
      <text:p text:style-name="P4">
修改时间: 2023-06-04T12:50:00+03:00</text:p>
      <text:p text:style-name="P4">
描述: 俄罗斯占领部队已经在马克苏蒂夫卡（Maksyutivka），诺诺维斯基（Novoselivskyi），库泽米夫卡（Kuzemivka），马克维卡（Makeevka），贝洛戈里夫卡（Belogorivka）和有争议的行动中采取了进攻行动，而且国防部队不仅反映了敌人在斯威蒂夫（Swativ）的攻击，而且还成功地矛盾和前进。  - 乌克林。</text:p>
      <text:p text:style-name="P4">
图片: ['<text:a xlink:type="simple" xlink:href="https://static.ukrinform.com/photos/2023_06/thumb_files/630_360_1685871817-229.jpeg" text:style-name="Internet_20_link" text:visited-style-name="Visited_20_Internet_20_Link">
630_360_16858...</text:a>
']</text:p>
      <text:p text:style-name="P4">
标签: ['ЗСУ', 'Сирський', 'Війна з Росією']</text:p>
      <text:p text:style-name="P4">
类型: Article</text:p>
      <!--METADATA-->
      <text:p text:style-name="P4">
<draw:frame draw:style-name="fr1" draw:name="Image87" text:anchor-type="as-char" svg:width="6.9236in" svg:height="3.956343in" draw:z-index="0">
<draw:image xlink:href="../Images/yкринформ/2023-06-04T12-50-00-03-00/630_360_1685871817-229.jpeg" xlink:type="simple" xlink:show="embed" xlink:actuate="onLoad" draw:mime-type="image/jpeg"/>
</draw:frame>
俄罗斯 - 占职部的部队已经在Maksyutivka，Novoselivskyi，Kuzemivka，Makeevka，White和Prasspordsiscials中采取了进攻行动，而且Siliobones不仅反映了敌人在Swativ方向上的攻击，而且不仅反映了前进并前进并前进。</text:p>
      <text:p text:style-name="P4">
正如乌克林福姆报道的那样，在[电报]中(https://t.me/militarymediacenter/2125)将军事媒体中心告知乌克兰武装部队的武装部队总司令亚历山大上校。</text:p>
      <text:p text:style-name="P4">
“直接从事敌对行动的工作旨在迅速解决现场工作。 这使得拥有房东的真实情况，而不是报告或报告。 在现场沟通过程中，我们已经开发了并实施了在战线某些领域取得更大成功的新方法和愿景。 每个这样的步骤都是仔细的计划，对军事人员进行实际实施的艰苦培训，即，成功战斗任务的员工和部队的一致行动。</text:p>
      <text:p text:style-name="P4">
然后，即使是数值优势也无助于敌人。 例如，我想标记第92个单独的机械大队的划分，这不仅是敌人的反射器，而且还成功地反击并在他的“肩膀”前进400米处移动。 另一个例子是80个独立的空降和突击旅的成功表现，每天逐步，有能力的战术动作释放了伊万诺沃(Ivanovo)领土上的伊万尼维斯基森林领土的重要领域，“锡尔斯克出版社服务报价。</text:p>
      <text:p text:style-name="P4">
<text:span text:style-name="T4">
另请阅读：</text:span>
 <text:a xlink:type="simple" xlink:href="https://www.ukrinform.ua/rubric-ato/3716081-sirskij-pokazav-ak-zsu-znisuut-rosijski-pozicii-pid-bahmutom.html" text:style-name="Internet_20_link" text:visited-style-name="Visited_20_Internet_20_Link">
<text:span text:style-name="T4">
 syrsky </text:span>
展示了武装部队如何在巴赫穆特(Bakhmut)下摧毁俄罗斯职位</text:a>
如前所述，这些地区的战斗全天继续，因此在乌克兰武装部队的武装部队的指挥官亚历山大·拉西尔斯基上校进行了非事故访问正面最根的区域。</text:p>
      <text:p text:style-name="P4">
正如乌克林福姆报道的那样，在武装部队武装部队武装部队武装部队武装部队武装部队的指挥官之前的第二天<text:a xlink:type="simple" xlink:href="https://www.ukrinform.ua/rubric-ato/3717712-sirskij-vidvidav-pozicii-zsu-na-bahmutskomu-napramku.html" text:style-name="Internet_20_link" text:visited-style-name="Visited_20_Internet_20_Link">
亚历山大·赛尔斯基(Alexander Syrsky)沿Bakhmut方向访问了前线</text:a>
，他与指挥官一起计划进一步行动，礼物和荣誉。</text:p>
      <text:p text:style-name="P4">
News Source: <text:a xlink:type="simple" xlink:href="https://www.ukrinform.ua/rubric-ato/3718095-sili-oboroni-kontratakuvali-na-svativskomu-napramku-prosunuvsis-upered-na-400-metriv-sirskij.html" text:style-name="Internet_20_link" text:visited-style-name="Visited_20_Internet_20_Link">
https://www.ukrinform.ua/rubric-ato/3718095-sili-oboroni-kontratakuvali-na-svativskomu-napramku-prosunuvsis-upered-na-400-metriv-sirskij.html</text:a>
</text:p>
      <!--NEWS-->
      <text:h text:style-name="P10" text:outline-level="1">
<text:span text:style-name="T4">
基辅地区发生了爆炸，三名在重症监护中烧伤</text:span>
</text:h>
      <text:p text:style-name="P4">
作者: Ukrinform (Person)</text:p>
      <text:p text:style-name="P4">
出版商: Укринформ (Organization)</text:p>
      <text:p text:style-name="P4">
出版时间: 2023-06-04T12:53:00+03:00</text:p>
      <text:p text:style-name="P4">
修改时间: 2023-06-04T12:53:00+03:00</text:p>
      <text:p text:style-name="P4">
描述: 在基辅地区的Havrylivka村，由于房屋爆炸爆炸而烧毁了三人，他们正在接受重症监护。  - 乌克林。</text:p>
      <text:p text:style-name="P4">
图片: ['<text:a xlink:type="simple" xlink:href="https://static.ukrinform.com/photos/2023_06/thumb_files/630_360_1685872351-847.jpg" text:style-name="Internet_20_link" text:visited-style-name="Visited_20_Internet_20_Link">
630_360_16858...</text:a>
']</text:p>
      <text:p text:style-name="P4">
标签: ['ДСНС', 'Вибух', 'Київщина']</text:p>
      <text:p text:style-name="P4">
类型: Article</text:p>
      <!--METADATA-->
      <text:p text:style-name="P4">
<draw:frame draw:style-name="fr1" draw:name="Image89" text:anchor-type="as-char" svg:width="6.9236in" svg:height="3.956343in" draw:z-index="0">
<draw:image xlink:href="../Images/yкринформ/2023-06-04T12-53-00-03-00/630_360_1685872351-847.jpg" xlink:type="simple" xlink:show="embed" xlink:actuate="onLoad" draw:mime-type="image/jpeg"/>
</draw:frame>
由于房屋爆炸爆炸，Troy -Human Burns被基里加夫里洛夫卡(Seligavrillovka)复苏。</text:p>
      <text:p text:style-name="P4">
根据乌克林福姆的说法，布坎市议会在[Facebook]上报告(https://www.facebook.com/bucharada.gov.ua/posts/pfbid02MC7VrfK9nvEyqvjuPJGhGtHMcPMoQGQWTkAFjJasbqndySi8Yss5AHSmLvA2nt5Yl).</text:p>
      <text:p text:style-name="P4">
У селі Гаврилівка Бучанської громади внаслідок вибуху загорівся будинок. Колирятувальники прибули на місце, вогонь вже повністю охопив другий та частковоперший поверхи. Проте їм вдалося оперативно ліквідувати пожежу.</text:p>
      <text:p text:style-name="P4">
根据代理 Yaroslav Dyachenko村，一个39岁的男人，他不是本地人。 该男子有80％的身体燃烧，他是一个隐藏状态，正在接受重症监护。 其他两个受害者是当地人。 它们还在复苏中，烧伤了30％的身体。 Dyachenko补充说：“这些不是房子的所有者 - 他们租了住房。”</text:p>
      <text:p text:style-name="P4">
<text:span text:style-name="T4">
另请阅读：</text:span>
 <text:a xlink:type="simple" xlink:href="https://www.ukrinform.ua/rubric-regions/3718014-izpid-zavaliv-budinku-na-dnipropetrovsini-za-nic-vratuvali-cotiroh-ludej.html" text:style-name="Internet_20_link" text:visited-style-name="Visited_20_Internet_20_Link">
从Dnipropetrovsk的房子的瓦砾下呆了一个晚上四个人</text:a>
爆炸发生在6月3日17.10。 调查人员当场工作，大火的原因仍然不明。</text:p>
      <text:p text:style-name="P4">
正如乌克林福姆(Ukrinform)报道的，6月2日晚上在基辅地区，一个孩子和一个男人因敌人的空袭而受伤。</text:p>
      <text:p text:style-name="P4">
照片：买人市议会</text:p>
      <text:p text:style-name="P4">
News Source: <text:a xlink:type="simple" xlink:href="https://www.ukrinform.ua/rubric-regions/3718096-na-kiivsini-u-budinku-stavsa-vibuh-troe-ludej-z-opikami-v-reanimacii.html" text:style-name="Internet_20_link" text:visited-style-name="Visited_20_Internet_20_Link">
https://www.ukrinform.ua/rubric-regions/3718096-na-kiivsini-u-budinku-stavsa-vibuh-troe-ludej-z-opikami-v-reanimacii.html</text:a>
</text:p>
      <!--NEWS-->
      <text:h text:style-name="P10" text:outline-level="1">
<text:span text:style-name="T4">
夺走乌克兰儿童生命的国家无权存在-Tkachenko</text:span>
</text:h>
      <text:p text:style-name="P4">
作者: Ukrinform (Person)</text:p>
      <text:p text:style-name="P4">
出版商: Укринформ (Organization)</text:p>
      <text:p text:style-name="P4">
出版时间: 2023-06-04T12:54:00+03:00</text:p>
      <text:p text:style-name="P4">
修改时间: 2023-06-04T12:54:00+03:00</text:p>
      <text:p text:style-name="P4">
描述: 俄罗斯是一个夺走生命并在乌克兰儿童命运中哭泣的国家，没有权利存在。  - 乌克林。</text:p>
      <text:p text:style-name="P4">
图片: ['<text:a xlink:type="simple" xlink:href="https://static.ukrinform.com/photos/2023_06/thumb_files/630_360_1685872703-604.jpg" text:style-name="Internet_20_link" text:visited-style-name="Visited_20_Internet_20_Link">
630_360_16858...</text:a>
']</text:p>
      <text:p text:style-name="P4">
标签: ['Діти', 'Ткаченко', 'Війна з Росією']</text:p>
      <text:p text:style-name="P4">
类型: Article</text:p>
      <!--METADATA-->
      <text:p text:style-name="P4">
<draw:frame draw:style-name="fr1" draw:name="Image93" text:anchor-type="as-char" svg:width="6.9236in" svg:height="3.956343in" draw:z-index="0">
<draw:image xlink:href="../Images/yкринформ/2023-06-04T12-54-00-03-00/630_360_1685872703-604.jpg" xlink:type="simple" xlink:show="embed" xlink:actuate="onLoad" draw:mime-type="image/jpeg"/>
</draw:frame>
俄罗斯是一个夺走生命并在乌克兰儿童命运中哭泣的国家，无权存在。</text:p>
      <text:p text:style-name="P4">
根据乌克林福姆的说法，他在[电报]中写了有关它的文章(https://t.me/otkachenkokyiv/3686?fbclid=IwAR1VbdSt6gI7lyj0BPmC1wRtWPT88US0UPkniuPYB96jvcbOlwad6-crzVY)文化和信息政策部长Oleksandr Tkachenko。</text:p>
      <text:p text:style-name="P4">
据他说：“昨天有484次儿童的生活，俄罗斯从我们身上带走了。今天，有485人。数百名残废，成千上万的小乌克兰人。”</text:p>
      <text:p text:style-name="P4">
“令人恐惧的是，有一天要纪念记忆<text:a xlink:type="simple" xlink:href="https://www.ukrinform.ua/tag-diti" text:style-name="Internet_20_link" text:visited-style-name="Visited_20_Internet_20_Link">
孩子</text:a>
武装侵略对乌克兰造成的杀害。 这个日期在我们的历史上永远刻在我们的历史上。 我们曾经忘记过，永远不会原谅。” Tkachenko强调。</text:p>
      <text:p text:style-name="P4">
<text:span text:style-name="T4">
另请阅读：</text:span>
 <text:a xlink:type="simple" xlink:href="https://www.ukrinform.ua/rubric-ato/3718069-ih-ubili-rosijski-zbroa-ta-nenavist-zelenskij-pokazav-video-z-ditmi-cii-zitta-zabrav-vorog.html" text:style-name="Internet_20_link" text:visited-style-name="Visited_20_Internet_20_Link">
“他们被俄罗斯武器和仇恨杀死”：<text:span text:style-name="T4">
 Zelensky </text:span>
与孩子们生命夺走敌人的孩子一起展示了一段视频</text:a>
</text:p>
      <text:p text:style-name="P4">
Як наголосив очільник МКІП, “країна, яка забирає життя нашого майбутнього, немає права на існування”.</text:p>
      <text:p text:style-name="P4">
Як повідомляв Укрінформ, станом на 4 червня в Україні <text:a xlink:type="simple" xlink:href="https://www.ukrinform.ua/rubric-ato/3718004-rosijska-armia-vbila-v-ukraini-vze-485-ditej-se-1005-poranila.html" text:style-name="Internet_20_link" text:visited-style-name="Visited_20_Internet_20_Link">
 внаслідок російськоїзбройної агресії вже 485 дітей загинули і ще 1005 отримали поранення.</text:a>
</text:p>
      <text:p text:style-name="P4">
News Source: <text:a xlink:type="simple" xlink:href="https://www.ukrinform.ua/rubric-society/3718100-kraina-aka-zabirae-zitta-ukrainskih-ditej-ne-mae-prava-na-isnuvanna-tkacenko.html" text:style-name="Internet_20_link" text:visited-style-name="Visited_20_Internet_20_Link">
https://www.ukrinform.ua/rubric-society/3718100-kraina-aka-zabirae-zitta-ukrainskih-ditej-ne-mae-prava-na-isnuvanna-tkacenko.html</text:a>
</text:p>
      <!--NEWS-->
      <text:h text:style-name="P10" text:outline-level="1">
<text:span text:style-name="T4">
在Krasnodar报道了爆炸</text:span>
</text:h>
      <text:p text:style-name="P4">
作者: liveuamap (Language: en)</text:p>
      <text:p text:style-name="P4">
时间: 2023-06-04T13:02:17</text:p>
      <text:p text:style-name="P4">
地点: Krasnodar, Krasnodarskiy kray (Latitude:45.03008 Longtitude:38.95718)</text:p>
      <text:p text:style-name="P4">
视频: []</text:p>
      <text:p text:style-name="P4">
图片: ["<text:a xlink:type="simple" xlink:href="https://liveuamap.com/pics/2023/06/04/22567545_0.jpg" text:style-name="Internet_20_link" text:visited-style-name="Visited_20_Internet_20_Link">
22567545_0.jpg</text:a>
", "<text:a xlink:type="simple" xlink:href="https://liveuamap.com/pics/2023/06/04/22567545_1.jpg" text:style-name="Internet_20_link" text:visited-style-name="Visited_20_Internet_20_Link">
22567545_1.jpg</text:a>
"]</text:p>
      <text:p text:style-name="P4">
标签: ["Russia", "Central and Eastern Europe"]</text:p>
      <text:p text:style-name="P4">
Id: 22567545</text:p>
      <!--METADATA-->
      <text:p text:style-name="P4">
在Krasnodar报道了爆炸</text:p>
      <text:p text:style-name="P4">
<draw:frame draw:style-name="fr1" draw:name="Image94" text:anchor-type="as-char" svg:width="6.9236in" svg:height="9.231467in" draw:z-index="0">
<draw:image xlink:href="../Images/liveuamap/2023-06-04T13-02-17/22567545_0.jpg" xlink:type="simple" xlink:show="embed" xlink:actuate="onLoad" draw:mime-type="image/jpeg"/>
</draw:frame>
<draw:frame draw:style-name="fr1" draw:name="Image95" text:anchor-type="as-char" svg:width="6.9236in" svg:height="9.979964in" draw:z-index="0">
<draw:image xlink:href="../Images/liveuamap/2023-06-04T13-02-17/22567545_1.jpg" xlink:type="simple" xlink:show="embed" xlink:actuate="onLoad" draw:mime-type="image/jpeg"/>
</draw:frame>
新闻集链接：<text:a xlink:type="simple" xlink:href="https://liveuamap.com/en/2023/4-june-explosions-were-reported-in-krasnodar-" text:style-name="Internet_20_link" text:visited-style-name="Visited_20_Internet_20_Link">
https://liveuamap.com/en/2023/4-june-explosions-were-reported-in-krasnodar-</text:a>
</text:p>
      <text:p text:style-name="P4">
News Source: <text:a xlink:type="simple" xlink:href="https://t.me/Ateobreaking/89725" text:style-name="Internet_20_link" text:visited-style-name="Visited_20_Internet_20_Link">
https://t.me/Ateobreaking/89725</text:a>
</text:p>
      <!--NEWS-->
      <text:h text:style-name="P10" text:outline-level="1">
<text:span text:style-name="T4">
资深自行车比赛以超过1.5万公里的克服结束</text:span>
</text:h>
      <text:p text:style-name="P4">
作者: Ukrinform (Person)</text:p>
      <text:p text:style-name="P4">
出版商: Укринформ (Organization)</text:p>
      <text:p text:style-name="P4">
出版时间: 2023-06-04T13:04:59+03:00</text:p>
      <text:p text:style-name="P4">
修改时间: 2023-06-04T13:04:59+03:00</text:p>
      <text:p text:style-name="P4">
描述: 所有 - 乌克兰资深自行车戒指的有组织的退伍军人部门“我们尊重乌克兰捍卫者的记忆”，其参与者在乌克兰，斯洛伐克，捷克共和国，德国克服了超过一千公里。  - 乌克林。</text:p>
      <text:p text:style-name="P4">
图片: ['<text:a xlink:type="simple" xlink:href="https://static.ukrinform.com/photos/2023_06/thumb_files/630_360_1685873043-208.jpg" text:style-name="Internet_20_link" text:visited-style-name="Visited_20_Internet_20_Link">
630_360_16858...</text:a>
']</text:p>
      <text:p text:style-name="P4">
标签: ['Ветерани війни', 'Війна з Росією', 'Велопробіг']</text:p>
      <text:p text:style-name="P4">
类型: Article</text:p>
      <!--METADATA-->
      <text:p text:style-name="P4">
<draw:frame draw:style-name="fr1" draw:name="Image96" text:anchor-type="as-char" svg:width="6.9236in" svg:height="3.956343in" draw:z-index="0">
<draw:image xlink:href="../Images/yкринформ/2023-06-04T13-04-59-03-00/630_360_1685873043-208.jpg" xlink:type="simple" xlink:show="embed" xlink:actuate="onLoad" draw:mime-type="image/jpeg"/>
</draw:frame>
所有的 - 乌克兰的资深自行车强奸“乌克兰的捍卫者Ordinim”，其参与者在乌克兰，斯洛伐克，德国捷克共和国的乌克兰超过一千多个吨位，结束了有组织的退伍军人部。</text:p>
      <text:p text:style-name="P4">
正如Ukrinform报道的那样，它报告了<text:a xlink:type="simple" xlink:href="https://www.kmu.gov.ua/news/zavershyvsia-orhanizovanyi-minveteraniv-vseukrainskyi-veteranskyi-veloprobih-shanuiemo-pamiat-zakhysnykiv-ukrainy" text:style-name="Internet_20_link" text:visited-style-name="Visited_20_Internet_20_Link">
CMU新闻服务</text:a>
。</text:p>
      <text:p text:style-name="P4">
“退伍军人在乌克兰，斯洛伐克，捷克共和国，德国克服了超过一千公里，在“ Uzhgorod-Darmstadt”路线上旅行，参观了这座城市：Poprad(斯洛伐克)。硝基(斯洛伐克)，布拉迪斯拉发(斯洛伐克)，布尔诺(捷克共和国)布拉格(捷克共和国)。魏登(德国)，温尔茨堡(德国)，达姆施塔特(德国)”， - 消息说。</text:p>
      <text:p text:style-name="P4">
<text:span text:style-name="T4">
另请阅读：</text:span>
 [从Uzhgorod到德国城市达姆施塔特(Darmstadt)乘坐乌克兰退伍军人]。(https://www.ukrinform.ua/rubric-regions/3713388-z-uzgoroda-v-nimecke-misto-darmstadt-virusili-u-velomarafon-ukrainski-veterani.html)值得注意的是，在乌克兰外国代表的途中，从乌兹戈罗德(Uzhgorod)到达姆施塔特(Darmstadt)，与当地当局的标签代表会面，现在与现在在国外的乌克兰人举行了会议。 入口的参与者将乌克兰的旗帜带到了受伤的后卫的签名，后者是Transcarpathia地区中心的医疗机构。</text:p>
      <text:p text:style-name="P4">
在捷克共和国的乌克兰大使馆，战争退伍军人的cyterans的参与者“荣誉乌克兰捍卫者的移民”在捷克共和国捷克共和国的事务中与一位临时律师会面感谢骨盆乌克兰的勇气。在乌克兰大使馆在斯洛伐克大使馆周期的参与者。6月2日，自行车比赛完成了达姆施塔特。</text:p>
      <text:p text:style-name="P4">
*!(https://www.ukrinform.ua/rubric-society/3708497-cotiri-kraini-i-1500-kilometriv-z-24-travna-startue-vseukrainskij-veteranskij-veloprobig.html)</text:p>
      <text:p text:style-name="P4">
照片：退伍军人部</text:p>
      <text:p text:style-name="P4">
News Source: <text:a xlink:type="simple" xlink:href="https://www.ukrinform.ua/rubric-society/3718101-zaversivsa-veteranskij-veloprobig-ucasniki-akogo-podolali-ponad-15-tisaci-kilometriv.html" text:style-name="Internet_20_link" text:visited-style-name="Visited_20_Internet_20_Link">
https://www.ukrinform.ua/rubric-society/3718101-zaversivsa-veteranskij-veloprobig-ucasniki-akogo-podolali-ponad-15-tisaci-kilometriv.html</text:a>
</text:p>
      <!--NEWS-->
      <text:h text:style-name="P10" text:outline-level="1">
<text:span text:style-name="T4">
在土耳其，一辆带人的公共汽车发生事故 - 一名死亡，14人受伤</text:span>
</text:h>
      <text:p text:style-name="P4">
作者: Ukrinform (Person)</text:p>
      <text:p text:style-name="P4">
出版商: Укринформ (Organization)</text:p>
      <text:p text:style-name="P4">
出版时间: 2023-06-04T13:08:00+03:00</text:p>
      <text:p text:style-name="P4">
修改时间: 2023-06-04T13:08:00+03:00</text:p>
      <text:p text:style-name="P4">
描述: 由于在土耳其南部发生的一辆乘客巴士的参与事故，一名人被杀，14人受伤。  - 乌克林。</text:p>
      <text:p text:style-name="P4">
图片: ['<text:a xlink:type="simple" xlink:href="https://static.ukrinform.com/photos/2023_06/thumb_files/630_360_1685872612-976.jpg" text:style-name="Internet_20_link" text:visited-style-name="Visited_20_Internet_20_Link">
630_360_16858...</text:a>
']</text:p>
      <text:p text:style-name="P4">
标签: ['Аварія', 'ДТП', 'Туреччина', 'Автобус']</text:p>
      <text:p text:style-name="P4">
类型: Article</text:p>
      <!--METADATA-->
      <text:p text:style-name="P4">
<draw:frame draw:style-name="fr1" draw:name="Image97" text:anchor-type="as-char" svg:width="6.9236in" svg:height="3.956343in" draw:z-index="0">
<draw:image xlink:href="../Images/yкринформ/2023-06-04T13-08-00-03-00/630_360_1685872612-976.jpg" xlink:type="simple" xlink:show="embed" xlink:actuate="onLoad" draw:mime-type="image/jpeg"/>
</draw:frame>
DTP随着土耳其南部的乘客巴士的参与而被杀，14人受伤。</text:p>
      <text:p text:style-name="P4">
关于IT报告乌克林福姆，参考<text:a xlink:type="simple" xlink:href="https://www.trthaber.com/haber/turkiye/mersinde-yolcu-otobusu-sarampole-yuvarlandi-1-olu-14-yarali-772365.html" text:style-name="Internet_20_link" text:visited-style-name="Visited_20_Internet_20_Link">
</text:a>
<text:a xlink:type="simple" xlink:href="https://www.trthaber.com/haber/turkiye/mersinde-yolcu-otobusu-sarampole-yuvarlandi-1-olu-14-yarali-772365.html" text:style-name="Internet_20_link" text:visited-style-name="Visited_20_Internet_20_Link">
TRT新闻</text:a>
 <text:a xlink:type="simple" xlink:href="https://www.trthaber.com/haber/turkiye/mersinde-yolcu-otobusu-sarampole-yuvarlandi-1-olu-14-yarali-772365.html" text:style-name="Internet_20_link" text:visited-style-name="Visited_20_Internet_20_Link">
 .</text:a>
“由于默瑟(Mersin)地区的降水和雾气失控的乘客巴士撞到了山坡上，洒在篱笆上。(https://www.ukrinform.ua/tag-dtp)电视频道报道说，有1人被杀，14人受伤。”</text:p>
      <text:p text:style-name="P4">
事故发生在早晨的Anamur-Gazipash高速公路上。 乘客巴士在安塔利亚(Antalya)行驶。</text:p>
      <text:p text:style-name="P4">
大量医疗，宪兵被送往事故现场。 已经确定，一名公共汽车的乘客在阿瓦里亚(Aavaria)的位置被杀。 在公交车司机的14名受害者和13名乘客中，他们被送往附近的医院。</text:p>
      <text:p text:style-name="P4">
<text:span text:style-name="T4">
另请阅读：</text:span>
 <text:a xlink:type="simple" xlink:href="https://www.ukrinform.ua/rubric-world/3705794-motorosna-dtp-u-tureccini-vantazivka-vrizalasa-v-natovp-vbivsi-12-osib.html" text:style-name="Internet_20_link" text:visited-style-name="Visited_20_Internet_20_Link">
Spooky <text:span text:style-name="T4">
道路事故</text:span>
土耳其：卡车坠毁Vnatovp，杀死12人</text:a>
事故发生后，已经开始了调查。</text:p>
      <text:p text:style-name="P4">
据乌克林福姆称，由于参与23辆汽车的事故，在土耳其西北部的考贾尔省受伤11人受伤。</text:p>
      <text:p text:style-name="P4">
<text:span text:style-name="T5">
foto：tt haber</text:span>
</text:p>
      <text:p text:style-name="P4">
News Source: <text:a xlink:type="simple" xlink:href="https://www.ukrinform.ua/rubric-world/3718099-u-tureccini-avtobus-iz-ludmi-potrapiv-u-dtp-odin-zagiblij-14-poranenih.html" text:style-name="Internet_20_link" text:visited-style-name="Visited_20_Internet_20_Link">
https://www.ukrinform.ua/rubric-world/3718099-u-tureccini-avtobus-iz-ludmi-potrapiv-u-dtp-odin-zagiblij-14-poranenih.html</text:a>
</text:p>
      <!--NEWS-->
      <text:h text:style-name="P10" text:outline-level="1">
<text:span text:style-name="T4">
在Cherkasy的一次事故中，三个孩子受伤</text:span>
</text:h>
      <text:p text:style-name="P4">
作者: Ukrinform (Person)</text:p>
      <text:p text:style-name="P4">
出版商: Укринформ (Organization)</text:p>
      <text:p text:style-name="P4">
出版时间: 2023-06-04T13:10:00+03:00</text:p>
      <text:p text:style-name="P4">
修改时间: 2023-06-04T13:10:00+03:00</text:p>
      <text:p text:style-name="P4">
描述: 在Cherkasy中，Pasterivska -Dadpilna街道的交叉路口面对两辆汽车，有5人受伤，其中三辆是孩子。  - 乌克林。</text:p>
      <text:p text:style-name="P4">
图片: ['<text:a xlink:type="simple" xlink:href="https://static.ukrinform.com/photos/2023_06/thumb_files/630_360_1685873145-720.jpg" text:style-name="Internet_20_link" text:visited-style-name="Visited_20_Internet_20_Link">
630_360_16858...</text:a>
']</text:p>
      <text:p text:style-name="P4">
标签: ['Діти', 'ДТП', 'Черкаси']</text:p>
      <text:p text:style-name="P4">
类型: Article</text:p>
      <!--METADATA-->
      <text:p text:style-name="P4">
<draw:frame draw:style-name="fr1" draw:name="Image98" text:anchor-type="as-char" svg:width="6.9236in" svg:height="3.956343in" draw:z-index="0">
<draw:image xlink:href="../Images/yкринформ/2023-06-04T13-10-00-03-00/630_360_1685873145-720.jpg" xlink:type="simple" xlink:show="embed" xlink:actuate="onLoad" draw:mime-type="image/jpeg"/>
</draw:frame>
在Cherkasy中，Pasterivska -Dadpilna街道十字路口的两辆车被撞倒，5人受伤，其中三人是孩子。</text:p>
      <text:p text:style-name="P4">
据报道(https://www.facebook.com/groups/emd.ck.ua/posts/6268071909951241/)，报道乌克林福姆。</text:p>
      <text:p text:style-name="P4">
“医生到达时发现5名受害者。在3 [儿童]的受害者中(https://www.ukrinform.ua/tag-diti)。 在一个10岁的孩子中，医生在另一个5岁孩子的大腿前骨折中被闭合的脑损伤和脑震荡预诊断。 第三个7岁的孩子：情境。 该孩子被带到Cherkasy地区儿童医院。”消息写道。</text:p>
      <text:p text:style-name="P4">
值得注意的是，一名40岁的男子因封闭式受伤，脑震荡和脸颊切割而被诊断出，他习惯了Cherkasy地区医院。</text:p>
      <text:p text:style-name="P4">
*!(https://www.ukrinform.ua/rubric-regions/3716493-na-prikarpatti-u-dtp-zaginula-13ricna-ditina-nemovla-z-vazkimi-travmami-u-likarni.html)第五50岁的受害者已在多龙骨中预先诊断出来。该患者的患者被送到了第三城市医院。</text:p>
      <text:p text:style-name="P4">
正如乌克林福姆报道的那样，<text:a xlink:type="simple" xlink:href="https://www.ukrinform.ua/rubric-regions/3707329-zgvaltuvanna-nepovnolitnoi-u-cerkasah-pidozruvanih-policejskih-vzali-pid-vartu.html" text:style-name="Internet_20_link" text:visited-style-name="Visited_20_Internet_20_Link">
在Cherkasy中，三名前警官在未成年人的强奸中被喂养</text:a>
，报告的怀疑和选择的事件。</text:p>
      <text:p text:style-name="P4">
<text:span text:style-name="T5">
foto：KNP“紧急医疗和医学区域中心灾难” _ </text:span>
</text:p>
      <text:p text:style-name="P4">
News Source: <text:a xlink:type="simple" xlink:href="https://www.ukrinform.ua/rubric-regions/3718102-u-dtp-v-cerkasah-postrazdali-troe-ditej.html" text:style-name="Internet_20_link" text:visited-style-name="Visited_20_Internet_20_Link">
https://www.ukrinform.ua/rubric-regions/3718102-u-dtp-v-cerkasah-postrazdali-troe-ditej.html</text:a>
</text:p>
      <!--NEWS-->
      <text:h text:style-name="P10" text:outline-level="1">
<text:span text:style-name="T4">
克里米亚的几个电视频道的广播被黑客入侵。 操作员关闭它们</text:span>
</text:h>
      <text:p text:style-name="P4">
作者: liveuamap (Language: en)</text:p>
      <text:p text:style-name="P4">
时间: 2023-06-04T13:11:24</text:p>
      <text:p text:style-name="P4">
地点: Simferopol, Crimea (Latitude:44.94988 Longtitude:34.08848)</text:p>
      <text:p text:style-name="P4">
视频: []</text:p>
      <text:p text:style-name="P4">
图片: []</text:p>
      <text:p text:style-name="P4">
标签: ["Cyberwar"]</text:p>
      <text:p text:style-name="P4">
Id: 22567547</text:p>
      <!--METADATA-->
      <text:p text:style-name="P4">
克里米亚的几个电视频道的广播被黑客入侵。 操作员转向他们</text:p>
      <text:p text:style-name="P4">
新闻集链接：<text:a xlink:type="simple" xlink:href="https://liveuamap.com/en/2023/4-june-broadcasting-of-several-tv-channels-in-crimea-was" text:style-name="Internet_20_link" text:visited-style-name="Visited_20_Internet_20_Link">
https://liveuamap.com/en/2023/4-june-broadcasting-of-several-tv-channels-in-crimea-was</text:a>
</text:p>
      <text:p text:style-name="P4">
News Source: <text:a xlink:type="simple" xlink:href="https://t.me/suspilnenews/21428" text:style-name="Internet_20_link" text:visited-style-name="Visited_20_Internet_20_Link">
https://t.me/suspilnenews/21428</text:a>
</text:p>
      <!--NEWS-->
      <text:h text:style-name="P10" text:outline-level="1">
<text:span text:style-name="T4">
对于京凡人的人民，为避难所的自我评估推出了聊天机器人</text:span>
</text:h>
      <text:p text:style-name="P4">
作者: Ukrinform (Person)</text:p>
      <text:p text:style-name="P4">
出版商: Укринформ (Organization)</text:p>
      <text:p text:style-name="P4">
出版时间: 2023-06-04T13:14:00+03:00</text:p>
      <text:p text:style-name="P4">
修改时间: 2023-06-04T13:14:00+03:00</text:p>
      <text:p text:style-name="P4">
描述: 为基辅居民创建了聊天机器人，该聊天机器人可以评估庇护所。  - 乌克林。</text:p>
      <text:p text:style-name="P4">
图片: ['<text:a xlink:type="simple" xlink:href="https://static.ukrinform.com/photos/2023_06/thumb_files/630_360_1685871364-376.jpg" text:style-name="Internet_20_link" text:visited-style-name="Visited_20_Internet_20_Link">
630_360_16858...</text:a>
']</text:p>
      <text:p text:style-name="P4">
标签: ['Київ', 'Чат-бот', 'Укриття', 'Камишін']</text:p>
      <text:p text:style-name="P4">
类型: Article</text:p>
      <!--METADATA-->
      <text:p text:style-name="P4">
<draw:frame draw:style-name="fr1" draw:name="Image100" text:anchor-type="as-char" svg:width="6.9236in" svg:height="3.956343in" draw:z-index="0">
<draw:image xlink:href="../Images/yкринформ/2023-06-04T13-14-00-03-00/630_360_1685871364-376.jpg" xlink:type="simple" xlink:show="embed" xlink:actuate="onLoad" draw:mime-type="image/jpeg"/>
</draw:frame>
为基辅居民创建了聊天机器人，该聊天机器人可以评估庇护所。</text:p>
      <text:p text:style-name="P4">
根据乌克林福姆的说法，战略工业部长亚历山大·卡米辛(Alexander Kamyshin)在[Telegram]中谈到了这一点。(https://t.me/zalizni_zminy/1282?fbclid=IwAR1rq47AVHAQTxUgupEG39lyj5x_cTj62gGonTg-rRipZz5KUZlXBe04P2I)“启动聊天机器人[Open_。(https://t.me/kyiv_shelter_bot)。 您可以自己评估自己的庇护所，”他说。</text:p>
      <text:p text:style-name="P4">
部长敦促基凡人加入审计。</text:p>
      <text:p text:style-name="P4">
<text:span text:style-name="T4">
另请阅读：</text:span>
 <text:a xlink:type="simple" xlink:href="https://www.ukrinform.ua/rubric-kyiv/3717731-ukritta-v-kievi-perevirat-protagom-desati-dniv.html" text:style-name="Internet_20_link" text:visited-style-name="Visited_20_Internet_20_Link">
<text:span text:style-name="T4">
庇护所</text:span>
在基辅，将检查十天</text:a>
正如乌克林福姆(Ukrinform)报道的那样，在基辅三人死亡之后，由于敌对炮击期间无法避难所，弗拉基米尔·泽伦斯基(Vladimir Zelenskyi)重复了[对所有保护结构进行了完整的审核]。(https://www.ukrinform.ua/rubric-ato/3717468-zelenskij-doruciv-provesti-povnu-reviziu-usih-zahisnih-sporud-ukraini.html)一天之内(在基辅，检查了1078避难所](https://www.ukrinform.ua/rubric-kyiv/3718089-u-kievi-perevirili-ponad-tisacu-ukrittiv-polovina-z-nih-nepridatna-do-vikoristanna.html)，一半的出局尚未准备好使用，否则委员会无法打开它们。</text:p>
      <text:p text:style-name="P4">
News Source: <text:a xlink:type="simple" xlink:href="https://www.ukrinform.ua/rubric-kyiv/3718104-dla-kian-zapustili-catbot-dla-samostijnoi-ocinki-stanu-ukritta.html" text:style-name="Internet_20_link" text:visited-style-name="Visited_20_Internet_20_Link">
https://www.ukrinform.ua/rubric-kyiv/3718104-dla-kian-zapustili-catbot-dla-samostijnoi-ocinki-stanu-ukritta.html</text:a>
</text:p>
      <!--NEWS-->
      <text:h text:style-name="P10" text:outline-level="1">
<text:span text:style-name="T4">
Belgorod地区州长Vyacheslav Gladkov要求...附近的地区居民</text:span>
</text:h>
      <text:p text:style-name="P4">
作者: liveuamap (Language: en)</text:p>
      <text:p text:style-name="P4">
时间: 2023-06-04T13:14:00</text:p>
      <text:p text:style-name="P4">
地点: Belgorod, Belgorodskaya oblast' (Latitude:50.35433 Longtitude:36.81759)</text:p>
      <text:p text:style-name="P4">
视频: []</text:p>
      <text:p text:style-name="P4">
图片: []</text:p>
      <text:p text:style-name="P4">
标签: ["Russia", "Europe"]</text:p>
      <text:p text:style-name="P4">
Id: 22567556</text:p>
      <!--METADATA-->
      <text:p text:style-name="P4">
Belgorod地区州长Vyacheslav Gladkov要求与乌克兰边境附近的Thedistricts居民撤离</text:p>
      <text:p text:style-name="P4">
新闻集链接：<text:a xlink:type="simple" xlink:href="https://liveuamap.com/en/2023/4-june-governor-of-the-belgorod-region-vyacheslav-gladkov" text:style-name="Internet_20_link" text:visited-style-name="Visited_20_Internet_20_Link">
https://liveuamap.com/en/2023/4-june-governor-of-the-belgorod-region-gregion-deacheslav-gladkov</text:a>
</text:p>
      <text:p text:style-name="P4">
News Source: <text:a xlink:type="simple" xlink:href="https://t.me/rusbrief/123119" text:style-name="Internet_20_link" text:visited-style-name="Visited_20_Internet_20_Link">
https://t.me/rusbrief/123119</text:a>
</text:p>
      <!--NEWS-->
      <text:h text:style-name="P10" text:outline-level="1">
<text:span text:style-name="T4">
在基辅地区的维斯霍罗德地区，塑料管在现场燃烧</text:span>
</text:h>
      <text:p text:style-name="P4">
作者: Ukrinform (Person)</text:p>
      <text:p text:style-name="P4">
出版商: Укринформ (Organization)</text:p>
      <text:p text:style-name="P4">
出版时间: 2023-06-04T13:17:00+03:00</text:p>
      <text:p text:style-name="P4">
修改时间: 2023-06-04T13:17:00+03:00</text:p>
      <text:p text:style-name="P4">
描述: 在基辅地区的维斯高龙区，塑料管在田间燃烧，建立了火灾的原因。  - 乌克林。</text:p>
      <text:p text:style-name="P4">
图片: ['<text:a xlink:type="simple" xlink:href="https://static.ukrinform.com/photos/2023_06/thumb_files/630_360_1685873810-538.jpg" text:style-name="Internet_20_link" text:visited-style-name="Visited_20_Internet_20_Link">
630_360_16858...</text:a>
']</text:p>
      <text:p text:style-name="P4">
标签: ['Поліція', 'Пожежа', 'Київщина']</text:p>
      <text:p text:style-name="P4">
类型: Article</text:p>
      <!--METADATA-->
      <text:p text:style-name="P4">
<draw:frame draw:style-name="fr1" draw:name="Image101" text:anchor-type="as-char" svg:width="6.9236in" svg:height="3.956343in" draw:z-index="0">
<draw:image xlink:href="../Images/yкринформ/2023-06-04T13-17-00-03-00/630_360_1685873810-538.jpg" xlink:type="simple" xlink:show="embed" xlink:actuate="onLoad" draw:mime-type="image/jpeg"/>
</draw:frame>
基辅地区的Uzhgorod区燃烧了田间的塑料管，建立了火灾的原因。</text:p>
      <text:p text:style-name="P4">
根据乌克林福姆的说法，基辅地区警察在[电报]中报告(https://t.me/policekyivregion/5004?fbclid=IwAR3CHy-Xq-YJ4GnYJWs-nVG4zSfeqUllgDJqIwWN2ICJ-KdQsCNt-7_hED4)。</text:p>
      <text:p text:style-name="P4">
“ Vyshgorod地区的田野有火。 以前，塑料管在现场燃烧。 救援人员和警察工作。 受害者缺席。</text:p>
      <text:p text:style-name="P4">
正如乌克林福姆(Ukrinform(https://www.ukrinform.ua/rubric-regions/3718096-na-kiivsini-u-budinku-stavsa-vibuh-troe-ludej-z-opikami-v-reanimacii.html)三人被烧毁，他们正在接受重症监护。</text:p>
      <text:p text:style-name="P4">
News Source: <text:a xlink:type="simple" xlink:href="https://www.ukrinform.ua/rubric-regions/3718105-u-visgorodskomu-rajoni-na-kiivsini-u-poli-gorat-plastikovi-trubi.html" text:style-name="Internet_20_link" text:visited-style-name="Visited_20_Internet_20_Link">
https://www.ukrinform.ua/rubric-regions/3718105-u-visgorodskomu-rajoni-na-kiivsini-u-poli-gorat-plastikovi-trubi.html</text:a>
</text:p>
      <!--NEWS-->
      <text:h text:style-name="P10" text:outline-level="1">
<text:span text:style-name="T4">
Sachko在捷克共和国的ATP锦标赛上参加了决赛</text:span>
</text:h>
      <text:p text:style-name="P4">
作者: Ukrinform (Person)</text:p>
      <text:p text:style-name="P4">
出版商: Укринформ (Organization)</text:p>
      <text:p text:style-name="P4">
出版时间: 2023-06-04T13:42:42+03:00</text:p>
      <text:p text:style-name="P4">
修改时间: 2023-06-04T13:42:42+03:00</text:p>
      <text:p text:style-name="P4">
描述: 乌克兰Vitaliy Sachko的第二个“球拍”克服了挑战者系列赛网球运动员（ATR）锦标赛的第一个选拔赛 -  Unicredit Czech Open-在Prosec（Czech Republic）中，奖金是1.18亿欧元。</text:p>
      <ul>
        <li>
I的，。: </li>
      </ul>
      <text:p text:style-name="P4">
图片: ['<text:a xlink:type="simple" xlink:href="https://static.ukrinform.com/photos/2023_06/thumb_files/630_360_1685875344-681.jpg" text:style-name="Internet_20_link" text:visited-style-name="Visited_20_Internet_20_Link">
630_360_16858...</text:a>
']</text:p>
      <text:p text:style-name="P4">
标签: ['Теніс']</text:p>
      <text:p text:style-name="P4">
类型: Article</text:p>
      <!--METADATA-->
      <text:p text:style-name="P4">
<draw:frame draw:style-name="fr1" draw:name="Image102" text:anchor-type="as-char" svg:width="6.9236in" svg:height="3.956343in" draw:z-index="0">
<draw:image xlink:href="../Images/yкринформ/2023-06-04T13-42-42-03-00/630_360_1685875344-681.jpg" xlink:type="simple" xlink:show="embed" xlink:actuate="onLoad" draw:mime-type="image/jpeg"/>
</draw:frame>
乌克兰Vitaliy Sachko的第二个“球拍”克服了网球运动员锦标赛的第一个选择(ATP)挑战者系列 -  Unicredit捷克人(捷克共和国)拥有1.18亿欧元的奖金</text:p>
      <text:p text:style-name="P4">
在决斗中，萨克科自信地击败了萨克科的决赛-6：3，6：2，报道说，乌克林福姆报道。</text:p>
      <text:p text:style-name="P4">
网球在球场上打了1小时20分钟。</text:p>
      <text:p text:style-name="P4">
Sachko比赛主要网格的门票正在与Inter -Brimmer Mateus Pucinelli Almede和Austrian Herald Melzer的比赛中获得比赛。</text:p>
      <text:p text:style-name="P4">
<text:span text:style-name="T4">
另请阅读：</text:span>
 <text:a xlink:type="simple" xlink:href="https://www.ukrinform.ua/rubric-sports/3717894-ukrainka-zavacka-vijsla-u-final-turniru-itf-v-italii.html" text:style-name="Internet_20_link" text:visited-style-name="Visited_20_Internet_20_Link">
乌克兰Zavatska参加了意大利ITF锦标赛的决赛</text:a>
前列锦标赛将持续到6月10日。</text:p>
      <text:p text:style-name="P4">
照片：ftu。</text:p>
      <text:p text:style-name="P4">
News Source: <text:a xlink:type="simple" xlink:href="https://www.ukrinform.ua/rubric-sports/3718112-sacko-vijsov-u-final-kvalifikacii-na-turniri-atp-u-cehii.html" text:style-name="Internet_20_link" text:visited-style-name="Visited_20_Internet_20_Link">
https://www.ukrinform.ua/rubric-sports/3718112-sacko-vijsov-u-final-kvalifikacii-na-turniri-atp-u-cehii.html</text:a>
</text:p>
      <!--NEWS-->
      <text:h text:style-name="P10" text:outline-level="1">
<text:span text:style-name="T4">
雷兹尼科夫拒绝了莫斯科关于巴赫穆特的完整捕获的陈述</text:span>
</text:h>
      <text:p text:style-name="P4">
作者: Ukrinform (Person)</text:p>
      <text:p text:style-name="P4">
出版商: Укринформ (Organization)</text:p>
      <text:p text:style-name="P4">
出版时间: 2023-06-04T13:46:00+03:00</text:p>
      <text:p text:style-name="P4">
修改时间: 2023-06-04T13:46:00+03:00</text:p>
      <text:p text:style-name="P4">
描述: 国防部长阿列克谢·雷兹尼科夫（Alexei Reznikov）拒绝了莫斯科关于巴赫穆特（Bakhmut）的全部俘虏的陈述，并指出该市的一部分仍在乌克兰的控制之下。  - 乌克林。</text:p>
      <text:p text:style-name="P4">
图片: ['<text:a xlink:type="simple" xlink:href="https://static.ukrinform.com/photos/2023_04/thumb_files/630_360_1681398232-396.jpg" text:style-name="Internet_20_link" text:visited-style-name="Visited_20_Internet_20_Link">
630_360_16813...</text:a>
']</text:p>
      <text:p text:style-name="P4">
标签: ['Бахмут', 'Резніков', 'Війна з Росією']</text:p>
      <text:p text:style-name="P4">
类型: Article</text:p>
      <!--METADATA-->
      <text:p text:style-name="P4">
<draw:frame draw:style-name="fr1" draw:name="Image103" text:anchor-type="as-char" svg:width="6.9236in" svg:height="3.956343in" draw:z-index="0">
<draw:image xlink:href="../Images/yкринформ/2023-06-04T13-46-00-03-00/630_360_1681398232-396.jpg" xlink:type="simple" xlink:show="embed" xlink:actuate="onLoad" draw:mime-type="image/jpeg"/>
</draw:frame>
事工部亚历克西·雷兹尼科夫(Alexei Reznikov)拒绝了莫斯科关于巴赫穆特(Bakhmut)的全部占领的陈述，并指出该市的一部分仍由乌克兰的控制。</text:p>
      <text:p text:style-name="P4">
他在接受采访<text:a xlink:type="simple" xlink:href="https://www.channelnewsasia.com/world/ukraine-defence-minister-oleksii-reznikov-shangri-la-dialogue-russia-war-invasion-imperialist-3534446" text:style-name="Internet_20_link" text:visited-style-name="Visited_20_Internet_20_Link">
CNA</text:a>
乌克林福姆报道，在新加坡举行的Shanngry对话对话对话。</text:p>
      <text:p text:style-name="P4">
“我们使用巴赫穆特作为据点来减少他们的(俄罗斯 -  ed。)进攻潜力。 我们(到目前为止 -  ed。)我们控制这个领域，我有一部分。 但是巴赫穆特不再是城市。 他们(росіяни – ред.) все знищили. Ніжитлових будинків, ні дитсадків, ні лікарень. нічого. Це порожнє місце», —сказав Резніков.</text:p>
      <text:p text:style-name="P4">
За його словами, Росія за останні вісім місяців втратила понад 60 тисяч осіб успробі захопити контроль над містом.</text:p>
      <text:p text:style-name="P4">
Міністр зазначив, що використання Росією найманців замість своїх збройних силу битві за <text:a xlink:type="simple" xlink:href="https://www.ukrinform.ua/tag-bahmut" text:style-name="Internet_20_link" text:visited-style-name="Visited_20_Internet_20_Link">
 Бахмут </text:a>
克里姆林宫作证并分裂。</text:p>
      <text:p text:style-name="P4">
“这意味着情况对他们不利。 这意味着克里姆林宫的斗争正在进行中。”他说。</text:p>
      <text:p text:style-name="P4">
<text:span text:style-name="T4">
另请阅读：</text:span>
 <text:a xlink:type="simple" xlink:href="https://www.ukrinform.ua/rubric-polytics/3718079-reznikov-pid-cas-zustrici-z-zastupnikom-premera-kambodzi-podakuvav-za-pidtrimku-ukraini.html" text:style-name="Internet_20_link" text:visited-style-name="Visited_20_Internet_20_Link">
<text:span text:style-name="T4">
 reznikov </text:span>
在与Prime Contristyboji副副会议上，感谢乌克兰的支持</text:a>
雷兹尼科夫还指责莫斯科帝国主义，并指出，克里姆林宫将把俄罗斯返回苏联帝国的前荣耀，对失落的领土运用一种感觉。</text:p>
      <text:p text:style-name="P4">
“他们(俄罗斯人 -  ed。)他们仍然收集土地。 他们不能同意小国可以独立生活和价值观分开生活。 他们有帝国主义的方法 - 唯一的伟大俄罗斯或苏联。 他说，阿里拉是一种不可接受的学说“强大 - 永远是对的”。</text:p>
      <text:p text:style-name="P4">
Reznikov补充说，除乌克兰外，莫斯科还煽动了其他国家 /地区，尤其是乔治亚州摩尔多瓦的其他国家 /地区的信息骚乱。</text:p>
      <text:p text:style-name="P4">
乌克兰国防部长还强调，乌克兰限制俄罗斯空袭对至关重要的基础设施地点的袭击仍然是重中之重。据他说，基辅还需要更多的西方炮兵和军事装备，包括战斗坦克和装甲的人事承运人来保护他们的士兵。</text:p>
      <text:p text:style-name="P4">
“我们需要对文明世界的全力支持。 我们正在努力成为迷人的价值观。 这场战争不仅在俄罗斯和乌克兰之间。 他说，这也是非洲，亚洲和全世界的分歧。</text:p>
      <text:p text:style-name="P4">
<text:span text:style-name="T4">
另请阅读：</text:span>
 <text:a xlink:type="simple" xlink:href="https://www.ukrinform.ua/rubric-ato/3717872-malar-u-bahmuti-situacia-umovno-stabilna-pivdennozahidni-okolici-pid-kontrolem-sil-oboroni.html" text:style-name="Internet_20_link" text:visited-style-name="Visited_20_Internet_20_Link">
画家：在<text:span text:style-name="T4">
 bakhmut </text:span>
中，情况在有条件地稳定，西南环境 - 在国防军的控制之下</text:a>
当被问及乌克兰在俄罗斯决心的战争中是否获胜时，他坚持了“是”。</text:p>
      <text:p text:style-name="P4">
他说：“这次胜利的结果将是1991年我们被占领的领土的完全解放，包括克里米亚，卢甘斯克和顿涅茨克。”</text:p>
      <text:p text:style-name="P4">
据乌克林福姆报道，6月2日至4日在新加坡举行了一个大规模的安全论坛“香格里拉对话”，俄罗斯反乌克兰战争是主要主题之一。</text:p>
      <text:p text:style-name="P4">
参与者包括我们，中国和欧盟代表，包括国防机构塔维斯地标的负责人，军事，外交官，安全武器的武器制造商。</text:p>
      <text:p text:style-name="P4">
News Source: <text:a xlink:type="simple" xlink:href="https://www.ukrinform.ua/rubric-ato/3718118-reznikov-vidkinuv-zaavi-moskvi-pro-povne-zahoplenna-bahmuta.html" text:style-name="Internet_20_link" text:visited-style-name="Visited_20_Internet_20_Link">
https://www.ukrinform.ua/rubric-ato/3718118-reznikov-vidkinuv-zaavi-moskvi-pro-povne-zahoplenna-bahmuta.html</text:a>
</text:p>
      <!--NEWS-->
      <text:h text:style-name="P10" text:outline-level="1">
<text:span text:style-name="T4">
在Mariupol中报道了爆炸</text:span>
</text:h>
      <text:p text:style-name="P4">
作者: liveuamap (Language: en)</text:p>
      <text:p text:style-name="P4">
时间: 2023-06-04T13:48:00</text:p>
      <text:p text:style-name="P4">
地点: Kherson (Latitude:47.06387 Longtitude:37.47891)</text:p>
      <text:p text:style-name="P4">
视频: []</text:p>
      <text:p text:style-name="P4">
图片: []</text:p>
      <text:p text:style-name="P4">
标签: ["Europe", "Central and Eastern Europe"]</text:p>
      <text:p text:style-name="P4">
Id: 22567557</text:p>
      <!--METADATA-->
      <text:p text:style-name="P4">
在Mariupol中报道了爆炸</text:p>
      <text:p text:style-name="P4">
新闻集链接：<text:a xlink:type="simple" xlink:href="https://liveuamap.com/en/2023/4-june-explosions-were-reported-in-mariupol" text:style-name="Internet_20_link" text:visited-style-name="Visited_20_Internet_20_Link">
https://liveuamap.com/en/2023/4-june-explosions-were-neported-in-mariupol</text:a>
</text:p>
      <text:p text:style-name="P4">
News Source: <text:a xlink:type="simple" xlink:href="https://t.me/mariupolnow/30071" text:style-name="Internet_20_link" text:visited-style-name="Visited_20_Internet_20_Link">
https://t.me/mariupolnow/30071</text:a>
</text:p>
      <!--NEWS-->
      <text:h text:style-name="P10" text:outline-level="1">
<text:span text:style-name="T4">
德国政府为乌克兰购买了66个APC</text:span>
</text:h>
      <text:p text:style-name="P4">
作者: Ukrinform (Person)</text:p>
      <text:p text:style-name="P4">
出版商: Укринформ (Organization)</text:p>
      <text:p text:style-name="P4">
出版时间: 2023-06-04T13:53:00+03:00</text:p>
      <text:p text:style-name="P4">
修改时间: 2023-06-04T13:53:00+03:00</text:p>
      <text:p text:style-name="P4">
描述: 德国联邦政府已与Flensburger Fahrzeugbau GmbH签订了一项合同，以购买66辆FFG APC装甲运营商，以进一步转移到乌克兰。  - 乌克林。</text:p>
      <text:p text:style-name="P4">
图片: ['<text:a xlink:type="simple" xlink:href="https://static.ukrinform.com/photos/2023_06/thumb_files/630_360_1685875802-512.jpg" text:style-name="Internet_20_link" text:visited-style-name="Visited_20_Internet_20_Link">
630_360_16858...</text:a>
']</text:p>
      <text:p text:style-name="P4">
标签: ['Німеччина', 'Важке озброєння', 'Війна з Росією']</text:p>
      <text:p text:style-name="P4">
类型: Article</text:p>
      <!--METADATA-->
      <text:p text:style-name="P4">
<draw:frame draw:style-name="fr1" draw:name="Image104" text:anchor-type="as-char" svg:width="6.9236in" svg:height="3.956343in" draw:z-index="0">
<draw:image xlink:href="../Images/yкринформ/2023-06-04T13-53-00-03-00/630_360_1685875802-512.jpg" xlink:type="simple" xlink:show="embed" xlink:actuate="onLoad" draw:mime-type="image/jpeg"/>
</draw:frame>
德国联邦政府已与Flensburgerfahrzeugbau GmbH签订了一项合同，以购买66辆FFG APC装甲运营商，以进一步传输到乌克兰。</text:p>
      <text:p text:style-name="P4">
关于它报告了乌克林福姆，参考德国电视频道<text:a xlink:type="simple" xlink:href="https://www.n-tv.de/politik/Keine-Fuchs-Panzer-fuer-die-Ukraine-Deutschland-schickt-66-Truppentransporter-article24164923.html" text:style-name="Internet_20_link" text:visited-style-name="Visited_20_Internet_20_Link">
NTV</text:a>
。</text:p>
      <text:p text:style-name="P4">
“为了支持乌克兰对俄罗斯侵略的辩护，德国政府跳了更多的军事装备。联邦国防部的一位女发言人报告说，弗伦斯伯格·弗伦瑟格·福尔泽巴·弗伦斯堡(Flensburge Fahrzeugbau Gmbh)与弗伦斯伯格(Flensburger Fahrzeugbau)一起使用。(FFG)有66个装甲运输车的签名，”  - 消息写着。</text:p>
      <text:p text:style-name="P4">
<text:span text:style-name="T4">
另请阅读：</text:span>
 [Reznikov与德国国防部长讨论(https://www.ukrinform.ua/rubric-ato/3717668-reznikov-obgovoriv-z-ministrom-oboroni-frn-podalsi-kroki-vijskovoi-spivpraci.html)因此，正如电视频道所指出的那样，武装部队将从德国而不是德国从莱茵金属制造商tressrary到乌克兰对乌克兰APG APC APC Abrotlansporters的期望。 这些“高竞技机器”正在弗莱伦斯堡(Flelensburgh)进行第二次手动，转移了乌克兰方面，将用于保护部队的保护。 据报道，这些将是轻型装甲板UMG车轮机器，该机器仅在弗莱伦斯堡的许可下释放。</text:p>
      <text:p text:style-name="P4">
德国政府解释说，自1980年代以来，福克斯装甲运兵车在许多变体中都在多个变体中服役，这是另一种选择。 但是，对于FFG装甲运输车，它们的昂贵六到七倍。 这就是为什么最终在FFGAPC停止选择的原因。</text:p>
      <text:p text:style-name="P4">
德国的新闻工作者：“重点始终是乌克兰的需求。”</text:p>
      <text:p text:style-name="P4">
<text:span text:style-name="T4">
另请阅读：</text:span>
 <text:a xlink:type="simple" xlink:href="https://www.ukrinform.ua/rubric-ato/3717124-nimeccina-peredala-ukraini-cergovij-paket-vijskovoi-dopomogi.html" text:style-name="Internet_20_link" text:visited-style-name="Visited_20_Internet_20_Link">
<text:span text:style-name="T4">
德国</text:span>
转移到乌克兰另一个军事援助方案</text:a>
根据她的说法，“每次购买”将与乌克兰页面详细讨论。 乌克兰的特别小组不仅会注意成本，而且还要注意可能的交货时间。 同样重要的是，该设备“尽快交付给乌克兰”。</text:p>
      <text:p text:style-name="P4">
当Flensburger Fahrzeugbau Gmbh装甲将来到乌克兰时，这是未知的。 出于明显的原因，德国政府没有提供更多细节。照片：©标记装甲组，Armordcars.com</text:p>
      <text:p text:style-name="P4">
News Source: <text:a xlink:type="simple" xlink:href="https://www.ukrinform.ua/rubric-ato/3718120-urad-nimeccini-zakupiv-66-btr-dla-ukraini.html" text:style-name="Internet_20_link" text:visited-style-name="Visited_20_Internet_20_Link">
https://www.ukrinform.ua/rubric-ato/3718120-urad-nimeccini-zakupiv-66-btr-dla-ukraini.html</text:a>
</text:p>
      <!--NEWS-->
      <text:h text:style-name="P10" text:outline-level="1">
<text:span text:style-name="T4">
导弹打击Dnipropetrovsk地区：Vereshchuk到达悲剧</text:span>
</text:h>
      <text:p text:style-name="P4">
作者: Ukrinform (Person)</text:p>
      <text:p text:style-name="P4">
出版商: Укринформ (Organization)</text:p>
      <text:p text:style-name="P4">
出版时间: 2023-06-04T13:59:00+03:00</text:p>
      <text:p text:style-name="P4">
修改时间: 2023-06-04T13:59:00+03:00</text:p>
      <text:p text:style-name="P4">
描述: Viceremier-Minister Irina Vereshchuk在Dnipropetrovsk的Pidhorodn社区中参观了昨天的悲剧，那里有一个两岁的孩子被杀，五个孩子受伤。  - 乌克林。</text:p>
      <text:p text:style-name="P4">
图片: ['<text:a xlink:type="simple" xlink:href="https://static.ukrinform.com/photos/2023_06/thumb_files/630_360_1685876323-137.jpg" text:style-name="Internet_20_link" text:visited-style-name="Visited_20_Internet_20_Link">
630_360_16858...</text:a>
']</text:p>
      <text:p text:style-name="P4">
标签: ['Дніпропетровщина', 'Верещук', 'Мінреінтеграції']</text:p>
      <text:p text:style-name="P4">
类型: Article</text:p>
      <!--METADATA-->
      <text:p text:style-name="P4">
<draw:frame draw:style-name="fr1" draw:name="Image105" text:anchor-type="as-char" svg:width="6.9236in" svg:height="3.956343in" draw:z-index="0">
<draw:image xlink:href="../Images/yкринформ/2023-06-04T13-59-00-03-00/630_360_1685876323-137.jpg" xlink:type="simple" xlink:show="embed" xlink:actuate="onLoad" draw:mime-type="image/jpeg"/>
</draw:frame>
Viceremier-Minister Irina Vereshchuk参观了Dnipropetrovsk的Prydgorodn社区昨天的悲剧，那里有一个两岁的孩子因导弹罢工受伤，五名儿童受伤。</text:p>
      <text:p text:style-name="P4">
正如乌克林福姆(Ukrinform)报道的那样，[Facebook]上关于它(https://www.facebook.com/MReintegration/posts/559063133068730)重返社会部报告。</text:p>
      <text:p text:style-name="P4">
“ Viceremier-Minister Irina Vereshchuk在Dnipropetrovsk的Prydgorodn社区中参观了昨天的悲剧。 由于6月3日的火箭袭击，一个两年的孩子被杀，有5名孩子受伤，22人受伤。 救援墙继续在悲剧的现场运作。”消息写道。</text:p>
      <text:p text:style-name="P4">
<text:span text:style-name="T4">
另请阅读：</text:span>
 <text:a xlink:type="simple" xlink:href="https://www.ukrinform.ua/rubric-regions/3718080-obstril-peredmista-dnipra-troe-ditej-perebuvaut-u-vazkomu-stani.html" text:style-name="Internet_20_link" text:visited-style-name="Visited_20_Internet_20_Link">
解雇Dniep​​er的郊区：三个孩子很细心</text:a>
如图所述，该官员与当地居民和地方当局进行了沟通。 如今，将召集委员会来解决后果的影响，以进一步赔偿损害被摧毁的房屋的居民。</text:p>
      <text:p text:style-name="P4">
</text:p>
      <text:p text:style-name="P4">
<text:a xlink:type="simple" xlink:href="https://static.ukrinform.com/photos/2023_06/1685877780-8630.jpeg" text:style-name="Internet_20_link" text:visited-style-name="Visited_20_Internet_20_Link">
 </text:a>
 <text:a xlink:type="simple" xlink:href="https://static.ukrinform.com/photos/2023_06/1685877780-5971.jpeg" text:style-name="Internet_20_link" text:visited-style-name="Visited_20_Internet_20_Link">
</text:a>
 <text:a xlink:type="simple" xlink:href="https://static.ukrinform.com/photos/2023_06/1685877780-7675.jpeg" text:style-name="Internet_20_link" text:visited-style-name="Visited_20_Internet_20_Link">
</text:a>
 <text:a xlink:type="simple" xlink:href="https://static.ukrinform.com/photos/2023_06/1685877780-3522.jpeg" text:style-name="Internet_20_link" text:visited-style-name="Visited_20_Internet_20_Link">
</text:a>
 <text:a xlink:type="simple" xlink:href="https://static.ukrinform.com/photos/2023_06/1685877780-2106.jpeg" text:style-name="Internet_20_link" text:visited-style-name="Visited_20_Internet_20_Link">
</text:a>
 <text:a xlink:type="simple" xlink:href="https://static.ukrinform.com/photos/2023_06/1685877780-6309.jpeg" text:style-name="Internet_20_link" text:visited-style-name="Visited_20_Internet_20_Link">
</text:a>
 <text:a xlink:type="simple" xlink:href="https://static.ukrinform.com/photos/2023_06/1685877781-3839.jpeg" text:style-name="Internet_20_link" text:visited-style-name="Visited_20_Internet_20_Link">
</text:a>
 <text:a xlink:type="simple" xlink:href="https://static.ukrinform.com/photos/2023_06/1685877781-1838.jpeg" text:style-name="Internet_20_link" text:visited-style-name="Visited_20_Internet_20_Link">
</text:a>
</text:p>
      <text:p text:style-name="P4">
她也<text:a xlink:type="simple" xlink:href="https://t.me/vereshchuk_iryna/1929" text:style-name="Internet_20_link" text:visited-style-name="Visited_20_Internet_20_Link">
拜访</text:a>
火箭中风受伤。</text:p>
      <text:p text:style-name="P4">
这位部长与其中一个受伤的孩子一起出版了一张照片 - 一个六岁的男孩的名字大卫和他的母亲。</text:p>
      <text:p text:style-name="P4">
“大卫受伤，但男孩稳定，充满乐观，并问乌克兰会赢的一切!”</text:p>
      <text:p text:style-name="P4">
正如乌克林福姆报道的那样，由于对Dniep​​er郊区的敌对打击，其中5人受伤，其中5人受伤。 <text:a xlink:type="simple" xlink:href="https://www.ukrinform.ua/rubric-regions/3717991-izpid-zavaliv-budinku-na-dnipropetrovsini-distali-tilo-divcinki.html" text:style-name="Internet_20_link" text:visited-style-name="Visited_20_Internet_20_Link">
从瓦砾下到晚上，有一个2岁孩子的尸体</text:a>
。</text:p>
      <text:p text:style-name="P4">
照片：重返社会部</text:p>
      <text:p text:style-name="P4">
News Source: <text:a xlink:type="simple" xlink:href="https://www.ukrinform.ua/rubric-regions/3718121-raketnij-udar-po-dnipropetrovsini-veresuk-priihala-na-misce-tragedii.html" text:style-name="Internet_20_link" text:visited-style-name="Visited_20_Internet_20_Link">
https://www.ukrinform.ua/rubric-regions/3718121-raketnij-udar-po-dnipropetrovsini-veresuk-priihala-na-misce-tragedii.html</text:a>
</text:p>
      <!--NEWS-->
      <text:h text:style-name="P10" text:outline-level="1">
<text:span text:style-name="T4">
Snegal在反对派领导人监禁后的冲突：死亡人数增加到15</text:span>
</text:h>
      <text:p text:style-name="P4">
作者: Ukrinform (Person)</text:p>
      <text:p text:style-name="P4">
出版商: Укринформ (Organization)</text:p>
      <text:p text:style-name="P4">
出版时间: 2023-06-04T14:09:00+03:00</text:p>
      <text:p text:style-name="P4">
修改时间: 2023-06-04T14:09:00+03:00</text:p>
      <text:p text:style-name="P4">
描述: 在塞内加尔，由于反对警察和反对派的支持者的一再冲突，已经有15人被乌斯曼·桑科（Usman Sunko）总统的独家判决杀害。  - 乌克林。</text:p>
      <text:p text:style-name="P4">
图片: ['<text:a xlink:type="simple" xlink:href="https://static.ukrinform.com/photos/2023_06/thumb_files/630_360_1685688590-440.jpg" text:style-name="Internet_20_link" text:visited-style-name="Visited_20_Internet_20_Link">
630_360_16856...</text:a>
']</text:p>
      <text:p text:style-name="P4">
标签: ['Сенегал', 'Загибель', 'Сутички']</text:p>
      <text:p text:style-name="P4">
类型: Article</text:p>
      <!--METADATA-->
      <text:p text:style-name="P4">
<draw:frame draw:style-name="fr1" draw:name="Image116" text:anchor-type="as-char" svg:width="6.9236in" svg:height="3.956343in" draw:z-index="0">
<draw:image xlink:href="../Images/yкринформ/2023-06-04T14-09-00-03-00/630_360_1685688590-440.jpg" xlink:type="simple" xlink:show="embed" xlink:actuate="onLoad" draw:mime-type="image/jpeg"/>
</draw:frame>
塞内加利在塞内加利的反复冲突和反对派支持者中已经杀死了15人，并通过Wiccox Scandard杀死了。</text:p>
      <text:p text:style-name="P4">
关于它报告<text:a xlink:type="simple" xlink:href="https://www.reuters.com/world/africa/senegals-protest-hit-capital-left-with-looted-shops-debris-2023-06-03/" text:style-name="Internet_20_link" text:visited-style-name="Visited_20_Internet_20_Link">
路透</text:a>
乌克林福姆报道，关于副警察。</text:p>
      <text:p text:style-name="P4">
据指出，在受害者中，特别是两名安全人员。</text:p>
      <text:p text:style-name="P4">
每天休息后，抗议者再次在周六晚上在街上出去，在达卡(Dacar)安装路障并燃烧垃圾。 警方使用Rawlobe Gas，试图驱散愤怒的人群。</text:p>
      <text:p text:style-name="P4">
周五晚上，一系列加油站和一家超市被抢劫。 据内政部长费利克斯·阿卜杜拉(Felix Abdulai Diomia)称，袭击的目的也是斯塔拉的方向站。</text:p>
      <text:p text:style-name="P4">
据他说，2021年，总共有500多人被拘留在户外抗议活动中。</text:p>
      <text:p text:style-name="P4">
正如乌克林福姆报道的那样，塞内加尔法院以“年轻的腐败”而被判两年监禁的前任候选人，但撤回了强奸指控。 这是[骚乱的存储。 这是给出的(https://www.ukrinform.ua/rubric-ato/3717325-u-senegali-pid-cas-protestiv-pisla-uvaznenna-lidera-opozicii-zaginuli-devat-ludej.html)*!(https://www.ukrinform.ua/rubric-world/3715843-u-sutickah-v-kosovo-postrazdali-dva-desatki-mirotvorciv-nato.html)在年轻选民中特别受欢迎的Sunko一再表示，强奸的指控正在诽谤，以防止他明年竞选总统。 他是诉讼，但警察强行将他送回了达卡多市。</text:p>
      <text:p text:style-name="P4">
_foto：Getty Images _</text:p>
      <text:p text:style-name="P4">
News Source: <text:a xlink:type="simple" xlink:href="https://www.ukrinform.ua/rubric-world/3718125-suticki-u-senegali-pisla-uvaznenna-lidera-opozicii-kilkist-zertv-zrosla-do-15.html" text:style-name="Internet_20_link" text:visited-style-name="Visited_20_Internet_20_Link">
https://www.ukrinform.ua/rubric-world/3718125-suticki-u-senegali-pisla-uvaznenna-lidera-opozicii-kilkist-zertv-zrosla-do-15.html</text:a>
</text:p>
      <!--NEWS-->
      <text:h text:style-name="P10" text:outline-level="1">
<text:span text:style-name="T4">
Reznikov在新加坡与来自新西兰和斐济的同事见面</text:span>
</text:h>
      <text:p text:style-name="P4">
作者: Ukrinform (Person)</text:p>
      <text:p text:style-name="P4">
出版商: Укринформ (Organization)</text:p>
      <text:p text:style-name="P4">
出版时间: 2023-06-04T14:21:21+03:00</text:p>
      <text:p text:style-name="P4">
修改时间: 2023-06-04T14:21:21+03:00</text:p>
      <text:p text:style-name="P4">
描述: 国防部长Alexei Reznikov会见了来自新西兰的同事和斐济Andrew Little和Pio Ticodadaua。  - 乌克林。</text:p>
      <text:p text:style-name="P4">
图片: ['<text:a xlink:type="simple" xlink:href="https://static.ukrinform.com/photos/2023_06/thumb_files/630_360_1685877605-380.jpg" text:style-name="Internet_20_link" text:visited-style-name="Visited_20_Internet_20_Link">
630_360_16858...</text:a>
']</text:p>
      <text:p text:style-name="P4">
标签: ['Сінгапур', 'Нова Зеландія', 'Резніков']</text:p>
      <text:p text:style-name="P4">
类型: Article</text:p>
      <!--METADATA-->
      <text:p text:style-name="P4">
<draw:frame draw:style-name="fr1" draw:name="Image117" text:anchor-type="as-char" svg:width="6.9236in" svg:height="3.956343in" draw:z-index="0">
<draw:image xlink:href="../Images/yкринформ/2023-06-04T14-21-21-03-00/630_360_1685877605-380.jpg" xlink:type="simple" xlink:show="embed" xlink:actuate="onLoad" draw:mime-type="image/jpeg"/>
</draw:frame>
Oleksiy Reznikov事工部在新加坡与来自新西兰，Tafidzhi Andrew Little和Pio Ticodada的同事见面。</text:p>
      <text:p text:style-name="P4">
Rennikov在<text:a xlink:type="simple" xlink:href="https://twitter.com/oleksiireznikov/status/1665305246355128321" text:style-name="Internet_20_link" text:visited-style-name="Visited_20_Internet_20_Link">
Twitter</text:a>
，报道乌克林福姆。</text:p>
      <text:p text:style-name="P4">
“我很高兴在新加坡遇到我的新西兰同行安德鲁·小SLTEL SLT23。 我感谢新西兰坚决支持。 我们一定会和朋友一起赢。”他说。</text:p>
      <text:p text:style-name="P4">
<text:span text:style-name="T4">
另请阅读：</text:span>
 <text:a xlink:type="simple" xlink:href="https://www.ukrinform.ua/rubric-polytics/3718079-reznikov-pid-cas-zustrici-z-zastupnikom-premera-kambodzi-podakuvav-za-pidtrimku-ukraini.html" text:style-name="Internet_20_link" text:visited-style-name="Visited_20_Internet_20_Link">
<text:span text:style-name="T4">
 reznikov </text:span>
在与Prime Contristyboji副副会议上，感谢乌克兰的支持</text:a>
关于与Ticodadua的会面，Reznikov写道，乌克兰和斐济正在战斗。 第一个是由于俄罗斯的袭击，第二个是由于气候变化的影响。</text:p>
      <text:p text:style-name="P4">
“他会见了斐济国防部长和国家安全Pio Ticodadua。您是否以共同价值结合并不重要。 斐济支持乌克兰，因为乌克兰支持斐济。 今天，我们的两个国家都将生存。 斐济地球受气候变化的影响。 瓦西米亚(Vasemlya)受到恐怖分子的袭击，”雷兹尼科夫(Reznikov)写道。</text:p>
      <text:p text:style-name="P4">
据他说，两国将共同合作面对烤箱。 乌克兰部长补充说：“我们将共同赢。”</text:p>
      <text:p text:style-name="P4">
<text:span text:style-name="T4">
另请阅读：</text:span>
 <text:a xlink:type="simple" xlink:href="https://www.ukrinform.ua/rubric-polytics/3718076-reznikov-obgovoriv-iz-aponskim-kolegou-spivpracu-ta-zaprosiv-v-ukrainu.html" text:style-name="Internet_20_link" text:visited-style-name="Visited_20_Internet_20_Link">
<text:span text:style-name="T4">
 rennikov </text:span>
与日本同事合作讨论给乌克兰的合作</text:a>
据乌克林福姆报道，6月2日至4日在新加坡举行了一个大规模的安全论坛“香格里拉对话”，俄罗斯反乌克兰战争是主要主题之一。</text:p>
      <text:p text:style-name="P4">
参与者包括我们，中国和欧盟代表，包括国防机构塔维斯地标的负责人，军事，外交官，安全武器的武器制造商。</text:p>
      <text:p text:style-name="P4">
照片：Alexei Reznikov，Twitter</text:p>
      <text:p text:style-name="P4">
News Source: <text:a xlink:type="simple" xlink:href="https://www.ukrinform.ua/rubric-polytics/3718128-reznikov-zustrivsa-u-singapuri-iz-kolegami-z-novoi-zelandii-ta-fidzi.html" text:style-name="Internet_20_link" text:visited-style-name="Visited_20_Internet_20_Link">
https://www.ukrinform.ua/rubric-polytics/3718128-reznikov-zustrivsa-u-singapuri-iz-kolegami-z-novoi-zelandii-ta-fidzi.html</text:a>
</text:p>
      <!--NEWS-->
      <text:h text:style-name="P10" text:outline-level="1">
<text:span text:style-name="T4">
Прикордонники збили на Сумщині й Чернігівщині три дрони-камікадзе</text:span>
</text:h>
      <text:p text:style-name="P4">
作者: Ukrinform (Person)</text:p>
      <text:p text:style-name="P4">
出版商: Укринформ (Organization)</text:p>
      <text:p text:style-name="P4">
出版时间: 2023-06-04T14:34:00+03:00</text:p>
      <text:p text:style-name="P4">
修改时间: 2023-06-04T14:34:00+03:00</text:p>
      <text:p text:style-name="P4">
描述: 边境警卫摧毁了切尔尼希夫和苏米地区的两辆敌人无人驾驶汽车，另一个无人机被中和，他的搜索正在进行中。  - 乌克林。</text:p>
      <text:p text:style-name="P4">
图片: ['<text:a xlink:type="simple" xlink:href="https://static.ukrinform.com/photos/2023_06/thumb_files/630_360_1685877848-757.jpg" text:style-name="Internet_20_link" text:visited-style-name="Visited_20_Internet_20_Link">
630_360_16858...</text:a>
']</text:p>
      <text:p text:style-name="P4">
标签: ['Безпілотник', 'Сумщина', 'Чернігівщина', 'Війна з Росією']</text:p>
      <text:p text:style-name="P4">
类型: Article</text:p>
      <!--METADATA-->
      <text:p text:style-name="P4">
<draw:frame draw:style-name="fr1" draw:name="Image118" text:anchor-type="as-char" svg:width="6.9236in" svg:height="3.956343in" draw:z-index="0">
<draw:image xlink:href="../Images/yкринформ/2023-06-04T14-34-00-03-00/630_360_1685877848-757.jpg" xlink:type="simple" xlink:show="embed" xlink:actuate="onLoad" draw:mime-type="image/jpeg"/>
</draw:frame>
边境警卫在Chernihiv和Sumy地区被摧毁了两个Gilldiobiolot飞机Shahd，另一个无人机被中和，现在正在搜索。</text:p>
      <text:p text:style-name="P4">
根据乌克林福姆的说法，乌克兰的国家边境服务在[电报]中报告(https://t.me/DPSUkr/11592?fbclid=IwAR1F63U_FHqSvdwF7n5q4DkeqMGqPDsiNjCBdjKrwGCFFjQb1Dm9nLwhaPM).</text:p>
      <text:p text:style-name="P4">
“Перший смертоносний дрон збили над Чернігівщиною, другий – над Сумщиною.Зараз тривають пошуки можливого місця падіння третього <text:a xlink:type="simple" xlink:href="https://www.ukrinform.ua/tag-bezpilotnik" text:style-name="Internet_20_link" text:visited-style-name="Visited_20_Internet_20_Link">
 безпілотника</text:a>
，在病变飞行一百米之后，”消息写道。</text:p>
      <text:p text:style-name="P4">
<text:span text:style-name="T4">
另请阅读：</text:span>
 <text:a xlink:type="simple" xlink:href="https://www.ukrinform.ua/rubric-regions/3718066-vorog-atakuvav-sumsinu-dronamikamikadze-e-rujnuvanna.html" text:style-name="Internet_20_link" text:visited-style-name="Visited_20_Internet_20_Link">
敌人袭击<text:span text:style-name="T4">
 sumshch </text:span>
无人机-Kamikadze，饮食</text:a>
正如乌克林福姆报道的那样，在6月4日晚上，乌克兰武装部队空军的防空部队和手段<text:a xlink:type="simple" xlink:href="https://www.ukrinform.ua/rubric-ato/3717993-ppo-vnoci-zbila-cotiri-rosijski-krilati-raketi-ta-tri-udarni-droni.html" text:style-name="Internet_20_link" text:visited-style-name="Visited_20_Internet_20_Link">
摧毁了四架俄罗斯翼火箭三击无人机</text:a>
 .</text:p>
      <text:p text:style-name="P4">
News Source: <text:a xlink:type="simple" xlink:href="https://www.ukrinform.ua/rubric-ato/3718130-prikordonniki-zbili-na-sumsini-j-cernigivsini-tri-dronikamikadze.html" text:style-name="Internet_20_link" text:visited-style-name="Visited_20_Internet_20_Link">
https://www.ukrinform.ua/rubric-ato/3718130-prikordonniki-zbili-na-sumsini-j-cernigivsini-tri-dronikamikadze.html</text:a>
</text:p>
      <!--NEWS-->
      <text:h text:style-name="P10" text:outline-level="1">
<text:span text:style-name="T4">
Alexiosi姐妹在世界超级决赛中赢得了“银色”</text:span>
</text:h>
      <text:p text:style-name="P4">
作者: Ukrinform (Person)</text:p>
      <text:p text:style-name="P4">
出版商: Укринформ (Organization)</text:p>
      <text:p text:style-name="P4">
出版时间: 2023-06-04T14:38:11+03:00</text:p>
      <text:p text:style-name="P4">
修改时间: 2023-06-04T14:38:11+03:00</text:p>
      <text:p text:style-name="P4">
描述: 乌克兰人成为二重奏中任意计划的第二个。  - 乌克林。</text:p>
      <text:p text:style-name="P4">
图片: ['<text:a xlink:type="simple" xlink:href="https://static.ukrinform.com/photos/2023_06/thumb_files/630_360_1685878666-616.jpg" text:style-name="Internet_20_link" text:visited-style-name="Visited_20_Internet_20_Link">
630_360_16858...</text:a>
']</text:p>
      <text:p text:style-name="P4">
标签: ['синхронне плавання']</text:p>
      <text:p text:style-name="P4">
类型: Article</text:p>
      <!--METADATA-->
      <text:p text:style-name="P4">
<draw:frame draw:style-name="fr1" draw:name="Image119" text:anchor-type="as-char" svg:width="6.9236in" svg:height="3.956343in" draw:z-index="0">
<draw:image xlink:href="../Images/yкринформ/2023-06-04T14-38-11-03-00/630_360_1685878666-616.jpg" xlink:type="simple" xlink:show="embed" xlink:actuate="onLoad" draw:mime-type="image/jpeg"/>
</draw:frame>
二重奏中的任意节目中的第二个。</text:p>
      <text:p text:style-name="P4">
玛丽娜(Marina)和弗拉迪斯拉夫·亚历克西亚(Vladislav Alexia(Іспанія)，报道乌克林福姆。</text:p>
      <text:p text:style-name="P4">
在一项任意计划中，乌克兰运动员得分217,1771分。</text:p>
      <text:p text:style-name="P4">
以色列雪莱·鲍勃里特斯卡亚(Shelley Bobritskaya)和阿里尔·纳西(Ariel Nasii)赢得了胜利(225,7915).«Бронза» дісталася дуету з Нідерландів (214,3355).</text:p>
      <text:p text:style-name="P4">
<text:span text:style-name="T4">
Читайте також:</text:span>
 <text:a xlink:type="simple" xlink:href="https://www.ukrinform.ua/rubric-sports/3717912-sestri-aleksiivi-bronzovi-prizerki-superfinalu-ks-z-artisticnogo-plavanna.html" text:style-name="Internet_20_link" text:visited-style-name="Visited_20_Internet_20_Link">
 Сестри Алексіїви здобули «бронзу» у суперфіналі КС зартистичного <text:span text:style-name="T4">
плавання</text:span>
 </text:a>
正如乌克林福姆报道的那样，早期的亚历克西亚(Alexia)在技术计划中获得了铜牌。</text:p>
      <text:p text:style-name="P4">
照片：盖蒂图像。</text:p>
      <text:p text:style-name="P4">
News Source: <text:a xlink:type="simple" xlink:href="https://www.ukrinform.ua/rubric-sports/3718131-sestri-aleksiivi-zdobuli-sriblo-u-superfinali-kubka-svitu-z-artisticnogo-plavanna.html" text:style-name="Internet_20_link" text:visited-style-name="Visited_20_Internet_20_Link">
https://www.ukrinform.ua/rubric-sports/3718131-sestri-aleksiivi-zdobuli-sriblo-u-superfinali-kubka-svitu-z-artisticnogo-plavanna.html</text:a>
</text:p>
      <!--NEWS-->
      <text:h text:style-name="P10" text:outline-level="1">
<text:span text:style-name="T4">
军队派出了来自波兰的又有七个无人机</text:span>
</text:h>
      <text:p text:style-name="P4">
作者: Ukrinform (Person)</text:p>
      <text:p text:style-name="P4">
出版商: Укринформ (Organization)</text:p>
      <text:p text:style-name="P4">
出版时间: 2023-06-04T14:46:14+03:00</text:p>
      <text:p text:style-name="P4">
修改时间: 2023-06-04T14:46:14+03:00</text:p>
      <text:p text:style-name="P4">
描述: 国家秘书处的志愿者枢纽已向乌克兰军队派出7架无人机。  - 乌克林。</text:p>
      <text:p text:style-name="P4">
图片: ['<text:a xlink:type="simple" xlink:href="https://static.ukrinform.com/photos/2023_06/thumb_files/630_360_1685879133-911.jpg" text:style-name="Internet_20_link" text:visited-style-name="Visited_20_Internet_20_Link">
630_360_16858...</text:a>
']</text:p>
      <text:p text:style-name="P4">
标签: ['Безпілотник', "Держспецзв'язку", 'Дрон', 'Війна з Росією']</text:p>
      <text:p text:style-name="P4">
类型: Article</text:p>
      <!--METADATA-->
      <text:p text:style-name="P4">
<draw:frame draw:style-name="fr1" draw:name="Image120" text:anchor-type="as-char" svg:width="6.9236in" svg:height="3.956343in" draw:z-index="0">
<draw:image xlink:href="../Images/yкринформ/2023-06-04T14-46-14-03-00/630_360_1685879133-911.jpg" xlink:type="simple" xlink:show="embed" xlink:actuate="onLoad" draw:mime-type="image/jpeg"/>
</draw:frame>
国家秘书处的志愿者枢纽已向前线发送了7架无人机，这将能够帮助乌克兰军队。</text:p>
      <text:p text:style-name="P4">
根据乌克林福姆的说法，<text:a xlink:type="simple" xlink:href="https://t.me/dsszzi_official/5902" text:style-name="Internet_20_link" text:visited-style-name="Visited_20_Internet_20_Link">
电报</text:a>
国家安全服务部的国家秘书处报告。</text:p>
      <text:p text:style-name="P4">
“最前沿的现代技术有助于维持我们捍卫者的宝贵生活并获取重要信息。 然而 - 他们被对目标的恐惧所抓住。 州秘书处志愿者中心继续支持Vyduos。 另外七个[无人机]转移到前面](https://www.ukrinform.ua/tag-bezpilotnik)枢纽是波兰的人道主义援助。 在发送到高级设备之前，她得到了专家的彻底验证，并为任务做好了准备。”</text:p>
      <text:p text:style-name="P4">
正如所指出的，枢纽志愿者早些时候向Vyduos转移了150多个无人机。</text:p>
      <text:p text:style-name="P4">
<text:span text:style-name="T4">
另请阅读：</text:span>
 <text:a xlink:type="simple" xlink:href="https://www.ukrinform.ua/rubric-ato/3716034-ukrainskim-vijskovim-peredali-500-fpvdroniv-pegas.html" text:style-name="Internet_20_link" text:visited-style-name="Visited_20_Internet_20_Link">
乌克兰军队通过了500 fpv-Ducts“ Pegas”</text:a>
媒体服务敦促公民联系志愿者枢纽并获得无人机。</text:p>
      <text:p text:style-name="P4">
联系人以及捐赠的详细信息 - 在HABU网站上<text:a xlink:type="simple" xlink:href="https://hub.cip.gov.ua/ua/home" text:style-name="Internet_20_link" text:visited-style-name="Visited_20_Internet_20_Link">
https://hub.cip.gov.ua</text:a>
。</text:p>
      <text:p text:style-name="P4">
正如乌克林福姆(Ukrinform)报道的那一天，在Cherkasy购买了40万Hryvnias以购买无人机。</text:p>
      <text:p text:style-name="P4">
News Source: <text:a xlink:type="simple" xlink:href="https://www.ukrinform.ua/rubric-ato/3718135-vijskovim-vidpravili-na-front-se-sim-droniv-aki-nadijsli-iz-polsi.html" text:style-name="Internet_20_link" text:visited-style-name="Visited_20_Internet_20_Link">
https://www.ukrinform.ua/rubric-ato/3718135-vijskovim-vidpravili-na-front-se-sim-droniv-aki-nadijsli-iz-polsi.html</text:a>
</text:p>
      <!--NEWS-->
      <text:h text:style-name="P10" text:outline-level="1">
<text:span text:style-name="T4">
在梵蒂冈与裸体男子发生事件后进行了“净化仪式”</text:span>
</text:h>
      <text:p text:style-name="P4">
作者: Ukrinform (Person)</text:p>
      <text:p text:style-name="P4">
出版商: Укринформ (Organization)</text:p>
      <text:p text:style-name="P4">
出版时间: 2023-06-04T14:50:00+03:00</text:p>
      <text:p text:style-name="P4">
修改时间: 2023-06-04T14:50:00+03:00</text:p>
      <text:p text:style-name="P4">
描述: 在梵蒂冈的圣彼得大教堂的主要祭坛上，在他被一个赤裸裸地站在他身上的男人de污时举行了一个特别的“净化仪式”，以抗议俄罗斯对乌克兰的战争。  - 乌克林。</text:p>
      <text:p text:style-name="P4">
图片: ['<text:a xlink:type="simple" xlink:href="https://static.ukrinform.com/photos/2017_08/thumb_files/630_360_1503388196-8076.jpg" text:style-name="Internet_20_link" text:visited-style-name="Visited_20_Internet_20_Link">
630_360_15033...</text:a>
']</text:p>
      <text:p text:style-name="P4">
标签: ['Ватикан', 'Війна з Росією']</text:p>
      <text:p text:style-name="P4">
类型: Article</text:p>
      <!--METADATA-->
      <text:p text:style-name="P4">
<draw:frame draw:style-name="fr1" draw:name="Image121" text:anchor-type="as-char" svg:width="6.9236in" svg:height="3.956343in" draw:z-index="0">
<draw:image xlink:href="../Images/yкринформ/2023-06-04T14-50-00-03-00/630_360_1503388196-8076.jpg" xlink:type="simple" xlink:show="embed" xlink:actuate="onLoad" draw:mime-type="image/jpeg"/>
</draw:frame>
梵蒂冈的圣彼得大教堂(St. Peter's Basilica)被一个男人de污后，在他身上de毁了一个特别的“仪式”，该男子站在他身上，赤裸裸地抗议抗议俄罗斯对乌克兰的战争。</text:p>
      <text:p text:style-name="P4">
根据乌克林福姆的报道，它报告了[路透]。(https://www.reuters.com/world/europe/purification-rite-st-peters-after-naked-man-desecrated-popes-altar-2023-06-03/)周六，由Basilica主教毛罗·甘贝蒂(Mauro Gambetti)领导的祈祷仪式，被称为悔改的仪式，需要规范权。</text:p>
      <text:p text:style-name="P4">
众所周知，在祈祷服务中，教皇方济各奉献了TVINAR的圣水，Gambetti说，一个人犯下了一种“有罪，不适当，真正的细菌姿态”，以吸引人们注意战争受害者。</text:p>
      <text:p text:style-name="P4">
<text:span text:style-name="T4">
另请阅读：</text:span>
 <text:a xlink:type="simple" xlink:href="https://www.ukrinform.ua/rubric-society/3713544-papa-francisk-zaklikav-ne-zabuvati-pro-ukrainciv.html" text:style-name="Internet_20_link" text:visited-style-name="Visited_20_Internet_20_Link">
教皇方济各敦促不要忘记乌克兰人</text:a>
[梵蒂冈]的来源(https://www.ukrinform.ua/tag-vatikan)它补充说，在事件期间，该男子还削减了指甲。 他的身份不是安装的，而是在游客和出版的用户网络拍摄的照片中，大约20至30岁。</text:p>
      <text:p text:style-name="P4">
正如几天前在梵蒂冈的圣彼得大教堂的报道，在乌克兰的战争中，在梵蒂冈的圣彼得大教堂(脱衣服)爬进了圣殿的主要祭坛。 这是给出的(https://www.ukrinform.ua/rubric-world/3717323-u-vatikani-golij-colovik-viskociv-na-vivtar-soboru-na-znak-protestu-proti-vijni-v-ukraini.html)这个场景是在寺庙的手机上拍摄的，并在社交网络上传播。</text:p>
      <text:p text:style-name="P4">
与会者与宪兵一起进行了干预，迫使该男子再次打扮，并将他交给宪兵们进行审讯和认同。</text:p>
      <text:p text:style-name="P4">
News Source: <text:a xlink:type="simple" xlink:href="https://www.ukrinform.ua/rubric-world/3718136-u-vatikani-proveli-obrad-ocisenna-pisla-incidentu-z-ogolenim-colovikom.html" text:style-name="Internet_20_link" text:visited-style-name="Visited_20_Internet_20_Link">
https://www.ukrinform.ua/rubric-world/3718136-u-vatikani-proveli-obrad-ocisenna-pisla-incidentu-z-ogolenim-colovikom.html</text:a>
</text:p>
      <!--NEWS-->
      <text:h text:style-name="P10" text:outline-level="1">
<text:span text:style-name="T4">
本泽马离开马德里“真实”</text:span>
</text:h>
      <text:p text:style-name="P4">
作者: Ukrinform (Person)</text:p>
      <text:p text:style-name="P4">
出版商: Укринформ (Organization)</text:p>
      <text:p text:style-name="P4">
出版时间: 2023-06-04T14:59:00+03:00</text:p>
      <text:p text:style-name="P4">
修改时间: 2023-06-04T14:59:00+03:00</text:p>
      <text:p text:style-name="P4">
描述: 皇家马德里前锋卡里姆·本泽马（Karim Benzema）将在本赛季结束后离开马德里俱乐部。  - 乌克林。</text:p>
      <text:p text:style-name="P4">
图片: ['<text:a xlink:type="simple" xlink:href="https://static.ukrinform.com/photos/2023_06/thumb_files/630_360_1685880042-171.jpg" text:style-name="Internet_20_link" text:visited-style-name="Visited_20_Internet_20_Link">
630_360_16858...</text:a>
']</text:p>
      <text:p text:style-name="P4">
标签: ['Футбол', 'Реал Мадрид']</text:p>
      <text:p text:style-name="P4">
类型: Article</text:p>
      <!--METADATA-->
      <text:p text:style-name="P4">
<draw:frame draw:style-name="fr1" draw:name="Image122" text:anchor-type="as-char" svg:width="6.9236in" svg:height="3.956343in" draw:z-index="0">
<draw:image xlink:href="../Images/yкринформ/2023-06-04T14-59-00-03-00/630_360_1685880042-171.jpg" xlink:type="simple" xlink:show="embed" xlink:actuate="onLoad" draw:mime-type="image/jpeg"/>
</draw:frame>
皇家马德里前锋卡里姆·本泽马(Karim Benzema)将在本赛季结束后离开马德里俱乐部。</text:p>
      <text:p text:style-name="P4">
“奶油”是在他们的官方[网站]上宣布的(https://www.realmadrid.com/)，报道乌克林福姆。</text:p>
      <text:p text:style-name="P4">
在法国人捍卫西班牙俱乐部的颜色的十四个赛季中，他赢得了25个冠军，这是真正的皇马。</text:p>
      <text:p text:style-name="P4">
Benzema Madrid T衫花了647场比赛(俱乐部游客的第五个指标)他得分353球。 卡里姆(Karim)是洛杉矶联赛和欧洲冠军联赛中皇家马德里的第二个历史。</text:p>
      <text:p text:style-name="P4">
<text:span text:style-name="T4">
另请阅读：</text:span>
 <text:a xlink:type="simple" xlink:href="https://www.ukrinform.ua/rubric-sports/3717623-besedin-pokinuv-kiprsku-omoniu-pisla-zakincenna-orendi.html" text:style-name="Internet_20_link" text:visited-style-name="Visited_20_Internet_20_Link">
贝贝丁在租赁后离开塞浦路斯的同音</text:a>
官方的Karim Benzema电线仪式将于6月6日在“奶油”弗洛伦蒂诺·佩雷扎(Florentino Pereza)的总统面前举行。</text:p>
      <text:p text:style-name="P4">
我们将补充说，本泽马是“金球”的现任所有者。</text:p>
      <text:p text:style-name="P4">
照片：盖蒂图像。</text:p>
      <text:p text:style-name="P4">
News Source: <text:a xlink:type="simple" xlink:href="https://www.ukrinform.ua/rubric-sports/3718138-benzema-zalisae-madridskij-real.html" text:style-name="Internet_20_link" text:visited-style-name="Visited_20_Internet_20_Link">
https://www.ukrinform.ua/rubric-sports/3718138-benzema-zalisae-madridskij-real.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04T15:05:00+03:00</text:p>
      <text:p text:style-name="P4">
修改时间: 2023-06-04T15:05: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23" text:anchor-type="as-char" svg:width="6.9236in" svg:height="3.956343in" draw:z-index="0">
<draw:image xlink:href="../Images/yкринформ/2023-06-04T15-05-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24" text:anchor-type="as-char" svg:width="6.9236in" svg:height="6.9236in" draw:z-index="0">
<draw:image xlink:href="../Images/yкринформ/2023-06-04T15-05-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25" text:anchor-type="as-char" svg:width="6.9236in" svg:height="6.9236in" draw:z-index="0">
<draw:image xlink:href="../Images/yкринформ/2023-06-04T15-05-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26" text:anchor-type="as-char" svg:width="6.9236in" svg:height="6.9236in" draw:z-index="0">
<draw:image xlink:href="../Images/yкринформ/2023-06-04T15-05-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27" text:anchor-type="as-char" svg:width="6.9236in" svg:height="6.9236in" draw:z-index="0">
<draw:image xlink:href="../Images/yкринформ/2023-06-04T15-05-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感谢联合24的基辅地区的Lyceum回收率筹集了125万美元</text:span>
</text:h>
      <text:p text:style-name="P4">
作者: Ukrinform (Person)</text:p>
      <text:p text:style-name="P4">
出版商: Укринформ (Organization)</text:p>
      <text:p text:style-name="P4">
出版时间: 2023-06-04T15:10:00+03:00</text:p>
      <text:p text:style-name="P4">
修改时间: 2023-06-04T15:10:00+03:00</text:p>
      <text:p text:style-name="P4">
描述: 多亏了United 24年，已经筹集了125万美元，以恢复基夫地区Buzova村的Lyceum。  - 乌克林。</text:p>
      <text:p text:style-name="P4">
图片: ['<text:a xlink:type="simple" xlink:href="https://static.ukrinform.com/photos/2023_01/thumb_files/630_360_1673430511-880.jpg" text:style-name="Internet_20_link" text:visited-style-name="Visited_20_Internet_20_Link">
630_360_16734...</text:a>
']</text:p>
      <text:p text:style-name="P4">
标签: ['Освіта', 'Київщина', 'Відбудова', 'United24']</text:p>
      <text:p text:style-name="P4">
类型: Article</text:p>
      <!--METADATA-->
      <text:p text:style-name="P4">
<draw:frame draw:style-name="fr1" draw:name="Image128" text:anchor-type="as-char" svg:width="6.9236in" svg:height="3.956343in" draw:z-index="0">
<draw:image xlink:href="../Images/yкринформ/2023-06-04T15-10-00-03-00/630_360_1673430511-880.jpg" xlink:type="simple" xlink:show="embed" xlink:actuate="onLoad" draw:mime-type="image/jpeg"/>
</draw:frame>
美国联合美国已经收获了125万美元，以在基辅地区的布佐瓦村获得回收率。</text:p>
      <text:p text:style-name="P4">
正如乌克林福姆报道的那样，在[电报]中(https://t.me/zedigital/3217)Viceremier报道了数字化转型Mikhail Fedorov的创新，教育，科学和技术的发展。</text:p>
      <text:p text:style-name="P4">
“通过[United24]收取$ 1,50,000(https://t.me/U24_gov_ua)关于基辅地区布佐瓦村的恢复。 现在有452个孩子可以离线返回。 一切都是由于您的支持，”费多夫说。</text:p>
      <text:p text:style-name="P4">
据他说，这是恢复教育机构的第一笔费用，已经分发了第二笔。</text:p>
      <text:p text:style-name="P4">
<text:span text:style-name="T4">
另请阅读：</text:span>
 <text:a xlink:type="simple" xlink:href="https://www.ukrinform.ua/rubric-vidbudova/3717555-united24-na-kiivsini-vidbudovuut-sist-budinkiv-se-12-na-cerzi.html" text:style-name="Internet_20_link" text:visited-style-name="Visited_20_Internet_20_Link">
United24：在基辅地区<text:span text:style-name="T4">
重建</text:span>
六栋房屋，另外12栋房屋 - 反过来又</text:a>
“ 8月5日，Andriy Shevchenko与Alexander Zinchenko一起将在世界足球比赛的Londonomatch明星中举行。 目的是筹集有关恢复Chernihiv地区Haylo -Kotsubinsky Lyceum的资金。” Viceremier说。</text:p>
      <text:p text:style-name="P4">
正如乌克林福姆报道的那样，5月31日，乌克兰弗拉基米尔总统[Zelensky打扮了美国演员Mishi Collins]](https://www.ukrinform.ua/rubric-society/3716507-zelenskij-zustrivsa-z-aktorom-kollinzom-akij-stav-ambasadorom-united24.html)在United24筹款平台的Usbasadors的加入下，并为乌克兰的Demining Demining提供了帮助。</text:p>
      <text:p text:style-name="P4">
News Source: <text:a xlink:type="simple" xlink:href="https://www.ukrinform.ua/rubric-vidbudova/3718148-zavdaki-united24-na-vidnovlenna-liceu-na-kiivsini-zibrali-125-miljona.html" text:style-name="Internet_20_link" text:visited-style-name="Visited_20_Internet_20_Link">
https://www.ukrinform.ua/rubric-vidbudova/3718148-zavdaki-united24-na-vidnovlenna-liceu-na-kiivsini-zibrali-125-miljona.html</text:a>
</text:p>
      <!--NEWS-->
      <text:h text:style-name="P10" text:outline-level="1">
<text:span text:style-name="T4">
教皇在与朝圣者的会议上提到乌克兰</text:span>
</text:h>
      <text:p text:style-name="P4">
作者: Ukrinform (Person)</text:p>
      <text:p text:style-name="P4">
出版商: Укринформ (Organization)</text:p>
      <text:p text:style-name="P4">
出版时间: 2023-06-04T15:11:59+03:00</text:p>
      <text:p text:style-name="P4">
修改时间: 2023-06-04T15:11:59+03:00</text:p>
      <text:p text:style-name="P4">
描述: 教皇弗朗西斯（Francis）完成了与朝圣者的周日会议，提到了“公路和烈士乌克兰”。  - 乌克林。</text:p>
      <text:p text:style-name="P4">
图片: ['<text:a xlink:type="simple" xlink:href="https://static.ukrinform.com/photos/2020_07/thumb_files/630_360_1595766608-606.jpeg" text:style-name="Internet_20_link" text:visited-style-name="Visited_20_Internet_20_Link">
630_360_15957...</text:a>
']</text:p>
      <text:p text:style-name="P4">
标签: ['Індія', 'Папа Франциск', 'Війна з Росією']</text:p>
      <text:p text:style-name="P4">
类型: Article</text:p>
      <!--METADATA-->
      <text:p text:style-name="P4">
<draw:frame draw:style-name="fr1" draw:name="Image129" text:anchor-type="as-char" svg:width="6.9236in" svg:height="3.956343in" draw:z-index="0">
<draw:image xlink:href="../Images/yкринформ/2023-06-04T15-11-59-03-00/630_360_1595766608-606.jpeg" xlink:type="simple" xlink:show="embed" xlink:actuate="onLoad" draw:mime-type="image/jpeg"/>
</draw:frame>
爸爸弗朗西斯(Papari Francis)与朝圣者一起完成了他的周日会议，提到了“公路和烈士乌克兰”。</text:p>
      <text:p text:style-name="P4">
根据乌克林福姆的报道，它报告了[梵蒂冈新闻。(https://www.vaticannews.va/uk/pope/news/2023-06/papa-zaklyky-4-chervnya-2023.html)“对她，一个有爱心的母亲(处女 -  ed。)，我让人口遭受反思性的<text:a xlink:type="simple" xlink:href="https://www.ukrinform.ua/tag-vijna" text:style-name="Internet_20_link" text:visited-style-name="Visited_20_Internet_20_Link">
战争</text:a>
，尤其是昂贵的表格乌克兰，”教宗说。</text:p>
      <text:p text:style-name="P4">
教皇弗朗西斯还对印度发表了意见，两天前，两天的乘客和货物火车。</text:p>
      <text:p text:style-name="P4">
“我向两天前在印度发生的铁路事故的众多受害者保证祈祷。 我接近受伤和亲戚。 愿天父接受他王国中死者的灵魂。”他说。</text:p>
      <text:p text:style-name="P4">
<text:span text:style-name="T4">
另请阅读：</text:span>
 [在<text:span text:style-name="T4">
 vatik </text:span>
 ani进行了“仪式”(https://www.ukrinform.ua/rubric-world/3718136-u-vatikani-proveli-obrad-ocisenna-pisla-incidentu-z-ogolenim-colovikom.html)据乌克林福姆(Ukrinform)报道，在印度，由于奥德什(Odish)的碰撞造成的造成的数量[超过300人]。(https://www.ukrinform.ua/rubric-world/3718087-kilkist-zagiblih-unaslidok-zaliznicnoi-avarii-v-indii-perevisila-300-osib.html)照片：梵蒂冈新闻</text:p>
      <text:p text:style-name="P4">
News Source: <text:a xlink:type="simple" xlink:href="https://www.ukrinform.ua/rubric-society/3718145-papa-rimskij-zgadav-pro-ukrainu-na-zustrici-z-palomnikami.html" text:style-name="Internet_20_link" text:visited-style-name="Visited_20_Internet_20_Link">
https://www.ukrinform.ua/rubric-society/3718145-papa-rimskij-zgadav-pro-ukrainu-na-zustrici-z-palomnikami.html</text:a>
</text:p>
      <!--NEWS-->
      <text:h text:style-name="P10" text:outline-level="1">
<text:span text:style-name="T4">
军团“俄罗斯自由”，RDC表示，他们被Belgorod地区的士兵俘虏</text:span>
</text:h>
      <text:p text:style-name="P4">
作者: Ukrinform (Person)</text:p>
      <text:p text:style-name="P4">
出版商: Укринформ (Organization)</text:p>
      <text:p text:style-name="P4">
出版时间: 2023-06-04T15:20:00+03:00</text:p>
      <text:p text:style-name="P4">
修改时间: 2023-06-04T15:20:00+03:00</text:p>
      <text:p text:style-name="P4">
描述: 俄罗斯志愿军团和俄罗斯自由军团表示，他们俘虏了俄罗斯军队的士兵。  - 乌克林。</text:p>
      <text:p text:style-name="P4">
图片: ['<text:a xlink:type="simple" xlink:href="https://static.ukrinform.com/photos/2023_05/thumb_files/630_360_1684939078-4756.jpeg" text:style-name="Internet_20_link" text:visited-style-name="Visited_20_Internet_20_Link">
630_360_16849...</text:a>
']</text:p>
      <text:p text:style-name="P4">
标签: ['Війна з Росією', 'Легіон «Свобода Росії» ', 'РДК']</text:p>
      <text:p text:style-name="P4">
类型: Article</text:p>
      <!--METADATA-->
      <text:p text:style-name="P4">
<draw:frame draw:style-name="fr1" draw:name="Image130" text:anchor-type="as-char" svg:width="6.9236in" svg:height="3.956343in" draw:z-index="0">
<draw:image xlink:href="../Images/yкринформ/2023-06-04T15-20-00-03-00/630_360_1684939078-4756.jpeg" xlink:type="simple" xlink:show="embed" xlink:actuate="onLoad" draw:mime-type="image/jpeg"/>
</draw:frame>
俄罗斯志愿军团和俄罗斯自由军团表示，俄罗斯军队的囚禁被俘虏。</text:p>
      <text:p text:style-name="P4">
这是在[RDC电报频道]中报道的(https://t.me/russvolcorps/582)，报道乌克林福姆。</text:p>
      <text:p text:style-name="P4">
在视频中，他们呼吁Belgorod地区州长Vyacheslavagladkova在当地教堂与他们会面进行简短的交谈，以交换囚犯。</text:p>
      <text:p text:style-name="P4">
<text:span text:style-name="T4">
另请阅读：</text:span>
 <text:a xlink:type="simple" xlink:href="https://www.ukrinform.ua/rubric-ato/3718091-legion-svoboda-rosii-ta-rdk-zaavili-so-uvijsli-do-peredmista-sebekina.html" text:style-name="Internet_20_link" text:visited-style-name="Visited_20_Internet_20_Link">
军团“俄罗斯的自由”和<text:span text:style-name="T4">
 rdc </text:span>
指出，包括希贝金的前痕迹</text:a>
“今天是一个伟大的东正教假期，三位一体。 作为在俄罗斯联邦政府中通常谈论过的商誉的姿态，我们准备为您提供这些囚犯，前列士兵，以便与您个人交流，讨论该地区的当前情况，并最重要的是，谈论其未来和未来。 因此，我们邀请您在Nova Tavolzhanka的寺庙墙壁上进行对话。”</text:p>
      <text:p text:style-name="P4">
他们敦促格拉德科夫亲自来到一辆救护车，这是一个没有武器的驾驶员的胡说八道。</text:p>
      <text:p text:style-name="P4">
“我将亲自与LSR和囚犯的代表一起。 最近，勇气的顺序，因此表现出真正的民事勇气!”  - 该小组的成员补充说。</text:p>
      <text:p text:style-name="P4">
<text:span text:style-name="T4">
另请阅读：</text:span>
 <text:a xlink:type="simple" xlink:href="https://www.ukrinform.ua/rubric-ato/3717327-u-rosii-zrostae-trivoznist-cerez-podii-u-belgorodskij-oblasti-isw.html" text:style-name="Internet_20_link" text:visited-style-name="Visited_20_Internet_20_Link">
在俄罗斯，由于Belgorod地区的事件增加了焦虑 -  ISW</text:a>
正如乌克林福姆报道的那样，6月1日，军团的“俄罗斯自由”和“俄罗斯志愿军”宣布了在贝尔戈罗德地区进行的新突袭。</text:p>
      <text:p text:style-name="P4">
俄罗斯当局要与游击队作战，转移到了贝尔戈罗德地区的边界定居点，这是特殊目的的精英队，以及对该领土的起点。</text:p>
      <text:p text:style-name="P4">
军团的“俄罗斯自由”向俄罗斯联邦贝尔戈罗德地区的居民提供了俄罗斯军队的炮击，以撤离乌克兰。</text:p>
      <text:p text:style-name="P4">
<text:span text:style-name="T4">
另请阅读：</text:span>
 [LEGION“ <text:span text:style-name="T4">
 rdc </text:span>
”表示他的战士又来了(https://www.ukrinform.ua/rubric-ato/3715786-legion-rdk-zaaviv-so-jogo-bijci-znovu-zahodili-do-rosii.html)6月4日，俄罗斯志愿军团和军团“俄罗斯自由”宣布通往俄罗斯联合会Belgorod地区Shebekin的郊区。</text:p>
      <text:p text:style-name="P4">
News Source: <text:a xlink:type="simple" xlink:href="https://www.ukrinform.ua/rubric-ato/3718146-legion-svoboda-rosii-ta-rdk-zaavili-so-vzali-v-polon-rosijskih-soldativ-u-belgorodskij-oblasti.html" text:style-name="Internet_20_link" text:visited-style-name="Visited_20_Internet_20_Link">
https://www.ukrinform.ua/rubric-ato/3718146-legion-svoboda-rosii-ta-rdk-zaavili-so-vzali-v-polon-rosijskih-soldativ-u-belgorodskij-oblasti.html</text:a>
</text:p>
      <!--NEWS-->
      <text:h text:style-name="P10" text:outline-level="1">
<text:span text:style-name="T4">
哈尔基夫报道的爆炸</text:span>
</text:h>
      <text:p text:style-name="P4">
作者: liveuamap (Language: en)</text:p>
      <text:p text:style-name="P4">
时间: 2023-06-04T15:21:29</text:p>
      <text:p text:style-name="P4">
地点: Kharkiv, Kharkiv Oblast (Latitude:50.06199 Longtitude:36.24115)</text:p>
      <text:p text:style-name="P4">
视频: []</text:p>
      <text:p text:style-name="P4">
图片: []</text:p>
      <text:p text:style-name="P4">
标签: []</text:p>
      <text:p text:style-name="P4">
Id: 22567562</text:p>
      <!--METADATA-->
      <text:p text:style-name="P4">
哈尔基夫报道的爆炸</text:p>
      <text:p text:style-name="P4">
新闻集链接：<text:a xlink:type="simple" xlink:href="https://liveuamap.com/en/2023/4-june-explosions-reported-in-kharkiv" text:style-name="Internet_20_link" text:visited-style-name="Visited_20_Internet_20_Link">
https://liveuamap.com/en/2023/4-june-explosions-reported-in-in-kharkiv</text:a>
</text:p>
      <text:p text:style-name="P4">
News Source: <text:a xlink:type="simple" xlink:href="https://t.me/kharkivlife/61904" text:style-name="Internet_20_link" text:visited-style-name="Visited_20_Internet_20_Link">
https://t.me/kharkivlife/61904</text:a>
</text:p>
      <!--NEWS-->
      <text:h text:style-name="P10" text:outline-level="1">
<text:span text:style-name="T4">
27越多受影响的乌克兰人被带到欧洲诊所接受治疗</text:span>
</text:h>
      <text:p text:style-name="P4">
作者: Ukrinform (Person)</text:p>
      <text:p text:style-name="P4">
出版商: Укринформ (Organization)</text:p>
      <text:p text:style-name="P4">
出版时间: 2023-06-04T15:27:00+03:00</text:p>
      <text:p text:style-name="P4">
修改时间: 2023-06-04T15:27:00+03:00</text:p>
      <text:p text:style-name="P4">
描述: 欧洲诊所的专门治疗已被送往27名乌克兰人。  - 乌克林。</text:p>
      <text:p text:style-name="P4">
图片: ['<text:a xlink:type="simple" xlink:href="https://static.ukrinform.com/photos/2023_06/thumb_files/630_360_1685881574-200.jpg" text:style-name="Internet_20_link" text:visited-style-name="Visited_20_Internet_20_Link">
630_360_16858...</text:a>
']</text:p>
      <text:p text:style-name="P4">
标签: ['МОЗ', 'Поранені', 'Війна з Росією']</text:p>
      <text:p text:style-name="P4">
类型: Article</text:p>
      <!--METADATA-->
      <text:p text:style-name="P4">
<draw:frame draw:style-name="fr1" draw:name="Image131" text:anchor-type="as-char" svg:width="6.9236in" svg:height="3.956343in" draw:z-index="0">
<draw:image xlink:href="../Images/yкринформ/2023-06-04T15-27-00-03-00/630_360_1685881574-200.jpg" xlink:type="simple" xlink:show="embed" xlink:actuate="onLoad" draw:mime-type="image/jpeg"/>
</draw:frame>
另有27名乌克兰人被送往欧洲诊所。</text:p>
      <text:p text:style-name="P4">
根据乌克林福姆的说法，乌克兰卫生部报告了<text:a xlink:type="simple" xlink:href="https://www.facebook.com/moz.ukr/posts/pfbid0fLu68NDcsFtNhUnssNd14ERRdg12CYA3oz8bo6fHsjw38bmi9LNBNqT51ZAgUqgPl" text:style-name="Internet_20_link" text:visited-style-name="Visited_20_Internet_20_Link">
Facebook</text:a>
.</text:p>
      <text:p text:style-name="P4">
«Це пацієнти з мінно-вибуховими пораненнями та онкопацієнти. Їх прийняли налікування медзаклади Данії, Німеччини та Нідерландів», - ідеться вповідомленні.</text:p>
      <text:p text:style-name="P4">
<text:span text:style-name="T4">
Читайте також:</text:span>
 <text:a xlink:type="simple" xlink:href="https://www.ukrinform.ua/rubric-society/3718100-kraina-aka-zabirae-zitta-ukrainskih-ditej-ne-mae-prava-na-isnuvanna-tkacenko.html" text:style-name="Internet_20_link" text:visited-style-name="Visited_20_Internet_20_Link">
 Країна, яка забирає життя українських дітей, не має правана існування - Ткаченко </text:a>
卫生部强调，自从不断的战斗，炮击和伤害基础设施以来，这种秩序已经进行了一年多，几乎每天都在进行，这显着使东方和pryphrorontoky地区提供医疗服务。</text:p>
      <text:p text:style-name="P4">
根据乌克林福姆的说法，自战争开始以来，乌克兰卫生部与国际合伙人一起已经撤离了3,700多名乌克兰人。</text:p>
      <text:p text:style-name="P4">
News Source: <text:a xlink:type="simple" xlink:href="https://www.ukrinform.ua/rubric-society/3718153-do-evropejskih-klinik-dopravili-na-likuvanna-se-27-postrazdalih-ukrainciv.html" text:style-name="Internet_20_link" text:visited-style-name="Visited_20_Internet_20_Link">
https://www.ukrinform.ua/rubric-society/3718153-do-evropejskih-klinik-dopravili-na-likuvanna-se-27-postrazdalih-ukrainciv.html</text:a>
</text:p>
      <!--NEWS-->
      <text:h text:style-name="P10" text:outline-level="1">
<text:span text:style-name="T4">
在意大利，乘客巴士去了深渊 - 一人死亡，14人受伤</text:span>
</text:h>
      <text:p text:style-name="P4">
作者: Ukrinform (Person)</text:p>
      <text:p text:style-name="P4">
出版商: Укринформ (Organization)</text:p>
      <text:p text:style-name="P4">
出版时间: 2023-06-04T15:46:18+03:00</text:p>
      <text:p text:style-name="P4">
修改时间: 2023-06-04T15:46:18+03:00</text:p>
      <text:p text:style-name="P4">
描述: 至少有1人被杀，另外14人在意大利南部的一场运动中受伤，在此期间，一辆客车离开了深渊的道路。  - 乌克林。</text:p>
      <text:p text:style-name="P4">
图片: ['<text:a xlink:type="simple" xlink:href="https://static.ukrinform.com/photos/2023_06/thumb_files/630_360_1685881024-188.jpg" text:style-name="Internet_20_link" text:visited-style-name="Visited_20_Internet_20_Link">
630_360_16858...</text:a>
']</text:p>
      <text:p text:style-name="P4">
标签: ['ДТП', 'Італія', 'Автобус']</text:p>
      <text:p text:style-name="P4">
类型: Article</text:p>
      <!--METADATA-->
      <text:p text:style-name="P4">
<draw:frame draw:style-name="fr1" draw:name="Image132" text:anchor-type="as-char" svg:width="6.9236in" svg:height="3.956343in" draw:z-index="0">
<draw:image xlink:href="../Images/yкринформ/2023-06-04T15-46-18-03-00/630_360_1685881024-188.jpg" xlink:type="simple" xlink:show="embed" xlink:actuate="onLoad" draw:mime-type="image/jpeg"/>
</draw:frame>
至少一个人被杀，14人(在意大利南部)，在此期间，乘客巴士离开了Hryrwa的道路。</text:p>
      <text:p text:style-name="P4">
正如乌克林福姆报道的那样，它报告了[ANSA。(https://www.ansa.it/english/news/2023/06/04/one-dead-14-injured-after-bus-plunges-down-ridge_a622610a-5858-413a-b3b5-1b3c6ca962d6.html)公共汽车的驾驶员从莱奇(Lecch)带着38名乘客驶向罗马，急剧返回，以避免与两辆汽车发生碰撞，后者后来已经停下来。 但是，乘客巴士仍将高速公路留在深渊。</text:p>
      <text:p text:style-name="P4">
死者是公共汽车乘客之一。</text:p>
      <text:p text:style-name="P4">
值得注意的是，又有五辆车也陷入了致命的<text:a xlink:type="simple" xlink:href="https://www.ukrinform.ua/tag-dtp" text:style-name="Internet_20_link" text:visited-style-name="Visited_20_Internet_20_Link">
事故</text:a>
在Wallesakcard地区的A16高速公路上。</text:p>
      <text:p text:style-name="P4">
<text:span text:style-name="T4">
另请阅读：</text:span>
 <text:a xlink:type="simple" xlink:href="https://www.ukrinform.ua/rubric-world/3705794-motorosna-dtp-u-tureccini-vantazivka-vrizalasa-v-natovp-vbivsi-12-osib.html" text:style-name="Internet_20_link" text:visited-style-name="Visited_20_Internet_20_Link">
Spooky <text:span text:style-name="T4">
道路事故</text:span>
土耳其：卡车坠毁Vnatovp，杀死12人</text:a>
正如乌克林福姆报道的那样，由于旅客巴士的参与事故，它在土耳其南部，<text:a xlink:type="simple" xlink:href="https://www.ukrinform.ua/rubric-world/3718099-u-tureccini-avtobus-iz-ludmi-potrapiv-u-dtp-odin-zagiblij-14-poranenih.html" text:style-name="Internet_20_link" text:visited-style-name="Visited_20_Internet_20_Link">
一人被杀，14人受伤</text:a>
。</text:p>
      <text:p text:style-name="P4">
<text:span text:style-name="T5">
foto：ansa</text:span>
</text:p>
      <text:p text:style-name="P4">
News Source: <text:a xlink:type="simple" xlink:href="https://www.ukrinform.ua/rubric-world/3718157-v-italii-pasazirskij-avtobus-zihav-u-prirvu-odin-zagiblij-14-travmovanih.html" text:style-name="Internet_20_link" text:visited-style-name="Visited_20_Internet_20_Link">
https://www.ukrinform.ua/rubric-world/3718157-v-italii-pasazirskij-avtobus-zihav-u-prirvu-odin-zagiblij-14-travmovanih.html</text:a>
</text:p>
      <!--NEWS-->
      <text:h text:style-name="P10" text:outline-level="1">
<text:span text:style-name="T4">
俄罗斯的BTR坠入了Melitopol附近的一家平民小巴，死了</text:span>
</text:h>
      <text:p text:style-name="P4">
作者: Ukrinform (Person)</text:p>
      <text:p text:style-name="P4">
出版商: Укринформ (Organization)</text:p>
      <text:p text:style-name="P4">
出版时间: 2023-06-04T15:58:57+03:00</text:p>
      <text:p text:style-name="P4">
修改时间: 2023-06-04T15:58:57+03:00</text:p>
      <text:p text:style-name="P4">
描述: 在俄罗斯军队的Zaporizhzhya地区临时捕获的Melitopol地区，APC与小巴相撞。 一个人被杀。  - 乌克林。</text:p>
      <text:p text:style-name="P4">
图片: ['<text:a xlink:type="simple" xlink:href="https://static.ukrinform.com/photos/2019_01/thumb_files/630_360_1548070814-343.jpeg" text:style-name="Internet_20_link" text:visited-style-name="Visited_20_Internet_20_Link">
630_360_15480...</text:a>
']</text:p>
      <text:p text:style-name="P4">
标签: ['Аварія', 'Мелітополь', 'Військова техніка', 'Війна з Росією', 'Єдині новини']</text:p>
      <text:p text:style-name="P4">
类型: Article</text:p>
      <!--METADATA-->
      <text:p text:style-name="P4">
<draw:frame draw:style-name="fr1" draw:name="Image134" text:anchor-type="as-char" svg:width="6.9236in" svg:height="3.956343in" draw:z-index="0">
<draw:image xlink:href="../Images/yкринформ/2023-06-04T15-58-57-03-00/630_360_1548070814-343.jpeg" xlink:type="simple" xlink:show="embed" xlink:actuate="onLoad" draw:mime-type="image/jpeg"/>
</draw:frame>
俄罗斯APC与Zaporizhzhya地区的Melitopol地区类似地捕获，与小巴相撞。 一个人被杀。</text:p>
      <text:p text:style-name="P4">
梅利托波尔负责人伊万·费多罗夫(Ivan Fedorov)在国家电视台“一个新闻”“ One News”上告诉乌克林福姆。</text:p>
      <text:p text:style-name="P4">
“以本周的例子 - 发生了5次以上的<text:a xlink:type="simple" xlink:href="https://www.ukrinform.ua/tag-avaria" text:style-name="Internet_20_link" text:visited-style-name="Visited_20_Internet_20_Link">
崩溃</text:a>
这导致俄罗斯军队在被占领的梅利托波尔地区。”他说。</text:p>
      <text:p text:style-name="P4">
费多罗夫补充说，昨天，敌人的APC转向Melitopol-Zaporozhye村，坠入平民小巴。 当场的乘客之一。</text:p>
      <text:p text:style-name="P4">
在[电报]的帖子中(https://t.me/ivan_fedorov_melitopol/2164)他着迷于6月2日在Melitopol的Bohdan Khmelnitsky Avenue Belyakov Street的交叉路口，军事卡马兹撞了一辆平民汽车。 昨天，昨天，一名军队UAZ无法管理边界。</text:p>
      <text:p text:style-name="P4">
<text:span text:style-name="T4">
另请阅读：</text:span>
 <text:a xlink:type="simple" xlink:href="https://www.ukrinform.ua/rubric-regions/3718102-u-dtp-v-cerkasah-postrazdali-troe-ditej.html" text:style-name="Internet_20_link" text:visited-style-name="Visited_20_Internet_20_Link">
在<text:span text:style-name="T4">
道路事故中</text:span>
在Cherkasy中，三个孩子受伤</text:a>
早些时候，据报道，在Melitopol和Kirillovtsi中，入侵者上演了一小部分，要求平民提供文件并显示纹身。</text:p>
      <text:p text:style-name="P4">
此外，占领者还在寻找俄罗斯的军事逃兵。</text:p>
      <text:p text:style-name="P4">
<text:span text:style-name="T5">
照片说明性</text:span>
</text:p>
      <text:p text:style-name="P4">
News Source: <text:a xlink:type="simple" xlink:href="https://www.ukrinform.ua/rubric-regions/3718160-rosijskij-btr-vrizavsa-u-civilnij-mikroavtobus-poblizu-melitopola-e-zagiblij.html" text:style-name="Internet_20_link" text:visited-style-name="Visited_20_Internet_20_Link">
https://www.ukrinform.ua/rubric-regions/3718160-rosijskij-btr-vrizavsa-u-civilnij-mikroavtobus-poblizu-melitopola-e-zagiblij.html</text:a>
</text:p>
      <!--NEWS-->
      <text:h text:style-name="P10" text:outline-level="1">
<text:span text:style-name="T4">
超过100,000名参与者：在华沙举行了反对派游行</text:span>
</text:h>
      <text:p text:style-name="P4">
作者: Ukrinform (Person)</text:p>
      <text:p text:style-name="P4">
出版商: Укринформ (Organization)</text:p>
      <text:p text:style-name="P4">
出版时间: 2023-06-04T16:05:00+03:00</text:p>
      <text:p text:style-name="P4">
修改时间: 2023-06-04T16:05:00+03:00</text:p>
      <text:p text:style-name="P4">
描述: 波兰民主波兰历史上最大的游行之一在华沙仍在。  - 乌克林。</text:p>
      <text:p text:style-name="P4">
图片: ['<text:a xlink:type="simple" xlink:href="https://static.ukrinform.com/photos/2023_06/thumb_files/630_360_1685883468-1453.jpeg" text:style-name="Internet_20_link" text:visited-style-name="Visited_20_Internet_20_Link">
630_360_16858...</text:a>
']</text:p>
      <text:p text:style-name="P4">
标签: ['Опозиція', 'Польща', 'Туск', 'Варшава', 'Акція']</text:p>
      <text:p text:style-name="P4">
类型: Article</text:p>
      <!--METADATA-->
      <text:p text:style-name="P4">
<draw:frame draw:style-name="fr1" draw:name="Image135" text:anchor-type="as-char" svg:width="6.9236in" svg:height="3.956343in" draw:z-index="0">
<draw:image xlink:href="../Images/yкринформ/2023-06-04T16-05-00-03-00/630_360_1685883468-1453.jpeg" xlink:type="simple" xlink:show="embed" xlink:actuate="onLoad" draw:mime-type="image/jpeg"/>
</draw:frame>
乌扎尔哈沙瓦(Uzarhashava)继续是民主波兰历史上最大的游行之一。</text:p>
      <text:p text:style-name="P4">
6月4日，有100,000多名反对派支持者抗议现任当局的抗议活动，并报道了乌克林福音通讯员。</text:p>
      <text:p text:style-name="P4">
“没有人会阻止这一浪潮，巨人已经醒了。我为我能说的是：我们会赢得胜利，”  - 反对派唐纳德斯(Donaldus)在游行中说。</text:p>
      <text:p text:style-name="P4">
华沙拉法尔·塔斯卡夫斯基市市长表示，波兰人想要一个公开，自由，民主的<text:a xlink:type="simple" xlink:href="https://www.ukrinform.ua/tag-polsa" text:style-name="Internet_20_link" text:visited-style-name="Visited_20_Internet_20_Link">
波兰</text:a>
 . Він підкреслив,що усі учасники маршу йдуть єдиним шляхом - шляхом перемоги.</text:p>
      <text:p text:style-name="P4">
</text:p>
      <text:p text:style-name="P4">
<text:a xlink:type="simple" xlink:href="https://static.ukrinform.com/photos/2023_06/1685883468-1604.jpeg" text:style-name="Internet_20_link" text:visited-style-name="Visited_20_Internet_20_Link">
 </text:a>
 <text:a xlink:type="simple" xlink:href="https://static.ukrinform.com/photos/2023_06/1685883468-5227.jpeg" text:style-name="Internet_20_link" text:visited-style-name="Visited_20_Internet_20_Link">
</text:a>
 <text:a xlink:type="simple" xlink:href="https://static.ukrinform.com/photos/2023_06/1685883468-4991.jpeg" text:style-name="Internet_20_link" text:visited-style-name="Visited_20_Internet_20_Link">
</text:a>
 <text:a xlink:type="simple" xlink:href="https://static.ukrinform.com/photos/2023_06/1685883468-2691.jpeg" text:style-name="Internet_20_link" text:visited-style-name="Visited_20_Internet_20_Link">
</text:a>
 <text:a xlink:type="simple" xlink:href="https://static.ukrinform.com/photos/2023_06/1685883468-7754.jpeg" text:style-name="Internet_20_link" text:visited-style-name="Visited_20_Internet_20_Link">
</text:a>
 <text:a xlink:type="simple" xlink:href="https://static.ukrinform.com/photos/2023_06/1685883468-1453.jpeg" text:style-name="Internet_20_link" text:visited-style-name="Visited_20_Internet_20_Link">
<draw:frame draw:style-name="fr1" draw:name="Image142" text:anchor-type="as-char" svg:width="6.9236in" svg:height="3.956343in" draw:z-index="0">
<draw:image xlink:href="../Images/yкринформ/2023-06-04T16-05-00-03-00/630_360_1685883468-1453.jpeg" xlink:type="simple" xlink:show="embed" xlink:actuate="onLoad" draw:mime-type="image/jpeg"/>
</draw:frame>
</text:a>
 <text:a xlink:type="simple" xlink:href="https://static.ukrinform.com/photos/2023_06/1685883469-4287.jpeg" text:style-name="Internet_20_link" text:visited-style-name="Visited_20_Internet_20_Link">
</text:a>
 <text:a xlink:type="simple" xlink:href="https://static.ukrinform.com/photos/2023_06/1685883469-4327.jpeg" text:style-name="Internet_20_link" text:visited-style-name="Visited_20_Internet_20_Link">
</text:a>
 <text:a xlink:type="simple" xlink:href="https://static.ukrinform.com/photos/2023_06/1685883469-6291.jpeg" text:style-name="Internet_20_link" text:visited-style-name="Visited_20_Internet_20_Link">
</text:a>
 <text:a xlink:type="simple" xlink:href="https://static.ukrinform.com/photos/2023_06/1685883469-2549.jpeg" text:style-name="Internet_20_link" text:visited-style-name="Visited_20_Internet_20_Link">
</text:a>
 <text:a xlink:type="simple" xlink:href="https://static.ukrinform.com/photos/2023_06/1685883469-9468.jpeg" text:style-name="Internet_20_link" text:visited-style-name="Visited_20_Internet_20_Link">
</text:a>
 <text:a xlink:type="simple" xlink:href="https://static.ukrinform.com/photos/2023_06/1685883469-2042.jpeg" text:style-name="Internet_20_link" text:visited-style-name="Visited_20_Internet_20_Link">
</text:a>
</text:p>
      <text:p text:style-name="P4">
<text:span text:style-name="T4">
另请阅读：</text:span>
 <text:a xlink:type="simple" xlink:href="https://www.ukrinform.ua/rubric-world/3717627-duda-virisiv-zminiti-skandalnij-zakon-pro-rozsliduvanna-rosijskih-vpliviv-u-polsi.html" text:style-name="Internet_20_link" text:visited-style-name="Visited_20_Internet_20_Link">
杜达(Duda)决定改变有关调查俄罗斯影响<text:span text:style-name="T4">
波兰的影响的丑闻法</text:span>
</text:a>
来自该国所有地区的波兰人来到华沙。 许多参与者将是全国白红旗和欧盟的旗帜，并反对政府政策。 他们高呼：“自由，平等，民主”，“有波兰”，“我们将赢”。</text:p>
      <text:p text:style-name="P4">
6月4日的三月组织者是象牙的公民联盟。 它的参与者是最自由派和左派的工作人员。</text:p>
      <text:p text:style-name="P4">
据报道，波兰的议会选举将于今年秋天举行。</text:p>
      <text:p text:style-name="P4">
News Source: <text:a xlink:type="simple" xlink:href="https://www.ukrinform.ua/rubric-world/3718162-ponad-100-tisac-ucasnikiv-u-varsavi-prohodit-mars-opozicii.html" text:style-name="Internet_20_link" text:visited-style-name="Visited_20_Internet_20_Link">
https://www.ukrinform.ua/rubric-world/3718162-ponad-100-tisac-ucasnikiv-u-varsavi-prohodit-mars-opozicii.html</text:a>
</text:p>
      <!--NEWS-->
      <text:h text:style-name="P10" text:outline-level="1">
<text:span text:style-name="T4">
保加利亚将在黑海进行大规模的军事训练</text:span>
</text:h>
      <text:p text:style-name="P4">
作者: Ukrinform (Person)</text:p>
      <text:p text:style-name="P4">
出版商: Укринформ (Organization)</text:p>
      <text:p text:style-name="P4">
出版时间: 2023-06-04T16:18:00+03:00</text:p>
      <text:p text:style-name="P4">
修改时间: 2023-06-04T16:18:00+03:00</text:p>
      <text:p text:style-name="P4">
描述: 保加利亚国防部从6月5日至6月9日在黑海宣布了大规模的军事演习“ Shabla 2023”。  - 乌克林。</text:p>
      <text:p text:style-name="P4">
图片: ['<text:a xlink:type="simple" xlink:href="https://static.ukrinform.com/photos/2023_06/thumb_files/630_360_1685884562-264.jpg" text:style-name="Internet_20_link" text:visited-style-name="Visited_20_Internet_20_Link">
630_360_16858...</text:a>
']</text:p>
      <text:p text:style-name="P4">
标签: ['Болгарія', ' Чорне море', 'Військові навчання']</text:p>
      <text:p text:style-name="P4">
类型: Article</text:p>
      <!--METADATA-->
      <text:p text:style-name="P4">
<draw:frame draw:style-name="fr1" draw:name="Image149" text:anchor-type="as-char" svg:width="6.9236in" svg:height="3.956343in" draw:z-index="0">
<draw:image xlink:href="../Images/yкринформ/2023-06-04T16-18-00-03-00/630_360_1685884562-264.jpg" xlink:type="simple" xlink:show="embed" xlink:actuate="onLoad" draw:mime-type="image/jpeg"/>
</draw:frame>
国防部布尔加里亚宣布，从6月5日至9日，教育海的“ Shabla 2023”大规模军事演习。</text:p>
      <text:p text:style-name="P4">
根据乌克林福姆的报道，它报告了[索非亚地球仪]。(https://sofiaglobe.com/2023/06/03/bulgarias-military-to-hold-shabla-2023-tactical-exercise-from-june-5-to-9/)国防部报道说：“从不同的地面和空气平台进行强烈的射击将用于空气和地面目的。”</text:p>
      <text:p text:style-name="P4">
战术练习将由陆军，空军，海军和特殊行动的统一指挥参加。</text:p>
      <text:p text:style-name="P4">
培训的主要目的是改善军事形态的相互作用[保加利亚]。(https://www.ukrinform.ua/tag-bolgaria)保加利亚MIG-29保加利亚战斗机将发射降落伞导弹。还计划使用各种武器，尤其是P-300-A-A-Proscretic Complexs进行战斗。</text:p>
      <text:p text:style-name="P4">
此外，在将持续时间为6月5日至6月9日的演习中，MI-24 Irtoleti Air-25飞机将使用火箭武器武器进行射击，以进行表面目的。</text:p>
      <text:p text:style-name="P4">
<text:span text:style-name="T4">
另请阅读：</text:span>
 <text:a xlink:type="simple" xlink:href="https://www.ukrinform.ua/rubric-world/3716313-finlandia-prijmae-navcanna-vijskovih-nato-v-arktici.html" text:style-name="Internet_20_link" text:visited-style-name="Visited_20_Internet_20_Link">
芬兰接受<text:span text:style-name="T4">
培训</text:span>
北极军事北极军事</text:a>
值得注意的是，从6月4日至11.30 pm的11.30钟点从6月10日下午10点，限制了Caliacra和Kartalborum的斗篷。 海事管理局将为海员播放警告，报告禁止导航的prozons。</text:p>
      <text:p text:style-name="P4">
正如乌克林福姆报道的，6月3日，星期六，在爱沙尼亚塔林(Baltops 23的最大研究(https://www.ukrinform.ua/rubric-world/3717923-v-estonii-pocalisa-navcanna-baltops-za-ucastu-50-korabliv-nato.html) , у яких беруть участь 50 бойовихкораблів НАТО. На них відпрацьовують взаємодію сухопутні, повітряні тавійськово-морські сили 20 країн.</text:p>
      <text:p text:style-name="P4">
News Source: <text:a xlink:type="simple" xlink:href="https://www.ukrinform.ua/rubric-world/3718165-bolgaria-provede-masstabni-vijskovi-navcanna-u-cornomu-mori.html" text:style-name="Internet_20_link" text:visited-style-name="Visited_20_Internet_20_Link">
https://www.ukrinform.ua/rubric-world/3718165-bolgaria-provede-masstabni-vijskovi-navcanna-u-cornomu-mori.html</text:a>
</text:p>
      <!--NEWS-->
      <text:h text:style-name="P10" text:outline-level="1">
<text:span text:style-name="T4">
斯托尔滕贝格会见了埃尔多安 - 谈论瑞典在北约的会员资格</text:span>
</text:h>
      <text:p text:style-name="P4">
作者: Ukrinform (Person)</text:p>
      <text:p text:style-name="P4">
出版商: Укринформ (Organization)</text:p>
      <text:p text:style-name="P4">
出版时间: 2023-06-04T16:30:00+03:00</text:p>
      <text:p text:style-name="P4">
修改时间: 2023-06-04T16:30:00+03:00</text:p>
      <text:p text:style-name="P4">
描述: 北约秘书长詹斯·斯托尔滕贝格（Jens Stoltenberg）和土耳其总统雷杰普·塔伊普·埃尔多安（Recep Tayip Erdogan）的会议在伊斯坦布尔举行。 提出的问题之一是瑞典在北约的前景。  - 乌克林。</text:p>
      <text:p text:style-name="P4">
图片: ['<text:a xlink:type="simple" xlink:href="https://static.ukrinform.com/photos/2023_06/thumb_files/630_360_1685884527-403.jpg" text:style-name="Internet_20_link" text:visited-style-name="Visited_20_Internet_20_Link">
630_360_16858...</text:a>
']</text:p>
      <text:p text:style-name="P4">
标签: ['Ердоган', 'НАТО', 'Столтенберг', 'Швеція']</text:p>
      <text:p text:style-name="P4">
类型: Article</text:p>
      <!--METADATA-->
      <text:p text:style-name="P4">
<draw:frame draw:style-name="fr1" draw:name="Image150" text:anchor-type="as-char" svg:width="6.9236in" svg:height="3.956343in" draw:z-index="0">
<draw:image xlink:href="../Images/yкринформ/2023-06-04T16-30-00-03-00/630_360_1685884527-403.jpg" xlink:type="simple" xlink:show="embed" xlink:actuate="onLoad" draw:mime-type="image/jpeg"/>
</draw:frame>
今天，举行了北约秘书 - 詹斯·斯托尔滕贝格·塔普拉奇纳(Taprachyna taprachyna taprachyna recep Tayyip Erdogan)的会议。 提出的问题之一是瑞典的北约成员。</text:p>
      <text:p text:style-name="P4">
关于它报告了[TTT HABER]的乌克林形式。(https://www.trthaber.com/haber/gundem/cumhurbaskani-erdogan-nato-genel-sekreteri-stoltenbergi-kabulu-sona-erdi-772387.html)“为媒体关闭的会议在多尔马巴奇宫的办公室举行了大约一个小时。 众所周知，除了开发Unigion事件外，瑞典在北约的会员资格问题还提出了(https://www.ukrinform.ua/tag-nato)”， - 报告电视频道。</text:p>
      <text:p text:style-name="P4">
土耳其外交部长哈汉·菲达(Hakan Fidan)参加了会议，国防部长伊巴希姆·卡林·塔波多斯特(Ibrahim Kalin Tappodstods)国防部长Yashar Guler参加了会议。</text:p>
      <text:p text:style-name="P4">
*!(https://www.ukrinform.ua/rubric-world/3716587-u-svecii-gotuut-zakon-so-mae-perekonati-tureccinu-znati-veto-na-vstup-do-nato.html)正如乌克林福姆报道的那样，早期的斯托尔滕贝格<text:a xlink:type="simple" xlink:href="https://www.ukrinform.ua/rubric-world/3716926-stoltenberg-prodovzit-dialog-iz-tureccinou-dla-svidkogo-vstupu-svecii-u-nato.html" text:style-name="Internet_20_link" text:visited-style-name="Visited_20_Internet_20_Link">
表达了希望</text:a>
盟国将尽快翻新决定性支持，成为瑞典Valiance的全部成员。</text:p>
      <text:p text:style-name="P4">
<text:span text:style-name="T5">
foto：aa</text:span>
</text:p>
      <text:p text:style-name="P4">
News Source: <text:a xlink:type="simple" xlink:href="https://www.ukrinform.ua/rubric-world/3718166-stoltenberg-zustrivsa-z-erdoganom-govorili-pro-clenstvo-svecii-v-nato.html" text:style-name="Internet_20_link" text:visited-style-name="Visited_20_Internet_20_Link">
https://www.ukrinform.ua/rubric-world/3718166-stoltenberg-zustrivsa-z-erdoganom-govorili-pro-clenstvo-svecii-v-nato.html</text:a>
</text:p>
      <!--NEWS-->
      <text:h text:style-name="P10" text:outline-level="1">
<text:span text:style-name="T4">
OPP尽快呼吁基辅权力开发庇护所作品的算法</text:span>
</text:h>
      <text:p text:style-name="P4">
作者: Ukrinform (Person)</text:p>
      <text:p text:style-name="P4">
出版商: Укринформ (Organization)</text:p>
      <text:p text:style-name="P4">
出版时间: 2023-06-04T16:34:00+03:00</text:p>
      <text:p text:style-name="P4">
修改时间: 2023-06-04T16:34:00+03:00</text:p>
      <text:p text:style-name="P4">
描述: 基辅的地方当局应形成一种算法，以供庇护所工作和居民进入。  - 乌克林。</text:p>
      <text:p text:style-name="P4">
图片: ['<text:a xlink:type="simple" xlink:href="https://static.ukrinform.com/photos/2022_09/thumb_files/630_360_1664378590-688.jpg" text:style-name="Internet_20_link" text:visited-style-name="Visited_20_Internet_20_Link">
630_360_16643...</text:a>
']</text:p>
      <text:p text:style-name="P4">
标签: ['Київ', 'Офіс Президента', 'Укриття', 'Війна з Росією', 'Єдині новини']</text:p>
      <text:p text:style-name="P4">
类型: Article</text:p>
      <!--METADATA-->
      <text:p text:style-name="P4">
<draw:frame draw:style-name="fr1" draw:name="Image151" text:anchor-type="as-char" svg:width="6.9236in" svg:height="3.956343in" draw:z-index="0">
<draw:image xlink:href="../Images/yкринформ/2023-06-04T16-34-00-03-00/630_360_1664378590-688.jpg" xlink:type="simple" xlink:show="embed" xlink:actuate="onLoad" draw:mime-type="image/jpeg"/>
</draw:frame>
基辅的组织当局应形成一种算法，以供庇护所工作和黎明居民的进入。</text:p>
      <text:p text:style-name="P4">
这是由唯一新闻中总统办公室Alexei Kuleb的副负责人所说的。</text:p>
      <text:p text:style-name="P4">
“现在对负责人进入炸弹庇护所的人的算法没有了解，尽管我们的技术允许您做出任何选择，但没有通过QR码自动访问。商店庇护所开放，没有在那里进行测量。这些要点在法规，规范法案中注册，而Cetreb紧急列出了秩序。”他说。</text:p>
      <text:p text:style-name="P4">
同时，他强调说<text:a xlink:type="simple" xlink:href="https://www.ukrinform.ua/tag-ukritta" text:style-name="Internet_20_link" text:visited-style-name="Visited_20_Internet_20_Link">
庇护所</text:a>
负责的地方当局和预算使您可以装备大部分炸弹架子。 据他说，为了使算法在庇护所和这些庇护所的状况中伸展到算法时，立即做出决定立即做出决定。</text:p>
      <text:p text:style-name="P4">
<text:span text:style-name="T4">
另请阅读：</text:span>
 <text:a xlink:type="simple" xlink:href="https://www.ukrinform.ua/rubric-kyiv/3717837-u-kiiv-cifrovij-nadijsla-vze-ponad-tisaca-skarg-na-ukritta.html" text:style-name="Internet_20_link" text:visited-style-name="Visited_20_Internet_20_Link">
在基辅数字上“已经收到了一千多个关于<text:span text:style-name="T4">
庇护所的投诉</text:span>
</text:a>
库勒巴强调：“地方当局的职责是清楚地计算社区中有多少避难所或炸弹庇护所，谁应该在那里，谁负责打开的庇护所。”</text:p>
      <text:p text:style-name="P4">
总统办公室的副负责人指出，在乌克兰地区，情况有所不同，但所有地区中心和地区都在工作领域。</text:p>
      <text:p text:style-name="P4">
同时，库尔巴(Kuleba)强调，现有的数字表明，首都庇护所的情况最困难。 据他说，包括SES在内的安全部队“将在最短的时间内参与地方政府机构。”</text:p>
      <text:p text:style-name="P4">
正如乌克林福姆(Ukrinform)报道的那样，战略工业部长卡米辛(Kamyshin(https://www.ukrinform.ua/rubric-kyiv/3718089-u-kievi-perevirili-ponad-tisacu-ukrittiv-polovina-z-nih-nepridatna-do-vikoristanna.html)，其中一半处于不满意的状态 - 不适合使用或委员会无法打开它们。</text:p>
      <text:p text:style-name="P4">
News Source: <text:a xlink:type="simple" xlink:href="https://www.ukrinform.ua/rubric-kyiv/3718171-v-op-zaklikali-vladu-kieva-aknajsvidse-rozrobiti-algoritm-roboti-ukrittiv.html" text:style-name="Internet_20_link" text:visited-style-name="Visited_20_Internet_20_Link">
https://www.ukrinform.ua/rubric-kyiv/3718171-v-op-zaklikali-vladu-kieva-aknajsvidse-rozrobiti-algoritm-roboti-ukrittiv.html</text:a>
</text:p>
      <!--NEWS-->
      <text:h text:style-name="P10" text:outline-level="1">
<text:span text:style-name="T4">
Konoplyanka：我离开的决定是由克拉科维亚总统做出的</text:span>
</text:h>
      <text:p text:style-name="P4">
作者: Ukrinform (Person)</text:p>
      <text:p text:style-name="P4">
出版商: Укринформ (Organization)</text:p>
      <text:p text:style-name="P4">
出版时间: 2023-06-04T16:39:22+03:00</text:p>
      <text:p text:style-name="P4">
修改时间: 2023-06-04T16:39:22+03:00</text:p>
      <text:p text:style-name="P4">
描述: 乌克兰的Vinger Yevgeny Konoplyanka评论了他离开克拉科夫的自由球员。  - 乌克林。</text:p>
      <text:p text:style-name="P4">
图片: ['<text:a xlink:type="simple" xlink:href="https://static.ukrinform.com/photos/2023_06/thumb_files/630_360_1685885851-659.jpg" text:style-name="Internet_20_link" text:visited-style-name="Visited_20_Internet_20_Link">
630_360_16858...</text:a>
']</text:p>
      <text:p text:style-name="P4">
标签: ['Футбол', 'Коноплянка']</text:p>
      <text:p text:style-name="P4">
类型: Article</text:p>
      <!--METADATA-->
      <text:p text:style-name="P4">
<draw:frame draw:style-name="fr1" draw:name="Image152" text:anchor-type="as-char" svg:width="6.9236in" svg:height="3.956343in" draw:z-index="0">
<draw:image xlink:href="../Images/yкринформ/2023-06-04T16-39-22-03-00/630_360_1685885851-659.jpg" xlink:type="simple" xlink:show="embed" xlink:actuate="onLoad" draw:mime-type="image/jpeg"/>
</draw:frame>
乌克兰的Vinger Yevgeny Konoplyanka评论了他离开克拉科夫的自由球员。</text:p>
      <text:p text:style-name="P4">
根据乌克林福姆的说法，关于乌克兰人的话<text:a xlink:type="simple" xlink:href="https://sport.fakt.pl/pilka-nozna/cracovia-zegna-konoplanke-czuje-sie-jakbym-spedzil-tu-piec-lat-wywiad/rqt5z88" text:style-name="Internet_20_link" text:visited-style-name="Visited_20_Internet_20_Link">
fakt</text:a>
.</text:p>
      <text:p text:style-name="P4">
«Минуло лише півтора року, але я відчуваю, що був у «Краковії» 5 років. Яхотів залишитися в клубі, мені дуже подобалися всі тренери і гравці, які є вкоманді. Але це життя. Я повинен щось змінити. Навіть з нагоди останньої гричемпіонату я спілкувався з тренерами. Вони хотіли, щоб мій контракт з«Краковією» був продовжений. Але інше рішення ухвалив президент клубу ЯнушФіліп‘як. Не знаю чому. Весь цей час мені дуже подобалося і грати на цьомустадіоні, і отримувати підтримку вболівальників. У нас була відміннатренувальна база, і я дуже добре оцінюю період, проведений у клубі». - сказаввін.</text:p>
      <text:p text:style-name="P4">
Коноплянка також наголосив на тому, що відкритий до пропозицій з усіх країн.</text:p>
      <text:p text:style-name="P4">
<text:span text:style-name="T4">
Читайте також:</text:span>
 <text:a xlink:type="simple" xlink:href="https://www.ukrinform.ua/rubric-sports/3718138-benzema-zalisae-madridskij-real.html" text:style-name="Internet_20_link" text:visited-style-name="Visited_20_Internet_20_Link">
 Бензема залишає мадридський «Реал»</text:a>
据报道，Konoplyanka为克拉科维亚(Krakowia)打了38场比赛，有4个进球和2个助攻。 在本赛季，尤金(Eugene)花了28个游泳池。</text:p>
      <text:p text:style-name="P4">
Konoplyanka与克拉科夫的合同有效期为2023年6月底。 7月1日将成为自由球员。</text:p>
      <text:p text:style-name="P4">
照片：FC Krakowia</text:p>
      <text:p text:style-name="P4">
News Source: <text:a xlink:type="simple" xlink:href="https://www.ukrinform.ua/rubric-sports/3718173-konoplanka-risenna-pro-mij-vidhid-uhvaliv-prezident-krakovii.html" text:style-name="Internet_20_link" text:visited-style-name="Visited_20_Internet_20_Link">
https://www.ukrinform.ua/rubric-sports/3718173-konoplanka-risenna-pro-mij-vidhid-uhvaliv-prezident-krakovii.html</text:a>
</text:p>
      <!--NEWS-->
      <text:h text:style-name="P10" text:outline-level="1">
<text:span text:style-name="T4">
土耳其派遣了一个着陆营去科索沃</text:span>
</text:h>
      <text:p text:style-name="P4">
作者: Ukrinform (Person)</text:p>
      <text:p text:style-name="P4">
出版商: Укринформ (Organization)</text:p>
      <text:p text:style-name="P4">
出版时间: 2023-06-04T16:47:46+03:00</text:p>
      <text:p text:style-name="P4">
修改时间: 2023-06-04T16:47:46+03:00</text:p>
      <text:p text:style-name="P4">
描述: 土耳其着陆营被派往科索沃，科索沃与当地选举加剧了局势有关。  - 乌克林。</text:p>
      <text:p text:style-name="P4">
图片: ['<text:a xlink:type="simple" xlink:href="https://static.ukrinform.com/photos/2023_06/thumb_files/630_360_1685886442-630.jpeg" text:style-name="Internet_20_link" text:visited-style-name="Visited_20_Internet_20_Link">
630_360_16858...</text:a>
']</text:p>
      <text:p text:style-name="P4">
标签: ['Косово', 'Сербія', 'Туреччина']</text:p>
      <text:p text:style-name="P4">
类型: Article</text:p>
      <!--METADATA-->
      <text:p text:style-name="P4">
<draw:frame draw:style-name="fr1" draw:name="Image153" text:anchor-type="as-char" svg:width="6.9236in" svg:height="3.956343in" draw:z-index="0">
<draw:image xlink:href="../Images/yкринформ/2023-06-04T16-47-46-03-00/630_360_1685886442-630.jpeg" xlink:type="simple" xlink:show="embed" xlink:actuate="onLoad" draw:mime-type="image/jpeg"/>
</draw:frame>
土耳其派出的营被派往科索沃，科索沃与地方选举有关。</text:p>
      <text:p text:style-name="P4">
关于它报告了乌克林福称土耳其国防部的信息<text:a xlink:type="simple" xlink:href="https://twitter.com/tcsavunma/status/1665320667561226241" text:style-name="Internet_20_link" text:visited-style-name="Visited_20_Internet_20_Link">
</text:a>
<text:a xlink:type="simple" xlink:href="https://twitter.com/tcsavunma/status/1665320667561226241" text:style-name="Internet_20_link" text:visited-style-name="Visited_20_Internet_20_Link">
推特</text:a>
 <text:a xlink:type="simple" xlink:href="https://twitter.com/tcsavunma/status/1665320667561226241" text:style-name="Internet_20_link" text:visited-style-name="Visited_20_Internet_20_Link">
 .</text:a>
“在科索沃发生的事件之后，第65步兵旅的伞兵营(Lyuleburgaz)驻扎在该地区，开始搬到<text:a xlink:type="simple" xlink:href="https://www.ukrinform.ua/tag-kosovo" text:style-name="Internet_20_link" text:visited-style-name="Visited_20_Internet_20_Link">
科索沃</text:a>
”， - йдетьс纪μ服务电。</text:p>
      <text:p text:style-name="Quotations">

<text:p text:style-name="P4">
65th&gt;
 65th&gt;
在Kosovo事件发生后，在该地区分配的机械化步兵旅(吕勒堡)连接的突击队营，科索沃开始转移。 <text:a xlink:type="simple" xlink:href="https://twitter.com/hashtag/Mill%C3%AESavunmaBakanl%C4%B1%C4%9F%C4%B1" text:style-name="Internet_20_link" text:visited-style-name="Visited_20_Internet_20_Link">
#Millîsavunmabakanlık&gt;
</text:a>
&gt;
 <text:a xlink:type="simple" xlink:href="https://t.co/uuCyGs7eV0" text:style-name="Internet_20_link" text:visited-style-name="Visited_20_Internet_20_Link">
pic.twitter.com/uucygs7ev0</text:a>
&gt;
&gt;
 -T.C。 国防部(@tcsavunma)<text:a xlink:type="simple" xlink:href="https://twitter.com/tcsavunma/status/1665320667561226241" text:style-name="Internet_20_link" text:visited-style-name="Visited_20_Internet_20_Link">
2023年6月4日&gt;
</text:a>
视频显示，伞兵的服务地点是土耳其空军的一架飞机。</text:p>

</text:p>
      <text:p text:style-name="P4">
正如乌克林福姆报道的那样，欧盟早些时候呼吁塞尔维亚和科索沃通过不协调的行动来逐步宣扬加强。 特别是，从科索沃布鲁塞尔(要求维持有力的行动)(https://www.ukrinform.ua/rubric-world/3717936-es-zaklikav-serbiu-ta-kosovo-do-deeskalacii-konfliktu-ta-prigroziv-negativnimi-naslidkami.html)并在居住地区举行新选举。</text:p>
      <text:p text:style-name="P4">
<text:span text:style-name="T4">
另请阅读：</text:span>
 <text:a xlink:type="simple" xlink:href="https://www.ukrinform.ua/rubric-world/3716465-suticki-u-kosovo-premer-zvinuvativ-fasistski-bandi-aki-kontrolue-serbia.html" text:style-name="Internet_20_link" text:visited-style-name="Visited_20_Internet_20_Link">
<text:span text:style-name="T4">
 KOSOVO中的冲突</text:span>
：总理指控法西斯班达(Banda)，由塞尔维亚控制</text:a>
我们将提醒，部分公认的科索沃·阿尔宾·库尔蒂(Kosovo Albin Kurty)表示，北部地区的地方选举部分公认的误入歧途，但要终止塞族人的抗议活动和撤离地方议会的抗议者。</text:p>
      <text:p text:style-name="P4">
News Source: <text:a xlink:type="simple" xlink:href="https://www.ukrinform.ua/rubric-world/3718175-tureccina-vidpravila-v-kosovo-desantnij-bataljon.html" text:style-name="Internet_20_link" text:visited-style-name="Visited_20_Internet_20_Link">
https://www.ukrinform.ua/rubric-world/3718175-tureccina-vidpravila-v-kosovo-desantnij-bataljon.html</text:a>
</text:p>
      <!--NEWS-->
      <text:h text:style-name="P10" text:outline-level="1">
<text:span text:style-name="T4">
Dnipropetrovsk ova的负责人讲述了因敌对袭击而受伤的孩子</text:span>
</text:h>
      <text:p text:style-name="P4">
作者: Ukrinform (Person)</text:p>
      <text:p text:style-name="P4">
出版商: Укринформ (Organization)</text:p>
      <text:p text:style-name="P4">
出版时间: 2023-06-04T16:56:30+03:00</text:p>
      <text:p text:style-name="P4">
修改时间: 2023-06-04T16:56:30+03:00</text:p>
      <text:p text:style-name="P4">
描述: 由于对前一天发生的Dniep​​er郊区的火箭袭击，五个孩子受伤，一个孩子被杀。  - 乌克林。</text:p>
      <text:p text:style-name="P4">
图片: ['<text:a xlink:type="simple" xlink:href="https://static.ukrinform.com/photos/2023_06/thumb_files/630_360_1685886886-917.jpg" text:style-name="Internet_20_link" text:visited-style-name="Visited_20_Internet_20_Link">
630_360_16858...</text:a>
']</text:p>
      <text:p text:style-name="P4">
标签: ['Діти', 'Дніпропетровщина', 'Війна з Росією']</text:p>
      <text:p text:style-name="P4">
类型: Article</text:p>
      <!--METADATA-->
      <text:p text:style-name="P4">
<draw:frame draw:style-name="fr1" draw:name="Image154" text:anchor-type="as-char" svg:width="6.9236in" svg:height="3.956343in" draw:z-index="0">
<draw:image xlink:href="../Images/yкринформ/2023-06-04T16-56-30-03-00/630_360_1685886886-917.jpg" xlink:type="simple" xlink:show="embed" xlink:actuate="onLoad" draw:mime-type="image/jpeg"/>
</draw:frame>
如果在前一天发生的摇滚者袭击了Dniep​​er的郊区，受影响的孩子，一个孩子被杀。</text:p>
      <text:p text:style-name="P4">
这些孩子的故事是由Dnipropetrovsk Ova S​​ergei Lisak Lisak的负责人讲述的(https://t.me/s/dnipropetrovskaODA)，报道乌克林福姆。</text:p>
      <text:p text:style-name="P4">
“ 6岁的大卫和他的父母一起回到家。就在这里 - 爆炸!片刻和公寓被忽视了。最重要的是，一家人幸存下来。尽管他们受伤了，但三个人都能离开。他写道，由于“到达”，儿童正在接受重症监护。</text:p>
      <text:p text:style-name="P4">
<text:span text:style-name="T4">
另请阅读：</text:span>
 <text:a xlink:type="simple" xlink:href="https://www.ukrinform.ua/rubric-regions/3718121-raketnij-udar-po-dnipropetrovsini-veresuk-priihala-na-misce-tragedii.html" text:style-name="Internet_20_link" text:visited-style-name="Visited_20_Internet_20_Link">
火箭罢工<text:span text:style-name="T4">
 dnipropetrovsk </text:span>
 Inno：Vereshchuk到达悲剧的地方</text:a>
状况严重，15岁的萨什科(Sashko)和11岁的丹尼斯(Denis)正在医院。 多发伤害，大脑脑震荡，骨折。 每个人都经营。</text:p>
      <text:p text:style-name="P4">
根据OVA的说法，患者进行了更正，并将很快转移到非凡的病房。</text:p>
      <text:p text:style-name="P4">
被杀的2岁女孩被称为丽莎。 在火箭中风时，他和母亲一起回家。</text:p>
      <text:p text:style-name="P4">
<text:span text:style-name="T4">
另请阅读：</text:span>
 <text:a xlink:type="simple" xlink:href="https://www.ukrinform.ua/rubric-regions/3718014-izpid-zavaliv-budinku-na-dnipropetrovsini-za-nic-vratuvali-cotiroh-ludej.html" text:style-name="Internet_20_link" text:visited-style-name="Visited_20_Internet_20_Link">
从房屋的瓦砾到<text:span text:style-name="T4">
 dnipropetrovsk </text:span>
在四个胡说八道中</text:a>
“两者都在瓦砾下。很难想象女孩的父亲的感觉，他是从下班来看这张照片的。他疯狂地大喊。(https://t.me/dnipropetrovskaODA/5066?single)。</text:p>
      <text:p text:style-name="P4">
最初，他们的妻子被带走了废墟，并被送往重症监护。 早上大约三点发现了孩子的尸体。</text:p>
      <text:p text:style-name="P4">
在袭击的现场，消除了后果。 所有服务工作。 部署慈善组织。 与地方当局一起。受影响家庭的居民的上诉。</text:p>
      <text:p text:style-name="P4">
据报道，总的来说，俄罗斯导弹罢工中有22人受伤。 6套公寓被完全销毁。</text:p>
      <text:p text:style-name="P4">
News Source: <text:a xlink:type="simple" xlink:href="https://www.ukrinform.ua/rubric-society/3718180-golova-dnipropetrovskoi-ova-rozpoviv-pro-ditej-aki-postrazdali-cerez-vorozu-ataku-po-peredmistu.html" text:style-name="Internet_20_link" text:visited-style-name="Visited_20_Internet_20_Link">
https://www.ukrinform.ua/rubric-society/3718180-golova-dnipropetrovskoi-ova-rozpoviv-pro-ditej-aki-postrazdali-cerez-vorozu-ataku-po-peredmistu.html</text:a>
</text:p>
      <!--NEWS-->
      <text:h text:style-name="P10" text:outline-level="1">
<text:span text:style-name="T4">
俄罗斯飞机袭击了赫森地区，是受害者</text:span>
</text:h>
      <text:p text:style-name="P4">
作者: Ukrinform (Person)</text:p>
      <text:p text:style-name="P4">
出版商: Укринформ (Organization)</text:p>
      <text:p text:style-name="P4">
出版时间: 2023-06-04T17:00:08+03:00</text:p>
      <text:p text:style-name="P4">
修改时间: 2023-06-04T17:00:08+03:00</text:p>
      <text:p text:style-name="P4">
描述: 俄罗斯军队在使用航空时，在赫森地区造成了定期打击，伤害了平民，并造成了平民的破坏。  - 乌克林。</text:p>
      <text:p text:style-name="P4">
图片: ['<text:a xlink:type="simple" xlink:href="https://static.ukrinform.com/photos/2022_02/thumb_files/630_360_1645860474-324.jpg" text:style-name="Internet_20_link" text:visited-style-name="Visited_20_Internet_20_Link">
630_360_16458...</text:a>
']</text:p>
      <text:p text:style-name="P4">
标签: ['Херсонщина', 'Обстріл', 'Війна з Росією']</text:p>
      <text:p text:style-name="P4">
类型: Article</text:p>
      <!--METADATA-->
      <text:p text:style-name="P4">
<draw:frame draw:style-name="fr1" draw:name="Image155" text:anchor-type="as-char" svg:width="6.9236in" svg:height="3.956343in" draw:z-index="0">
<draw:image xlink:href="../Images/yкринформ/2023-06-04T17-00-08-03-00/630_360_1645860474-324.jpg" xlink:type="simple" xlink:show="embed" xlink:actuate="onLoad" draw:mime-type="image/jpeg"/>
</draw:frame>
随着航空的使用，鲁斯基克斯卡(Ruskivska)袭击了赫森地区，炸伤了一个和平的居民，并造成了对平民物体的破坏。</text:p>
      <text:p text:style-name="P4">
根据乌克林福姆的说法，科尔森地区军事管理局在[Telegram中报道了。 这是给出的(https://t.me/khersonskaODA/6399)因此，根据OVA的说法，在Vesele控制的飞机村，入侵者摧毁了农业企业的进入。 由于敌对<text:a xlink:type="simple" xlink:href="https://www.ukrinform.ua/tag-obstril" text:style-name="Internet_20_link" text:visited-style-name="Visited_20_Internet_20_Link">
炮击</text:a>
这位64岁的妇女收到了很长时间，受害人获得了医疗帮助。</text:p>
      <text:p text:style-name="P4">
*!(https://www.ukrinform.ua/rubric-economy/3717939-rosiani-rozgrabovuut-derzavni-agropidpriemstva-na-timcasovo-okupovanij-hersonsini.html)Berislav市也受到俄罗斯军队的打击。 敌人亲吻了当地植物的vittorium。</text:p>
      <text:p text:style-name="P4">
正如乌克林福姆报道的，在最后一天，俄罗斯入侵者56次<text:a xlink:type="simple" xlink:href="https://www.ukrinform.ua/rubric-regions/3718001-zagarbniki-za-dobu-vipustili-po-hersonsini-287-snaradiv-pocilili-u-zitlovi-kvartali.html" text:style-name="Internet_20_link" text:visited-style-name="Visited_20_Internet_20_Link">
在赫尔森地区开火</text:a>
在住宅区亲吻定居点。</text:p>
      <text:p text:style-name="P4">
News Source: <text:a xlink:type="simple" xlink:href="https://www.ukrinform.ua/rubric-ato/3718181-rosijska-aviacia-atakuvala-hersonsinu-e-postrazdala.html" text:style-name="Internet_20_link" text:visited-style-name="Visited_20_Internet_20_Link">
https://www.ukrinform.ua/rubric-ato/3718181-rosijska-aviacia-atakuvala-hersonsinu-e-postrazdala.html</text:a>
</text:p>
      <!--NEWS-->
      <text:h text:style-name="P10" text:outline-level="1">
<text:span text:style-name="T4">
UPL：Dynamo丢失得分，Dnipro-1和Zorya获胜</text:span>
</text:h>
      <text:p text:style-name="P4">
作者: Ukrinform (Person)</text:p>
      <text:p text:style-name="P4">
出版商: Укринформ (Organization)</text:p>
      <text:p text:style-name="P4">
出版时间: 2023-06-04T17:00:21+03:00</text:p>
      <text:p text:style-name="P4">
修改时间: 2023-06-04T17:00:21+03:00</text:p>
      <text:p text:style-name="P4">
描述: 在UPL的最后一轮，即2022/23赛季，俱乐部的最后位置是根据今年的平局确定的。  - 乌克林。</text:p>
      <text:p text:style-name="P4">
图片: ['<text:a xlink:type="simple" xlink:href="https://static.ukrinform.com/photos/2023_06/thumb_files/630_360_1685887112-854.jpg" text:style-name="Internet_20_link" text:visited-style-name="Visited_20_Internet_20_Link">
630_360_16858...</text:a>
']</text:p>
      <text:p text:style-name="P4">
标签: ['Футбол', "Прем'єр-ліга"]</text:p>
      <text:p text:style-name="P4">
类型: Article</text:p>
      <!--METADATA-->
      <text:p text:style-name="P4">
<draw:frame draw:style-name="fr1" draw:name="Image156" text:anchor-type="as-char" svg:width="6.9236in" svg:height="3.956343in" draw:z-index="0">
<draw:image xlink:href="../Images/yкринформ/2023-06-04T17-00-21-03-00/630_360_1685887112-854.jpg" xlink:type="simple" xlink:show="embed" xlink:actuate="onLoad" draw:mime-type="image/jpeg"/>
</draw:frame>
2022/23赛季UPL的最后一轮确定了俱乐部的最后一席之地，与今年平局的Suside一起。</text:p>
      <text:p text:style-name="P4">
报道说，乌克兰英超联赛的第30轮即将结束。</text:p>
      <text:p text:style-name="P4">
Dynamo分配点-1925-1：1。 作为基文人杰出人群的一部分。 哈尔基夫居民对加贝洛克的反应完全打击。</text:p>
      <text:p text:style-name="P4">
在平行匹配中，“ Veres”赢得了Ingulets -1：0。 Rakhunovchenko的唯一目标。</text:p>
      <text:p text:style-name="P4">
“运动”和“亚历山大”之间的决斗没有头 -  0：0。</text:p>
      <text:p text:style-name="P4">
在另一场Dnipro-1比赛中赢得了Kryvbas(1：0)感谢Bare Blanco。</text:p>
      <text:p text:style-name="P4">
Zorya在比赛中击败了Minaj -3：0。 巴塔哥娃的精确度保证了这一胜利，这是鲁森(Rusyn)的帐户的双倍。</text:p>
      <text:p text:style-name="P4">
同时，切尔诺曼(Chernomorets)比金属主义者(Metalist)强 -  3：0。 在Hadida帐户上的另一个目标Yusov在“水手”中，两次出名。</text:p>
      <text:p text:style-name="P4">
Kolos和Lviv之间的另一场UPL比赛以Kovalivtsi -1：0的胜利结束。 在巨头帐户上获胜。</text:p>
      <text:p text:style-name="P4">
<text:span text:style-name="T4">
另请阅读：</text:span>
 <text:a xlink:type="simple" xlink:href="https://www.ukrinform.ua/rubric-sports/3717724-fk-polissa-oplativ-novu-sistemu-var-dla-cempionatu-ukraini.html" text:style-name="Internet_20_link" text:visited-style-name="Visited_20_Internet_20_Link">
FC Polissya“为乌克兰冠军的新VAR系统付费</text:a>
据报道，沙克塔尔成为2022/23 UPL的UPL冠军。</text:p>
      <text:p text:style-name="P4">
照片：scdnipro1.com.ua</text:p>
      <text:p text:style-name="P4">
News Source: <text:a xlink:type="simple" xlink:href="https://www.ukrinform.ua/rubric-sports/3718183-upl-dinamo-vtratilo-ocki-dnipro1-i-zora-zdobuli-peremogu.html" text:style-name="Internet_20_link" text:visited-style-name="Visited_20_Internet_20_Link">
https://www.ukrinform.ua/rubric-sports/3718183-upl-dinamo-vtratilo-ocki-dnipro1-i-zora-zdobuli-peremogu.html</text:a>
</text:p>
      <!--NEWS-->
      <text:h text:style-name="P10" text:outline-level="1">
<text:span text:style-name="T4">
入侵者解雇了哈尔基夫地区的社区，两人受伤</text:span>
</text:h>
      <text:p text:style-name="P4">
作者: Ukrinform (Person)</text:p>
      <text:p text:style-name="P4">
出版商: Укринформ (Organization)</text:p>
      <text:p text:style-name="P4">
出版时间: 2023-06-04T17:06:00+03:00</text:p>
      <text:p text:style-name="P4">
修改时间: 2023-06-04T17:06:00+03:00</text:p>
      <text:p text:style-name="P4">
描述: 今天，下午2:30，俄罗斯军队在哈尔基夫地区的佐洛奇夫大炮开火 - 由于打击，两人受伤。  - 乌克林。</text:p>
      <text:p text:style-name="P4">
图片: ['<text:a xlink:type="simple" xlink:href="https://static.ukrinform.com/photos/2022_07/thumb_files/630_360_1657197743-186.jpg" text:style-name="Internet_20_link" text:visited-style-name="Visited_20_Internet_20_Link">
630_360_16571...</text:a>
']</text:p>
      <text:p text:style-name="P4">
标签: ['Обстріл', 'Харківщина', 'Війна з Росією']</text:p>
      <text:p text:style-name="P4">
类型: Article</text:p>
      <!--METADATA-->
      <text:p text:style-name="P4">
<draw:frame draw:style-name="fr1" draw:name="Image157" text:anchor-type="as-char" svg:width="6.9236in" svg:height="3.956343in" draw:z-index="0">
<draw:image xlink:href="../Images/yкринформ/2023-06-04T17-06-00-03-00/630_360_1657197743-186.jpg" xlink:type="simple" xlink:show="embed" xlink:actuate="onLoad" draw:mime-type="image/jpeg"/>
</draw:frame>
今天，AT14：30俄罗斯军队在Zolochiv Kharkiv地区的炮兵中开火 - 两人受伤受到打击。</text:p>
      <text:p text:style-name="P4">
对这个 <text:a xlink:type="simple" xlink:href="https://suspilne.media/496693-rf-obstrilala-zolociv-z-artilerii-e-poraneni/" text:style-name="Internet_20_link" text:visited-style-name="Visited_20_Internet_20_Link">
 </text:a>
<text:a xlink:type="simple" xlink:href="https://suspilne.media/496693-rf-obstrilala-zolociv-z-artilerii-e-poraneni/" text:style-name="Internet_20_link" text:visited-style-name="Visited_20_Internet_20_Link">
民众</text:a>
乌克林福姆报道，社区主席维克多·科瓦伦科(Viktor Kovalenko)报道。</text:p>
      <text:p text:style-name="P4">
“以前，是儿童和青少年损坏的房屋。</text:p>
      <text:p text:style-name="P4">
<text:span text:style-name="T4">
另请阅读：</text:span>
 [在俄罗斯人袭击乌克兰-ovav的九个地区(https://www.ukrinform.ua/rubric-regions/3718041-za-dobu-rosiani-atakuvali-devat-regioniv-ukraini-zvedenna-ova.html)正如乌克林福姆报道的那样，俄罗斯军队于6月4日上午从直升机上的直升机上的直升机上的直升机大规模开火，并在哈尔基夫地区的Chuguev和Bohodukhiv区的定居点开火。</text:p>
      <text:p text:style-name="P4">
News Source: <text:a xlink:type="simple" xlink:href="https://www.ukrinform.ua/rubric-ato/3718185-zagarbniki-obstrilali-gromadu-na-harkivsini-dvoe-poranenih.html" text:style-name="Internet_20_link" text:visited-style-name="Visited_20_Internet_20_Link">
https://www.ukrinform.ua/rubric-ato/3718185-zagarbniki-obstrilali-gromadu-na-harkivsini-dvoe-poranenih.html</text:a>
</text:p>
      <!--NEWS-->
      <text:h text:style-name="P10" text:outline-level="1">
<text:span text:style-name="T4">
自6月5日以来，Evherga系统将取消使用错误数据的记录</text:span>
</text:h>
      <text:p text:style-name="P4">
作者: Ukrinform (Person)</text:p>
      <text:p text:style-name="P4">
出版商: Укринформ (Organization)</text:p>
      <text:p text:style-name="P4">
出版时间: 2023-06-04T17:14:58+03:00</text:p>
      <text:p text:style-name="P4">
修改时间: 2023-06-04T17:14:58+03:00</text:p>
      <text:p text:style-name="P4">
描述: 电子跨越项目团队为了改善系统并为用户提供更大的便利性并从6月5日星期一提高防御能力，将采用新的注册机制。  - 乌克林。</text:p>
      <text:p text:style-name="P4">
图片: ['<text:a xlink:type="simple" xlink:href="https://static.ukrinform.com/photos/2023_05/thumb_files/630_360_1683720358-948.jpeg" text:style-name="Internet_20_link" text:visited-style-name="Visited_20_Internet_20_Link">
630_360_16837...</text:a>
']</text:p>
      <text:p text:style-name="P4">
标签: ['Укртрансбезпека', 'Вантажівка', 'єЧерга ']</text:p>
      <text:p text:style-name="P4">
类型: Article</text:p>
      <!--METADATA-->
      <text:p text:style-name="P4">
<draw:frame draw:style-name="fr1" draw:name="Image159" text:anchor-type="as-char" svg:width="6.9236in" svg:height="3.956343in" draw:z-index="0">
<draw:image xlink:href="../Images/yкринформ/2023-06-04T17-14-58-03-00/630_360_1683720358-948.jpeg" xlink:type="simple" xlink:show="embed" xlink:actuate="onLoad" draw:mime-type="image/jpeg"/>
</draw:frame>
从6月5日星期一开始，电子边境跨产品团队将改善系统，并为用户提供更多便利，并增加保护。</text:p>
      <text:p text:style-name="P4">
关于它报告了乌克兰国家服务的运输安全(ukrtransbuzepka)在Facebook](https://www.facebook.com/DSBT.UA/posts/pfbid0356oUwST2WqKzRFDdrXcC8LXqWHxv1vdPXQcR6E7XcyxGQqE8yWoH6TSdwu7F9Zk2l)，报道乌克林福姆。</text:p>
      <text:p text:style-name="P4">
“配进用户记录的监视显示：将静止到虚假数据系统的常见问题之一，以便在紧急情况下在规则提供之前成为紧急情况，即 - 要在EJ中记录汽车该系统将没有货物制造，后来加载，将取消这样的记录，”  - 消息读取。</text:p>
      <text:p text:style-name="P4">
<text:span text:style-name="T4">
另请阅读：</text:span>
 <text:a xlink:type="simple" xlink:href="https://www.ukrinform.ua/rubric-economy/3709462-ecerga-zapracuvala-na-vsih-miznarodnih-avtomobilnih-punktah-propusku.html" text:style-name="Internet_20_link" text:visited-style-name="Visited_20_Internet_20_Link">
<text:span text:style-name="T4">
 energ </text:span>
，并在所有国际检查点上工作</text:a>
值得注意的是，新机制将从6月5日(星期一)开始运行。</text:p>
      <text:p text:style-name="P4">
在乌克特兰安全方面，他们建议那些注册空车的人，但计划用负载来解释边界，取消队列并再次注册，指示信息，因为重新注册将节省时间。</text:p>
      <text:p text:style-name="P4">
“ echarga将将空卡车的列表与海关声明数据库进行比较。在检测注册后将检测到注册的海关的负载，该系统将在系统中标记为特殊标记并随后由该系统删除，然后由该系统删除。紧急情况，”  - 在部门中解释。</text:p>
      <text:p text:style-name="P4">
<text:span text:style-name="T4">
另请阅读：</text:span>
 <text:a xlink:type="simple" xlink:href="https://www.ukrinform.ua/rubric-economy/3707297-u-punktah-propusku-na-zahidnomu-kordoni-zapracuvala-sistema-ecerga.html" text:style-name="Internet_20_link" text:visited-style-name="Visited_20_Internet_20_Link">
在作品西部边界的检查站 - 灯.<text:span text:style-name="T5">
energ </text:span>
* a</text:a>
据报道，2022年12月在检查站“ Yagodin -dorogushk”，飞行员项目由边境过境的电子转弯开放。 Vonabul专为乌克兰检查站而设计，并考虑到乌克兰监管框架的特征。</text:p>
      <text:p text:style-name="P4">
电子队列中卡车的注册始于2023年初。 对于公共汽车，该条目将于7月从今年8月开始。</text:p>
      <text:p text:style-name="P4">
News Source: <text:a xlink:type="simple" xlink:href="https://www.ukrinform.ua/rubric-economy/3718189-z-5-cervna-sistema-ecerga-skasovuvatime-zapisi-z-nepravdivimi-danimi.html" text:style-name="Internet_20_link" text:visited-style-name="Visited_20_Internet_20_Link">
https://www.ukrinform.ua/rubric-economy/3718189-z-5-cervna-sistema-ecerga-skasovuvatime-zapisi-z-nepravdivimi-danimi.html</text:a>
</text:p>
      <!--NEWS-->
      <text:h text:style-name="P10" text:outline-level="1">
<text:span text:style-name="T4">
在哈尔基夫（Kharkiv），泽伦斯克（Zelensk）参加了一座因俄罗斯侵略而死亡的儿童的纪念碑</text:span>
</text:h>
      <text:p text:style-name="P4">
作者: Ukrinform (Person)</text:p>
      <text:p text:style-name="P4">
出版商: Укринформ (Organization)</text:p>
      <text:p text:style-name="P4">
出版时间: 2023-06-04T17:17:00+03:00</text:p>
      <text:p text:style-name="P4">
修改时间: 2023-06-04T17:17:00+03:00</text:p>
      <text:p text:style-name="P4">
描述: 在国际无辜儿童日之前 - 哈尔基夫侵略的受害者，纪念碑向乌克兰儿童透露了俄罗斯武装侵略的乌克兰儿童。  - 乌克林。</text:p>
      <text:p text:style-name="P4">
图片: ['<text:a xlink:type="simple" xlink:href="https://static.ukrinform.com/photos/2023_06/thumb_files/630_360_1685888202-726.jpg" text:style-name="Internet_20_link" text:visited-style-name="Visited_20_Internet_20_Link">
630_360_16858...</text:a>
']</text:p>
      <text:p text:style-name="P4">
标签: ['Діти', 'Харків', 'Олена Зеленська', 'Війна з Росією']</text:p>
      <text:p text:style-name="P4">
类型: Article</text:p>
      <!--METADATA-->
      <text:p text:style-name="P4">
<draw:frame draw:style-name="fr1" draw:name="Image160" text:anchor-type="as-char" svg:width="6.9236in" svg:height="3.956343in" draw:z-index="0">
<draw:image xlink:href="../Images/yкринформ/2023-06-04T17-17-00-03-00/630_360_1685888202-726.jpg" xlink:type="simple" xlink:show="embed" xlink:actuate="onLoad" draw:mime-type="image/jpeg"/>
</draw:frame>
国际无辜儿童日 - 哈尔基夫侵略的受害者，发现了乌克兰儿童的纪念碑，这些儿童因俄罗斯的武装侵略而死亡。</text:p>
      <text:p text:style-name="P4">
总统妻子奥琳娜·泽伦斯卡(Olena Zelenska)在[电报]中报道了这一点(https://t.me/FirstLadyOfUkraine/3303)，报道乌克林福姆。</text:p>
      <text:p text:style-name="P4">
“一个男孩和一个女孩飞过翅膀上的爆炸……这是米哈伊尔·雅奇科(Mikhail Yatchenko)为因武装侵略而死亡的儿童工作的纪念碑，现在站在哈尔基夫(Kharkiv)。 很难将纪念碑打开死者。 特别是如果这些孩子死了。 毕竟，孩子必须生活。 全国各地的家庭火箭店的小居民如何生活。 Pershali写道，所有带有入侵者射击的铭文“儿童”的汽车乘客都将居住。</text:p>
      <text:p text:style-name="P4">
视频：<text:a xlink:type="simple" xlink:href="https://t.me/FirstLadyOfUkraine/3304" text:style-name="Internet_20_link" text:visited-style-name="Visited_20_Internet_20_Link">
Elena Zelenskaya电报频道</text:a>
<text:span text:style-name="T4">
另请阅读：</text:span>
 [Zelenskaya提议使用文化外交工具将空间“共同”“共同”“共同”。(https://www.ukrinform.ua/rubric-society/3717523-zelenska-proponue-zrobiti-prostir-spilno-na-kiivskomu-vokzali-instrumentom-kulturnoi-diplomatii.html)Zelenskaya指出，今天在乌克兰的乌克兰有485名儿童被杀。</text:p>
      <text:p text:style-name="P4">
“这种痛苦是不可能掌握的。 在21世纪，在欧洲中部，我们被迫谈论对孩子免受身体破坏的保护。 但是世界应该意识到他是否没有意识到：对我们孩子的威胁是对儿童的威胁。 小时候没有边界。”第一夫人说。</text:p>
      <text:p text:style-name="P4">
</text:p>
      <text:p text:style-name="P4">
她还强调孩子是父母的责任。 因此，今天，父母正在为孩子们展示“即使在战争中，也是最好，最安全，最全面的，被冠以的。”</text:p>
      <text:p text:style-name="P4">
<text:span text:style-name="T4">
另请阅读：</text:span>
 <text:a xlink:type="simple" xlink:href="https://www.ukrinform.ua/rubric-society/3717001-diti-e-najbilsimi-zertvami-vijni-zelenska.html" text:style-name="Internet_20_link" text:visited-style-name="Visited_20_Internet_20_Link">
儿童是战争的最大受害者-Zelensk</text:a>
据报道，联合国大会创立的国际侵略日在6月4日庆祝。 乌克兰在2021年对他采用。</text:p>
      <text:p text:style-name="P4">
News Source: <text:a xlink:type="simple" xlink:href="https://www.ukrinform.ua/rubric-society/3718190-u-harkovi-zelenska-vzala-ucast-u-vidkritti-pamatnika-ditam-aki-zaginuli-cerez-agresiu-rf.html" text:style-name="Internet_20_link" text:visited-style-name="Visited_20_Internet_20_Link">
https://www.ukrinform.ua/rubric-society/3718190-u-harkovi-zelenska-vzala-ucast-u-vidkritti-pamatnika-ditam-aki-zaginuli-cerez-agresiu-rf.html</text:a>
</text:p>
      <!--NEWS-->
      <text:h text:style-name="P10" text:outline-level="1">
<text:span text:style-name="T4">
Shakhtar在UPL中让位给Vorskli</text:span>
</text:h>
      <text:p text:style-name="P4">
作者: Ukrinform (Person)</text:p>
      <text:p text:style-name="P4">
出版商: Укринформ (Organization)</text:p>
      <text:p text:style-name="P4">
出版时间: 2023-06-04T17:18:26+03:00</text:p>
      <text:p text:style-name="P4">
修改时间: 2023-06-04T17:18:26+03:00</text:p>
      <text:p text:style-name="P4">
描述: 矿工提前成为UPL冠军，但让位于冠军的最后一轮。  - 乌克林。</text:p>
      <text:p text:style-name="P4">
图片: ['<text:a xlink:type="simple" xlink:href="https://static.ukrinform.com/photos/2023_06/thumb_files/630_360_1685888019-940.jpg" text:style-name="Internet_20_link" text:visited-style-name="Visited_20_Internet_20_Link">
630_360_16858...</text:a>
']</text:p>
      <text:p text:style-name="P4">
标签: ['Футбол', "Прем'єр-ліга", 'Ворскла', 'Шахтар']</text:p>
      <text:p text:style-name="P4">
类型: Article</text:p>
      <!--METADATA-->
      <text:p text:style-name="P4">
<draw:frame draw:style-name="fr1" draw:name="Image162" text:anchor-type="as-char" svg:width="6.9236in" svg:height="3.956343in" draw:z-index="0">
<draw:image xlink:href="../Images/yкринформ/2023-06-04T17-18-26-03-00/630_360_1685888019-940.jpg" xlink:type="simple" xlink:show="embed" xlink:actuate="onLoad" draw:mime-type="image/jpeg"/>
</draw:frame>
矿工提前成为UPL冠军，但让位于冠军的最后一轮。</text:p>
      <text:p text:style-name="P4">
乌克林福姆报道，沙克塔尔在乌克兰超级联赛的第30轮中失去了沃斯克利0：2。</text:p>
      <text:p text:style-name="P4">
Sefer和Pavlyuk被区分为Poltava的一部分。 维特曼对邦德伦科的确切罢工做出了回应。</text:p>
      <text:p text:style-name="P4">
Shakhtar成为2022/23赛季的UPL冠军。</text:p>
      <text:p text:style-name="P4">
<text:span text:style-name="T4">
另请阅读：</text:span>
 <text:a xlink:type="simple" xlink:href="https://www.ukrinform.ua/rubric-sports/3718183-upl-dinamo-vtratilo-ocki-dnipro1-i-zora-zdobuli-peremogu.html" text:style-name="Internet_20_link" text:visited-style-name="Visited_20_Internet_20_Link">
<text:span text:style-name="T4">
 upl </text:span>
：Dynamo丢失点，Dnipro-1和Zorya赢了</text:a>
UPL 2022/23：1。Shakhtar的最终表格(72眼镜)，2。Dnipro-1(67)，3。“黎明”(67)，4。«dynamo»(60)，5。Vorskla(45)，6。亚历山大(44)，7。“ Kryvbas”(41)，8。“巨像”(36)，9。切尔诺曼(35)，10。 “ minaj”(33)，11。“运动”(32)，12。Metalist-1925(32)，13。“希瑟”(31)，14。 插入(31), 15. «Металіст» (22)，16。“ lviv”(13).</text:p>
      <text:p text:style-name="P4">
Фото: shakhtar.com</text:p>
      <text:p text:style-name="P4">
News Source: <text:a xlink:type="simple" xlink:href="https://www.ukrinform.ua/rubric-sports/3718191-sahtar-postupivsa-vorskli-v-upl.html" text:style-name="Internet_20_link" text:visited-style-name="Visited_20_Internet_20_Link">
https://www.ukrinform.ua/rubric-sports/3718191-sahtar-postupivsa-vorskli-v-upl.html</text:a>
</text:p>
      <!--NEWS-->
      <text:h text:style-name="P10" text:outline-level="1">
<text:span text:style-name="T4">
Tkachenko建议大家看电影《 20天在野马》中</text:span>
</text:h>
      <text:p text:style-name="P4">
作者: Ukrinform (Person)</text:p>
      <text:p text:style-name="P4">
出版商: Укринформ (Organization)</text:p>
      <text:p text:style-name="P4">
出版时间: 2023-06-04T17:22:01+03:00</text:p>
      <text:p text:style-name="P4">
修改时间: 2023-06-04T17:22:01+03:00</text:p>
      <text:p text:style-name="P4">
描述: 文化和信息政策部长Oleksandr Tkachenko建议大家在Mariupol观看Mstislav Chernov的电影20天。  - 乌克林。</text:p>
      <text:p text:style-name="P4">
图片: ['<text:a xlink:type="simple" xlink:href="https://static.ukrinform.com/photos/2023_03/thumb_files/630_360_1680089705-466.jpg" text:style-name="Internet_20_link" text:visited-style-name="Visited_20_Internet_20_Link">
630_360_16800...</text:a>
']</text:p>
      <text:p text:style-name="P4">
标签: ['Кіно', 'Маріуполь', 'Ткаченко']</text:p>
      <text:p text:style-name="P4">
类型: Article</text:p>
      <!--METADATA-->
      <text:p text:style-name="P4">
<draw:frame draw:style-name="fr1" draw:name="Image163" text:anchor-type="as-char" svg:width="6.9236in" svg:height="3.956343in" draw:z-index="0">
<draw:image xlink:href="../Images/yкринформ/2023-06-04T17-22-01-03-00/630_360_1680089705-466.jpg" xlink:type="simple" xlink:show="embed" xlink:actuate="onLoad" draw:mime-type="image/jpeg"/>
</draw:frame>
文化和信息政策部长Oleksandr Tkachenko建议大家看Mstislav Chernov的“ Mariupol的20天”。</text:p>
      <text:p text:style-name="P4">
根据乌克林福姆的说法，Tkachenko在[Telegram]中撰写了有关它的文章。(https://t.me/otkachenkokyiv/3688)Mstislav Chernov的电影《 Mariupol的20天》。 我建议您查看所有内容，尤其是在大屏幕上。 这是一个真正令人印象深刻的文件，令人印象深刻的是英雄抵抗<text:a xlink:type="simple" xlink:href="https://www.ukrinform.ua/tag-mariupol" text:style-name="Internet_20_link" text:visited-style-name="Visited_20_Internet_20_Link">
Mariupol</text:a>
关于他们的工作 - 医生，消防员，警察，我们的军队，阻止了俄罗斯人的野蛮入侵，”部长说。</text:p>
      <text:p text:style-name="P4">
据他说，看电影并非易事，但值得做。 “税号值得让这部电影看世界。 录像带已经作为一个世界旅行，今天在纪录片节上介绍(Docudays UA国际纪录片电影节)“， - 著名的。</text:p>
      <text:p text:style-name="P4">
据他说，见到这部电影的英雄，警察，也被迫离开玛丽波尔的医生更加感人。Tkachenko指出，他对他们看到的玛丽奥波尔的话语所刻着。”</text:p>
      <text:p text:style-name="P4">
<text:span text:style-name="T4">
另请阅读：</text:span>
 <text:a xlink:type="simple" xlink:href="https://www.ukrinform.ua/rubric-culture/3660843-film-20-dniv-u-mariupoli-viborov-nagorodu-na-kinofestivali-u-statah.html" text:style-name="Internet_20_link" text:visited-style-name="Visited_20_Internet_20_Link">
电影“ 20 <text:span text:style-name="T4">
 days </text:span>
 u <text:span text:style-name="T4">
 mariu </text:span>
 pole”在美国各州选择了该奖项</text:a>
这位部长还提到，姆斯蒂斯拉夫·切尔诺夫(Mstislav Chernov)和叶夫根(Yevgeny Maloletka)是唯一在俄罗斯入侵期间和玛丽奥波尔(Mariupol)被捕开始时拍摄了城市中发生的一切的国际记者。</text:p>
      <text:p text:style-name="P4">
根据乌克林福姆的说法，乌克兰摄影师Yevgeny Maloletka和Mstislav Chernov <text:a xlink:type="simple" xlink:href="https://www.ukrinform.ua/rubric-society/3706514-ukrainci-zdobuli-pulitcerivsku-premiu.html" text:style-name="Internet_20_link" text:visited-style-name="Visited_20_Internet_20_Link">
获得了Mariupol的Pulitzer奖</text:a>
 <text:a xlink:type="simple" xlink:href="https://www.ukrinform.ua/rubric-society/3706514-ukrainci-zdobuli-pulitcerivsku-premiu.html" text:style-name="Internet_20_link" text:visited-style-name="Visited_20_Internet_20_Link">
 . </text:a>
Vasilisa Stepanenko的视频帕迪也获得了奖项。</text:p>
      <text:p text:style-name="P4">
News Source: <text:a xlink:type="simple" xlink:href="https://www.ukrinform.ua/rubric-culture/3718193-tkacenko-poradiv-usim-podivitisa-film-20-dniv-u-mariupoli.html" text:style-name="Internet_20_link" text:visited-style-name="Visited_20_Internet_20_Link">
https://www.ukrinform.ua/rubric-culture/3718193-tkacenko-poradiv-usim-podivitisa-film-20-dniv-u-mariupoli.html</text:a>
</text:p>
      <!--NEWS-->
      <text:h text:style-name="P10" text:outline-level="1">
<text:span text:style-name="T4">
敌人在白天四次击败了苏米和切尼希夫的边界</text:span>
</text:h>
      <text:p text:style-name="P4">
作者: Ukrinform (Person)</text:p>
      <text:p text:style-name="P4">
出版商: Укринформ (Organization)</text:p>
      <text:p text:style-name="P4">
出版时间: 2023-06-04T17:24:00+03:00</text:p>
      <text:p text:style-name="P4">
修改时间: 2023-06-04T17:24:00+03:00</text:p>
      <text:p text:style-name="P4">
描述: 6月4日星期日，俄罗斯军队向萨姆和切尼夫地区的边界地区向迫击炮和炮兵开火。  - 乌克林。</text:p>
      <text:p text:style-name="P4">
图片: ['<text:a xlink:type="simple" xlink:href="https://static.ukrinform.com/photos/2023_03/thumb_files/630_360_1677781968-366.jpg" text:style-name="Internet_20_link" text:visited-style-name="Visited_20_Internet_20_Link">
630_360_16777...</text:a>
']</text:p>
      <text:p text:style-name="P4">
标签: ['Обстріл', 'Сумщина', 'Чернігівщина', 'Війна з Росією']</text:p>
      <text:p text:style-name="P4">
类型: Article</text:p>
      <!--METADATA-->
      <text:p text:style-name="P4">
<draw:frame draw:style-name="fr1" draw:name="Image164" text:anchor-type="as-char" svg:width="6.9236in" svg:height="3.956343in" draw:z-index="0">
<draw:image xlink:href="../Images/yкринформ/2023-06-04T17-24-00-03-00/630_360_1677781968-366.jpg" xlink:type="simple" xlink:show="embed" xlink:actuate="onLoad" draw:mime-type="image/jpeg"/>
</draw:frame>
6月4日星期日，鲁斯基夫斯卡(Ruskivska)向Sumy和Chernihiv地区的迫击炮和炮兵边境地区开火了四次。</text:p>
      <text:p text:style-name="P4">
根据乌克林福姆的说法，运营命令“北”在[Telegram中报道了。 这是给出的(https://t.me/ok_pivnich1/3001)特别是，从卡波维奇村(Karpovich)村(Karpovich)地区的07:00到07:20，有15次命中，可能来自120毫米口径的迫击炮。</text:p>
      <text:p text:style-name="P4">
从11:00到12:05，记录了28次命中，可能是来自后诺夫戈罗德斯科伊的弹簧炮兵。</text:p>
      <text:p text:style-name="P4">
从14:10到14:20，在布鲁斯基村地区，入侵者遭受了三击，可能是从120毫米口径的迫击炮中获得的。 从15:10到15:30在同一定居点的地区，还有六次命中，可能具有相同的武器。</text:p>
      <text:p text:style-name="P4">
<text:span text:style-name="T4">
另请阅读：</text:span>
 <text:a xlink:type="simple" xlink:href="https://www.ukrinform.ua/rubric-regions/3718066-vorog-atakuvav-sumsinu-dronamikamikadze-e-rujnuvanna.html" text:style-name="Internet_20_link" text:visited-style-name="Visited_20_Internet_20_Link">
敌人袭击<text:span text:style-name="T4">
 sumshch </text:span>
无人机-Kamikadze，饮食</text:a>
在任何情况下，有关当地人口损失或对民用基础设施损失的信息均未收到。</text:p>
      <text:p text:style-name="P4">
正如乌克林福姆报道的，在6月4日晚上在切尔尼希夫和苏米地区，边防部队<text:a xlink:type="simple" xlink:href="https://www.ukrinform.ua/rubric-ato/3718130-prikordonniki-zbili-na-sumsini-j-cernigivsini-tri-dronikamikadze.html" text:style-name="Internet_20_link" text:visited-style-name="Visited_20_Internet_20_Link">
摧毁了两架敌人的无人机</text:a>
Shahed型，另一个中和。</text:p>
      <text:p text:style-name="P4">
News Source: <text:a xlink:type="simple" xlink:href="https://www.ukrinform.ua/rubric-ato/3718194-vorog-cotiri-razi-uprodovz-dna-biv-po-prikordonnu-sumsini-ta-cernigivsini.html" text:style-name="Internet_20_link" text:visited-style-name="Visited_20_Internet_20_Link">
https://www.ukrinform.ua/rubric-ato/3718194-vorog-cotiri-razi-uprodovz-dna-biv-po-prikordonnu-sumsini-ta-cernigivsini.html</text:a>
</text:p>
      <!--NEWS-->
      <text:h text:style-name="P10" text:outline-level="1">
<text:span text:style-name="T4">
中国发生了山倒塌，有14人被杀</text:span>
</text:h>
      <text:p text:style-name="P4">
作者: Ukrinform (Person)</text:p>
      <text:p text:style-name="P4">
出版商: Укринформ (Organization)</text:p>
      <text:p text:style-name="P4">
出版时间: 2023-06-04T17:43:21+03:00</text:p>
      <text:p text:style-name="P4">
修改时间: 2023-06-04T17:43:21+03:00</text:p>
      <text:p text:style-name="P4">
描述: 6月4日星期日，在中国西南部的莱桑（Leshan），该山倒塌了14人。  - 乌克林。</text:p>
      <text:p text:style-name="P4">
图片: ['<text:a xlink:type="simple" xlink:href="https://static.ukrinform.com/photos/2023_06/thumb_files/630_360_1685889065-231.png" text:style-name="Internet_20_link" text:visited-style-name="Visited_20_Internet_20_Link">
630_360_16858...</text:a>
']</text:p>
      <text:p text:style-name="P4">
标签: ['Китай', 'Обвалення', 'Гори']</text:p>
      <text:p text:style-name="P4">
类型: Article</text:p>
      <!--METADATA-->
      <text:p text:style-name="P4">
<draw:frame draw:style-name="fr1" draw:name="Image165" text:anchor-type="as-char" svg:width="6.9236in" svg:height="3.956343in" draw:z-index="0">
<draw:image xlink:href="../Images/yкринформ/2023-06-04T17-43-21-03-00/630_360_1685889065-231.png" xlink:type="simple" xlink:show="embed" xlink:actuate="onLoad" draw:mime-type="image/png"/>
</draw:frame>
6月4日星期日，中国西南部的莱桑(Leshan)的内容，该山倒塌是14人被杀。</text:p>
      <text:p text:style-name="P4">
正如乌克林福姆报道的那样，它报告了<text:a xlink:type="simple" xlink:href="https://english.news.cn/20230604/c3715172af2445e18881fc7e895f5426/c.html" text:style-name="Internet_20_link" text:visited-style-name="Visited_20_Internet_20_Link">
</text:a>
<text:a xlink:type="simple" xlink:href="https://english.news.cn/20230604/c3715172af2445e18881fc7e895f5426/c.html" text:style-name="Internet_20_link" text:visited-style-name="Visited_20_Internet_20_Link">
xinhua</text:a>
 <text:a xlink:type="simple" xlink:href="https://english.news.cn/20230604/c3715172af2445e18881fc7e895f5426/c.html" text:style-name="Internet_20_link" text:visited-style-name="Visited_20_Internet_20_Link">
. </text:a>
根据地方当局的说法，这座山的崩溃发生在约杨镇Zlissgospa的早晨凌晨6点。</text:p>
      <text:p text:style-name="P4">
值得注意的是，一支由180多人组成的救援人员继续寻找第五名失踪人员。</text:p>
      <text:p text:style-name="P4">
<text:span text:style-name="T4">
另请阅读：</text:span>
 <text:a xlink:type="simple" xlink:href="https://www.ukrinform.ua/rubric-world/3718099-u-tureccini-avtobus-iz-ludmi-potrapiv-u-dtp-odin-zagiblij-14-poranenih.html" text:style-name="Internet_20_link" text:visited-style-name="Visited_20_Internet_20_Link">
在土耳其，一辆有人遇到事故的公共汽车** \  - 单身，14人受伤</text:a>
正如乌克林福姆报道的那样，5月20日在瑞士，一架飞机在与法国边界附近的山区的Boardza坠毁。</text:p>
      <text:p text:style-name="P4">
<text:span text:style-name="T5">
foto：ndtv.com</text:span>
</text:p>
      <text:p text:style-name="P4">
News Source: <text:a xlink:type="simple" xlink:href="https://www.ukrinform.ua/rubric-world/3718198-u-kitai-stavsa-obval-gori-zaginuli-14-ludej.html" text:style-name="Internet_20_link" text:visited-style-name="Visited_20_Internet_20_Link">
https://www.ukrinform.ua/rubric-world/3718198-u-kitai-stavsa-obval-gori-zaginuli-14-ludej.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04T18:01:00+03:00</text:p>
      <text:p text:style-name="P4">
修改时间: 2023-06-04T18:01: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66" text:anchor-type="as-char" svg:width="6.9236in" svg:height="3.956343in" draw:z-index="0">
<draw:image xlink:href="../Images/yкринформ/2023-06-04T18-01-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华沙的乌克兰学校参观了Mavka首映。 森林歌曲“</text:span>
</text:h>
      <text:p text:style-name="P4">
作者: Ukrinform (Person)</text:p>
      <text:p text:style-name="P4">
出版商: Укринформ (Organization)</text:p>
      <text:p text:style-name="P4">
出版时间: 2023-06-04T18:09:00+03:00</text:p>
      <text:p text:style-name="P4">
修改时间: 2023-06-04T18:09:00+03:00</text:p>
      <text:p text:style-name="P4">
描述: 乌克兰学校的孩子“牛至”。 D. Pavlychka和Veshl-在乌克兰大使馆的邀请下，华沙乌克兰学校，波兰的第一家观看了动画电影《 Mavka》的乌克兰语言版本。 森林歌曲”。  - 乌克林。</text:p>
      <text:p text:style-name="P4">
图片: ['<text:a xlink:type="simple" xlink:href="https://static.ukrinform.com/photos/2023_06/thumb_files/630_360_1685891303-756.jpg" text:style-name="Internet_20_link" text:visited-style-name="Visited_20_Internet_20_Link">
630_360_16858...</text:a>
']</text:p>
      <text:p text:style-name="P4">
标签: ['Діти', 'Кіно', 'Культура', 'Польща', 'Посольство', 'Мультфільм «Мавка»']</text:p>
      <text:p text:style-name="P4">
类型: Article</text:p>
      <!--METADATA-->
      <text:p text:style-name="P4">
<draw:frame draw:style-name="fr1" draw:name="Image167" text:anchor-type="as-char" svg:width="6.9236in" svg:height="3.956343in" draw:z-index="0">
<draw:image xlink:href="../Images/yкринформ/2023-06-04T18-09-00-03-00/630_360_1685891303-756.jpg" xlink:type="simple" xlink:show="embed" xlink:actuate="onLoad" draw:mime-type="image/jpeg"/>
</draw:frame>
乌克兰学校的孩子“母亲”。 D. Pavlychko和Veshl-在乌克兰大使馆的邀请下华沙乌克兰学校，波兰的第一家修订了动画电影《 Mavka》的乌克兰语言版本。 森林歌曲”。</text:p>
      <text:p text:style-name="P4">
根据乌克林福姆的说法，在[Facebook]上(https://www.facebook.com/AmbasadaUkrainywPolsce/posts/pfbid029YyZMmYQcPiVWtKAU7apW7oLvktLEV8JKHg6Lb7QURwqGJHxYSRKZGwVMf2azWq4l)乌克兰在波兰的大使馆报道。</text:p>
      <text:p text:style-name="P4">
基诺大西洋的特别节目是由大使馆和单片菲尔姆斯组织的。</text:p>
      <text:p text:style-name="P4">
这些孩子们还尊重所有在乌克兰俄罗斯侵略的受害者的孩子的沉默。</text:p>
      <text:p text:style-name="P4">
卡通放映“马夫卡。 森林歌曲»<text:a xlink:type="simple" xlink:href="https://www.ukrinform.ua/rubric-culture/3716158-ukrainomovnu-versiu-mavki-pokazut-u-polsi.html" text:style-name="Internet_20_link" text:visited-style-name="Visited_20_Internet_20_Link">
开始</text:a>
6月1日在波兰。</text:p>
      <text:p text:style-name="P4">
大约30个城市的节目已经宣布。 城市和电影院的列表将更新。 可以在Facebook页面上看到新节目的公告<text:a xlink:type="simple" xlink:href="https://www.facebook.com/AmbasadaUkrainywPolsce" text:style-name="Internet_20_link" text:visited-style-name="Visited_20_Internet_20_Link">
波兰的乌克兰大使馆</text:a>
<text:a xlink:type="simple" xlink:href="https://www.facebook.com/FanpageLubieFilmy" text:style-name="Internet_20_link" text:visited-style-name="Visited_20_Internet_20_Link">
我喜欢电影</text:a>
。</text:p>
      <text:p text:style-name="P4">
演出将在乌克兰人进行的城市和电影院名单<text:a xlink:type="simple" xlink:href="http://www.monolith.pl/filmy/2022/%D0%BC%D0%B0%D0%B2%D0%BA%D0%B0-%D0%BB%D1%96%D1%81%D0%BE%D0%B2%D0%B0-%D0%BF%D1%96%D1%81%D0%BD%D1%8F/" text:style-name="Internet_20_link" text:visited-style-name="Visited_20_Internet_20_Link">
链接</text:a>
。</text:p>
      <text:p text:style-name="P4">
读物“ mavka。 波兰的森林歌曲在波兰的荣誉赞助下举行。</text:p>
      <text:p text:style-name="P4">
根据租金收集电影“Mavka。ForestSong”的第13周的结果，我们将提醒我们。(https://www.ukrinform.ua/rubric-culture/3715975-multfilm-mavka-lisova-pisna-zibrav-u-prokati-vze-ponad-148-miljoniv.html)148 763 970 UAH。</text:p>
      <text:p text:style-name="P4">
_foto：乌克兰大使馆在波兰 / Facebook _</text:p>
      <text:p text:style-name="P4">
News Source: <text:a xlink:type="simple" xlink:href="https://www.ukrinform.ua/rubric-diaspora/3718202-ucni-ukrainskih-skil-u-varsavi-vidvidali-premeru-mavka-lisova-pisna.html" text:style-name="Internet_20_link" text:visited-style-name="Visited_20_Internet_20_Link">
https://www.ukrinform.ua/rubric-diaspora/3718202-ucni-ukrainskih-skil-u-varsavi-vidvidali-premeru-mavka-lisova-pisna.html</text:a>
</text:p>
      <!--NEWS-->
      <text:h text:style-name="P10" text:outline-level="1">
<text:span text:style-name="T4">
乌克兰Zavatska赢得了ITF锦标赛，在决赛中击败白俄罗斯人</text:span>
</text:h>
      <text:p text:style-name="P4">
作者: Ukrinform (Person)</text:p>
      <text:p text:style-name="P4">
出版商: Укринформ (Organization)</text:p>
      <text:p text:style-name="P4">
出版时间: 2023-06-04T18:10:30+03:00</text:p>
      <text:p text:style-name="P4">
修改时间: 2023-06-04T18:10:30+03:00</text:p>
      <text:p text:style-name="P4">
描述: 乌克兰网球运动员卡塔琳娜·扎瓦茨卡（Katarina Zavatska）（№218WTA）赢得了意大利布雷西亚（Breshiya）的ITF W60锦标赛的结局。  - 乌克林。</text:p>
      <text:p text:style-name="P4">
图片: ['<text:a xlink:type="simple" xlink:href="https://static.ukrinform.com/photos/2023_06/thumb_files/630_360_1685891387-661.jpg" text:style-name="Internet_20_link" text:visited-style-name="Visited_20_Internet_20_Link">
630_360_16858...</text:a>
']</text:p>
      <text:p text:style-name="P4">
标签: ['Теніс']</text:p>
      <text:p text:style-name="P4">
类型: Article</text:p>
      <!--METADATA-->
      <text:p text:style-name="P4">
<draw:frame draw:style-name="fr1" draw:name="Image172" text:anchor-type="as-char" svg:width="6.9236in" svg:height="3.956343in" draw:z-index="0">
<draw:image xlink:href="../Images/yкринформ/2023-06-04T18-10-30-03-00/630_360_1685891387-661.jpg" xlink:type="simple" xlink:show="embed" xlink:actuate="onLoad" draw:mime-type="image/jpeg"/>
</draw:frame>
Katarina Zavatskaya(№218WTA)她赢得了意大利布雷西亚的ITFW60锦标赛决赛。</text:p>
      <text:p text:style-name="P4">
在最后一场比赛中，乌克兰击败了白俄罗斯尤里亚·戈多夫科(№263WTA)-6：4,6：2，传输乌克林。</text:p>
      <text:p text:style-name="P4">
比赛持续了1小时30分钟。 这是球场上的网球选手的第一次会议。</text:p>
      <text:p text:style-name="P4">
卡塔琳娜(Katarina)首次赢得了ITF W60锦标赛，早些时候，她在Contraesevil赢得了100,000名。</text:p>
      <text:p text:style-name="P4">
<text:span text:style-name="T4">
另请阅读：</text:span>
 <text:a xlink:type="simple" xlink:href="https://www.ukrinform.ua/rubric-sports/3718112-sacko-vijsov-u-final-kvalifikacii-na-turniri-atp-u-cehii.html" text:style-name="Internet_20_link" text:visited-style-name="Visited_20_Internet_20_Link">
Sachko参加了捷克共和国ATP锦标赛的资格赛决赛</text:a>
总共有7个ITF标题在Zavatskaya。</text:p>
      <text:p text:style-name="P4">
照片：btu.org.ua</text:p>
      <text:p text:style-name="P4">
News Source: <text:a xlink:type="simple" xlink:href="https://www.ukrinform.ua/rubric-sports/3718203-ukrainka-zavacka-vsome-peremogla-na-turniri-itf-obigravsi-bilorusku-v-finali.html" text:style-name="Internet_20_link" text:visited-style-name="Visited_20_Internet_20_Link">
https://www.ukrinform.ua/rubric-sports/3718203-ukrainka-zavacka-vsome-peremogla-na-turniri-itf-obigravsi-bilorusku-v-finali.html</text:a>
</text:p>
      <!--NEWS-->
      <text:h text:style-name="P10" text:outline-level="1">
<text:span text:style-name="T4">
Formula-1，西班牙2023年的大奖赛：Ferstapppen获胜</text:span>
</text:h>
      <text:p text:style-name="P4">
作者: Ukrinform (Person)</text:p>
      <text:p text:style-name="P4">
出版商: Укринформ (Organization)</text:p>
      <text:p text:style-name="P4">
出版时间: 2023-06-04T18:15:11+03:00</text:p>
      <text:p text:style-name="P4">
修改时间: 2023-06-04T18:15:11+03:00</text:p>
      <text:p text:style-name="P4">
描述: Hemilton第二次到达，第三个 - 罗素。  - 乌克林。</text:p>
      <text:p text:style-name="P4">
图片: ['<text:a xlink:type="simple" xlink:href="https://static.ukrinform.com/photos/2023_06/thumb_files/630_360_1685891636-351.jpg" text:style-name="Internet_20_link" text:visited-style-name="Visited_20_Internet_20_Link">
630_360_16858...</text:a>
']</text:p>
      <text:p text:style-name="P4">
标签: ['Формула-1']</text:p>
      <text:p text:style-name="P4">
类型: Article</text:p>
      <!--METADATA-->
      <text:p text:style-name="P4">
<draw:frame draw:style-name="fr1" draw:name="Image173" text:anchor-type="as-char" svg:width="6.9236in" svg:height="3.956343in" draw:z-index="0">
<draw:image xlink:href="../Images/yкринформ/2023-06-04T18-15-11-03-00/630_360_1685891636-351.jpg" xlink:type="simple" xlink:show="embed" xlink:actuate="onLoad" draw:mime-type="image/jpeg"/>
</draw:frame>
第二个是Hemilton，第三个 - 罗素。</text:p>
      <text:p text:style-name="P4">
今天，今天6月4日，Formula-1种族群体Prisans-2023在巴塞罗那举行。</text:p>
      <text:p text:style-name="P4">
从波拉开始的红牛麦克斯·弗斯特彭彭(Red Bull Max Ferstappen)赢得了胜利。</text:p>
      <text:p text:style-name="P4">
<text:span text:style-name="T4">
另请阅读：</text:span>
 <text:a xlink:type="simple" xlink:href="https://www.ukrinform.ua/rubric-sports/3718155-sport2023-kalendar-golovnih-podij-cervna.html" text:style-name="Internet_20_link" text:visited-style-name="Visited_20_Internet_20_Link">
Sport-2023。 六月主要事件的日历</text:a>
梅赛德斯(Mercedes)的刘易斯·汉密尔顿(Lewis Hemilton) - 第二个，他的团队伙伴乔治·罗素(George Russell) - 第三。</text:p>
      <text:p text:style-name="P4">
照片：盖蒂图像</text:p>
      <text:p text:style-name="P4">
News Source: <text:a xlink:type="simple" xlink:href="https://www.ukrinform.ua/rubric-sports/3718204-formula1-granpri-ispanii2023-ferstappen-zdobuv-peremogu.html" text:style-name="Internet_20_link" text:visited-style-name="Visited_20_Internet_20_Link">
https://www.ukrinform.ua/rubric-sports/3718204-formula1-granpri-ispanii2023-ferstappen-zdobuv-peremogu.html</text:a>
</text:p>
      <!--NEWS-->
      <text:h text:style-name="P10" text:outline-level="1">
<text:span text:style-name="T4">
SpaceX推出了22个卫星Starlink新一代</text:span>
</text:h>
      <text:p text:style-name="P4">
作者: Ukrinform (Person)</text:p>
      <text:p text:style-name="P4">
出版商: Укринформ (Organization)</text:p>
      <text:p text:style-name="P4">
出版时间: 2023-06-04T18:20:00+03:00</text:p>
      <text:p text:style-name="P4">
修改时间: 2023-06-04T18:20:00+03:00</text:p>
      <text:p text:style-name="P4">
描述: SpaceX于6月4日（星期日）推出，新一代新一代Starlink“ V2 Mini”的新批次。  - 乌克林。</text:p>
      <text:p text:style-name="P4">
图片: ['<text:a xlink:type="simple" xlink:href="https://static.ukrinform.com/photos/2023_06/thumb_files/630_360_1685883897-532.jpg" text:style-name="Internet_20_link" text:visited-style-name="Visited_20_Internet_20_Link">
630_360_16858...</text:a>
']</text:p>
      <text:p text:style-name="P4">
标签: ['Космос', 'SpaceX', 'Супутник', 'Starlink']</text:p>
      <text:p text:style-name="P4">
类型: Article</text:p>
      <!--METADATA-->
      <text:p text:style-name="P4">
<draw:frame draw:style-name="fr1" draw:name="Image174" text:anchor-type="as-char" svg:width="6.9236in" svg:height="3.951288in" draw:z-index="0">
<draw:image xlink:href="../Images/yкринформ/2023-06-04T18-20-00-03-00/630_360_1685883897-532.jpg" xlink:type="simple" xlink:show="embed" xlink:actuate="onLoad" draw:mime-type="image/jpeg"/>
</draw:frame>
SPACX于6月4日星期日推出，新一代新一代的新一代Starlink“ V2 Mini”轨道上的新批次。</text:p>
      <text:p text:style-name="P4">
根据乌克林福姆的说法，该公司在[Twitter]中报告。(https://twitter.com/SpaceX/status/1665333030595231744)“发射，” SpaceX说。</text:p>
      <text:p text:style-name="Quotations">

<text:p text:style-name="P4">
升降机&gt;
&gt;
  -  SpaceX(@spacex)<text:a xlink:type="simple" xlink:href="https://twitter.com/SpaceX/status/1665333030595231744" text:style-name="Internet_20_link" text:visited-style-name="Visited_20_Internet_20_Link">
2023年6月4日&gt;
</text:a>
<text:a xlink:type="simple" xlink:href="https://www.space.com/spacex-starlink-launch-group-6-4" text:style-name="Internet_20_link" text:visited-style-name="Visited_20_Internet_20_Link">
space.com</text:a>
它指出，Falcon 9火箭发射器的发射是由佛罗里达州的佛罗里达州在基辅时间15.21发射的。</text:p>

</text:p>
      <text:p text:style-name="P4">
<text:a xlink:type="simple" xlink:href="https://www.ukrinform.ua/tag-suputnik" text:style-name="Internet_20_link" text:visited-style-name="Visited_20_Internet_20_Link">
卫星</text:a>
Starlink“ V2 Mini”是其前身Starlink的功能更强大的版本。</text:p>
      <text:p text:style-name="Quotations">

<text:p text:style-name="P4">
Falcon 9的第一阶段已降落在Just Read The The The Textions&gt;
“ wroneship” <text:a xlink:type="simple" xlink:href="https://t.co/bg6OerL9IG" text:style-name="Internet_20_link" text:visited-style-name="Visited_20_Internet_20_Link">
pic.twitter.com/bg6oerl9ig</text:a>
&gt;
&gt;
  -  SpaceX(@spacex)<text:a xlink:type="simple" xlink:href="https://twitter.com/SpaceX/status/1665335077562384395" text:style-name="Internet_20_link" text:visited-style-name="Visited_20_Internet_20_Link">
2023年6月4日&gt;
</text:a>
该公司的说法，新卫星提供更大的带宽，并配备了Hall效果的电动机，霍尔的效果是渴望的两倍以上。</text:p>

</text:p>
      <text:p text:style-name="P4">
霍尔的引擎是一种(提供封闭的电子漂移).</text:p>
      <text:p text:style-name="P4">
<text:span text:style-name="T4">
Читайте також:</text:span>
 <text:a xlink:type="simple" xlink:href="https://www.ukrinform.ua/rubric-technology/3717168-spacex-otrimala-kontrakt-vid-pentagonu-sodo-postacanna-ukraini-terminaliv-starlink.html" text:style-name="Internet_20_link" text:visited-style-name="Visited_20_Internet_20_Link">
 <text:span text:style-name="T4">
SpaceX</text:span>
 отримала контракт від Пентагону на постачанняУкраїні терміналів Starlink </text:a>
轨道上有4,000多个星条卫星，该公司有一个监管机构再运行12,000。</text:p>
      <text:p text:style-name="P4">
但是，SpaceX已申请许可，以在该项目中再增加30,000颗卫星。</text:p>
      <text:p text:style-name="P4">
正如乌克林福姆报道的那样，SpaceX于5月31日星期三启动，一个新聚会，<text:a xlink:type="simple" xlink:href="https://www.ukrinform.ua/rubric-technology/3716376-spacex-zapustila-na-orbitu-se-piv-sotni-suputnikiv-starlink.html" text:style-name="Internet_20_link" text:visited-style-name="Visited_20_Internet_20_Link">
52个在线卫星Starlink</text:a>
。</text:p>
      <text:p text:style-name="P4">
<text:span text:style-name="T5">
foto：spacex</text:span>
</text:p>
      <text:p text:style-name="P4">
News Source: <text:a xlink:type="simple" xlink:href="https://www.ukrinform.ua/rubric-technology/3718164-spacex-zapustila-u-kosmos-se-22-suputniki-starlink-novogo-pokolinna.html" text:style-name="Internet_20_link" text:visited-style-name="Visited_20_Internet_20_Link">
https://www.ukrinform.ua/rubric-technology/3718164-spacex-zapustila-u-kosmos-se-22-suputniki-starlink-novogo-pokolinna.html</text:a>
</text:p>
      <!--NEWS-->
      <text:h text:style-name="P10" text:outline-level="1">
<text:span text:style-name="T4">
丹尼斯·博伊科（Denis Boyko）离开迪纳摩</text:span>
</text:h>
      <text:p text:style-name="P4">
作者: Ukrinform (Person)</text:p>
      <text:p text:style-name="P4">
出版商: Укринформ (Organization)</text:p>
      <text:p text:style-name="P4">
出版时间: 2023-06-04T18:20:33+03:00</text:p>
      <text:p text:style-name="P4">
修改时间: 2023-06-04T18:20:33+03:00</text:p>
      <text:p text:style-name="P4">
描述: 迪纳摩宣布停止与守门员丹尼斯·博伊科（Denis Boyko）合作。  - 乌克林。</text:p>
      <text:p text:style-name="P4">
图片: ['<text:a xlink:type="simple" xlink:href="https://static.ukrinform.com/photos/2023_06/thumb_files/630_360_1685891885-351.jpg" text:style-name="Internet_20_link" text:visited-style-name="Visited_20_Internet_20_Link">
630_360_16858...</text:a>
']</text:p>
      <text:p text:style-name="P4">
标签: ['Динамо', 'Футбол']</text:p>
      <text:p text:style-name="P4">
类型: Article</text:p>
      <!--METADATA-->
      <text:p text:style-name="P4">
<draw:frame draw:style-name="fr1" draw:name="Image176" text:anchor-type="as-char" svg:width="6.9236in" svg:height="3.956343in" draw:z-index="0">
<draw:image xlink:href="../Images/yкринформ/2023-06-04T18-20-33-03-00/630_360_1685891885-351.jpg" xlink:type="simple" xlink:show="embed" xlink:actuate="onLoad" draw:mime-type="image/jpeg"/>
</draw:frame>
迪纳摩宣布停止与守门员丹尼斯·博伊科(Denis Boyko)合作。</text:p>
      <text:p text:style-name="P4">
正如乌克林福姆报道的，<text:a xlink:type="simple" xlink:href="https://fcdynamo.com/news/denis-bojko-zalishaye-dinamo" text:style-name="Internet_20_link" text:visited-style-name="Visited_20_Internet_20_Link">
参考</text:a>
到基文人的官方地点。</text:p>
      <text:p text:style-name="P4">
匹配UPL诉Metalist 1925年第30轮(1：1)报道说，他成为了基辅队35岁的乌克兰人。</text:p>
      <text:p text:style-name="P4">
他在第88分钟取代，并获得了队长。</text:p>
      <text:p text:style-name="P4">
守门员有合同，因此他获得了自由球员的身份。</text:p>
      <text:p text:style-name="P4">
在Boyko Kyiv俱乐部的表演中，2005  -  2014年的所有比赛中有108场比赛，自2018年以来，曾经成为乌克兰冠军，两次获得杯赛冠军，三次获得了乡村的超级啤酒。</text:p>
      <text:p text:style-name="P4">
<text:span text:style-name="T4">
另请阅读：</text:span>
 <text:a xlink:type="simple" xlink:href="https://www.ukrinform.ua/rubric-sports/3718183-upl-dinamo-vtratilo-ocki-dnipro1-i-zora-zdobuli-peremogu.html" text:style-name="Internet_20_link" text:visited-style-name="Visited_20_Internet_20_Link">
upl：“ <text:span text:style-name="T4">
 dynamo </text:span>
”丢失点，“ dnipro-1”和“ Zorya”赢了</text:a>
以前，博伊科(Boyko)在Polissya比赛中被发现。</text:p>
      <text:p text:style-name="P4">
照片：fcdynamo.com</text:p>
      <text:p text:style-name="P4">
News Source: <text:a xlink:type="simple" xlink:href="https://www.ukrinform.ua/rubric-sports/3718205-denis-bojko-pisov-z-dinamo.html" text:style-name="Internet_20_link" text:visited-style-name="Visited_20_Internet_20_Link">
https://www.ukrinform.ua/rubric-sports/3718205-denis-bojko-pisov-z-dinamo.html</text:a>
</text:p>
      <!--NEWS-->
      <text:h text:style-name="P10" text:outline-level="1">
<text:span text:style-name="T4">
在基辅消除了场上的大火</text:span>
</text:h>
      <text:p text:style-name="P4">
作者: Ukrinform (Person)</text:p>
      <text:p text:style-name="P4">
出版商: Укринформ (Organization)</text:p>
      <text:p text:style-name="P4">
出版时间: 2023-06-04T18:30:10+03:00</text:p>
      <text:p text:style-name="P4">
修改时间: 2023-06-04T18:30:10+03:00</text:p>
      <text:p text:style-name="P4">
描述: 在基辅地区的维斯霍罗德地区，救援人员消除了在卢蒂兹（Lutizh）村附近的私人土地份额领土上爆发的大火。  - 乌克林。</text:p>
      <text:p text:style-name="P4">
图片: ['<text:a xlink:type="simple" xlink:href="https://static.ukrinform.com/photos/2023_06/thumb_files/630_360_1685892597-556.jpg" text:style-name="Internet_20_link" text:visited-style-name="Visited_20_Internet_20_Link">
630_360_16858...</text:a>
']</text:p>
      <text:p text:style-name="P4">
标签: ['Пожежа', 'Сміття']</text:p>
      <text:p text:style-name="P4">
类型: Article</text:p>
      <!--METADATA-->
      <text:p text:style-name="P4">
<draw:frame draw:style-name="fr1" draw:name="Image177" text:anchor-type="as-char" svg:width="6.9236in" svg:height="3.956343in" draw:z-index="0">
<draw:image xlink:href="../Images/yкринформ/2023-06-04T18-30-10-03-00/630_360_1685892597-556.jpg" xlink:type="simple" xlink:show="embed" xlink:actuate="onLoad" draw:mime-type="image/jpeg"/>
</draw:frame>
救援人员消除了基辅地区Uzhhhgorod区的大火，并在Lutizh村附近的一个私人土地单位的领土上燃烧。</text:p>
      <text:p text:style-name="P4">
乌克林福姆(Ukrinform)表示，基辅地区知识状况的主要局长在[Facebook]中报道。(https://www.facebook.com/MNSKOB/posts/pfbid02GS8z5HTZxnnyTsXczBnY7ivt6XsVDs3PqfmDTrtM1SXMcRFai9WPvVCV7qcy3JwTl?locale=uk_UA)有关火灾的信息于6月4日11:52收到。 扑灭<text:a xlink:type="simple" xlink:href="https://www.ukrinform.ua/tag-pozeza" text:style-name="Internet_20_link" text:visited-style-name="Visited_20_Internet_20_Link">
火</text:a>
DSC的十名员工和两个设备被发送。</text:p>
      <text:p text:style-name="P4">
救援人员发现塑料管，轮胎和垃圾燃烧。在12:40，大火被局部，在13:00被完全消除。</text:p>
      <text:p text:style-name="P4">
<text:span text:style-name="T4">
另请阅读：</text:span>
 <text:a xlink:type="simple" xlink:href="https://www.ukrinform.ua/rubric-regions/3718096-na-kiivsini-u-budinku-stavsa-vibuh-troe-ludej-z-opikami-v-reanimacii.html" text:style-name="Internet_20_link" text:visited-style-name="Visited_20_Internet_20_Link">
在房屋的基辅地区，有爆炸，三个被烧毁的人</text:a>
据乌克林福姆报道，在6月4日的白天，人们知道，在基夫地区的Polivyshvyshgorod区之一[燃烧塑料管道。(https://www.ukrinform.ua/rubric-regions/3718105-u-visgorodskomu-rajoni-na-kiivsini-u-poli-gorat-plastikovi-trubi.html)</text:p>
      <text:p text:style-name="P4">
News Source: <text:a xlink:type="simple" xlink:href="https://www.ukrinform.ua/rubric-regions/3718209-pid-kievom-likviduvali-pozezu-na-poli.html" text:style-name="Internet_20_link" text:visited-style-name="Visited_20_Internet_20_Link">
https://www.ukrinform.ua/rubric-regions/3718209-pid-kievom-likviduvali-pozezu-na-poli.html</text:a>
</text:p>
      <!--NEWS-->
      <text:h text:style-name="P10" text:outline-level="1">
<text:span text:style-name="T4">
胜利后，乌克兰加入北约的进程将很快 - 国防部副部长</text:span>
</text:h>
      <text:p text:style-name="P4">
作者: Ukrinform (Person)</text:p>
      <text:p text:style-name="P4">
出版商: Укринформ (Organization)</text:p>
      <text:p text:style-name="P4">
出版时间: 2023-06-04T18:31:00+03:00</text:p>
      <text:p text:style-name="P4">
修改时间: 2023-06-04T18:31:00+03:00</text:p>
      <text:p text:style-name="P4">
描述: 乌克兰当局想听听双方（北约和乌克兰应采取的特定步骤）在很短的时间内实现该国联盟的成员资格。  - 乌克林。</text:p>
      <text:p text:style-name="P4">
图片: ['<text:a xlink:type="simple" xlink:href="https://static.ukrinform.com/photos/2018_07/thumb_files/630_360_1530864400-8224.jpg" text:style-name="Internet_20_link" text:visited-style-name="Visited_20_Internet_20_Link">
630_360_15308...</text:a>
']</text:p>
      <text:p text:style-name="P4">
标签: ['Міноборони', 'НАТО', 'Україна']</text:p>
      <text:p text:style-name="P4">
类型: Article</text:p>
      <!--METADATA-->
      <text:p text:style-name="P4">
<draw:frame draw:style-name="fr1" draw:name="Image178" text:anchor-type="as-char" svg:width="6.9236in" svg:height="3.956343in" draw:z-index="0">
<draw:image xlink:href="../Images/yкринформ/2023-06-04T18-31-00-03-00/630_360_1530864400-8224.jpg" xlink:type="simple" xlink:show="embed" xlink:actuate="onLoad" draw:mime-type="image/jpeg"/>
</draw:frame>
乌克兰当局想听听北约和乌克兰应采取的特定步骤，以在很短的时间内实现该国联盟的会员资格。</text:p>
      <text:p text:style-name="P4">
根据乌克林福姆的说法，这是在接受[Politico]的采访中(https://www.politico.eu/article/ukraine-nato-very-soon-after-war-ends/)Volodymyr Gavrilov说，乌克兰国防部副部长。</text:p>
      <text:p text:style-name="P4">
“我们想听听计划或公路卡，或双方应采取的行动 - 北约和乌克兰 - 以实现会员资格(威尔利人国家 - 编辑。)在很短的时间内，”他说。</text:p>
      <text:p text:style-name="P4">
尽管加夫里洛夫(Gavrilov)承认这是不可能的，直到战争继续进行，”乌克兰必须了解，在胜利之后，进入该街区的这一过程将非常非常短。”</text:p>
      <text:p text:style-name="P4">
据他介绍，乌克兰将在过渡期间与会员资格谈判“安全系统”。</text:p>
      <text:p text:style-name="P4">
<text:span text:style-name="T4">
另请阅读：</text:span>
 <text:a xlink:type="simple" xlink:href="https://www.ukrinform.ua/rubric-polytics/3717932-spikerka-litovskogo-sejmu-parlamenti-krain-nato-bacat-ukrainu-u-skladi-alansu.html" text:style-name="Internet_20_link" text:visited-style-name="Visited_20_Internet_20_Link">
立陶宛西马斯(Seimas)的发言人：国家的议会<text:span text:style-name="T4">
北约</text:span>
见乌克兰作为联盟的一部分</text:a>
根据国防部副部长的说法，这种担保应包括国家的义务<text:a xlink:type="simple" xlink:href="https://www.ukrinform.ua/tag-nato" text:style-name="Internet_20_link" text:visited-style-name="Visited_20_Internet_20_Link">
北约</text:a>
帮助乌克兰赢得战争； 支持乌克兰经济； 支持延续制裁和其他形式的俄罗斯压力。</text:p>
      <text:p text:style-name="P4">
加夫里洛夫(Gavrilov)回答了有关中国出售的问题，说这只是关于“商业无人机”。</text:p>
      <text:p text:style-name="P4">
“是的，他们继续仅出售普通的商业用品来支持俄罗斯经济。 很明显，这很正常，但我们希望他们能承诺不要出售俄罗斯等任何伊朗这样的武器。 这很重要。中国还监视对俄罗斯以及印度的某些国际制裁。欧洲和美国，”加夫里洛夫说。</text:p>
      <text:p text:style-name="P4">
正如乌克林福姆(Ukrinform)报道的那样，乌克兰安德里·耶尔马克(Andriy Yermak)总统办公室负责人回忆说，乌克兰将比他们所知道的要早得多。</text:p>
      <text:p text:style-name="P4">
News Source: <text:a xlink:type="simple" xlink:href="https://www.ukrinform.ua/rubric-polytics/3718210-pisla-peremogi-proces-priednanna-ukraini-do-nato-bude-svidkim-zastupnik-ministra-oboroni.html" text:style-name="Internet_20_link" text:visited-style-name="Visited_20_Internet_20_Link">
https://www.ukrinform.ua/rubric-polytics/3718210-pisla-peremogi-proces-priednanna-ukraini-do-nato-bude-svidkim-zastupnik-ministra-oboroni.html</text:a>
</text:p>
      <!--NEWS-->
      <text:h text:style-name="P10" text:outline-level="1">
<text:span text:style-name="T4">
在总人员中，指定了“ Shahmed”当晚的大喊大叫数量</text:span>
</text:h>
      <text:p text:style-name="P4">
作者: Ukrinform (Person)</text:p>
      <text:p text:style-name="P4">
出版商: Укринформ (Organization)</text:p>
      <text:p text:style-name="P4">
出版时间: 2023-06-04T18:43:46+03:00</text:p>
      <text:p text:style-name="P4">
修改时间: 2023-06-04T18:43:46+03:00</text:p>
      <text:p text:style-name="P4">
描述: 6月4日晚上，俄罗斯军队用Shahd-136/131等冲击无人机袭击了乌克兰，其中6名被乌克兰捍卫者摧毁。  - 乌克林。</text:p>
      <text:p text:style-name="P4">
图片: ['<text:a xlink:type="simple" xlink:href="https://static.ukrinform.com/photos/2022_12/thumb_files/630_360_1670998107-121.jpeg" text:style-name="Internet_20_link" text:visited-style-name="Visited_20_Internet_20_Link">
630_360_16709...</text:a>
']</text:p>
      <text:p text:style-name="P4">
标签: ['Генштаб', 'ЗСУ', 'Війна з Росією']</text:p>
      <text:p text:style-name="P4">
类型: Article</text:p>
      <!--METADATA-->
      <text:p text:style-name="P4">
<draw:frame draw:style-name="fr1" draw:name="Image179" text:anchor-type="as-char" svg:width="6.9236in" svg:height="3.949462in" draw:z-index="0">
<draw:image xlink:href="../Images/yкринформ/2023-06-04T18-43-46-03-00/630_360_1670998107-121.jpeg" xlink:type="simple" xlink:show="embed" xlink:actuate="onLoad" draw:mime-type="image/jpeg"/>
</draw:frame>
俄罗斯军队在6月4日晚上袭击了乌克兰，八架136/131的冲击无人机袭击了乌克兰，其中6名被乌克兰捍卫者摧毁。</text:p>
      <text:p text:style-name="P4">
乌克兰武装部队的总人员在[Facebook]指定数据上发布(https://www.facebook.com/GeneralStaff.ua/posts/pfbid0ZvUzU7yZw43tXmGgL3kow3hkFUiEkR89YdvU7hvPMP2MwnEs21ZFtDdG56cTfEhEl)，报道乌克林福姆。</text:p>
      <text:p text:style-name="P4">
“根据规定的信息，力量和手段，乌克兰国防军其他组成部分的防空，6翼导弹中有4枚X-101/X-555和8个Shock Blashared 136/131中有6个被摧毁， - 在总参谋部中暗示。</text:p>
      <text:p text:style-name="P4">
<text:span text:style-name="T4">
另请阅读：</text:span>
 [国防军的航空在位置上进行了15次跳动。(https://www.ukrinform.ua/rubric-ato/3717684-aviacia-sil-oboroni-zavdala-15-udariv-po-poziciah-voroga-j-urazila-dva-zrk.html)正如乌克林福姆报道的，6月4日晚上[俄罗斯军队袭击了空军基地X-101/X-555和伊朗非空军的乌克兰水晶导弹(https://www.ukrinform.ua/rubric-ato/3717993-ppo-vnoci-zbila-cotiri-rosijski-krilati-raketi-ta-tri-udarni-droni.html)。 早晨，它对破坏了四个敌人和两个无人机的销毁知之甚少。</text:p>
      <text:p text:style-name="P4">
6月4日晚上的两枚俄罗斯导弹<text:a xlink:type="simple" xlink:href="https://www.ukrinform.ua/rubric-ato/3718049-rosijski-raketi-vdarili-po-aerodromu-bila-kropivnickogo.html" text:style-name="Internet_20_link" text:visited-style-name="Visited_20_Internet_20_Link">
击中了Kropyvnytskyi的运营机场</text:a>
。</text:p>
      <text:p text:style-name="P4">
冲击无人机特别攻击了侵略者，特别是Sumy地区<text:a xlink:type="simple" xlink:href="https://www.ukrinform.ua/rubric-regions/3718066-vorog-atakuvav-sumsinu-dronamikamikadze-e-rujnuvanna.html" text:style-name="Internet_20_link" text:visited-style-name="Visited_20_Internet_20_Link">
受到了许多损害</text:a>
 .</text:p>
      <text:p text:style-name="P4">
News Source: <text:a xlink:type="simple" xlink:href="https://www.ukrinform.ua/rubric-ato/3718213-u-genstabi-utocnili-kilkist-zbitih-unoci-sahediv.html" text:style-name="Internet_20_link" text:visited-style-name="Visited_20_Internet_20_Link">
https://www.ukrinform.ua/rubric-ato/3718213-u-genstabi-utocnili-kilkist-zbitih-unoci-sahediv.html</text:a>
</text:p>
      <!--NEWS-->
      <text:h text:style-name="P10" text:outline-level="1">
<text:span text:style-name="T4">
Dovbik是2022/23赛季最好的UPL得分手</text:span>
</text:h>
      <text:p text:style-name="P4">
作者: Ukrinform (Person)</text:p>
      <text:p text:style-name="P4">
出版商: Укринформ (Organization)</text:p>
      <text:p text:style-name="P4">
出版时间: 2023-06-04T18:51:49+03:00</text:p>
      <text:p text:style-name="P4">
修改时间: 2023-06-04T18:51:49+03:00</text:p>
      <text:p text:style-name="P4">
描述: Dnipro-1前锋Artem Dovbik成为2022/23赛季的最佳得分手。  - 乌克林。</text:p>
      <text:p text:style-name="P4">
图片: ['<text:a xlink:type="simple" xlink:href="https://static.ukrinform.com/photos/2023_06/thumb_files/630_360_1685893861-825.jpg" text:style-name="Internet_20_link" text:visited-style-name="Visited_20_Internet_20_Link">
630_360_16858...</text:a>
']</text:p>
      <text:p text:style-name="P4">
标签: None</text:p>
      <text:p text:style-name="P4">
类型: Article</text:p>
      <!--METADATA-->
      <text:p text:style-name="P4">
<draw:frame draw:style-name="fr1" draw:name="Image180" text:anchor-type="as-char" svg:width="6.9236in" svg:height="3.956343in" draw:z-index="0">
<draw:image xlink:href="../Images/yкринформ/2023-06-04T18-51-49-03-00/630_360_1685893861-825.jpg" xlink:type="simple" xlink:show="embed" xlink:actuate="onLoad" draw:mime-type="image/jpeg"/>
</draw:frame>
Dnipro-1前锋Artem Dovbik成为2022/23赛季的最佳得分手。</text:p>
      <text:p text:style-name="P4">
这位25岁的乌克兰人攻入24个进球(8罚款)据报道，在乌克兰冠军冠军赛季的29场比赛中。</text:p>
      <text:p text:style-name="P4">
攻击者不足以让一个进球重复一个赛季堵塞仪表数的记录，这属于前沙克塔尔球员亨利·麦克希拉曼(Henry Mkhitaran)，后者在2012/13年度赛季以25个进球为特色。</text:p>
      <text:p text:style-name="P4">
前三名的UPL赛季还包括来自Dawn的Nazarii Rusin和Vorskla的Tulant Seferi，都打进了13球。</text:p>
      <text:p text:style-name="P4">
<text:span text:style-name="T4">
另请阅读：</text:span>
 <text:a xlink:type="simple" xlink:href="https://www.ukrinform.ua/rubric-sports/3718191-sahtar-postupivsa-vorskli-v-upl.html" text:style-name="Internet_20_link" text:visited-style-name="Visited_20_Internet_20_Link">
“ <text:span text:style-name="T4">
 shakhtar </text:span>
”“在UPL中给Vorskli取代</text:a>
据报道，Dinpro-1在乌克兰锦标赛的第二名中完成了本赛季，在30场比赛后，资产获得了67分。</text:p>
      <text:p text:style-name="P4">
照片：scdnipro1.com.ua</text:p>
      <text:p text:style-name="P4">
News Source: <text:a xlink:type="simple" xlink:href="https://www.ukrinform.ua/rubric-sports/3718217-dovbik-najkrasij-bombardir-upl-sezonu-202223.html" text:style-name="Internet_20_link" text:visited-style-name="Visited_20_Internet_20_Link">
https://www.ukrinform.ua/rubric-sports/3718217-dovbik-najkrasij-bombardir-upl-sezonu-202223.html</text:a>
</text:p>
      <!--NEWS-->
      <text:h text:style-name="P10" text:outline-level="1">
<text:span text:style-name="T4">
在基辅地区，两名骑摩托车的少年与汽车相撞，他们住院了</text:span>
</text:h>
      <text:p text:style-name="P4">
作者: Ukrinform (Person)</text:p>
      <text:p text:style-name="P4">
出版商: Укринформ (Organization)</text:p>
      <text:p text:style-name="P4">
出版时间: 2023-06-04T18:57:43+03:00</text:p>
      <text:p text:style-name="P4">
修改时间: 2023-06-04T18:57:43+03:00</text:p>
      <text:p text:style-name="P4">
描述: 6月4日星期日，在基辅地区，两名骑摩托车的少年与汽车相撞。  - 乌克林。</text:p>
      <text:p text:style-name="P4">
图片: ['<text:a xlink:type="simple" xlink:href="https://static.ukrinform.com/photos/2023_06/thumb_files/630_360_1685894235-663.jpg" text:style-name="Internet_20_link" text:visited-style-name="Visited_20_Internet_20_Link">
630_360_16858...</text:a>
']</text:p>
      <text:p text:style-name="P4">
标签: ['ДТП', 'Київщина']</text:p>
      <text:p text:style-name="P4">
类型: Article</text:p>
      <!--METADATA-->
      <text:p text:style-name="P4">
<draw:frame draw:style-name="fr1" draw:name="Image181" text:anchor-type="as-char" svg:width="6.9236in" svg:height="3.956343in" draw:z-index="0">
<draw:image xlink:href="../Images/yкринформ/2023-06-04T18-57-43-03-00/630_360_1685894235-663.jpg" xlink:type="simple" xlink:show="embed" xlink:actuate="onLoad" draw:mime-type="image/jpeg"/>
</draw:frame>
6月4日，星期日，两名骑摩托车的少年有些相撞。</text:p>
      <text:p text:style-name="P4">
根据乌克林福姆的说法，基辅地区的警察在[Telegram]中报道了。(https://t.me/policekyivregion/5011)“在瓦森村，两名骑摩托车的少年在交叉路口与略微雷诺相撞。 消息说：“有了脚骨折，一个16岁的男孩和一个女孩住院。”</text:p>
      <text:p text:style-name="P4">
基辅地区的调查警察当场工作。</text:p>
      <text:p text:style-name="P4">
*!(https://www.ukrinform.ua/rubric-regions/3716493-na-prikarpatti-u-dtp-zaginula-13ricna-ditina-nemovla-z-vazkimi-travmami-u-likarni.html)正如乌克林福姆报道的那样，在Cherkasy [十字路口的两辆汽车]面对(https://www.ukrinform.ua/rubric-regions/3718102-u-dtp-v-cerkasah-postrazdali-troe-ditej.html) <text:a xlink:type="simple" xlink:href="https://www.ukrinform.ua/rubric-regions/3718102-u-dtp-v-cerkasah-postrazdali-troe-ditej.html" text:style-name="Internet_20_link" text:visited-style-name="Visited_20_Internet_20_Link">
 </text:a>
街道pasterivska -dadpilna，5人受伤，其中三人是孩子。</text:p>
      <text:p text:style-name="P4">
_foto：基辅地区警察</text:p>
      <text:p text:style-name="P4">
News Source: <text:a xlink:type="simple" xlink:href="https://www.ukrinform.ua/rubric-regions/3718218-na-kiivsini-dvoe-pidlitkiv-na-motocikli-zitknulis-z-legkovikom-ih-gospitalizuvali.html" text:style-name="Internet_20_link" text:visited-style-name="Visited_20_Internet_20_Link">
https://www.ukrinform.ua/rubric-regions/3718218-na-kiivsini-dvoe-pidlitkiv-na-motocikli-zitknulis-z-legkovikom-ih-gospitalizuvali.html</text:a>
</text:p>
      <!--NEWS-->
      <text:h text:style-name="P10" text:outline-level="1">
<text:span text:style-name="T4">
明天只会在一些西部地区下雨，下午至25°</text:span>
</text:h>
      <text:p text:style-name="P4">
作者: Ukrinform (Person)</text:p>
      <text:p text:style-name="P4">
出版商: Укринформ (Organization)</text:p>
      <text:p text:style-name="P4">
出版时间: 2023-06-04T19:02:00+03:00</text:p>
      <text:p text:style-name="P4">
修改时间: 2023-06-04T19:02:00+03:00</text:p>
      <text:p text:style-name="P4">
描述: 在乌克兰，周一，降水可能只有在跨速度和喀尔巴阡山脉，夜间6-11°的温度，海洋海岸高达15°； 下午20-25°。  - 乌克林。</text:p>
      <text:p text:style-name="P4">
图片: ['<text:a xlink:type="simple" xlink:href="https://static.ukrinform.com/photos/2019_05/thumb_files/630_360_1559033385-189.jpg" text:style-name="Internet_20_link" text:visited-style-name="Visited_20_Internet_20_Link">
630_360_15590...</text:a>
']</text:p>
      <text:p text:style-name="P4">
标签: ['Дощ', 'Погода', 'Прогноз']</text:p>
      <text:p text:style-name="P4">
类型: Article</text:p>
      <!--METADATA-->
      <text:p text:style-name="P4">
<draw:frame draw:style-name="fr1" draw:name="Image182" text:anchor-type="as-char" svg:width="6.9236in" svg:height="3.956343in" draw:z-index="0">
<draw:image xlink:href="../Images/yкринформ/2023-06-04T19-02-00-03-00/630_360_1559033385-189.jpg" xlink:type="simple" xlink:show="embed" xlink:actuate="onLoad" draw:mime-type="image/jpeg"/>
</draw:frame>
在乌克兰，周一，降水可能仅在跨托普西亚和喀尔巴阡山脉，夜晚6-11°的温度，海洋海岸至15°； 下午20-25°。</text:p>
      <text:p text:style-name="P4">
乌克兰形式在乌克兰水文气象学中心报道。</text:p>
      <text:p text:style-name="P4">
“没有降水，只有在跨性能和喀尔巴阡山脉短期内<text:a xlink:type="simple" xlink:href="https://www.ukrinform.ua/tag-dos" text:style-name="Internet_20_link" text:visited-style-name="Visited_20_Internet_20_Link">
雨</text:a>
，雷暴。 可变方向的风，3-8 m/s。 晚上6-11°的温度在海洋海岸高达15°； 下午20-25°，Nazakarpatti最多27°”，这是消息。</text:p>
      <text:p text:style-name="P4">
在基辅和该地区，6月5日，没有预测降水。 可变方向的风，3-8 m/s。 在首都，晚上的温度约为10°，下午21-23°，在基辅地区6-11°，下午20-25°。</text:p>
      <text:p text:style-name="P4">
根据预测，6月6日至7日在乌克兰，主要没有降水，短暂的，雷暴可能仅在西部地区。 风主要，在东北国家的南部和东部，5-10 m/s。 6月6日，6月7日，6月7日，6月7日在乌克兰举行的调节器，East除外，11-16°； 下午21-26°，在跨载Phatopathia 18-23°。</text:p>
      <text:p text:style-name="P4">
<text:span text:style-name="T4">
另请阅读：</text:span>
 <text:a xlink:type="simple" xlink:href="https://www.ukrinform.ua/rubric-kyiv/3717054-u-kievi-traven-viavivsa-najsuhisim-za-ves-cas-sposterezen.html" text:style-name="Internet_20_link" text:visited-style-name="Visited_20_Internet_20_Link">
在基辅，可能一直是最干燥的时间</text:a>
基辅和该地区的干燥天气保存下来。 风主要是南部5-10m/s。 在6月7日，14-16°的6月6日11-13°的温度之夜中； 下午24-26°； 6月6日，6月7日，11-16°，在基辅地区，在基辅地区； 第21-26°。</text:p>
      <text:p text:style-name="P4">
预测者不会在6月8日至9日的6月8日至9日预测，仅在6月8日的西部地区，短期降雨。 晚上11-17°的温度，海洋的公司河岸高达20°； 第21-27°，在南部，位于30°的位置。</text:p>
      <text:p text:style-name="P4">
首都地区也没有降水。 在基辅，晚上的温度为14-16°，下午25-27°，晚上11-16°，下午22-27°。</text:p>
      <text:p text:style-name="P4">
News Source: <text:a xlink:type="simple" xlink:href="https://www.ukrinform.ua/rubric-regions/3718141-zavtra-dositime-lise-u-deakih-zahidnih-regionah-vden-do-25.html" text:style-name="Internet_20_link" text:visited-style-name="Visited_20_Internet_20_Link">
https://www.ukrinform.ua/rubric-regions/3718141-zavtra-dositime-lise-u-deakih-zahidnih-regionah-vden-do-25.html</text:a>
</text:p>
      <!--NEWS-->
      <text:h text:style-name="P10" text:outline-level="1">
<text:span text:style-name="T4">
国防军击退了东方的所有敌对袭击</text:span>
</text:h>
      <text:p text:style-name="P4">
作者: Ukrinform (Person)</text:p>
      <text:p text:style-name="P4">
出版商: Укринформ (Organization)</text:p>
      <text:p text:style-name="P4">
出版时间: 2023-06-04T19:25:00+03:00</text:p>
      <text:p text:style-name="P4">
修改时间: 2023-06-04T19:25:00+03:00</text:p>
      <text:p text:style-name="P4">
描述: 俄罗斯军队将主要的努力集中在试图完全抓住卢汉斯克和顿涅茨克地区的尝试上，乌克兰的辩护反映了当天入侵者进行的所有23次袭击。  - 乌克林。</text:p>
      <text:p text:style-name="P4">
图片: ['<text:a xlink:type="simple" xlink:href="https://static.ukrinform.com/photos/2023_06/thumb_files/630_360_1685895881-384.jpg" text:style-name="Internet_20_link" text:visited-style-name="Visited_20_Internet_20_Link">
630_360_16858...</text:a>
']</text:p>
      <text:p text:style-name="P4">
标签: ['Генштаб', 'ЗСУ', 'Війна з Росією']</text:p>
      <text:p text:style-name="P4">
类型: Article</text:p>
      <!--METADATA-->
      <text:p text:style-name="P4">
<draw:frame draw:style-name="fr1" draw:name="Image183" text:anchor-type="as-char" svg:width="6.9236in" svg:height="3.956343in" draw:z-index="0">
<draw:image xlink:href="../Images/yкринформ/2023-06-04T19-25-00-03-00/630_360_1685895881-384.jpg" xlink:type="simple" xlink:show="embed" xlink:actuate="onLoad" draw:mime-type="image/jpeg"/>
</draw:frame>
Ruskivskaya将基本努力重点放在试图捕获卢甘斯克和顿涅茨克地区的尝试上，乌克兰的国防军反映了人民在白天进行的所有23起袭击。</text:p>
      <text:p text:style-name="P4">
根据乌克林福姆的说法，乌克兰武装部队的总参谋部在[Facebook]上报道(https://www.facebook.com/GeneralStaff.ua/posts/pfbid0ZvUzU7yZw43tXmGgL3kow3hkFUiEkR89YdvU7hvPMP2MwnEs21ZFtDdG56cTfEhEl)截至6月4日星期日18:00发布了及时的信息。</text:p>
      <text:p text:style-name="P4">
值得注意的是，总共，乌克兰航空每天都在敌人的人员中占据了十个poyons。</text:p>
      <text:p text:style-name="P4">
<text:span text:style-name="T4">
另请阅读：</text:span>
 <text:a xlink:type="simple" xlink:href="https://www.ukrinform.ua/rubric-ato/3718194-vorog-cotiri-razi-uprodovz-dna-biv-po-prikordonnu-sumsini-ta-cernigivsini.html" text:style-name="Internet_20_link" text:visited-style-name="Visited_20_Internet_20_Link">
敌人在白天四次殴打在切尼希夫地区的苏米地区的边界</text:a>
就其部分而言，火箭部队和武装部队的炮兵部门受到了俄罗斯人的两个武器和军事装备的影响，以及他们的两个防空导弹综合大楼，弹药组成和两个无线电电子电台的站点摔角。</text:p>
      <text:p text:style-name="P4">
乌克兰捍卫者还摧毁了侦察无人机。</text:p>
      <text:p text:style-name="P4">
当天，俄罗斯联邦的部队总共进行了7导弹和25次航空罢工，并通过国防部队和定居点的位置对射线大火的反应性系统进行了约20次炮击。 在平民人口中，私人住宅，教育机构以及行政和行政基础设施受伤。</text:p>
      <text:p text:style-name="P4">
<text:span text:style-name="T4">
另请阅读：</text:span>
 <text:a xlink:type="simple" xlink:href="https://www.ukrinform.ua/rubric-ato/3718185-zagarbniki-obstrilali-gromadu-na-harkivsini-dvoe-poranenih.html" text:style-name="Internet_20_link" text:visited-style-name="Visited_20_Internet_20_Link">
<text:span text:style-name="T4">
入侵</text:span>
，并向哈尔基夫地区的社区开除，两个加热</text:a>
有人强调，整个乌克兰的导弹和航空袭击的可能性仍然很高。</text:p>
      <text:p text:style-name="P4">
_ <text:span text:style-name="T4">
在Volyn和Polissya指示中</text:span>
 _，根据总参谋部的说法，运营生产没有发生重大变化，将确定进攻群体的形成迹象。</text:p>
      <text:p text:style-name="P4">
_ <text:span text:style-name="T4">
在Siversky和Slobozhansky的指示中</text:span>
 _俄罗斯继续在与乌克兰边境地区保留军事存在。 这个时代是不幸的是，在乌克兰州Zelene村的哈尔基夫地区地区跨越乌克兰州边界的一个破坏团体。入侵者在Vovchansk地区击中了火箭中风，击败了Kharkiv地区的Ivashkiv，Ogirtsev和Gatyshchi，击败了Chernihiv地区的Iminotics的大炮，Znob-Nob-Nob-Nob-Novgorod，Shevchenko，Shevchenko，shevchenko，barrivka，oleksandrivka.ga.dddredka redka ryminometics of iminotics ，红色，绿色，旧，Ogirtsev，Gatyshch，Pleteenivka，Vovchansk，Karaika，Budarki和Chugunivtsi Kharkiv地区。</text:p>
      <text:p text:style-name="P4">
_ <text:span text:style-name="T4">
 In the Kupyansk direction </text:span>
 _ during the day of the Russian Federation had unsuccessful successive actions near the Novoselivsky Luhansk region, from artillery Iminometas attacked well, Krasne first, Figololivka, Novomlinsk, Dovzaki, Kutkovka, Bvenkivka. Kharkiv region and Novoselovsk卢甘斯克地区。</text:p>
      <text:p text:style-name="P4">
_ <text:span text:style-name="T4">
在Lyman方向</text:span>
 _ _白天，入侵者在Luhansk地区的Bigorivka领域采取了连续的连续行动。 敌对炮兵的中风记录在位于安慰线附近的定居点，包括马克夫卡，内夫斯基和比格里瓦卡，卢汉斯克地区，维尔克纳米斯基地区，托恩斯基，托恩斯基，备受争议，争议和Razdolivka。</text:p>
      <text:p text:style-name="P4">
<text:span text:style-name="T5">
!(https://www.ukrinform.ua/rubric-regions/3718075-zagarbniki-za-dobu-obstrilali-120-naselenih-punktiv-ta-92-obekta-infrastrukturi.html)_ </text:span>
<text:span text:style-name="T5">
在Bakhmut方向</text:span>
* _ _俄罗斯人在该地区采取了进攻行动，但没有成功。 在Vasyutinsky，Toretsk和North Donetsk地区的地区，从航空入侵者遭到殴打。</text:p>
      <text:p text:style-name="P4">
Vasyukivka，Orikhovo-Vasylivka，Chrome，Permulal Yar，Ivanovsky，Stupochki，Predict，White Mountain，Diliyivka和Donetsk地区的地区受到敌人的炮击遭到伤害。</text:p>
      <text:p text:style-name="P4">
_ <text:span text:style-name="T4">
在Avdeevsky的方向</text:span>
 _ _没有进行俄罗斯军队的进攻行动，相反，他们在Avdiivka地区造成了航空罢工，来自Avdiivka，Pervomaisky，Pervomaisky和Donetsk地区的Karlovka击败了Avdiivka。</text:p>
      <text:p text:style-name="P4">
<text:span text:style-name="T4">
另请阅读：</text:span>
 <text:a xlink:type="simple" xlink:href="https://www.ukrinform.ua/rubric-ato/3718049-rosijski-raketi-vdarili-po-aerodromu-bila-kropivnickogo.html" text:style-name="Internet_20_link" text:visited-style-name="Visited_20_Internet_20_Link">
俄罗斯导弹击中了Kropyvnytskyi附近的机场</text:a>
</text:p>
      <text:p text:style-name="P4">
_ <text:span text:style-name="T4">
朝矿物方向</text:span>
 _ _俄罗斯人向与战斗碰撞线接壤的定居点发射，尤其是煤炭，前派和诺维克兰诺内诺茨克地区。</text:p>
      <text:p text:style-name="P4">
_ <text:span text:style-name="T4">
在Zaporizhzhya和Kherson的指示中</text:span>
 _ RF部队继续采取了动作。 敌人从航空中袭击了贝斯拉夫地区和快乐的霍森地区。</text:p>
      <text:p text:style-name="P4">
<text:span text:style-name="T4">
另请阅读：</text:span>
 <text:a xlink:type="simple" xlink:href="https://www.ukrinform.ua/rubric-regions/3718016-zagarbniki-obstrilali-z-aviacii-ta-artilerii-naseleni-punkti-lugansini.html" text:style-name="Internet_20_link" text:visited-style-name="Visited_20_Internet_20_Link">
<text:span text:style-name="T4">
入侵</text:span>
 iki在航空和炮兵中开火 - 淘汰了卢汉斯克地区的点</text:a>
The punches of Russian artillery were freely field, green field, Novopol Itemirivka, Donetsk region, Olgivske, Malynivka, Gulyaypole, Railway, Mala Tokmachka, Novoandriivka, Steppe and Kamyansk Zaporizhzhya region, Kherson, Kozatska, Tyagoska, Ivanivka, Dnipro, Dnipro.</text:p>
      <text:p text:style-name="P4">
据总参谋部称，俄罗斯军队继续遭受巨大的损失。 特别是，发现大约有500名来自前定罪的俄罗斯人到达了一个敌方单位之一，这是哈尔基夫地区的临时领土。</text:p>
      <text:p text:style-name="P4">
国防军在入侵者的位置造成的火灾破坏之后，新来的强化的大约一百人在不同程度上受伤，特别是与生活不兼容。 这次活动结束后，另外80人离开了职位。</text:p>
      <text:p text:style-name="P4">
正如乌克林福姆报道的那样，6月4日，俄罗斯军队袭击了空军基地X-101/X-555的乌克兰哭泣导弹，以及Shahed-136/131的伊朗非触发。</text:p>
      <text:p text:style-name="P4">
国防军<text:a xlink:type="simple" xlink:href="https://www.ukrinform.ua/rubric-ato/3718213-u-genstabi-utocnili-kilkist-zbitih-unoci-sahediv.html" text:style-name="Internet_20_link" text:visited-style-name="Visited_20_Internet_20_Link">
在夜间袭击中，六只敌人火箭中有四枚被八击击球无人机摧毁</text:a>
。</text:p>
      <text:p text:style-name="P4">
照片：武装部队总参谋部，Facebook</text:p>
      <text:p text:style-name="P4">
News Source: <text:a xlink:type="simple" xlink:href="https://www.ukrinform.ua/rubric-ato/3718221-za-dobu-sili-oboroni-vsi-vorozi-ataki-na-shodi.html" text:style-name="Internet_20_link" text:visited-style-name="Visited_20_Internet_20_Link">
https://www.ukrinform.ua/rubric-ato/3718221-za-dobu-sili-oboroni-vsi-vorozi-ataki-na-shodi.html</text:a>
</text:p>
      <!--NEWS-->
      <text:h text:style-name="P10" text:outline-level="1">
<text:span text:style-name="T4">
检察官办公室已经开始对当今哈尔基夫地区的炮击进行预审</text:span>
</text:h>
      <text:p text:style-name="P4">
作者: Ukrinform (Person)</text:p>
      <text:p text:style-name="P4">
出版商: Укринформ (Organization)</text:p>
      <text:p text:style-name="P4">
出版时间: 2023-06-04T19:26:00+03:00</text:p>
      <text:p text:style-name="P4">
修改时间: 2023-06-04T19:26:00+03:00</text:p>
      <text:p text:style-name="P4">
描述: Chuguevskaya，Kupyansk和Bogodukhiv地区检察官Kharkiv地区的检察官开始进行预审调查，该调查就侵犯俄罗斯联合会违反法律和战争习俗的事实进行了调查。  - 乌克林。</text:p>
      <text:p text:style-name="P4">
图片: ['<text:a xlink:type="simple" xlink:href="https://static.ukrinform.com/photos/2023_06/thumb_files/630_360_1685896300-603.jpeg" text:style-name="Internet_20_link" text:visited-style-name="Visited_20_Internet_20_Link">
630_360_16858...</text:a>
']</text:p>
      <text:p text:style-name="P4">
标签: ['Обстріл', 'Прокуратура', 'Харківщина', 'Війна з Росією']</text:p>
      <text:p text:style-name="P4">
类型: Article</text:p>
      <!--METADATA-->
      <text:p text:style-name="P4">
<draw:frame draw:style-name="fr1" draw:name="Image184" text:anchor-type="as-char" svg:width="6.9236in" svg:height="3.956343in" draw:z-index="0">
<draw:image xlink:href="../Images/yкринформ/2023-06-04T19-26-00-03-00/630_360_1685896300-603.jpeg" xlink:type="simple" xlink:show="embed" xlink:actuate="onLoad" draw:mime-type="image/jpeg"/>
</draw:frame>
Chuguevskaya，Kupyansk和Bogodukhiv地区检察官Kharkiv地区的检察官开始了关于违反俄罗斯联合会战争骨盆法律的事实的预审调查。</text:p>
      <text:p text:style-name="P4">
根据乌克林福姆的说法，<text:a xlink:type="simple" xlink:href="https://t.me/pgo_gov_ua/12873" text:style-name="Internet_20_link" text:visited-style-name="Visited_20_Internet_20_Link">
电报</text:a>
通知总检察长的新闻服务。</text:p>
      <text:p text:style-name="P4">
“根据Chuguev，Kupyansk和Bogodukhiv检察官办公室的程序指导，开始了预审前调查(艺术。 乌克兰《刑法》的438)“， - 证词读。</text:p>
      <text:p text:style-name="P4">
值得注意的是，根据调查，6月4日，俄罗斯军方<text:a xlink:type="simple" xlink:href="https://www.ukrinform.ua/tag-obstril" text:style-name="Internet_20_link" text:visited-style-name="Visited_20_Internet_20_Link">
被解雇</text:a>
Vovchansk。 由于敌对行为，两名平民同意。 地区住宅受到损害。 俄罗斯联邦武装部队的南部 - 大流浪者袭击了Peschane Kupyansk村，导致当地居民。</text:p>
      <text:p text:style-name="P4">
</text:p>
      <text:p text:style-name="P4">
<text:span text:style-name="T4">
另请阅读：</text:span>
 <text:a xlink:type="simple" xlink:href="https://www.ukrinform.ua/rubric-ato/3718185-zagarbniki-obstrilali-gromadu-na-harkivsini-dvoe-poranenih.html" text:style-name="Internet_20_link" text:visited-style-name="Visited_20_Internet_20_Link">
入侵者在哈尔基夫地区的社区开枪，两个人</text:a>
同时，大约在下午2:30，在Zolochiv Bohodukhiv区殴打俄罗斯入侵者。 根据初步数据，炮击是由炮兵制成的。 儿童和青少年创造力的故乡受到了损害。 两个人受伤。 警察的检察官记录了俄罗斯联邦武装侵略的后果。</text:p>
      <text:p text:style-name="P4">
</text:p>
      <text:p text:style-name="P4">
正如乌克林福姆报道的，<text:a xlink:type="simple" xlink:href="https://www.ukrinform.ua/rubric-regions/3718075-zagarbniki-za-dobu-obstrilali-120-naselenih-punktiv-ta-92-obekta-infrastrukturi.html" text:style-name="Internet_20_link" text:visited-style-name="Visited_20_Internet_20_Link">
最后一天的俄罗斯军队以1,120个定居点开火</text:a>
在92个基础设施中，有6名平民在6名平民中丧生，32名平民受伤。</text:p>
      <text:p text:style-name="P4">
<text:span text:style-name="T5">
foto：Kharkiv地区检察官办公室</text:span>
</text:p>
      <text:p text:style-name="P4">
News Source: <text:a xlink:type="simple" xlink:href="https://www.ukrinform.ua/rubric-regions/3718223-prokuratura-rozpocala-dosudovi-rozsliduvanna-za-faktom-sogodnisnogo-obstrilu-harkivsini.html" text:style-name="Internet_20_link" text:visited-style-name="Visited_20_Internet_20_Link">
https://www.ukrinform.ua/rubric-regions/3718223-prokuratura-rozpocala-dosudovi-rozsliduvanna-za-faktom-sogodnisnogo-obstrilu-harkivsini.html</text:a>
</text:p>
      <!--NEWS-->
      <text:h text:style-name="P10" text:outline-level="1">
<text:span text:style-name="T4">
克里奇科检查了首都Holosiivskyi区的庇护所</text:span>
</text:h>
      <text:p text:style-name="P4">
作者: Ukrinform (Person)</text:p>
      <text:p text:style-name="P4">
出版商: Укринформ (Organization)</text:p>
      <text:p text:style-name="P4">
出版时间: 2023-06-04T19:46:38+03:00</text:p>
      <text:p text:style-name="P4">
修改时间: 2023-06-04T19:46:38+03:00</text:p>
      <text:p text:style-name="P4">
描述: 检查基辅Holosiivskyi区的庇护所表明，某些地下室是私人拥有或租赁的，有些地下室在晚上没有装备或关闭。  - 乌克林。</text:p>
      <text:p text:style-name="P4">
图片: ['<text:a xlink:type="simple" xlink:href="https://static.ukrinform.com/photos/2022_03/thumb_files/630_360_1647199663-397.jpg" text:style-name="Internet_20_link" text:visited-style-name="Visited_20_Internet_20_Link">
630_360_16471...</text:a>
']</text:p>
      <text:p text:style-name="P4">
标签: ['Віталій Кличко', 'Київ', 'Укриття', 'Камишін']</text:p>
      <text:p text:style-name="P4">
类型: Article</text:p>
      <!--METADATA-->
      <text:p text:style-name="P4">
<draw:frame draw:style-name="fr1" draw:name="Image189" text:anchor-type="as-char" svg:width="6.9236in" svg:height="3.956343in" draw:z-index="0">
<draw:image xlink:href="../Images/yкринформ/2023-06-04T19-46-38-03-00/630_360_1647199663-397.jpg" xlink:type="simple" xlink:show="embed" xlink:actuate="onLoad" draw:mime-type="image/jpeg"/>
</draw:frame>
基辅Holosiivskyi区的跳棋作证说，地下室的一部分是私人拥有或租赁的，有些是不装备或晚上的。</text:p>
      <text:p text:style-name="P4">
基辅维塔利·克里奇科(Klitschko)的市长在<text:a xlink:type="simple" xlink:href="https://t.me/vitaliy_klitschko/2070" text:style-name="Internet_20_link" text:visited-style-name="Visited_20_Internet_20_Link">
Telegram</text:a>
，报道乌克林福姆。</text:p>
      <text:p text:style-name="P4">
“第二天，我们与大臣亚历山大·卡米辛一起去(战略工业部长)我们看庇护所。 今天是创新的地区...避难所有问题。 特别是在Holosiiv中。私人手或租赁的酒窖的一部分。 有些人没有装备，在教育机构中的某个地方有配备，但是在晚上，它们被关闭了。”他说。</text:p>
      <text:p text:style-name="P4">
<text:span text:style-name="T4">
另请阅读：</text:span>
 <text:a xlink:type="simple" xlink:href="https://www.ukrinform.ua/rubric-kyiv/3718171-v-op-zaklikali-vladu-kieva-aknajsvidse-rozrobiti-algoritm-roboti-ukrittiv.html" text:style-name="Internet_20_link" text:visited-style-name="Visited_20_Internet_20_Link">
在OPP中，请尽快呼吁基辅权力发展算法，<text:span text:style-name="T4">
 shelter </text:span>
 tiv</text:a>
同时，克里奇科强调，他们的平衡器和地区负责人负责板块的布置和操作。 据他说，分配了地区政府的资金。 首都市长指出，检查小组的并发症“再次代表了基辅城市冠军管理局的代表”。</text:p>
      <text:p text:style-name="P4">
据乌克林福姆(Ukrinform)报道，总统办公室呼吁基辅当局尽快开发庇护所算法。</text:p>
      <text:p text:style-name="P4">
<text:span text:style-name="T4">
另请阅读：</text:span>
 <text:a xlink:type="simple" xlink:href="https://www.ukrinform.ua/rubric-kyiv/3718089-u-kievi-perevirili-ponad-tisacu-ukrittiv-polovina-z-nih-nepridatna-do-vikoristanna.html" text:style-name="Internet_20_link" text:visited-style-name="Visited_20_Internet_20_Link">
对于京凡人的人们推出了一个自我评估的聊天机器人<text:span text:style-name="T4">
隐藏</text:span>
(https://www.ukrinform.ua/rubric-kyiv/3718104-dla-kian-zapustili-catbot-dla-samostijnoi-ocinki-stanu-ukritta.html)战略工业部长亚历山大·卡米辛(Alexander Kamyshin)表示，迄今为止，在首都已经检查了1078个庇护所</text:a>
，一半的覆盖范围处于不满意的状态 - 不适合使用或佣金无法打开它们。</text:p>
      <text:p text:style-name="P4">
对于基辅的居民(https://www.ukrinform.ua/rubric-kyiv/3718104-dla-kian-zapustili-catbot-dla-samostijnoi-ocinki-stanu-ukritta.html)这使您可以自己评估存储设施。</text:p>
      <text:p text:style-name="P4">
News Source: <text:a xlink:type="simple" xlink:href="https://www.ukrinform.ua/rubric-kyiv/3718229-klicko-pereviriv-ukritta-u-golosiivskomu-rajoni-stolici.html" text:style-name="Internet_20_link" text:visited-style-name="Visited_20_Internet_20_Link">
https://www.ukrinform.ua/rubric-kyiv/3718229-klicko-pereviriv-ukritta-u-golosiivskomu-rajoni-stolici.html</text:a>
</text:p>
      <!--NEWS-->
      <text:h text:style-name="P10" text:outline-level="1">
<text:span text:style-name="T4">
美国相信乌克兰的反性 - 拜登顾问的成功</text:span>
</text:h>
      <text:p text:style-name="P4">
作者: Ukrinform (Person)</text:p>
      <text:p text:style-name="P4">
出版商: Укринформ (Organization)</text:p>
      <text:p text:style-name="P4">
出版时间: 2023-06-04T19:53:00+03:00</text:p>
      <text:p text:style-name="P4">
修改时间: 2023-06-04T19:53:00+03:00</text:p>
      <text:p text:style-name="P4">
描述: 美国认为，已久的乌克兰反性官员将取得成功，并将返回一个具有战略意义的领土。  - 乌克林。</text:p>
      <text:p text:style-name="P4">
图片: ['<text:a xlink:type="simple" xlink:href="https://static.ukrinform.com/photos/2023_05/thumb_files/630_360_1684691970-341.jpg" text:style-name="Internet_20_link" text:visited-style-name="Visited_20_Internet_20_Link">
630_360_16846...</text:a>
']</text:p>
      <text:p text:style-name="P4">
标签: ['США', 'Війна з Росією', 'Контрнаступ']</text:p>
      <text:p text:style-name="P4">
类型: Article</text:p>
      <!--METADATA-->
      <text:p text:style-name="P4">
<draw:frame draw:style-name="fr1" draw:name="Image190" text:anchor-type="as-char" svg:width="6.9236in" svg:height="3.956343in" draw:z-index="0">
<draw:image xlink:href="../Images/yкринформ/2023-06-04T19-53-00-03-00/630_360_1684691970-341.jpg" xlink:type="simple" xlink:show="embed" xlink:actuate="onLoad" draw:mime-type="image/jpeg"/>
</draw:frame>
值得一提的是，已久的乌克兰反性官员将取得成功并减少战略性重要的领土的回归。</text:p>
      <text:p text:style-name="P4">
根据乌克林福姆的说法，这是在接受频道[CNN]的采访中(https://edition.cnn.com/2023/06/04/politics/biden-xi-jinping-china-ukraine-cnntv/index.html)美国国家安全总统顾问沙利文说。</text:p>
      <text:p text:style-name="P4">
“当乌克兰人开始反对这一反对意见时，它将取决于到底发生的事件的发展。 但是我们认为，在这一同行中，乌克兰人将取得成功。”他说。</text:p>
      <text:p text:style-name="P4">
他补充说，美国认为长期已久的乌克兰<text:a xlink:type="simple" xlink:href="https://www.ukrinform.ua/tag-kontrnastup" text:style-name="Internet_20_link" text:visited-style-name="Visited_20_Internet_20_Link">
反官方</text:a>
将导致“战略上重要的领土”的回归。</text:p>
      <text:p text:style-name="P4">
据他说，战场上事件的发展将对任何非物质谈判产生“巨大影响”。</text:p>
      <text:p text:style-name="P4">
沙利文说：“但是我会这么说：泽伦斯基总统本人说这场战争最终是一种外交方式。”</text:p>
      <text:p text:style-name="P4">
*!(https://www.ukrinform.ua/rubric-ato/3717973-kontrnastup-zsu-bude-vrazaucim-eksdirektor-cru.html)早些时候，中央情报局的前导演戴维·彼得雷斯(David Petreus)表示，乌克兰军队的同行将引人注目，并将在头三到四天内达到高潮。</text:p>
      <text:p text:style-name="P4">
正如乌克兰总统乌克林福姆(Ukrinform(https://www.ukrinform.ua/rubric-ato/3717842-zelenskij-mi-gotovi-do-kontrnastupu.html)同时强调此过程将需要一些时间并具有很高的价格。</text:p>
      <text:p text:style-name="P4">
<text:span text:style-name="T5">
foto：konstantin liber</text:span>
</text:p>
      <text:p text:style-name="P4">
News Source: <text:a xlink:type="simple" xlink:href="https://www.ukrinform.ua/rubric-ato/3718231-ssa-virat-v-uspih-kontrnastupu-ukraini-radnik-bajdena.html" text:style-name="Internet_20_link" text:visited-style-name="Visited_20_Internet_20_Link">
https://www.ukrinform.ua/rubric-ato/3718231-ssa-virat-v-uspih-kontrnastupu-ukraini-radnik-bajdena.html</text:a>
</text:p>
      <!--NEWS-->
      <text:h text:style-name="P10" text:outline-level="1">
<text:span text:style-name="T4">
Svitolina在四分之一决赛的“ Rolan Harros”中出现</text:span>
</text:h>
      <text:p text:style-name="P4">
作者: Ukrinform (Person)</text:p>
      <text:p text:style-name="P4">
出版商: Укринформ (Organization)</text:p>
      <text:p text:style-name="P4">
出版时间: 2023-06-04T19:58:00+03:00</text:p>
      <text:p text:style-name="P4">
修改时间: 2023-06-04T19:58:00+03:00</text:p>
      <text:p text:style-name="P4">
描述: 在1/8的决赛中，乌克兰击败了俄罗斯卡萨特金。  - 乌克林。</text:p>
      <text:p text:style-name="P4">
图片: ['<text:a xlink:type="simple" xlink:href="https://static.ukrinform.com/photos/2023_06/thumb_files/630_360_1685897047-869.jpg" text:style-name="Internet_20_link" text:visited-style-name="Visited_20_Internet_20_Link">
630_360_16858...</text:a>
']</text:p>
      <text:p text:style-name="P4">
标签: ['Світоліна', 'Теніс']</text:p>
      <text:p text:style-name="P4">
类型: Article</text:p>
      <!--METADATA-->
      <text:p text:style-name="P4">
<draw:frame draw:style-name="fr1" draw:name="Image191" text:anchor-type="as-char" svg:width="6.9236in" svg:height="3.956343in" draw:z-index="0">
<draw:image xlink:href="../Images/yкринформ/2023-06-04T19-58-00-03-00/630_360_1685897047-869.jpg" xlink:type="simple" xlink:show="embed" xlink:actuate="onLoad" draw:mime-type="image/jpeg"/>
</draw:frame>
在1/8决赛中，乌克兰击败了俄罗斯卡萨特金。</text:p>
      <text:p text:style-name="P4">
乌克林福姆报道，乌克兰网球运动员埃琳娜·斯维托利纳(Elina Svitolina)赢得了法国公开赛室的1/8决赛。</text:p>
      <text:p text:style-name="P4">
乌克兰人比世界第九个球拍更强大，俄罗斯俄罗斯·达里乌斯·卡萨特金–6：4，7：6(7：5). Матч тривав 1 годину 59 хвилин.</text:p>
      <text:p text:style-name="P4">
Світоліна вчетверте в кар’єрі зіграє у чвертьфіналі «Ролан Гаррос». Суперницеюукраїнки стане переможниця пари Стівенс – Сабаленко.</text:p>
      <text:p text:style-name="P4">
<text:span text:style-name="T4">
Читайте також:</text:span>
 <text:a xlink:type="simple" xlink:href="https://www.ukrinform.ua/rubric-sports/3717920-curenko-zdobula-peremogu-v-tretomu-raundi-rolan-garros.html" text:style-name="Internet_20_link" text:visited-style-name="Visited_20_Internet_20_Link">
 <text:span text:style-name="T4">
Цуренко</text:span>
 здобула перемогу в третьому раунді «РоланГаррос» </text:a>
正如乌克林福姆(Ukrinform)报道的那样，明天，6月5日，Tsurenko将抵抗世界上第一位牧师Polya Igy Schwontek在法国公开冠军的1/8决赛中。</text:p>
      <text:p text:style-name="P4">
照片：盖蒂图像</text:p>
      <text:p text:style-name="P4">
News Source: <text:a xlink:type="simple" xlink:href="https://www.ukrinform.ua/rubric-sports/3718232-svitolina-zigrae-u-cvertfinali-rolan-garros.html" text:style-name="Internet_20_link" text:visited-style-name="Visited_20_Internet_20_Link">
https://www.ukrinform.ua/rubric-sports/3718232-svitolina-zigrae-u-cvertfinali-rolan-garros.html</text:a>
</text:p>
      <!--NEWS-->
      <text:h text:style-name="P10" text:outline-level="1">
<text:span text:style-name="T4">
现在是时候谈论乌克兰在北约成员资格问题的具体细节 - 马克罗夫</text:span>
</text:h>
      <text:p text:style-name="P4">
作者: Ukrinform (Person)</text:p>
      <text:p text:style-name="P4">
出版商: Укринформ (Organization)</text:p>
      <text:p text:style-name="P4">
出版时间: 2023-06-04T20:00:00+03:00</text:p>
      <text:p text:style-name="P4">
修改时间: 2023-06-04T20:00:00+03:00</text:p>
      <text:p text:style-name="P4">
描述: 现在是时候开始讨论乌克兰在北大西洋联盟的成员的正确步骤了。  - 乌克林。</text:p>
      <text:p text:style-name="P4">
图片: ['<text:a xlink:type="simple" xlink:href="https://static.ukrinform.com/photos/2021_05/thumb_files/630_360_1620965417-738.jpg" text:style-name="Internet_20_link" text:visited-style-name="Visited_20_Internet_20_Link">
630_360_16209...</text:a>
']</text:p>
      <text:p text:style-name="P4">
标签: ['НАТО', 'Україна', 'Маркарова']</text:p>
      <text:p text:style-name="P4">
类型: Article</text:p>
      <!--METADATA-->
      <text:p text:style-name="P4">
<draw:frame draw:style-name="fr1" draw:name="Image192" text:anchor-type="as-char" svg:width="6.9236in" svg:height="3.956343in" draw:z-index="0">
<draw:image xlink:href="../Images/yкринформ/2023-06-04T20-00-00-03-00/630_360_1620965417-738.jpg" xlink:type="simple" xlink:show="embed" xlink:actuate="onLoad" draw:mime-type="image/jpeg"/>
</draw:frame>
现在是时候开始讨论有关乌克兰教育联盟成员的正确步骤了。</text:p>
      <text:p text:style-name="P4">
根据乌克林福姆的说法，这是电视频道的国家<text:a xlink:type="simple" xlink:href="https://twitter.com/FaceTheNation/status/1665389238076993538" text:style-name="Internet_20_link" text:visited-style-name="Visited_20_Internet_20_Link">
CBS新闻</text:a>
Oksana Markarova在美国大使说。</text:p>
      <text:p text:style-name="P4">
“我们期待峰会(北约 - 订购。). Україна має прагнення щодовступу в НАТО. Трансатлантичні прагнення закріплені в наших серцях, в нашійКонституції і більшість людей підтримує їх. Ми вважаємо, що настав часрозпочати обговорювати коректні кроки в цьому питанні», - сказала вона.</text:p>
      <text:p text:style-name="P4">
За словами Маркарової, українська сторона розуміє поточні обмеження щодовступу в <text:a xlink:type="simple" xlink:href="https://www.ukrinform.ua/tag-nato" text:style-name="Internet_20_link" text:visited-style-name="Visited_20_Internet_20_Link">
 НАТО </text:a>
在继续战争的背景下。</text:p>
      <text:p text:style-name="P4">
“但是，我相信，在俄罗斯不属于北约的一部分时，俄罗斯袭击我们而没有被激怒以及在芬兰和瑞典的历史决定之后，目前，在俄罗斯袭击我们之后。对邪恶的好处，我们需要北约静态，北约需要多少乌克兰，因为我们有很多北约。”她说。</text:p>
      <text:p text:style-name="P4">
<text:span text:style-name="T4">
另请阅读：</text:span>
 <text:a xlink:type="simple" xlink:href="https://www.ukrinform.ua/rubric-polytics/3718210-pisla-peremogi-proces-priednanna-ukraini-do-nato-bude-svidkim-zastupnik-ministra-oboroni.html" text:style-name="Internet_20_link" text:visited-style-name="Visited_20_Internet_20_Link">
在乌克兰加入<text:span text:style-name="T4">
北约的胜利过程之后</text:span>
将很快 - 国防部副部长</text:a>
正如乌克林福姆(Ukrinform)报道的那样，沃迪米尔·泽伦斯基(Volodymyr Zelenskyy)总统说，乌克兰预计在维尔纽斯(Vilnius)的北约峰会(Nato Summit)会邀请政治邀请。</text:p>
      <text:p text:style-name="P4">
他还强调，乌克兰应该为北约获得有效的安全保证。</text:p>
      <text:p text:style-name="P4">
News Source: <text:a xlink:type="simple" xlink:href="https://www.ukrinform.ua/rubric-polytics/3718233-nastav-cas-pogovoriti-pro-konkretiku-v-pitanni-clenstva-ukraini-v-nato-markarova.html" text:style-name="Internet_20_link" text:visited-style-name="Visited_20_Internet_20_Link">
https://www.ukrinform.ua/rubric-polytics/3718233-nastav-cas-pogovoriti-pro-konkretiku-v-pitanni-clenstva-ukraini-v-nato-markarova.html</text:a>
</text:p>
      <!--NEWS-->
      <text:h text:style-name="P10" text:outline-level="1">
<text:span text:style-name="T4">
乌克兰的孩子将受到俄罗斯邪恶的保护是时候到了。Zelensky</text:span>
</text:h>
      <text:p text:style-name="P4">
作者: Ukrinform (Person)</text:p>
      <text:p text:style-name="P4">
出版商: Укринформ (Organization)</text:p>
      <text:p text:style-name="P4">
出版时间: 2023-06-04T20:10:00+03:00</text:p>
      <text:p text:style-name="P4">
修改时间: 2023-06-04T20:10:00+03:00</text:p>
      <text:p text:style-name="P4">
描述: 曾经将有一段时间，包括乌克兰在内的儿童将受到保护，免受俄罗斯等邪恶的侵害。  - 乌克林。</text:p>
      <text:p text:style-name="P4">
图片: ['<text:a xlink:type="simple" xlink:href="https://static.ukrinform.com/photos/2023_06/thumb_files/630_360_1685898899-448.png" text:style-name="Internet_20_link" text:visited-style-name="Visited_20_Internet_20_Link">
630_360_16858...</text:a>
']</text:p>
      <text:p text:style-name="P4">
标签: ['Діти', 'Звернення', 'Зеленський', 'Війна з Росією']</text:p>
      <text:p text:style-name="P4">
类型: Article</text:p>
      <!--METADATA-->
      <text:p text:style-name="P4">
<draw:frame draw:style-name="fr1" draw:name="Image193" text:anchor-type="as-char" svg:width="6.9236in" svg:height="3.956343in" draw:z-index="0">
<draw:image xlink:href="../Images/yкринформ/2023-06-04T20-10-00-03-00/630_360_1685898899-448.png" xlink:type="simple" xlink:show="embed" xlink:actuate="onLoad" draw:mime-type="image/png"/>
</draw:frame>
是时候在包括乌克兰在内的地球上的孩子将受到邪恶的保护，例如俄罗斯人。</text:p>
      <text:p text:style-name="P4">
在您的传统[晚上地址]中(https://t.me/V_Zelenskiy_official/6464)乌克兰弗拉基米尔塞尔斯基总统说。</text:p>
      <text:p text:style-name="P4">
视频：作品</text:p>
      <text:p text:style-name="P4">
_ <text:span text:style-name="T4">
亲爱的乌克兰人和乌克兰人!</text:span>
 _</text:p>
      <text:p text:style-name="P4">
Dniep​​er地区Pidhorodne市的救援行动已经结束，Derosian火箭摧毁了房屋。</text:p>
      <text:p text:style-name="P4">
25人受伤，其中5人受伤。 大卫，他今年6岁 - 大量住院。 丹尼斯(Denis)今年11岁 - 也是一个严重的病情，住院。 15岁的亚历山大(Alexander)也是一个严重的状况。 17岁的丽莎(Lisa)是一种门诊治疗。 她10岁的基拉(Kira)是一种矿山外伤，是修道院的治疗。 看到这样的报告很痛苦。</text:p>
      <text:p text:style-name="P4">
丽莎(Lisa)，2岁，被这只俄罗斯火箭杀死。 可能是Iskander。 我对家人和亲人的慰问...</text:p>
      <text:p text:style-name="P4">
俄罗斯恐怖夺走了我们数百个孩子的生命，仅在2月24日，在一场全面的战争中才以485名儿童去世而闻名。 首席执行官，我们可以正式确认知道每个孩子的数据。</text:p>
      <text:p text:style-name="P4">
不幸的是，实际数字更大。 每当我们解放出发芽入侵者的土地时，我们都会学习有关职业的可怕真理。 在这场战争的莫吉尔(Mogilets)中，有多少人，有多少个孩子在被占领领土的埋葬中，这种侵略。 以及俄罗斯乌克兰城市和村庄的废墟下仍有多少人。</text:p>
      <text:p text:style-name="P4">
不幸的是，我们没有关于数十万被驱逐到俄罗斯的儿童的完整信息。 截至今天，由于各种努力，有371名被驱逐出境的儿童设法来到了乌克兰。 尽管我们意识到至少有19 505名被驱逐出境的乌克兰儿童，而这只是我们仍在敌人中的所有小乌克兰人和乌克兰妇女的一部分。 我们必须返回。</text:p>
      <text:p text:style-name="P4">
今天，在我国，有一天对俄罗斯侵略的儿童死亡的日子。 从14岁起。 如果莫斯科克里姆林宫里的库培派人在据称必须统治民族的命运的领导人中，那些还活着的孩子。</text:p>
      <text:p text:style-name="P4">
这些土匪中的每一个都将被定罪。 我毫不怀疑。 所有必要的法律机构都可以治愈。</text:p>
      <text:p text:style-name="P4">
今天，在这个记忆日，我要感谢世界上为正义而受到支持的每个人。 为了惩罚任何带来恐怖之地的人，每个杀害和驱逐孩子和成人的人。让他们在码头上听到的种族主义者的句子是法律和公正的句子 - 将证明世界仍然会夺走生命并挽救文明。 然而，曾经有一段时间，乌克兰和其他任何地方的孩子都会受到俄罗斯邪恶和这种侵略性的保护。</text:p>
      <text:p text:style-name="P4">
这就是为什么如此重要的是，正义的力量，责任的力量有力地提及被邪恶的俄罗斯带走的每一生。</text:p>
      <text:p text:style-name="P4">
这项责任的一部分是当今司机的强制性部分。 对世界的制裁迫使俄罗斯为自己的工作付出代价。</text:p>
      <text:p text:style-name="P4">
他今天举行了一次有关制裁的特别会议。 GUR，外部情报服务，政府，办公室。 他们非常详细地分析了俄罗斯如何绕过制裁并为她提供帮助。 不同的国家，没有俄罗斯的不同公司无法否认包括火箭在内的恐怖。 不幸的是，恐怖国家设法通过供应商网络使用世界技术，可以进入国际制裁制度。</text:p>
      <text:p text:style-name="P4">
我们看到绕过现有制裁的每个方向，每个国家的领土或管辖权的公民被俄罗斯用来继续恐怖。我们必须与伙伴一起关闭所有这些指示 - 以便没有俄罗斯的武器，自由世界。 必要的是。</text:p>
      <text:p text:style-name="P4">
感谢所有帮助我们战斗侵略的人!</text:p>
      <text:p text:style-name="P4">
荣耀我们所有的士兵!并感谢您今天处于最前沿。</text:p>
      <text:p text:style-name="P4">
荣耀乌克兰!</text:p>
      <text:p text:style-name="P4">
照片：作品</text:p>
      <text:p text:style-name="P4">
News Source: <text:a xlink:type="simple" xlink:href="https://www.ukrinform.ua/rubric-ato/3718237-nastane-cas-koli-diti-v-ukraini-budut-zahiseni-vid-rosijskogo-zla-zelenskij.html" text:style-name="Internet_20_link" text:visited-style-name="Visited_20_Internet_20_Link">
https://www.ukrinform.ua/rubric-ato/3718237-nastane-cas-koli-diti-v-ukraini-budut-zahiseni-vid-rosijskogo-zla-zelenskij.html</text:a>
</text:p>
      <!--NEWS-->
      <text:h text:style-name="P10" text:outline-level="1">
<text:span text:style-name="T4">
Kostyuk和Ruse完成了1/8决赛的表现</text:span>
</text:h>
      <text:p text:style-name="P4">
作者: Ukrinform (Person)</text:p>
      <text:p text:style-name="P4">
出版商: Укринформ (Organization)</text:p>
      <text:p text:style-name="P4">
出版时间: 2023-06-04T20:25:21+03:00</text:p>
      <text:p text:style-name="P4">
修改时间: 2023-06-04T20:25:21+03:00</text:p>
      <text:p text:style-name="P4">
描述: 乌克兰罗马尼亚二人组取代了美国的科里·高夫（Cory Gauff）和杰西卡·佩古利（Jessica Peguli）。  - 乌克林。</text:p>
      <text:p text:style-name="P4">
图片: ['<text:a xlink:type="simple" xlink:href="https://static.ukrinform.com/photos/2023_06/thumb_files/630_360_1685899456-159.jpg" text:style-name="Internet_20_link" text:visited-style-name="Visited_20_Internet_20_Link">
630_360_16858...</text:a>
']</text:p>
      <text:p text:style-name="P4">
标签: ['Теніс', 'Марта Костюк']</text:p>
      <text:p text:style-name="P4">
类型: Article</text:p>
      <!--METADATA-->
      <text:p text:style-name="P4">
<draw:frame draw:style-name="fr1" draw:name="Image194" text:anchor-type="as-char" svg:width="6.9236in" svg:height="3.956343in" draw:z-index="0">
<draw:image xlink:href="../Images/yкринформ/2023-06-04T20-25-21-03-00/630_360_1685899456-159.jpg" xlink:type="simple" xlink:show="embed" xlink:actuate="onLoad" draw:mime-type="image/jpeg"/>
</draw:frame>
乌克兰罗马尼亚人的二人组取代了美国的科里·高夫(Cory Gauff)和杰西普格利(Jessipeguli)。</text:p>
      <text:p text:style-name="P4">
乌克林福姆报道，乌克兰网球运动员玛塔·科斯蒂克(Marta Kostyuk)和罗马尼亚人埃琳娜·加布里埃尔(Elena-Gabriel Ruse)失去了法国公开赛冠军的B1/8决赛。</text:p>
      <text:p text:style-name="P4">
Kostyuk和Ruse输给了美国Cory Gauff和Jessica Peguli -7：6，4：6,2：6。</text:p>
      <text:p text:style-name="P4">
比赛持续了2小时23分钟。 乌克兰和罗马尼亚人售出了2次2次，犯了5个双重错误，并卖出了4/11兄弟。</text:p>
      <text:p text:style-name="P4">
回想一下，在一个类别中，科斯蒂克在比赛开始时完成了表演，失去了白俄罗斯·阿里尼·索博伦科。</text:p>
      <text:p text:style-name="P4">
<text:span text:style-name="T4">
另请阅读：</text:span>
 <text:a xlink:type="simple" xlink:href="https://www.ukrinform.ua/rubric-sports/3718232-svitolina-zigrae-u-cvertfinali-rolan-garros.html" text:style-name="Internet_20_link" text:visited-style-name="Visited_20_Internet_20_Link">
<text:span text:style-name="T4">
 Svitolina </text:span>
在四分之一决赛“ Rolan Harros”中出现</text:a>
根据乌克林福姆的说法，艾琳娜·斯维托利纳(Elina Svitolina)赢得了达里乌斯·卡萨特(Darius Kasatkin)，并将扮演罗兰·哈罗斯(Rolan Harros)的学生。</text:p>
      <text:p text:style-name="P4">
照片：btu.org.ua</text:p>
      <text:p text:style-name="P4">
News Source: <text:a xlink:type="simple" xlink:href="https://www.ukrinform.ua/rubric-sports/3718238-kostuk-ta-ruse-zaversili-vistup-v-18-finalu-parnogo-rozradu-rolan-garros.html" text:style-name="Internet_20_link" text:visited-style-name="Visited_20_Internet_20_Link">
https://www.ukrinform.ua/rubric-sports/3718238-kostuk-ta-ruse-zaversili-vistup-v-18-finalu-parnogo-rozradu-rolan-garros.html</text:a>
</text:p>
      <!--NEWS-->
      <text:h text:style-name="P10" text:outline-level="1">
<text:span text:style-name="T4">
坐标报告说，指挥官应在士兵失踪的情况下做</text:span>
</text:h>
      <text:p text:style-name="P4">
作者: Ukrinform (Person)</text:p>
      <text:p text:style-name="P4">
出版商: Укринформ (Organization)</text:p>
      <text:p text:style-name="P4">
出版时间: 2023-06-04T20:29:00+03:00</text:p>
      <text:p text:style-name="P4">
修改时间: 2023-06-04T20:29:00+03:00</text:p>
      <text:p text:style-name="P4">
描述: 如果服务员失踪，指挥官必须在24小时内通知人员会计的更改。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Списки полонених', 'Зниклі безвісти', 'Війна з Росією']</text:p>
      <text:p text:style-name="P4">
类型: Article</text:p>
      <!--METADATA-->
      <text:p text:style-name="P4">
<draw:frame draw:style-name="fr1" draw:name="Image195" text:anchor-type="as-char" svg:width="6.9236in" svg:height="3.956343in" draw:z-index="0">
<draw:image xlink:href="../Images/yкринформ/2023-06-04T20-29-00-03-00/630_360_1680170436-658.jpg" xlink:type="simple" xlink:show="embed" xlink:actuate="onLoad" draw:mime-type="image/jpeg"/>
</draw:frame>
在服务人员的分发中，指挥官必须在24小时内通知人员会计。</text:p>
      <text:p text:style-name="P4">
根据乌克林福姆的说法，[电报]中报道了关于温暖持有的行为的协调总部(https://t.me/Koord_shtab/1170).</text:p>
      <text:p text:style-name="P4">
У Центральному регіональному центрі Координаційного штабу з питань поводженняз військовополоненими відбулась зустріч із родинами військовополоненихоборонців.</text:p>
      <text:p text:style-name="P4">
<text:span text:style-name="T4">
Читайте також:</text:span>
 <text:a xlink:type="simple" xlink:href="https://www.ukrinform.ua/rubric-ato/3717682-obminnogo-fondu-dostatno-dla-roboti-nad-vizvolennam-ukrainciv-z-polonu-koordstab.html" text:style-name="Internet_20_link" text:visited-style-name="Visited_20_Internet_20_Link">
 Обмінного фонду достатньо для роботи над визволеннямукраїнців з полону - <text:span text:style-name="T4">
Коордштаб</text:span>
 </text:a>
协调的代表，乌克兰的安全局和乌克兰国民警卫队回答了亲人的问题。</text:p>
      <text:p text:style-name="P4">
工作人员代表指出，如果军人失踪，则在人员核算人员会计后24小时内通知指挥官。 根据调查的结果，指挥官发布了命令，Avikov部分将相关文件发送给复杂和社会支持的领土中心。</text:p>
      <text:p text:style-name="P4">
除其他事项外，各方提出了返回堕落后卫的尸体的问题。</text:p>
      <text:p text:style-name="P4">
<text:span text:style-name="T4">
另请阅读：</text:span>
 [关于囚犯解放的谈判与受试者进行(https://www.ukrinform.ua/rubric-ato/3714955-peregovori-pro-vizvolenna-polonenih-vedutsa-z-subektami-u-rf-i-na-tot-ukraini-koordstab.html)注意到，在某些情况下，由于特定地点的战斗状况，无法捡起死去的兄弟的尸体。 这些职能的执行委托给了失踪人员的专员办公室。 相关群体采取了两种指定领土的搜索措施，并正在就侵略者的身体交换进行谈判。</text:p>
      <text:p text:style-name="P4">
此外，协调总部律师向亲人通报了塔夫普拉斯(Tavprace)给捍卫者和捍卫者家属的特权，以及家人的现金支付。</text:p>
      <text:p text:style-name="P4">
正如乌克林福姆报道的那样，在领土国防军的指挥下指出，<text:a xlink:type="simple" xlink:href="https://www.ukrinform.ua/rubric-ato/3715083-vijskovi-castini-ne-vedut-rozsuku-zniklih-bijciv-komanduvanna-sil-teroboroni.html" text:style-name="Internet_20_link" text:visited-style-name="Visited_20_Internet_20_Link">
军事部队不进行操作搜索活动</text:a>
关于失踪人员。</text:p>
      <text:p text:style-name="P4">
News Source: <text:a xlink:type="simple" xlink:href="https://www.ukrinform.ua/rubric-ato/3718226-u-koordstabi-povidomili-so-povinen-robiti-komandir-u-razi-zniknenna-soldata.html" text:style-name="Internet_20_link" text:visited-style-name="Visited_20_Internet_20_Link">
https://www.ukrinform.ua/rubric-ato/3718226-u-koordstabi-povidomili-so-povinen-robiti-komandir-u-razi-zniknenna-soldata.html</text:a>
</text:p>
      <!--NEWS-->
      <text:h text:style-name="P10" text:outline-level="1">
<text:span text:style-name="T4">
Svitolina：希望我能继续获胜，我在接下来的比赛中很有动力</text:span>
</text:h>
      <text:p text:style-name="P4">
作者: Ukrinform (Person)</text:p>
      <text:p text:style-name="P4">
出版商: Укринформ (Organization)</text:p>
      <text:p text:style-name="P4">
出版时间: 2023-06-04T20:50:00+03:00</text:p>
      <text:p text:style-name="P4">
修改时间: 2023-06-04T20:50:00+03:00</text:p>
      <text:p text:style-name="P4">
描述: 乌克兰人将参加法国公开冠军的四分之一决赛。  - 乌克林。</text:p>
      <text:p text:style-name="P4">
图片: ['<text:a xlink:type="simple" xlink:href="https://static.ukrinform.com/photos/2023_06/thumb_files/630_360_1685900934-828.jpg" text:style-name="Internet_20_link" text:visited-style-name="Visited_20_Internet_20_Link">
630_360_16859...</text:a>
']</text:p>
      <text:p text:style-name="P4">
标签: ['Світоліна', 'Теніс']</text:p>
      <text:p text:style-name="P4">
类型: Article</text:p>
      <!--METADATA-->
      <text:p text:style-name="P4">
<draw:frame draw:style-name="fr1" draw:name="Image196" text:anchor-type="as-char" svg:width="6.9236in" svg:height="3.956343in" draw:z-index="0">
<draw:image xlink:href="../Images/yкринформ/2023-06-04T20-50-00-03-00/630_360_1685900934-828.jpg" xlink:type="simple" xlink:show="embed" xlink:actuate="onLoad" draw:mime-type="image/jpeg"/>
</draw:frame>
乌克兰人一直在法国公开锦标赛的四分之一决赛中踢球。</text:p>
      <text:p text:style-name="P4">
乌克兰网球运动员Elina Svitolina在Matsu Vlaener的Flash-Interview中(https://twitter.com/rolandgarros/status/1665404036361625601?ref_src=twsrc%5Etfw%7Ctwcamp%5Etweetembed%7Ctwterm%5E1665404036361625601%7Ctwgr%5E7b08407b5579edabc54e3847da6acfc6b8472e73%7Ctwcon%5Es1_&amp;ref_url=https%3A%2F%2Fsport.ua%2Fuk%2Fnews%2F628939-elina-svitolina-rada-shcho-zmogla-zakinchiti-match-u-dvoh-setah)据报道，达里亚·卡萨特基纳(Daria Kasatkina)在第四轮“ Rolan Garros-2023”中取得了胜利。</text:p>
      <text:p text:style-name="P4">
“我非常感谢您的支持。 现在，我知道盖尔(Gael)感到所有的特色菜，我非常感谢所有法国人的支持。 去年10月分娩时，我梦见了这些胜利。 我可以参加比赛并进入四分之一决赛真是令人难以置信。 这是一种特殊的感觉。 希望我会继续，在下一场比赛中我很有动力。</text:p>
      <text:p text:style-name="P4">
达里亚(Daria)具有独特的游戏风格。 我试图修改游戏，昨天田径场采取了战术，这有所帮助。 第二盘对我们俩来说都是紧张的，这是正常的，这是一场出色的头盔锦标赛。 选择，我很高兴能够在两盘比赛中完成比赛。</text:p>
      <text:p text:style-name="P4">
<text:span text:style-name="T4">
另请阅读：</text:span>
 <text:a xlink:type="simple" xlink:href="https://www.ukrinform.ua/rubric-sports/3718232-svitolina-zigrae-u-cvertfinali-rolan-garros.html" text:style-name="Internet_20_link" text:visited-style-name="Visited_20_Internet_20_Link">
<text:span text:style-name="T4">
 Svitolina </text:span>
在四分之一决赛“ Rolan Harros”中出现</text:a>
在锦标赛的四分之一决赛中，斯维托林将与史蒂文斯对的冠军 - 萨巴伦科(Sabalenko)对抗。</text:p>
      <text:p text:style-name="P4">
照片：btu.org.ua</text:p>
      <text:p text:style-name="P4">
News Source: <text:a xlink:type="simple" xlink:href="https://www.ukrinform.ua/rubric-sports/3718243-svitolina-spodivausa-a-budu-prodovzuvati-peremagati-a-duze-motivovana-na-nastupni-matci.html" text:style-name="Internet_20_link" text:visited-style-name="Visited_20_Internet_20_Link">
https://www.ukrinform.ua/rubric-sports/3718243-svitolina-spodivausa-a-budu-prodovzuvati-peremagati-a-duze-motivovana-na-nastupni-matci.html</text:a>
</text:p>
      <!--NEWS-->
      <text:h text:style-name="P10" text:outline-level="1">
<text:span text:style-name="T4">
全世界都在努力将俄罗斯联邦司法公正，以谋杀乌克兰的儿童 - 总统</text:span>
</text:h>
      <text:p text:style-name="P4">
作者: Ukrinform (Person)</text:p>
      <text:p text:style-name="P4">
出版商: Укринформ (Organization)</text:p>
      <text:p text:style-name="P4">
出版时间: 2023-06-04T21:03:00+03:00</text:p>
      <text:p text:style-name="P4">
修改时间: 2023-06-04T21:03:00+03:00</text:p>
      <text:p text:style-name="P4">
描述: 沃迪米尔总统Zelenskyy向Dnipropetrovsk的Pidgorodne市的俄罗斯侵略受害者表示慰问，并保证，俄罗斯更高的领导人将因谋杀乌克兰儿童而受到惩罚。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Діти', 'Воєнні злочини', 'Зеленський', 'Війна з Росією']</text:p>
      <text:p text:style-name="P4">
类型: Article</text:p>
      <!--METADATA-->
      <text:p text:style-name="P4">
<draw:frame draw:style-name="fr1" draw:name="Image197" text:anchor-type="as-char" svg:width="6.9236in" svg:height="3.956343in" draw:z-index="0">
<draw:image xlink:href="../Images/yкринформ/2023-06-04T21-03-00-03-00/630_360_1685119271-129.jpeg" xlink:type="simple" xlink:show="embed" xlink:actuate="onLoad" draw:mime-type="image/jpeg"/>
</draw:frame>
总统洛德米尔·泽伦斯基(Lordimir Zelensky)向俄罗斯侵略的受害者表示哀悼，在伊尼法罗佩特罗夫斯克(Dnipropetrovsk)的皮德霍罗德(Pidhorodne)市，并保证将因谋杀乌克兰儿童而受到惩罚。</text:p>
      <text:p text:style-name="P4">
国家元首在晚上报告了这一点[上诉]。(https://t.me/V_Zelenskiy_official/6464)“在Dniep​​er地区的Pidhorodne市进行了救援行动，已经结束，Derosian导弹摧毁了房屋。有25人受伤，其中5人是孩子。大卫，他今年6岁 - 一个严重的状况，一个人是一个人，一个人是个孩子住院。丹尼斯(Denis)，他11岁，住院。亚历山大(Alexander)，15岁，也是Tyzhnya状况。丽莎(Lisa)，17岁的门诊治疗。基拉(Kira)，她10岁。</text:p>
      <text:p text:style-name="P4">
总统强调，从一场全面战争开始，有485名儿童因死亡而闻名。 他指出，这是乌克兰可以确认的数​​字，知道每个孩子的数据。</text:p>
      <text:p text:style-name="P4">
<text:span text:style-name="T4">
另请阅读：</text:span>
 <text:a xlink:type="simple" xlink:href="https://www.ukrinform.ua/rubric-ato/3718004-rosijska-armia-vbila-v-ukraini-vze-485-ditej-se-1005-poranila.html" text:style-name="Internet_20_link" text:visited-style-name="Visited_20_Internet_20_Link">
俄罗斯军队杀死485 <text:span text:style-name="T4">
儿童</text:span>
，另外1005人受伤</text:a>
根据国家元首的说法，真正的数字更大 - 在该领土的占领之后，坟墓找到了包括儿童在内的俄罗斯侵略的受害者。 同时，至少有19个505的儿童正在等待从俄罗斯返回。</text:p>
      <text:p text:style-name="P4">
“今天在我国是纪念因俄罗斯侵略而死亡的孩子的日子。自14岁以来。统治民族的命运。这些土匪将被定罪。我毫无疑问。</text:p>
      <text:p text:style-name="P4">
Zelensky感谢世界上所有人，他们帮助国际刑事法院对乌克兰的俄罗斯犯罪进行调查，以及参与组织有关侵略性侵略犯罪的俄罗斯犯罪的调查 - “最初的犯罪 - ”这赋予了这场战争的所有其他恐怖。”_foto：op _</text:p>
      <text:p text:style-name="P4">
News Source: <text:a xlink:type="simple" xlink:href="https://www.ukrinform.ua/rubric-ato/3718245-uves-svit-pracue-nad-pritagnennam-rf-do-vidpovidalnosti-za-vbivstva-ditej-v-ukraini-prezident.html" text:style-name="Internet_20_link" text:visited-style-name="Visited_20_Internet_20_Link">
https://www.ukrinform.ua/rubric-ato/3718245-uves-svit-pracue-nad-pritagnennam-rf-do-vidpovidalnosti-za-vbivstva-ditej-v-ukraini-prezident.html</text:a>
</text:p>
      <!--NEWS-->
      <text:h text:style-name="P10" text:outline-level="1">
<text:span text:style-name="T4">
Maguchi在荷兰赢得了比赛</text:span>
</text:h>
      <text:p text:style-name="P4">
作者: Ukrinform (Person)</text:p>
      <text:p text:style-name="P4">
出版商: Укринформ (Organization)</text:p>
      <text:p text:style-name="P4">
出版时间: 2023-06-04T21:17:26+03:00</text:p>
      <text:p text:style-name="P4">
修改时间: 2023-06-04T21:17:26+03:00</text:p>
      <text:p text:style-name="P4">
描述: Irina Gerashchenko是朋友。  - 乌克林。</text:p>
      <text:p text:style-name="P4">
图片: ['<text:a xlink:type="simple" xlink:href="https://static.ukrinform.com/photos/2023_06/thumb_files/630_360_1685902568-456.jpg" text:style-name="Internet_20_link" text:visited-style-name="Visited_20_Internet_20_Link">
630_360_16859...</text:a>
']</text:p>
      <text:p text:style-name="P4">
标签: ['Легка атлетика', 'Ярослава Магучіх']</text:p>
      <text:p text:style-name="P4">
类型: Article</text:p>
      <!--METADATA-->
      <text:p text:style-name="P4">
<draw:frame draw:style-name="fr1" draw:name="Image198" text:anchor-type="as-char" svg:width="6.9236in" svg:height="3.956343in" draw:z-index="0">
<draw:image xlink:href="../Images/yкринформ/2023-06-04T21-17-26-03-00/630_360_1685902568-456.jpg" xlink:type="simple" xlink:show="embed" xlink:actuate="onLoad" draw:mime-type="image/jpeg"/>
</draw:frame>
Irinagerashchenko是朋友。</text:p>
      <text:p text:style-name="P4">
据报道，FBK游戏的大陆黄金之旅在荷兰举行。</text:p>
      <text:p text:style-name="P4">
在高高的跳跃领域，乌克兰由3名运动员 -  Yaroslawamagukich，Irina Gerashchenko和Yulia Levchenko代表。</text:p>
      <text:p text:style-name="P4">
Maguchikh赢得了200厘米的结果，她从第一部作品中获得了这一高度。 205厘米的表带不服从乌克兰人。 雅罗斯拉夫本赛季赢得了三场比赛的第三场比赛。</text:p>
      <text:p text:style-name="P4">
Gerashchenko拥有本赛季的个人记录，即193厘米，成为了第二个。 尤利娅·勒夫琴科塔(Yulia Levchenkota)也创造了本赛季最好的个人纪录-190厘米，成为本次比赛的夜晚，让位于尝试数量的第三名。</text:p>
      <text:p text:style-name="P4">
<text:span text:style-name="T4">
另请阅读：</text:span>
 <text:a xlink:type="simple" xlink:href="https://www.ukrinform.ua/rubric-sports/3715353-ukrainka-magucih-persa-na-etapi-diamantovoi-ligi.html" text:style-name="Internet_20_link" text:visited-style-name="Visited_20_Internet_20_Link">
乌克兰人<text:span text:style-name="T4">
 Maguchi </text:span>
 X-首先在钻石联赛舞台上</text:a>
正如乌克林福姆报道的那样，在摩洛哥Maguchihchihhhhhhhhhhhhhhkhchi的钻石联盟阶段，创建了本赛季的新记录-201厘米。</text:p>
      <text:p text:style-name="P4">
照片：Diamondleague.com</text:p>
      <text:p text:style-name="P4">
News Source: <text:a xlink:type="simple" xlink:href="https://www.ukrinform.ua/rubric-sports/3718246-magucih-zdobula-peremogu-na-turniri-v-niderlandah.html" text:style-name="Internet_20_link" text:visited-style-name="Visited_20_Internet_20_Link">
https://www.ukrinform.ua/rubric-sports/3718246-magucih-zdobula-peremogu-na-turniri-v-niderlandah.html</text:a>
</text:p>
      <!--NEWS-->
      <text:h text:style-name="P10" text:outline-level="1">
<text:span text:style-name="T4">
比利时总理在骑自行车摔倒后在医院里过夜</text:span>
</text:h>
      <text:p text:style-name="P4">
作者: Ukrinform (Person)</text:p>
      <text:p text:style-name="P4">
出版商: Укринформ (Organization)</text:p>
      <text:p text:style-name="P4">
出版时间: 2023-06-04T21:22:00+03:00</text:p>
      <text:p text:style-name="P4">
修改时间: 2023-06-04T21:22:00+03:00</text:p>
      <text:p text:style-name="P4">
描述: 比利时政府的负责人亚历山大·德·克鲁（Alexander de Croo）在一天前在医院度过了整个晚上，于周日返回家中。  - 乌克林。</text:p>
      <text:p text:style-name="P4">
图片: ['<text:a xlink:type="simple" xlink:href="https://static.ukrinform.com/photos/2022_09/thumb_files/630_360_1662347981-555.jpg" text:style-name="Internet_20_link" text:visited-style-name="Visited_20_Internet_20_Link">
630_360_16623...</text:a>
']</text:p>
      <text:p text:style-name="P4">
标签: ['Бельгія', "Прем'єр", 'Велосипед']</text:p>
      <text:p text:style-name="P4">
类型: Article</text:p>
      <!--METADATA-->
      <text:p text:style-name="P4">
<draw:frame draw:style-name="fr1" draw:name="Image199" text:anchor-type="as-char" svg:width="6.9236in" svg:height="3.956343in" draw:z-index="0">
<draw:image xlink:href="../Images/yкринформ/2023-06-04T21-22-00-03-00/630_360_1662347981-555.jpg" xlink:type="simple" xlink:show="embed" xlink:actuate="onLoad" draw:mime-type="image/jpeg"/>
</draw:frame>
比利时亚历山大·德·克鲁(Alexander de Croo)的负责人在一天前骑自行车摔倒在医院里，周日返回家中。</text:p>
      <text:p text:style-name="P4">
正如乌克林福姆报道的那样，它报告了<text:a xlink:type="simple" xlink:href="https://www.vrt.be/vrtnws/nl/2023/06/03/premier-de-croo-in-het-ziekenhuis-na-val-met-de-fiets/" text:style-name="Internet_20_link" text:visited-style-name="Visited_20_Internet_20_Link">
VRT</text:a>
。</text:p>
      <text:p text:style-name="P4">
在昨天的自行车和儿子一起骑自行车时，德·克鲁(De Croo)摔倒了，撞到了头，并在短时间内失去了意识。</text:p>
      <text:p text:style-name="P4">
<text:span text:style-name="T4">
另请阅读：</text:span>
 <text:a xlink:type="simple" xlink:href="https://www.ukrinform.ua/rubric-diaspora/3714447-ukrainska-gromada-belgii-zustrilasa-z-golovou-zakarpatskoi-oda.html" text:style-name="Internet_20_link" text:visited-style-name="Visited_20_Internet_20_Link">
比利时乌克兰社区与Zakarpattya地区政府主管会面</text:a>
比利时总理在6月4日星期日的简短录像中说：“幸运的是，我是头盔，我的儿子叫救护车。”</text:p>
      <text:p text:style-name="P4">
值得注意的是，该事件发生在周六在骑自行车的漫游中，他在米歇尔贝克的房屋附近有一个快门。</text:p>
      <text:p text:style-name="P4">
总理的父亲说他的儿子从今天起就回家了。</text:p>
      <text:p text:style-name="P4">
<text:span text:style-name="T4">
另请阅读：</text:span>
 <text:a xlink:type="simple" xlink:href="https://www.ukrinform.ua/rubric-ato/3710282-belgia-zaavila-pro-gotovnist-navcati-ukrainskih-pilotiv-na-f16.html" text:style-name="Internet_20_link" text:visited-style-name="Visited_20_Internet_20_Link">
比利时宣布准备在F-16上教乌克兰飞行员</text:a>
此外，比利时政府的负责人强调，这一事件对于下周计划的DE Croo计划无可及。</text:p>
      <text:p text:style-name="P4">
正如几天前乌克林福姆报道的那样，美国总统在国际科罗拉多州空军学院开设的阶段就落在了文凭的阶段。</text:p>
      <text:p text:style-name="P4">
News Source: <text:a xlink:type="simple" xlink:href="https://www.ukrinform.ua/rubric-world/3718184-premer-belgii-proviv-nic-u-likarni-pisla-padinna-z-velosipeda.html" text:style-name="Internet_20_link" text:visited-style-name="Visited_20_Internet_20_Link">
https://www.ukrinform.ua/rubric-world/3718184-premer-belgii-proviv-nic-u-likarni-pisla-padinna-z-velosipeda.html</text:a>
</text:p>
      <!--NEWS-->
      <text:h text:style-name="P10" text:outline-level="1">
<text:span text:style-name="T4">
俄罗斯人在乌克兰杀死了485名儿童，但这些数据不是最终的-Zelensky</text:span>
</text:h>
      <text:p text:style-name="P4">
作者: Ukrinform (Person)</text:p>
      <text:p text:style-name="P4">
出版商: Укринформ (Organization)</text:p>
      <text:p text:style-name="P4">
出版时间: 2023-06-04T21:35:00+03:00</text:p>
      <text:p text:style-name="P4">
修改时间: 2023-06-04T21:35:00+03:00</text:p>
      <text:p text:style-name="P4">
描述: 自全面战争开始以来，有485名儿童以485的去世而闻名，但真正的数字更大 - 在坟墓中占领领土之后，发现了包括儿童在内的俄罗斯侵略的受害者在坟墓中。  - 乌克林。</text:p>
      <text:p text:style-name="P4">
图片: ['<text:a xlink:type="simple" xlink:href="https://static.ukrinform.com/photos/2023_06/thumb_files/630_360_1685897423-7491.jpeg" text:style-name="Internet_20_link" text:visited-style-name="Visited_20_Internet_20_Link">
630_360_16858...</text:a>
']</text:p>
      <text:p text:style-name="P4">
标签: ['Діти', 'Агресія РФ', 'Зеленський', 'Війна з Росією']</text:p>
      <text:p text:style-name="P4">
类型: Article</text:p>
      <!--METADATA-->
      <text:p text:style-name="P4">
<draw:frame draw:style-name="fr1" draw:name="Image200" text:anchor-type="as-char" svg:width="6.9236in" svg:height="3.956343in" draw:z-index="0">
<draw:image xlink:href="../Images/yкринформ/2023-06-04T21-35-00-03-00/630_360_1685897423-7491.jpeg" xlink:type="simple" xlink:show="embed" xlink:actuate="onLoad" draw:mime-type="image/jpeg"/>
</draw:frame>
在第一次，关于485名儿童死亡的全面战争是众所周知的，同一人物更大 - 在坟墓中该领土的占领之后，发现了包括儿童在内的侵略性受害者。</text:p>
      <text:p text:style-name="P4">
国家元首<text:a xlink:type="simple" xlink:href="https://www.youtube.com/watch" text:style-name="Internet_20_link" text:visited-style-name="Visited_20_Internet_20_Link">
报告</text:a>
乌克林福姆报道，在第466战争结束时。</text:p>
      <text:p text:style-name="P4">
总统强调，从一场全面战争开始，有485名儿童因死亡而闻名。</text:p>
      <text:p text:style-name="P4">
“这是我们可以正式确认知道每个孩子数据的数字。 不幸的是，实际数字更多。 每当我们解放出发芽入侵者的土地时，我们都会学习有关职业的可怕真理。 在这场战争的莫吉尔(Mogilets)中，有多少人，有多少个孩子在被占领领土的埋葬中，这种侵略。 总统强调说：“还有俄罗斯炸毁的乌克兰城市和村庄的废墟下仍有多少人。”</text:p>
      <text:p text:style-name="P4">
<text:span text:style-name="T4">
另请阅读：</text:span>
 <text:span text:style-name="T4">
 <text:a xlink:type="simple" xlink:href="https://www.ukrinform.ua/rubric-ato/3718237-nastane-cas-koli-diti-v-ukraini-budut-zahiseni-vid-rosijskogo-zla-zelenskij.html" text:style-name="Internet_20_link" text:visited-style-name="Visited_20_Internet_20_Link">
乌克兰的孩子将受到ED俄罗斯邪恶的保护-Zelensky</text:a>
</text:span>
</text:p>
      <text:p text:style-name="P4">
乌克兰领导人指出，目前尚无有关数十万名被驱逐出俄罗斯的儿童的完整信息。</text:p>
      <text:p text:style-name="P4">
“截至今天，由于各种努力，它已经能够将371名儿童从驱逐出境中返回到乌克兰。 尽管我们意识到至少有19个505年的乌克兰儿童，但这只是我们仍在敌人中的所有小乌克兰和乌克兰妇女的一部分。 我们必须归还所有人，”总统说。</text:p>
      <text:p text:style-name="P4">
正如乌克林福姆报道的，《国际无辜的日子》 <text:span text:style-name="T4">
 <text:a xlink:type="simple" xlink:href="https://www.ukrinform.ua/tag-diti" text:style-name="Internet_20_link" text:visited-style-name="Visited_20_Internet_20_Link">
儿童</text:a>
</text:span>
 \  - 哈尔基夫侵略的受害者发现了乌克兰儿童的纪念碑，他们因俄罗斯的武装侵略而死亡。</text:p>
      <text:p text:style-name="P4">
News Source: <text:a xlink:type="simple" xlink:href="https://www.ukrinform.ua/rubric-ato/3718249-rosiani-vbili-v-ukraini-vze-485-ditej-prote-ci-dani-ne-e-ostatocnimi-zelenskij.html" text:style-name="Internet_20_link" text:visited-style-name="Visited_20_Internet_20_Link">
https://www.ukrinform.ua/rubric-ato/3718249-rosiani-vbili-v-ukraini-vze-485-ditej-prote-ci-dani-ne-e-ostatocnimi-zelenskij.html</text:a>
</text:p>
      <!--NEWS-->
      <text:h text:style-name="P10" text:outline-level="1">
<text:span text:style-name="T4">
乌克兰国家队在艺术游泳的警察超级决赛中赢得了金牌</text:span>
</text:h>
      <text:p text:style-name="P4">
作者: Ukrinform (Person)</text:p>
      <text:p text:style-name="P4">
出版商: Укринформ (Organization)</text:p>
      <text:p text:style-name="P4">
出版时间: 2023-06-04T21:39:00+03:00</text:p>
      <text:p text:style-name="P4">
修改时间: 2023-06-04T21:39:00+03:00</text:p>
      <text:p text:style-name="P4">
描述: 乌克兰人在杂技团体中并不平等。  - 乌克林。</text:p>
      <text:p text:style-name="P4">
图片: ['<text:a xlink:type="simple" xlink:href="https://static.ukrinform.com/photos/2023_06/thumb_files/630_360_1685902981-103.jpg" text:style-name="Internet_20_link" text:visited-style-name="Visited_20_Internet_20_Link">
630_360_16859...</text:a>
']</text:p>
      <text:p text:style-name="P4">
标签: ['синхронне плавання']</text:p>
      <text:p text:style-name="P4">
类型: Article</text:p>
      <!--METADATA-->
      <text:p text:style-name="P4">
<draw:frame draw:style-name="fr1" draw:name="Image201" text:anchor-type="as-char" svg:width="6.9236in" svg:height="3.956343in" draw:z-index="0">
<draw:image xlink:href="../Images/yкринформ/2023-06-04T21-39-00-03-00/630_360_1685902981-103.jpg" xlink:type="simple" xlink:show="embed" xlink:actuate="onLoad" draw:mime-type="image/jpeg"/>
</draw:frame>
乌克兰的石头在杂技集团中是平等的。</text:p>
      <text:p text:style-name="P4">
乌克林福姆报道，乌克兰国家队在世界艺术流动的超级决赛中赢得了黄金，这是在西班牙奥维多举行的。</text:p>
      <text:p text:style-name="P4">
杂技团体的冠军是玛丽娜(Marina)和弗拉迪斯拉夫·亚历克西亚(Vladislav Alexia)，玛塔菲丁(Martafedin)，维罗妮卡·格里斯科(Veronica Grishko)，索非亚·马特西耶夫斯卡雅(Sofia Matsiyevskaya)，达里亚·莫申斯克(Darya Moshinsk)，安吉丽娜·奥维奇尼科夫(Angelina Ovchinnikov)和Valery Tishchenko。</text:p>
      <text:p text:style-name="P4">
乌克兰国家队为216.6701年级，提前0.5801。 对于乌克兰队来说，该奖项成为库布卡斯维塔(Kubcasvita)超级领域的第四奖，以艺术游泳。</text:p>
      <text:p text:style-name="P4">
*!(https://www.ukrinform.ua/rubric-sports/3718131-sestri-aleksiivi-zdobuli-sriblo-u-superfinali-kubka-svitu-z-artisticnogo-plavanna.html)正如乌克林福姆报道的那样，Aleksia的姐妹在一项任意计划的比赛中排名第二。 弗拉迪斯拉夫(Vladislav)和玛丽娜(Marina)也成为二重奏技术计划的青铜前代。 Alexey姐妹在小组比赛中的技术计划中赢得了银牌。</text:p>
      <text:p text:style-name="P4">
照片：盖蒂图像</text:p>
      <text:p text:style-name="P4">
News Source: <text:a xlink:type="simple" xlink:href="https://www.ukrinform.ua/rubric-sports/3718247-zbirna-ukraini-zdobula-zoloto-u-superfinali-ks-z-artisticnogo-plavanna.html" text:style-name="Internet_20_link" text:visited-style-name="Visited_20_Internet_20_Link">
https://www.ukrinform.ua/rubric-sports/3718247-zbirna-ukraini-zdobula-zoloto-u-superfinali-ks-z-artisticnogo-plavanna.html</text:a>
</text:p>
      <!--NEWS-->
      <text:h text:style-name="P10" text:outline-level="1">
<text:span text:style-name="T4">
白天，俄罗斯人对Sumy地区边界进行了22炮击</text:span>
</text:h>
      <text:p text:style-name="P4">
作者: Ukrinform (Person)</text:p>
      <text:p text:style-name="P4">
出版商: Укринформ (Organization)</text:p>
      <text:p text:style-name="P4">
出版时间: 2023-06-04T21:53:00+03:00</text:p>
      <text:p text:style-name="P4">
修改时间: 2023-06-04T21:53:00+03:00</text:p>
      <text:p text:style-name="P4">
描述: 6月4日星期日，俄罗斯军队对苏米地区的边境社区进行了22次炮击。  - 乌克林。</text:p>
      <text:p text:style-name="P4">
图片: ['<text:a xlink:type="simple" xlink:href="https://static.ukrinform.com/photos/2023_06/thumb_files/630_360_1685904776-936.jpg" text:style-name="Internet_20_link" text:visited-style-name="Visited_20_Internet_20_Link">
630_360_16859...</text:a>
']</text:p>
      <text:p text:style-name="P4">
标签: ['Обстріл', 'Сумщина', 'Війна з Росією']</text:p>
      <text:p text:style-name="P4">
类型: Article</text:p>
      <!--METADATA-->
      <text:p text:style-name="P4">
<draw:frame draw:style-name="fr1" draw:name="Image202" text:anchor-type="as-char" svg:width="6.9236in" svg:height="3.952746in" draw:z-index="0">
<draw:image xlink:href="../Images/yкринформ/2023-06-04T21-53-00-03-00/630_360_1685904776-936.jpg" xlink:type="simple" xlink:show="embed" xlink:actuate="onLoad" draw:mime-type="image/jpeg"/>
</draw:frame>
6月4日，星期日，鲁斯基夫斯卡(Ruskivska)庇护了22个Sumy地区边境社区的炮击。</text:p>
      <text:p text:style-name="P4">
根据乌克林福姆的说法，<text:a xlink:type="simple" xlink:href="https://t.me/Sumy_news_ODA/16697" text:style-name="Internet_20_link" text:visited-style-name="Visited_20_Internet_20_Link">
电报</text:a>
。</text:p>
      <text:p text:style-name="P4">
“白天，俄罗斯人进行了22次炮击。 记录了104起爆炸。 Bilopolskaya，Velikopysarevskaya，Glukhiv，Znob -Novgorod，Krasnopil，Miropil，Novoslobidskaya，Shaliginsk，Shaliginsk，Yunakovsky等级，”已解雇。</text:p>
      <text:p text:style-name="P4">
*!(https://www.ukrinform.ua/rubric-regions/3718223-prokuratura-rozpocala-dosudovi-rozsliduvanna-za-faktom-sogodnisnogo-obstrilu-harkivsini.html)Belopil社区已与Sau Firing一起录制(8爆炸)和砂浆炮击(2爆炸).</text:p>
      <text:p text:style-name="P4">
По Великописарівській громаді ворог здійснив обстріл із артилерії (18爆炸)和来自迫击炮(3爆炸). Унаслідок одного з мінометних обстрілів пошкодженоприватний будинок, гараж з автомобілем та газову трубу.</text:p>
      <text:p text:style-name="P4">
По Глухівській громаді російські війська здійснили артилерійський обстріл (9叶片).</text:p>
      <text:p text:style-name="P4">
<text:span text:style-name="T4">
Читайте також:</text:span>
 <text:a xlink:type="simple" xlink:href="https://www.ukrinform.ua/rubric-ato/3718221-za-dobu-sili-oboroni-vsi-vorozi-ataki-na-shodi.html" text:style-name="Internet_20_link" text:visited-style-name="Visited_20_Internet_20_Link">
 За добу Сили оборони відбили всі ворожі атаки на сході</text:a>
敌人从Znob-Novgorod社区中的炮兵跳动(28爆炸). Пошкодженосім приватних будинків, лінію електропередач, церкву, пожежно-рятувальнучастину. Двоє людей дістали поранення.</text:p>
      <text:p text:style-name="P4">
По Краснопільській громаді був мінометний обстріл (6爆炸).</text:p>
      <text:p text:style-name="P4">
Крім того, по Миропільській громаді росіяни били з артилерії (2爆炸)坦明仪(4爆炸).</text:p>
      <text:p text:style-name="P4">
<text:span text:style-name="T4">
Читайте також:</text:span>
 <text:a xlink:type="simple" xlink:href="https://www.ukrinform.ua/rubric-ato/3718194-vorog-cotiri-razi-uprodovz-dna-biv-po-prikordonnu-sumsini-ta-cernigivsini.html" text:style-name="Internet_20_link" text:visited-style-name="Visited_20_Internet_20_Link">
 Ворог чотири рази упродовж дня бив по прикордонню Сумщинита Чернігівщини </text:a>
敌人还将9个矿山投入了Novoslobid社区的领土。</text:p>
      <text:p text:style-name="P4">
在沙利金社区，俄罗斯人施加了迫击炮(5爆炸).</text:p>
      <text:p text:style-name="P4">
По Юнаківській громаді були обстріли з САУ (10爆炸).</text:p>
      <text:p text:style-name="P4">
Як повідомляв Укрінформ, уночі 4 червня в Чернігівській та Сумській областяхприкордонники знищили два ворожі безпілотники типу Shahed, ще один знешкодили.</text:p>
      <text:p text:style-name="P4">
Фото ілюстративне</text:p>
      <text:p text:style-name="P4">
News Source: <text:a xlink:type="simple" xlink:href="https://www.ukrinform.ua/rubric-ato/3718251-protagom-dna-rosiani-zdijsnili-22-obstrili-prikordonna-sumsini.html" text:style-name="Internet_20_link" text:visited-style-name="Visited_20_Internet_20_Link">
https://www.ukrinform.ua/rubric-ato/3718251-protagom-dna-rosiani-zdijsnili-22-obstrili-prikordonna-sumsini.html</text:a>
</text:p>
      <!--NEWS-->
      <text:h text:style-name="P10" text:outline-level="1">
<text:span text:style-name="T4">
乌克兰与合作伙伴一起应结束绕开俄罗斯联邦制裁的机会-Zelensky -Zelensky</text:span>
</text:h>
      <text:p text:style-name="P4">
作者: Ukrinform (Person)</text:p>
      <text:p text:style-name="P4">
出版商: Укринформ (Organization)</text:p>
      <text:p text:style-name="P4">
出版时间: 2023-06-04T21:55:00+03:00</text:p>
      <text:p text:style-name="P4">
修改时间: 2023-06-04T21:55:00+03:00</text:p>
      <text:p text:style-name="P4">
描述: 乌克兰沃罗迪米尔·泽伦斯基（Ukraine Volodymyr Zelensky）主席举行了一次特别会议，主席，政府，外国情报局和总统办公室的主要局长，以防止俄罗斯实施制裁情况。  - 乌克林。</text:p>
      <text:p text:style-name="P4">
图片: ['<text:a xlink:type="simple" xlink:href="https://static.ukrinform.com/photos/2022_08/thumb_files/630_360_1659353300-361.jpeg" text:style-name="Internet_20_link" text:visited-style-name="Visited_20_Internet_20_Link">
630_360_16593...</text:a>
']</text:p>
      <text:p text:style-name="P4">
标签: ['Антиросійські санкції', 'Економіка', 'Зеленський', 'Війна з Росією']</text:p>
      <text:p text:style-name="P4">
类型: Article</text:p>
      <!--METADATA-->
      <text:p text:style-name="P4">
<draw:frame draw:style-name="fr1" draw:name="Image203" text:anchor-type="as-char" svg:width="6.9236in" svg:height="3.956343in" draw:z-index="0">
<draw:image xlink:href="../Images/yкринформ/2023-06-04T21-55-00-03-00/630_360_1659353300-361.jpeg" xlink:type="simple" xlink:show="embed" xlink:actuate="onLoad" draw:mime-type="image/jpeg"/>
</draw:frame>
Volodymyr Zelensky在一般情报管理局，政府，总统外国情报局和总统办公室的参与下举行了一次特别会议，涉及俄罗斯绕开制裁。</text:p>
      <text:p text:style-name="P4">
国家元首在[上诉]中报告了这一点(https://www.youtube.com/watch?v=XSc0W0w6sHQ)报道说，在战争的第466天结束时。</text:p>
      <text:p text:style-name="P4">
“今天举行了有关制裁的特别会议。GUR，外部侦察服务，政府，办公室(总裁 - 命令。). Дуже детально проаналізували, якРосія обходить санкції та хто їй допомагає... Ми бачимо кожен напрямок обходунаявних санкцій, кожну країну, чия територія або юрисдикція, чиї громадянивикористовуються Росією для продовження терору. І ми маємо закрити всі такінапрямки – разом із партнерами, – щоб не було в російських ракетах, уросійській зброї продукції вільного світу. Необхідні кроки будуть", -підкреслив Зеленський.</text:p>
      <text:p text:style-name="P4">
<text:span text:style-name="T4">
Читайте також:</text:span>
 <text:span text:style-name="T4">
<text:a xlink:type="simple" xlink:href="https://www.ukrinform.ua/rubric-polytics/3717238-posilenna-ppo-ta-novi-sankcii-proti-rosii-zelenskij-proviv-zustric-iz-solcom.html" text:style-name="Internet_20_link" text:visited-style-name="Visited_20_Internet_20_Link">
 Посилення ППО та нові санкції проти Росії: Зеленськийпровів зустріч із Шольцом </text:a>
</text:span>
</text:p>
      <text:p text:style-name="P4">
他还指出，俄罗斯会产生恐怖，例如火箭，在不同国家的不同公司分类。 据他说，恐怖分子目前能够通过网络供应商使用世界技术，并绕过国际制裁。 同时，他指出<text:span text:style-name="T4">
 <text:a xlink:type="simple" xlink:href="https://www.ukrinform.ua/tag-antirossijskie-sankcii" text:style-name="Internet_20_link" text:visited-style-name="Visited_20_Internet_20_Link">
制裁</text:a>
</text:span>
对俄罗斯施加的是侵略者对罪行的责任的必备部分。 制裁也应限于最大恐怖。</text:p>
      <text:p text:style-name="P4">
<text:span text:style-name="T4">
另请阅读：</text:span>
 <text:span text:style-name="T4">
 [Zelensky可以开始公开与能够绕过俄罗斯的人打架(https://www.ukrinform.ua/rubric-ato/3717510-zelenskij-moze-pocati-publicno-borotisa-z-timi-hto-dae-mozlivist-obhoditi-rosii-sankcii.html)</text:span>
</text:p>
      <text:p text:style-name="P4">
正如乌克林福姆报道的那样，Verkhovna Rada批准了国家安全与国防委员会对使用部门特种经济和其他限制性措施的决定(制裁)反对伊朗伊斯兰共和国。</text:p>
      <text:p text:style-name="P4">
News Source: <text:a xlink:type="simple" xlink:href="https://www.ukrinform.ua/rubric-polytics/3718252-ukraina-razom-iz-partnerami-mae-zakriti-mozlivosti-dla-obhodu-sankcij-z-boku-rf-zelenskij.html" text:style-name="Internet_20_link" text:visited-style-name="Visited_20_Internet_20_Link">
https://www.ukrinform.ua/rubric-polytics/3718252-ukraina-razom-iz-partnerami-mae-zakriti-mozlivosti-dla-obhodu-sankcij-z-boku-rf-zelenskij.html</text:a>
</text:p>
      <!--NEWS-->
      <text:h text:style-name="P10" text:outline-level="1">
<text:span text:style-name="T4">
军团“俄罗斯的自由”和RDC表示，他们转移到了Belgorod地区的乌克兰囚犯</text:span>
</text:h>
      <text:p text:style-name="P4">
作者: Ukrinform (Person)</text:p>
      <text:p text:style-name="P4">
出版商: Укринформ (Organization)</text:p>
      <text:p text:style-name="P4">
出版时间: 2023-06-04T22:01:00+03:00</text:p>
      <text:p text:style-name="P4">
修改时间: 2023-06-04T22:01:00+03:00</text:p>
      <text:p text:style-name="P4">
描述: 在军团中，“俄罗斯自由”表示，他们被转移到俄罗斯军队士兵的贝尔戈罗德地区俘虏的乌克兰。  - 乌克林。</text:p>
      <text:p text:style-name="P4">
图片: ['<text:a xlink:type="simple" xlink:href="https://static.ukrinform.com/photos/2023_05/thumb_files/630_360_1684938991-585.jpg" text:style-name="Internet_20_link" text:visited-style-name="Visited_20_Internet_20_Link">
630_360_16849...</text:a>
']</text:p>
      <text:p text:style-name="P4">
标签: ['Полонені', 'Війна з Росією', 'Легіон «Свобода Росії» ', 'РДК']</text:p>
      <text:p text:style-name="P4">
类型: Article</text:p>
      <!--METADATA-->
      <text:p text:style-name="P4">
<draw:frame draw:style-name="fr1" draw:name="Image204" text:anchor-type="as-char" svg:width="6.9236in" svg:height="3.956343in" draw:z-index="0">
<draw:image xlink:href="../Images/yкринформ/2023-06-04T22-01-00-03-00/630_360_1684938991-585.jpg" xlink:type="simple" xlink:show="embed" xlink:actuate="onLoad" draw:mime-type="image/jpeg"/>
</draw:frame>
在军团中，“俄罗斯自由”表示，他们被俄罗斯军队士兵的乌尔戈罗德地区俘虏到乌克兰。</text:p>
      <text:p text:style-name="P4">
根据乌克林福姆的说法，这在[Telegram Channelulione]中说明了这一点(https://t.me/legionoffreedom/854)。</text:p>
      <text:p text:style-name="P4">
“囚犯(俄罗斯士兵 -  ed。)我们转移到乌克兰页面交换基金。”</text:p>
      <text:p text:style-name="P4">
<text:span text:style-name="T4">
另请阅读：</text:span>
 <text:a xlink:type="simple" xlink:href="https://www.ukrinform.ua/rubric-ato/3718146-legion-svoboda-rosii-ta-rdk-zaavili-so-vzali-v-polon-rosijskih-soldativ-u-belgorodskij-oblasti.html" text:style-name="Internet_20_link" text:visited-style-name="Visited_20_Internet_20_Link">
军团“俄罗斯的自由”和<text:span text:style-name="T4">
 rdc </text:span>
指出，他们将士兵带到了Belgorod地区</text:a>
军团补充说，贝尔戈罗德地区的州长格拉德科夫没有到达囚犯。</text:p>
      <text:p text:style-name="P4">
州长格拉德科夫(Gladkov)人的“独角兽”中的所有权力都受到了恐惧，伊维达(Ivida)在舒适的办公室里，使他们的人民被囚禁。 现在，他们终于意识到腐烂和怯ward的掌舵方式是毫无意义的。 正如他们所说，无聊的人。”证词写道。</text:p>
      <text:p text:style-name="P4">
正如乌克林福姆报道的那样，6月1日，军团的“俄罗斯自由”和“俄罗斯志愿军”宣布了在贝尔戈罗德地区进行的新突袭。</text:p>
      <text:p text:style-name="P4">
<text:span text:style-name="T4">
另请阅读：</text:span>
 <text:a xlink:type="simple" xlink:href="https://www.ukrinform.ua/rubric-ato/3718091-legion-svoboda-rosii-ta-rdk-zaavili-so-uvijsli-do-peredmista-sebekina.html" text:style-name="Internet_20_link" text:visited-style-name="Visited_20_Internet_20_Link">
军团“俄罗斯的自由”和<text:span text:style-name="T4">
 rdc </text:span>
指出，包括希贝金的前痕迹</text:a>
俄罗斯当局要与游击队作战，转移到了贝尔戈罗德地区的边界定居点，这是特殊目的的精英队，以及对该领土的起点。</text:p>
      <text:p text:style-name="P4">
军团的“俄罗斯自由”向俄罗斯联邦贝尔戈罗德地区的居民提供了俄罗斯军队的炮击，以撤离乌克兰。</text:p>
      <text:p text:style-name="P4">
6月4日，俄罗斯志愿军团和军团“俄罗斯自由”宣布通往俄罗斯联合会Belgorod地区Shebekin的郊区。</text:p>
      <text:p text:style-name="P4">
News Source: <text:a xlink:type="simple" xlink:href="https://www.ukrinform.ua/rubric-ato/3718253-legion-svoboda-rosii-ta-rdk-zaavili-so-peredaut-ukraini-polonenih-soldativ-iz-belgorodskij-oblasti.html" text:style-name="Internet_20_link" text:visited-style-name="Visited_20_Internet_20_Link">
https://www.ukrinform.ua/rubric-ato/3718253-legion-svoboda-rosii-ta-rdk-zaavili-so-peredaut-ukraini-polonenih-soldativ-iz-belgorodskij-oblasti.html</text:a>
</text:p>
      <!--NEWS-->
      <text:h text:style-name="P10" text:outline-level="1">
<text:span text:style-name="T4">
«Жироні» не вдалось кваліфікуватись до єврокубків</text:span>
</text:h>
      <text:p text:style-name="P4">
作者: Ukrinform (Person)</text:p>
      <text:p text:style-name="P4">
出版商: Укринформ (Organization)</text:p>
      <text:p text:style-name="P4">
出版时间: 2023-06-04T22:14:03+03:00</text:p>
      <text:p text:style-name="P4">
修改时间: 2023-06-04T22:14:03+03:00</text:p>
      <text:p text:style-name="P4">
描述: 吉隆（Giron）在奥萨苏尼（Osasuni）出口中输了。  - 乌克林。</text:p>
      <text:p text:style-name="P4">
图片: ['<text:a xlink:type="simple" xlink:href="https://static.ukrinform.com/photos/2023_06/thumb_files/630_360_1685905972-443.jpg" text:style-name="Internet_20_link" text:visited-style-name="Visited_20_Internet_20_Link">
630_360_16859...</text:a>
']</text:p>
      <text:p text:style-name="P4">
标签: ['Футбол', 'Віктор Циганков']</text:p>
      <text:p text:style-name="P4">
类型: Article</text:p>
      <!--METADATA-->
      <text:p text:style-name="P4">
<draw:frame draw:style-name="fr1" draw:name="Image205" text:anchor-type="as-char" svg:width="6.9236in" svg:height="3.956343in" draw:z-index="0">
<draw:image xlink:href="../Images/yкринформ/2023-06-04T22-14-03-03-00/630_360_1685905972-443.jpg" xlink:type="simple" xlink:show="embed" xlink:actuate="onLoad" draw:mime-type="image/jpeg"/>
</draw:frame>
吉隆(Giron)在奥萨苏尼(Osasuni)出口中输了。</text:p>
      <text:p text:style-name="P4">
据报道，在洛杉矶联盟的最后一场巡回演出中，“吉罗纳”被“ Osasuni”  -  1：2，报道。</text:p>
      <text:p text:style-name="P4">
上半场没有得分。 休息后，店主的胜利带来了双重赌注布迪米尔。 在会议结束时，客人能够扮演Rhinier的一面，后者在助理Viktor Tsygankov之后出名。</text:p>
      <text:p text:style-name="P4">
乌克兰中场球员“吉罗里”(Gironi)出现在他的球队的首发线上，并在整个比赛领域占了上风。 他以Zapanean团队的第六次有效转移而着称。</text:p>
      <text:p text:style-name="P4">
Girona在洛杉矶联赛的积分榜上排名第十，在本赛季没有排名。 奥萨森(Osasun)获得53分，获得第七名，并将在联盟中参加会议。</text:p>
      <text:p text:style-name="P4">
<text:span text:style-name="T4">
另请阅读：</text:span>
 <text:a xlink:type="simple" xlink:href="https://www.ukrinform.ua/rubric-sports/3707010-zmi-buskets-pokine-barselonu-pisla-zaversenna-sezonu.html" text:style-name="Internet_20_link" text:visited-style-name="Visited_20_Internet_20_Link">
媒体：Buschetts将在赛季完成后离开“ <text:span text:style-name="T4">
巴塞罗那</text:span>
”</text:a>
根据乌克林福姆的说法，巴塞罗那自2019年以来首次赢得了西班牙冠军。</text:p>
      <text:p text:style-name="P4">
照片：盖蒂图像</text:p>
      <text:p text:style-name="P4">
News Source: <text:a xlink:type="simple" xlink:href="https://www.ukrinform.ua/rubric-sports/3718255-zironi-ne-vdalos-kvalifikuvatis-do-evrokubkiv.html" text:style-name="Internet_20_link" text:visited-style-name="Visited_20_Internet_20_Link">
https://www.ukrinform.ua/rubric-sports/3718255-zironi-ne-vdalos-kvalifikuvatis-do-evrokubkiv.html</text:a>
</text:p>
      <!--NEWS-->
      <text:h text:style-name="P10" text:outline-level="1">
<text:span text:style-name="T4">
Kostyuk在四分之一决赛的“ Rolan Harros”中出现在哨子中</text:span>
</text:h>
      <text:p text:style-name="P4">
作者: Ukrinform (Person)</text:p>
      <text:p text:style-name="P4">
出版商: Укринформ (Organization)</text:p>
      <text:p text:style-name="P4">
出版时间: 2023-06-04T22:17:00+03:00</text:p>
      <text:p text:style-name="P4">
修改时间: 2023-06-04T22:17:00+03:00</text:p>
      <text:p text:style-name="P4">
描述: 这位乌克兰妇女与萨尔瓦多人马塞洛·阿里亚洛（Marcelo Arealo）配对。  - 乌克林。</text:p>
      <text:p text:style-name="P4">
图片: ['<text:a xlink:type="simple" xlink:href="https://static.ukrinform.com/photos/2023_06/thumb_files/630_360_1685906183-365.jpg" text:style-name="Internet_20_link" text:visited-style-name="Visited_20_Internet_20_Link">
630_360_16859...</text:a>
']</text:p>
      <text:p text:style-name="P4">
标签: ['Теніс', 'Марта Костюк']</text:p>
      <text:p text:style-name="P4">
类型: Article</text:p>
      <!--METADATA-->
      <text:p text:style-name="P4">
<draw:frame draw:style-name="fr1" draw:name="Image206" text:anchor-type="as-char" svg:width="6.9236in" svg:height="3.956343in" draw:z-index="0">
<draw:image xlink:href="../Images/yкринформ/2023-06-04T22-17-00-03-00/630_360_1685906183-365.jpg" xlink:type="simple" xlink:show="embed" xlink:actuate="onLoad" draw:mime-type="image/jpeg"/>
</draw:frame>
乌克兰与萨尔瓦多特人Marcelo Arealo配对。</text:p>
      <text:p text:style-name="P4">
乌克林福姆报道，乌克兰网球运动员玛塔·科斯蒂克(Marta Kostyuk)与萨尔瓦多·马塞洛·阿雷瓦斯洛夫洛夫(Salvadorz Marcelo Arevaslovlov)搭配了四分之一决赛的“罗兰·哈罗斯(Rolan Harros)”。</text:p>
      <text:p text:style-name="P4">
在1/8的决赛中，科斯蒂克(Kostyuk)和阿雷洛夫(Arealov)击败了澳大利亚人风暴猎人和约翰·皮尔斯(John Pierce-Hunter)-6：4，5：7，12-10。</text:p>
      <text:p text:style-name="P4">
比赛持续了1小时33分钟。 玛莎(Martha)和马塞洛(Marselo)提交了4次，犯了5个双重错误，并造成了3/6的突破点。</text:p>
      <text:p text:style-name="P4">
在Kostyuk和Arealo比赛的下一轮比赛中，对阵Bianca Andreesk(加拿大)和迈克尔·维纳斯(Michael Vinus)(Нова Зеландія).</text:p>
      <text:p text:style-name="P4">
<text:span text:style-name="T4">
Читайте також:</text:span>
 <text:a xlink:type="simple" xlink:href="https://www.ukrinform.ua/rubric-sports/3718238-kostuk-ta-ruse-zaversili-vistup-v-18-finalu-parnogo-rozradu-rolan-garros.html" text:style-name="Internet_20_link" text:visited-style-name="Visited_20_Internet_20_Link">
 <text:span text:style-name="T4">
Костюк</text:span>
 та Русе завершили виступ в 1/8 фіналу парногорозряду «Ролан Гаррос» </text:a>
</text:p>
      <text:p text:style-name="P4">
Як повідомляв Укрінформ, у парному розряді Костюк вилетіла на стадії 1/8фіналу, в одиночній сітці – на старті.</text:p>
      <text:p text:style-name="P4">
Фото: btu.org.ua</text:p>
      <text:p text:style-name="P4">
News Source: <text:a xlink:type="simple" xlink:href="https://www.ukrinform.ua/rubric-sports/3718256-kostuk-vijsla-u-cvertfinal-rolan-garros-u-miksti.html" text:style-name="Internet_20_link" text:visited-style-name="Visited_20_Internet_20_Link">
https://www.ukrinform.ua/rubric-sports/3718256-kostuk-vijsla-u-cvertfinal-rolan-garros-u-miksti.html</text:a>
</text:p>
      <!--NEWS-->
      <text:h text:style-name="P10" text:outline-level="1">
<text:span text:style-name="T4">
乌克兰的难民庇护所发生了大火，有受害者 - 德国大使</text:span>
</text:h>
      <text:p text:style-name="P4">
作者: Ukrinform (Person)</text:p>
      <text:p text:style-name="P4">
出版商: Укринформ (Organization)</text:p>
      <text:p text:style-name="P4">
出版时间: 2023-06-04T22:24:00+03:00</text:p>
      <text:p text:style-name="P4">
修改时间: 2023-06-04T22:24:00+03:00</text:p>
      <text:p text:style-name="P4">
描述: 乌克兰难民的庇护所，位于尤尔特林的联邦土地上，有一场大火，有受害者。  - 乌克林。</text:p>
      <text:p text:style-name="P4">
图片: ['<text:a xlink:type="simple" xlink:href="https://static.ukrinform.com/photos/2023_06/thumb_files/630_360_1685906315-297.jpg" text:style-name="Internet_20_link" text:visited-style-name="Visited_20_Internet_20_Link">
630_360_16859...</text:a>
']</text:p>
      <text:p text:style-name="P4">
标签: ['Німеччина', 'Посол', 'Біженці']</text:p>
      <text:p text:style-name="P4">
类型: Article</text:p>
      <!--METADATA-->
      <text:p text:style-name="P4">
<draw:frame draw:style-name="fr1" draw:name="Image207" text:anchor-type="as-char" svg:width="6.9236in" svg:height="3.949462in" draw:z-index="0">
<draw:image xlink:href="../Images/yкринформ/2023-06-04T22-24-00-03-00/630_360_1685906315-297.jpg" xlink:type="simple" xlink:show="embed" xlink:actuate="onLoad" draw:mime-type="image/jpeg"/>
</draw:frame>
乌克兰难民的庇护所位于杜松子酒的联邦土地上，发生了大火，有受害者。</text:p>
      <text:p text:style-name="P4">
正如Ukrinform报道的那样，在[Facebook]中(https://www.facebook.com/oleksii.makeiev/posts/pfbid02HZZANgYa4JQK8WFR7Q7kbA2nkKGLkB5Xw53PLMFJ9MRChbHUHC8KeJPwbHPE3ANcl)乌克兰驻德国Alexei Makeev的大使写道。</text:p>
      <text:p text:style-name="P4">
“今天，我宣布了一个可悲的消息，即在其中一所房屋中，乌克兰联邦联邦癫痫发作在杜松子酒的联邦土地上起了出现。</text:p>
      <text:p text:style-name="P4">
<text:span text:style-name="T4">
另请阅读：</text:span>
 <text:a xlink:type="simple" xlink:href="https://www.ukrinform.ua/rubric-diaspora/3716268-prezident-sku-v-berlini-obgovoriv-potrebu-vikladanna-ukrainskoi-movi-v-skolah-nimeccini.html" text:style-name="Internet_20_link" text:visited-style-name="Visited_20_Internet_20_Link">
柏林UWC总裁讨论了在德国学校教乌克兰语言的必要性</text:a>
据他介绍，调查正在进行中，并且没有披露细节。</text:p>
      <text:p text:style-name="P4">
“我们早上与居住在该地区的乌克兰公民接触时，我们的领事正在不断地进行简报，以及德国执法机构。我们正在等待更多信息，此后我将更加不同，” Makeev总结说。”向上。</text:p>
      <text:p text:style-name="P4">
正如乌克林福姆报道的那样，早期已经知道<text:a xlink:type="simple" xlink:href="https://www.ukrinform.ua/rubric-society/3716318-ponad-60-ukrainciv-u-polsi-planuut-povernutisa-dodomu.html" text:style-name="Internet_20_link" text:visited-style-name="Visited_20_Internet_20_Link">
超过60％的乌克兰人计划返回家乡</text:a>
。</text:p>
      <text:p text:style-name="P4">
照片：DPA</text:p>
      <text:p text:style-name="P4">
News Source: <text:a xlink:type="simple" xlink:href="https://www.ukrinform.ua/rubric-society/3718257-u-pritulku-dla-bizenciv-z-ukraini-vinikla-pozeza-e-postrazdali-posol-v-nimeccini.html" text:style-name="Internet_20_link" text:visited-style-name="Visited_20_Internet_20_Link">
https://www.ukrinform.ua/rubric-society/3718257-u-pritulku-dla-bizenciv-z-ukraini-vinikla-pozeza-e-postrazdali-posol-v-nimeccini.html</text:a>
</text:p>
      <!--NEWS-->
      <text:h text:style-name="P10" text:outline-level="1">
<text:span text:style-name="T4">
塞尔维亚总理宣布愿意辞职</text:span>
</text:h>
      <text:p text:style-name="P4">
作者: Ukrinform (Person)</text:p>
      <text:p text:style-name="P4">
出版商: Укринформ (Organization)</text:p>
      <text:p text:style-name="P4">
出版时间: 2023-06-04T22:44:00+03:00</text:p>
      <text:p text:style-name="P4">
修改时间: 2023-06-04T22:44:00+03:00</text:p>
      <text:p text:style-name="P4">
描述: 总理塞尔维亚·安娜·布纳比奇宣布愿意辞职。  - 乌克林。</text:p>
      <text:p text:style-name="P4">
图片: ['<text:a xlink:type="simple" xlink:href="https://static.ukrinform.com/photos/2019_04/thumb_files/630_360_1556488496-572.jpeg" text:style-name="Internet_20_link" text:visited-style-name="Visited_20_Internet_20_Link">
630_360_15564...</text:a>
']</text:p>
      <text:p text:style-name="P4">
标签: ['Протест', 'Сербія', 'Відставка']</text:p>
      <text:p text:style-name="P4">
类型: Article</text:p>
      <!--METADATA-->
      <text:p text:style-name="P4">
<draw:frame draw:style-name="fr1" draw:name="Image208" text:anchor-type="as-char" svg:width="6.9236in" svg:height="3.956343in" draw:z-index="0">
<draw:image xlink:href="../Images/yкринформ/2023-06-04T22-44-00-03-00/630_360_1556488496-572.jpeg" xlink:type="simple" xlink:show="embed" xlink:actuate="onLoad" draw:mime-type="image/jpeg"/>
</draw:frame>
总理塞尔维亚·安娜·布纳比奇宣布愿意辞职。</text:p>
      <text:p text:style-name="P4">
关于它<text:a xlink:type="simple" xlink:href="https://twitter.com/anabrnabic/status/1665370072259362818" text:style-name="Internet_20_link" text:visited-style-name="Visited_20_Internet_20_Link">
写</text:a>
在Twitter中，乌克林福姆报道。</text:p>
      <text:p text:style-name="P4">
布纳比奇说：“鉴于寡头媒体是写了的事实，这简直就是清楚：在任何时候，我准备辞职，塞尔维亚总统很紧张，但他仍然拒绝。他可能会改变主意。” 。</text:p>
      <text:p text:style-name="P4">
<text:span text:style-name="T4">
另请阅读：</text:span>
 <text:span text:style-name="T4">
 <text:a xlink:type="simple" xlink:href="https://www.ukrinform.ua/rubric-world/3717936-es-zaklikav-serbiu-ta-kosovo-do-deeskalacii-konfliktu-ta-prigroziv-negativnimi-naslidkami.html" text:style-name="Internet_20_link" text:visited-style-name="Visited_20_Internet_20_Link">
欧盟在冲突降级之前称为塞尔维亚和科索沃威胁着“负面后果”</text:a>
</text:span>
</text:p>
      <text:p text:style-name="P4">
她还补充说，她已经准备好在2022年春季任职 - 最后一次，“对塞尔维亚·塔利克斯·沃基奇(Serbia Talexander Vuchich)保持忠实。”</text:p>
      <text:p text:style-name="Quotations">

<text:p text:style-name="P4">
obzirom na pisanja tajkunskih medija，samo da da bude jasno -u svakom trenutku&gt;
 sam spremna da，kao pv，podnesem ostavku i to [@predsednikrs&gt;
]](https://twitter.com/predsednikrs?ref_src=twsrc%5Etfw)他知道，现在，&gt;
拒绝。 也许他们改变了主意。 您想选择 - 没问题，我们始终做出选择。 我当然忠于塞尔维亚和<text:a xlink:type="simple" xlink:href="https://twitter.com/avucic" text:style-name="Internet_20_link" text:visited-style-name="Visited_20_Internet_20_Link">
@avucic&gt;
</text:a>
 .&gt;
&gt;
 — Ana Brnabic (@anabrnabic)<text:a xlink:type="simple" xlink:href="https://twitter.com/anabrnabic/status/1665370072259362818" text:style-name="Internet_20_link" text:visited-style-name="Visited_20_Internet_20_Link">
2023年6月4日&gt;
</text:a>
据报道，在科索沃，当地警察在股份股东之间发生冲突，抗议市长的到来 - 阿尔巴尼人在塞尔维亚人口居住的地区。</text:p>

</text:p>
      <text:p text:style-name="P4">
据报道，据报道，有25名北约维和人员，他们在科索沃的抗议者报告中受苦。 这是给出的(https://www.ukrinform.ua/rubric-world/3715843-u-sutickah-v-kosovo-postrazdali-dva-desatki-mirotvorciv-nato.html)** _</text:p>
      <text:p text:style-name="P4">
<text:span text:style-name="T4">
另请阅读：</text:span>
 <text:span text:style-name="T4">
 <text:a xlink:type="simple" xlink:href="https://www.ukrinform.ua/rubric-world/3716465-suticki-u-kosovo-premer-zvinuvativ-fasistski-bandi-aki-kontrolue-serbia.html" text:style-name="Internet_20_link" text:visited-style-name="Visited_20_Internet_20_Link">
在科索沃发生冲突：总理指控法西斯乐队，由塞尔维亚控制</text:a>
</text:span>
</text:p>
      <text:p text:style-name="P4">
2008年，科索沃宣布脱离塞尔维亚，但贝尔格莱德不认识她。 2013年<text:span text:style-name="T4">
 <text:a xlink:type="simple" xlink:href="https://www.ukrinform.ua/tag-serbia" text:style-name="Internet_20_link" text:visited-style-name="Visited_20_Internet_20_Link">
塞尔维亚</text:a>
</text:span>
科索沃在布鲁塞尔签署了一项关于通过欧盟关系正常化的协议。</text:p>
      <text:p text:style-name="P4">
News Source: <text:a xlink:type="simple" xlink:href="https://www.ukrinform.ua/rubric-world/3718259-premerka-serbii-zaavila-pro-gotovnist-piti-u-vidstavku.html" text:style-name="Internet_20_link" text:visited-style-name="Visited_20_Internet_20_Link">
https://www.ukrinform.ua/rubric-world/3718259-premerka-serbii-zaavila-pro-gotovnist-piti-u-vidstavku.html</text:a>
</text:p>
      <!--NEWS-->
      <text:h text:style-name="P10" text:outline-level="1">
<text:span text:style-name="T4">
Ingulets释放了Kovalets的主教练</text:span>
</text:h>
      <text:p text:style-name="P4">
作者: Ukrinform (Person)</text:p>
      <text:p text:style-name="P4">
出版商: Укринформ (Organization)</text:p>
      <text:p text:style-name="P4">
出版时间: 2023-06-04T22:56:00+03:00</text:p>
      <text:p text:style-name="P4">
修改时间: 2023-06-04T22:56:00+03:00</text:p>
      <text:p text:style-name="P4">
描述: 在关节中将表演 导师。  - 乌克林。</text:p>
      <text:p text:style-name="P4">
图片: ['<text:a xlink:type="simple" xlink:href="https://static.ukrinform.com/photos/2023_06/thumb_files/630_360_1685908941-867.jpg" text:style-name="Internet_20_link" text:visited-style-name="Visited_20_Internet_20_Link">
630_360_16859...</text:a>
']</text:p>
      <text:p text:style-name="P4">
标签: ['Футбол', 'Інгулець']</text:p>
      <text:p text:style-name="P4">
类型: Article</text:p>
      <!--METADATA-->
      <text:p text:style-name="P4">
<draw:frame draw:style-name="fr1" draw:name="Image209" text:anchor-type="as-char" svg:width="6.9236in" svg:height="3.956343in" draw:z-index="0">
<draw:image xlink:href="../Images/yкринформ/2023-06-04T22-56-00-03-00/630_360_1685908941-867.jpg" xlink:type="simple" xlink:show="embed" xlink:actuate="onLoad" draw:mime-type="image/jpeg"/>
</draw:frame>
在关节中将是V.O. 导师。</text:p>
      <text:p text:style-name="P4">
在“ Veres”的UPL最后一轮失败后，“ Ingulets”在“ Ingulets”(0：1)<text:a xlink:type="simple" xlink:href="https://inhulets.com/fk-ingulets-diakuie-sergiiu-kovaltsiu-za-spivpratsiu" text:style-name="Internet_20_link" text:visited-style-name="Visited_20_Internet_20_Link">
宣布</text:a>
乌克林福姆报道，与团队塞吉姆科夫利特队的总教练合作以及弗拉迪斯拉夫·卢帕什卡(Vladislav Lupashka)任命他的职责。</text:p>
      <text:p text:style-name="P4">
36岁 - 年 - 卢帕什科(Lupashko)是彼得罗夫(Petrov)的俱乐部足球运动员，最近是科瓦特(Kovalets)。 他将为球队与LNZ的过渡比赛做好准备，以在下个赛季参加UPL。 他们将于6月10日至14日通过。</text:p>
      <text:p text:style-name="P4">
这位54岁的科瓦特(Koaltets)于2022年12月29日领导着插入术。</text:p>
      <text:p text:style-name="P4">
在Kovalets Ingulets的领导下，他在UPL中度过了16场比赛：5场胜利，3年和8场失利，总得分为10:16。 特别是，由Kovaletscomand领导(2：0).</text:p>
      <text:p text:style-name="P4">
<text:span text:style-name="T4">
Читайте також:</text:span>
 <text:a xlink:type="simple" xlink:href="https://www.ukrinform.ua/rubric-sports/3718191-sahtar-postupivsa-vorskli-v-upl.html" text:style-name="Internet_20_link" text:visited-style-name="Visited_20_Internet_20_Link">
 «Шахтар» поступився «Ворсклі» в УПЛ</text:a>
2022/23摄入赛季在积分榜上排名第14。 命令31分。</text:p>
      <text:p text:style-name="P4">
照片：inhulets.com</text:p>
      <text:p text:style-name="P4">
News Source: <text:a xlink:type="simple" xlink:href="https://www.ukrinform.ua/rubric-sports/3718261-ingulec-zvilniv-golovnogo-trenera-kovalca.html" text:style-name="Internet_20_link" text:visited-style-name="Visited_20_Internet_20_Link">
https://www.ukrinform.ua/rubric-sports/3718261-ingulec-zvilniv-golovnogo-trenera-kovalca.html</text:a>
</text:p>
      <!--NEWS-->
      <text:h text:style-name="P10" text:outline-level="1">
<text:span text:style-name="T4">
入侵者再次开火了哈尔基夫地区</text:span>
</text:h>
      <text:p text:style-name="P4">
作者: Ukrinform (Person)</text:p>
      <text:p text:style-name="P4">
出版商: Укринформ (Organization)</text:p>
      <text:p text:style-name="P4">
出版时间: 2023-06-04T23:09:00+03:00</text:p>
      <text:p text:style-name="P4">
修改时间: 2023-06-04T23:09:00+03:00</text:p>
      <text:p text:style-name="P4">
描述: 俄罗斯军方于6月4日星期日晚上开除了Chuguev Kharkiv地区。  - 乌克林。</text:p>
      <text:p text:style-name="P4">
图片: ['<text:a xlink:type="simple" xlink:href="https://static.ukrinform.com/photos/2022_07/thumb_files/630_360_1658762398-494.jpg" text:style-name="Internet_20_link" text:visited-style-name="Visited_20_Internet_20_Link">
630_360_16587...</text:a>
']</text:p>
      <text:p text:style-name="P4">
标签: ['Обстріл', 'Харківщина', 'Війна з Росією']</text:p>
      <text:p text:style-name="P4">
类型: Article</text:p>
      <!--METADATA-->
      <text:p text:style-name="P4">
<draw:frame draw:style-name="fr1" draw:name="Image210" text:anchor-type="as-char" svg:width="6.9236in" svg:height="3.956343in" draw:z-index="0">
<draw:image xlink:href="../Images/yкринформ/2023-06-04T23-09-00-03-00/630_360_1658762398-494.jpg" xlink:type="simple" xlink:show="embed" xlink:actuate="onLoad" draw:mime-type="image/jpeg"/>
</draw:frame>
6月4日星期日晚上，由哈尔基夫地区的Chuguev解雇了俄罗斯 - 纳瓦尔。</text:p>
      <text:p text:style-name="P4">
这说明了(https://suspilne.media/496285-u-harkovi-bulo-cuti-vibuhi-so-vidomo-pro-ataku-rf/)。</text:p>
      <text:p text:style-name="P4">
据他说，在Chuguev中至少听到了五次爆炸声，每个人都从城市外面出去。</text:p>
      <text:p text:style-name="P4">
Lobodenko说：“俄罗斯联邦袭击了Chuguev，有关此分钟袭击后果的信息。”</text:p>
      <text:p text:style-name="P4">
<text:span text:style-name="T4">
另请阅读：</text:span>
 <text:span text:style-name="T4">
 <text:a xlink:type="simple" xlink:href="https://www.ukrinform.ua/rubric-ato/3718185-zagarbniki-obstrilali-gromadu-na-harkivsini-dvoe-poranenih.html" text:style-name="Internet_20_link" text:visited-style-name="Visited_20_Internet_20_Link">
入侵者在哈尔基夫地区的社区开火，两个加热</text:a>
</text:span>
</text:p>
      <text:p text:style-name="P4">
警方敦促哈尔基夫和该地区的居民留在庇护所中。 要求贝壳，破坏和受伤的规定向特殊线102报告。</text:p>
      <text:p text:style-name="P4">
正如乌克林福姆报道的，俄罗斯军队于6月4日上午从直升机大量的直升机<text:span text:style-name="T4">
 <text:a xlink:type="simple" xlink:href="https://www.ukrinform.ua/tag-obstril" text:style-name="Internet_20_link" text:visited-style-name="Visited_20_Internet_20_Link">
解雇</text:a>
</text:span>
哈尔基夫地区Chuguev和Bohodukhiv地区的定居点。</text:p>
      <text:p text:style-name="P4">
<text:span text:style-name="T5">
照片说明性</text:span>
</text:p>
      <text:p text:style-name="P4">
News Source: <text:a xlink:type="simple" xlink:href="https://www.ukrinform.ua/rubric-ato/3718264-zagarbniki-znovu-obstrilali-harkivsinu.html" text:style-name="Internet_20_link" text:visited-style-name="Visited_20_Internet_20_Link">
https://www.ukrinform.ua/rubric-ato/3718264-zagarbniki-znovu-obstrilali-harkivsinu.html</text:a>
</text:p>
      <!--NEWS-->
      <text:h text:style-name="P10" text:outline-level="1">
<text:span text:style-name="T4">
罗兰·哈罗斯（Rolan Harros）四分之一决赛的著名的斯维托利纳竞争对手</text:span>
</text:h>
      <text:p text:style-name="P4">
作者: Ukrinform (Person)</text:p>
      <text:p text:style-name="P4">
出版商: Укринформ (Organization)</text:p>
      <text:p text:style-name="P4">
出版时间: 2023-06-04T23:17:29+03:00</text:p>
      <text:p text:style-name="P4">
修改时间: 2023-06-04T23:17:29+03:00</text:p>
      <text:p text:style-name="P4">
描述: 乌克兰人将与白俄罗斯的索金条一起玩。  - 乌克林。</text:p>
      <text:p text:style-name="P4">
图片: ['<text:a xlink:type="simple" xlink:href="https://static.ukrinform.com/photos/2023_06/thumb_files/630_360_1685909784-542.jpg" text:style-name="Internet_20_link" text:visited-style-name="Visited_20_Internet_20_Link">
630_360_16859...</text:a>
']</text:p>
      <text:p text:style-name="P4">
标签: ['Світоліна', 'Теніс']</text:p>
      <text:p text:style-name="P4">
类型: Article</text:p>
      <!--METADATA-->
      <text:p text:style-name="P4">
<draw:frame draw:style-name="fr1" draw:name="Image211" text:anchor-type="as-char" svg:width="6.9236in" svg:height="3.956343in" draw:z-index="0">
<draw:image xlink:href="../Images/yкринформ/2023-06-04T23-17-29-03-00/630_360_1685909784-542.jpg" xlink:type="simple" xlink:show="embed" xlink:actuate="onLoad" draw:mime-type="image/jpeg"/>
</draw:frame>
白俄罗斯sobolenko的乌克兰经理。</text:p>
      <text:p text:style-name="P4">
据报道，乌克兰网球运动员埃利娜·斯维托利纳(Elina Svitolina)在公开赛冠军的四分之一决赛中将与世界第二个阿里纳·索博伦科(Arina Sobolenko)的球拍相遇。</text:p>
      <text:p text:style-name="P4">
白俄罗斯人在1/8的决赛“罗兰·哈罗斯”(Rolan Harros)中击败了美国史蒂文斯(American Stevens) -  7：6，6：4。赛程持续了1小时43分钟。</text:p>
      <text:p text:style-name="P4">
Svitolina- Sobolenko的比赛将于6月6日星期二举行。</text:p>
      <text:p text:style-name="P4">
<text:span text:style-name="T4">
另请阅读：</text:span>
 <text:a xlink:type="simple" xlink:href="https://www.ukrinform.ua/rubric-sports/3718232-svitolina-zigrae-u-cvertfinali-rolan-garros.html" text:style-name="Internet_20_link" text:visited-style-name="Visited_20_Internet_20_Link">
<text:span text:style-name="T4">
 lowel </text:span>
 ina进入四分之一决赛的“ Rolan Harros”</text:a>
Svitolina和Sobolenko以前曾参加过两场比赛，分数相等。</text:p>
      <text:p text:style-name="P4">
照片：盖蒂图像</text:p>
      <text:p text:style-name="P4">
News Source: <text:a xlink:type="simple" xlink:href="https://www.ukrinform.ua/rubric-sports/3718263-vidoma-supernica-svitolinoi-v-cvertfinali-rolan-garros.html" text:style-name="Internet_20_link" text:visited-style-name="Visited_20_Internet_20_Link">
https://www.ukrinform.ua/rubric-sports/3718263-vidoma-supernica-svitolinoi-v-cvertfinali-rolan-garros.html</text:a>
</text:p>
      <!--NEWS-->
      <text:h text:style-name="P10" text:outline-level="1">
<text:span text:style-name="T4">
士兵在边境射击：以色列要求埃及在恐怖袭击调查中合作</text:span>
</text:h>
      <text:p text:style-name="P4">
作者: Ukrinform (Person)</text:p>
      <text:p text:style-name="P4">
出版商: Укринформ (Organization)</text:p>
      <text:p text:style-name="P4">
出版时间: 2023-06-04T23:33:00+03:00</text:p>
      <text:p text:style-name="P4">
修改时间: 2023-06-04T23:33:00+03:00</text:p>
      <text:p text:style-name="P4">
描述: 以色列总理本杰明·内塔尼亚加（Benjamin Netanyaga）于6月4日星期日在一天前在与埃及边境的一次政府会议上发表评论，这导致三名沙特哈尔士兵死亡。  - 乌克林。</text:p>
      <text:p text:style-name="P4">
图片: ['<text:a xlink:type="simple" xlink:href="https://static.ukrinform.com/photos/2023_06/thumb_files/630_360_1685798592-438.jpg" text:style-name="Internet_20_link" text:visited-style-name="Visited_20_Internet_20_Link">
630_360_16857...</text:a>
']</text:p>
      <text:p text:style-name="P4">
标签: ['Єгипет', 'Ізраїль', 'Теракт', 'Кордон', 'Розстріл']</text:p>
      <text:p text:style-name="P4">
类型: Article</text:p>
      <!--METADATA-->
      <text:p text:style-name="P4">
<draw:frame draw:style-name="fr1" draw:name="Image212" text:anchor-type="as-char" svg:width="6.9236in" svg:height="3.956343in" draw:z-index="0">
<draw:image xlink:href="../Images/yкринформ/2023-06-04T23-33-00-03-00/630_360_1685798592-438.jpg" xlink:type="simple" xlink:show="embed" xlink:actuate="onLoad" draw:mime-type="image/jpeg"/>
</draw:frame>
以色列总理本杰明·内塔尼亚加(Benjamin Netanyaga)于6月4日星期日发表在一天前遭受恐怖袭击与埃及边境的恐怖袭击，这导致了三名沙赫尔士兵。</text:p>
      <text:p text:style-name="P4">
根据乌克林福姆的报道，它报告了<text:a xlink:type="simple" xlink:href="https://www.vesty.co.il/main/article/hk1mvyqih#autoplay" text:style-name="Internet_20_link" text:visited-style-name="Visited_20_Internet_20_Link">
vesty.co.il。</text:a>
“与埃及边界的事件是严重和非凡的。 将进行彻底的检查。 <text:span text:style-name="T4">
 <text:a xlink:type="simple" xlink:href="https://www.ukrinform.ua/tag-izrail" text:style-name="Internet_20_link" text:visited-style-name="Visited_20_Internet_20_Link">
以色列</text:a>
</text:span>
他告诉埃及领导人，他希望对该活动进行彻底的联合分析。 这是我们在安全领域共同重要合作的一部分。” Netanyag说。</text:p>
      <text:p text:style-name="P4">
他还向堕落士兵的家属表示哀悼。</text:p>
      <text:p text:style-name="P4">
之后，总理承诺，政府将得出有关边境地区的所有适当结论，在那里，走私者仍在运作，并不时地恐怖分子袭击以色列士兵。</text:p>
      <text:p text:style-name="P4">
<text:span text:style-name="T4">
另请阅读：</text:span>
 <text:span text:style-name="T4">
 <text:a xlink:type="simple" xlink:href="https://www.ukrinform.ua/rubric-world/3716247-v-izraili-palestinski-bojoviki-rozstrilali-colovika-v-avto.html" text:style-name="Internet_20_link" text:visited-style-name="Visited_20_Internet_20_Link">
在以色列的巴勒斯坦武装分子射击了一个瓦托的人</text:a>
</text:span>
</text:p>
      <text:p text:style-name="P4">
内塔尼亚格说：“我们将尽一切努力使这种悲惨的事件更加独特。”</text:p>
      <text:p text:style-name="P4">
如_ <text:span text:style-name="T4">
 <text:a xlink:type="simple" xlink:href="https://www.ukrinform.ua/rubric-world/3717867-egipetskij-policejskij-zastreliv-troh-izrailskih-vijskovih-na-kordoni-zmi.html" text:style-name="Internet_20_link" text:visited-style-name="Visited_20_Internet_20_Link">
报告</text:a>
</text:span>
埃及警察开枪射击了两名以色列士兵，在周六早上在边界的边界上是质量。 几个小时后，第二家Surfront商店被以色列武装部队的朝圣士兵杀害。</text:p>
      <text:p text:style-name="P4">
News Source: <text:a xlink:type="simple" xlink:href="https://www.ukrinform.ua/rubric-world/3718219-rozstril-soldativ-na-kordoni-izrail-vimagae-vid-egiptu-spivpracuvati-u-rozsliduvanni-teraktu.html" text:style-name="Internet_20_link" text:visited-style-name="Visited_20_Internet_20_Link">
https://www.ukrinform.ua/rubric-world/3718219-rozstril-soldativ-na-kordoni-izrail-vimagae-vid-egiptu-spivpracuvati-u-rozsliduvanni-teraktu.html</text:a>
</text:p>
      <!--NEWS-->
      <text:h text:style-name="P10" text:outline-level="1">
<text:span text:style-name="T4">
由于来自乌克兰的德国难民之家发生了大火，一个孩子被杀</text:span>
</text:h>
      <text:p text:style-name="P4">
作者: Ukrinform (Person)</text:p>
      <text:p text:style-name="P4">
出版商: Укринформ (Organization)</text:p>
      <text:p text:style-name="P4">
出版时间: 2023-06-04T23:50:00+03:00</text:p>
      <text:p text:style-name="P4">
修改时间: 2023-06-04T23:50:00+03:00</text:p>
      <text:p text:style-name="P4">
描述: 在德国城市阿波达（Apolda）的大火中，来自乌克兰的难民居住的房屋中，一个孩子被杀。  - 乌克林。</text:p>
      <text:p text:style-name="P4">
图片: ['<text:a xlink:type="simple" xlink:href="https://static.ukrinform.com/photos/2023_05/thumb_files/630_360_1684216466-149.jpg" text:style-name="Internet_20_link" text:visited-style-name="Visited_20_Internet_20_Link">
630_360_16842...</text:a>
']</text:p>
      <text:p text:style-name="P4">
标签: ['Діти', 'Німеччина', 'Пожежа', 'Смерть', 'Україна', 'Біженці']</text:p>
      <text:p text:style-name="P4">
类型: Article</text:p>
      <!--METADATA-->
      <text:p text:style-name="P4">
<draw:frame draw:style-name="fr1" draw:name="Image213" text:anchor-type="as-char" svg:width="6.9236in" svg:height="3.956343in" draw:z-index="0">
<draw:image xlink:href="../Images/yкринформ/2023-06-04T23-50-00-03-00/630_360_1684216466-149.jpg" xlink:type="simple" xlink:show="embed" xlink:actuate="onLoad" draw:mime-type="image/jpeg"/>
</draw:frame>
在德国城市阿波尔德(Apoldd)的那段时间里，来自乌克兰难民居住的房屋中，一个孩子被杀。</text:p>
      <text:p text:style-name="P4">
乌克林福姆报道，该地区内政部负责人在Twitter上报道了这一点。</text:p>
      <text:p text:style-name="P4">
主席说：“今天，一个孩子在阿波尔达被杀，阿波尔达和他的家人一起寻求对普京炸弹的辩护。”</text:p>
      <text:p text:style-name="P4">
他还说，他会尽力找出大火的原因。</text:p>
      <text:p text:style-name="Quotations">

<text:p text:style-name="P4">
在[#apolda&gt;
]中(https://twitter.com/hashtag/Apolda?src=hash&amp;ref_src=twsrc%5Etfw)今天去世&gt;
今天，一个孩子正在寻找与家人一起保护普京炸弹的孩子。 在这样的日子里，一个人可能会感到绝望。 我将竭尽所能&gt;
告知火灾的原因。 它必须在这里占上风&gt;
完全清晰。&gt;
&gt;
  -  georg_maier(@georgmaier8)<text:a xlink:type="simple" xlink:href="https://twitter.com/GeorgMaier8/status/1665405580440207361" text:style-name="Internet_20_link" text:visited-style-name="Visited_20_Internet_20_Link">
2023年6月4日&gt;
</text:a>
我们将提醒：早些时候，乌克兰驻德国Alexei Makeev的大使报道说<text:span text:style-name="T4">
 _ <text:a xlink:type="simple" xlink:href="https://www.ukrinform.ua/rubric-society/3718257-u-pritulku-dla-bizenciv-z-ukraini-vinikla-pozeza-e-postrazdali-posol-v-nimeccini.html" text:style-name="Internet_20_link" text:visited-style-name="Visited_20_Internet_20_Link">
根据初步信息，大火的结果是有受害者。</text:a>
_ </text:span>
</text:p>

</text:p>
      <text:p text:style-name="P4">
<text:span text:style-name="T5">
照片说明性</text:span>
</text:p>
      <text:p text:style-name="P4">
News Source: <text:a xlink:type="simple" xlink:href="https://www.ukrinform.ua/rubric-world/3718265-vnaslidok-pozezi-u-nimeckomu-budinku-dla-bizenciv-z-ukraini-zaginula-ditina.html" text:style-name="Internet_20_link" text:visited-style-name="Visited_20_Internet_20_Link">
https://www.ukrinform.ua/rubric-world/3718265-vnaslidok-pozezi-u-nimeckomu-budinku-dla-bizenciv-z-ukraini-zaginula-ditina.html</text:a>
</text:p>
      <!--NEWS-->
      <text:h text:style-name="P10" text:outline-level="1">
<text:span text:style-name="T4">
内部流离失所者的支持应在各个级别进行 -  Irina Vereshchuk</text:span>
</text:h>
      <text:p text:style-name="P4">
作者: ['АРМІЯINFORM']</text:p>
      <text:p text:style-name="P4">
时间: 2023-06-04T52:00:00-04:00</text:p>
      <text:p text:style-name="P4">
描述: Pid Medicanes副副派官员Ministra-Ministra Zwan Rintegrazi Timchasovo ...与乌克兰2022年的战争，与乌克兰与乌克兰的最新新闻，今天与乌克兰2022年的新闻战争，今天与乌克兰的新闻战争，乌克兰和俄罗斯之间的战争会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2/10/vereshhuk.jpeg" text:style-name="Internet_20_link" text:visited-style-name="Visited_20_Internet_20_Link">
vereshhuk.jpeg</text:a>
']</text:p>
      <text:p text:style-name="P4">
标签: ['STOPRUSSIA', 'АГРЕСІЯ РФ', 'ВТОРГНЕННЯ РФ']</text:p>
      <text:p text:style-name="P4">
类别: News</text:p>
      <!--METADATA-->
      <text:p text:style-name="P4">
<draw:frame draw:style-name="fr1" draw:name="Image214" text:anchor-type="as-char" svg:width="6.9236in" svg:height="4.615733in" draw:z-index="0">
<draw:image xlink:href="../Images/AРМІЯINFORM/2023-06-04T52-00-00-04-00/vereshhuk.jpeg" xlink:type="simple" xlink:show="embed" xlink:actuate="onLoad" draw:mime-type="image/jpeg"/>
</draw:frame>
在副总理米尼斯特(Irina Vereshchuk)占领领土的副总理主席下，协调人员就权利和自由流离失所者的行使权利。</text:p>
      <text:p text:style-name="P4">
他们讨论了有关生活条件并融入内部移民社区的问题。</text:p>
      <text:p text:style-name="P4">
根据社会政策部的说法，截至5月31日，完全偿还了IDP居住福利的付款。</text:p>
      <text:p text:style-name="P4">
该地区军事行政部门还报告了该地区建立协调和咨询中心的状况。 我们将提醒，第一个这样的中心已经开始在尼古拉夫工作。</text:p>
      <text:p text:style-name="P4">
此外，OVA还报告了支持内部人员的计划的状态。</text:p>
      <text:p text:style-name="P4">
副总理Irina Vereshchuk说：“我们不仅必须遵循IDP战略，还必须应对新的挑战。如果没有付款和社会支持，就不能留下移民。”</text:p>
      <text:p text:style-name="P4">
<text:span text:style-name="T4">
来源：</text:span>
 <text:a xlink:type="simple" xlink:href="https://www.kmu.gov.ua/news/pidtrymka-vnutrishno-peremishchenykh-osib-maie-zdiisniuvatysia-iak-na-tsentralnomu-tak-i-na-rehionalnomu-rivni" text:style-name="Internet_20_link" text:visited-style-name="Visited_20_Internet_20_Link">
<text:span text:style-name="T5">
asor portal</text:span>
</text:a>
</text:p>
      <text:p text:style-name="P4">
News Source: <text:a xlink:type="simple" xlink:href="https://armyinform.com.ua/2023/06/04/pidtrymka-vnutrishno-peremishhenyh-osib-maye-zdijsnyuvatysya-na-vsih-rivnyah-iryna-vereshhuk/" text:style-name="Internet_20_link" text:visited-style-name="Visited_20_Internet_20_Link">
https://armyinform.com.ua/2023/06/04/pidtrymka-vnutrishno-peremishhenyh-osib-maye-zdijsnyuvatysya-na-vsih-rivnyah-iryna-vereshhuk/</text:a>
</text:p>
      <!--NEWS-->
      <text:h text:style-name="P10" text:outline-level="1">
<text:span text:style-name="T4">
Dmytro Kuleba与爱沙尼亚同事乌克兰的未来加入北约讨论了</text:span>
</text:h>
      <text:p text:style-name="P4">
作者: ['АРМІЯINFORM']</text:p>
      <text:p text:style-name="P4">
时间: 2023-06-04T53:00:00-04:00</text:p>
      <text:p text:style-name="P4">
描述: Міністр закордонних справ України Дмитро Кулеба зустрівся у Києві з Міністром за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6/fxr0cqlxoaatxt8.jpg" text:style-name="Internet_20_link" text:visited-style-name="Visited_20_Internet_20_Link">
fxr0cqlxoaatxt8.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215" text:anchor-type="as-char" svg:width="6.9236in" svg:height="4.604194in" draw:z-index="0">
<draw:image xlink:href="../Images/AРМІЯINFORM/2023-06-04T53-00-00-04-00/fxr0cqlxoaatxt8.jpg" xlink:type="simple" xlink:show="embed" xlink:actuate="onLoad" draw:mime-type="image/jpeg"/>
</draw:frame>
乌克兰·德米特罗·库莱巴(Ukraine Dmytro Kuleba)外交部长在基辅与爱沙尼亚共和国马库斯·塔萨克(Marcus Tsakhn)法律部长见面。</text:p>
      <text:p text:style-name="P4">
关于它dmytro kuleba <text:a xlink:type="simple" xlink:href="https://twitter.com/DmytroKuleba/status/1664911788624707585/photo/3" text:style-name="Internet_20_link" text:visited-style-name="Visited_20_Internet_20_Link">
写</text:a>
在Twitter中。</text:p>
      <text:p text:style-name="P4">
“很高兴见到爱沙尼亚共和国马库斯·塔萨克恩·沃基耶夫的外交大臣。 爱沙尼亚是我们的好朋友。 这两个主要主题是北约加入北约以及对俄罗斯火箭行业和无人机的制裁。 制裁：俄罗斯的工业恐怖必须停止，”信息写道。</text:p>
      <text:p text:style-name="P4">
News Source: <text:a xlink:type="simple" xlink:href="https://armyinform.com.ua/2023/06/04/dmytro-kuleba-obgovoryv-z-estonskym-kolegoyu-majbutnij-vstup-ukrayiny-do-nato/" text:style-name="Internet_20_link" text:visited-style-name="Visited_20_Internet_20_Link">
https://armyinform.com.ua/2023/06/04/dmytro-kuleba-obgovoryv-z-estonskym-kolegoyu-majbutnij-vstup-ukrayiny-do-nato/</text:a>
</text:p>
      <!--NEWS-->
      <text:h text:style-name="P10" text:outline-level="1">
<text:span text:style-name="T4">
窗户完成了有关民事合作的培训课程</text:span>
</text:h>
      <text:p text:style-name="P4">
作者: ['АРМІЯINFORM']</text:p>
      <text:p text:style-name="P4">
时间: 2023-06-04T54:00:00-04:00</text:p>
      <text:p text:style-name="P4">
描述: pidrodiliv tsvs马里·马里·Zmogo（Mali Mali Zmogo）的Tizhniv代表长期以来，采用Mija ...与乌克兰2022年的战争，与乌克兰的最新新闻，今天与乌克兰的新闻战争，今天与乌克兰2022年的新闻战争，乌克兰和俄罗斯和俄罗斯之间的战争将会，他们在2022年与乌克兰与乌克兰的战争，无论是否将在不久</text:p>
      <text:p text:style-name="P4">
图片: ['<text:a xlink:type="simple" xlink:href="https://armyinform.com.ua/wp-content/uploads/2023/06/347393026_961560748318599_5248229611966421242_n.jpg" text:style-name="Internet_20_link" text:visited-style-name="Visited_20_Internet_20_Link">
347393026_961560748318599_5248229611966421242_n.jpg</text:a>
']</text:p>
      <text:p text:style-name="P4">
标签: ['STOPRUSSIA', 'ВІКНУ', 'СІМІК']</text:p>
      <text:p text:style-name="P4">
类别: News</text:p>
      <!--METADATA-->
      <text:p text:style-name="P4">
<draw:frame draw:style-name="fr1" draw:name="Image216" text:anchor-type="as-char" svg:width="6.9236in" svg:height="4.615733in" draw:z-index="0">
<draw:image xlink:href="../Images/AРМІЯINFORM/2023-06-04T54-00-00-04-00/347393026_961560748318599_5248229611966421242_n.jpg" xlink:type="simple" xlink:show="embed" xlink:actuate="onLoad" draw:mime-type="image/jpeg"/>
</draw:frame>
在两周之内，CVA单位的代表能够交换干涉实践经验，并从乌克兰总法院中央管理层管理中获得有价值的建议 随着课程，学生在现代部队的现代方面进行了实践课程，根据北约标准组织民间社会，并考虑了RF武装侵略，交流形式和方法的反应，武装冲突等。</text:p>
      <text:p text:style-name="P4">
应该指出的是，今年是民事合作专家的第一天。 在乌克兰的武装部队中，2014年5月成立了CVA的一个试点项目，当时北约标准的第一个结构。</text:p>
      <text:p text:style-name="P4">
目前，正是民事合作的单位确保对民用环境状况的地点的情境意识，以与国家当局，公众舆论和协会的领导人进行适当的互动。</text:p>
      <text:p text:style-name="P4">
此外，搜索和疏散组执行丢失，疏散任务(运输)和归还身体(剩余的)乌克兰剧烈的胸部。 这项活动是与乌克兰安全部队的专家服务，执法机构和其他部队合作进行的。</text:p>
      <text:p text:style-name="P4">
<text:span text:style-name="T4">
来源：</text:span>
 _ <text:a xlink:type="simple" xlink:href="https://www.facebook.com/GeneralStaff.ua/posts/pfbid02XFx1Ter7BC94cJZCUC94TLnbbtsBQNexCTUdhQK8dL8FC5qUVk7RmdQaoJpqDjLgl" text:style-name="Internet_20_link" text:visited-style-name="Visited_20_Internet_20_Link">
乌克兰的GSC</text:a>
_</text:p>
      <text:p text:style-name="P4">
News Source: <text:a xlink:type="simple" xlink:href="https://armyinform.com.ua/2023/06/04/u-viknu-zavershylysya-kursy-pidvyshhennya-kvalifikacziyi-z-pytan-czyvilno-vijskovogo-spivrobitnycztva/" text:style-name="Internet_20_link" text:visited-style-name="Visited_20_Internet_20_Link">
https://armyinform.com.ua/2023/06/04/u-viknu-zavershylysya-kursy-pidvyshhennya-kvalifikacziyi-z-pytan-czyvilno-vijskovogo-spivrobitnycztva/</text:a>
</text:p>
      <!--NEWS-->
      <text:h text:style-name="P10" text:outline-level="1">
<text:span text:style-name="T4">
我们正在努力“接受您购买贝壳的监督”，军事设备维修服务-Yevgeny Hrushovets</text:span>
</text:h>
      <text:p text:style-name="P4">
作者: ['АРМІЯINFORM']</text:p>
      <text:p text:style-name="P4">
时间: 2023-06-04T55:00:00-04:00</text:p>
      <text:p text:style-name="P4">
描述: 律师，Asotsiakivkavkavaryva的成员，律师，出于...与乌克兰2022年战争，与乌克兰的最新新闻，今天与乌克兰2022年的新闻战争，今天与乌克兰的最新新闻战争，今天将在今天发生战争，将在今天发生战争他们说，乌克兰和俄罗斯在2022年与乌克兰战争时，是否会在不久的将来与乌克兰进行战争，他们说，与乌克兰的战争，今天的乌克兰新闻，乌克兰的新闻，乌克兰媒体的乌克兰新闻</text:p>
      <text:p text:style-name="P4">
图片: ['<text:a xlink:type="simple" xlink:href="https://armyinform.com.ua/wp-content/uploads/2023/06/photo_5461020848254209615_y.jpg" text:style-name="Internet_20_link" text:visited-style-name="Visited_20_Internet_20_Link">
photo_5461020848254209615_y.jpg</text:a>
']</text:p>
      <text:p text:style-name="P4">
标签: ['STOPRUSSIA', 'АГРЕСІЯ РФ', 'ВТОРГНЕННЯ РФ', 'ЄВГЕН ГРУШОВЕЦЬ']</text:p>
      <text:p text:style-name="P4">
类别: News</text:p>
      <!--METADATA-->
      <text:p text:style-name="P4">
<draw:frame draw:style-name="fr1" draw:name="Image217" text:anchor-type="as-char" svg:width="6.9236in" svg:height="5.071537in" draw:z-index="0">
<draw:image xlink:href="../Images/AРМІЯINFORM/2023-06-04T55-00-00-04-00/photo_5461020848254209615_y.jpg" xlink:type="simple" xlink:show="embed" xlink:actuate="onLoad" draw:mime-type="image/jpeg"/>
</draw:frame>
国防部Yevgeny Hrushovets公共反腐败委员会主任。 纳扎尔·沃尔辛(Nazar Voloshin)的照片</text:p>
      <text:p text:style-name="P4">
律师，乌克兰律师协会成员，律师，国防部公共反腐败委员会主席Yevgeny Hrushovets在接受陆军的采访时<text:a xlink:type="simple" xlink:href="https://armyinform.com.ua/2023/06/03/yak-gromadska-antykorupczijna-rada-pry-minoborony-spryyatyme-peremozi/" text:style-name="Internet_20_link" text:visited-style-name="Visited_20_Internet_20_Link">
告诉</text:a>
理事会可以达到捍卫我们国家的军队资源支持的事实：</text:p>
      <text:p text:style-name="P4">
“我不会仅将理事会的活动仅限于发表在Prozorro上的采购。 我们正在努力“接管”并购买一些武器，包括贝壳，军事设备维修服务等。</text:p>
      <text:p text:style-name="P4">
关于工作量，应该指出的是，当我们每个人竞选理事会时，他都知道这不是简历中的一行。 这是一个巨大的体积。 而且，免费。 但是我们知道我们去哪里以及为什么去，并向我们投票的公众做出了承诺。 我相信我们会处理它。”</text:p>
      <text:p text:style-name="P4">
News Source: <text:a xlink:type="simple" xlink:href="https://armyinform.com.ua/2023/06/04/my-praczyuyemo-nad-tym-shhob-vzyaty-pid-svij-naglyad-zakupivlyu-snaryadiv-poslug-remontu-vijskovoyi-tehniky-yevgen-grushovecz/" text:style-name="Internet_20_link" text:visited-style-name="Visited_20_Internet_20_Link">
https://armyinform.com.ua/2023/06/04/my-praczyuyemo-nad-tym-shhob-vzyaty-pid-svij-naglyad-zakupivlyu-snaryadiv-poslug-remontu-vijskovoyi-tehniky-yevgen-grushovecz/</text:a>
</text:p>
      <!--NEWS-->
      <text:h text:style-name="P10" text:outline-level="1">
<text:span text:style-name="T4">
До деокупації та реінтеграції Донеччини й Луганщини маємо готуватися заздалегідь — Ірина Верещук</text:span>
</text:h>
      <text:p text:style-name="P4">
作者: ['АРМІЯINFORM']</text:p>
      <text:p text:style-name="P4">
时间: 2023-06-04T56:00:00-04:00</text:p>
      <text:p text:style-name="P4">
描述: VICEPER'YR-MINISTRA-MINIGRA ZWAN RINTEGRAZI TIMCHASOVO OKUBOVANIKI TERITERII IRINA ...与乌克兰2022年的战争，与乌克兰的最新新闻，与乌克兰2022年的新闻战争，与乌克兰2022年的新闻战争，乌克兰和俄罗斯与俄罗斯和俄罗斯的战争将与2022年，乌克兰战争，乌克兰战争，2022年，2022年，乌克兰战争他们说，不，在不久的将来会与乌克兰发动战争</text:p>
      <text:p text:style-name="P4">
图片: ['<text:a xlink:type="simple" xlink:href="https://armyinform.com.ua/wp-content/uploads/2023/06/img_6790.jpeg" text:style-name="Internet_20_link" text:visited-style-name="Visited_20_Internet_20_Link">
img_6790.jpeg</text:a>
']</text:p>
      <text:p text:style-name="P4">
标签: ['STOPRUSSIA', 'ДОНЕЧЧИНА ТА ЛУГАНЩИНА', 'ІРИНА ВЕРЕЩУК', 'МІНРЕІНТЕГРАЦІЇ']</text:p>
      <text:p text:style-name="P4">
类别: News</text:p>
      <!--METADATA-->
      <text:p text:style-name="P4">
<draw:frame draw:style-name="fr1" draw:name="Image218" text:anchor-type="as-char" svg:width="6.9236in" svg:height="4.984992in" draw:z-index="0">
<draw:image xlink:href="../Images/AРМІЯINFORM/2023-06-04T56-00-00-04-00/img_6790.jpeg" xlink:type="simple" xlink:show="embed" xlink:actuate="onLoad" draw:mime-type="image/jpeg"/>
</draw:frame>
在与卢根斯克和顿涅茨克地区的领导会议上，临时占领的伊琳娜·弗雷什丘克(Irina Vereshchuk)临时占领的术语irina vereshchuk重新融入的替代人少数人讨论了在其退出后的紧急行动和重新集成地区的紧急行动计划。</text:p>
      <text:p text:style-name="P4">
关于它<text:a xlink:type="simple" xlink:href="https://minre.gov.ua/2023/06/03/do-deokupacziyi-ta-reintegracziyi-donechchyny-ta-luganshhyny-mayemo-gotuvatysya-zazdalegid-iryna-vereshhuk/" text:style-name="Internet_20_link" text:visited-style-name="Visited_20_Internet_20_Link">
报告</text:a>
重返社会部。</text:p>
      <ul>
        <li>
顿涅茨克地区和卢汉斯克地区是受俄罗斯侵略影响最大的地区。 因此，关键任务之一是恢复关键基础架构。 支持我们的国际合作伙伴将很重要。”</li>
      </ul>
      <text:p text:style-name="P4">
据报道，Donetsk Ova Pavel Kirilenko的负责人和Lugansk Ova Artem Lisogorehors的负责人有关行动的准备状态。</text:p>
      <ul>
        <li>
这是关于协调机构的形成以及为稳定和重新融入DE工业领土的计划的准备， - 重新融合报告。</li>
      </ul>
      <text:p text:style-name="P4">
如前所述，在安全，公共当局的恢复，人道主义反应，医疗反应，基础设施恢复，经济，社会保护等领域制定了详细的计划。</text:p>
      <text:p text:style-name="P4">
News Source: <text:a xlink:type="simple" xlink:href="https://armyinform.com.ua/2023/06/04/do-deokupacziyi-ta-reintegracziyi-donechchyny-j-luganshhyny-mayemo-gotuvatysya-zazdalegid-iryna-vereshhuk/" text:style-name="Internet_20_link" text:visited-style-name="Visited_20_Internet_20_Link">
https://armyinform.com.ua/2023/06/04/do-deokupacziyi-ta-reintegracziyi-donechchyny-j-luganshhyny-mayemo-gotuvatysya-zazdalegid-iryna-vereshhuk/</text:a>
</text:p>
      <!--NEWS-->
      <text:h text:style-name="P10" text:outline-level="1">
<text:span text:style-name="T4">
在乌克兰的大规模入侵中，有500个神圣结构被摧毁或损坏</text:span>
</text:h>
      <text:p text:style-name="P4">
作者: ['АРМІЯINFORM']</text:p>
      <text:p text:style-name="P4">
时间: 2023-06-04T57:00:00-04:00</text:p>
      <text:p text:style-name="P4">
描述: 乌克兰乌克兰乌克兰（Teritaranian Bulo）的斯大林（Stalinsky Lawless）的洛基（Rocky of Stalinsky Lawnless）被泰萨奇（Tysyachi I ...）与乌克兰2022年的战争，与乌克兰的最新新闻，与乌克兰的新闻战争，乌克兰2022年的战争，乌克兰和俄罗斯和俄罗斯之间的最后战争，乌克兰和俄罗斯之间的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xramy.jpg" text:style-name="Internet_20_link" text:visited-style-name="Visited_20_Internet_20_Link">
xramy.jpg</text:a>
']</text:p>
      <text:p text:style-name="P4">
标签: ['STOPRUSSIA', 'АГРЕСІЯ РФ', 'ВТОРГНЕННЯ РФ']</text:p>
      <text:p text:style-name="P4">
类别: News</text:p>
      <!--METADATA-->
      <text:p text:style-name="P4">
<draw:frame draw:style-name="fr1" draw:name="Image219" text:anchor-type="as-char" svg:width="6.9236in" svg:height="4.615733in" draw:z-index="0">
<draw:image xlink:href="../Images/AРМІЯINFORM/2023-06-04T57-00-00-04-00/xramy.jpg" xlink:type="simple" xlink:show="embed" xlink:actuate="onLoad" draw:mime-type="image/jpeg"/>
</draw:frame>
说明性照片</text:p>
      <text:p text:style-name="P4">
在斯大林在乌克兰领土上违法的几年中，成千上万的修道院被摧毁(截至1947年，苏联几乎达到了20万)，在俄罗斯时期，俄罗斯针对我们国家摧毁或破坏了500个s骨结构。 其中包括19世纪的纪念碑。 展览“兄弟会。 大教堂”，该大教堂在乌克兰国家艺术学院开业。</text:p>
      <text:p text:style-name="P4">
博览会的中心是基辅巴拉特修道院的顿悟大教堂的历史，该修道院在1690  -  1693年以木制教堂的位置建造，以Hetman Ivan Mazepa为代价。 不仅是巴洛克式的Iconostasis，而且还为艺术家I. Kvyatkovsky和意大利大师J. B. Scotti绘制了室内装饰，以蓬松的红色石神庙而闻名。 赞助商的徽章-Hetman Ivan Mazepa在1709年后被摧毁。 大教堂有几个历史文物 - (Vyshgorod)十七世纪圣母的偶像。母亲Ivan Mazepa。</text:p>
      <text:p text:style-name="P4">
神社的南墙附近是一个坟墓书“从1723年到1447年在东方的圣地旅行。”</text:p>
      <text:p text:style-name="P4">
1935年，这座大教堂是当时基辅最大的建筑物之一，波迪尔的建筑占主导地位，以及钟楼，与土地平衡 - 大多数基金会上演了基辅海军的地方，并建立了一个地基，并建立了一个。该机构教师的住宅大楼。摄影材料还讲述了基辅的其他神社，在上个世纪20-30年，布尔什维克(Bolsheviks)证明了野蛮的砖块，这是博尔什维克(Bolsheviks)的合理性的，这在博览会中提出的文件证明了这一点。</text:p>
      <text:p text:style-name="P4">
顿悟大教堂的命运在21世纪的其他寺庙中重复了，这些寺庙被炸毁，从坦克上射击，破坏，安排在其中。 俄罗斯人反对乌克兰的精神遗产和文化的恐怖罪是俄罗斯帝国政策的一部分。 第二次世界大战中，国家尊严革命博物馆和乌克兰国家历史博物馆的安装雄辩地证明了这一点。 在安装Maidan博物馆的“碎片”中，展示了寺庙的东西，于2022年被摧毁。 他们是在遗产救援人员博物馆内的探险中收集的。 特别是，该博览会呈现出祝福的圣母玛利亚耶稣诞生的分散(Zhytomyr地区Vykivka村)Tasso-Georgian修道院(Dolinonetsk地区的村庄).</text:p>
      <text:p text:style-name="P4">
«Виставка, яка розповідає про Богоявленський собор та руйнування храмів підчас війни, надзвичайно важлива сьогодні. Адже це не лише про фіксаціюзлочинів, а й про велику надію на дослідження та неминучу відбудовуукраїнських храмів. Частина з них пережила Першу та Другу світові війни, алеїх було знищено в теперішній війні. І цей факт не може не вражати. В окремійінсталяції на виставці ми представили 18 експонатів зі збірки Музею Майдану.Усі ці речі зібрано протягом минулого року в експедиціях команди на звільненітериторії», — зазначив генеральний директор Національного музею РеволюціїГідності Ігор Пошивайло.</text:p>
      <text:p text:style-name="P4">
<text:span text:style-name="T4">
Джерело:</text:span>
 <text:a xlink:type="simple" xlink:href="http://www.golos.com.ua/article/371271" text:style-name="Internet_20_link" text:visited-style-name="Visited_20_Internet_20_Link">
Голос України</text:a>
</text:p>
      <text:p text:style-name="P4">
News Source: <text:a xlink:type="simple" xlink:href="https://armyinform.com.ua/2023/06/04/za-chas-shyrokomasshtabnogo-vtorgnennya-v-ukrayiny-zrujnovano-abo-poshkodzheno-500-sakralnyh-sporud/" text:style-name="Internet_20_link" text:visited-style-name="Visited_20_Internet_20_Link">
https://armyinform.com.ua/2023/06/04/za-chas-shyrokomasshtabnogo-vtorgnennya-v-ukrayiny-zrujnovano-abo-poshkodzheno-500-sakralnyh-sporud/</text:a>
</text:p>
      <!--NEWS-->
      <text:h text:style-name="P10" text:outline-level="1">
<text:span text:style-name="T4">
政府已经改变了计算平均工资的顺序：适用于兵役期</text:span>
</text:h>
      <text:p text:style-name="P4">
作者: ['АРМІЯINFORM']</text:p>
      <text:p text:style-name="P4">
时间: 2023-06-04T58:00:00-04:00</text:p>
      <text:p text:style-name="P4">
描述: KABMIS vnis Zmisni通过计算中间-in -in -law Pay（收入，Penny ...与乌克兰的战争2022年战争，与乌克兰与乌克兰的最新新闻，与乌克兰的新闻战争，与乌克兰2022年的新闻战争最后一次，乌克兰之间的战争会在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groschi_kompensaciya.png" text:style-name="Internet_20_link" text:visited-style-name="Visited_20_Internet_20_Link">
groschi_kompensaciya.png</text:a>
']</text:p>
      <text:p text:style-name="P4">
标签: ['STOPRUSSIA', 'АГРЕСІЯ РФ', 'ВТОРГНЕННЯ РФ']</text:p>
      <text:p text:style-name="P4">
类别: News</text:p>
      <!--METADATA-->
      <text:p text:style-name="P4">
<draw:frame draw:style-name="fr1" draw:name="Image220" text:anchor-type="as-char" svg:width="6.9236in" svg:height="3.450261in" draw:z-index="0">
<draw:image xlink:href="../Images/AРМІЯINFORM/2023-06-04T58-00-00-04-00/groschi_kompensaciya.png" xlink:type="simple" xlink:show="embed" xlink:actuate="onLoad" draw:mime-type="image/png"/>
</draw:frame>
内阁更改了计算平均工资的顺序(收入，现金保证金)要计算强制性国家社会保险的付款，<text:a xlink:type="simple" xlink:href="https://t.me/sudua/28635" text:style-name="Internet_20_link" text:visited-style-name="Visited_20_Internet_20_Link">
报告</text:a>
“法医报纸”。</text:p>
      <text:p text:style-name="P4">
特别是，根据计算保险付款的平均工资在计算平均工资期间，补充了一系列有效的理由清单。 员工通过的CESTO时期：</text:p>
      <text:p text:style-name="P4">
<text:span text:style-name="T5">
应征兵役； </text:span>
军官的兵役； <text:span text:style-name="T5">
在动员期间为征兵服兵役； </text:span>
在特殊时期，为预备役人员中的征兵征兵； *在特殊期限内或直到实际被解雇的那天，签订了兵役，当时它没有保留此期间的平均收入，并且没有由雇主支付单一捐款。</text:p>
      <text:p text:style-name="P4">
News Source: <text:a xlink:type="simple" xlink:href="https://armyinform.com.ua/2023/06/04/uryad-vnis-zminy-do-poryadku-obchyslennya-serednoyi-zarplaty-stosuyetsya-periodiv-vijskovoyi-sluzhby/" text:style-name="Internet_20_link" text:visited-style-name="Visited_20_Internet_20_Link">
https://armyinform.com.ua/2023/06/04/uryad-vnis-zminy-do-poryadku-obchyslennya-serednoyi-zarplaty-stosuyetsya-periodiv-vijskovoyi-sluzhby/</text:a>
</text:p>
      <!--NEWS-->
      <text:h text:style-name="P10" text:outline-level="1">
<text:span text:style-name="T4">
明天将宣布在杜塞尔多夫（Dusseldorf）举行的“乌克兰国家”（Unclane Games）的乌克兰国家集合的组成</text:span>
</text:h>
      <text:p text:style-name="P4">
作者: ['АРМІЯINFORM']</text:p>
      <text:p text:style-name="P4">
时间: 2023-06-04T59:00:00-04:00</text:p>
      <text:p text:style-name="P4">
描述: 星期一，5蠕虫，大约15:30在媒体中心“乌克林福姆”（​​荷兰大都会，荷兰大都会。。。。。。。。。。。。。。。。。。。。。。。。。。。。。。。。。。乌克兰和俄罗斯以及2022年与乌克兰的战争将在不久的将来与乌克兰战争，与乌克兰的战争，今天的乌克兰新闻，乌克兰的新闻，乌克兰媒体在俄罗斯的乌克兰新闻</text:p>
      <text:p text:style-name="P4">
图片: ['<text:a xlink:type="simple" xlink:href="https://armyinform.com.ua/wp-content/uploads/2023/06/0-9-1.jpg" text:style-name="Internet_20_link" text:visited-style-name="Visited_20_Internet_20_Link">
0-9-1.jpg</text:a>
']</text:p>
      <text:p text:style-name="P4">
标签: ['STOPRUSSIA', 'ДЮССЕЛЬДОРФ', 'ІГРИ НЕСКОРЕНИХ 2023', 'МІНІСТЕРСТВО У СПРАВАХ ВЕТЕРАНІВ УКРАЇНИ']</text:p>
      <text:p text:style-name="P4">
类别: News</text:p>
      <!--METADATA-->
      <text:p text:style-name="P4">
<draw:frame draw:style-name="fr1" draw:name="Image221" text:anchor-type="as-char" svg:width="6.9236in" svg:height="3.951518in" draw:z-index="0">
<draw:image xlink:href="../Images/AРМІЯINFORM/2023-06-04T59-00-00-04-00/0-9-1.jpg" xlink:type="simple" xlink:show="embed" xlink:actuate="onLoad" draw:mime-type="image/jpeg"/>
</draw:frame>
照片说明性</text:p>
      <text:p text:style-name="P4">
6月5日星期一，下午3:30在媒体中心“乌克林福姆”(基辅，str。 B. Khmelnitsky 6/18)将介绍国家队的组成，这将代表乌克兰参加杜塞尔多夫(Dusseldorf)2023年体育活动运动运动的国际比赛。</text:p>
      <text:p text:style-name="P4">
关于它<text:a xlink:type="simple" xlink:href="https://mva.gov.ua/ua/news/minveteraniv-ogolosit-sklad-naczbirnoyi-ukrayini-na-igri-neskorenih-2023-u-dyusseldorfi" text:style-name="Internet_20_link" text:visited-style-name="Visited_20_Internet_20_Link">
报告</text:a>
乌克兰退伍军人的高管部。</text:p>
      <text:p text:style-name="P4">
<text:span text:style-name="T4">
演讲将进行</text:span>
</text:p>
      <text:p text:style-name="P4">
<text:span text:style-name="T5">
乌克兰Yulia Laputina退伍军人部长； </text:span>
乌克兰Ilona Voloshin的国家协调员伊戈尔·伊戈尔(Igor Igor)； <text:span text:style-name="T5">
乌克兰国家队的主要教练是未被征服的埃琳娜·亚诺夫斯卡亚(Elena Yanovskaya)奥运会的主要教练； </text:span>
非政府组织的代表“活着回来!”(澄清).</text:p>
      <text:p text:style-name="P4">
Онлайн трансляція заходу також відбуватиметься на Facebook-сторінках<text:a xlink:type="simple" xlink:href="https://www.facebook.com/mva.gov.ua" text:style-name="Internet_20_link" text:visited-style-name="Visited_20_Internet_20_Link">
Мінветеранів</text:a>
<text:a xlink:type="simple" xlink:href="https://www.facebook.com/InvictusGamesTeamUkraine" text:style-name="Internet_20_link" text:visited-style-name="Visited_20_Internet_20_Link">
Invictus游戏：Teamukraine</text:a>
和资源<text:a xlink:type="simple" xlink:href="https://www.ukrinform.ua/rubric-presshall/3717455-ogolosenna-skladu-nacionalnoi-zbirnoi-igor-neskorenih-2023-roku.html" text:style-name="Internet_20_link" text:visited-style-name="Visited_20_Internet_20_Link">
“乌克林福姆”</text:a>
.</text:p>
      <text:p text:style-name="P4">
<text:span text:style-name="T4">
Акредитація представників ЗМІ здійснюватиметься перед заходом в агентстві.</text:span>
</text:p>
      <text:p text:style-name="P4">
Контактна особа в разі наявності запитань: Світлана Судак<text:a xlink:type="simple" xlink:href="mailto：s.sudak@stratcomua.org" text:style-name="Internet_20_link" text:visited-style-name="Visited_20_Internet_20_Link">
s.sudak@stratcomua.org</text:a>
， +380673782151</text:p>
      <text:p text:style-name="P4">
News Source: <text:a xlink:type="simple" xlink:href="https://armyinform.com.ua/2023/06/04/zavtra-ogolosyat-sklad-naczzbirnoyi-ukrayiny-na-igry-neskorenyh-2023-u-dyusseldorfi/" text:style-name="Internet_20_link" text:visited-style-name="Visited_20_Internet_20_Link">
https://armyinform.com.ua/2023/06/04/zavtra-ogolosyat-sklad-naczzbirnoyi-ukrayiny-na-igry-neskorenyh-2023-u-dyusseldorfi/</text:a>
</text:p>
      <!--NEWS-->
      <text:h text:style-name="P10" text:outline-level="1">
<text:span text:style-name="T4">
在dnipropetrovsk中使用的“ iskander-k”的占用者受伤了</text:span>
</text:h>
      <text:p text:style-name="P4">
作者: ['АРМІЯINFORM']</text:p>
      <text:p text:style-name="P4">
时间: 2023-06-04T60:00:00-04:00</text:p>
      <text:p text:style-name="P4">
描述: Sogodni vnochi Rosiyskis对整个工作保险公司提出了投入。 Informasia ...与乌克兰2022年的战争，与乌克兰的最新新闻战争，与乌克兰2022年的新闻战争，今天的最后一次战争，乌克兰和俄罗斯之间的战争以及俄罗斯之间的战争以及2022年与乌克兰的战争将是他们说，在不久的将来与乌克兰发动了战争</text:p>
      <text:p text:style-name="P4">
图片: ['<text:a xlink:type="simple" xlink:href="https://armyinform.com.ua/wp-content/uploads/2023/06/ffghmguoazys.jpg" text:style-name="Internet_20_link" text:visited-style-name="Visited_20_Internet_20_Link">
ffghmguoazys.jpg</text:a>
']</text:p>
      <text:p text:style-name="P4">
标签: ['STOPRUSSIA', 'АГРЕСІЯ РФ', 'ВТОРГНЕННЯ РФ', 'ГШ ЗСУ']</text:p>
      <text:p text:style-name="P4">
类别: News</text:p>
      <!--METADATA-->
      <text:p text:style-name="P4">
<draw:frame draw:style-name="fr1" draw:name="Image222" text:anchor-type="as-char" svg:width="6.9236in" svg:height="3.894525in" draw:z-index="0">
<draw:image xlink:href="../Images/AРМІЯINFORM/2023-06-04T60-00-00-04-00/ffghmguoazys.jpg" xlink:type="simple" xlink:show="embed" xlink:actuate="onLoad" draw:mime-type="image/jpeg"/>
</draw:frame>
照片说明性</text:p>
      <text:p text:style-name="P4">
<text:span text:style-name="T4">
<text:span text:style-name="T5">
*🔥俄罗斯入侵的情况</text:span>
</text:span>
*</text:p>
      <text:p text:style-name="P4">
今晚，俄罗斯入侵者在乌克兰造成了另一枚导弹。目前正在澄清有关这种恐怖袭击的后果的信息。</text:p>
      <text:p text:style-name="P4">
关于它<text:a xlink:type="simple" xlink:href="https://www.facebook.com/GeneralStaff.ua/posts/pfbid02THBsbR6KXinR7fLM36UXHMFGxeG5MkXa4NF56D6GCEk4eSaUJ7koS2g94c8Yh2CYl" text:style-name="Internet_20_link" text:visited-style-name="Visited_20_Internet_20_Link">
报告</text:a>
乌克兰武装部队的总参谋部。</text:p>
      <ul>
        <li>
最后一天，敌人尤其是使用Iskander OTRC击中了2个火箭击中的顿涅茨克odnipropetrovsk地区。 同样的赞美“ Iskander-k”袭击了DNIEPER的郊区 - 一所两层楼的房屋受到损害，有20多名平民受伤，包括儿童在内。 此外，敌人进行了30次航空罢工，并进行了56次炮击我们部队和定居点的射击射击的反应性系统 - 消息是。</li>
      </ul>
      <text:p text:style-name="P4">
整个乌克兰的火箭和航空罢工的可能性仍然很高。</text:p>
      <text:p text:style-name="P4">
News Source: <text:a xlink:type="simple" xlink:href="https://armyinform.com.ua/2023/06/04/okupanty-zastosuvaly-iskander-k-po-dnipropetrovshhyni-ye-poraneni/" text:style-name="Internet_20_link" text:visited-style-name="Visited_20_Internet_20_Link">
https://armyinform.com.ua/2023/06/04/okupanty-zastosuvaly-iskander-k-po-dnipropetrovshhyni-ye-poraneni/</text:a>
</text:p>
      <!--NEWS-->
      <text:h text:style-name="P10" text:outline-level="1">
<text:span text:style-name="T4">
武装部队摧毁了6个敌人侦察无人机和2架震惊无人机，例如“柳叶刀”</text:span>
</text:h>
      <text:p text:style-name="P4">
作者: ['АРМІЯINFORM']</text:p>
      <text:p text:style-name="P4">
时间: 2023-06-04T61:00:00-04:00</text:p>
      <text:p text:style-name="P4">
描述: 关于ZS乌克兰人的总部。 -Aviacii为Pasula的国防军...与乌克兰2022年的战争，与乌克兰的最新新闻，今天与乌克兰的新闻战争，与乌克兰2022年的新闻战争，今天将在乌克兰和俄罗斯之间发动战争，当与乌克兰与乌克兰战争之间的战争他们说，2022年将在不久的将来与乌克兰战争，他们说，与乌克兰的战争，今天的乌克兰新闻，乌克兰新闻，乌克兰的新闻在俄罗斯的乌克兰媒体</text:p>
      <text:p text:style-name="P4">
图片: ['<text:a xlink:type="simple" xlink:href="https://armyinform.com.ua/wp-content/uploads/2022/08/1200_0_1651937012-2605.webp" text:style-name="Internet_20_link" text:visited-style-name="Visited_20_Internet_20_Link">
1200_0_1651937012-2605.webp</text:a>
']</text:p>
      <text:p text:style-name="P4">
标签: ['STOPRUSSIA', 'АГРЕСІЯ РФ', 'ВТОРГНЕННЯ РФ', 'ГШ ЗСУ', 'ХРОНІКА ОБОРОНИ']</text:p>
      <text:p text:style-name="P4">
类别: News</text:p>
      <!--METADATA-->
      <text:p text:style-name="P4">
<draw:frame draw:style-name="fr1" draw:name="Image223" text:anchor-type="as-char" svg:width="6.9236in" svg:height="4.292632in" draw:z-index="0">
<draw:image xlink:href="../ConvertedIMGs/AРМІЯINFORM/2023-06-04T61-00-00-04-00/1200_0_1651937012-2605.png" xlink:type="simple" xlink:show="embed" xlink:actuate="onLoad" draw:mime-type="image/png"/>
</draw:frame>
说明性照片</text:p>
      <text:p text:style-name="P4">
<text:span text:style-name="T4">
<text:span text:style-name="T5">
*🔥俄罗斯入侵的情况</text:span>
</text:span>
*</text:p>
      <text:p text:style-name="P4">
关于它<text:a xlink:type="simple" xlink:href="https://www.facebook.com/GeneralStaff.ua/posts/pfbid02THBsbR6KXinR7fLM36UXHMFGxeG5MkXa4NF56D6GCEk4eSaUJ7koS2g94c8Yh2CYl" text:style-name="Internet_20_link" text:visited-style-name="Visited_20_Internet_20_Link">
报告</text:a>
乌克兰武装部队的总参谋部。</text:p>
      <ul>
        <li>
在过去的24小时中，国防军在个人工作人员集中的领域以及敌人的6对反射导弹综合体中的持续11次跳动。我们的后卫摧毁了6个敌人侦察无人机，以及2个 -  lannti类型的无人机，据报道。</li>
      </ul>
      <text:p text:style-name="P4">
News Source: <text:a xlink:type="simple" xlink:href="https://armyinform.com.ua/2023/06/04/zsu-znyshhyly-6-vorozhyh-rozviduvalnyh-bpla-ta-2-udarni-bpla-typu-lanczet/" text:style-name="Internet_20_link" text:visited-style-name="Visited_20_Internet_20_Link">
https://armyinform.com.ua/2023/06/04/zsu-znyshhyly-6-vorozhyh-rozviduvalnyh-bpla-ta-2-udarni-bpla-typu-lanczet/</text:a>
</text:p>
      <!--NEWS-->
      <text:h text:style-name="P10" text:outline-level="1">
<text:span text:style-name="T4">
我们的ARTA击中了敌人的管理和SCR</text:span>
</text:h>
      <text:p text:style-name="P4">
作者: ['АРМІЯINFORM']</text:p>
      <text:p text:style-name="P4">
时间: 2023-06-04T62:00:00-04:00</text:p>
      <text:p text:style-name="P4">
描述: YAK乌克兰Zbroyni部队的总部，rakters withk的Pidrodrodile ...与乌克兰2022年的战争，与乌克兰的最新消息，今天与乌克兰的新闻，今天与乌克兰2022年的新闻战争，乌克兰和俄罗斯之间的战争将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2/05/artyleriya-zsu.jpeg" text:style-name="Internet_20_link" text:visited-style-name="Visited_20_Internet_20_Link">
artyleriya-zsu.jpeg</text:a>
']</text:p>
      <text:p text:style-name="P4">
标签: ['STOPRUSSIA', 'АГРЕСІЯ РФ', 'ВТОРГНЕННЯ РФ', 'ГШ ЗСУ', 'ХРОНІКА ОБОРОНИ']</text:p>
      <text:p text:style-name="P4">
类别: News</text:p>
      <!--METADATA-->
      <text:p text:style-name="P4">
<draw:frame draw:style-name="fr1" draw:name="Image224" text:anchor-type="as-char" svg:width="6.9236in" svg:height="4.370348in" draw:z-index="0">
<draw:image xlink:href="../Images/AРМІЯINFORM/2023-06-04T62-00-00-04-00/artyleriya-zsu.jpeg" xlink:type="simple" xlink:show="embed" xlink:actuate="onLoad" draw:mime-type="image/jpeg"/>
</draw:frame>
说明性照片</text:p>
      <text:p text:style-name="P4">
<text:span text:style-name="T4">
<text:span text:style-name="T5">
*🔥俄罗斯入侵的情况</text:span>
</text:span>
*</text:p>
      <text:p text:style-name="P4">
如<text:a xlink:type="simple" xlink:href="https://www.facebook.com/GeneralStaff.ua/posts/pfbid02THBsbR6KXinR7fLM36UXHMFGxeG5MkXa4NF56D6GCEk4eSaUJ7koS2g94c8Yh2CYl" text:style-name="Internet_20_link" text:visited-style-name="Visited_20_Internet_20_Link">
报告</text:a>
乌克兰武装部队，最后一天的武装部队，导弹和炮兵部门被办公室，防空式综合体，6个火炮部队和3个炮兵仓库和3个弹药仓库击中。</text:p>
      <text:p text:style-name="P4">
News Source: <text:a xlink:type="simple" xlink:href="https://armyinform.com.ua/2023/06/04/nasha-arta-urazyla-vorozhyj-punkt-upravlinnya-ta-zrk/" text:style-name="Internet_20_link" text:visited-style-name="Visited_20_Internet_20_Link">
https://armyinform.com.ua/2023/06/04/nasha-arta-urazyla-vorozhyj-punkt-upravlinnya-ta-zrk/</text:a>
</text:p>
      <!--NEWS-->
      <text:h text:style-name="P10" text:outline-level="1">
<text:span text:style-name="T4">
种族主义者逃离了卢汉斯克地区的战斗位置</text:span>
</text:h>
      <text:p text:style-name="P4">
作者: ['АРМІЯINFORM']</text:p>
      <text:p text:style-name="P4">
时间: 2023-06-04T63:00:00-04:00</text:p>
      <text:p text:style-name="P4">
描述: 关于ZS乌克兰人的总部。  - 在媒人卢汉斯科（Luhanskoe）...与乌克兰2022年的战争，与乌克兰的最新新闻，今天与乌克兰2022年的新闻战争，乌克兰和俄罗斯之间的战争以及与乌克兰的战争将在会有，是否将在不久的将来与乌克兰的战争，今天与乌克兰的战争，今天的乌克兰新闻，乌克兰的新闻，乌克兰媒体在俄罗斯</text:p>
      <text:p text:style-name="P4">
图片: ['<text:a xlink:type="simple" xlink:href="https://armyinform.com.ua/wp-content/uploads/2022/11/chmobiki.jpg" text:style-name="Internet_20_link" text:visited-style-name="Visited_20_Internet_20_Link">
chmobiki.jpg</text:a>
']</text:p>
      <text:p text:style-name="P4">
标签: ['STOPRUSSIA', 'АГРЕСІЯ РФ', 'ВТОРГНЕННЯ РФ', 'ГШ ЗСУ']</text:p>
      <text:p text:style-name="P4">
类别: News</text:p>
      <!--METADATA-->
      <text:p text:style-name="P4">
<draw:frame draw:style-name="fr1" draw:name="Image225" text:anchor-type="as-char" svg:width="6.9236in" svg:height="3.934913in" draw:z-index="0">
<draw:image xlink:href="../Images/AРМІЯINFORM/2023-06-04T63-00-00-04-00/chmobiki.jpg" xlink:type="simple" xlink:show="embed" xlink:actuate="onLoad" draw:mime-type="image/jpeg"/>
</draw:frame>
说明性照片</text:p>
      <text:p text:style-name="P4">
<text:span text:style-name="T4">
<text:span text:style-name="T5">
*🔥俄罗斯入侵的情况</text:span>
</text:span>
*</text:p>
      <text:p text:style-name="P4">
关于它<text:a xlink:type="simple" xlink:href="https://www.facebook.com/GeneralStaff.ua/posts/pfbid02THBsbR6KXinR7fLM36UXHMFGxeG5MkXa4NF56D6GCEk4eSaUJ7koS2g94c8Yh2CYl" text:style-name="Internet_20_link" text:visited-style-name="Visited_20_Internet_20_Link">
报告</text:a>
乌克兰武装部队的总参谋部。</text:p>
      <ul>
        <li>
在斯瓦托夫·卢汉斯克地区，6月2日，约有40名俄罗斯占领军军事士兵被遗弃，未经授权的职位未经授权。 与寻找俄罗斯逃兵，两架俄罗斯直升机和入侵者罗斯格瓦迪亚的单位的目的是组装的。</li>
      </ul>
      <text:p text:style-name="P4">
News Source: <text:a xlink:type="simple" xlink:href="https://armyinform.com.ua/2023/06/04/rashysty-povtikaly-z-bojovyh-pozyczij-na-luganshhyni/" text:style-name="Internet_20_link" text:visited-style-name="Visited_20_Internet_20_Link">
https://armyinform.com.ua/2023/06/04/rashysty-povtikaly-z-bojovyh-pozyczij-na-luganshhyni/</text:a>
</text:p>
      <!--NEWS-->
      <text:h text:style-name="P10" text:outline-level="1">
<text:span text:style-name="T4">
防空队摧毁了四枚有翼火箭和三个冲击无人机</text:span>
</text:h>
      <text:p text:style-name="P4">
作者: ['АРМІЯINFORM']</text:p>
      <text:p text:style-name="P4">
时间: 2023-06-04T64:00:00-04:00</text:p>
      <text:p text:style-name="P4">
描述: 关于ZS乌克兰人的总部。 “ Z 01.00至04.00 4 Worms 2023 ...与乌克兰2022年的战争，与乌克兰的最新新闻，今天与乌克兰的新闻战争，今天与乌克兰2022年的新闻战，乌克兰和俄罗斯之间的战争以及与乌克兰的战争将在他们说，或者2022年，他们是否会在不久的将来与乌克兰进行战争</text:p>
      <text:p text:style-name="P4">
图片: ['<text:a xlink:type="simple" xlink:href="https://armyinform.com.ua/wp-content/uploads/2023/04/foto-1-ukrayinska-systema-ppo.jpg" text:style-name="Internet_20_link" text:visited-style-name="Visited_20_Internet_20_Link">
foto-1-ukrayinska-systema-ppo.jpg</text:a>
', '<text:a xlink:type="simple" xlink:href="https://armyinform.com.ua/wp-content/uploads/2023/06/bez-nazvy-1.jpg" text:style-name="Internet_20_link" text:visited-style-name="Visited_20_Internet_20_Link">
bez-nazvy-1.jpg</text:a>
']</text:p>
      <text:p text:style-name="P4">
标签: ['ГЕНЕРАЛЬНИЙ ШТАБ ЗС УКРАЇНИ', 'ППО']</text:p>
      <text:p text:style-name="P4">
类别: News</text:p>
      <!--METADATA-->
      <text:p text:style-name="P4">
<draw:frame draw:style-name="fr1" draw:name="Image226" text:anchor-type="as-char" svg:width="6.9236in" svg:height="4.61393in" draw:z-index="0">
<draw:image xlink:href="../Images/AРМІЯINFORM/2023-06-04T64-00-00-04-00/foto-1-ukrayinska-systema-ppo.jpg" xlink:type="simple" xlink:show="embed" xlink:actuate="onLoad" draw:mime-type="image/jpeg"/>
</draw:frame>
关于它<text:a xlink:type="simple" xlink:href="https://www.facebook.com/GeneralStaff.ua/posts/pfbid02LFwiYuKqUsvzjMGM6sXvA3yfEZNnrPWTcu4VabyDiThFgy2Fk48LdMkJ9E9SUPFnl" text:style-name="Internet_20_link" text:visited-style-name="Visited_20_Internet_20_Link">
报告</text:a>
乌克兰武装部队的总参谋部。</text:p>
      <text:p text:style-name="P4">
“从01.00到04.00 h 2023年6月4日，敌人使用了来自布莱恩斯克地区的五个伊朗无人机Shahd-136/131，以及六个翼的火箭发射器X-101/X-555。</text:p>
      <text:p text:style-name="P4">
空军的部队和手段摧毁了四翼火箭和三个冲击无人机!</text:p>
      <text:p text:style-name="P4">
<draw:frame draw:style-name="fr1" draw:name="Image227" text:anchor-type="as-char" svg:width="6.9236in" svg:height="4.615733in" draw:z-index="0">
<draw:image xlink:href="../Images/AРМІЯINFORM/2023-06-04T64-00-00-04-00/bez-nazvy-1.jpg" xlink:type="simple" xlink:show="embed" xlink:actuate="onLoad" draw:mime-type="image/jpeg"/>
</draw:frame>
</text:p>
      <text:p text:style-name="P4">
News Source: <text:a xlink:type="simple" xlink:href="https://armyinform.com.ua/2023/06/04/sylamy-ppo-znyshheno-chotyry-krylati-rakety-ta-try-udarni-drony/" text:style-name="Internet_20_link" text:visited-style-name="Visited_20_Internet_20_Link">
https://armyinform.com.ua/2023/06/04/sylamy-ppo-znyshheno-chotyry-krylati-rakety-ta-try-udarni-drony/</text:a>
</text:p>
      <!--NEWS-->
      <text:h text:style-name="P10" text:outline-level="1">
<text:span text:style-name="T4">
每天敌人的损失：超过400名占领者被淘汰，22个artsystems和8个坦克被摧毁</text:span>
</text:h>
      <text:p text:style-name="P4">
作者: ['АРМІЯINFORM']</text:p>
      <text:p text:style-name="P4">
时间: 2023-06-04T65:00:00-04:00</text:p>
      <text:p text:style-name="P4">
描述: Zagalni Boyov，将敌人于02.24.22至04/04/23 Orintovo成为：...与乌克兰2022的战争，与乌克兰的最新新闻，今天与乌克兰的新闻战争，今天与乌克兰2022年的新闻战，乌克兰会在乌克兰之间发生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vtraty_06-04-2023-scaled.jpg" text:style-name="Internet_20_link" text:visited-style-name="Visited_20_Internet_20_Link">
vtraty_06-04-2023-scaled.jpg</text:a>
']</text:p>
      <text:p text:style-name="P4">
标签: ['ВТРАТИ ВОРОГА', 'ГЕНЕРАЛЬНИЙ ШТАБ ЗС УКРАЇНИ']</text:p>
      <text:p text:style-name="P4">
类别: News</text:p>
      <!--METADATA-->
      <text:p text:style-name="P4">
<draw:frame draw:style-name="fr1" draw:name="Image228" text:anchor-type="as-char" svg:width="6.9236in" svg:height="6.975527in" draw:z-index="0">
<draw:image xlink:href="../Images/AРМІЯINFORM/2023-06-04T65-00-00-04-00/vtraty_06-04-2023-scaled.jpg" xlink:type="simple" xlink:show="embed" xlink:actuate="onLoad" draw:mime-type="image/jpeg"/>
</draw:frame>
从24.02.22到04.06.23的敌人的总损失将定向：</text:p>
      <text:p text:style-name="P4">
<text:span text:style-name="T4">
<text:span text:style-name="T5">
人员 -  </text:span>
* 209940(+470)淘汰的人</text:span>
<text:span text:style-name="T5">
坦克 -  </text:span>
<text:span text:style-name="T5">
 3837(+8)</text:span>
<text:span text:style-name="T4">
战斗装甲车 -  </text:span>
 7512(+10)<text:span text:style-name="T4">
<text:span text:style-name="T5">
炮兵系统 -  </text:span>
<text:span text:style-name="T5">
 3555(+22)</text:span>
 </text:span>
 rszv- <text:span text:style-name="T4">
 583(+1)</text:span>
<text:span text:style-name="T5">
防空 -  </text:span>
<text:span text:style-name="T5">
 344(+2)</text:span>
<text:span text:style-name="T4">
飞机 -  </text:span>
 313(0)<text:span text:style-name="T4">
<text:span text:style-name="T5">
直升机 -  </text:span>
* 298(0)</text:span>
<text:span text:style-name="T5">
无人机手术战术水平 -  </text:span>
<text:span text:style-name="T5">
 3175(+10)</text:span>
<text:span text:style-name="T4">
有翼的导弹 -  </text:span>
 1132(0)<text:span text:style-name="T4">
<text:span text:style-name="T5">
船 /船 -  </text:span>
* 18(0)</text:span>
<text:span text:style-name="T5">
汽车设备和坦克 -  </text:span>
<text:span text:style-name="T5">
 6305(+16)</text:span>
<text:span text:style-name="T4">
特殊技术 -  </text:span>
 479(+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4.06.23。</text:p>
      <text:p text:style-name="P4">
News Source: <text:a xlink:type="simple" xlink:href="https://armyinform.com.ua/2023/06/04/vtraty-voroga-za-dobu-likvidovano-ponad-400-okupantiv-znyshheno-22-artsystemy-ta-8-tankiv/" text:style-name="Internet_20_link" text:visited-style-name="Visited_20_Internet_20_Link">
https://armyinform.com.ua/2023/06/04/vtraty-voroga-za-dobu-likvidovano-ponad-400-okupantiv-znyshheno-22-artsystemy-ta-8-tankiv/</text:a>
</text:p>
      <!--NEWS-->
      <text:h text:style-name="P10" text:outline-level="1">
<text:span text:style-name="T4">
少年检察官：乌克兰的俄罗斯联邦大规模侵略，有485名儿童被杀</text:span>
</text:h>
      <text:p text:style-name="P4">
作者: ['АРМІЯINFORM']</text:p>
      <text:p text:style-name="P4">
时间: 2023-06-04T66:00:00-04:00</text:p>
      <text:p text:style-name="P4">
描述: 4个蠕虫的弯腰在乌克兰乌克兰的wnasliski大规模的1490侧的弯腰超过了大规模的 - 与乌克兰2022年的战争，与乌克兰与乌克兰的最新新闻，今天与乌克兰2022年的新闻战争，今天上次与乌克兰的新闻战争，将在今天之间发生战争，将会发生战争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1/47_big.jpg" text:style-name="Internet_20_link" text:visited-style-name="Visited_20_Internet_20_Link">
47_big.jpg</text:a>
']</text:p>
      <text:p text:style-name="P4">
标签: ['STOPRUSSIA', 'АГРЕСІЯ РФ', 'ВІЙНА', 'ВТОРГНЕННЯ РФ', 'ДІТИ ВІЙНИ', 'ОФІС ГЕНЕРАЛЬНОГО ПРОКУРОРА УКРАЇНИ', 'ЮВЕНАЛЬНІ ПРОКУРОРИ']</text:p>
      <text:p text:style-name="P4">
类别: News</text:p>
      <!--METADATA-->
      <text:p text:style-name="P4">
<draw:frame draw:style-name="fr1" draw:name="Image229" text:anchor-type="as-char" svg:width="6.9236in" svg:height="5.18693in" draw:z-index="0">
<draw:image xlink:href="../Images/AРМІЯINFORM/2023-06-04T66-00-00-04-00/47_big.jpg" xlink:type="simple" xlink:show="embed" xlink:actuate="onLoad" draw:mime-type="image/jpeg"/>
</draw:frame>
说明性照片</text:p>
      <text:p text:style-name="P4">
<text:span text:style-name="T4">
截至6月4日，由于俄罗斯联邦的大规模侵略，乌克兰受影响的1490名儿童受到影响</text:span>
。</text:p>
      <text:p text:style-name="P4">
关于它<text:a xlink:type="simple" xlink:href="https://t.me/pgo_gov_ua/12857" text:style-name="Internet_20_link" text:visited-style-name="Visited_20_Internet_20_Link">
报告</text:a>
乌克兰检察长办公室。</text:p>
      <text:p text:style-name="P4">
根据少年检察官的官方信息，<text:span text:style-name="T4">
 485名儿童被杀</text:span>
和<text:span text:style-name="T4">
 1005受伤</text:span>
严重程度不同。</text:p>
      <text:p text:style-name="P4">
儿童在顿涅茨克地区受影响最大-464，哈尔基夫-283，基辅-128，赫森-105，Zaporizhia -91，Mykolaiv -89，Dnipropetrovsk -80，80，Chernihiv -71，Chernihiv -71，Lugansk -67。</text:p>
      <text:p text:style-name="P4">
在6月3日的最后一天，一名2岁女孩被6至17岁的五个孩子杀害。</text:p>
      <text:p text:style-name="P4">
在Girnyk，顿涅茨克地区，由于敌人的炮击，两个男孩和16岁。 检察官办公室强调，这些数字是无法访问的，因为工作继续安装在主动行动，暂时占领和解放的领土上。</text:p>
      <text:p text:style-name="P4">
检察长办公室强调，这些数字不是最终的，因为工作存储在积极战斗，本科和解放领土的装置中。</text:p>
      <text:p text:style-name="P4">
“ <text:a xlink:type="simple" xlink:href="https://childrenofwar.gov.ua/" text:style-name="Internet_20_link" text:visited-style-name="Visited_20_Internet_20_Link">
战争之子</text:a>
»是一个可以报告的平台，并找到了有关对乌克兰战争影响的儿童的所有信息。</text:p>
      <text:p text:style-name="P4">
News Source: <text:a xlink:type="simple" xlink:href="https://armyinform.com.ua/2023/06/04/yuvenalni-prokurory-vnaslidok-shyrokomasshtabnoyi-agresiyi-rf-v-ukrayini-zagynuly-485-ditej/" text:style-name="Internet_20_link" text:visited-style-name="Visited_20_Internet_20_Link">
https://armyinform.com.ua/2023/06/04/yuvenalni-prokurory-vnaslidok-shyrokomasshtabnoyi-agresiyi-rf-v-ukrayini-zagynuly-485-ditej/</text:a>
</text:p>
      <!--NEWS-->
      <text:h text:style-name="P10" text:outline-level="1">
<text:span text:style-name="T4">
俄罗斯联邦在podgorodniy上的火箭中风：一个两年的孩子被杀，受伤了</text:span>
</text:h>
      <text:p text:style-name="P4">
作者: ['АРМІЯINFORM']</text:p>
      <text:p text:style-name="P4">
时间: 2023-06-04T67:00:00-04:00</text:p>
      <text:p text:style-name="P4">
描述: 3个蠕虫在国家 - 阿格雷索鲁斯（Agresorus），他们对派德戈罗德（Pidgorodn）教育与科学部感到震惊，……与乌克兰2022年的战争，与乌克兰的战争是今天的最新消息，《与乌克兰2022年的新闻战》是今天的最后一个，乌克兰与俄罗斯之间是否会发生战争，当战争，与乌克兰战争时，是否会在不久今日新闻，乌克兰新闻在乌克兰媒体的俄罗斯新闻</text:p>
      <text:p text:style-name="P4">
图片: ['<text:a xlink:type="simple" xlink:href="https://armyinform.com.ua/wp-content/uploads/2023/06/photo_5470140399558445142_y.jpg" text:style-name="Internet_20_link" text:visited-style-name="Visited_20_Internet_20_Link">
photo_5470140399558445142_y.jpg</text:a>
', '<text:a xlink:type="simple" xlink:href="https://armyinform.com.ua/wp-content/uploads/2023/06/photo_5470140399558445144_y-150x150.jpg" text:style-name="Internet_20_link" text:visited-style-name="Visited_20_Internet_20_Link">
photo_5470140399558445144_y-150x150.jpg</text:a>
', '<text:a xlink:type="simple" xlink:href="https://armyinform.com.ua/wp-content/uploads/2023/06/photo_5470140399558445143_y-150x150.jpg" text:style-name="Internet_20_link" text:visited-style-name="Visited_20_Internet_20_Link">
photo_5470140399558445143_y-150x150.jpg</text:a>
']</text:p>
      <text:p text:style-name="P4">
标签: ['ВОЄННІ ЗЛОЧИНИ РФ']</text:p>
      <text:p text:style-name="P4">
类别: News</text:p>
      <!--METADATA-->
      <text:p text:style-name="P4">
<draw:frame draw:style-name="fr1" draw:name="Image230" text:anchor-type="as-char" svg:width="6.9236in" svg:height="5.1927in" draw:z-index="0">
<draw:image xlink:href="../Images/AРМІЯINFORM/2023-06-04T67-00-00-04-00/photo_5470140399558445142_y.jpg" xlink:type="simple" xlink:show="embed" xlink:actuate="onLoad" draw:mime-type="image/jpeg"/>
</draw:frame>
6月3日晚上，侵略者国家的部队在皮德戈罗德市(Pidgorodne)袭击，例如dniproperovshchyna。 一个两年的孩子被杀。 受伤，包括五个孩子。 两座建筑物被部分摧毁，在其中组合了敌人的火箭。</text:p>
      <text:p text:style-name="P4">
这在[消息]中说明了(https://t.me/UA_National_Police/12115)乌克兰国家警察。</text:p>
      <text:p text:style-name="P4">
10个私人房屋，汽车，商店，燃气管道已被销毁。 爆炸的结果是火灾，现在被淘汰了。</text:p>
      <text:p text:style-name="P4">
在爆炸地点附近，警察提出了公民的上诉点。 执法机构检查该地区的领土，并收集俄罗斯联邦军队犯下的军事排名的重大证据。</text:p>
      <text:p text:style-name="P4">
<text:a xlink:type="simple" xlink:href="https://armyinform.com.ua/wp-content/uploads/2023/06/photo_5470140399558445144_y.jpg" text:style-name="Internet_20_link" text:visited-style-name="Visited_20_Internet_20_Link">
!(Images/AРМІЯINFORM/2023-06-04T67-00-00-04-00/photo_5470140399558445144_y-150x150.jpg)</text:a>
</text:p>
      <text:p text:style-name="P4">
<text:a xlink:type="simple" xlink:href="https://armyinform.com.ua/wp-content/uploads/2023/06/photo_5470140399558445143_y.jpg" text:style-name="Internet_20_link" text:visited-style-name="Visited_20_Internet_20_Link">
<draw:frame draw:style-name="fr1" draw:name="Image231" text:anchor-type="as-char" svg:width="6.9236in" svg:height="6.9236in" draw:z-index="0">
<draw:image xlink:href="../Images/AРМІЯINFORM/2023-06-04T67-00-00-04-00/photo_5470140399558445143_y-150x150.jpg" xlink:type="simple" xlink:show="embed" xlink:actuate="onLoad" draw:mime-type="image/jpeg"/>
</draw:frame>
</text:a>
</text:p>
      <text:p text:style-name="P4">
News Source: <text:a xlink:type="simple" xlink:href="https://armyinform.com.ua/2023/06/04/raketnyj-udar-rf-po-pidgorodnomu-zagynula-dvorichna-dytyna-ye-poraneni/" text:style-name="Internet_20_link" text:visited-style-name="Visited_20_Internet_20_Link">
https://armyinform.com.ua/2023/06/04/raketnyj-udar-rf-po-pidgorodnomu-zagynula-dvorichna-dytyna-ye-poraneni/</text:a>
</text:p>
      <!--NEWS-->
      <text:h text:style-name="P10" text:outline-level="1">
<text:span text:style-name="T4">
白天，救援人员出去了100次以上，以消除敌人炮击的后果</text:span>
</text:h>
      <text:p text:style-name="P4">
作者: ['АРМІЯINFORM']</text:p>
      <text:p text:style-name="P4">
时间: 2023-06-04T68:00:00-04:00</text:p>
      <text:p text:style-name="P4">
描述: 最后，3蠕虫，乌克兰的乌克维奇（Ukzvichah）的持有，乌克兰的服务...与乌克兰2022的战争，与乌克兰的战争是今天的最新消息，《与乌克兰2022年的新闻战》是今天的最后一场新闻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ВІЙНА', 'ВТОРГНЕННЯ РФ', 'ДСНС УКРАЇНИ', 'ЛІКВІДАЦІЯ НАСЛІДКІВ ВОРОЖИХ ОБСТРІЛІВ']</text:p>
      <text:p text:style-name="P4">
类别: News</text:p>
      <!--METADATA-->
      <text:p text:style-name="P4">
<draw:frame draw:style-name="fr1" draw:name="Image232" text:anchor-type="as-char" svg:width="6.9236in" svg:height="3.888597in" draw:z-index="0">
<draw:image xlink:href="../Images/AРМІЯINFORM/2023-06-04T68-00-00-04-00/xzvev8dxadlvsx-pozhezha.jpg" xlink:type="simple" xlink:show="embed" xlink:actuate="onLoad" draw:mime-type="image/jpeg"/>
</draw:frame>
说明性照片</text:p>
      <text:p text:style-name="P4">
在6月3日的最后一天，<text:span text:style-name="T4">
乌克兰公务员的不确定情况的分区</text:span>
 122离开**，以消除定居点和基础设施的居民的后果。 消除了16次火灾。 为238人提供了心理援助。</text:p>
      <text:p text:style-name="P4">
这在[消息]中说明了(https://dsns.gov.ua/uk/news/nadzvicaini-podiyi/operativna-informaciia-dsns-shhodo-naslidkiv-vedennia-boiovix-dii-rosiiskoiu-federacijeiu-177)乌克兰的SES。</text:p>
      <text:p text:style-name="P4">
自从俄罗斯进行大规模侵略的开始以来，乌克兰SES的单位已经出发了97 801，以消除炮击的后果，消除了14 801 Fire，营救了4105人，为212 778人提供了心理援助。</text:p>
      <text:p text:style-name="P4">
News Source: <text:a xlink:type="simple" xlink:href="https://armyinform.com.ua/2023/06/04/za-dobu-ryatuvalnyky-ponad-100-raziv-vyyizhdzhaly-na-likvidacziyu-naslidkiv-vorozhyh-obstriliv/" text:style-name="Internet_20_link" text:visited-style-name="Visited_20_Internet_20_Link">
https://armyinform.com.ua/2023/06/04/za-dobu-ryatuvalnyky-ponad-100-raziv-vyyizhdzhaly-na-likvidacziyu-naslidkiv-vorozhyh-obstriliv/</text:a>
</text:p>
      <!--NEWS-->
      <text:h text:style-name="P10" text:outline-level="1">
<text:span text:style-name="T4">
土耳其乌克兰的Verkhovna Rada主席会见了Azovstal的捍卫者</text:span>
</text:h>
      <text:p text:style-name="P4">
作者: ['АРМІЯINFORM']</text:p>
      <text:p text:style-name="P4">
时间: 2023-06-04T69:00:00-04:00</text:p>
      <text:p text:style-name="P4">
描述: 为乌克兰总统的守卫而为乌克兰的乌克兰鲁斯兰·斯特凡库（Ruslan Stefanchuk）担任最高负责人...与乌克兰2022年的战争，与乌克兰的战争是今天的最新新闻，《与乌克兰2022年的新闻战》是今天的最后一场新闻，乌克兰和俄罗斯之间会发生战争，当2022年与乌克兰战争时，是否会在不久的将来与乌克兰发生战争，他们说，与乌克兰的战争，今天，乌克兰的新闻，乌克兰人，乌克兰媒体的新闻在俄罗斯</text:p>
      <text:p text:style-name="P4">
图片: ['<text:a xlink:type="simple" xlink:href="https://armyinform.com.ua/wp-content/uploads/2023/06/351315194_932810108004975_5893764103321915601_n.jpg" text:style-name="Internet_20_link" text:visited-style-name="Visited_20_Internet_20_Link">
351315194_932810108004975_5893764103321915601_n.jpg</text:a>
']</text:p>
      <text:p text:style-name="P4">
标签: ['ГОЛОВА ВЕРХОВНОЇ РАДИ УКРАЇНИ', 'ОБОРОНЦІ АЗОВСТАЛІ', 'РУСЛАН СТЕФАНЧУК']</text:p>
      <text:p text:style-name="P4">
类别: News</text:p>
      <!--METADATA-->
      <text:p text:style-name="P4">
<draw:frame draw:style-name="fr1" draw:name="Image233" text:anchor-type="as-char" svg:width="6.9236in" svg:height="5.1927in" draw:z-index="0">
<draw:image xlink:href="../Images/AРМІЯINFORM/2023-06-04T69-00-00-04-00/351315194_932810108004975_5893764103321915601_n.jpg" xlink:type="simple" xlink:show="embed" xlink:actuate="onLoad" draw:mime-type="image/jpeg"/>
</draw:frame>
乌克兰·鲁斯兰·斯特凡库克(Ukraine Ruslan Stefanchuk)的Verkhovna Rada主席，代表乌克兰总统Volodymyr Zelensky与Azovstal军事捍卫者相遇。</text:p>
      <text:p text:style-name="P4">
乌克兰的Verkhovna Rada主席<text:a xlink:type="simple" xlink:href="https://www.facebook.com/stefanchuk.official/posts/655293829750792" text:style-name="Internet_20_link" text:visited-style-name="Visited_20_Internet_20_Link">
报道</text:a>
在Facebook上。</text:p>
      <text:p text:style-name="P4">
“应乌克兰沃迪米尔·泽伦斯基(Volodymyr Zelensky)总统的要求，他与阿佐夫斯塔尔(Azovstal)的军事捍卫者与英雄遇见了土耳其。 阿佐夫指挥官，乌克兰丹尼斯·普罗科本科的英雄(Redis)，他的副手Svyatoslav Palamar(«kalina»)，海军步兵谢尔盖·沃尔林斯基(Sergey Volynskyi)第36单独旅的代理指挥官(«Volina»)在交换条件下，来自乌克兰国民警卫队的Oleg Khomenko和Denis Sleg现在在土耳其。 我感谢土耳其Zadobom在我们的后卫返回中。” Ruslan Stefanchuk写道。</text:p>
      <text:p text:style-name="P4">
据他说，由总统办公室主管安德里米马克(Andriemiermak)领导的一支大型团队正在努力返回乌克兰战俘。</text:p>
      <text:p text:style-name="P4">
“我们所有的捍卫者都决心继续奋斗并想回家。 我们所有英雄的全部支持是一个强制性国家。 我们必须归还所有人。 因为我们感谢所有人。”乌克兰监督负责人强调。</text:p>
      <text:p text:style-name="P4">
News Source: <text:a xlink:type="simple" xlink:href="https://armyinform.com.ua/2023/06/04/golova-verhovnoyi-rady-ukrayiny-u-turechchyni-zustrivsya-iz-zahysnykamy-azovstali/" text:style-name="Internet_20_link" text:visited-style-name="Visited_20_Internet_20_Link">
https://armyinform.com.ua/2023/06/04/golova-verhovnoyi-rady-ukrayiny-u-turechchyni-zustrivsya-iz-zahysnykamy-azovstali/</text:a>
</text:p>
      <!--NEWS-->
      <text:h text:style-name="P10" text:outline-level="1">
<text:span text:style-name="T4">
我们需要现代多功能飞机来有效保护乌克兰免受天堂的保护-Yuri Ignat</text:span>
</text:h>
      <text:p text:style-name="P4">
作者: ['Оксана Іванець']</text:p>
      <text:p text:style-name="P4">
时间: 2023-06-04T70:00:00-04:00</text:p>
      <text:p text:style-name="P4">
描述: tsїi，PPO的夜晚被封锁了4个Krilati火箭，我是俄罗斯联邦的三个冲击无人机。 关于Eteri的TSE ...与乌克兰2022年的战争，与乌克兰的战争是今天的最新消息，今天是与乌克兰2022年的新闻战，乌克兰和俄罗斯之间的战争将在乌克兰和俄罗斯之间发生战争，当与乌克兰与乌克兰的战争之间2022年，是否会在不久的将来与乌克兰进行战争，说与乌克兰的战争，今天的乌克兰新闻，乌克兰新闻，乌克兰的新闻在俄罗斯的乌克兰媒体</text:p>
      <text:p text:style-name="P4">
图片: ['<text:a xlink:type="simple" xlink:href="https://armyinform.com.ua/wp-content/uploads/2022/11/yurij-ignat-1.jpg" text:style-name="Internet_20_link" text:visited-style-name="Visited_20_Internet_20_Link">
yurij-ignat-1.jpg</text:a>
']</text:p>
      <text:p text:style-name="P4">
标签: ['STOPRUSSIA', 'АГРЕСІЯ РФ', 'ВІЙНА', 'ВТОРГНЕННЯ РФ', 'ТЕЛЕМАРАФОН "ЄДИНІ НОВИНИ"', 'ЮРІЙ ІГНАТ']</text:p>
      <text:p text:style-name="P4">
类别: News</text:p>
      <!--METADATA-->
      <text:p text:style-name="P4">
<draw:frame draw:style-name="fr1" draw:name="Image234" text:anchor-type="as-char" svg:width="6.9236in" svg:height="4.361868in" draw:z-index="0">
<draw:image xlink:href="../Images/AРМІЯINFORM/2023-06-04T70-00-00-04-00/yurij-ignat-1.jpg" xlink:type="simple" xlink:show="embed" xlink:actuate="onLoad" draw:mime-type="image/jpeg"/>
</draw:frame>
乌克兰空军的尤里·伊格纳修斯空军上校。</text:p>
      <text:p text:style-name="P4">
今晚，空中国防军摧毁了俄罗斯联邦的4翼导弹和3枚震动无人机。 空军电视台“统一新闻”的发言人尤里·伊格纳特上校报道了这一点。</text:p>
      <text:p text:style-name="P4">
敌人总共在乌克兰释放了六只火箭和五名鼓手。</text:p>
      <ul>
        <li>
不幸的是，并非所有空气目的都被摧毁。 尤里·伊格纳特(Yuri Ignat)说，两只火箭袭击了Kropyvnytskyi附近的飞机场。</li>
      </ul>
      <text:p text:style-name="P4">
演讲者指出，敌人继续使用各种武器，例如弹道导弹和打击乐器，这些武器难以发现骨盆损害，因此空中防御系统需要整个乌克兰的许多爱国者系统，但也需要反 - 飞机导弹系统。</text:p>
      <text:p text:style-name="P4">
尤里·伊格纳特(Yuri Ignat)还说，在过去的一天，乌克兰航空进行了三十个战斗部门，并造成了敌人的十多次空袭。</text:p>
      <ul>
        <li>
          <text:p text:style-name="P4">
我们有效地攻击敌人在苏联车型的飞机上。 一些西方武器适合我们的战斗机和轰炸机。 AlletReb了解到，我们仍然需要现代的多功能飞机，以便非敌人的机会甚至接近我们的边界，扔掉管理Ababombs，以便我们可以有效地保护乌克兰免受天堂的侵害。</text:p>
        </li>
        <li>
          <text:p text:style-name="P4">
我们有足够的熟练飞行员。 但是，有必要教大量的人，这些人将维护和提供所有必要的空中设备， -  Yuri Ignat补充说。</text:p>
        </li>
      </ul>
      <text:p text:style-name="P4">
News Source: <text:a xlink:type="simple" xlink:href="https://armyinform.com.ua/2023/06/04/nam-potribni-suchasni-bagatoczilovi-litaky-aby-my-mogly-efektyvno-zahyshhaty-ukrayinu-z-neba-yurij-ignat/" text:style-name="Internet_20_link" text:visited-style-name="Visited_20_Internet_20_Link">
https://armyinform.com.ua/2023/06/04/nam-potribni-suchasni-bagatoczilovi-litaky-aby-my-mogly-efektyvno-zahyshhaty-ukrayinu-z-neba-yurij-ignat/</text:a>
</text:p>
      <!--NEWS-->
      <text:h text:style-name="P10" text:outline-level="1">
<text:span text:style-name="T4">
乌克兰检察长办公室：有9.1万次军事犯罪</text:span>
</text:h>
      <text:p text:style-name="P4">
作者: ['АРМІЯINFORM']</text:p>
      <text:p text:style-name="P4">
时间: 2023-06-04T71: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04062023ua.jpg" text:style-name="Internet_20_link" text:visited-style-name="Visited_20_Internet_20_Link">
warcrime-04062023ua.jpg</text:a>
', '<text:a xlink:type="simple" xlink:href="https://armyinform.com.ua/wp-content/uploads/2023/06/warcrime-04062023en.jpg" text:style-name="Internet_20_link" text:visited-style-name="Visited_20_Internet_20_Link">
warcrime-0406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35" text:anchor-type="as-char" svg:width="6.9236in" svg:height="4.448413in" draw:z-index="0">
<draw:image xlink:href="../Images/AРМІЯINFORM/2023-06-04T71-00-00-04-00/warcrime-04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 </text:span>
 <text:span text:style-name="T4">
 6月</text:span>
注册：</text:p>
      <ul>
        <li>
91 230军事犯罪， * 17 312针对乌克兰国家安全的罪行。</li>
      </ul>
      <text:p text:style-name="P4">
此外(我们提醒你)根据官方少年检察官的说法，** 1490名儿童受到俄罗斯侵略的影响，其中：</text:p>
      <ul>
        <li>
485-儿童被杀， * 1005-儿童因严重程度的不同程度受伤。</li>
      </ul>
      <text:p text:style-name="P4">
该部门强调，这些数字不是最终的，因为在暂时占据的有形领土上的积极战斗场所的安装中继续进行工作。</text:p>
      <text:p text:style-name="P4">
<draw:frame draw:style-name="fr1" draw:name="Image236" text:anchor-type="as-char" svg:width="6.9236in" svg:height="4.448413in" draw:z-index="0">
<draw:image xlink:href="../Images/AРМІЯINFORM/2023-06-04T71-00-00-04-00/warcrime-04062023en.jpg" xlink:type="simple" xlink:show="embed" xlink:actuate="onLoad" draw:mime-type="image/jpeg"/>
</draw:frame>
</text:p>
      <text:p text:style-name="P4">
News Source: <text:a xlink:type="simple" xlink:href="https://armyinform.com.ua/2023/06/04/ofis-genprokurora-ukrayiny-zadokumentovano-ponad-91-tysyachu-voyennyh-zlochyniv/" text:style-name="Internet_20_link" text:visited-style-name="Visited_20_Internet_20_Link">
https://armyinform.com.ua/2023/06/04/ofis-genprokurora-ukrayiny-zadokumentovano-ponad-91-tysyachu-voyennyh-zlochyniv/</text:a>
</text:p>
      <!--NEWS-->
      <text:h text:style-name="P10" text:outline-level="1">
<text:span text:style-name="T4">
在PEC“ Wagner”的Bakhmut方向上取代了Rosarmia-Sergey Cherevaty的空中单位</text:span>
</text:h>
      <text:p text:style-name="P4">
作者: ['Оксана Іванець']</text:p>
      <text:p text:style-name="P4">
时间: 2023-06-04T72:00:00-04:00</text:p>
      <text:p text:style-name="P4">
描述: 在巴赫穆特（Bakhmuts），vorog是旋转的一部分，向炮兵大喊大叫...与乌克兰2022年的战争，今天与乌克兰的最新新闻，今天与乌克兰2022年的新闻战争，今天将在乌克兰和俄罗斯之间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1/cherevatyj.jpg" text:style-name="Internet_20_link" text:visited-style-name="Visited_20_Internet_20_Link">
cherevatyj.jpg</text:a>
']</text:p>
      <text:p text:style-name="P4">
标签: []</text:p>
      <text:p text:style-name="P4">
类别: News</text:p>
      <!--METADATA-->
      <text:p text:style-name="P4">
<draw:frame draw:style-name="fr1" draw:name="Image237" text:anchor-type="as-char" svg:width="6.9236in" svg:height="5.1927in" draw:z-index="0">
<draw:image xlink:href="../Images/AРМІЯINFORM/2023-06-04T72-00-00-04-00/cherevatyj.jpg" xlink:type="simple" xlink:show="embed" xlink:actuate="onLoad" draw:mime-type="image/jpeg"/>
</draw:frame>
在巴赫穆特(Bakhmut)的方向上，敌人继续进行旋转措施，覆盖着炮火。 Sergey Cherevaty上校是东部武装部队武装部队武装部队武装部队的武装部队武装部队武装部队武装部队武装部队武装部队武装部队武装部队的武装部队武装部队武装部队的记者。 据议长说，撤离犯罪UVC“瓦格纳”的单位正在从巴赫穆特(Bakhmut)领导下继续进行。 它们被俄罗斯人的空降部分所取代。</text:p>
      <ul>
        <li>
根据Rashist学说的说法，这些部队用于休息 -  plitzdarms。 这是一种涵盖前部最“热”区域的“救护车”，以达到至少一些中间结果。 但是这些单位目前正在遭受巨大的损失，并以动员为代价完成。 我想这样做，我们已经处理了这些单元，并拥有有关其策略的信息。 因此，我们不会打破前面的事件。</li>
      </ul>
      <text:p text:style-name="P4">
Sergiy Cherevaty报道说，在Bakhmut方向上，有426枚炮击，3次空袭，朝Bakhmut方向举行。</text:p>
      <ul>
        <li>
就我们而言，敌人的火，情报和勘探仍在继续。有一些准备措施，只有当我们确信他们会成功并且对人员同样安全时，乌克兰单位的反击才会进行。 因此，在一天中，有96名入侵者被摧毁，131人受伤，5个敌人的无人机被击落，2辆坦克和BMP被击落，3枪，防空导弹综合体和2个弹药矿床被销毁。</li>
      </ul>
      <text:p text:style-name="P4">
根据武装部队东部组织的发言人的说法，库皮扬斯科·利曼斯卡亚(Kupyansko-Limanskaya)仍然是炮击数量的领导者。 601炮击，6架战斗冲突，每天污染11架飞机。 54名入侵者被摧毁，59人受伤，1人丧生。 3个敌方坦克，2个BMP，自推动的相思炮兵装置，冰雹的反应性系统，2个迫击炮和2个无人机，1个视觉观察站。</text:p>
      <ul>
        <li>
毫无疑问，在这个方向上，入侵者正试图采取行动。他们采取进攻行动来发展成功并继续进行卢甘斯克和顿涅茨克地区更多职业的运动，但我们的单位控制了这一方向，因此他们的所有尝试都在失败， - 谢尔盖说。</li>
      </ul>
      <text:p text:style-name="P4">
News Source: <text:a xlink:type="simple" xlink:href="https://armyinform.com.ua/2023/06/04/na-bahmutskomu-napryamku-pvk-vagner-zaminyuyut-povitryano-desantni-pidrozdily-rosarmiyi-sergij-cherevatyj/" text:style-name="Internet_20_link" text:visited-style-name="Visited_20_Internet_20_Link">
https://armyinform.com.ua/2023/06/04/na-bahmutskomu-napryamku-pvk-vagner-zaminyuyut-povitryano-desantni-pidrozdily-rosarmiyi-sergij-cherevatyj/</text:a>
</text:p>
      <!--NEWS-->
      <text:h text:style-name="P10" text:outline-level="1">
<text:span text:style-name="T4">
在正面的某些部分中，有促进乌克兰国防军 - 亚历山大·赛尔斯基（Alexander Syrsky）</text:span>
</text:h>
      <text:p text:style-name="P4">
作者: ['АРМІЯINFORM']</text:p>
      <text:p text:style-name="P4">
时间: 2023-06-04T73:00:00-04:00</text:p>
      <text:p text:style-name="P4">
描述: “不要为自己辩护，而是反击：窗帘拉直的情况要升起，……与乌克兰2022年的战争，与乌克兰的战争是今天的最新消息，是与乌克兰的新闻战争，今天与乌克兰的新闻战争，今天的最后一场新闻乌克兰和俄罗斯之间发生战争，当战争，与乌克兰战争时，无论是否在2022年与乌克兰战争，他们会在不久的将来与乌克兰发生战争，他们说，今天与乌克兰的战争，乌克兰新闻，乌克兰新闻，乌克兰新闻在俄罗斯的乌克兰媒体</text:p>
      <text:p text:style-name="P4">
图片: ['<text:a xlink:type="simple" xlink:href="https://armyinform.com.ua/wp-content/uploads/2023/06/photo_5467798341007033306_y.jpg" text:style-name="Internet_20_link" text:visited-style-name="Visited_20_Internet_20_Link">
photo_5467798341007033306_y.jpg</text:a>
', '<text:a xlink:type="simple" xlink:href="https://armyinform.com.ua/wp-content/uploads/2023/06/photo_5467798341007033307_y-150x150.jpg" text:style-name="Internet_20_link" text:visited-style-name="Visited_20_Internet_20_Link">
photo_5467798341007033307_y-150x150.jpg</text:a>
', '<text:a xlink:type="simple" xlink:href="https://armyinform.com.ua/wp-content/uploads/2023/06/photo_5467798341007033308_x-150x150.jpg" text:style-name="Internet_20_link" text:visited-style-name="Visited_20_Internet_20_Link">
photo_5467798341007033308_x-150x150.jpg</text:a>
', '<text:a xlink:type="simple" xlink:href="https://armyinform.com.ua/wp-content/uploads/2023/06/photo_5467798341007033316_y-150x150.jpg" text:style-name="Internet_20_link" text:visited-style-name="Visited_20_Internet_20_Link">
photo_5467798341007033316_y-150x150.jpg</text:a>
', '<text:a xlink:type="simple" xlink:href="https://armyinform.com.ua/wp-content/uploads/2023/06/photo_5467798341007033313_y-150x150.jpg" text:style-name="Internet_20_link" text:visited-style-name="Visited_20_Internet_20_Link">
photo_5467798341007033313_y-150x150.jpg</text:a>
']</text:p>
      <text:p text:style-name="P4">
标签: ['STOPRUSSIA', 'АГРЕСІЯ РФ', 'ВІЙНА', 'ВТОРГНЕННЯ РФ', 'ОЛЕКСАНДР СИРСЬКИЙ']</text:p>
      <text:p text:style-name="P4">
类别: News</text:p>
      <!--METADATA-->
      <text:p text:style-name="P4">
<draw:frame draw:style-name="fr1" draw:name="Image238" text:anchor-type="as-char" svg:width="6.9236in" svg:height="4.32725in" draw:z-index="0">
<draw:image xlink:href="../Images/AРМІЯINFORM/2023-06-04T73-00-00-04-00/photo_5467798341007033306_y.jpg" xlink:type="simple" xlink:show="embed" xlink:actuate="onLoad" draw:mime-type="image/jpeg"/>
</draw:frame>
“他们不仅在捍卫，而且反攻击：东方方向的局势是构成的，而且在前线的某些地区，乌克兰的国防军有促进，”  - 亚历山大·赛尔斯基(Alexander Syrsky)<text:a xlink:type="simple" xlink:href="https://t.me/militarymediacenter/2129" text:style-name="Internet_20_link" text:visited-style-name="Visited_20_Internet_20_Link">
报告</text:a>
在电报军事媒体中心。</text:p>
      <text:p text:style-name="P4">
敌人加强了他们的风暴“风暴Z”，这是由准备在特殊营地攻击行动的囚犯的高度陈述，继续在该地区进行进攻行动。 在这些地区的战斗几乎全天持续。 因此，下一次访问乌克兰武装部队的陆军司令，亚历山大·塞尔斯基上校发生在那些在战线最强烈地区缺陷的地方。</text:p>
      <text:p text:style-name="P4">
<text:a xlink:type="simple" xlink:href="https://armyinform.com.ua/wp-content/uploads/2023/06/photo_5467798341007033307_y.jpg" text:style-name="Internet_20_link" text:visited-style-name="Visited_20_Internet_20_Link">
!(Images/AРМІЯINFORM/2023-06-04T73-00-00-04-00/photo_5467798341007033307_y-150x150.jpg)</text:a>
</text:p>
      <text:p text:style-name="P4">
<text:a xlink:type="simple" xlink:href="https://armyinform.com.ua/wp-content/uploads/2023/06/photo_5467798341007033308_x.jpg" text:style-name="Internet_20_link" text:visited-style-name="Visited_20_Internet_20_Link">
<draw:frame draw:style-name="fr1" draw:name="Image239" text:anchor-type="as-char" svg:width="6.9236in" svg:height="6.9236in" draw:z-index="0">
<draw:image xlink:href="../Images/AРМІЯINFORM/2023-06-04T73-00-00-04-00/photo_5467798341007033308_x-150x150.jpg" xlink:type="simple" xlink:show="embed" xlink:actuate="onLoad" draw:mime-type="image/jpeg"/>
</draw:frame>
</text:a>
“直接从事敌对行动的工作旨在迅速解决现场工作。</text:p>
      <text:p text:style-name="P4">
这使得不是通过报告报告就可以实现现实情况。 在与单位指挥官的实时沟通过程中，我们开发并实施了最有可能取得成功领域​​的新方法和愿景。</text:p>
      <text:p text:style-name="P4">
每个这样的行动都需要仔细的计划，为实施实施而艰难的培训，即，成功执行战斗任务的单位总部的一致行动。</text:p>
      <text:p text:style-name="P4">
然后，即使是数值优势也无助于敌人。 例如，我想纪念第92个单独的机械大队的分裂，这不仅是敌人的反射器朝向挥杆方向，而且在他的“肩膀”上成功进行了反击，向前移动了400米。</text:p>
      <text:p text:style-name="P4">
另一个例子是第80个独立空降突击旅的军人成功采取了行动，每天逐步逐步进行战术行动，在伊万诺沃森林地区释放了该领土的重要领域。”亚历山大上校说。 Sirsky。</text:p>
      <text:p text:style-name="P4">
<text:a xlink:type="simple" xlink:href="https://armyinform.com.ua/wp-content/uploads/2023/06/photo_5467798341007033313_y.jpg" text:style-name="Internet_20_link" text:visited-style-name="Visited_20_Internet_20_Link">
<draw:frame draw:style-name="fr1" draw:name="Image240" text:anchor-type="as-char" svg:width="6.9236in" svg:height="6.9236in" draw:z-index="0">
<draw:image xlink:href="../Images/AРМІЯINFORM/2023-06-04T73-00-00-04-00/photo_5467798341007033313_y-150x150.jpg" xlink:type="simple" xlink:show="embed" xlink:actuate="onLoad" draw:mime-type="image/jpeg"/>
</draw:frame>
</text:a>
</text:p>
      <text:p text:style-name="P4">
News Source: <text:a xlink:type="simple" xlink:href="https://armyinform.com.ua/2023/06/04/na-okremyh-dilyankah-frontu-ye-prosuvannya-syl-oborony-ukrayiny-oleksandr-syrskyj/" text:style-name="Internet_20_link" text:visited-style-name="Visited_20_Internet_20_Link">
https://armyinform.com.ua/2023/06/04/na-okremyh-dilyankah-frontu-ye-prosuvannya-syl-oborony-ukrayiny-oleksandr-syrskyj/</text:a>
</text:p>
      <!--NEWS-->
      <text:h text:style-name="P10" text:outline-level="1">
<text:span text:style-name="T4">
白天，俄罗斯解雇了120个乌克兰的定居点，平民中有杀害和受伤</text:span>
</text:h>
      <text:p text:style-name="P4">
作者: ['АРМІЯINFORM']</text:p>
      <text:p text:style-name="P4">
时间: 2023-06-04T74: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6/photo_5467798341007033252_y.jpg" text:style-name="Internet_20_link" text:visited-style-name="Visited_20_Internet_20_Link">
photo_5467798341007033252_y.jpg</text:a>
']</text:p>
      <text:p text:style-name="P4">
标签: ['НАСЛІДКИ ВОРОЖИХ ОБСТРІЛІВ', 'ХАРКІВСЬКИЙ ТРИБУНАЛ']</text:p>
      <text:p text:style-name="P4">
类别: News</text:p>
      <!--METADATA-->
      <text:p text:style-name="P4">
<draw:frame draw:style-name="fr1" draw:name="Image241" text:anchor-type="as-char" svg:width="6.9236in" svg:height="4.537578in" draw:z-index="0">
<draw:image xlink:href="../Images/AРМІЯINFORM/2023-06-04T74-00-00-04-00/photo_5467798341007033252_y.jpg" xlink:type="simple" xlink:show="embed" xlink:actuate="onLoad" draw:mime-type="image/jpeg"/>
</draw:frame>
根据乌克兰国防部信息部的情境中心，在最后一天，俄罗斯军队解雇了乌克兰9个地区的领土。</text:p>
      <text:p text:style-name="P4">
在电报中<text:a xlink:type="simple" xlink:href="https://t.me/militarymediacenter/2120" text:style-name="Internet_20_link" text:visited-style-name="Visited_20_Internet_20_Link">
信息</text:a>
军事媒体中心。</text:p>
      <text:p text:style-name="P4">
该报告指出，炮击是由不同类型的武器进行的，即：迫击炮，坦克，炮兵，火箭发射器，操作性的导弹系统，防空导弹综合体。 还使用了无人机，战略和战术航空。</text:p>
      <text:p text:style-name="P4">
军事媒体中心报道：“ 120个定居点和92个基础设施站点被解雇了。”</text:p>
      <text:p text:style-name="P4">
6名平民被杀，32人受伤。</text:p>
      <text:p text:style-name="P4">
News Source: <text:a xlink:type="simple" xlink:href="https://armyinform.com.ua/2023/06/04/za-dobu-rosiya-obstrilyala-120-naselenyh-punktiv-ukrayiny-sered-czyvilnyh-ye-zagybli-ta-poraneni/" text:style-name="Internet_20_link" text:visited-style-name="Visited_20_Internet_20_Link">
https://armyinform.com.ua/2023/06/04/za-dobu-rosiya-obstrilyala-120-naselenyh-punktiv-ukrayiny-sered-czyvilnyh-ye-zagybli-ta-poraneni/</text:a>
</text:p>
      <!--NEWS-->
      <text:h text:style-name="P10" text:outline-level="1">
<text:span text:style-name="T4">
SESP烟火技术盘点了400多个爆炸性物品</text:span>
</text:h>
      <text:p text:style-name="P4">
作者: ['АРМІЯINFORM']</text:p>
      <text:p text:style-name="P4">
时间: 2023-06-04T75:00:00-04:00</text:p>
      <text:p text:style-name="P4">
描述: 最后一次传球，三只蠕虫，pirotechnicly，乌克兰的乌里亚诺夫（Utryanovs）的持有...与乌克兰2022年的战争，与乌克兰的最新新闻，今天与乌克兰的新闻，今天与乌克兰的新闻战争，今天上次与乌克兰的新闻战争，乌克兰和俄罗斯之间以及俄罗斯和俄罗斯之间的战争，什么时候以及俄罗斯之间的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3/nebezpechno-miny.jpg" text:style-name="Internet_20_link" text:visited-style-name="Visited_20_Internet_20_Link">
nebezpechno-miny.jpg</text:a>
']</text:p>
      <text:p text:style-name="P4">
标签: ['STOPRUSSIA', 'АГРЕСІЯ РФ', 'ВІЙНА', 'ВТОРГНЕННЯ РФ', 'ДСНС УКРАЇНИ', 'РОЗМІНУВАННЯ']</text:p>
      <text:p text:style-name="P4">
类别: News</text:p>
      <!--METADATA-->
      <text:p text:style-name="P4">
<draw:frame draw:style-name="fr1" draw:name="Image242" text:anchor-type="as-char" svg:width="6.9236in" svg:height="4.619339in" draw:z-index="0">
<draw:image xlink:href="../Images/AРМІЯINFORM/2023-06-04T75-00-00-04-00/nebezpechno-miny.jpg" xlink:type="simple" xlink:show="embed" xlink:actuate="onLoad" draw:mime-type="image/jpeg"/>
</draw:frame>
“危险地。 地雷。” 说明性照片</text:p>
      <text:p text:style-name="P4">
在6月3日<text:span text:style-name="T4">
的最后一天，州紧急服务服务的烟火单位</text:span>
 125次**参与了矿山任务的执行。</text:p>
      <text:p text:style-name="P4">
关于它_ <text:a xlink:type="simple" xlink:href="https://dsns.gov.ua/uk/news/nadzvicaini-podiyi/informaciia-shhodo-diialnosti-pirotexnicnix-pidrozdiliv-dsns-122" text:style-name="Internet_20_link" text:visited-style-name="Visited_20_Internet_20_Link">
报告</text:a>
_苏联乌克兰。</text:p>
      <text:p text:style-name="P4">
<text:span text:style-name="T4">
 419独家</text:span>
 <text:span text:style-name="T4">
项目揭示，扣押和处置了烟火单元。</text:span>
检查了(清除)<text:span text:style-name="T4">
 67公顷</text:span>
的领土。</text:p>
      <text:p text:style-name="P4">
最常见的烟火单元工作：在Kharkiv地区18 814次，Kyiv地区-7860，顿涅茨克地区-5632，Mykolaiv地区-5064，Kherson地区-5312 -5312，Chernihiv地区-4663，Sumy -Sumy -2138，2138，ofkasy地区-1111 -1111。</text:p>
      <text:p text:style-name="P4">
参考：396 412单位从俄罗斯乌克兰联合会的大规模侵略开始就被处置了。 爆炸物和2891公斤的爆炸物，包括2974个单位。 航空炸弹。 大约88 396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04/pirotehniky-dsns-zneshkodyly-ponad-400-vybuhonebezpechnyh-predmetiv/" text:style-name="Internet_20_link" text:visited-style-name="Visited_20_Internet_20_Link">
https://armyinform.com.ua/2023/06/04/pirotehniky-dsns-zneshkodyly-ponad-400-vybuhonebezpechnyh-predmetiv/</text:a>
</text:p>
      <!--NEWS-->
      <text:h text:style-name="P10" text:outline-level="1">
<text:span text:style-name="T4">
黑海的黑海有6艘敌船</text:span>
</text:h>
      <text:p text:style-name="P4">
作者: ['АРМІЯINFORM']</text:p>
      <text:p text:style-name="P4">
时间: 2023-06-04T76:00:00-04:00</text:p>
      <text:p text:style-name="P4">
描述: 黑色柴瓦尼（Black Cherguvanni）村是乔尼（Chorny）水域的雄鹿，阿佐夫斯基·莫尔斯（Azovsky Morce）...与乌克兰2022年的战争，与乌克兰的战争是今天的最新新闻，今天与乌克兰2022年的新闻战争，今天会发生战争，将在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6/bez-nazvy-1-1.jpg" text:style-name="Internet_20_link" text:visited-style-name="Visited_20_Internet_20_Link">
bez-nazvy-1-1.jpg</text:a>
']</text:p>
      <text:p text:style-name="P4">
标签: ['STOPRUSSIA', 'АГРЕСІЯ РФ', 'ВІЙНА', 'ВТОРГНЕННЯ РФ']</text:p>
      <text:p text:style-name="P4">
类别: News</text:p>
      <!--METADATA-->
      <text:p text:style-name="P4">
<draw:frame draw:style-name="fr1" draw:name="Image243" text:anchor-type="as-char" svg:width="6.9236in" svg:height="4.615733in" draw:z-index="0">
<draw:image xlink:href="../Images/AРМІЯINFORM/2023-06-04T76-00-00-04-00/raketa-kalibr-pusk-chorne-more.jpg" xlink:type="simple" xlink:show="embed" xlink:actuate="onLoad" draw:mime-type="image/jpeg"/>
</draw:frame>
说明性照片</text:p>
      <text:p text:style-name="P4">
<text:span text:style-name="T4">
截至6月4日</text:span>
在黑色和阿佐夫海的水域中，有<text:span text:style-name="T4">
 7敌船</text:span>
 7<text:span text:style-name="T5">
，其中7个</text:span>
<text:span text:style-name="T5">
没有碳布拉赫特carbrakhet“ calibre” </text:span>
*。</text:p>
      <text:p text:style-name="P4">
这在[通知]中说明了(https://www.facebook.com/navy.mil.gov.ua/posts/pfbid021VzaVAJ6uSn59VwSidKxKDZRbAwRDj4jJxEbn2hAn7QqpLRRnyConjxu4H3oKTgRl)乌克兰武装部队海军的提名。</text:p>
      <text:p text:style-name="P4">
其中：</text:p>
      <text:p text:style-name="P4">
<text:span text:style-name="T5">
黑海有6艘敌船，其中没有碳纤维载体被称为“口径”。 </text:span>
在亚齐夫的海洋中，敌人继续控制海洋通讯，负责1艘船； *在地中海中，俄罗斯联邦的海军舰队没有战斗税。</text:p>
      <text:p text:style-name="P4">
<draw:frame draw:style-name="fr1" draw:name="Image244" text:anchor-type="as-char" svg:width="6.9236in" svg:height="5.53888in" draw:z-index="0">
<draw:image xlink:href="../Images/AРМІЯINFORM/2023-06-04T76-00-00-04-00/bez-nazvy-1-1.jpg" xlink:type="simple" xlink:show="embed" xlink:actuate="onLoad" draw:mime-type="image/jpeg"/>
</draw:frame>
</text:p>
      <text:p text:style-name="P4">
News Source: <text:a xlink:type="simple" xlink:href="https://armyinform.com.ua/2023/06/04/u-chornomu-mori-na-bojovomu-cherguvanni-perebuvaye-6-vorozhyh-korabliv/" text:style-name="Internet_20_link" text:visited-style-name="Visited_20_Internet_20_Link">
https://armyinform.com.ua/2023/06/04/u-chornomu-mori-na-bojovomu-cherguvanni-perebuvaye-6-vorozhyh-korabliv/</text:a>
</text:p>
      <!--NEWS-->
      <text:h text:style-name="P10" text:outline-level="1">
<text:span text:style-name="T4">
Alexei Reznikov与一位日本同事讨论了合作，并被邀请到乌克兰</text:span>
</text:h>
      <text:p text:style-name="P4">
作者: ['АРМІЯINFORM']</text:p>
      <text:p text:style-name="P4">
时间: 2023-06-04T77:00:00-04:00</text:p>
      <text:p text:style-name="P4">
描述: 乌克兰防御Oleksiy Reznikov的官员在Cingapuri Iz与日本国王的冠军……与乌克兰2022年的战争，与乌克兰与乌克兰的最新新闻，与乌克兰的新闻，与乌克兰2022的最新新闻进行战争，今天将在乌克兰和俄罗斯之间发生战争和俄罗斯之间的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fxw6mcmxoaeq62a.jpg" text:style-name="Internet_20_link" text:visited-style-name="Visited_20_Internet_20_Link">
fxw6mcmxoaeq62a.jpg</text:a>
']</text:p>
      <text:p text:style-name="P4">
标签: ['МІНІСТР ОБОРОНИ УКРАЇНИ', 'ОЛЕКСІЙ РЕЗНІКОВ', 'ОФІЦІЙНО']</text:p>
      <text:p text:style-name="P4">
类别: News</text:p>
      <!--METADATA-->
      <text:p text:style-name="P4">
<draw:frame draw:style-name="fr1" draw:name="Image245" text:anchor-type="as-char" svg:width="6.9236in" svg:height="5.1927in" draw:z-index="0">
<draw:image xlink:href="../Images/AРМІЯINFORM/2023-06-04T77-00-00-04-00/fxw6mcmxoaeq62a.jpg" xlink:type="simple" xlink:show="embed" xlink:actuate="onLoad" draw:mime-type="image/jpeg"/>
</draw:frame>
乌克兰Oleksiy Reznikov国防部长在新加坡，Jasukadza Hamada的新加坡会议上讨论了两个Taza国家之间访问乌克兰的合作。</text:p>
      <text:p text:style-name="P4">
Alexei Reznikov <text:a xlink:type="simple" xlink:href="https://twitter.com/oleksiireznikov/status/1665270400304009216" text:style-name="Internet_20_link" text:visited-style-name="Visited_20_Internet_20_Link">
写</text:a>
推特。</text:p>
      <text:p text:style-name="P4">
“我与日本国防部的Jasukadz Hamada的同事进行了精彩的交谈。 日本支持乌克兰为争取促进自由的斗争。 我们的友谊与合作将有助于全球可口度。 这是我们的第一次会议，我希望继续我们的出版。 我邀请一位日本同事访问乌克兰，”雷兹尼科夫写道。</text:p>
      <text:p text:style-name="P4">
应该提醒的是，在6月2日至6月4日的期间，新加坡有一个大规模的安全论坛“ Shanngry-la对话”，俄罗斯反乌克兰战争是主要主题之一。</text:p>
      <text:p text:style-name="P4">
News Source: <text:a xlink:type="simple" xlink:href="https://armyinform.com.ua/2023/06/04/oleksij-reznikov-obgovoryv-iz-yaponskym-kolegoyu-spivpraczyu-ta-zaprosyv-v-ukrayinu/" text:style-name="Internet_20_link" text:visited-style-name="Visited_20_Internet_20_Link">
https://armyinform.com.ua/2023/06/04/oleksij-reznikov-obgovoryv-iz-yaponskym-kolegoyu-spivpraczyu-ta-zaprosyv-v-ukrayinu/</text:a>
</text:p>
      <!--NEWS-->
      <text:h text:style-name="P10" text:outline-level="1">
<text:span text:style-name="T4">
诸如沉默之类的计划：国防部不会宣布反对意见的开始</text:span>
</text:h>
      <text:p text:style-name="P4">
作者: ['АРМІЯINFORM']</text:p>
      <text:p text:style-name="P4">
时间: 2023-06-04T78:00:00-04:00</text:p>
      <text:p text:style-name="P4">
描述: 乌克兰防御乌克兰人的代祷者被导航，他们对收入很固执...与乌克兰2022年的战争，与乌克兰的战争是今天的最新消息，今天与乌克兰的新闻战2022是今天的最后一场，将是今天的最后一场。成为乌克兰与俄罗斯之间的战争，以及2022年与乌克兰的战争，无论是否会发生，他们会在不久的将来与乌克兰发生战争，他们说，与乌克兰的战争，今天的乌克兰新闻，乌克兰的新闻，乌克兰的新闻俄罗斯的媒体</text:p>
      <text:p text:style-name="P4">
图片: []</text:p>
      <text:p text:style-name="P4">
标签: ['ГАННА МАЛЯР', 'ЗАСТУПНИК МІНІСТРА ОБОРОНИ УКРАЇНИ']</text:p>
      <text:p text:style-name="P4">
类别: News</text:p>
      <!--METADATA-->
      <text:p text:style-name="P4">
乌克兰国防部副部长强调，不会宣布对比的开始。 Anna Painter在[Telegram]中写了有关它的文章。(https://t.me/annamaliar/810)“计划爱沉默。 乌克兰国防部副部长强调。</text:p>
      <text:p text:style-name="P4">
News Source: <text:a xlink:type="simple" xlink:href="https://armyinform.com.ua/2023/06/04/plany-lyublyat-tyshu-minoborony-ne-ogoloshuvatyme-pro-pochatok-kontrnastupu/" text:style-name="Internet_20_link" text:visited-style-name="Visited_20_Internet_20_Link">
https://armyinform.com.ua/2023/06/04/plany-lyublyat-tyshu-minoborony-ne-ogoloshuvatyme-pro-pochatok-kontrnastupu/</text:a>
</text:p>
      <!--NEWS-->
      <text:h text:style-name="P10" text:outline-level="1">
<text:span text:style-name="T4">
国防部长在新加坡与斐济和新西兰的同事们会面</text:span>
</text:h>
      <text:p text:style-name="P4">
作者: ['АРМІЯINFORM']</text:p>
      <text:p text:style-name="P4">
时间: 2023-06-04T79:00:00-04:00</text:p>
      <text:p text:style-name="P4">
描述: 一个大规模非拍摄论坛的PID小时“ Dialogs Shagri-la”，Sho将在Singapuri举行...与乌克兰2022年的战争，与乌克兰与乌克兰的最新新闻，今天与乌克兰2022的新闻战争，今天将有乌克兰与俄罗斯之间的战争，以及何时，何时，何时，何时，何时，何时，何时，与乌克兰在2022年的战争将在不久的将来与乌克兰发生战争，与乌克兰的战争，乌克兰的战争，乌克兰的新闻今天，乌克兰新闻在乌克兰媒体的俄罗斯人</text:p>
      <text:p text:style-name="P4">
图片: ['<text:a xlink:type="simple" xlink:href="https://armyinform.com.ua/wp-content/uploads/2023/06/fxxaswmwyaazisq.jpg" text:style-name="Internet_20_link" text:visited-style-name="Visited_20_Internet_20_Link">
fxxaswmwyaazisq.jpg</text:a>
']</text:p>
      <text:p text:style-name="P4">
标签: ['МІНІСТР ОБОРОНИ УКРАЇНИ', 'ОЛЕКСІЙ РЕЗНІКОВ', 'ОФІЦІЙНО']</text:p>
      <text:p text:style-name="P4">
类别: News</text:p>
      <!--METADATA-->
      <text:p text:style-name="P4">
<draw:frame draw:style-name="fr1" draw:name="Image246" text:anchor-type="as-char" svg:width="6.9236in" svg:height="5.1927in" draw:z-index="0">
<draw:image xlink:href="../Images/AРМІЯINFORM/2023-06-04T79-00-00-04-00/fxxaswmwyaazisq.jpg" xlink:type="simple" xlink:show="embed" xlink:actuate="onLoad" draw:mime-type="image/jpeg"/>
</draw:frame>
</text:p>
      <text:p text:style-name="P4">
Під час масштабного безпекового форуму «Діалог Шангрі-Ла», що проходить уСінгапурі Міністр оборони України Олексій Резніков зустрівся із колегами зНової Зеландії та Фіджі Ендрю Літтлом та Піо Тікодуадуа.</text:p>
      <text:p text:style-name="P4">
Про це Олексій Резніков<text:a xlink:type="simple" xlink:href="https://twitter.com/oleksiireznikov/status/1665305246355128321" text:style-name="Internet_20_link" text:visited-style-name="Visited_20_Internet_20_Link">
написав</text:a>
推特。</text:p>
      <text:p text:style-name="P4">
“我很高兴在新加坡遇到我的新西兰同行安德鲁·小SLTEL SLT23。 我感谢新西兰坚决支持。 我们一定会和朋友一起赢。”他说。</text:p>
      <text:p text:style-name="P4">
另请阅读：</text:p>
      <text:p text:style-name="P4">
<text:a xlink:type="simple" xlink:href="https://armyinform.com.ua/2023/06/04/oleksij-reznikov-obgovoryv-iz-yaponskym-kolegoyu-spivpraczyu-ta-zaprosyv-v-ukrayinu/" text:style-name="Internet_20_link" text:visited-style-name="Visited_20_Internet_20_Link">
Alexei Reznikov与一位日本同事讨论了合作，并在乌克兰邀请了</text:a>
关于与Ticodadua的会议，Alexei Reznikov写道，乌克兰和Fidji将是生存。 第一个是由于俄罗斯的进攻，第二个是由于变化的影响。</text:p>
      <text:p text:style-name="P4">
“他会见了斐济国防部长和国家安全Pio Ticodadua。您是否以共同价值结合并不重要。 斐济支持乌克兰，因为乌克兰支持斐济。 今天，我们的两个国家都将生存。 斐济地球受气候变化的影响。 瓦塞米利(Vasemlya)受到恐怖分子的袭击，”阿列克谢·雷兹尼科夫(Alexei Reznikov)写道。</text:p>
      <text:p text:style-name="P4">
据他说，两国将共同合作面对烤箱。 乌克兰国防部长补充说：“我们将共同赢。”</text:p>
      <text:p text:style-name="P4">
News Source: <text:a xlink:type="simple" xlink:href="https://armyinform.com.ua/2023/06/04/ministr-oborony-zustrivsya-u-singapuri-iz-kolegamy-z-fidzhi-ta-novoyi-zelandiyi/" text:style-name="Internet_20_link" text:visited-style-name="Visited_20_Internet_20_Link">
https://armyinform.com.ua/2023/06/04/ministr-oborony-zustrivsya-u-singapuri-iz-kolegamy-z-fidzhi-ta-novoyi-zelandiyi/</text:a>
</text:p>
      <!--NEWS-->
      <text:h text:style-name="P10" text:outline-level="1">
<text:span text:style-name="T4">
所有 - 乌克兰退伍军人自行车戒指“乌克兰捍卫者的西部记忆”的有组织的退伍军人部已完成</text:span>
</text:h>
      <text:p text:style-name="P4">
作者: ['АРМІЯINFORM']</text:p>
      <text:p text:style-name="P4">
时间: 2023-06-04T80:00:00-04:00</text:p>
      <text:p text:style-name="P4">
描述: 24 Herbalop 2023 Rock Iz Plashtovi在Uzhgorod，开始自行车Veterani Vieini ...与乌克兰2022年的战争，与乌克兰的最新消息，今天与乌克兰的新闻，今天与乌克兰2022年的新闻，今天，乌克兰和俄罗斯和俄罗斯之间以及乌克兰和俄罗斯之间的战争将会，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6/posolstvi-chekhiya-e1685875180476.jpg" text:style-name="Internet_20_link" text:visited-style-name="Visited_20_Internet_20_Link">
posolstvi-chekhiya-e1685875180476.jpg</text:a>
', '<text:a xlink:type="simple" xlink:href="https://armyinform.com.ua/wp-content/uploads/2023/06/nimechchyni-150x150.jpg" text:style-name="Internet_20_link" text:visited-style-name="Visited_20_Internet_20_Link">
nimechchyni-150x150.jpg</text:a>
', '<text:a xlink:type="simple" xlink:href="https://armyinform.com.ua/wp-content/uploads/2023/06/v-uzhgorodi-150x150.jpg" text:style-name="Internet_20_link" text:visited-style-name="Visited_20_Internet_20_Link">
v-uzhgorodi-150x150.jpg</text:a>
']</text:p>
      <text:p text:style-name="P4">
标签: ['МІНВЕТЕРАНІВ', 'РЕАБІЛІТАЦІЯ']</text:p>
      <text:p text:style-name="P4">
类别: News</text:p>
      <!--METADATA-->
      <text:p text:style-name="P4">
<draw:frame draw:style-name="fr1" draw:name="Image247" text:anchor-type="as-char" svg:width="6.9236in" svg:height="5.1927in" draw:z-index="0">
<draw:image xlink:href="../Images/AРМІЯINFORM/2023-06-04T80-00-00-04-00/posolstvi-chekhiya-e1685875180476.jpg" xlink:type="simple" xlink:show="embed" xlink:actuate="onLoad" draw:mime-type="image/jpeg"/>
</draw:frame>
2023年5月24日，一名战争的自行车罗比特人“纪念乌克兰的捍卫者”，这是乌克兰退伍军人事务部的，乌克兰退伍军人事工从乌兹戈罗德的邮政广场开始。</text:p>
      <text:p text:style-name="P4">
这在[消息]中说明了(https://www.kmu.gov.ua/news/zavershyvsia-orhanizovanyi-minveteraniv-vseukrainskyi-veteranskyi-veloprobih-shanuiemo-pamiat-zakhysnykiv-ukrainy)政府门户。</text:p>
      <text:p text:style-name="P4">
乌克兰伊万·巴拉沙夫(Ivan Balashov)退伍军人部退伍军人部事件负责人的参与者和2014  -  2016年俄罗斯 - 乌克兰战争的退伍军人anatoliy svethenko，以及Minimums andrey Stepefanyuk的协调剂量派遣者。</text:p>
      <text:p text:style-name="P4">
骑自行车的目的是支持退伍军人，促进体育康复和老兵社区的健康生活方式。</text:p>
      <text:p text:style-name="P4">
<text:a xlink:type="simple" xlink:href="https://armyinform.com.ua/wp-content/uploads/2023/06/nimechchyni.jpg" text:style-name="Internet_20_link" text:visited-style-name="Visited_20_Internet_20_Link">
!(Images/AРМІЯINFORM/2023-06-04T80-00-00-04-00/nimechchyni-150x150.jpg)</text:a>
</text:p>
      <text:p text:style-name="P4">
<text:a xlink:type="simple" xlink:href="https://armyinform.com.ua/wp-content/uploads/2023/06/v-uzhgorodi.jpg" text:style-name="Internet_20_link" text:visited-style-name="Visited_20_Internet_20_Link">
<draw:frame draw:style-name="fr1" draw:name="Image248" text:anchor-type="as-char" svg:width="6.9236in" svg:height="6.9236in" draw:z-index="0">
<draw:image xlink:href="../Images/AРМІЯINFORM/2023-06-04T80-00-00-04-00/v-uzhgorodi-150x150.jpg" xlink:type="simple" xlink:show="embed" xlink:actuate="onLoad" draw:mime-type="image/jpeg"/>
</draw:frame>
</text:a>
退伍军人在乌克兰，斯洛伐克，德国捷克共和国克服了超过一千公里，在“ Uzhgorod-Darmstadt”路线上访问了这座城市：Poprad(斯洛伐克)。硝基(斯洛伐克)，布拉迪斯拉发(斯洛伐克)，布尔诺(捷克共和国)布拉格(捷克共和国)。魏登(德国)，温尔茨堡(德国)，达姆施塔特(德国).</text:p>
      <text:p text:style-name="P4">
На шляху від Ужгорода до Дармштадта в українських закордонних представництвахвідбулись зустрічі з представниками місцевої влади та громадськості, зукраїнцями, які зараз перебувають за кордоном. Учасники заходу привезли ПрапорУкраїни із підписами від поранених захисників, які лікуються у медичнихзакладах обласного центру Закарпаття.</text:p>
      <text:p text:style-name="P4">
У Посольстві України в Чехії учасники велопробігу ветеранів війни «Шануємопам’ять захисників України» зустрілися з тимчасовим повіреним у справахУкраїни в Чехії Віталієм Усатим, який висловив щиру вдячність за мужність таза захист держави. Також відбулася дружня зустріч з учнями Празьких шкіл,учасниками програми з підтримки України.</text:p>
      <text:p text:style-name="P4">
Учасників велопробігу гостинно зустріли в Посольстві України в Словаччині. 2червня велопробіг фінішував у німецькому місті Дармштадт.</text:p>
      <text:p text:style-name="P4">
Велопробіг мав на меті вплинути на формування національно-патріотичноїсвідомості громадян України, а також на підтримку позитивного іміджу ветеранівна міжнародній арені.</text:p>
      <text:p text:style-name="P4">
News Source: <text:a xlink:type="simple" xlink:href="https://armyinform.com.ua/2023/06/04/zavershyvsya-organizovanyj-minveteraniv-vseukrayinskyj-veteranskyj-veloprobig-shanuyemo-pamyat-zahysnykiv-ukrayiny/" text:style-name="Internet_20_link" text:visited-style-name="Visited_20_Internet_20_Link">
https://armyinform.com.ua/2023/06/04/zavershyvsya-organizovanyj-minveteraniv-vseukrayinskyj-veteranskyj-veloprobig-shanuyemo-pamyat-zahysnykiv-ukrayiny/</text:a>
</text:p>
      <!--NEWS-->
      <text:h text:style-name="P10" text:outline-level="1">
<text:span text:style-name="T4">
种族主义者肯定会因谋杀我们的孩子而受到惩罚-Irina Vereshchuk</text:span>
</text:h>
      <text:p text:style-name="P4">
作者: ['АРМІЯINFORM']</text:p>
      <text:p text:style-name="P4">
时间: 2023-06-04T81:00:00-04:00</text:p>
      <text:p text:style-name="P4">
描述: 副派对人irina irina vereshchuk vidvesda是一名在皮德戈罗德纳兹基（Pidgorodnenzky）的杂物，与乌克兰2022年的战争，与乌克兰的最新新闻，今天与乌克兰2022年与乌克兰的新闻战争，今天，乌克兰和俄罗斯之间的战争将在，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04/iryna-vereshhuk.jpg" text:style-name="Internet_20_link" text:visited-style-name="Visited_20_Internet_20_Link">
iryna-vereshhuk.jpg</text:a>
', '<text:a xlink:type="simple" xlink:href="https://armyinform.com.ua/wp-content/uploads/2023/06/20230604_133032.jpg" text:style-name="Internet_20_link" text:visited-style-name="Visited_20_Internet_20_Link">
20230604_133032.jpg</text:a>
']</text:p>
      <text:p text:style-name="P4">
标签: ['STOPRUSSIA', 'АГРЕСІЯ РФ', 'ВІЙНА', 'ВТОРГНЕННЯ РФ', 'ІРИНА ВЕРЕЩУК', 'НАСЛІДКИ ВОРОЖИХ ОБСТРІЛІВ']</text:p>
      <text:p text:style-name="P4">
类别: News</text:p>
      <!--METADATA-->
      <text:p text:style-name="P4">
<draw:frame draw:style-name="fr1" draw:name="Image249" text:anchor-type="as-char" svg:width="6.9236in" svg:height="4.615733in" draw:z-index="0">
<draw:image xlink:href="../Images/AРМІЯINFORM/2023-06-04T81-00-00-04-00/iryna-vereshhuk.jpg" xlink:type="simple" xlink:show="embed" xlink:actuate="onLoad" draw:mime-type="image/jpeg"/>
</draw:frame>
Viceremier-Minister Irina Vereshchuk参观了Dnipropetrovsk的Prydgorodn社区昨天的悲剧，<text:a xlink:type="simple" xlink:href="https://minre.gov.ua/2023/06/04/iryna-vereshhuk-rashysty-obovyazkovo-budut-pokarani-za-vbyvstva-nashyh-ditej/" text:style-name="Internet_20_link" text:visited-style-name="Visited_20_Internet_20_Link">
报告</text:a>
乌克兰暂时占领领土的重新融入部。</text:p>
      <text:p text:style-name="P4">
由于6月3日晚上的火箭袭击，一个两年的孩子被杀，有5人受伤，22人受伤。 救援服务继续在悲剧现场工作。</text:p>
      <text:p text:style-name="P4">
这位官员与当地居民和地方当局进行了沟通。委员会将召集委员会，以解决火箭罢工的后果，以造成遭受摧毁和损害的居民的更大损害。</text:p>
      <text:p text:style-name="P4">
“在乌克兰人向死者的记忆致敬的那一天，敌人继续依靠年轻的乌克兰人的生活。 我对我的本地丽莎表示哀悼。让我们为每一次死亡予以惩罚!</text:p>
      <text:p text:style-name="P4">
<draw:frame draw:style-name="fr1" draw:name="Image250" text:anchor-type="as-char" svg:width="6.9236in" svg:height="4.621503in" draw:z-index="0">
<draw:image xlink:href="../Images/AРМІЯINFORM/2023-06-04T81-00-00-04-00/20230604_133032.jpg" xlink:type="simple" xlink:show="embed" xlink:actuate="onLoad" draw:mime-type="image/jpeg"/>
</draw:frame>
</text:p>
      <text:p text:style-name="P4">
News Source: <text:a xlink:type="simple" xlink:href="https://armyinform.com.ua/2023/06/04/rashysty-obovyazkovo-budut-pokarani-za-vbyvstva-nashyh-ditej-iryna-vereshhuk/" text:style-name="Internet_20_link" text:visited-style-name="Visited_20_Internet_20_Link">
https://armyinform.com.ua/2023/06/04/rashysty-obovyazkovo-budut-pokarani-za-vbyvstva-nashyh-ditej-iryna-vereshhuk/</text:a>
</text:p>
      <!--NEWS-->
      <text:h text:style-name="P10" text:outline-level="1">
<text:span text:style-name="T4">
武装部队祝贺加拿大同事们在加拿大的武装日</text:span>
</text:h>
      <text:p text:style-name="P4">
作者: ['АРМІЯINFORM']</text:p>
      <text:p text:style-name="P4">
时间: 2023-06-04T82:00:00-04:00</text:p>
      <text:p text:style-name="P4">
描述: Zbroin of Itay of Itay to to Kolg to Kolgans到Koligans，从Outhols，Allied Allies ...与乌克兰2022年的战争，与乌克兰与乌克兰的最新新闻，与乌克兰2022年的新闻战争，今天，乌克兰和俄罗斯和俄罗斯和俄罗斯和俄罗斯和俄罗斯和俄罗斯和俄罗斯之间的战争都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6/351226501_580130664022182_1769414814774316135_n.jpg" text:style-name="Internet_20_link" text:visited-style-name="Visited_20_Internet_20_Link">
351226501_580130664022182_1769414814774316135_n.jpg</text:a>
']</text:p>
      <text:p text:style-name="P4">
标签: ['ГЕНШТАБ ЗСУ', 'ДЕНЬ ЗБРОЙНИХ СИЛ КАНАДИ', 'ЗС КАНАДИ', 'ЗСУ', 'КАНАДА']</text:p>
      <text:p text:style-name="P4">
类别: News</text:p>
      <!--METADATA-->
      <text:p text:style-name="P4">
<draw:frame draw:style-name="fr1" draw:name="Image251" text:anchor-type="as-char" svg:width="6.9236in" svg:height="4.746452in" draw:z-index="0">
<draw:image xlink:href="../Images/AРМІЯINFORM/2023-06-04T82-00-00-04-00/351226501_580130664022182_1769414814774316135_n.jpg" xlink:type="simple" xlink:show="embed" xlink:actuate="onLoad" draw:mime-type="image/jpeg"/>
</draw:frame>
乌克兰的武装部队祝贺同事和同事，朋友和女友，来自加拿大盟军的盟友加拿大武装部队，这是6月首先庆祝的。</text:p>
      <text:p text:style-name="P4">
与加拿大代表的共同照片选择的问候<text:a xlink:type="simple" xlink:href="https://www.facebook.com/GeneralStaff.ua/posts/pfbid0pkBhuXFS4862wCSv5sHpQi9jnqKHGwUKTTPBABhdzDtuaTVWJnCjjKUkYqyUHPavl" text:style-name="Internet_20_link" text:visited-style-name="Visited_20_Internet_20_Link">
已出版</text:a>
乌克兰武装部队的总参谋部在Facebook上。</text:p>
      <text:p text:style-name="P4">
News Source: <text:a xlink:type="simple" xlink:href="https://armyinform.com.ua/2023/06/04/zsu-vitayut-kanadskyh-koleg-iz-dnem-zbrojnyh-syl-kanady/" text:style-name="Internet_20_link" text:visited-style-name="Visited_20_Internet_20_Link">
https://armyinform.com.ua/2023/06/04/zsu-vitayut-kanadskyh-koleg-iz-dnem-zbrojnyh-syl-kanady/</text:a>
</text:p>
      <!--NEWS-->
      <text:h text:style-name="P10" text:outline-level="1">
<text:span text:style-name="T4">
在苏米地区，军事爱好游戏的区域舞台“猎鹰”（“ jura”）发生</text:span>
</text:h>
      <text:p text:style-name="P4">
作者: ['Ігор Березинський']</text:p>
      <text:p text:style-name="P4">
时间: 2023-06-04T83:00:00-04:00</text:p>
      <text:p text:style-name="P4">
描述: Tsoyogorich takagraєjuvislena，Ajja在2003年的岩石中被捕。 与Zmagans的命运...与乌克兰2022年的战争，与乌克兰的战争是今天的最新消息，与乌克兰2022年的新闻战是今天的最后一场新闻，乌克兰和俄罗斯和俄罗斯之间的战争是否会发生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6/whatsapp-image-2023-06-04-at-15.02.37-1.jpeg" text:style-name="Internet_20_link" text:visited-style-name="Visited_20_Internet_20_Link">
whatsapp-image-2023-06-04-at-15.02.37-1.jpeg</text:a>
', '<text:a xlink:type="simple" xlink:href="https://armyinform.com.ua/wp-content/uploads/2023/06/whatsapp-image-2023-06-04-at-15.02.37-2-150x150.jpeg" text:style-name="Internet_20_link" text:visited-style-name="Visited_20_Internet_20_Link">
whatsapp-image-2023-06-04-at-15.02.37-2-150x150.jpeg</text:a>
', '<text:a xlink:type="simple" xlink:href="https://armyinform.com.ua/wp-content/uploads/2023/06/whatsapp-image-2023-06-04-at-15.02.37-3-150x150.jpeg" text:style-name="Internet_20_link" text:visited-style-name="Visited_20_Internet_20_Link">
whatsapp-image-2023-06-04-at-15.02.37-3-150x150.jpeg</text:a>
', '<text:a xlink:type="simple" xlink:href="https://armyinform.com.ua/wp-content/uploads/2023/06/whatsapp-image-2023-06-04-at-15.02.36-1-150x150.jpeg" text:style-name="Internet_20_link" text:visited-style-name="Visited_20_Internet_20_Link">
whatsapp-image-2023-06-04-at-15.02.36-1-150x150.jpeg</text:a>
', '<text:a xlink:type="simple" xlink:href="https://armyinform.com.ua/wp-content/uploads/2023/06/whatsapp-image-2023-06-04-at-15.02.37-4-150x150.jpeg" text:style-name="Internet_20_link" text:visited-style-name="Visited_20_Internet_20_Link">
whatsapp-image-2023-06-04-at-15.02.37-4-150x150.jpeg</text:a>
', '<text:a xlink:type="simple" xlink:href="https://armyinform.com.ua/wp-content/uploads/2023/06/whatsapp-image-2023-06-04-at-15.02.36-2-150x150.jpeg" text:style-name="Internet_20_link" text:visited-style-name="Visited_20_Internet_20_Link">
whatsapp-image-2023-06-04-at-15.02.36-2-150x150.jpeg</text:a>
', '<text:a xlink:type="simple" xlink:href="https://armyinform.com.ua/wp-content/uploads/2023/06/whatsapp-image-2023-06-04-at-15.02.36-4-150x150.jpeg" text:style-name="Internet_20_link" text:visited-style-name="Visited_20_Internet_20_Link">
whatsapp-image-2023-06-04-at-15.02.36-4-150x150.jpeg</text:a>
', '<text:a xlink:type="simple" xlink:href="https://armyinform.com.ua/wp-content/uploads/2023/06/whatsapp-image-2023-06-04-at-15.02.36-150x150.jpeg" text:style-name="Internet_20_link" text:visited-style-name="Visited_20_Internet_20_Link">
whatsapp-image-2023-06-04-at-15.02.36-150x150.jpeg</text:a>
', '<text:a xlink:type="simple" xlink:href="https://armyinform.com.ua/wp-content/uploads/2023/06/whatsapp-image-2023-06-04-at-15.02.37-150x150.jpeg" text:style-name="Internet_20_link" text:visited-style-name="Visited_20_Internet_20_Link">
whatsapp-image-2023-06-04-at-15.02.37-150x150.jpeg</text:a>
', '<text:a xlink:type="simple" xlink:href="https://armyinform.com.ua/wp-content/uploads/2023/06/whatsapp-image-2023-06-04-at-15.02.36-3-150x150.jpeg" text:style-name="Internet_20_link" text:visited-style-name="Visited_20_Internet_20_Link">
whatsapp-image-2023-06-04-at-15.02.36-3-150x150.jpeg</text:a>
']</text:p>
      <text:p text:style-name="P4">
标签: []</text:p>
      <text:p text:style-name="P4">
类别: News</text:p>
      <!--METADATA-->
      <text:p text:style-name="P4">
<draw:frame draw:style-name="fr1" draw:name="Image252" text:anchor-type="as-char" svg:width="6.9236in" svg:height="5.1927in" draw:z-index="0">
<draw:image xlink:href="../Images/AРМІЯINFORM/2023-06-04T83-00-00-04-00/whatsapp-image-2023-06-04-at-15.02.37-1.jpeg" xlink:type="simple" xlink:show="embed" xlink:actuate="onLoad" draw:mime-type="image/jpeg"/>
</draw:frame>
今年，这样的游戏是周年纪念日，因为它始于2003年。 16支球队参加了奉献精神(群)特别是，有10个年龄较大的小组和6名年轻人，他们是Sumy地区OTG的赢家。 总共有150多名学生选择了最好的。</text:p>
      <text:p text:style-name="P4">
该活动是在Sumy OVA，教育机构，Sumy Sumy地区购物中心以及该地区其他执法机构代表的合资企业和Garrison的支持下组织的。</text:p>
      <text:p text:style-name="P4">
该游戏以几个提名举行。</text:p>
      <text:p text:style-name="P4">
<text:a xlink:type="simple" xlink:href="https://armyinform.com.ua/wp-content/uploads/2023/06/whatsapp-image-2023-06-04-at-15.02.37-2.jpeg" text:style-name="Internet_20_link" text:visited-style-name="Visited_20_Internet_20_Link">
!(Images/AРМІЯINFORM/2023-06-04T83-00-00-04-00/whatsapp-image-2023-06-04-at-15.02.37-2-150x150.jpeg)</text:a>
</text:p>
      <text:p text:style-name="P4">
<text:a xlink:type="simple" xlink:href="https://armyinform.com.ua/wp-content/uploads/2023/06/whatsapp-image-2023-06-04-at-15.02.37-3.jpeg" text:style-name="Internet_20_link" text:visited-style-name="Visited_20_Internet_20_Link">
<draw:frame draw:style-name="fr1" draw:name="Image253" text:anchor-type="as-char" svg:width="6.9236in" svg:height="6.9236in" draw:z-index="0">
<draw:image xlink:href="../Images/AРМІЯINFORM/2023-06-04T83-00-00-04-00/whatsapp-image-2023-06-04-at-15.02.37-3-150x150.jpeg" xlink:type="simple" xlink:show="embed" xlink:actuate="onLoad" draw:mime-type="image/jpeg"/>
</draw:frame>
</text:a>
</text:p>
      <text:p text:style-name="P4">
<text:a xlink:type="simple" xlink:href="https://armyinform.com.ua/wp-content/uploads/2023/06/whatsapp-image-2023-06-04-at-15.02.36-1.jpeg" text:style-name="Internet_20_link" text:visited-style-name="Visited_20_Internet_20_Link">
<draw:frame draw:style-name="fr1" draw:name="Image254" text:anchor-type="as-char" svg:width="6.9236in" svg:height="6.9236in" draw:z-index="0">
<draw:image xlink:href="../Images/AРМІЯINFORM/2023-06-04T83-00-00-04-00/whatsapp-image-2023-06-04-at-15.02.36-1-150x150.jpeg" xlink:type="simple" xlink:show="embed" xlink:actuate="onLoad" draw:mime-type="image/jpeg"/>
</draw:frame>
</text:a>
</text:p>
      <text:p text:style-name="P4">
<text:a xlink:type="simple" xlink:href="https://armyinform.com.ua/wp-content/uploads/2023/06/whatsapp-image-2023-06-04-at-15.02.37-4.jpeg" text:style-name="Internet_20_link" text:visited-style-name="Visited_20_Internet_20_Link">
<draw:frame draw:style-name="fr1" draw:name="Image255" text:anchor-type="as-char" svg:width="6.9236in" svg:height="6.9236in" draw:z-index="0">
<draw:image xlink:href="../Images/AРМІЯINFORM/2023-06-04T83-00-00-04-00/whatsapp-image-2023-06-04-at-15.02.37-4-150x150.jpeg" xlink:type="simple" xlink:show="embed" xlink:actuate="onLoad" draw:mime-type="image/jpeg"/>
</draw:frame>
</text:a>
</text:p>
      <text:p text:style-name="P4">
<text:a xlink:type="simple" xlink:href="https://armyinform.com.ua/wp-content/uploads/2023/06/whatsapp-image-2023-06-04-at-15.02.36-2.jpeg" text:style-name="Internet_20_link" text:visited-style-name="Visited_20_Internet_20_Link">
<draw:frame draw:style-name="fr1" draw:name="Image256" text:anchor-type="as-char" svg:width="6.9236in" svg:height="6.9236in" draw:z-index="0">
<draw:image xlink:href="../Images/AРМІЯINFORM/2023-06-04T83-00-00-04-00/whatsapp-image-2023-06-04-at-15.02.36-2-150x150.jpeg" xlink:type="simple" xlink:show="embed" xlink:actuate="onLoad" draw:mime-type="image/jpeg"/>
</draw:frame>
</text:a>
 - 这是投掷手榴弹，战术训练，战术医学，拖拉，障碍，对乌克兰历史知识的测试以及各种历史时代的武装形式的历史等等。 这样的游戏是全年不断的教育工作，是学生，老师，父母，当地自治机构和公共组织的代表的共同工作，这是军事爱好游戏“猎鹰”地区阶段的首席法官。(朱拉)Irina Parkhomenko。</text:p>
      <text:p text:style-name="P4">
同时，组织者还提供了娱乐活动，例如早晨，研讨会“矿山安全”，“道路安全”，“非罚款者法案”，“沟通能力”，反对法智的知识游戏“拯救了浣熊” Laserag战术游戏，棋盘游戏，电影俱乐部和夜火。</text:p>
      <text:p text:style-name="P4">
<text:a xlink:type="simple" xlink:href="https://armyinform.com.ua/wp-content/uploads/2023/06/whatsapp-image-2023-06-04-at-15.02.36.jpeg" text:style-name="Internet_20_link" text:visited-style-name="Visited_20_Internet_20_Link">
<draw:frame draw:style-name="fr1" draw:name="Image257" text:anchor-type="as-char" svg:width="6.9236in" svg:height="6.9236in" draw:z-index="0">
<draw:image xlink:href="../Images/AРМІЯINFORM/2023-06-04T83-00-00-04-00/whatsapp-image-2023-06-04-at-15.02.36-150x150.jpeg" xlink:type="simple" xlink:show="embed" xlink:actuate="onLoad" draw:mime-type="image/jpeg"/>
</draw:frame>
</text:a>
</text:p>
      <text:p text:style-name="P4">
<text:a xlink:type="simple" xlink:href="https://armyinform.com.ua/wp-content/uploads/2023/06/whatsapp-image-2023-06-04-at-15.02.37.jpeg" text:style-name="Internet_20_link" text:visited-style-name="Visited_20_Internet_20_Link">
<draw:frame draw:style-name="fr1" draw:name="Image258" text:anchor-type="as-char" svg:width="6.9236in" svg:height="6.9236in" draw:z-index="0">
<draw:image xlink:href="../Images/AРМІЯINFORM/2023-06-04T83-00-00-04-00/whatsapp-image-2023-06-04-at-15.02.37-150x150.jpeg" xlink:type="simple" xlink:show="embed" xlink:actuate="onLoad" draw:mime-type="image/jpeg"/>
</draw:frame>
</text:a>
</text:p>
      <text:p text:style-name="P4">
<text:a xlink:type="simple" xlink:href="https://armyinform.com.ua/wp-content/uploads/2023/06/whatsapp-image-2023-06-04-at-15.02.36-3.jpeg" text:style-name="Internet_20_link" text:visited-style-name="Visited_20_Internet_20_Link">
<draw:frame draw:style-name="fr1" draw:name="Image259" text:anchor-type="as-char" svg:width="6.9236in" svg:height="6.9236in" draw:z-index="0">
<draw:image xlink:href="../Images/AРМІЯINFORM/2023-06-04T83-00-00-04-00/whatsapp-image-2023-06-04-at-15.02.36-3-150x150.jpeg" xlink:type="simple" xlink:show="embed" xlink:actuate="onLoad" draw:mime-type="image/jpeg"/>
</draw:frame>
</text:a>
 - 举办活动是为了教育爱国青年，为保护乌克兰的国家独立和领土诚信做准备。此外，该游戏可帮助儿童掌握军事申请的综合体的知识，技能和技能，他对摘要高级官员的印象。</text:p>
      <text:p text:style-name="P4">
我们将补充说，获胜的团队正在等待参加猎鹰 - 爱国者游戏“ Falcon”的全乌克兰舞台(朱拉).</text:p>
      <text:p text:style-name="P4">
News Source: <text:a xlink:type="simple" xlink:href="https://armyinform.com.ua/2023/06/04/na-sumshhyni-vidbuvsya-oblasnyj-etap-vijskovo-patriotychnoyi-gry-sokil-dzhura/" text:style-name="Internet_20_link" text:visited-style-name="Visited_20_Internet_20_Link">
https://armyinform.com.ua/2023/06/04/na-sumshhyni-vidbuvsya-oblasnyj-etap-vijskovo-patriotychnoyi-gry-sokil-dzhura/</text:a>
</text:p>
      <!--NEWS-->
      <text:h text:style-name="P10" text:outline-level="1">
<text:span text:style-name="T4">
乌克兰的国防军在一周内摧毁了3340名入侵者和244个设备</text:span>
</text:h>
      <text:p text:style-name="P4">
作者: ['АРМІЯINFORM']</text:p>
      <text:p text:style-name="P4">
时间: 2023-06-04T84:00:00-04:00</text:p>
      <text:p text:style-name="P4">
描述: 对于Tyzhen Z 29，乌克兰防御的04蠕虫的草药被捍卫：3340 Perch，...与乌克兰2022年的战争，与乌克兰与乌克兰的最新新闻，今天与乌克兰的新闻战争，今天与乌克兰2022年的新闻战争，将在今天进行战争，将在今天之间发生战争，将会发生战争乌克兰和俄罗斯，以及何时，何时，何时，何时，何时，何时，何时，何时，何时，何时，何时，2022年与乌克兰的战争将是与乌克兰与乌克兰的战争，与乌克兰与乌克兰的战争，今天，乌克兰的新闻，今天乌克兰新闻在俄罗斯的乌克兰媒体</text:p>
      <text:p text:style-name="P4">
图片: ['<text:a xlink:type="simple" xlink:href="https://armyinform.com.ua/wp-content/uploads/2023/06/38bbb2b1-55a9-43ad-bbb3-5a170915c2a9.jpg" text:style-name="Internet_20_link" text:visited-style-name="Visited_20_Internet_20_Link">
38bbb2b1-55a9-43ad-bbb3-5a170915c2a9.jpg</text:a>
']</text:p>
      <text:p text:style-name="P4">
标签: ['ВТРАТИ ВОРОГА', 'ОЛЕКСАНДР ПАВЛЮК']</text:p>
      <text:p text:style-name="P4">
类别: News</text:p>
      <!--METADATA-->
      <text:p text:style-name="P4">
<draw:frame draw:style-name="fr1" draw:name="Image260" text:anchor-type="as-char" svg:width="6.9236in" svg:height="5.014077in" draw:z-index="0">
<draw:image xlink:href="../Images/AРМІЯINFORM/2023-06-04T84-00-00-04-00/38bbb2b1-55a9-43ad-bbb3-5a170915c2a9.jpg" xlink:type="simple" xlink:show="embed" xlink:actuate="onLoad" draw:mime-type="image/jpeg"/>
</draw:frame>
<text:span text:style-name="T4">
在5月29日至6月4日Si </text:span>
 <text:span text:style-name="T4">
 </text:span>
 <text:span text:style-name="T4">
 </text:span>
 <text:span text:style-name="T4">
防御乌克兰销毁</text:span>
<text:span text:style-name="T4">
或</text:span>
 <text:span text:style-name="T4">
 </text:span>
 <text:span text:style-name="T4">
 </text:span>
：**</text:p>
      <ul>
        <li>
3340侵略者， * 649个武器和军事装备。</li>
      </ul>
      <text:p text:style-name="P4">
关于它<text:a xlink:type="simple" xlink:href="https://t.me/Pavliuk_KSV/4406" text:style-name="Internet_20_link" text:visited-style-name="Visited_20_Internet_20_Link">
报告</text:a>
电报中的乌克兰中尉亚历山大·帕夫林(Alexander Pavlyuk)的第一任副部长。</text:p>
      <text:p text:style-name="P4">
<text:span text:style-name="T4">
俄罗斯军队的武器/军事装备遭受了重大损失：</text:span>
</text:p>
      <ul>
        <li>
40辆坦克， * 56辆战斗装甲车， * 130炮兵系统， * 9 RSZV， * 15防空装置， * 113台汽车设备， * 28个特殊设备。</li>
      </ul>
      <text:p text:style-name="P4">
我们的后卫还击倒了76枚敌方火箭和182个无人机。</text:p>
      <text:p text:style-name="P4">
News Source: <text:a xlink:type="simple" xlink:href="https://armyinform.com.ua/2023/06/04/sylamy-oborony-ukrayiny-za-tyzhden-znyshheno-3340-okupantiv-ta-244-odynyczi-tehniky/" text:style-name="Internet_20_link" text:visited-style-name="Visited_20_Internet_20_Link">
https://armyinform.com.ua/2023/06/04/sylamy-oborony-ukrayiny-za-tyzhden-znyshheno-3340-okupantiv-ta-244-odynyczi-tehniky/</text:a>
</text:p>
      <!--NEWS-->
      <text:h text:style-name="P10" text:outline-level="1">
<text:span text:style-name="T4">
敌人在切尼希夫地区的边界开火</text:span>
</text:h>
      <text:p text:style-name="P4">
作者: ['АРМІЯINFORM']</text:p>
      <text:p text:style-name="P4">
时间: 2023-06-04T85:00:00-04:00</text:p>
      <text:p text:style-name="P4">
描述: 柴戈夫的Rosiyani当天被孟加拉孟加拉国的吹动...与乌克兰2022年的战争，与乌克兰的最新新闻，今天与乌克兰2022年与乌克兰2022年的战争，今天将在乌克兰之间发生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标签: ['STOPRUSSIA', 'АГРЕСІЯ РФ', 'ВІЙНА', 'ВОЄННІ ЗЛОЧИНИ', 'ВТОРГНЕННЯ РФ', 'ОБСТРІЛИ ПРИКОРДОННЯ', 'ОПЕРАТИВНЕ КОМАНДУВАННЯ «ПІВНІЧ»']</text:p>
      <text:p text:style-name="P4">
类别: News</text:p>
      <!--METADATA-->
      <text:p text:style-name="P4">
<draw:frame draw:style-name="fr1" draw:name="Image261" text:anchor-type="as-char" svg:width="6.9236in" svg:height="4.619339in" draw:z-index="0">
<draw:image xlink:href="../Images/AРМІЯINFORM/2023-06-04T85-00-00-04-00/2022-10-21-prykordonnya-chernigivshhyny-i-sumshhyny-armiya-rf-obstrilyala-z-artyleriyi.jpg" xlink:type="simple" xlink:show="embed" xlink:actuate="onLoad" draw:mime-type="image/jpeg"/>
</draw:frame>
说明性照片</text:p>
      <text:p text:style-name="P4">
在6月4日的那天，俄罗斯人再次袭击了边境地区。</text:p>
      <text:p text:style-name="P4">
关于它<text:a xlink:type="simple" xlink:href="https://www.facebook.com/kommander.nord/posts/pfbid02ZDrcbWKF9W7Thw6yW7MLK7rT9m4U4uFUREY7dsiqDgPRgarifaP7sjAM9nobHW3Ml" text:style-name="Internet_20_link" text:visited-style-name="Visited_20_Internet_20_Link">
报告</text:a>
乌克兰武装部队的陆军在Facebook上的购物页面上的运营司令部“北”。</text:p>
      <text:p text:style-name="P4">
该命令报告说，截至下午4:00，收到了有关以下信息的信息：</text:p>
      <text:p text:style-name="P4">
<text:span text:style-name="T5">
从07:00到07:20，在卡尔波维奇定居点的地区，可能有15个教区，迫击炮120毫米。 </text:span>
从11:00到12:05，进行了28个教区，可能是从炮兵到NP地区。 Znob-Novgorod。 <text:span text:style-name="T5">
从14:10到14:20，可能从120毫米的迫击炮到NP区域建造了3个教区 酒吧。 </text:span>
从15:10到15:30，有6个教区，大概是120毫米，到NP区域。 酒吧。</text:p>
      <text:p text:style-name="P4">
没有关于当地群体损失或对平民基础设施损失的信息。</text:p>
      <text:p text:style-name="P4">
News Source: <text:a xlink:type="simple" xlink:href="https://armyinform.com.ua/2023/06/04/vorog-obstrilyav-prykordonnya-chernigivshhyny/" text:style-name="Internet_20_link" text:visited-style-name="Visited_20_Internet_20_Link">
https://armyinform.com.ua/2023/06/04/vorog-obstrilyav-prykordonnya-chernigivshhyny/</text:a>
</text:p>
      <!--NEWS-->
      <text:h text:style-name="P10" text:outline-level="1">
<text:span text:style-name="T4">
白天，占领者在乌克兰造成了7次火箭和25次航空罢工</text:span>
</text:h>
      <text:p text:style-name="P4">
作者: ['АРМІЯINFORM']</text:p>
      <text:p text:style-name="P4">
时间: 2023-06-04T86:00:00-04:00</text:p>
      <text:p text:style-name="P4">
描述: 关于ZS乌克兰人的总部。 “ Triva Chotirist Shostyy Shosta ...与乌克兰2022年的战争，与乌克兰的最新新闻战争，与乌克兰的新闻战争2022年，今天的最后一次战争将在乌克兰和俄罗斯之间发生战争，何时将与乌克兰在乌克兰发生战争2022年，如果不久的将来，与乌克兰的战争是，与乌克兰的战争，今天的乌克兰新闻，乌克兰新闻，乌克兰媒体上的乌克兰新闻，是否会有2022年，是否有与乌克兰的战争</text:p>
      <text:p text:style-name="P4">
图片: ['<text:a xlink:type="simple" xlink:href="https://armyinform.com.ua/wp-content/uploads/2023/02/raketnyj-udar.jpeg" text:style-name="Internet_20_link" text:visited-style-name="Visited_20_Internet_20_Link">
raketnyj-udar.jpeg</text:a>
']</text:p>
      <text:p text:style-name="P4">
标签: ['STOPRUSSIA', 'АГРЕСІЯ РФ', 'ВТОРГНЕННЯ РФ', 'ГШ ЗСУ']</text:p>
      <text:p text:style-name="P4">
类别: News</text:p>
      <!--METADATA-->
      <text:p text:style-name="P4">
<draw:frame draw:style-name="fr1" draw:name="Image262" text:anchor-type="as-char" svg:width="6.9236in" svg:height="3.956343in" draw:z-index="0">
<draw:image xlink:href="../Images/AРМІЯINFORM/2023-06-04T86-00-00-04-00/raketnyj-udar.jpeg" xlink:type="simple" xlink:show="embed" xlink:actuate="onLoad" draw:mime-type="image/jpeg"/>
</draw:frame>
说明性照片<text:span text:style-name="T4">
🔥俄罗斯入侵的情况</text:span>
</text:p>
      <text:p text:style-name="P4">
关于它<text:a xlink:type="simple" xlink:href="https://www.facebook.com/GeneralStaff.ua/posts/pfbid0ZvUzU7yZw43tXmGgL3kow3hkFUiEkR89YdvU7hvPMP2MwnEs21ZFtDdG56cTfEhEl" text:style-name="Internet_20_link" text:visited-style-name="Visited_20_Internet_20_Link">
报告</text:a>
乌克兰武装部队的总参谋部。</text:p>
      <text:p text:style-name="P4">
“有四百六十六十二的俄罗斯联邦对我们国家的武装侵略。</text:p>
      <text:p text:style-name="P4">
今晚，敌人施加了有翼的空中导弹101/X-555和伊朗冲击无人机“ Shahd-136/131”。 根据乌克兰国防军其他组件的相互作用，6翼导弹X-101/X-555和8个冲击无人机中的6个“ Shahd-136/131”中的6个在空中互动中销毁了空气命令的命令和手段。</text:p>
      <text:p text:style-name="P4">
在白天，敌人总共造成了7枚导弹和25次航空罢工，在部队和定居点的位置上对火箭发射器进行了大约20个炮击。 不幸的是，平民法规，私人住宅，教育机构，其他平民行政基础设施中有受害者。</text:p>
      <text:p text:style-name="P4">
乌克兰整个乌克兰的导弹和航空罢工的可能性很高。”</text:p>
      <text:p text:style-name="P4">
News Source: <text:a xlink:type="simple" xlink:href="https://armyinform.com.ua/2023/06/04/protyagom-doby-rosiyany-zavdaly-7-raketnyh-ta-25-aviaczijnyh-udariv-po-ukrayini/" text:style-name="Internet_20_link" text:visited-style-name="Visited_20_Internet_20_Link">
https://armyinform.com.ua/2023/06/04/protyagom-doby-rosiyany-zavdaly-7-raketnyh-ta-25-aviaczijnyh-udariv-po-ukrayini/</text:a>
</text:p>
      <!--NEWS-->
      <text:h text:style-name="P10" text:outline-level="1">
<text:span text:style-name="T4">
乌克兰的国防军在一天中击退了23次俄罗斯人的袭击</text:span>
</text:h>
      <text:p text:style-name="P4">
作者: ['АРМІЯINFORM']</text:p>
      <text:p text:style-name="P4">
时间: 2023-06-04T87:00:00-04:00</text:p>
      <text:p text:style-name="P4">
描述: 关于ZS乌克兰人的总部。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3/06/352015811_689141789643952_2755300292749807936_n.jpg" text:style-name="Internet_20_link" text:visited-style-name="Visited_20_Internet_20_Link">
352015811_689141789643952_2755300292749807936_n.jpg</text:a>
']</text:p>
      <text:p text:style-name="P4">
标签: ['STOPRUSSIA', 'АГРЕСІЯ РФ', 'ВТОРГНЕННЯ РФ', 'ГШ ЗСУ']</text:p>
      <text:p text:style-name="P4">
类别: News</text:p>
      <!--METADATA-->
      <text:p text:style-name="P4">
<draw:frame draw:style-name="fr1" draw:name="Image263" text:anchor-type="as-char" svg:width="6.9236in" svg:height="4.615733in" draw:z-index="0">
<draw:image xlink:href="../Images/AРМІЯINFORM/2023-06-04T87-00-00-04-00/352015811_689141789643952_2755300292749807936_n.jpg" xlink:type="simple" xlink:show="embed" xlink:actuate="onLoad" draw:mime-type="image/jpeg"/>
</draw:frame>
<text:span text:style-name="T4">
🔥俄罗斯入侵的情况</text:span>
</text:p>
      <text:p text:style-name="P4">
关于它<text:a xlink:type="simple" xlink:href="https://www.facebook.com/GeneralStaff.ua/posts/pfbid0ZvUzU7yZw43tXmGgL3kow3hkFUiEkR89YdvU7hvPMP2MwnEs21ZFtDdG56cTfEhEl" text:style-name="Internet_20_link" text:visited-style-name="Visited_20_Internet_20_Link">
报告</text:a>
乌克兰武装部队的总参谋部。</text:p>
      <text:p text:style-name="P4">
“敌人继续将主要努力集中在卢汉斯克和顿涅茨克地区的全部占领上。 白天，占领者发动了23次袭击，但全部被国防军反映了。</text:p>
      <text:p text:style-name="P4">
<text:span text:style-name="T4">
在Volyn和Polissya方向</text:span>
操作情况没有发生重大变化的情况，未检测到进攻群体的形成迹象。</text:p>
      <text:p text:style-name="P4">
<text:span text:style-name="T4">
在西弗斯基(Siversky)和斯洛博兹(Slobozhansky)的指示</text:span>
敌人继续在与乌克兰边境地区保留军事存在。 这个时代，敌人是一种未能成功地穿过乌克兰DC在哈尔基夫地区Zelena居住地的地区穿透DRG的尝试，该地区在伊瓦什卡(Ivashka)地区也进行了导弹罢工。 对Chernihiv地区Karpovichi定居点进行了迫击炮和炮击； Znob-Novgorod，Shevchenko，Bruski，Oleksandrivka，Sadka，Basivka，Grabovsk Sumy地区，以及Ivashki，Uda，Uda，Red Zorya，Gptivka，Gptivka，Gptivka，Krasne，Krasne，Krasne，Green，Green，Old Tarits。</text:p>
      <text:p text:style-name="P4">
<text:span text:style-name="T4">
在库皮斯克方向上</text:span>
在白天，敌人在Novoselovsky Luhansk地区进行了不成功的行动。 Well，Krasne First，Figolivka，Novomlinsk，Dovgnyke，Kutkovka，两年，两年，Western，Kislivka，Kisllyarivka，Kotlyarivka，Tabaivka，Tabaivka，Berestovka，Berestovo，Kharkiv region，Kharkarkiv Region，Kharkarkiv Zone和Novoselivska luhansk ruehansk ryake敌人的炮兵炮击遭受了敌人的炮兵。</text:p>
      <text:p text:style-name="P4">
<text:span text:style-name="T4">
在利马方向上</text:span>
在白天，敌人在卢汉斯克地区的Bigorivka地区领导了未能成功的进攻。 炮弹正在进行定居点，与Makeevka，Nevskoye，Bigorivka，Luhansk地区和Verkhnyamyanskoye，Torke，Torke，Donetsk地区有争议的Rozdolivka的冲突。<text:span text:style-name="T4">
在Avdeevsky方向</text:span>
未采取进攻行动的对手。</text:p>
      <text:p text:style-name="P4">
他在Avdiivka地区进行了航空罢工。</text:p>
      <text:p text:style-name="P4">
他对定居点的炮弹进行了炮击，唐内茨克地区的卡洛夫卡，卡洛夫卡。</text:p>
      <text:p text:style-name="P4">
在这一天的马林斯基(Mariinsky)方向上，敌人在马林卡(Marinka)的城市采取了进攻行动，但是，我们的后卫击退了所有16次敌人袭击。 同时，敌人在Marinka的定居点造成了航空罢工。炮弹炮击急性，Marinka和Zlodononetsk地区。</text:p>
      <text:p text:style-name="P4">
<text:span text:style-name="T4">
在矿物方向</text:span>
敌人向定居点开火，以战斗碰撞线进行机械化，包括：煤炭，顿涅茨克地区的tanovoukrainka。</text:p>
      <text:p text:style-name="P4">
<text:span text:style-name="T4">
在Zaporizhzhya和Kherson </text:span>
 <text:span text:style-name="T4">
方向</text:span>
敌人继续进行varioron行动。 他在开朗的赫尔森地区Berislav地区袭击了航空。 对定居点进行了炮弹，Zelenopole，Novopil，Donetsk地区的Temirivka； Olgivske，Malynivka，Gulyaypole，Railway，Mala Tokmachka，Novoandriivka，Steppe和Kamiansk Zaporizhzhya地区； 哥萨克，Tyaginka，Ivanivka，Dniprovske，Kherson地区的Kizomis，Kherson市，”该消息写道。</text:p>
      <text:p text:style-name="P4">
News Source: <text:a xlink:type="simple" xlink:href="https://armyinform.com.ua/2023/06/04/syly-oborony-za-dobu-vidbyly-23-ataky-rosiyan/" text:style-name="Internet_20_link" text:visited-style-name="Visited_20_Internet_20_Link">
https://armyinform.com.ua/2023/06/04/syly-oborony-za-dobu-vidbyly-23-ataky-rosiyan/</text:a>
</text:p>
      <!--NEWS-->
      <text:h text:style-name="P10" text:outline-level="1">
<text:span text:style-name="T4">
战争结束后，乌克兰必须立即加入北约</text:span>
</text:h>
      <text:p text:style-name="P4">
作者: ['АРМІЯINFORM']</text:p>
      <text:p text:style-name="P4">
时间: 2023-06-04T88:00:00-04:00</text:p>
      <text:p text:style-name="P4">
描述: 关于TSE Intervi Vidanni Politico，《捍卫乌克兰人》的代祷...与乌克兰2022年的战争，与乌克兰的最新新闻，今天与乌克兰的新闻，乌克兰2022年最后一次与乌克兰的新闻战争，乌克兰和俄罗斯和俄罗斯之间以及俄罗斯和俄罗斯之间的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photo_5470013908476612301_y-e1685896693938.jpg" text:style-name="Internet_20_link" text:visited-style-name="Visited_20_Internet_20_Link">
photo_5470013908476612301_y-e1685896693938.jpg</text:a>
']</text:p>
      <text:p text:style-name="P4">
标签: ['ВОЛОДИМИР ГАВРИЛОВ', 'ВСТУП УКРАЇНИ ДО НАТО', 'ІНТЕРВ’Ю', 'КИТАЙ', 'НАТО', 'США', 'УКРАЇНА']</text:p>
      <text:p text:style-name="P4">
类别: News</text:p>
      <!--METADATA-->
      <text:p text:style-name="P4">
<draw:frame draw:style-name="fr1" draw:name="Image264" text:anchor-type="as-char" svg:width="6.9236in" svg:height="4.42902in" draw:z-index="0">
<draw:image xlink:href="../Images/AРМІЯINFORM/2023-06-04T88-00-00-04-00/photo_5470013908476612301_y-e1685896693938.jpg" xlink:type="simple" xlink:show="embed" xlink:actuate="onLoad" draw:mime-type="image/jpeg"/>
</draw:frame>
在<text:a xlink:type="simple" xlink:href="https://www.politico.eu/article/ukraine-nato-very-soon-after-war-ends/" text:style-name="Internet_20_link" text:visited-style-name="Visited_20_Internet_20_Link">
访谈</text:a>
乌克兰加夫里洛夫国防部副部长通知了Politico的出版。 他还敦促北京避免向莫斯科提供双重用品。</text:p>
      <text:p text:style-name="P4">
据报纸报道，乌克兰国防部副部长沃迪米尔·加夫里洛夫(Volodymyr Gavrilov)报道说，乌克兰试图在最短的时间以军事胜利的时间为北约成为北约的成员。 因此，他再次向基伊夫(Kyiv)表示，为乌克兰提供了一张明确的联盟公路卡。</text:p>
      <text:p text:style-name="P4">
据报道，在一次采访中，在新加坡伏迪米尔·加夫里洛夫(Singaporevodimir Gavrilov)上海对话的旁观中，北京也敦促避免将军事展览发送到莫斯科，并说“很明显”“清楚”中国与俄罗斯之间的贸易贸易将继续进行。</text:p>
      <text:p text:style-name="P4">
根据该出版物，乌克兰在北约的未来作用已成为一个热门话题，直到举行立陶宛联盟领导人的七月峰会。 目前，乌克兰，波兰和波罗的海国家呼吁美国和德国为基辅批准北约成员提供明确的计划。</text:p>
      <text:p text:style-name="P4">
Politico还提醒人们，乌克兰乌克兰沃迪米尔·泽伦斯基(Volodymyr Zelensky)总裁宣称，如果乌克兰没有“认识”或“认识”有关其地区联盟后的地位，他“没有意义”去北约峰会。 。</text:p>
      <text:p text:style-name="P4">
弗拉基米尔·加夫里洛夫(Vladimir Gavrilov)说：“我们想听听计划或公路卡，或双方(北约和乌克兰应采取的行动)清单，以实现联盟的会员资格，这是很短的时间。”</text:p>
      <text:p text:style-name="P4">
他承认，直到战争继续继续说：“与此同时，我们必须理解，在胜利之后，进入街区的过程应该非常非常短。”</text:p>
      <text:p text:style-name="P4">
据他说，北约应向乌克兰提供一系列步骤，需要“清楚地证实乌克兰是合法候选人”，成为该联盟的成员资格。</text:p>
      <text:p text:style-name="P4">
同时，根据Politico的说法，根据Volodymyr Gavrilov的说法，它将与北约举行有关联盟过渡期的“安全系统”的会谈：</text:p>
      <text:p text:style-name="P4">
“这样的保证应包括：</text:p>
      <ul>
        <li>
          <text:p text:style-name="P4">
北约国家在战争中赢得胜利的义务；</text:p>
        </li>
        <li>
          <text:p text:style-name="P4">
支持乌克兰经济；</text:p>
        </li>
      </ul>
      <text:p text:style-name="P4">
“支持延续制裁和对俄罗斯的其他形式的压力。”“是的，他们继续出售普通的商业用品来支持俄罗斯经济。 这是可以理解的，但我们希望他们不会以伊朗出售给俄罗斯的武器。 这很重要，”他说。</text:p>
      <text:p text:style-name="P4">
“中国还遵守对俄罗斯和印度的某些国际制裁。 因此，当涉及双重用途的设备时，我认为中国和印度……他们对违反这种制裁不感兴趣，因为它们依赖于欧洲和美国的技术。</text:p>
      <text:p text:style-name="P4">
尽管北京在俄罗斯总统弗拉基米尔·普京(Vladimir Putin)开始全面入侵乌克兰之前，中国一再否认向俄罗斯武器的报道。</text:p>
      <text:p text:style-name="P4">
News Source: <text:a xlink:type="simple" xlink:href="https://armyinform.com.ua/2023/06/04/ukrayina-maye-vstupyty-do-nato-odrazu-zh-pislya-zakinchennya-vijny/" text:style-name="Internet_20_link" text:visited-style-name="Visited_20_Internet_20_Link">
https://armyinform.com.ua/2023/06/04/ukrayina-maye-vstupyty-do-nato-odrazu-zh-pislya-zakinchennya-vijny/</text:a>
</text:p>
      <!--NEWS-->
      <text:h text:style-name="P10" text:outline-level="1">
<text:span text:style-name="T4">
国防军每天的航空在俄罗斯人集中的领域击中了10次跳动</text:span>
</text:h>
      <text:p text:style-name="P4">
作者: ['АРМІЯINFORM']</text:p>
      <text:p text:style-name="P4">
时间: 2023-06-04T89: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ГШ ЗСУ']</text:p>
      <text:p text:style-name="P4">
类别: News</text:p>
      <!--METADATA-->
      <text:p text:style-name="P4">
<draw:frame draw:style-name="fr1" draw:name="Image265" text:anchor-type="as-char" svg:width="6.9236in" svg:height="3.894525in" draw:z-index="0">
<draw:image xlink:href="../Images/AРМІЯINFORM/2023-06-04T89-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ZvUzU7yZw43tXmGgL3kow3hkFUiEkR89YdvU7hvPMP2MwnEs21ZFtDdG56cTfEhEl" text:style-name="Internet_20_link" text:visited-style-name="Visited_20_Internet_20_Link">
报告</text:a>
乌克兰武装部队的总参谋部。</text:p>
      <text:p text:style-name="P4">
“国防军航空在俄罗斯人的个人组成集中地区进行了10次节拍。</text:p>
      <text:p text:style-name="P4">
我们的后卫摧毁了1个敌人侦察无人机。</text:p>
      <text:p text:style-name="P4">
消息击中了导弹和炮兵部队的两个武器和军事设备，弹药，2个防空导弹系统和2个敌方广播电台的袭击。”</text:p>
      <text:p text:style-name="P4">
News Source: <text:a xlink:type="simple" xlink:href="https://armyinform.com.ua/2023/06/04/aviacziya-syl-oborony-za-dobu-zavdala-10-udariv-po-rajonah-zoseredzhennya-rosiyan/" text:style-name="Internet_20_link" text:visited-style-name="Visited_20_Internet_20_Link">
https://armyinform.com.ua/2023/06/04/aviacziya-syl-oborony-za-dobu-zavdala-10-udariv-po-rajonah-zoseredzhennya-rosiyan/</text:a>
</text:p>
      <!--NEWS-->
      <text:h text:style-name="P10" text:outline-level="1">
<text:span text:style-name="T4">
穆斯科的人口失去对俄罗斯联邦军事政治领导的信心</text:span>
</text:h>
      <text:p text:style-name="P4">
作者: ['АРМІЯINFORM']</text:p>
      <text:p text:style-name="P4">
时间: 2023-06-04T90:00:00-04:00</text:p>
      <text:p text:style-name="P4">
描述: https://youtu.be/xy0ilzheoq?t=114由Minsky Castlence的Rosveski管理的Golovna ...与乌克兰2022年的战争，与乌克兰的战争是今天的最新消息，这是与乌克兰2022的新闻，乌克兰与俄罗斯，俄罗斯和俄罗斯之间的战争是否会在2022年与乌克兰进行战争时，是否会在不久的将来与乌克兰与乌克兰进行战争，与乌克兰的战争，今天的乌克兰新闻，乌克兰的新闻，乌克兰新闻。俄罗斯的乌克兰媒体</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ГОЛОВНЕ УПРАВЛІННЯ РОЗВІДКИ МО УКРАЇНИ', 'ГУР ПЕРЕХОПЛЕННЯ']</text:p>
      <text:p text:style-name="P4">
类别: News</text:p>
      <!--METADATA-->
      <text:p text:style-name="P4">
<draw:frame draw:style-name="fr1" draw:name="Image266" text:anchor-type="as-char" svg:width="6.9236in" svg:height="3.894525in" draw:z-index="0">
<draw:image xlink:href="../Images/AРМІЯINFORM/2023-06-04T90-00-00-04-00/337531944_232614265847457_8544501692430122370_n.jpg" xlink:type="simple" xlink:show="embed" xlink:actuate="onLoad" draw:mime-type="image/jpeg"/>
</draw:frame>
乌克兰国防部情报局主要局<text:a xlink:type="simple" xlink:href="https://armyinform.com.ua/wp-admin/post.php" text:style-name="Internet_20_link" text:visited-style-name="Visited_20_Internet_20_Link">
通知</text:a>
在俄罗斯人口中，雇用的凶手大军 - 被称为瓦格纳的瓦格纳 - 越来越受欢迎。</text:p>
      <text:p text:style-name="P4">
“莫斯科地区Belgorod和其他边境地区的事件证明，俄罗斯联邦国防部的全部无法有效地反对武装俄罗斯叛乱组织。</text:p>
      <text:p text:style-name="P4">
国防部说：“不喜欢权力，恐惧和寻找新的支持点，当他们准备依靠袋装军事罪犯时，就会推动俄罗斯人口的退化道路。”</text:p>
      <text:p text:style-name="P4">
乌克兰的军事情报指出，俄罗斯的内部局势每次都会加剧。</text:p>
      <text:p text:style-name="P4">
News Source: <text:a xlink:type="simple" xlink:href="https://armyinform.com.ua/2023/06/04/naselennya-moskoviyi-vtrachaye-doviru-do-vijskovo-politychnogo-kerivnycztva-rf-gur/" text:style-name="Internet_20_link" text:visited-style-name="Visited_20_Internet_20_Link">
https://armyinform.com.ua/2023/06/04/naselennya-moskoviyi-vtrachaye-doviru-do-vijskovo-politychnogo-kerivnycztva-rf-gur/</text:a>
</text:p>
      <!--NEWS-->
      <text:h text:style-name="P10" text:outline-level="1">
<text:span text:style-name="T4">
乌克兰将与北约协商安全担保，以在过渡期与联盟成员资格 - 弗拉基米尔·加夫里洛夫（Vladimir Gavrilov）进行谈判</text:span>
</text:h>
      <text:p text:style-name="P4">
作者: ['АРМІЯINFORM']</text:p>
      <text:p text:style-name="P4">
时间: 2023-06-04T91:00:00-04:00</text:p>
      <text:p text:style-name="P4">
描述: 关于TSE Intervi Vidanni Politico，《捍卫乌克兰人》的代祷...与乌克兰2022年的战争，与乌克兰的最新新闻，今天与乌克兰的新闻，乌克兰2022年最后一次与乌克兰的新闻战争，乌克兰和俄罗斯和俄罗斯之间以及俄罗斯和俄罗斯之间的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nato-1.jpg" text:style-name="Internet_20_link" text:visited-style-name="Visited_20_Internet_20_Link">
nato-1.jpg</text:a>
', '<text:a xlink:type="simple" xlink:href="https://armyinform.com.ua/wp-content/uploads/2023/06/photo_5470013908476612301_y-e1685896693938.jpg" text:style-name="Internet_20_link" text:visited-style-name="Visited_20_Internet_20_Link">
photo_5470013908476612301_y-e1685896693938.jpg</text:a>
']</text:p>
      <text:p text:style-name="P4">
标签: ['ВОЛОДИМИР ГАВРИЛОВ', 'НАТО']</text:p>
      <text:p text:style-name="P4">
类别: News</text:p>
      <!--METADATA-->
      <text:p text:style-name="P4">
<draw:frame draw:style-name="fr1" draw:name="Image267" text:anchor-type="as-char" svg:width="6.9236in" svg:height="4.609778in" draw:z-index="0">
<draw:image xlink:href="../Images/AРМІЯINFORM/2023-06-04T91-00-00-04-00/nato-1.jpg" xlink:type="simple" xlink:show="embed" xlink:actuate="onLoad" draw:mime-type="image/jpeg"/>
</draw:frame>
在<text:a xlink:type="simple" xlink:href="https://www.politico.eu/article/ukraine-nato-very-soon-after-war-ends/" text:style-name="Internet_20_link" text:visited-style-name="Visited_20_Internet_20_Link">
访谈</text:a>
乌克兰加夫里洛夫国防部副部长通知了Politico的出版。 他还敦促北京避免向莫斯科提供双重用品。</text:p>
      <text:p text:style-name="P4">
据报纸报道，乌克兰国防部副部长沃迪米尔·加夫里洛夫(Volodymyr Gavrilov)报道说，乌克兰试图在最短的时间以军事胜利的时间为北约成为北约的成员。</text:p>
      <text:p text:style-name="P4">
<draw:frame draw:style-name="fr1" draw:name="Image268" text:anchor-type="as-char" svg:width="6.9236in" svg:height="4.42902in" draw:z-index="0">
<draw:image xlink:href="../Images/AРМІЯINFORM/2023-06-04T91-00-00-04-00/photo_5470013908476612301_y-e1685896693938.jpg" xlink:type="simple" xlink:show="embed" xlink:actuate="onLoad" draw:mime-type="image/jpeg"/>
</draw:frame>
乌克兰在北约的未来角色在将联盟的领导人留在立陶宛之前已成为一个热门话题。</text:p>
      <text:p text:style-name="P4">
弗拉基米尔·加夫里洛夫(Vladimir Gavrilov)说：“我们想听听计划或公路卡，或双方(北约和乌克兰应采取的行动)清单，以实现联盟的会员资格，这是很短的时间。”</text:p>
      <text:p text:style-name="P4">
他承认，直到战争继续继续说：“与此同时，我们必须理解，在胜利之后，进入街区的过程应该非常非常短。”</text:p>
      <text:p text:style-name="P4">
据他说，北约应向乌克兰提供一系列步骤，需要“清楚地证实乌克兰是合法候选人”，成为该联盟的成员资格。</text:p>
      <text:p text:style-name="P4">
据Politico所指出的那样，根据Volodymyr Gavrilov的说法，乌克兰将在联盟的过渡期间进行北约的“北约安全系统”。</text:p>
      <text:p text:style-name="P4">
“这种保证应包括：北约国家在战争中帮助乌克兰的义务； 支持乌克兰经济； 乌克兰国防部长强调，支持延续银行业务和其他形式的压力。”</text:p>
      <text:p text:style-name="P4">
News Source: <text:a xlink:type="simple" xlink:href="https://armyinform.com.ua/2023/06/04/ukrayina-vestyme-peregovory-z-nato-shhodo-garantij-bezpeky-na-perehidnyj-period-do-chlenstva-v-alyansi-volodymyr-gavrylov/" text:style-name="Internet_20_link" text:visited-style-name="Visited_20_Internet_20_Link">
https://armyinform.com.ua/2023/06/04/ukrayina-vestyme-peregovory-z-nato-shhodo-garantij-bezpeky-na-perehidnyj-period-do-chlenstva-v-alyansi-volodymyr-gavrylov/</text:a>
</text:p>
      <!--NEWS-->
      <text:h text:style-name="P10" text:outline-level="1">
<text:span text:style-name="T4">
曾经有一段时间，包括乌克兰在内的陆地上的孩子将受到邪恶的保护，例如俄罗斯 - 沃迪米尔·泽伦斯基（Volodymyr Zelenskyy）</text:span>
</text:h>
      <text:p text:style-name="P4">
作者: ['АРМІЯINFORM']</text:p>
      <text:p text:style-name="P4">
时间: 2023-06-04T92:00:00-04:00</text:p>
      <text:p text:style-name="P4">
描述: https://youtu.be/h5w0oiz0_ug Road乌克兰人！ 它是最终的...与乌克兰2022年的战争，与乌克兰的战争是今天的最新消息，与乌克兰2022年战争的消息是今天的最后一场新闻，乌克兰和俄罗斯之间的战争是否会发生战争？他们在2022年与乌克兰的战争将与否，他们会与乌克兰发生战争，在不久的将来，他们说，今天与乌克兰的战争，今天的乌克兰新闻，乌克兰新闻，乌克兰媒体在俄罗斯的乌克兰新闻</text:p>
      <text:p text:style-name="P4">
图片: []</text:p>
      <text:p text:style-name="P4">
标签: ['ВІДЕОЗВЕРНЕННЯ ПРЕЗИДЕНТА УКРАЇНИ', 'ВОЛОДИМИР ЗЕЛЕНСЬКИЙ', 'ПРЕЗИДЕНТ УКРАЇНИ']</text:p>
      <text:p text:style-name="P4">
类别: News</text:p>
      <!--METADATA-->
      <text:p text:style-name="P4">
<text:span text:style-name="T4">
 <text:span text:style-name="T5">
亲爱的乌克兰人和乌克兰人!</text:span>
 </text:span>
</text:p>
      <text:p text:style-name="P4">
Dniep​​er地区Pidhorodne市的救援行动已经结束，Derosian火箭摧毁了房屋。</text:p>
      <text:p text:style-name="P4">
25人受伤，其中5人受伤。 大卫，他今年6岁 - 大量住院。 丹尼斯(Denis)今年11岁，也是一个严重的病情，住院。 15岁的亚历山大(Alexander)也是一个严重的状况。 17岁的丽莎(Lisa)是一种门诊治疗。 她10岁的基拉(Kira)是一种矿山爆炸性创伤，治疗是一种成员。 看到这样的报告很痛苦。</text:p>
      <text:p text:style-name="P4">
丽莎(Lisa)，2岁，被这只俄罗斯火箭杀死。 可能是Iskander。 我对家人和亲人的慰问...</text:p>
      <text:p text:style-name="P4">
俄罗斯恐怖夺走了我们数百个孩子的生命，仅在2月24日，在一场全面的战争中才以485名儿童去世而闻名。 首席执行官，我们可以正式确认知道每个孩子的数据。</text:p>
      <text:p text:style-name="P4">
不幸的是，实际数字更大。 每当我们解放出发芽入侵者的土地时，我们都会学习有关职业的可怕真理。 在这场战争的莫吉尔(Mogilets)中，有多少人，有多少个孩子在被占领领土的埋葬中，这种侵略。 以及俄罗斯乌克兰城市和村庄的废墟下仍有多少人。</text:p>
      <text:p text:style-name="P4">
不幸的是，我们没有关于数十万被驱逐到俄罗斯的儿童的完整信息。 截至今天，由于各种努力，有371名被驱逐出境的儿童设法来到了乌克兰。 尽管我们意识到至少有19 505名被驱逐出境的乌克兰儿童，而这只是我们仍在敌人中的所有小乌克兰人和乌克兰妇女的一部分。 我们必须返回。</text:p>
      <text:p text:style-name="P4">
今天，在我国，有一天对俄罗斯侵略的儿童死亡的日子。 从14岁起。 如果莫斯科克里姆林宫里的库培派人在据称必须统治民族的命运的领导人中，那些还活着的孩子。</text:p>
      <text:p text:style-name="P4">
这些土匪中的每一个都将被定罪。 我毫不怀疑。 所有必要的法律机构都可以治愈。</text:p>
      <text:p text:style-name="P4">
今天，在这个记忆日，我要感谢世界上为正义而受到支持的每个人。 为了惩罚任何带来恐怖之地的人，每个杀害和驱逐孩子和成人的人。</text:p>
      <text:p text:style-name="P4">
我感谢世界上所有帮助国际刑事法院工作的人，他的团队调查了乌克兰土地上的俄罗斯犯罪。 有人帮助我们组织一个有关俄罗斯侵略犯罪的特别法庭，相反，乌克兰的原始罪行诞生了这场战争的所有其他恐怖。这就是为什么如此重要的是，正义的力量，责任的力量有力地提及被邪恶的俄罗斯带走的每一生。</text:p>
      <text:p text:style-name="P4">
这项责任的一部分是当今司机的强制性部分。 对世界的制裁迫使俄罗斯为自己的工作付出代价。</text:p>
      <text:p text:style-name="P4">
他今天举行了一次有关制裁的特别会议。 GUR，外部情报服务，政府，办公室。 他们非常详细地分析了俄罗斯如何绕过制裁并为她提供帮助。 不同的国家，没有俄罗斯的不同公司无法否认包括火箭在内的恐怖。 不幸的是，恐怖国家设法通过供应商网络使用世界技术，可以进入国际制裁制度。</text:p>
      <text:p text:style-name="P4">
我们看到绕过现有制裁的每个方向，每个国家的领土或管辖权的公民被俄罗斯用来继续恐怖。我们必须与俄罗斯武器没有俄罗斯的导弹联系所有这些指示 - 与伙伴一起 - 没有俄罗斯的导弹自由世界。 必要的是。</text:p>
      <text:p text:style-name="P4">
感谢所有帮助我们战斗侵略的人!</text:p>
      <text:p text:style-name="P4">
荣耀我们所有的士兵!并感谢您今天处于最前沿。</text:p>
      <text:p text:style-name="P4">
<text:span text:style-name="T4">
 <text:span text:style-name="T5">
荣耀与乌克兰!</text:span>
 </text:span>
</text:p>
      <text:p text:style-name="P4">
News Source: <text:a xlink:type="simple" xlink:href="https://armyinform.com.ua/2023/06/04/nastane-chas-koly-dity-na-zemli-zokrema-j-v-ukrayini-budut-zahyshheni-vid-takogo-zla-yak-rosijske-volodymyr-zelenskyj/" text:style-name="Internet_20_link" text:visited-style-name="Visited_20_Internet_20_Link">
https://armyinform.com.ua/2023/06/04/nastane-chas-koly-dity-na-zemli-zokrema-j-v-ukrayini-budut-zahyshheni-vid-takogo-zla-yak-rosijske-volodymyr-zelenskyj/</text:a>
</text:p>
      <!--NEWS-->
      <text:h text:style-name="P10" text:outline-level="1">
<text:span text:style-name="T4">
我们看到中国坚持承诺不要以伊朗出售俄罗斯 - 弗拉基米尔·加夫里洛夫（Vladimir Gavrilov）</text:span>
</text:h>
      <text:p text:style-name="P4">
作者: ['АРМІЯINFORM']</text:p>
      <text:p text:style-name="P4">
时间: 2023-06-04T93:00:00-04:00</text:p>
      <text:p text:style-name="P4">
描述: 关于TSE Intervi Vidanni Politico，《捍卫乌克兰人》的代祷...与乌克兰2022年的战争，与乌克兰的最新新闻，今天与乌克兰的新闻，乌克兰2022年最后一次与乌克兰的新闻战争，乌克兰和俄罗斯和俄罗斯之间以及俄罗斯和俄罗斯之间的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photo_5470013908476612301_y-e1685896693938.jpg" text:style-name="Internet_20_link" text:visited-style-name="Visited_20_Internet_20_Link">
photo_5470013908476612301_y-e1685896693938.jpg</text:a>
']</text:p>
      <text:p text:style-name="P4">
标签: ['STOPRUSSIA', 'АГРЕСІЯ РФ', 'ВОЛОДИМИР ГАВРИЛОВ', 'ВТОРГНЕННЯ РФ', 'КИТАЙ', 'НАТО']</text:p>
      <text:p text:style-name="P4">
类别: News</text:p>
      <!--METADATA-->
      <text:p text:style-name="P4">
<draw:frame draw:style-name="fr1" draw:name="Image269" text:anchor-type="as-char" svg:width="6.9236in" svg:height="4.42902in" draw:z-index="0">
<draw:image xlink:href="../Images/AРМІЯINFORM/2023-06-04T93-00-00-04-00/photo_5470013908476612301_y-e1685896693938.jpg" xlink:type="simple" xlink:show="embed" xlink:actuate="onLoad" draw:mime-type="image/jpeg"/>
</draw:frame>
在<text:a xlink:type="simple" xlink:href="https://www.politico.eu/article/ukraine-nato-very-soon-after-war-ends/" text:style-name="Internet_20_link" text:visited-style-name="Visited_20_Internet_20_Link">
访谈</text:a>
乌克兰加夫里洛夫国防部副部长通知了Politico的出版。</text:p>
      <text:p text:style-name="P4">
该出版物指出，弗拉基米尔·加夫里洛夫(Vladimir Gavrilov)回答了有关出售中国销售俄罗斯无人机的问题，他说，这涉及更多的“商业无人机”。 他还敦促北京避免滥用武器和双重用品到莫斯科，并指出“很明显”中国和罗西亚之间的另一个贸易合作将继续继续。</text:p>
      <text:p text:style-name="P4">
“是的，他们继续出售普通的商业用品来支持俄罗斯经济。 这是可以理解的，但我们希望他们不会以伊朗出售给俄罗斯的武器。 这很重要，”他说。</text:p>
      <text:p text:style-name="P4">
“中国还遵守对俄罗斯和印度的某些国际制裁。 因此，当涉及双重使用设备时，我认为中国和印度……对违反这种制裁不感兴趣，因为它们依赖于欧洲和美国的技术。”</text:p>
      <text:p text:style-name="P4">
该出版物提醒中国一再否认武器向俄罗斯传达的信息，尽管北京承诺在去年俄罗斯总统普京去年在乌克兰造成的“无限”伙伴关系能够在俄罗斯总统普通造成的全部损失之前就可以做到。</text:p>
      <text:p text:style-name="P4">
News Source: <text:a xlink:type="simple" xlink:href="https://armyinform.com.ua/2023/06/04/cpodivayemosya-shho-kytaj-dotrymayetsya-obiczyanok-ne-prodavaty-rosiyi-zbroyu-yak-iranu-volodymyr-gavrylov/" text:style-name="Internet_20_link" text:visited-style-name="Visited_20_Internet_20_Link">
https://armyinform.com.ua/2023/06/04/cpodivayemosya-shho-kytaj-dotrymayetsya-obiczyanok-ne-prodavaty-rosiyi-zbroyu-yak-iranu-volodymyr-gavrylov/</text:a>
</text:p>
      <!--NEWS-->
      <text:h text:style-name="P10" text:outline-level="1">
<text:span text:style-name="T4">
在哈尔基夫地区，种族主义者遭受了巨大的损失，新拱门从角度逃跑了</text:span>
</text:h>
      <text:p text:style-name="P4">
作者: ['АРМІЯINFORM']</text:p>
      <text:p text:style-name="P4">
时间: 2023-06-04T94:00:00-04:00</text:p>
      <text:p text:style-name="P4">
描述: 关于ZS乌克兰人的总部。 “罗西斯克（Rosiskis）的支持者……与乌克兰2022年的战争，与乌克兰的最新新闻，今天与乌克兰2022年的新闻战争，乌克兰和俄罗斯之间的战争，无论是在2022年与乌克兰发动战争，是否会发生战争是否会在2022年发生战争，无论是否会发生，这是否会在不久的将来与乌克兰的战争说，今天与乌克兰的战争，今天的乌克兰新闻，乌克兰的新闻，乌克兰媒体在俄罗斯的乌克兰新闻</text:p>
      <text:p text:style-name="P4">
图片: ['<text:a xlink:type="simple" xlink:href="https://armyinform.com.ua/wp-content/uploads/2023/04/poranenyj-ork-1.jpg" text:style-name="Internet_20_link" text:visited-style-name="Visited_20_Internet_20_Link">
poranenyj-ork-1.jpg</text:a>
']</text:p>
      <text:p text:style-name="P4">
标签: ['STOPRUSSIA', 'АГРЕСІЯ РФ', 'ВТОРГНЕННЯ РФ', 'ГШ ЗСУ']</text:p>
      <text:p text:style-name="P4">
类别: News</text:p>
      <!--METADATA-->
      <text:p text:style-name="P4">
<draw:frame draw:style-name="fr1" draw:name="Image270" text:anchor-type="as-char" svg:width="6.9236in" svg:height="3.742486in" draw:z-index="0">
<draw:image xlink:href="../Images/AРМІЯINFORM/2023-06-04T94-00-00-04-00/poranenyj-ork-1.jpg" xlink:type="simple" xlink:show="embed" xlink:actuate="onLoad" draw:mime-type="image/jpeg"/>
</draw:frame>
<text:span text:style-name="T4">
🔥俄罗斯入侵的情况</text:span>
</text:p>
      <text:p text:style-name="P4">
关于它<text:a xlink:type="simple" xlink:href="https://www.facebook.com/GeneralStaff.ua/posts/pfbid0ZvUzU7yZw43tXmGgL3kow3hkFUiEkR89YdvU7hvPMP2MwnEs21ZFtDdG56cTfEhEl" text:style-name="Internet_20_link" text:visited-style-name="Visited_20_Internet_20_Link">
报告</text:a>
乌克兰武装部队的总参谋部。</text:p>
      <text:p text:style-name="P4">
“俄罗斯入侵者继续在现场实力中遭​​受巨大损失。 特别是，发现俄罗斯占领部队的一个部队之一位于哈尔基夫地区的暂时捕获的领土上，已经从俄罗斯联邦的前被定罪的公民中赶到了大约500人。 大火任务后，乌克兰的国防军在敌人的立场上，约有100人被新来的强化受伤杀死，尤其是严重程度，尤其与生活不兼容。 同样，在此活动之后，大约80人离开了职位。”总参谋部报告说。</text:p>
      <text:p text:style-name="P4">
News Source: <text:a xlink:type="simple" xlink:href="https://armyinform.com.ua/2023/06/04/na-harkivshhyni-rashysty-zaznayut-znachnyh-vtrat-novoprybuli-zeky-tikayut-z-pozyczij/" text:style-name="Internet_20_link" text:visited-style-name="Visited_20_Internet_20_Link">
https://armyinform.com.ua/2023/06/04/na-harkivshhyni-rashysty-zaznayut-znachnyh-vtrat-novoprybuli-zeky-tikayut-z-pozyczij/</text:a>
</text:p>
      <!--NEWS-->
      <text:h text:style-name="P10" text:outline-level="1">
<text:span text:style-name="T4">
乌克兰在欧盟州的军事援助是120亿欧元-Mati Maasikas</text:span>
</text:h>
      <text:p text:style-name="P4">
作者: ['Єгор Брайлян']</text:p>
      <text:p text:style-name="P4">
时间: 2023-06-04T95:00:00-04:00</text:p>
      <text:p text:style-name="P4">
描述: 关于CT，宣布TU代表在乌克兰Mati Maasskas的代表负责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fs8hhgfxsam9glb-scaled.jpeg" text:style-name="Internet_20_link" text:visited-style-name="Visited_20_Internet_20_Link">
fs8hhgfxsam9glb-scaled.jpeg</text:a>
']</text:p>
      <text:p text:style-name="P4">
标签: ['ЄВРОСОЮЗ', 'МАТІ МААСІКАС', 'СВІТ ПІДТРИМУЄ УКРАЇНУ']</text:p>
      <text:p text:style-name="P4">
类别: News</text:p>
      <!--METADATA-->
      <text:p text:style-name="P4">
<draw:frame draw:style-name="fr1" draw:name="Image271" text:anchor-type="as-char" svg:width="6.9236in" svg:height="4.609964in" draw:z-index="0">
<draw:image xlink:href="../Images/AРМІЯINFORM/2023-06-04T95-00-00-04-00/fs8hhgfxsam9glb-scaled.jpeg" xlink:type="simple" xlink:show="embed" xlink:actuate="onLoad" draw:mime-type="image/jpeg"/>
</draw:frame>
这是欧盟代表团主席在乌克兰马修·马西卡斯(Matthew Maasikas)在欧盟的例外情况：几乎困难。 在乌克兰的欧盟代表人的支持下，在入门课程中，在入门课程中，选出的记者参与者的军队wwwwk在介绍性课程中。</text:p>
      <text:p text:style-name="P4">
“核国家在没有挑衅的情况下袭击了邻居。 它直接陷入了整个欧洲的安全状况。 这就是为什么这对我们非常重要的原因。</text:p>
      <text:p text:style-name="P4">
这就是为什么欧盟州和各州为乌克兰提供军事援助的原因。今天捐款约为120亿欧元的欧盟国家的援助摘要，<text:span text:style-name="T4">
  -  </text:span>
  -  **告诉Matha Maasikasikasikasikasikasikasikas-ukrainian记者。</text:p>
      <text:p text:style-name="P4">
欧盟代表的负责人在乌克兰解释了对乌克兰的军事援助的细节。</text:p>
      <text:p text:style-name="P4">
“这种帮助具有传输和培训的特定武器。 它在创纪录的时间内为乌克兰提供了帮助。 到今年年底，将进行30,000名乌克兰军事训练。 有一个计划进一步购买一百万个大炮监狱。</text:p>
      <text:p text:style-name="P4">
所有这些都来自欧盟成员国，以及对提升部门的能力的变化。” <text:span text:style-name="T4">
  -  </text:span>
 Matthew Maasikas总结了。</text:p>
      <text:p text:style-name="P4">
News Source: <text:a xlink:type="simple" xlink:href="https://armyinform.com.ua/2023/06/04/vijskova-dopomoga-ukrayini-vid-derzhav-yes-stanovyt-12-milyardiv-yevro-mati-maasikas/" text:style-name="Internet_20_link" text:visited-style-name="Visited_20_Internet_20_Link">
https://armyinform.com.ua/2023/06/04/vijskova-dopomoga-ukrayini-vid-derzhav-yes-stanovyt-12-milyardiv-yevro-mati-maasikas/</text:a>
</text:p>
      <!--NEWS-->
      <text:h text:style-name="P10" text:outline-level="1">
<text:span text:style-name="T4">
苏米地区为乌克兰捍卫者及其家人提供了哪些经济援助</text:span>
</text:h>
      <text:p text:style-name="P4">
作者: ['Ігор Березинський']</text:p>
      <text:p text:style-name="P4">
时间: 2023-06-04T96:00:00-04:00</text:p>
      <text:p text:style-name="P4">
描述: 在2280万hryvnias的SO征服中，可以看到2023年Rik在一个时间预算中的晒黑。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5ncmojeg50czm07tphknalblebeajfzo-968x500-1-1.jpg" text:style-name="Internet_20_link" text:visited-style-name="Visited_20_Internet_20_Link">
5ncmojeg50czm07tphknalblebeajfzo-968x500-1-1.jpg</text:a>
']</text:p>
      <text:p text:style-name="P4">
标签: ['СОЦЗАХИСТ', 'СОЦІАЛЬНИЙ ЗАХИСТ', 'СОЦІАЛЬНИЙ ЗАХИСТ ВІЙСЬКОВОСЛУЖБОВЦІВ', 'СОЦІАЛЬНИЙ ЗАХИСТ ПІД ЧАС ВІЙНИ', 'СУМСЬКИЙ РЕГІОН', 'СУМЩИНА']</text:p>
      <text:p text:style-name="P4">
类别: News</text:p>
      <!--METADATA-->
      <text:p text:style-name="P4">
<draw:frame draw:style-name="fr1" draw:name="Image272" text:anchor-type="as-char" svg:width="6.9236in" svg:height="3.57624in" draw:z-index="0">
<draw:image xlink:href="../Images/AРМІЯINFORM/2023-06-04T96-00-00-04-00/5ncmojeg50czm07tphknalblebeajfzo-968x500-1-1.jpg" xlink:type="simple" xlink:show="embed" xlink:actuate="onLoad" draw:mime-type="image/jpeg"/>
</draw:frame>
说明性照片</text:p>
      <text:p text:style-name="P4">
总共为该需求分配了2280万个区域预算。</text:p>
      <text:p text:style-name="P4">
因此，相应的决定是由Sumy地区委员会在2022  -  2026年对人口社会保护的框架内做出的，尤其是“英雄家族”部分，旨在对社会支持乌克兰及其家人的捍卫者。</text:p>
      <text:p text:style-name="P4">
上述资金已分配以付款：</text:p>
      <text:p text:style-name="P4">
<text:span text:style-name="T5">
一个时间 - 向受害者提供财政援助(在25,000 hryvnias)还有死者的家人(死亡)乌克兰的捍卫者和捍卫者(每个家庭25,000 hryvnias); </text:span>
乌克兰的卫冕者和捍卫者的家属进行一次财政援助(每个家庭15,000 hryvnias); <text:span text:style-name="T5">
针对乌克兰的捍卫者和捍卫者和死者家属进行磁共振成像检查的经济援助(那些失踪的人)， 死的; </text:span>
年度对死者父母的单一财政援助(那些失踪的人)，乌克兰死去的捍卫者和捍卫者。</text:p>
      <text:p text:style-name="P4">
前几天，在乌克兰的捍卫者和捍卫者及其死者家属的下一次经济援助委员会会议上(那些被烧毁的人)，乌克兰的死去的捍卫者和捍卫者认为，在保护父亲期间受伤，受伤，受伤的军人的49名申请以及乌克兰堕落后卫和捍卫者的55名申请。</text:p>
      <text:p text:style-name="P4">
根据委员会的决定，乌克兰的捍卫者和捍卫者的48名受害者将获得总额130万的资金(死亡)乌克兰的捍卫者和捍卫者关于提供一项时间的财政援助，总金额为5204,000次，用于埋葬的一项时间财政援助，总金额为233.5千UAH，以及26份申请千。</text:p>
      <text:p text:style-name="P4">
News Source: <text:a xlink:type="simple" xlink:href="https://armyinform.com.ua/2023/06/04/yaku-groshovu-dopomogu-peredbachyly-dlya-ukrayinskyh-zahysnykiv-ta-chleniv-yihnih-rodyn-na-sumshhyni/" text:style-name="Internet_20_link" text:visited-style-name="Visited_20_Internet_20_Link">
https://armyinform.com.ua/2023/06/04/yaku-groshovu-dopomogu-peredbachyly-dlya-ukrayinskyh-zahysnykiv-ta-chleniv-yihnih-rodyn-na-sumshhyni/</text:a>
</text:p>
      <!--NEWS-->
      <text:h text:style-name="P10" text:outline-level="1">
<text:span text:style-name="T4">
切尔尼希夫地区加入了所有 - 乌克兰的行动“儿童之声”</text:span>
</text:h>
      <text:p text:style-name="P4">
作者: ['Ігор Березинський']</text:p>
      <text:p text:style-name="P4">
时间: 2023-06-04T97:00:00-04:00</text:p>
      <text:p text:style-name="P4">
描述: 象征性地，在Pam'yati Dist的那天，Yaki，Zbroyno Aggressi的WNASLISIK ...与乌克兰2022年的战争，与乌克兰与乌克兰的最新新闻的战争，与乌克兰2022年的新闻战争是今天的最后一场，是今天的最后一场。乌克兰与俄罗斯之间是否会发生战争，何时，何时，何时，何时，何时，何时，何时，何时，何时，何时，何时，何时，何时，何时，何时，2022年与乌克兰的战争将是与乌克兰的战争在不久的将来，与乌克兰的战争，今天的乌克兰新闻，乌克兰的新闻，乌克兰媒体的俄罗斯人</text:p>
      <text:p text:style-name="P4">
图片: ['<text:a xlink:type="simple" xlink:href="https://armyinform.com.ua/wp-content/uploads/2023/06/whatsapp-image-2023-06-04-at-16.35.49-5.jpeg" text:style-name="Internet_20_link" text:visited-style-name="Visited_20_Internet_20_Link">
whatsapp-image-2023-06-04-at-16.35.49-5.jpeg</text:a>
', '<text:a xlink:type="simple" xlink:href="https://armyinform.com.ua/wp-content/uploads/2023/06/whatsapp-image-2023-06-04-at-16.35.48-150x150.jpeg" text:style-name="Internet_20_link" text:visited-style-name="Visited_20_Internet_20_Link">
whatsapp-image-2023-06-04-at-16.35.48-150x150.jpeg</text:a>
', '<text:a xlink:type="simple" xlink:href="https://armyinform.com.ua/wp-content/uploads/2023/06/whatsapp-image-2023-06-04-at-16.35.49-1-150x150.jpeg" text:style-name="Internet_20_link" text:visited-style-name="Visited_20_Internet_20_Link">
whatsapp-image-2023-06-04-at-16.35.49-1-150x150.jpeg</text:a>
', '<text:a xlink:type="simple" xlink:href="https://armyinform.com.ua/wp-content/uploads/2023/06/whatsapp-image-2023-06-04-at-16.35.49-3-150x150.jpeg" text:style-name="Internet_20_link" text:visited-style-name="Visited_20_Internet_20_Link">
whatsapp-image-2023-06-04-at-16.35.49-3-150x150.jpeg</text:a>
', '<text:a xlink:type="simple" xlink:href="https://armyinform.com.ua/wp-content/uploads/2023/06/whatsapp-image-2023-06-04-at-16.35.49-4-150x150.jpeg" text:style-name="Internet_20_link" text:visited-style-name="Visited_20_Internet_20_Link">
whatsapp-image-2023-06-04-at-16.35.49-4-150x150.jpeg</text:a>
', '<text:a xlink:type="simple" xlink:href="https://armyinform.com.ua/wp-content/uploads/2023/06/whatsapp-image-2023-06-04-at-16.35.49-2-150x150.jpeg" text:style-name="Internet_20_link" text:visited-style-name="Visited_20_Internet_20_Link">
whatsapp-image-2023-06-04-at-16.35.49-2-150x150.jpeg</text:a>
']</text:p>
      <text:p text:style-name="P4">
标签: ['АКЦІЯ ГОЛОСИ ДІТЕЙ', 'ЧЕРНІГІВ']</text:p>
      <text:p text:style-name="P4">
类别: News</text:p>
      <!--METADATA-->
      <text:p text:style-name="P4">
<draw:frame draw:style-name="fr1" draw:name="Image273" text:anchor-type="as-char" svg:width="6.9236in" svg:height="4.615733in" draw:z-index="0">
<draw:image xlink:href="../Images/AРМІЯINFORM/2023-06-04T97-00-00-04-00/whatsapp-image-2023-06-04-at-16.35.49-5.jpeg" xlink:type="simple" xlink:show="embed" xlink:actuate="onLoad" draw:mime-type="image/jpeg"/>
</draw:frame>
象征性的是，在纪念因俄罗斯对乌克兰的武装侵略而死亡的儿童的记忆之日，切尔尼希夫加入了对死者的诉讼。</text:p>
      <ul>
        <li>
几乎每天俄罗斯杀死我们的孩子。 俄罗斯是恐怖分子。 恐怖分子在发抖。 Chernihiv Ova Vyacheslav Chaus的负责人说，对我们孩子的最可靠保护将是我们清晰，未铺砌，有力，决定性的胜利。  - 感谢我们的武装部队，由于其强大的国际支持，我们带来了胜利。</li>
      </ul>
      <text:p text:style-name="P4">
<text:a xlink:type="simple" xlink:href="https://armyinform.com.ua/wp-content/uploads/2023/06/whatsapp-image-2023-06-04-at-16.35.48.jpeg" text:style-name="Internet_20_link" text:visited-style-name="Visited_20_Internet_20_Link">
!(Images/AРМІЯINFORM/2023-06-04T97-00-00-04-00/whatsapp-image-2023-06-04-at-16.35.48-150x150.jpeg)</text:a>
</text:p>
      <text:p text:style-name="P4">
<text:a xlink:type="simple" xlink:href="https://armyinform.com.ua/wp-content/uploads/2023/06/whatsapp-image-2023-06-04-at-16.35.49-1.jpeg" text:style-name="Internet_20_link" text:visited-style-name="Visited_20_Internet_20_Link">
<draw:frame draw:style-name="fr1" draw:name="Image274" text:anchor-type="as-char" svg:width="6.9236in" svg:height="6.9236in" draw:z-index="0">
<draw:image xlink:href="../Images/AРМІЯINFORM/2023-06-04T97-00-00-04-00/whatsapp-image-2023-06-04-at-16.35.49-1-150x150.jpeg" xlink:type="simple" xlink:show="embed" xlink:actuate="onLoad" draw:mime-type="image/jpeg"/>
</draw:frame>
</text:a>
Chernihiv City军事管理部门负责人Dmitry Bryzhinsky参加了该活动，SOS儿童镇慈善基金会Vitaknurenko和无所事事的当地人。</text:p>
      <text:p text:style-name="P4">
同时，这座纪念碑与15岁的Kateryna Avdienko一起加入了纪念碑，他与母亲一起从Chernihiv撤离期间被杀，Bohdan和Yevgeny Samodiy的17岁的蒙面的蒙迪比(Yevgeny Samodiy)在村庄。 Chernihiv地区的Mohnatin射击了一个敌对的BMP。</text:p>
      <text:p text:style-name="P4">
在切尔尼夫(Chernihiv)的星期五教堂附近的一棵树上，有悬挂的铃铛，杀死儿童的声音，并尊重他们对沉默的记忆。</text:p>
      <text:p text:style-name="P4">
<text:a xlink:type="simple" xlink:href="https://armyinform.com.ua/wp-content/uploads/2023/06/whatsapp-image-2023-06-04-at-16.35.49-3.jpeg" text:style-name="Internet_20_link" text:visited-style-name="Visited_20_Internet_20_Link">
!(Images/AРМІЯINFORM/2023-06-04T97-00-00-04-00/whatsapp-image-2023-06-04-at-16.35.49-3-150x150.jpeg)</text:a>
</text:p>
      <text:p text:style-name="P4">
<text:a xlink:type="simple" xlink:href="https://armyinform.com.ua/wp-content/uploads/2023/06/whatsapp-image-2023-06-04-at-16.35.49-4.jpeg" text:style-name="Internet_20_link" text:visited-style-name="Visited_20_Internet_20_Link">
<draw:frame draw:style-name="fr1" draw:name="Image275" text:anchor-type="as-char" svg:width="6.9236in" svg:height="6.9236in" draw:z-index="0">
<draw:image xlink:href="../Images/AРМІЯINFORM/2023-06-04T97-00-00-04-00/whatsapp-image-2023-06-04-at-16.35.49-4-150x150.jpeg" xlink:type="simple" xlink:show="embed" xlink:actuate="onLoad" draw:mime-type="image/jpeg"/>
</draw:frame>
</text:a>
</text:p>
      <text:p text:style-name="P4">
<text:a xlink:type="simple" xlink:href="https://armyinform.com.ua/wp-content/uploads/2023/06/whatsapp-image-2023-06-04-at-16.35.49-2.jpeg" text:style-name="Internet_20_link" text:visited-style-name="Visited_20_Internet_20_Link">
<draw:frame draw:style-name="fr1" draw:name="Image276" text:anchor-type="as-char" svg:width="6.9236in" svg:height="6.9236in" draw:z-index="0">
<draw:image xlink:href="../Images/AРМІЯINFORM/2023-06-04T97-00-00-04-00/whatsapp-image-2023-06-04-at-16.35.49-2-150x150.jpeg" xlink:type="simple" xlink:show="embed" xlink:actuate="onLoad" draw:mime-type="image/jpeg"/>
</draw:frame>
</text:a>
罗马神父罗马神父为俄罗斯侵略的受害者派遣了葬礼。</text:p>
      <text:p text:style-name="P4">
随着大规模入侵Rashist的大规模入侵，乌克兰杀死了近500名儿童，其中22名来自Chernihiv的儿童。</text:p>
      <text:p text:style-name="P4">
News Source: <text:a xlink:type="simple" xlink:href="https://armyinform.com.ua/2023/06/04/chernigivshhyna-doluchylasya-do-vseukrayinskoyi-akcziyi-golosy-ditej/" text:style-name="Internet_20_link" text:visited-style-name="Visited_20_Internet_20_Link">
https://armyinform.com.ua/2023/06/04/chernigivshhyna-doluchylasya-do-vseukrayinskoyi-akcziyi-golosy-ditej/</text:a>
</text:p>
      <!--NEWS-->
      <text:h text:style-name="P10" text:outline-level="1">
<text:span text:style-name="T4">
截至6月4日，对俄罗斯联邦的制裁</text:span>
</text:h>
      <text:p text:style-name="P4">
作者: ['АРМІЯINFORM']</text:p>
      <text:p text:style-name="P4">
时间: 2023-06-04T98: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3/04/antyrosijski-sankcziyi-szr.jpg" text:style-name="Internet_20_link" text:visited-style-name="Visited_20_Internet_20_Link">
antyrosijski-sankcziyi-szr.jpg</text:a>
']</text:p>
      <text:p text:style-name="P4">
标签: ['STOPRUSSIA', 'АГРЕСІЯ РФ', 'ВІЙНА', 'ВТОРГНЕННЯ РФ', 'СЛУЖБА ЗОВНІШНЬОЇ РОЗВІДКИ УКРАЇНИ']</text:p>
      <text:p text:style-name="P4">
类别: News</text:p>
      <!--METADATA-->
      <text:p text:style-name="P4">
<draw:frame draw:style-name="fr1" draw:name="Image277" text:anchor-type="as-char" svg:width="6.9236in" svg:height="4.615733in" draw:z-index="0">
<draw:image xlink:href="../Images/AРМІЯINFORM/2023-06-04T98-00-00-04-00/antyrosijski-sankcziyi-szr.jpg" xlink:type="simple" xlink:show="embed" xlink:actuate="onLoad" draw:mime-type="image/jpeg"/>
</draw:frame>
反俄罗斯制裁。 说明性图像</text:p>
      <text:p text:style-name="P4">
乌克兰的外国情报服务<text:a xlink:type="simple" xlink:href="https://szru.gov.ua/news-media/publications/040623-ukraina-i-svit--proty-rosiiskoi-ahresii-sanktsii-v-dii" text:style-name="Internet_20_link" text:visited-style-name="Visited_20_Internet_20_Link">
通知</text:a>
关于第4名对俄罗斯联邦的制裁。</text:p>
      <text:p text:style-name="P4">
美国国务卿安东尼·布林肯(Anthony Blinken)倡导乌克兰的公平和长时间的和平，为此，基辅不会被迫让位于俄罗斯的领土上。</text:p>
      <text:p text:style-name="P4">
美国国家安全委员会协调员约翰·柯比(Johnkirby)认为，美国与盟国一起为乌克兰提供了反对意见的军事援助。</text:p>
      <text:p text:style-name="P4">
据白宫女发言人卡林·吉尔(Karin Jean-Pierre)称，美国支持乌克兰运动，但目前正在专注于基辅的军事援助。</text:p>
      <text:p text:style-name="P4">
“今天，对于欧洲来说，主要是一个致命的威胁 - 胜利是我们珍惜的所有价值观的对立面，俄罗斯想要不理解，并返回帝国征服时代，不希望新技术，只有旧的谎言，”  - 波兰总理Mateusmoravetsky说。</text:p>
      <text:p text:style-name="P4">
“自1997年以来，纳特罗 - 俄罗斯人的组成法案必须被废除，”  - 北约北约成员国北约成员国帕卡罗夫 - 阿玛达马人会议的捷克国家议会下议院说。 “如果有历史上有一个当地人，因为它已经改变了欧洲安全的地缘政治现实，那就是乌克兰人。 他们的[乌克兰人]对UNSH安全本身的贡献本身就是一个足够的理由，将其提交北约会员资格。 如果我们允许乌克兰保持联盟，我们将建立一个灰色区域，俄罗斯很快攻击的空间。</text:p>
      <text:p text:style-name="P4">
捷克共和国将在俄罗斯要求支付土地租金，这些土地由俄罗斯的一些外交机构和设施在布拉格的布拉格(Brno)的布尔诺(Asharlov)的布拉格(Prague)展示。 总的来说，有59个土地土地被俄罗斯大使馆未使用，尤其是出于外交目的，尤其是在布拉格6地区的Schweigerova街上的复杂房屋(2022年5月的领事位置失落).</text:p>
      <text:p text:style-name="P4">
Міністр закордонних справ Німеччини Анналена Бербок вважає законним арештпутіна за ордером Міжнародного кримінального суду в Гаазі.</text:p>
      <text:p text:style-name="P4">
拉脱维亚政府计划延长进入俄罗斯公民国家的截止日期。</text:p>
      <text:p text:style-name="P4">
吉尔吉斯斯坦总统说，吉尔吉斯斯坦已准备好与欧盟合作解决联合问题，鼓励对话和寻找长期决定，从俄罗斯的政策中取消，直到最近，这对中亚前苏联共和国产生了重大影响。 。</text:p>
      <text:p text:style-name="P4">
这家日本公司Komatsu在Yaroslavl上关闭了该工厂，该工厂生产了塞子，装载机和自卸车。 有300名工人可以释放。</text:p>
      <text:p text:style-name="P4">
促进部与俄罗斯电子产品生产商一起，将平行进口限制在俄罗斯超过20多个外国品牌，包括ACER，IBM，Dell，等等。 但是，它市场专家说，数据处理中心说有数量(并且仍然具有任务质量)俄罗斯电子产品不足以满足市场需求，在限制外国产品和俄罗斯的价格的情况下，这将影响IT公司的最终成本。</text:p>
      <text:p text:style-name="P4">
根据Fedier的Tamotzen服务，2022年，RFSC上的电子产品的进口为24％，设备高达4100万个设备。 领导者是亚洲制造商，美国和欧洲的份额下降了十倍。</text:p>
      <text:p text:style-name="P4">
去年，莫斯科地区的精英郊区房地产从1.316亿卢布下降到7210万卢布。 相反，郊区“初级”经济舱的成本将从170万卢布增加到210万卢布。 商务舱的价格下跌了7％-1990万卢布。 对面2140万卢布。 一年前，俄罗斯机构报道了俄罗斯的收入单位。</text:p>
      <text:p text:style-name="P4">
在俄罗斯港口，塔曼不得不停止出口液化天然气的出口。</text:p>
      <text:p text:style-name="P4">
俄罗斯联邦的受访者中只有21％说，现代俄罗斯人的童年比前几代人更快乐。</text:p>
      <text:p text:style-name="P4">
贝塔尔戈罗德州立大学贝塔利瓦大学国家伊斯兰罗群大学的学生被迫离开自己的场所和俄罗斯城市Shebekino和ROA的场所。根据独立经济学家的说法，贝尔塔特掩盖了白俄罗斯的真实投资图片，并撒谎了白俄罗斯经济状况。 如果您分析开放信息，可以看出过去七年的投资下降了30％。 “对主要首都的投资是经济发展的第一个和主要标志，在我们的情况下，这是勺状计划经济体系效率低下的生动指标”，“经济学家总结说。</text:p>
      <text:p text:style-name="P4">
News Source: <text:a xlink:type="simple" xlink:href="https://armyinform.com.ua/2023/06/04/sankcziyi-proty-rosijskoyi-federacziyi-stanom-na-4-chervnya/" text:style-name="Internet_20_link" text:visited-style-name="Visited_20_Internet_20_Link">
https://armyinform.com.ua/2023/06/04/sankcziyi-proty-rosijskoyi-federacziyi-stanom-na-4-chervnya/</text:a>
</text:p>
      <!--NEWS-->
      <text:h text:style-name="P10" text:outline-level="1">
<text:span text:style-name="T4">
短的。 战争。 第466天。视频</text:span>
</text:h>
      <text:p text:style-name="P4">
作者: ['АРМІЯINFORM']</text:p>
      <text:p text:style-name="P4">
时间: 2023-06-04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ЙНА', 'ВТОРГНЕННЯ РФ', 'ГЕНЕРАЛЬНИЙ ШТАБ ЗС УКРАЇНИ']</text:p>
      <text:p text:style-name="P4">
类别: News</text:p>
      <!--METADATA-->
      <text:p text:style-name="P4">
News Source: <text:a xlink:type="simple" xlink:href="https://armyinform.com.ua/2023/06/04/korotko-vijna-den-466-videodajdzhest/" text:style-name="Internet_20_link" text:visited-style-name="Visited_20_Internet_20_Link">
https://armyinform.com.ua/2023/06/04/korotko-vijna-den-466-videodajdzhest/</text:a>
</text:p>
      <!--NEWS-->
      <text:h text:style-name="P10" text:outline-level="1">
<text:span text:style-name="T4">
在电视上暂时占领的克里米亚，展示了一段有关乌克兰反票的视频</text:span>
</text:h>
      <text:p text:style-name="P4">
作者: Ukrinform (Person)</text:p>
      <text:p text:style-name="P4">
出版商: Укринформ (Organization)</text:p>
      <text:p text:style-name="P4">
出版时间: 2023-06-05T00:22:00+03:00</text:p>
      <text:p text:style-name="P4">
修改时间: 2023-06-05T00:22:00+03:00</text:p>
      <text:p text:style-name="P4">
描述: 在俄罗斯占领的克里米亚的几个有线频道的空中显示，乌克兰国防部的一段视频，乌克兰将在不通知的情况下发起反对意见。  - 乌克林。</text:p>
      <text:p text:style-name="P4">
图片: ['<text:a xlink:type="simple" xlink:href="https://static.ukrinform.com/photos/2022_03/thumb_files/630_360_1648030357-277.jpg" text:style-name="Internet_20_link" text:visited-style-name="Visited_20_Internet_20_Link">
630_360_16480...</text:a>
']</text:p>
      <text:p text:style-name="P4">
标签: ['Окупація Криму', 'ЗСУ', 'Війна з Росією', 'Контрнаступ']</text:p>
      <text:p text:style-name="P4">
类型: Article</text:p>
      <!--METADATA-->
      <text:p text:style-name="P4">
<draw:frame draw:style-name="fr1" draw:name="Image278" text:anchor-type="as-char" svg:width="6.9236in" svg:height="3.956343in" draw:z-index="0">
<draw:image xlink:href="../Images/yкринформ/2023-06-05T00-22-00-03-00/630_360_1648030357-277.jpg" xlink:type="simple" xlink:show="embed" xlink:actuate="onLoad" draw:mime-type="image/jpeg"/>
</draw:frame>
俄罗斯占领的克里米亚的埃维韦有线频道表明，乌克兰的卷发者，乌克兰将在不通知的情况下发起反对意见。</text:p>
      <text:p text:style-name="P4">
这是乌克林福姆(Ukrinform)报道的<text:a xlink:type="simple" xlink:href="https://www.radiosvoboda.org/a/news-krym-rolyk-kontrnastup-ukrayina/32444240.html" text:style-name="Internet_20_link" text:visited-style-name="Visited_20_Internet_20_Link">
Radio Liberty。</text:a>
俄罗斯克里米亚Oleg Kryuchkov董事长的顾问报告说，“许多克里米亚有线电视操作员的破损，信号关闭了”。</text:p>
      <text:p text:style-name="P4">
乌克兰国家边境部门在电报中写道：“克里米亚的网络平衡。克里米亚的有线电视操作员脱离了信号，因为好人正在阻碍电视广播。”</text:p>
      <text:p text:style-name="P4">
<text:span text:style-name="T4">
另请阅读：</text:span>
 <text:span text:style-name="T4">
 <text:a xlink:type="simple" xlink:href="https://www.ukrinform.ua/rubric-ato/3718231-ssa-virat-v-uspih-kontrnastupu-ukraini-radnik-bajdena.html" text:style-name="Internet_20_link" text:visited-style-name="Visited_20_Internet_20_Link">
美国相信乌克兰的反性 - 顾问Baiden的成功</text:a>
</text:span>
</text:p>
      <text:p text:style-name="P4">
早些时候，乌克兰国防部发表了一段视频，其中代表乌克兰军方遵守信息沉默的请求，据说它即将开始没有公告。 国防部副部长安娜·马里亚尔(Anna Malyar)在周日发表了同样的声明。</text:p>
      <text:p text:style-name="P4">
<text:span text:style-name="T4">
另请阅读：</text:span>
 <text:span text:style-name="T4">
 <text:a xlink:type="simple" xlink:href="https://www.ukrinform.ua/rubric-ato/3718092-plani-lublat-tisu-minoboroni-ne-ogolosuvatime-pro-pocatok-kontrnastupu.html" text:style-name="Internet_20_link" text:visited-style-name="Visited_20_Internet_20_Link">
像沉默之类的计划：国防部不会宣布反对意见的罪行</text:a>
</text:span>
</text:p>
      <text:p text:style-name="P4">
在乌克兰视频出现的频道中，“星期五”和“俄罗斯”。(https://www.ukrinform.ua/rubric-crimea)**，未报告。</text:p>
      <text:p text:style-name="P4">
News Source: <text:a xlink:type="simple" xlink:href="https://www.ukrinform.ua/rubric-crimea/3718266-u-timcasovo-okupovanomu-krimu-po-telebacennu-pokazali-rolik-pro-kontrnastup-ukraini.html" text:style-name="Internet_20_link" text:visited-style-name="Visited_20_Internet_20_Link">
https://www.ukrinform.ua/rubric-crimea/3718266-u-timcasovo-okupovanomu-krimu-po-telebacennu-pokazali-rolik-pro-kontrnastup-ukraini.html</text:a>
</text:p>
      <!--NEWS-->
      <text:h text:style-name="P10" text:outline-level="1">
<text:span text:style-name="T4">
人权活动家报告说，在审判前拘留中心举行的赫尔森地区的另一个居民</text:span>
</text:h>
      <text:p text:style-name="P4">
作者: Ukrinform (Person)</text:p>
      <text:p text:style-name="P4">
出版商: Укринформ (Organization)</text:p>
      <text:p text:style-name="P4">
出版时间: 2023-06-05T00:38:00+03:00</text:p>
      <text:p text:style-name="P4">
修改时间: 2023-06-05T00:38:00+03:00</text:p>
      <text:p text:style-name="P4">
描述: Серед незаконно утримуваних у новому СІЗО, створеному росіянами у селі Чонгар Генічеського району Херсонської області, є викрадений загарбниками житель Херсонщини Ленур Халілов. — Укрінформ.</text:p>
      <text:p text:style-name="P4">
图片: ['<text:a xlink:type="simple" xlink:href="https://static.ukrinform.com/photos/2023_02/thumb_files/630_360_1677176183-588.jpeg" text:style-name="Internet_20_link" text:visited-style-name="Visited_20_Internet_20_Link">
630_360_16771...</text:a>
']</text:p>
      <text:p text:style-name="P4">
标签: ['Чонгар', 'Херсонщина', 'Окупація', 'СІЗО', 'Агресія РФ']</text:p>
      <text:p text:style-name="P4">
类型: Article</text:p>
      <!--METADATA-->
      <text:p text:style-name="P4">
<draw:frame draw:style-name="fr1" draw:name="Image279" text:anchor-type="as-char" svg:width="6.9236in" svg:height="3.956343in" draw:z-index="0">
<draw:image xlink:href="../Images/yкринформ/2023-06-05T00-38-00-03-00/630_360_1677176183-588.jpeg" xlink:type="simple" xlink:show="embed" xlink:actuate="onLoad" draw:mime-type="image/jpeg"/>
</draw:frame>
由俄罗斯人在赫森地区金刚格尼克区村庄创建的新拘留中心的中型拘留所被赫尔森地区Lenur Khalilov的入侵者偷走了。</text:p>
      <text:p text:style-name="P4">
关于它<text:a xlink:type="simple" xlink:href="https://crimeahrg.org/uk/u-novomu-sizo-u-seli-chongar-znajshli-shhe-odnogo-vikradenogo-ukra%d1%97nczya/" text:style-name="Internet_20_link" text:visited-style-name="Visited_20_Internet_20_Link">
报告</text:a>
乌克林福姆报道，克里米亚人权组织通过参考来源。</text:p>
      <text:p text:style-name="P4">
“在这个非法维护的地方是Lenur Ablymitovich Khalilov09.06.71。 来自Genichesky区Rykovo村。 他被指控谴责艺术。 208俄罗斯联邦英国第2部分(非法武装组织的组织)»， - 在CPG中通知。</text:p>
      <text:p text:style-name="P4">
<text:span text:style-name="T4">
另请阅读：</text:span>
 <text:span text:style-name="T4">
 [在男人的克里米亚，“被判处”最多五年，以参加“克里米亚塔塔尔营”]]](https://www.ukrinform.ua/rubric-crimea/3677279-u-krimu-colovika-zasudili-do-pati-rokiv-za-ucast-u-krimskotatarskomu-bataljoni.html)</text:span>
</text:p>
      <text:p text:style-name="P4">
正如乌克林福姆报道的那样，俄罗斯入侵者在村庄开业<text:span text:style-name="T4">
 <text:a xlink:type="simple" xlink:href="https://www.ukrinform.ua/tag-congar" text:style-name="Internet_20_link" text:visited-style-name="Visited_20_Internet_20_Link">
Chongar</text:a>
</text:span>
赫尔森地区的吉尼切斯基地区_ <text:span text:style-name="T4">
 <text:a xlink:type="simple" xlink:href="https://www.ukrinform.ua/rubric-crimea/3717386-zagarbniki-vidkrili-na-congari-taemnij-sizo-pravozahisniki.html" text:style-name="Internet_20_link" text:visited-style-name="Visited_20_Internet_20_Link">
非官方拘留中心</text:a>
</text:span>
 _，一些政治犯被转移到被占领的克里米亚。 到新的监狱机构转移政治犯，该机构被保存在辛菲罗波尔2号拘留中心。</text:p>
      <text:p text:style-name="P4">
<text:span text:style-name="T4">
另请阅读：</text:span>
 <text:span text:style-name="T4">
 <text:a xlink:type="simple" xlink:href="https://www.ukrinform.ua/rubric-crimea/3672967-dvoh-krimskih-politvazniv-u-rosijskij-kolonii-posadili-do-sizo.html" text:style-name="Internet_20_link" text:visited-style-name="Visited_20_Internet_20_Link">
俄罗斯殖民地的两个克里米亚政治犯被竖立在西佐(Sizo)上</text:a>
</text:span>
</text:p>
      <text:p text:style-name="P4">
此外，乌切森(Ucherson)和扎帕里兹希亚(Zaporizhhya)地区的政治动机延迟的人到达那里。</text:p>
      <text:p text:style-name="P4">
News Source: <text:a xlink:type="simple" xlink:href="https://www.ukrinform.ua/rubric-regions/3718267-pravozahisniki-povidomili-pro-se-odnogo-zitela-hersonsini-utrimuvanogo-u-sizo-rosian.html" text:style-name="Internet_20_link" text:visited-style-name="Visited_20_Internet_20_Link">
https://www.ukrinform.ua/rubric-regions/3718267-pravozahisniki-povidomili-pro-se-odnogo-zitela-hersonsini-utrimuvanogo-u-sizo-rosian.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